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f97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 text:c="14"/><text:span text:style-name="T1">Lab 2.2</text:span></text:p>
      <text:p text:style-name="Standard">dina@Dina:~$ tar -czf home_directory.tar.gz ~/</text:p>
      <text:p text:style-name="Standard">tar: Removing leading `/' from member names</text:p>
      <text:p text:style-name="Standard">cat home_directory.tartar: /home/dina/home_directory.tar.gz: file changed as we read it</text:p>
      <text:p text:style-name="Standard">.gz | tar: /home/dina: file changed as we read it</text:p>
      <text:p text:style-name="Standard">dina@Dina:~$ cat home_directory.tar.gz | gzip -d | tar -xvf -</text:p>
      <text:p text:style-name="Standard">home/dina/</text:p>
      <text:p text:style-name="Standard">home/dina/.sudo_as_admin_successful</text:p>
      <text:p text:style-name="Standard">home/dina/.cache/</text:p>
      <text:p text:style-name="Standard">home/dina/.cache/obexd/</text:p>
      <text:p text:style-name="Standard">home/dina/.cache/mesa_shader_cache_db/</text:p>
      <text:p text:style-name="Standard">home/dina/.cache/mesa_shader_cache_db/part1/</text:p>
      <text:p text:style-name="Standard">home/dina/.cache/mesa_shader_cache_db/part1/mesa_cache.db</text:p>
      <text:p text:style-name="Standard">home/dina/.cache/mesa_shader_cache_db/part1/mesa_cache.idx</text:p>
      <text:p text:style-name="Standard">home/dina/.cache/mesa_shader_cache_db/part27/</text:p>
      <text:p text:style-name="Standard">home/dina/.cache/mesa_shader_cache_db/part27/mesa_cache.db</text:p>
      <text:p text:style-name="Standard">home/dina/.cache/mesa_shader_cache_db/part27/mesa_cache.idx</text:p>
      <text:p text:style-name="Standard">home/dina/.cache/mesa_shader_cache_db/part33/</text:p>
      <text:p text:style-name="Standard">home/dina/.cache/mesa_shader_cache_db/part33/mesa_cache.db</text:p>
      <text:p text:style-name="Standard">home/dina/.cache/mesa_shader_cache_db/part33/mesa_cache.idx</text:p>
      <text:p text:style-name="Standard">home/dina/.cache/mesa_shader_cache_db/part16/</text:p>
      <text:p text:style-name="Standard">home/dina/.cache/mesa_shader_cache_db/part16/mesa_cache.db</text:p>
      <text:p text:style-name="Standard">home/dina/.cache/mesa_shader_cache_db/part16/mesa_cache.idx</text:p>
      <text:p text:style-name="Standard">home/dina/.cache/mesa_shader_cache_db/part48/</text:p>
      <text:p text:style-name="Standard">home/dina/.cache/mesa_shader_cache_db/part48/mesa_cache.db</text:p>
      <text:p text:style-name="Standard">home/dina/.cache/mesa_shader_cache_db/part48/mesa_cache.idx</text:p>
      <text:p text:style-name="Standard">home/dina/.cache/mesa_shader_cache_db/part29/</text:p>
      <text:p text:style-name="Standard">home/dina/.cache/mesa_shader_cache_db/part29/mesa_cache.db</text:p>
      <text:p text:style-name="Standard">home/dina/.cache/mesa_shader_cache_db/part29/mesa_cache.idx</text:p>
      <text:p text:style-name="Standard">home/dina/.cache/mesa_shader_cache_db/part18/</text:p>
      <text:p text:style-name="Standard">home/dina/.cache/mesa_shader_cache_db/part18/mesa_cache.db</text:p>
      <text:p text:style-name="Standard">home/dina/.cache/mesa_shader_cache_db/part18/mesa_cache.idx</text:p>
      <text:p text:style-name="Standard">home/dina/.cache/mesa_shader_cache_db/part31/</text:p>
      <text:p text:style-name="Standard">home/dina/.cache/mesa_shader_cache_db/part31/mesa_cache.db</text:p>
      <text:p text:style-name="Standard">home/dina/.cache/mesa_shader_cache_db/part31/mesa_cache.idx</text:p>
      <text:p text:style-name="Standard">home/dina/.cache/mesa_shader_cache_db/part47/</text:p>
      <text:p text:style-name="Standard">home/dina/.cache/mesa_shader_cache_db/part47/mesa_cache.db</text:p>
      <text:p text:style-name="Standard">home/dina/.cache/mesa_shader_cache_db/part47/mesa_cache.idx</text:p>
      <text:p text:style-name="Standard">home/dina/.cache/mesa_shader_cache_db/part6/</text:p>
      <text:p text:style-name="Standard">home/dina/.cache/mesa_shader_cache_db/part6/mesa_cache.db</text:p>
      <text:p text:style-name="Standard">home/dina/.cache/mesa_shader_cache_db/part6/mesa_cache.idx</text:p>
      <text:p text:style-name="Standard">home/dina/.cache/mesa_shader_cache_db/part25/</text:p>
      <text:p text:style-name="Standard">home/dina/.cache/mesa_shader_cache_db/part25/mesa_cache.db</text:p>
      <text:p text:style-name="Standard">home/dina/.cache/mesa_shader_cache_db/part25/mesa_cache.idx</text:p>
      <text:p text:style-name="Standard">home/dina/.cache/mesa_shader_cache_db/part3/</text:p>
      <text:p text:style-name="Standard">home/dina/.cache/mesa_shader_cache_db/part3/mesa_cache.db</text:p>
      <text:p text:style-name="Standard">home/dina/.cache/mesa_shader_cache_db/part3/mesa_cache.idx</text:p>
      <text:p text:style-name="Standard">home/dina/.cache/mesa_shader_cache_db/part2/</text:p>
      <text:p text:style-name="Standard"><text:soft-page-break/>home/dina/.cache/mesa_shader_cache_db/part2/mesa_cache.db</text:p>
      <text:p text:style-name="Standard">home/dina/.cache/mesa_shader_cache_db/part2/mesa_cache.idx</text:p>
      <text:p text:style-name="Standard">home/dina/.cache/mesa_shader_cache_db/part15/</text:p>
      <text:p text:style-name="Standard">home/dina/.cache/mesa_shader_cache_db/part15/mesa_cache.db</text:p>
      <text:p text:style-name="Standard">home/dina/.cache/mesa_shader_cache_db/part15/mesa_cache.idx</text:p>
      <text:p text:style-name="Standard">home/dina/.cache/mesa_shader_cache_db/index</text:p>
      <text:p text:style-name="Standard">home/dina/.cache/mesa_shader_cache_db/part10/</text:p>
      <text:p text:style-name="Standard">home/dina/.cache/mesa_shader_cache_db/part10/mesa_cache.db</text:p>
      <text:p text:style-name="Standard">home/dina/.cache/mesa_shader_cache_db/part10/mesa_cache.idx</text:p>
      <text:p text:style-name="Standard">home/dina/.cache/mesa_shader_cache_db/part49/</text:p>
      <text:p text:style-name="Standard">home/dina/.cache/mesa_shader_cache_db/part49/mesa_cache.db</text:p>
      <text:p text:style-name="Standard">home/dina/.cache/mesa_shader_cache_db/part49/mesa_cache.idx</text:p>
      <text:p text:style-name="Standard">home/dina/.cache/mesa_shader_cache_db/part34/</text:p>
      <text:p text:style-name="Standard">home/dina/.cache/mesa_shader_cache_db/part34/mesa_cache.db</text:p>
      <text:p text:style-name="Standard">home/dina/.cache/mesa_shader_cache_db/part34/mesa_cache.idx</text:p>
      <text:p text:style-name="Standard">home/dina/.cache/mesa_shader_cache_db/part17/</text:p>
      <text:p text:style-name="Standard">home/dina/.cache/mesa_shader_cache_db/part17/mesa_cache.db</text:p>
      <text:p text:style-name="Standard">home/dina/.cache/mesa_shader_cache_db/part17/mesa_cache.idx</text:p>
      <text:p text:style-name="Standard">home/dina/.cache/mesa_shader_cache_db/part7/</text:p>
      <text:p text:style-name="Standard">home/dina/.cache/mesa_shader_cache_db/part7/mesa_cache.db</text:p>
      <text:p text:style-name="Standard">home/dina/.cache/mesa_shader_cache_db/part7/mesa_cache.idx</text:p>
      <text:p text:style-name="Standard">home/dina/.cache/mesa_shader_cache_db/part13/</text:p>
      <text:p text:style-name="Standard">home/dina/.cache/mesa_shader_cache_db/part13/mesa_cache.db</text:p>
      <text:p text:style-name="Standard">home/dina/.cache/mesa_shader_cache_db/part13/mesa_cache.idx</text:p>
      <text:p text:style-name="Standard">home/dina/.cache/mesa_shader_cache_db/marker</text:p>
      <text:p text:style-name="Standard">home/dina/.cache/mesa_shader_cache_db/part36/</text:p>
      <text:p text:style-name="Standard">home/dina/.cache/mesa_shader_cache_db/part36/mesa_cache.db</text:p>
      <text:p text:style-name="Standard">home/dina/.cache/mesa_shader_cache_db/part36/mesa_cache.idx</text:p>
      <text:p text:style-name="Standard">home/dina/.cache/mesa_shader_cache_db/part41/</text:p>
      <text:p text:style-name="Standard">home/dina/.cache/mesa_shader_cache_db/part41/mesa_cache.db</text:p>
      <text:p text:style-name="Standard">home/dina/.cache/mesa_shader_cache_db/part41/mesa_cache.idx</text:p>
      <text:p text:style-name="Standard">home/dina/.cache/mesa_shader_cache_db/part32/</text:p>
      <text:p text:style-name="Standard">home/dina/.cache/mesa_shader_cache_db/part32/mesa_cache.db</text:p>
      <text:p text:style-name="Standard">home/dina/.cache/mesa_shader_cache_db/part32/mesa_cache.idx</text:p>
      <text:p text:style-name="Standard">home/dina/.cache/mesa_shader_cache_db/part8/</text:p>
      <text:p text:style-name="Standard">home/dina/.cache/mesa_shader_cache_db/part8/mesa_cache.db</text:p>
      <text:p text:style-name="Standard">home/dina/.cache/mesa_shader_cache_db/part8/mesa_cache.idx</text:p>
      <text:p text:style-name="Standard">home/dina/.cache/mesa_shader_cache_db/part26/</text:p>
      <text:p text:style-name="Standard">home/dina/.cache/mesa_shader_cache_db/part26/mesa_cache.db</text:p>
      <text:p text:style-name="Standard">home/dina/.cache/mesa_shader_cache_db/part26/mesa_cache.idx</text:p>
      <text:p text:style-name="Standard">home/dina/.cache/mesa_shader_cache_db/part22/</text:p>
      <text:p text:style-name="Standard">home/dina/.cache/mesa_shader_cache_db/part22/mesa_cache.db</text:p>
      <text:p text:style-name="Standard">home/dina/.cache/mesa_shader_cache_db/part22/mesa_cache.idx</text:p>
      <text:p text:style-name="Standard">home/dina/.cache/mesa_shader_cache_db/part9/</text:p>
      <text:p text:style-name="Standard">home/dina/.cache/mesa_shader_cache_db/part9/mesa_cache.db</text:p>
      <text:p text:style-name="Standard">home/dina/.cache/mesa_shader_cache_db/part9/mesa_cache.idx</text:p>
      <text:p text:style-name="Standard">home/dina/.cache/mesa_shader_cache_db/part38/</text:p>
      <text:p text:style-name="Standard">home/dina/.cache/mesa_shader_cache_db/part38/mesa_cache.db</text:p>
      <text:p text:style-name="Standard">home/dina/.cache/mesa_shader_cache_db/part38/mesa_cache.idx</text:p>
      <text:p text:style-name="Standard"><text:soft-page-break/>home/dina/.cache/mesa_shader_cache_db/part28/</text:p>
      <text:p text:style-name="Standard">home/dina/.cache/mesa_shader_cache_db/part28/mesa_cache.db</text:p>
      <text:p text:style-name="Standard">home/dina/.cache/mesa_shader_cache_db/part28/mesa_cache.idx</text:p>
      <text:p text:style-name="Standard">home/dina/.cache/mesa_shader_cache_db/part40/</text:p>
      <text:p text:style-name="Standard">home/dina/.cache/mesa_shader_cache_db/part40/mesa_cache.db</text:p>
      <text:p text:style-name="Standard">home/dina/.cache/mesa_shader_cache_db/part40/mesa_cache.idx</text:p>
      <text:p text:style-name="Standard">home/dina/.cache/mesa_shader_cache_db/part20/</text:p>
      <text:p text:style-name="Standard">home/dina/.cache/mesa_shader_cache_db/part20/mesa_cache.db</text:p>
      <text:p text:style-name="Standard">home/dina/.cache/mesa_shader_cache_db/part20/mesa_cache.idx</text:p>
      <text:p text:style-name="Standard">home/dina/.cache/mesa_shader_cache_db/part5/</text:p>
      <text:p text:style-name="Standard">home/dina/.cache/mesa_shader_cache_db/part5/mesa_cache.db</text:p>
      <text:p text:style-name="Standard">home/dina/.cache/mesa_shader_cache_db/part5/mesa_cache.idx</text:p>
      <text:p text:style-name="Standard">home/dina/.cache/mesa_shader_cache_db/part12/</text:p>
      <text:p text:style-name="Standard">home/dina/.cache/mesa_shader_cache_db/part12/mesa_cache.db</text:p>
      <text:p text:style-name="Standard">home/dina/.cache/mesa_shader_cache_db/part12/mesa_cache.idx</text:p>
      <text:p text:style-name="Standard">home/dina/.cache/mesa_shader_cache_db/part43/</text:p>
      <text:p text:style-name="Standard">home/dina/.cache/mesa_shader_cache_db/part43/mesa_cache.db</text:p>
      <text:p text:style-name="Standard">home/dina/.cache/mesa_shader_cache_db/part43/mesa_cache.idx</text:p>
      <text:p text:style-name="Standard">home/dina/.cache/mesa_shader_cache_db/part24/</text:p>
      <text:p text:style-name="Standard">home/dina/.cache/mesa_shader_cache_db/part24/mesa_cache.db</text:p>
      <text:p text:style-name="Standard">home/dina/.cache/mesa_shader_cache_db/part24/mesa_cache.idx</text:p>
      <text:p text:style-name="Standard">home/dina/.cache/mesa_shader_cache_db/part42/</text:p>
      <text:p text:style-name="Standard">home/dina/.cache/mesa_shader_cache_db/part42/mesa_cache.db</text:p>
      <text:p text:style-name="Standard">home/dina/.cache/mesa_shader_cache_db/part42/mesa_cache.idx</text:p>
      <text:p text:style-name="Standard">home/dina/.cache/mesa_shader_cache_db/part4/</text:p>
      <text:p text:style-name="Standard">home/dina/.cache/mesa_shader_cache_db/part4/mesa_cache.db</text:p>
      <text:p text:style-name="Standard">home/dina/.cache/mesa_shader_cache_db/part4/mesa_cache.idx</text:p>
      <text:p text:style-name="Standard">home/dina/.cache/mesa_shader_cache_db/part46/</text:p>
      <text:p text:style-name="Standard">home/dina/.cache/mesa_shader_cache_db/part46/mesa_cache.db</text:p>
      <text:p text:style-name="Standard">home/dina/.cache/mesa_shader_cache_db/part46/mesa_cache.idx</text:p>
      <text:p text:style-name="Standard">home/dina/.cache/mesa_shader_cache_db/part21/</text:p>
      <text:p text:style-name="Standard">home/dina/.cache/mesa_shader_cache_db/part21/mesa_cache.db</text:p>
      <text:p text:style-name="Standard">home/dina/.cache/mesa_shader_cache_db/part21/mesa_cache.idx</text:p>
      <text:p text:style-name="Standard">home/dina/.cache/mesa_shader_cache_db/part35/</text:p>
      <text:p text:style-name="Standard">home/dina/.cache/mesa_shader_cache_db/part35/mesa_cache.db</text:p>
      <text:p text:style-name="Standard">home/dina/.cache/mesa_shader_cache_db/part35/mesa_cache.idx</text:p>
      <text:p text:style-name="Standard">home/dina/.cache/mesa_shader_cache_db/part37/</text:p>
      <text:p text:style-name="Standard">home/dina/.cache/mesa_shader_cache_db/part37/mesa_cache.db</text:p>
      <text:p text:style-name="Standard">home/dina/.cache/mesa_shader_cache_db/part37/mesa_cache.idx</text:p>
      <text:p text:style-name="Standard">home/dina/.cache/mesa_shader_cache_db/part14/</text:p>
      <text:p text:style-name="Standard">home/dina/.cache/mesa_shader_cache_db/part14/mesa_cache.db</text:p>
      <text:p text:style-name="Standard">home/dina/.cache/mesa_shader_cache_db/part14/mesa_cache.idx</text:p>
      <text:p text:style-name="Standard">home/dina/.cache/mesa_shader_cache_db/part0/</text:p>
      <text:p text:style-name="Standard">home/dina/.cache/mesa_shader_cache_db/part0/mesa_cache.db</text:p>
      <text:p text:style-name="Standard">home/dina/.cache/mesa_shader_cache_db/part0/mesa_cache.idx</text:p>
      <text:p text:style-name="Standard">home/dina/.cache/mesa_shader_cache_db/part45/</text:p>
      <text:p text:style-name="Standard">home/dina/.cache/mesa_shader_cache_db/part45/mesa_cache.db</text:p>
      <text:p text:style-name="Standard">home/dina/.cache/mesa_shader_cache_db/part45/mesa_cache.idx</text:p>
      <text:p text:style-name="Standard">home/dina/.cache/mesa_shader_cache_db/part19/</text:p>
      <text:p text:style-name="Standard"><text:soft-page-break/>home/dina/.cache/mesa_shader_cache_db/part19/mesa_cache.db</text:p>
      <text:p text:style-name="Standard">home/dina/.cache/mesa_shader_cache_db/part19/mesa_cache.idx</text:p>
      <text:p text:style-name="Standard">home/dina/.cache/mesa_shader_cache_db/part30/</text:p>
      <text:p text:style-name="Standard">home/dina/.cache/mesa_shader_cache_db/part30/mesa_cache.db</text:p>
      <text:p text:style-name="Standard">home/dina/.cache/mesa_shader_cache_db/part30/mesa_cache.idx</text:p>
      <text:p text:style-name="Standard">home/dina/.cache/mesa_shader_cache_db/part39/</text:p>
      <text:p text:style-name="Standard">home/dina/.cache/mesa_shader_cache_db/part39/mesa_cache.db</text:p>
      <text:p text:style-name="Standard">home/dina/.cache/mesa_shader_cache_db/part39/mesa_cache.idx</text:p>
      <text:p text:style-name="Standard">home/dina/.cache/mesa_shader_cache_db/part11/</text:p>
      <text:p text:style-name="Standard">home/dina/.cache/mesa_shader_cache_db/part11/mesa_cache.db</text:p>
      <text:p text:style-name="Standard">home/dina/.cache/mesa_shader_cache_db/part11/mesa_cache.idx</text:p>
      <text:p text:style-name="Standard">home/dina/.cache/mesa_shader_cache_db/part23/</text:p>
      <text:p text:style-name="Standard">home/dina/.cache/mesa_shader_cache_db/part23/mesa_cache.db</text:p>
      <text:p text:style-name="Standard">home/dina/.cache/mesa_shader_cache_db/part23/mesa_cache.idx</text:p>
      <text:p text:style-name="Standard">home/dina/.cache/mesa_shader_cache_db/part44/</text:p>
      <text:p text:style-name="Standard">home/dina/.cache/mesa_shader_cache_db/part44/mesa_cache.db</text:p>
      <text:p text:style-name="Standard">home/dina/.cache/mesa_shader_cache_db/part44/mesa_cache.idx</text:p>
      <text:p text:style-name="Standard">home/dina/.cache/wallpaper/</text:p>
      <text:p text:style-name="Standard">home/dina/.cache/wallpaper/0_5_1920_1080_04bed5b81ccefff37958dd11fc89dc12</text:p>
      <text:p text:style-name="Standard">home/dina/.cache/mozilla/</text:p>
      <text:p text:style-name="Standard">home/dina/.cache/mozilla/firefox/</text:p>
      <text:p text:style-name="Standard">home/dina/.cache/mozilla/firefox/2r5aslpp.default-release/</text:p>
      <text:p text:style-name="Standard">home/dina/.cache/mozilla/firefox/2r5aslpp.default-release/activity-stream.weather_feed.json</text:p>
      <text:p text:style-name="Standard">home/dina/.cache/mozilla/firefox/2r5aslpp.default-release/safebrowsing/</text:p>
      <text:p text:style-name="Standard">home/dina/.cache/mozilla/firefox/2r5aslpp.default-release/safebrowsing/social-tracking-protection-facebook-digest256.sbstore</text:p>
      <text:p text:style-name="Standard">home/dina/.cache/mozilla/firefox/2r5aslpp.default-release/safebrowsing/content-email-track-digest256.sbstore</text:p>
      <text:p text:style-name="Standard">home/dina/.cache/mozilla/firefox/2r5aslpp.default-release/safebrowsing/content-email-track-digest256.vlpset</text:p>
      <text:p text:style-name="Standard">home/dina/.cache/mozilla/firefox/2r5aslpp.default-release/safebrowsing/analytics-track-digest256.sbstore</text:p>
      <text:p text:style-name="Standard">home/dina/.cache/mozilla/firefox/2r5aslpp.default-release/safebrowsing/analytics-track-digest256.vlpset</text:p>
      <text:p text:style-name="Standard">home/dina/.cache/mozilla/firefox/2r5aslpp.default-release/safebrowsing/base-email-track-digest256.sbstore</text:p>
      <text:p text:style-name="Standard">home/dina/.cache/mozilla/firefox/2r5aslpp.default-release/safebrowsing/social-tracking-protection-facebook-digest256.vlpset</text:p>
      <text:p text:style-name="Standard">home/dina/.cache/mozilla/firefox/2r5aslpp.default-release/safebrowsing/base-email-track-digest256.vlpset</text:p>
      <text:p text:style-name="Standard">home/dina/.cache/mozilla/firefox/2r5aslpp.default-release/safebrowsing/social-tracking-protection-linkedin-digest256.sbstore</text:p>
      <text:p text:style-name="Standard">home/dina/.cache/mozilla/firefox/2r5aslpp.default-release/safebrowsing/social-track-digest256.sbstore</text:p>
      <text:p text:style-name="Standard">home/dina/.cache/mozilla/firefox/2r5aslpp.default-release/safebrowsing/ads-track-digest256.sbstore</text:p>
      <text:p text:style-name="Standard">home/dina/.cache/mozilla/firefox/2r5aslpp.default-release/safebrowsing/base-fingerprinting-track-digest256.vlpset</text:p>
      <text:p text:style-name="Standard">home/dina/.cache/mozilla/firefox/2r5aslpp.default-release/safebrowsing/social-track-digest256.vlpset</text:p>
      <text:p text:style-name="Standard">home/dina/.cache/mozilla/firefox/2r5aslpp.default-release/safebrowsing/base-fingerprinting-track-digest256.sbstore</text:p>
      <text:p text:style-name="Standard"><text:soft-page-break/>home/dina/.cache/mozilla/firefox/2r5aslpp.default-release/safebrowsing/content-track-digest256.vlpset</text:p>
      <text:p text:style-name="Standard">home/dina/.cache/mozilla/firefox/2r5aslpp.default-release/safebrowsing/social-tracking-protection-twitter-digest256.sbstore</text:p>
      <text:p text:style-name="Standard">home/dina/.cache/mozilla/firefox/2r5aslpp.default-release/safebrowsing/ads-track-digest256.vlpset</text:p>
      <text:p text:style-name="Standard">home/dina/.cache/mozilla/firefox/2r5aslpp.default-release/safebrowsing/social-tracking-protection-twitter-digest256.vlpset</text:p>
      <text:p text:style-name="Standard">home/dina/.cache/mozilla/firefox/2r5aslpp.default-release/safebrowsing/google-trackwhite-digest256.vlpset</text:p>
      <text:p text:style-name="Standard">home/dina/.cache/mozilla/firefox/2r5aslpp.default-release/safebrowsing/base-cryptomining-track-digest256.vlpset</text:p>
      <text:p text:style-name="Standard">home/dina/.cache/mozilla/firefox/2r5aslpp.default-release/safebrowsing/content-track-digest256.sbstore</text:p>
      <text:p text:style-name="Standard">home/dina/.cache/mozilla/firefox/2r5aslpp.default-release/safebrowsing/google-trackwhite-digest256.sbstore</text:p>
      <text:p text:style-name="Standard">home/dina/.cache/mozilla/firefox/2r5aslpp.default-release/safebrowsing/mozstd-trackwhite-digest256.sbstore</text:p>
      <text:p text:style-name="Standard">home/dina/.cache/mozilla/firefox/2r5aslpp.default-release/safebrowsing/base-cryptomining-track-digest256.sbstore</text:p>
      <text:p text:style-name="Standard">home/dina/.cache/mozilla/firefox/2r5aslpp.default-release/safebrowsing/mozstd-trackwhite-digest256.vlpset</text:p>
      <text:p text:style-name="Standard">home/dina/.cache/mozilla/firefox/2r5aslpp.default-release/safebrowsing/google4/</text:p>
      <text:p text:style-name="Standard">home/dina/.cache/mozilla/firefox/2r5aslpp.default-release/safebrowsing/google4/goog-unwanted-proto.vlpset</text:p>
      <text:p text:style-name="Standard">home/dina/.cache/mozilla/firefox/2r5aslpp.default-release/safebrowsing/google4/goog-badbinurl-proto.metadata</text:p>
      <text:p text:style-name="Standard">home/dina/.cache/mozilla/firefox/2r5aslpp.default-release/safebrowsing/google4/goog-downloadwhite-proto.metadata</text:p>
      <text:p text:style-name="Standard">home/dina/.cache/mozilla/firefox/2r5aslpp.default-release/safebrowsing/google4/goog-phish-proto.vlpset</text:p>
      <text:p text:style-name="Standard">home/dina/.cache/mozilla/firefox/2r5aslpp.default-release/safebrowsing/google4/goog-malware-proto.metadata</text:p>
      <text:p text:style-name="Standard">home/dina/.cache/mozilla/firefox/2r5aslpp.default-release/safebrowsing/google4/goog-badbinurl-proto.vlpset</text:p>
      <text:p text:style-name="Standard">home/dina/.cache/mozilla/firefox/2r5aslpp.default-release/safebrowsing/google4/goog-phish-proto.metadata</text:p>
      <text:p text:style-name="Standard">home/dina/.cache/mozilla/firefox/2r5aslpp.default-release/safebrowsing/google4/goog-downloadwhite-proto.vlpset</text:p>
      <text:p text:style-name="Standard">home/dina/.cache/mozilla/firefox/2r5aslpp.default-release/safebrowsing/google4/goog-unwanted-proto.metadata</text:p>
      <text:p text:style-name="Standard">home/dina/.cache/mozilla/firefox/2r5aslpp.default-release/safebrowsing/google4/goog-malware-proto.vlpset</text:p>
      <text:p text:style-name="Standard">home/dina/.cache/mozilla/firefox/2r5aslpp.default-release/safebrowsing/social-tracking-protection-linkedin-digest256.vlpset</text:p>
      <text:p text:style-name="Standard">home/dina/.cache/mozilla/firefox/2r5aslpp.default-release/personality-provider/</text:p>
      <text:p text:style-name="Standard">home/dina/.cache/mozilla/firefox/2r5aslpp.default-release/personality-provider/nb_model_build_attachment_travel.json</text:p>
      <text:p text:style-name="Standard">home/dina/.cache/mozilla/firefox/2r5aslpp.default-release/personality-provider/nb_model_build_attachment_computers_and_electronics.json</text:p>
      <text:p text:style-name="Standard"><text:soft-page-break/>home/dina/.cache/mozilla/firefox/2r5aslpp.default-release/personality-provider/nb_model_build_attachment_books_and_literature.json</text:p>
      <text:p text:style-name="Standard">home/dina/.cache/mozilla/firefox/2r5aslpp.default-release/personality-provider/nb_model_build_attachment_real_estate.json</text:p>
      <text:p text:style-name="Standard">home/dina/.cache/mozilla/firefox/2r5aslpp.default-release/personality-provider/nb_model_build_attachment_people_and_society.json</text:p>
      <text:p text:style-name="Standard">home/dina/.cache/mozilla/firefox/2r5aslpp.default-release/personality-provider/nb_model_build_attachment_blogging_resources_and_services.json</text:p>
      <text:p text:style-name="Standard">home/dina/.cache/mozilla/firefox/2r5aslpp.default-release/personality-provider/nb_model_build_attachment_autos_and_vehicles.json</text:p>
      <text:p text:style-name="Standard">home/dina/.cache/mozilla/firefox/2r5aslpp.default-release/personality-provider/nb_model_build_attachment_finance.json</text:p>
      <text:p text:style-name="Standard">home/dina/.cache/mozilla/firefox/2r5aslpp.default-release/personality-provider/nb_model_build_attachment_jobs_and_education.json</text:p>
      <text:p text:style-name="Standard">home/dina/.cache/mozilla/firefox/2r5aslpp.default-release/personality-provider/nb_model_build_attachment_pets_and_animals.json</text:p>
      <text:p text:style-name="Standard">home/dina/.cache/mozilla/firefox/2r5aslpp.default-release/personality-provider/nb_model_build_attachment_home_and_garden.json</text:p>
      <text:p text:style-name="Standard">home/dina/.cache/mozilla/firefox/2r5aslpp.default-release/personality-provider/nb_model_build_attachment_games.json</text:p>
      <text:p text:style-name="Standard">home/dina/.cache/mozilla/firefox/2r5aslpp.default-release/personality-provider/nb_model_build_attachment_health.json</text:p>
      <text:p text:style-name="Standard">home/dina/.cache/mozilla/firefox/2r5aslpp.default-release/personality-provider/nb_model_build_attachment_hobbies_and_leisure.json</text:p>
      <text:p text:style-name="Standard">home/dina/.cache/mozilla/firefox/2r5aslpp.default-release/personality-provider/nb_model_build_attachment_business_and_industrial.json</text:p>
      <text:p text:style-name="Standard">home/dina/.cache/mozilla/firefox/2r5aslpp.default-release/personality-provider/nb_model_build_attachment_law_and_government.json</text:p>
      <text:p text:style-name="Standard">home/dina/.cache/mozilla/firefox/2r5aslpp.default-release/personality-provider/nb_model_build_attachment_food_and_drink.json</text:p>
      <text:p text:style-name="Standard">home/dina/.cache/mozilla/firefox/2r5aslpp.default-release/personality-provider/nb_model_build_attachment_shopping.json</text:p>
      <text:p text:style-name="Standard">home/dina/.cache/mozilla/firefox/2r5aslpp.default-release/personality-provider/nb_model_build_attachment_beauty_and_fitness.json</text:p>
      <text:p text:style-name="Standard">home/dina/.cache/mozilla/firefox/2r5aslpp.default-release/personality-provider/nb_model_build_attachment_reference.json</text:p>
      <text:p text:style-name="Standard">home/dina/.cache/mozilla/firefox/2r5aslpp.default-release/personality-provider/nb_model_build_attachment_arts_and_entertainment.json</text:p>
      <text:p text:style-name="Standard">home/dina/.cache/mozilla/firefox/2r5aslpp.default-release/personality-provider/nb_model_build_attachment_science.json</text:p>
      <text:p text:style-name="Standard">home/dina/.cache/mozilla/firefox/2r5aslpp.default-release/personality-provider/recipe_attachment.json</text:p>
      <text:p text:style-name="Standard">home/dina/.cache/mozilla/firefox/2r5aslpp.default-release/personality-provider/nb_model_build_attachment_sports.json</text:p>
      <text:p text:style-name="Standard">home/dina/.cache/mozilla/firefox/2r5aslpp.default-release/personality-provider/nb_model_build_attachment_internet_and_telecom.json</text:p>
      <text:p text:style-name="Standard">home/dina/.cache/mozilla/firefox/2r5aslpp.default-release/personality-provider/nb_model_build_attachment_online_communities.json</text:p>
      <text:p text:style-name="Standard">home/dina/.cache/mozilla/firefox/2r5aslpp.default-release/cache2/</text:p>
      <text:p text:style-name="Standard">home/dina/.cache/mozilla/firefox/2r5aslpp.default-release/cache2/doomed/</text:p>
      <text:p text:style-name="Standard"><text:soft-page-break/>home/dina/.cache/mozilla/firefox/2r5aslpp.default-release/cache2/doomed/1052753642</text:p>
      <text:p text:style-name="Standard">home/dina/.cache/mozilla/firefox/2r5aslpp.default-release/cache2/index</text:p>
      <text:p text:style-name="Standard">home/dina/.cache/mozilla/firefox/2r5aslpp.default-release/cache2/entries/</text:p>
      <text:p text:style-name="Standard">home/dina/.cache/mozilla/firefox/2r5aslpp.default-release/cache2/entries/3BD3782D22C097C10D3326F50163877BE3BEEC03</text:p>
      <text:p text:style-name="Standard">home/dina/.cache/mozilla/firefox/2r5aslpp.default-release/cache2/entries/62B0E3E3A448ED617DDA7AF31F4A1799C591C915</text:p>
      <text:p text:style-name="Standard">home/dina/.cache/mozilla/firefox/2r5aslpp.default-release/cache2/entries/50D54B9D875C3E0652A074F34AEBAE695AA010AF</text:p>
      <text:p text:style-name="Standard">home/dina/.cache/mozilla/firefox/2r5aslpp.default-release/cache2/entries/F00EC127ED0D7933B0D81CC8BC588751F1F96FFB</text:p>
      <text:p text:style-name="Standard">home/dina/.cache/mozilla/firefox/2r5aslpp.default-release/cache2/entries/074078355AD5C1F5FEDE4B8FA7B39E5E543605F4</text:p>
      <text:p text:style-name="Standard">home/dina/.cache/mozilla/firefox/2r5aslpp.default-release/cache2/entries/1304791B93FACCCDB191A661AF84EEA93F59B44C</text:p>
      <text:p text:style-name="Standard">home/dina/.cache/mozilla/firefox/2r5aslpp.default-release/cache2/entries/C443CB131F3990B111FD9E612144E258C86F75EE</text:p>
      <text:p text:style-name="Standard">home/dina/.cache/mozilla/firefox/2r5aslpp.default-release/cache2/entries/36E8A068FCD1AE1D00BC1A5B2887C11F9DF072B2</text:p>
      <text:p text:style-name="Standard">home/dina/.cache/mozilla/firefox/2r5aslpp.default-release/cache2/entries/F2A5DDF6F14B8B5A77F60595377A23AC8854C39C</text:p>
      <text:p text:style-name="Standard">home/dina/.cache/mozilla/firefox/2r5aslpp.default-release/cache2/entries/EEDFAC20679168CE0F347739E475A84CE4BFDF0C</text:p>
      <text:p text:style-name="Standard">home/dina/.cache/mozilla/firefox/2r5aslpp.default-release/cache2/entries/6050DFF7CBD23EEAC0FDF0973C27DD240D9123E3</text:p>
      <text:p text:style-name="Standard">home/dina/.cache/mozilla/firefox/2r5aslpp.default-release/cache2/entries/3CC10BE5BEE1C8CBBA041F589BFBDCC91A00EA1D</text:p>
      <text:p text:style-name="Standard">home/dina/.cache/mozilla/firefox/2r5aslpp.default-release/cache2/entries/1443F493DA1FDE3918DDF4C4F51CDAFF806576AF</text:p>
      <text:p text:style-name="Standard">home/dina/.cache/mozilla/firefox/2r5aslpp.default-release/cache2/entries/BCDB414AF67BF013582B0B37182552881160364D</text:p>
      <text:p text:style-name="Standard">home/dina/.cache/mozilla/firefox/2r5aslpp.default-release/cache2/entries/9C10145085D987D346CABBE0CA83081181ACA611</text:p>
      <text:p text:style-name="Standard">home/dina/.cache/mozilla/firefox/2r5aslpp.default-release/cache2/entries/7F43CBEC1C04D31D3550A5B4415A0BBB4EBE83EF</text:p>
      <text:p text:style-name="Standard">home/dina/.cache/mozilla/firefox/2r5aslpp.default-release/cache2/entries/9A78D6B65457C01AB99D5270302335C932B70B79</text:p>
      <text:p text:style-name="Standard">home/dina/.cache/mozilla/firefox/2r5aslpp.default-release/cache2/entries/0A7931E6D0C85E889EEE05F979F69E589A5F65AC</text:p>
      <text:p text:style-name="Standard">home/dina/.cache/mozilla/firefox/2r5aslpp.default-release/cache2/entries/B2B8879184A6A106728265DF9216DB7366166731</text:p>
      <text:p text:style-name="Standard">home/dina/.cache/mozilla/firefox/2r5aslpp.default-release/cache2/entries/375CD9413DA604CD0A60930CC6006712DF420396</text:p>
      <text:p text:style-name="Standard">home/dina/.cache/mozilla/firefox/2r5aslpp.default-release/cache2/entries/0B338281FAAE94B4317F22BB17DB7C6E7C706194</text:p>
      <text:p text:style-name="Standard">home/dina/.cache/mozilla/firefox/2r5aslpp.default-release/cache2/entries/3E2A5A41F4E62EFC6318D8B84DCE21E69B0159BC</text:p>
      <text:p text:style-name="Standard">home/dina/.cache/mozilla/firefox/2r5aslpp.default-release/cache2/entries/6504D48DC38342CD87FF059D5550638C51D77A04</text:p>
      <text:p text:style-name="Standard"><text:soft-page-break/>home/dina/.cache/mozilla/firefox/2r5aslpp.default-release/cache2/entries/F69803E0D3AE71D0DC21FD08C926B3162AC19E45</text:p>
      <text:p text:style-name="Standard">home/dina/.cache/mozilla/firefox/2r5aslpp.default-release/cache2/entries/BAD57CD946185D9EBEC9563EBDEBB737498F9E4A</text:p>
      <text:p text:style-name="Standard">home/dina/.cache/mozilla/firefox/2r5aslpp.default-release/cache2/entries/6669B595A55522594DB8627745A76B3B8A65AAB4</text:p>
      <text:p text:style-name="Standard">home/dina/.cache/mozilla/firefox/2r5aslpp.default-release/cache2/entries/1CEAE45C047B1428410D2893720062C74BCEB3C2</text:p>
      <text:p text:style-name="Standard">home/dina/.cache/mozilla/firefox/2r5aslpp.default-release/cache2/entries/6C9F6E653335AC25164F780D3E8F3818AFF61E1E</text:p>
      <text:p text:style-name="Standard">home/dina/.cache/mozilla/firefox/2r5aslpp.default-release/cache2/entries/1FA19148DEAD26583E591FB04D3C9CDCA8CCB009</text:p>
      <text:p text:style-name="Standard">home/dina/.cache/mozilla/firefox/2r5aslpp.default-release/cache2/entries/68CFA6C6DCAD38A14C1496EF46C0A5E8CDDE3538</text:p>
      <text:p text:style-name="Standard">home/dina/.cache/mozilla/firefox/2r5aslpp.default-release/cache2/entries/DD0F30D87FD60BB777FF539C340DB400DBACFEE4</text:p>
      <text:p text:style-name="Standard">home/dina/.cache/mozilla/firefox/2r5aslpp.default-release/cache2/entries/29F7BDB9BA4E72C277E731A2B2E7FB1299562361</text:p>
      <text:p text:style-name="Standard">home/dina/.cache/mozilla/firefox/2r5aslpp.default-release/cache2/entries/4A5E117EC836AF6BDCFD2E75B95C4EC6C4F04D8C</text:p>
      <text:p text:style-name="Standard">home/dina/.cache/mozilla/firefox/2r5aslpp.default-release/cache2/entries/58A79E9C3F04F4BFA493A5D7FC5EA31F8E63D54A</text:p>
      <text:p text:style-name="Standard">home/dina/.cache/mozilla/firefox/2r5aslpp.default-release/cache2/entries/9A2D1AC9F9619360D0BF97D7360BD76DD6C4AFB0</text:p>
      <text:p text:style-name="Standard">home/dina/.cache/mozilla/firefox/2r5aslpp.default-release/cache2/entries/95A31E3BE66D69CEFD132A6F95C19D78F3F15096</text:p>
      <text:p text:style-name="Standard">home/dina/.cache/mozilla/firefox/2r5aslpp.default-release/cache2/entries/FC0800E046A9EBFCA058111D7E92D2FAA5A008FF</text:p>
      <text:p text:style-name="Standard">home/dina/.cache/mozilla/firefox/2r5aslpp.default-release/cache2/entries/55EA49E335DAB6609C39A7C74AD422603942AE9A</text:p>
      <text:p text:style-name="Standard">home/dina/.cache/mozilla/firefox/2r5aslpp.default-release/cache2/entries/FD5B8670E38DBED210CD15CB0917DCFCBD532BF5</text:p>
      <text:p text:style-name="Standard">home/dina/.cache/mozilla/firefox/2r5aslpp.default-release/cache2/entries/81ED7E4D9E5F91A253C8D80345694724B5BF9A9E</text:p>
      <text:p text:style-name="Standard">home/dina/.cache/mozilla/firefox/2r5aslpp.default-release/cache2/entries/6DFA03F17ECBFF79246D72349CC3ADA3DA6B48D8</text:p>
      <text:p text:style-name="Standard">home/dina/.cache/mozilla/firefox/2r5aslpp.default-release/cache2/entries/8CC04CBB17565AE3D17E7F7A167C99B80ED991A1</text:p>
      <text:p text:style-name="Standard">home/dina/.cache/mozilla/firefox/2r5aslpp.default-release/cache2/entries/463A4A0FECEB21B0A4844330349D8E4BFFB139B8</text:p>
      <text:p text:style-name="Standard">home/dina/.cache/mozilla/firefox/2r5aslpp.default-release/cache2/entries/0D185FB379AD938C653C604D2DBA92EE0BA208FA</text:p>
      <text:p text:style-name="Standard">home/dina/.cache/mozilla/firefox/2r5aslpp.default-release/cache2/entries/973C1FBF51B0D407D370075E9BD98D4137FA4FA6</text:p>
      <text:p text:style-name="Standard">home/dina/.cache/mozilla/firefox/2r5aslpp.default-release/cache2/entries/DDE4B159A98512D8C3671629E46834210107EBE7</text:p>
      <text:p text:style-name="Standard">home/dina/.cache/mozilla/firefox/2r5aslpp.default-release/cache2/entries/BCB28362F610E7C6F8262879603C72019735A1DC</text:p>
      <text:p text:style-name="Standard"><text:soft-page-break/>home/dina/.cache/mozilla/firefox/2r5aslpp.default-release/cache2/entries/2C426CDD71260C8CCC28474679C46A08BC959D1B</text:p>
      <text:p text:style-name="Standard">home/dina/.cache/mozilla/firefox/2r5aslpp.default-release/cache2/entries/EE6125839E31FC26157BC1EF1C84B631A49CA5CC</text:p>
      <text:p text:style-name="Standard">home/dina/.cache/mozilla/firefox/2r5aslpp.default-release/cache2/entries/A6C2D2575DB9C650662CEB9A8CD0D13B1514A785</text:p>
      <text:p text:style-name="Standard">home/dina/.cache/mozilla/firefox/2r5aslpp.default-release/cache2/entries/32001F62ECFB1FD7BB3B7BAC3C7F7C01DC7E8C5D</text:p>
      <text:p text:style-name="Standard">home/dina/.cache/mozilla/firefox/2r5aslpp.default-release/cache2/entries/B50B326EF71A37843B0380028455362365B36B60</text:p>
      <text:p text:style-name="Standard">home/dina/.cache/mozilla/firefox/2r5aslpp.default-release/cache2/entries/C1B39310C82A8E21B5B977DC0FA4CE75305CA7A4</text:p>
      <text:p text:style-name="Standard">home/dina/.cache/mozilla/firefox/2r5aslpp.default-release/cache2/entries/53FA39DC80F9BEEA42952A4C56586C95C8C0AAB5</text:p>
      <text:p text:style-name="Standard">home/dina/.cache/mozilla/firefox/2r5aslpp.default-release/cache2/entries/9BD59A2162399A0E552815DF624BF7E72FC4DA9F</text:p>
      <text:p text:style-name="Standard">home/dina/.cache/mozilla/firefox/2r5aslpp.default-release/cache2/entries/B84C3BB56CB874125911E1B22893B0B1D2745578</text:p>
      <text:p text:style-name="Standard">home/dina/.cache/mozilla/firefox/2r5aslpp.default-release/cache2/entries/B53E4EA903F1AAF27EA7CE0DD3D1669D5A67C545</text:p>
      <text:p text:style-name="Standard">home/dina/.cache/mozilla/firefox/2r5aslpp.default-release/cache2/entries/EDBF779CCF4E5300650C95F9D5A9998ADE3C25AD</text:p>
      <text:p text:style-name="Standard">home/dina/.cache/mozilla/firefox/2r5aslpp.default-release/cache2/entries/9258BD622F0425E839835EDF44F6F90FAA31F4CE</text:p>
      <text:p text:style-name="Standard">home/dina/.cache/mozilla/firefox/2r5aslpp.default-release/cache2/entries/7C3FF025A2774CB7CC45F19EF61B9E00D0A41CDF</text:p>
      <text:p text:style-name="Standard">home/dina/.cache/mozilla/firefox/2r5aslpp.default-release/cache2/entries/AE4E48F25955BD6AB4D64DC70CC86B96AEB4A6B5</text:p>
      <text:p text:style-name="Standard">home/dina/.cache/mozilla/firefox/2r5aslpp.default-release/cache2/entries/77F0875B80D92BF5557A8B26F39BAFD2A002FB56</text:p>
      <text:p text:style-name="Standard">home/dina/.cache/mozilla/firefox/2r5aslpp.default-release/cache2/entries/975181A9E08BB43B31F2FD671EB568C99B617B57</text:p>
      <text:p text:style-name="Standard">home/dina/.cache/mozilla/firefox/2r5aslpp.default-release/cache2/entries/3DA14CA85B5567B2517FFED4CF8B57D056C22364</text:p>
      <text:p text:style-name="Standard">home/dina/.cache/mozilla/firefox/2r5aslpp.default-release/cache2/entries/41BA2A6A4E48A2D87DB99AD6EF7DA37CFBF64172</text:p>
      <text:p text:style-name="Standard">home/dina/.cache/mozilla/firefox/2r5aslpp.default-release/cache2/entries/F2247AF2CAB8089033D166CFBF0B5C4E984A6FEA</text:p>
      <text:p text:style-name="Standard">home/dina/.cache/mozilla/firefox/2r5aslpp.default-release/cache2/entries/CD399355DBDBF289BAE495A4A24483DF3FD66B42</text:p>
      <text:p text:style-name="Standard">home/dina/.cache/mozilla/firefox/2r5aslpp.default-release/cache2/entries/9FFA25BEB5138B8A1792AF53F6961596E0E7502E</text:p>
      <text:p text:style-name="Standard">home/dina/.cache/mozilla/firefox/2r5aslpp.default-release/cache2/entries/D67E1D12D68584BBA8F77FDC1589C09713A69609</text:p>
      <text:p text:style-name="Standard">home/dina/.cache/mozilla/firefox/2r5aslpp.default-release/cache2/entries/028E7F760C834DB180E431B51BA7DD669A7AF228</text:p>
      <text:p text:style-name="Standard">home/dina/.cache/mozilla/firefox/2r5aslpp.default-release/cache2/entries/A07E2739E11CB3576AD27A1961A49A2EAA866F83</text:p>
      <text:p text:style-name="Standard"><text:soft-page-break/>home/dina/.cache/mozilla/firefox/2r5aslpp.default-release/cache2/entries/CD755E7A04DC8CFB726418D19F40B06662800115</text:p>
      <text:p text:style-name="Standard">home/dina/.cache/mozilla/firefox/2r5aslpp.default-release/cache2/entries/048AE391B9B1D244B6EBAD092C333886575F322C</text:p>
      <text:p text:style-name="Standard">home/dina/.cache/mozilla/firefox/2r5aslpp.default-release/cache2/entries/98E7B65CAF0C888DC11B467C3DD32A748F1B0D1C</text:p>
      <text:p text:style-name="Standard">home/dina/.cache/mozilla/firefox/2r5aslpp.default-release/cache2/entries/5948E24416D61F80680B7B5CADF7704B9A8209D5</text:p>
      <text:p text:style-name="Standard">home/dina/.cache/mozilla/firefox/2r5aslpp.default-release/cache2/entries/4554DB0B8E6F68721BA958ACCEA944004FA6CB87</text:p>
      <text:p text:style-name="Standard">home/dina/.cache/mozilla/firefox/2r5aslpp.default-release/cache2/entries/8DB14572B6D7CB44CD2DE71677FA6539E6AEABBE</text:p>
      <text:p text:style-name="Standard">home/dina/.cache/mozilla/firefox/2r5aslpp.default-release/cache2/entries/73A26CEFF0B055BFD0717DD3D484BF619FC789B7</text:p>
      <text:p text:style-name="Standard">home/dina/.cache/mozilla/firefox/2r5aslpp.default-release/cache2/entries/245A2D2EFE325A32E134826BF38DA28B74D90F9D</text:p>
      <text:p text:style-name="Standard">home/dina/.cache/mozilla/firefox/2r5aslpp.default-release/cache2/entries/AAF8ECB38277B69734B602562280A42617F3F6C2</text:p>
      <text:p text:style-name="Standard">home/dina/.cache/mozilla/firefox/2r5aslpp.default-release/cache2/entries/2CE6B2FBB724358249E29240C7C8E34B50A79FF0</text:p>
      <text:p text:style-name="Standard">home/dina/.cache/mozilla/firefox/2r5aslpp.default-release/cache2/entries/E80D5DB7AA227DB2DFCAE86A2936359BFE970B80</text:p>
      <text:p text:style-name="Standard">home/dina/.cache/mozilla/firefox/2r5aslpp.default-release/cache2/entries/242B553C0EF9076E4747A5D20CB4D2C4DB1EB166</text:p>
      <text:p text:style-name="Standard">home/dina/.cache/mozilla/firefox/2r5aslpp.default-release/cache2/entries/2A1ECA7F300B44B221F0BDA57FD0EFECA2409537</text:p>
      <text:p text:style-name="Standard">home/dina/.cache/mozilla/firefox/2r5aslpp.default-release/cache2/entries/ABD4AF06A83149235701C84CEC08638024CC9F3F</text:p>
      <text:p text:style-name="Standard">home/dina/.cache/mozilla/firefox/2r5aslpp.default-release/cache2/entries/7263F98DB67E71C03062737A7DECFB3BC4928ACE</text:p>
      <text:p text:style-name="Standard">home/dina/.cache/mozilla/firefox/2r5aslpp.default-release/cache2/entries/D5E95DC5FDE286CBACA9B61E1BA3AD0A394C4656</text:p>
      <text:p text:style-name="Standard">home/dina/.cache/mozilla/firefox/2r5aslpp.default-release/cache2/entries/1A4D81C4893AAD5FD087FBB63507AAC40C72E767</text:p>
      <text:p text:style-name="Standard">home/dina/.cache/mozilla/firefox/2r5aslpp.default-release/cache2/entries/1DB3E63057C5FAD76AE45843F10E53EED5EC58CF</text:p>
      <text:p text:style-name="Standard">home/dina/.cache/mozilla/firefox/2r5aslpp.default-release/cache2/entries/1EF8FB498FCBDF982C2A04927F67F0F20F3447DE</text:p>
      <text:p text:style-name="Standard">home/dina/.cache/mozilla/firefox/2r5aslpp.default-release/cache2/entries/1AF8DFAB25D6AEBFFAAF17E6ACCD2459C4988696</text:p>
      <text:p text:style-name="Standard">home/dina/.cache/mozilla/firefox/2r5aslpp.default-release/cache2/entries/BC0F7A2052B28FE0DF0AC670E6481E22BD2EB484</text:p>
      <text:p text:style-name="Standard">home/dina/.cache/mozilla/firefox/2r5aslpp.default-release/cache2/entries/E48DDBF74F8490C1C7C315D6CC6539FE566C66BF</text:p>
      <text:p text:style-name="Standard">home/dina/.cache/mozilla/firefox/2r5aslpp.default-release/cache2/entries/9C5EDCBFC29B115AE59C6072537EFECAFA708C93</text:p>
      <text:p text:style-name="Standard">home/dina/.cache/mozilla/firefox/2r5aslpp.default-release/cache2/entries/6B22BB03A9DD6A7DA9F0189AF3A9AA9A79DCBE2C</text:p>
      <text:p text:style-name="Standard"><text:soft-page-break/>home/dina/.cache/mozilla/firefox/2r5aslpp.default-release/cache2/entries/B885AF63BD9D14B32D0886590D3138CD11FDB7A9</text:p>
      <text:p text:style-name="Standard">home/dina/.cache/mozilla/firefox/2r5aslpp.default-release/cache2/entries/D7FFA0EEBC0795D3D42B377150791E5AE11182D8</text:p>
      <text:p text:style-name="Standard">home/dina/.cache/mozilla/firefox/2r5aslpp.default-release/cache2/entries/27223715C50B5FB2652C302C4625297E0A6B5D23</text:p>
      <text:p text:style-name="Standard">home/dina/.cache/mozilla/firefox/2r5aslpp.default-release/cache2/entries/8DE50ABD44C1085ACE2CEBEB528EC68FB5E39AAB</text:p>
      <text:p text:style-name="Standard">home/dina/.cache/mozilla/firefox/2r5aslpp.default-release/cache2/entries/D9C6ACEFED027BC26EB9E841A08C987C5566899C</text:p>
      <text:p text:style-name="Standard">home/dina/.cache/mozilla/firefox/2r5aslpp.default-release/cache2/entries/A7559D68FD72822778FE6F78E955488E13BA3C4E</text:p>
      <text:p text:style-name="Standard">home/dina/.cache/mozilla/firefox/2r5aslpp.default-release/cache2/entries/0F650F2F006953852CF3C0FA182BDA839DBC4623</text:p>
      <text:p text:style-name="Standard">home/dina/.cache/mozilla/firefox/2r5aslpp.default-release/cache2/entries/D212346183A4C31CDF9262B85E1A8F01B270C40D</text:p>
      <text:p text:style-name="Standard">home/dina/.cache/mozilla/firefox/2r5aslpp.default-release/cache2/entries/D8FABC3AB879554CF965916D9025A11682F76918</text:p>
      <text:p text:style-name="Standard">home/dina/.cache/mozilla/firefox/2r5aslpp.default-release/cache2/entries/80814D63211C49B84B5C701DF942DB1234BBAE8C</text:p>
      <text:p text:style-name="Standard">home/dina/.cache/mozilla/firefox/2r5aslpp.default-release/cache2/entries/8DF37B84382D4E2A9041D4714F6778F52ACF7DA1</text:p>
      <text:p text:style-name="Standard">home/dina/.cache/mozilla/firefox/2r5aslpp.default-release/cache2/entries/A233E3725250AC888E6D7658E6A7686B10A62BFE</text:p>
      <text:p text:style-name="Standard">home/dina/.cache/mozilla/firefox/2r5aslpp.default-release/cache2/entries/2BFED073B1632CCDECE9E920F22E952F30C3F712</text:p>
      <text:p text:style-name="Standard">home/dina/.cache/mozilla/firefox/2r5aslpp.default-release/cache2/entries/5618BD3AC9997B9E9CC3EBB6694B1A7A78C9546B</text:p>
      <text:p text:style-name="Standard">home/dina/.cache/mozilla/firefox/2r5aslpp.default-release/cache2/entries/FF6B0939C248988D85BD0F72D3189FF34AB2CE26</text:p>
      <text:p text:style-name="Standard">home/dina/.cache/mozilla/firefox/2r5aslpp.default-release/cache2/entries/7898A65563567912D1CCCEBB05E2D543CFD4B638</text:p>
      <text:p text:style-name="Standard">home/dina/.cache/mozilla/firefox/2r5aslpp.default-release/cache2/entries/19757F8548674244D891C37AEB9AD1B6325C88A8</text:p>
      <text:p text:style-name="Standard">home/dina/.cache/mozilla/firefox/2r5aslpp.default-release/cache2/entries/8193A42C0EFE0871EAE03351AD407BD1FDBCBDB6</text:p>
      <text:p text:style-name="Standard">home/dina/.cache/mozilla/firefox/2r5aslpp.default-release/cache2/entries/FC1D7EB86170DAC92FA935D43D185157D04FC5D5</text:p>
      <text:p text:style-name="Standard">home/dina/.cache/mozilla/firefox/2r5aslpp.default-release/cache2/entries/9A7F8872B335617C85443C8249C30C8F3D8C08B3</text:p>
      <text:p text:style-name="Standard">home/dina/.cache/mozilla/firefox/2r5aslpp.default-release/cache2/entries/1AD2DB6A5F0277FDFB0A25EA6BF8B123FE32F33E</text:p>
      <text:p text:style-name="Standard">home/dina/.cache/mozilla/firefox/2r5aslpp.default-release/cache2/entries/A1BD996BE7F91BA75755FB431BFA59672818451A</text:p>
      <text:p text:style-name="Standard">home/dina/.cache/mozilla/firefox/2r5aslpp.default-release/cache2/entries/261980A65E635DE9437EED7338A72674EA531496</text:p>
      <text:p text:style-name="Standard">home/dina/.cache/mozilla/firefox/2r5aslpp.default-release/cache2/entries/B2796C9611E431DB89736C39611AC9E145B5AA58</text:p>
      <text:p text:style-name="Standard"><text:soft-page-break/>home/dina/.cache/mozilla/firefox/2r5aslpp.default-release/cache2/entries/E5985419BC4F3AC3600AD96C489CCC8A97475EB3</text:p>
      <text:p text:style-name="Standard">home/dina/.cache/mozilla/firefox/2r5aslpp.default-release/cache2/entries/2E1946A4EFA3252FD1435410481F2D5B08A6C91D</text:p>
      <text:p text:style-name="Standard">home/dina/.cache/mozilla/firefox/2r5aslpp.default-release/cache2/entries/F5B3039756F28568729BF74C95BF5DE5D0C02D69</text:p>
      <text:p text:style-name="Standard">home/dina/.cache/mozilla/firefox/2r5aslpp.default-release/cache2/entries/BBBA4A95CFFDD1EA054E878774B9866A9CEAA7BF</text:p>
      <text:p text:style-name="Standard">home/dina/.cache/mozilla/firefox/2r5aslpp.default-release/cache2/entries/1C79BE9EB761C377B441F362C4584C66BB987820</text:p>
      <text:p text:style-name="Standard">home/dina/.cache/mozilla/firefox/2r5aslpp.default-release/cache2/entries/391A1AC088FD4442BA641BC1C812B65664707141</text:p>
      <text:p text:style-name="Standard">home/dina/.cache/mozilla/firefox/2r5aslpp.default-release/cache2/entries/BCF2F36D26D456583D33D69A6E45A0B62C220B16</text:p>
      <text:p text:style-name="Standard">home/dina/.cache/mozilla/firefox/2r5aslpp.default-release/cache2/entries/D3101D0893A67AE63A2C5270F41337685D5BBB45</text:p>
      <text:p text:style-name="Standard">home/dina/.cache/mozilla/firefox/2r5aslpp.default-release/cache2/entries/C66C0317B3BE01929FC4BD900ADA0AA88D11107A</text:p>
      <text:p text:style-name="Standard">home/dina/.cache/mozilla/firefox/2r5aslpp.default-release/cache2/entries/DC4140DDD88D62A59805D7545CFA752F4BAB5E71</text:p>
      <text:p text:style-name="Standard">home/dina/.cache/mozilla/firefox/2r5aslpp.default-release/cache2/entries/4C11BF3FA7F5C080D44F74D4FADC8C5A94A8D1F9</text:p>
      <text:p text:style-name="Standard">home/dina/.cache/mozilla/firefox/2r5aslpp.default-release/cache2/entries/FCDD372128E669D613CBA9AA395208EAA7BF1C2A</text:p>
      <text:p text:style-name="Standard">home/dina/.cache/mozilla/firefox/2r5aslpp.default-release/cache2/entries/634E961920AB9C66D78F81686B29C02164EC10E7</text:p>
      <text:p text:style-name="Standard">home/dina/.cache/mozilla/firefox/2r5aslpp.default-release/cache2/entries/34BF568D42D454C043FA3A45C7CED75D1026AB34</text:p>
      <text:p text:style-name="Standard">home/dina/.cache/mozilla/firefox/2r5aslpp.default-release/cache2/entries/047E385CD27AA7256237338795E83FE7363F000A</text:p>
      <text:p text:style-name="Standard">home/dina/.cache/mozilla/firefox/2r5aslpp.default-release/cache2/entries/3E5DF265918F87B62CAD8A5DD094F93AE694BCB7</text:p>
      <text:p text:style-name="Standard">home/dina/.cache/mozilla/firefox/2r5aslpp.default-release/cache2/entries/07935918CDC1068FB9A745BCD86CC789C243531B</text:p>
      <text:p text:style-name="Standard">home/dina/.cache/mozilla/firefox/2r5aslpp.default-release/cache2/entries/0E66AEC4006F7A28B4599E3F8E711F0098496E1A</text:p>
      <text:p text:style-name="Standard">home/dina/.cache/mozilla/firefox/2r5aslpp.default-release/cache2/entries/182739120F308C3F7685E048F8497D548AFFE812</text:p>
      <text:p text:style-name="Standard">home/dina/.cache/mozilla/firefox/2r5aslpp.default-release/cache2/entries/01105F3112CD23F2BE385BB97F8CC2CA97B05151</text:p>
      <text:p text:style-name="Standard">home/dina/.cache/mozilla/firefox/2r5aslpp.default-release/cache2/entries/8B0017BC433ACF7C7EA6F774D308EC01F4DD8FAE</text:p>
      <text:p text:style-name="Standard">home/dina/.cache/mozilla/firefox/2r5aslpp.default-release/cache2/entries/85C762504B56A3D1B37752FCE709F5B3B49A47C0</text:p>
      <text:p text:style-name="Standard">home/dina/.cache/mozilla/firefox/2r5aslpp.default-release/cache2/entries/27228DDA61720BE9D0C87E007D6F9DC27E1DD056</text:p>
      <text:p text:style-name="Standard">home/dina/.cache/mozilla/firefox/2r5aslpp.default-release/cache2/entries/74D699ABA18FD0191FB6183BA97F660009A22CC5</text:p>
      <text:p text:style-name="Standard"><text:soft-page-break/>home/dina/.cache/mozilla/firefox/2r5aslpp.default-release/cache2/entries/4F4829FBF9F17BCBDC58CA026FB4B71F610732AF</text:p>
      <text:p text:style-name="Standard">home/dina/.cache/mozilla/firefox/2r5aslpp.default-release/cache2/entries/938B0C139F300D1094D01EB33444B617C9B103E1</text:p>
      <text:p text:style-name="Standard">home/dina/.cache/mozilla/firefox/2r5aslpp.default-release/cache2/entries/C484FF2FE2FC39E08C34FEE49D055E6D1F30FAF9</text:p>
      <text:p text:style-name="Standard">home/dina/.cache/mozilla/firefox/2r5aslpp.default-release/cache2/entries/E210489B915E539754EB56954C7610B0929D7433</text:p>
      <text:p text:style-name="Standard">home/dina/.cache/mozilla/firefox/2r5aslpp.default-release/cache2/entries/E3ADAB0AA3D21BA2CF06E120B5AB7CEB80134713</text:p>
      <text:p text:style-name="Standard">home/dina/.cache/mozilla/firefox/2r5aslpp.default-release/cache2/entries/524A5494AEDA9AEB212629F4E62A838F010E0CD3</text:p>
      <text:p text:style-name="Standard">home/dina/.cache/mozilla/firefox/2r5aslpp.default-release/cache2/entries/3FFC596CD175A2155F65CE95508E0FCB01F76CF2</text:p>
      <text:p text:style-name="Standard">home/dina/.cache/mozilla/firefox/2r5aslpp.default-release/cache2/entries/AAA032D86D1DAF304147C38C7D0CCD5998C79C3E</text:p>
      <text:p text:style-name="Standard">home/dina/.cache/mozilla/firefox/2r5aslpp.default-release/cache2/entries/2776D1510F9F5A3AC098A23773AC9D13D35B5D02</text:p>
      <text:p text:style-name="Standard">home/dina/.cache/mozilla/firefox/2r5aslpp.default-release/cache2/entries/F606C36D149E9742ED00B59E17D88281A7CACD13</text:p>
      <text:p text:style-name="Standard">home/dina/.cache/mozilla/firefox/2r5aslpp.default-release/cache2/entries/1EDED151841764A3BBC27D60EBC00D6210C2E69E</text:p>
      <text:p text:style-name="Standard">home/dina/.cache/mozilla/firefox/2r5aslpp.default-release/cache2/entries/BB7588E547096D1A7695588FDCF6DC40FFD45CB6</text:p>
      <text:p text:style-name="Standard">home/dina/.cache/mozilla/firefox/2r5aslpp.default-release/cache2/entries/A0FB645BC115C3F27C75F9D0336E2B98BDDC1986</text:p>
      <text:p text:style-name="Standard">home/dina/.cache/mozilla/firefox/2r5aslpp.default-release/cache2/entries/EDE675BC5BD66B9EEBD8A46A4C06CC47C388FD92</text:p>
      <text:p text:style-name="Standard">home/dina/.cache/mozilla/firefox/2r5aslpp.default-release/cache2/entries/44649709F6608A081DC652C8B5E56A2D6852E3B0</text:p>
      <text:p text:style-name="Standard">home/dina/.cache/mozilla/firefox/2r5aslpp.default-release/cache2/entries/5955F9C99F108E7F49555564AA761225D97FA306</text:p>
      <text:p text:style-name="Standard">home/dina/.cache/mozilla/firefox/2r5aslpp.default-release/cache2/entries/06B7D9AFFD3F8412DD5630EC8E99D3FB51BBB93A</text:p>
      <text:p text:style-name="Standard">home/dina/.cache/mozilla/firefox/2r5aslpp.default-release/cache2/entries/847B127E7B3178B83028D00EB86F383960A5C04F</text:p>
      <text:p text:style-name="Standard">home/dina/.cache/mozilla/firefox/2r5aslpp.default-release/cache2/entries/C45723922DC7109E37EEC6D03127D26E60F3CFF8</text:p>
      <text:p text:style-name="Standard">home/dina/.cache/mozilla/firefox/2r5aslpp.default-release/cache2/entries/F2B8475265D38D5C29D78F10D6966F5E447E1A28</text:p>
      <text:p text:style-name="Standard">home/dina/.cache/mozilla/firefox/2r5aslpp.default-release/cache2/entries/2CC5B9A13F43625F2F2633D7C8953A48EA924877</text:p>
      <text:p text:style-name="Standard">home/dina/.cache/mozilla/firefox/2r5aslpp.default-release/cache2/entries/0479577D9BE1A89DC6C9C3EF909DBADB345D34D9</text:p>
      <text:p text:style-name="Standard">home/dina/.cache/mozilla/firefox/2r5aslpp.default-release/cache2/entries/C891497657A050F5DAB60EEAB1DB709730CACE4A</text:p>
      <text:p text:style-name="Standard">home/dina/.cache/mozilla/firefox/2r5aslpp.default-release/cache2/entries/9CB0A13F7DB833A266293421B6FB6581875772A8</text:p>
      <text:p text:style-name="Standard"><text:soft-page-break/>home/dina/.cache/mozilla/firefox/2r5aslpp.default-release/cache2/entries/4EF229DEA304A7DC228C14D7CC9DE4F807BA0924</text:p>
      <text:p text:style-name="Standard">home/dina/.cache/mozilla/firefox/2r5aslpp.default-release/cache2/entries/99D53DAB3F261CD2CDA3CF3EA58B692897E944BE</text:p>
      <text:p text:style-name="Standard">home/dina/.cache/mozilla/firefox/2r5aslpp.default-release/cache2/entries/5C6824DDADCE3BED5E82CD72E9BF0191021B534F</text:p>
      <text:p text:style-name="Standard">home/dina/.cache/mozilla/firefox/2r5aslpp.default-release/cache2/entries/35C737A611C79650786411AFC95AE013B98E320D</text:p>
      <text:p text:style-name="Standard">home/dina/.cache/mozilla/firefox/2r5aslpp.default-release/cache2/entries/E932936E97D3E01B801F4CEDFC37F0448FCCE300</text:p>
      <text:p text:style-name="Standard">home/dina/.cache/mozilla/firefox/2r5aslpp.default-release/cache2/entries/8B388C8FD29EA43B2A39055D7FAA6C70DDBB4415</text:p>
      <text:p text:style-name="Standard">home/dina/.cache/mozilla/firefox/2r5aslpp.default-release/cache2/entries/8E5C7E28CCADCF38550E9F3675C237B052A590AB</text:p>
      <text:p text:style-name="Standard">home/dina/.cache/mozilla/firefox/2r5aslpp.default-release/cache2/entries/77139231573145AB547B93F42EC67D17E13D82F9</text:p>
      <text:p text:style-name="Standard">home/dina/.cache/mozilla/firefox/2r5aslpp.default-release/cache2/entries/0BABF52A64DC7B1FCCDD563D131A086B80FE77E0</text:p>
      <text:p text:style-name="Standard">home/dina/.cache/mozilla/firefox/2r5aslpp.default-release/cache2/entries/45EEB980A3CDA0ECC07FC329697D329C3C182303</text:p>
      <text:p text:style-name="Standard">home/dina/.cache/mozilla/firefox/2r5aslpp.default-release/cache2/entries/48C25C0EAE231020E3BEC1CB77A42279122BFEF3</text:p>
      <text:p text:style-name="Standard">home/dina/.cache/mozilla/firefox/2r5aslpp.default-release/cache2/entries/C92BF490B6D405DC46948EB7A7321954A07377B3</text:p>
      <text:p text:style-name="Standard">home/dina/.cache/mozilla/firefox/2r5aslpp.default-release/cache2/entries/74660A29E400553238940DC3A9A2633659708AF0</text:p>
      <text:p text:style-name="Standard">home/dina/.cache/mozilla/firefox/2r5aslpp.default-release/cache2/entries/5771B93EE701B92A076BC5E2947D01484051261A</text:p>
      <text:p text:style-name="Standard">home/dina/.cache/mozilla/firefox/2r5aslpp.default-release/cache2/entries/C6B98C8B0BFA16D2B07C53DBCDFCFEA9AC7A78D7</text:p>
      <text:p text:style-name="Standard">home/dina/.cache/mozilla/firefox/2r5aslpp.default-release/cache2/entries/CB61379007062EF38D2DF8509D6C411CE19D0592</text:p>
      <text:p text:style-name="Standard">home/dina/.cache/mozilla/firefox/2r5aslpp.default-release/cache2/entries/F4604998C010F509EE2E8F497A448CEEB1A83D5D</text:p>
      <text:p text:style-name="Standard">home/dina/.cache/mozilla/firefox/2r5aslpp.default-release/cache2/entries/687D8873E80D5BB751DB958A100A4587BD4334C9</text:p>
      <text:p text:style-name="Standard">home/dina/.cache/mozilla/firefox/2r5aslpp.default-release/cache2/entries/15AE240BA55A69E29A71F6883CD41E5CA18BF9DA</text:p>
      <text:p text:style-name="Standard">home/dina/.cache/mozilla/firefox/2r5aslpp.default-release/cache2/entries/59E558A222359972F6320C16442C84BEFC11C6CC</text:p>
      <text:p text:style-name="Standard">home/dina/.cache/mozilla/firefox/2r5aslpp.default-release/cache2/entries/26E080F262DF3BC4D65EAB54691285B208637A30</text:p>
      <text:p text:style-name="Standard">home/dina/.cache/mozilla/firefox/2r5aslpp.default-release/cache2/entries/17F05009A61CDD83BFDC14F8DA67FD5AC7FE450B</text:p>
      <text:p text:style-name="Standard">home/dina/.cache/mozilla/firefox/2r5aslpp.default-release/cache2/entries/19F6253FA081190F1457E84DEB508B596A72077F</text:p>
      <text:p text:style-name="Standard">home/dina/.cache/mozilla/firefox/2r5aslpp.default-release/cache2/entries/22C304901103424644FD2DA37E27019DBB066D0D</text:p>
      <text:p text:style-name="Standard"><text:soft-page-break/>home/dina/.cache/mozilla/firefox/2r5aslpp.default-release/cache2/entries/203B6C2407F707C94CC01FAC63F87AE3EB35A38F</text:p>
      <text:p text:style-name="Standard">home/dina/.cache/mozilla/firefox/2r5aslpp.default-release/cache2/entries/2FB483AC141F2537FB5CDEC2136664700523C2A3</text:p>
      <text:p text:style-name="Standard">home/dina/.cache/mozilla/firefox/2r5aslpp.default-release/cache2/entries/E9FD7433A59698EF7D497ECAE259B03FF40B540D</text:p>
      <text:p text:style-name="Standard">home/dina/.cache/mozilla/firefox/2r5aslpp.default-release/cache2/entries/79B87E278CA74D17656CAAE96D3F155966F4191A</text:p>
      <text:p text:style-name="Standard">home/dina/.cache/mozilla/firefox/2r5aslpp.default-release/cache2/entries/94674270620C8BBBDE6F5BC34FA2CA759C6AAAF7</text:p>
      <text:p text:style-name="Standard">home/dina/.cache/mozilla/firefox/2r5aslpp.default-release/cache2/entries/7BABAA513552FF2DC59A928EA1C009EBC67D1A67</text:p>
      <text:p text:style-name="Standard">home/dina/.cache/mozilla/firefox/2r5aslpp.default-release/cache2/entries/AA6D518016BC21C0B7733918858AA6E3F3107885</text:p>
      <text:p text:style-name="Standard">home/dina/.cache/mozilla/firefox/2r5aslpp.default-release/cache2/entries/3EA4AAEC724D7877852E81DED047776542DC0259</text:p>
      <text:p text:style-name="Standard">home/dina/.cache/mozilla/firefox/2r5aslpp.default-release/cache2/entries/B12F805D60263D5BA1E543CE9236FECB720AC732</text:p>
      <text:p text:style-name="Standard">home/dina/.cache/mozilla/firefox/2r5aslpp.default-release/cache2/entries/DFFDE7622DECAA63B2FC5B490410EAEFF02E86C3</text:p>
      <text:p text:style-name="Standard">home/dina/.cache/mozilla/firefox/2r5aslpp.default-release/cache2/entries/385613CCB5DCCF621FCA91272942B22B8840114A</text:p>
      <text:p text:style-name="Standard">home/dina/.cache/mozilla/firefox/2r5aslpp.default-release/cache2/entries/B68C1E01F8E82CF319037C341679E37C29733803</text:p>
      <text:p text:style-name="Standard">home/dina/.cache/mozilla/firefox/2r5aslpp.default-release/cache2/entries/EA2267217C12EEBCC0BDD040DE7C0C5F9FD21724</text:p>
      <text:p text:style-name="Standard">home/dina/.cache/mozilla/firefox/2r5aslpp.default-release/cache2/entries/F6DB9B864BE9A8BDEF3421F6F34A69BB538D1355</text:p>
      <text:p text:style-name="Standard">home/dina/.cache/mozilla/firefox/2r5aslpp.default-release/cache2/entries/9FF1198FB9811DC8C979AFBA6D95A38376B192BF</text:p>
      <text:p text:style-name="Standard">home/dina/.cache/mozilla/firefox/2r5aslpp.default-release/cache2/entries/8E8E6F35A704C3DB6CF212030C13E635C8F3C503</text:p>
      <text:p text:style-name="Standard">home/dina/.cache/mozilla/firefox/2r5aslpp.default-release/cache2/entries/258608D05D67A383CB4F505FDE618CC01EAD8F10</text:p>
      <text:p text:style-name="Standard">home/dina/.cache/mozilla/firefox/2r5aslpp.default-release/cache2/entries/5813ED26DB8B1EB8C9667DD5B42376A33ECFA116</text:p>
      <text:p text:style-name="Standard">home/dina/.cache/mozilla/firefox/2r5aslpp.default-release/cache2/entries/1EFFB1B4AC10205FC66504D187A0F8C90088464C</text:p>
      <text:p text:style-name="Standard">home/dina/.cache/mozilla/firefox/2r5aslpp.default-release/cache2/entries/C083C7C30E45BEDB6D50191D92B0A94058A50858</text:p>
      <text:p text:style-name="Standard">home/dina/.cache/mozilla/firefox/2r5aslpp.default-release/cache2/entries/DD9A2B6A81F49E800FF90BAF447529BF50BA5E32</text:p>
      <text:p text:style-name="Standard">home/dina/.cache/mozilla/firefox/2r5aslpp.default-release/cache2/entries/240F8504B7A78E773AC8E0CFDB2CE3D220318BD7</text:p>
      <text:p text:style-name="Standard">home/dina/.cache/mozilla/firefox/2r5aslpp.default-release/cache2/entries/77E0EFABCA0E3F8236C740423A24382E3AB63333</text:p>
      <text:p text:style-name="Standard">home/dina/.cache/mozilla/firefox/2r5aslpp.default-release/cache2/entries/2F16322D227BF1DDC9FD80D4452C0506C9160073</text:p>
      <text:p text:style-name="Standard"><text:soft-page-break/>home/dina/.cache/mozilla/firefox/2r5aslpp.default-release/cache2/entries/9DA9E485979BC2736B05619ABF01B6C37145F7DA</text:p>
      <text:p text:style-name="Standard">home/dina/.cache/mozilla/firefox/2r5aslpp.default-release/cache2/entries/B35D305D75C3F3FCBC81ADB5692E607C1B23971E</text:p>
      <text:p text:style-name="Standard">home/dina/.cache/mozilla/firefox/2r5aslpp.default-release/cache2/entries/012FD2EFBA1AD477D9F556CCC7DB07EECAE5276F</text:p>
      <text:p text:style-name="Standard">home/dina/.cache/mozilla/firefox/2r5aslpp.default-release/cache2/entries/E88E8047ECC69E93A6F2E99295FF2F97534C43E8</text:p>
      <text:p text:style-name="Standard">home/dina/.cache/mozilla/firefox/2r5aslpp.default-release/cache2/entries/0A8E55F3B0252A20E790681F9819323C38F4B146</text:p>
      <text:p text:style-name="Standard">home/dina/.cache/mozilla/firefox/2r5aslpp.default-release/cache2/entries/2AE1B5823C657D4D90037566BABEAFD1CF5D49F7</text:p>
      <text:p text:style-name="Standard">home/dina/.cache/mozilla/firefox/2r5aslpp.default-release/cache2/entries/ED15B96D23D379AF704CA91AB0F42CE929A6564C</text:p>
      <text:p text:style-name="Standard">home/dina/.cache/mozilla/firefox/2r5aslpp.default-release/cache2/entries/95F084BB7E55CFF0A684FDE1F015344F19256B41</text:p>
      <text:p text:style-name="Standard">home/dina/.cache/mozilla/firefox/2r5aslpp.default-release/cache2/entries/39A6C00DA0805AEAE3D430458F1791E1B9E28C19</text:p>
      <text:p text:style-name="Standard">home/dina/.cache/mozilla/firefox/2r5aslpp.default-release/cache2/entries/586E3B65EDF69857C1792E5DC10BA0651367E15A</text:p>
      <text:p text:style-name="Standard">home/dina/.cache/mozilla/firefox/2r5aslpp.default-release/cache2/entries/3252976656D73A7036F7F9C0ABFF8BAA6845B874</text:p>
      <text:p text:style-name="Standard">home/dina/.cache/mozilla/firefox/2r5aslpp.default-release/cache2/entries/DC820DCCD8D3BA59BADDFEC1187DE27B42DE5EA9</text:p>
      <text:p text:style-name="Standard">home/dina/.cache/mozilla/firefox/2r5aslpp.default-release/cache2/entries/0555F95798F84D1ED378B807F37621F5FC0ACB87</text:p>
      <text:p text:style-name="Standard">home/dina/.cache/mozilla/firefox/2r5aslpp.default-release/cache2/entries/4A7BCA2D6F8DC84718631061116D9A74E0B50788</text:p>
      <text:p text:style-name="Standard">home/dina/.cache/mozilla/firefox/2r5aslpp.default-release/cache2/entries/2BDAE6673DEAB047295424A84FFF7D093B91B9AA</text:p>
      <text:p text:style-name="Standard">home/dina/.cache/mozilla/firefox/2r5aslpp.default-release/cache2/entries/1683C480B3F04D3E10706272D29F00C604CBBB34</text:p>
      <text:p text:style-name="Standard">home/dina/.cache/mozilla/firefox/2r5aslpp.default-release/cache2/entries/6574E0FBB7121287179FD7A727AF1C2C8FB60343</text:p>
      <text:p text:style-name="Standard">home/dina/.cache/mozilla/firefox/2r5aslpp.default-release/cache2/entries/B2480627F5034DE24709E91450CB044F0F1AC937</text:p>
      <text:p text:style-name="Standard">home/dina/.cache/mozilla/firefox/2r5aslpp.default-release/cache2/entries/76B3E0338035E050DE91112BDAE23B2268492A4F</text:p>
      <text:p text:style-name="Standard">home/dina/.cache/mozilla/firefox/2r5aslpp.default-release/cache2/entries/E9EBDCE9ED603EDF813510ED85D68B7167BEB34B</text:p>
      <text:p text:style-name="Standard">home/dina/.cache/mozilla/firefox/2r5aslpp.default-release/cache2/entries/FAA705E72F22EEE567228A18ADAD75ADF6DC6957</text:p>
      <text:p text:style-name="Standard">home/dina/.cache/mozilla/firefox/2r5aslpp.default-release/cache2/entries/CB589705D624368B90D93091FB84CC0AC6D1A383</text:p>
      <text:p text:style-name="Standard">home/dina/.cache/mozilla/firefox/2r5aslpp.default-release/cache2/entries/4AEAC547BBAE2AE377850F3112676FC5F0E4DD34</text:p>
      <text:p text:style-name="Standard">home/dina/.cache/mozilla/firefox/2r5aslpp.default-release/cache2/entries/6CC018184AB2CEDE13A12B468231840323786EF1</text:p>
      <text:p text:style-name="Standard"><text:soft-page-break/>home/dina/.cache/mozilla/firefox/2r5aslpp.default-release/cache2/entries/BEC26310DB3897844AE193B1BEF6169AC4A8CEAA</text:p>
      <text:p text:style-name="Standard">home/dina/.cache/mozilla/firefox/2r5aslpp.default-release/cache2/entries/A126D16A890076C3E8CA86EA81270296E0AE9E40</text:p>
      <text:p text:style-name="Standard">home/dina/.cache/mozilla/firefox/2r5aslpp.default-release/cache2/entries/99B68023F5DF7FE28367BBB6A9327425FD129B54</text:p>
      <text:p text:style-name="Standard">home/dina/.cache/mozilla/firefox/2r5aslpp.default-release/cache2/entries/476646D394BB9916F6D384EC85AFAC70250D5FE6</text:p>
      <text:p text:style-name="Standard">home/dina/.cache/mozilla/firefox/2r5aslpp.default-release/cache2/entries/A300B07D37D752A0E470E98AAF960ADD9EEF28B7</text:p>
      <text:p text:style-name="Standard">home/dina/.cache/mozilla/firefox/2r5aslpp.default-release/cache2/entries/30CC0D767FFF0787992DC01499207B50EF27A385</text:p>
      <text:p text:style-name="Standard">home/dina/.cache/mozilla/firefox/2r5aslpp.default-release/cache2/entries/257D8233790E936DAD3845B381F28314C55BD69B</text:p>
      <text:p text:style-name="Standard">home/dina/.cache/mozilla/firefox/2r5aslpp.default-release/cache2/entries/E0D3A67C52092ED0CE3BB268B761767AF0A818C6</text:p>
      <text:p text:style-name="Standard">home/dina/.cache/mozilla/firefox/2r5aslpp.default-release/cache2/entries/19019915422EACF652BAA3E3EC2ED34EA17B20DA</text:p>
      <text:p text:style-name="Standard">home/dina/.cache/mozilla/firefox/2r5aslpp.default-release/cache2/entries/FBD78B003F300B77B36E00C25A5074D2FA071E4A</text:p>
      <text:p text:style-name="Standard">home/dina/.cache/mozilla/firefox/2r5aslpp.default-release/cache2/entries/34C09E7D0B2DB807D0FB818D3110FEE9CB15383E</text:p>
      <text:p text:style-name="Standard">home/dina/.cache/mozilla/firefox/2r5aslpp.default-release/cache2/entries/DD172348D66B5B6E0D457C759D48D8D652BF4EB4</text:p>
      <text:p text:style-name="Standard">home/dina/.cache/mozilla/firefox/2r5aslpp.default-release/cache2/entries/EFEED8BA8A53C7DC828652CEC964FDC2726EE9DE</text:p>
      <text:p text:style-name="Standard">home/dina/.cache/mozilla/firefox/2r5aslpp.default-release/cache2/entries/E027AB571E080E485A939574DDC0C5BE4699CC3D</text:p>
      <text:p text:style-name="Standard">home/dina/.cache/mozilla/firefox/2r5aslpp.default-release/cache2/entries/A18B9A5853616819B688CA8AD61C323B467225EE</text:p>
      <text:p text:style-name="Standard">home/dina/.cache/mozilla/firefox/2r5aslpp.default-release/cache2/entries/A4CA4AA4A4000F355BA02AD040B9A5318BE33E72</text:p>
      <text:p text:style-name="Standard">home/dina/.cache/mozilla/firefox/2r5aslpp.default-release/cache2/entries/DA7CB77B77F711AAD319B58817A16E8B59CFE24F</text:p>
      <text:p text:style-name="Standard">home/dina/.cache/mozilla/firefox/2r5aslpp.default-release/cache2/entries/E323ACFC0B4C1F48959206B9C4501972C33B05DD</text:p>
      <text:p text:style-name="Standard">home/dina/.cache/mozilla/firefox/2r5aslpp.default-release/cache2/entries/0065DE485F20E2873CB18F14B8D36CE91970A63D</text:p>
      <text:p text:style-name="Standard">home/dina/.cache/mozilla/firefox/2r5aslpp.default-release/cache2/entries/C7903A459EBA114C9530F4D48F32603D4AE8DA6F</text:p>
      <text:p text:style-name="Standard">home/dina/.cache/mozilla/firefox/2r5aslpp.default-release/cache2/entries/44BD9E3538D63CA9CB573CC366A9A70ED6503C9F</text:p>
      <text:p text:style-name="Standard">home/dina/.cache/mozilla/firefox/2r5aslpp.default-release/cache2/entries/B8F72773935B2D3162696E1B96658C1F712FB2F7</text:p>
      <text:p text:style-name="Standard">home/dina/.cache/mozilla/firefox/2r5aslpp.default-release/cache2/entries/9D033246B88529920FD93FDFF568F2C5FB4176D6</text:p>
      <text:p text:style-name="Standard">home/dina/.cache/mozilla/firefox/2r5aslpp.default-release/cache2/entries/0C8137D1216BCB8D83DD119112559D9AC22EE464</text:p>
      <text:p text:style-name="Standard"><text:soft-page-break/>home/dina/.cache/mozilla/firefox/2r5aslpp.default-release/cache2/entries/0BA27CC335775E0AEF95F175240EA49AE0EFAD52</text:p>
      <text:p text:style-name="Standard">home/dina/.cache/mozilla/firefox/2r5aslpp.default-release/cache2/entries/B3002E990193929B0D21553B8D384750673B7DEA</text:p>
      <text:p text:style-name="Standard">home/dina/.cache/mozilla/firefox/2r5aslpp.default-release/cache2/entries/B072AF9BD03862537C4D3B6E54DEC8FBAF47E1F1</text:p>
      <text:p text:style-name="Standard">home/dina/.cache/mozilla/firefox/2r5aslpp.default-release/cache2/entries/28D42A2777CCE0AAEF822D4CA001DF8C8EB7148A</text:p>
      <text:p text:style-name="Standard">home/dina/.cache/mozilla/firefox/2r5aslpp.default-release/cache2/entries/32FF3F320E9B882AAA4E76CDEE57792CAB0D67C4</text:p>
      <text:p text:style-name="Standard">home/dina/.cache/mozilla/firefox/2r5aslpp.default-release/cache2/entries/568A234936848C9CB7FD9224A64A4AD1445D62A9</text:p>
      <text:p text:style-name="Standard">home/dina/.cache/mozilla/firefox/2r5aslpp.default-release/cache2/entries/D3BA46247B948FC5C29CE061307961B2E8A0A135</text:p>
      <text:p text:style-name="Standard">home/dina/.cache/mozilla/firefox/2r5aslpp.default-release/cache2/entries/EA6A7FE25287705B440C723BFC0CA71C8EAF7CCD</text:p>
      <text:p text:style-name="Standard">home/dina/.cache/mozilla/firefox/2r5aslpp.default-release/cache2/entries/F0D860E5B2C3405B86D5DA7D1E9325B80A265FE6</text:p>
      <text:p text:style-name="Standard">home/dina/.cache/mozilla/firefox/2r5aslpp.default-release/cache2/entries/D44F45ED061AC8D047753D40B39DFAD726592CF2</text:p>
      <text:p text:style-name="Standard">home/dina/.cache/mozilla/firefox/2r5aslpp.default-release/cache2/entries/514DF3A9A47B4C9F36527B7093D68C83D3170FD7</text:p>
      <text:p text:style-name="Standard">home/dina/.cache/mozilla/firefox/2r5aslpp.default-release/cache2/entries/47DC25F7463001E060BE2F947797AF4AF83A8888</text:p>
      <text:p text:style-name="Standard">home/dina/.cache/mozilla/firefox/2r5aslpp.default-release/cache2/entries/337084E3ADB59DB45F5F5474E257E27ABB4A29AF</text:p>
      <text:p text:style-name="Standard">home/dina/.cache/mozilla/firefox/2r5aslpp.default-release/cache2/entries/DCA79A01BB193FDB63B9E7BA8B2EFA865A8BFBA6</text:p>
      <text:p text:style-name="Standard">home/dina/.cache/mozilla/firefox/2r5aslpp.default-release/cache2/entries/847C87231CC2E89C248F65B7954AF12ADA6BE374</text:p>
      <text:p text:style-name="Standard">home/dina/.cache/mozilla/firefox/2r5aslpp.default-release/cache2/entries/2D0B54A234AFEA1CCF6FC222B11CCD1815B495F2</text:p>
      <text:p text:style-name="Standard">home/dina/.cache/mozilla/firefox/2r5aslpp.default-release/cache2/entries/02F0D98919760C4961E03578DC8A12C24AD3D0AC</text:p>
      <text:p text:style-name="Standard">home/dina/.cache/mozilla/firefox/2r5aslpp.default-release/cache2/entries/9FE57AD0A0384D94BE1B77F85F4301F61C578D56</text:p>
      <text:p text:style-name="Standard">home/dina/.cache/mozilla/firefox/2r5aslpp.default-release/cache2/entries/F32FA1CE82E3FD1CE9C26BCC346139CC7BDA33C7</text:p>
      <text:p text:style-name="Standard">home/dina/.cache/mozilla/firefox/2r5aslpp.default-release/cache2/entries/0EA2195FE28DA9E62F153FA7EE2B29B8C0F1F5B5</text:p>
      <text:p text:style-name="Standard">home/dina/.cache/mozilla/firefox/2r5aslpp.default-release/cache2/entries/DE89E4F5806FF93D7CA7ADB079350415EF2FD988</text:p>
      <text:p text:style-name="Standard">home/dina/.cache/mozilla/firefox/2r5aslpp.default-release/cache2/entries/914111F9D4CA419ADDB9A6D8E2A761AE8E26AEB0</text:p>
      <text:p text:style-name="Standard">home/dina/.cache/mozilla/firefox/2r5aslpp.default-release/cache2/entries/109D080055C1548CE320A422FD98DA1D5E1A5BC8</text:p>
      <text:p text:style-name="Standard">home/dina/.cache/mozilla/firefox/2r5aslpp.default-release/cache2/entries/1E2EF5E870C343B703491F8AA6D7F41EDA9F58D9</text:p>
      <text:p text:style-name="Standard"><text:soft-page-break/>home/dina/.cache/mozilla/firefox/2r5aslpp.default-release/cache2/entries/DD63D4F8DDD9FE6D97CC3B8E72D3883DA2174611</text:p>
      <text:p text:style-name="Standard">home/dina/.cache/mozilla/firefox/2r5aslpp.default-release/cache2/entries/FAB2C9038211EA6E4DCF0E227F96F44D544AB210</text:p>
      <text:p text:style-name="Standard">home/dina/.cache/mozilla/firefox/2r5aslpp.default-release/cache2/entries/5E765C84816BCDEDC5E6C8844779EACCD5EBEC62</text:p>
      <text:p text:style-name="Standard">home/dina/.cache/mozilla/firefox/2r5aslpp.default-release/cache2/entries/6D3439DB397DDCCAAB2354605678DEA6FB519F45</text:p>
      <text:p text:style-name="Standard">home/dina/.cache/mozilla/firefox/2r5aslpp.default-release/cache2/entries/C441057519D5F26A1C82B0C46DA31B6C968F10CC</text:p>
      <text:p text:style-name="Standard">home/dina/.cache/mozilla/firefox/2r5aslpp.default-release/cache2/entries/B6C43930A3CF42EC87CEFC81E7775DCA2DE5FB66</text:p>
      <text:p text:style-name="Standard">home/dina/.cache/mozilla/firefox/2r5aslpp.default-release/cache2/entries/2505E17CDC8155C5B5F78EC15C5EC11EC87813B6</text:p>
      <text:p text:style-name="Standard">home/dina/.cache/mozilla/firefox/2r5aslpp.default-release/cache2/entries/AC0A0568B6192A42E78AE3FE78BF7A9BFC2299D2</text:p>
      <text:p text:style-name="Standard">home/dina/.cache/mozilla/firefox/2r5aslpp.default-release/cache2/entries/D9E060FAE1AF295391EFA65AA57F2274967B91FE</text:p>
      <text:p text:style-name="Standard">home/dina/.cache/mozilla/firefox/2r5aslpp.default-release/cache2/entries/CBB235A04ECFC412396B859BCD810625BC1611BF</text:p>
      <text:p text:style-name="Standard">home/dina/.cache/mozilla/firefox/2r5aslpp.default-release/cache2/entries/61978D514AA23EA6399505418F3C2337CE45E7BD</text:p>
      <text:p text:style-name="Standard">home/dina/.cache/mozilla/firefox/2r5aslpp.default-release/cache2/entries/88E22C2277E4AB1BB64C76775FDD9084544890F5</text:p>
      <text:p text:style-name="Standard">home/dina/.cache/mozilla/firefox/2r5aslpp.default-release/cache2/entries/053C251733F13B5924603FC40E3D86199EB61967</text:p>
      <text:p text:style-name="Standard">home/dina/.cache/mozilla/firefox/2r5aslpp.default-release/cache2/entries/4C4A8BE2065326B8647AA206B3FA11E20308B521</text:p>
      <text:p text:style-name="Standard">home/dina/.cache/mozilla/firefox/2r5aslpp.default-release/cache2/entries/3DB6736909A2F89E43DFA8063B2372354D72B24B</text:p>
      <text:p text:style-name="Standard">home/dina/.cache/mozilla/firefox/2r5aslpp.default-release/cache2/entries/794A88C5DB6560EECDADA48AABF169BEADD6A23C</text:p>
      <text:p text:style-name="Standard">home/dina/.cache/mozilla/firefox/2r5aslpp.default-release/cache2/entries/C3AAD7BCDF1E3322A3A869BB69E91927DCAEEEA0</text:p>
      <text:p text:style-name="Standard">home/dina/.cache/mozilla/firefox/2r5aslpp.default-release/cache2/entries/B41683ABC57047A618A422CF225544FE4B5EE02C</text:p>
      <text:p text:style-name="Standard">home/dina/.cache/mozilla/firefox/2r5aslpp.default-release/cache2/entries/0AC1419A2CCF09BFDD397EB2E8CFD93BB5B374AF</text:p>
      <text:p text:style-name="Standard">home/dina/.cache/mozilla/firefox/2r5aslpp.default-release/cache2/entries/AA0A845CC7D1FDBE3E85D03DCB09697099D4D4ED</text:p>
      <text:p text:style-name="Standard">home/dina/.cache/mozilla/firefox/2r5aslpp.default-release/cache2/entries/30707838E177EFEAF6FA621384C1187CCE281FB4</text:p>
      <text:p text:style-name="Standard">home/dina/.cache/mozilla/firefox/2r5aslpp.default-release/cache2/entries/10E5D5C9DE85C50E93C38D45C6A591970009F867</text:p>
      <text:p text:style-name="Standard">home/dina/.cache/mozilla/firefox/2r5aslpp.default-release/cache2/entries/50993B6D85D8A819C9EFCCD0A7F232921135503D</text:p>
      <text:p text:style-name="Standard">home/dina/.cache/mozilla/firefox/2r5aslpp.default-release/cache2/entries/FC27FC7996DB92AE1AFBF84D8E5CB8FC84C3CA7F</text:p>
      <text:p text:style-name="Standard"><text:soft-page-break/>home/dina/.cache/mozilla/firefox/2r5aslpp.default-release/cache2/entries/004F5A9CE14AF423BBFA6F36CCA3E852C1EDB226</text:p>
      <text:p text:style-name="Standard">home/dina/.cache/mozilla/firefox/2r5aslpp.default-release/cache2/entries/24C9DF0972DD334A2DC66C223393C392A8C4BEF3</text:p>
      <text:p text:style-name="Standard">home/dina/.cache/mozilla/firefox/2r5aslpp.default-release/cache2/entries/C55AB52A14CC8921FB536F3BE2014BAF23A91E8F</text:p>
      <text:p text:style-name="Standard">home/dina/.cache/mozilla/firefox/2r5aslpp.default-release/cache2/entries/8B66DB003BC41275E03CC42655F63784FF6FF372</text:p>
      <text:p text:style-name="Standard">home/dina/.cache/mozilla/firefox/2r5aslpp.default-release/cache2/entries/70BD8C396405A73AE596940430BBA0EECD4EC738</text:p>
      <text:p text:style-name="Standard">home/dina/.cache/mozilla/firefox/2r5aslpp.default-release/cache2/entries/3E5B9ED5BCDBB73F59693551A3734B795BABADE5</text:p>
      <text:p text:style-name="Standard">home/dina/.cache/mozilla/firefox/2r5aslpp.default-release/cache2/entries/BC20D1A49D96084FF24DDEE07975DD51DDC13E39</text:p>
      <text:p text:style-name="Standard">home/dina/.cache/mozilla/firefox/2r5aslpp.default-release/cache2/entries/98BBF078A67314536E736BC62CCC65713E8F89A8</text:p>
      <text:p text:style-name="Standard">home/dina/.cache/mozilla/firefox/2r5aslpp.default-release/cache2/entries/4A8070D08FEE315AAC3CED7910159FB875925DC6</text:p>
      <text:p text:style-name="Standard">home/dina/.cache/mozilla/firefox/2r5aslpp.default-release/cache2/entries/1B9604EB3134C648F3107D3C9AA95376CEB9177B</text:p>
      <text:p text:style-name="Standard">home/dina/.cache/mozilla/firefox/2r5aslpp.default-release/cache2/entries/01F5C5D6BD769720A4092D089FD740CFBB2D6DF9</text:p>
      <text:p text:style-name="Standard">home/dina/.cache/mozilla/firefox/2r5aslpp.default-release/cache2/entries/91EEB197354CF57FD284A4D0BE23A2116B5F4473</text:p>
      <text:p text:style-name="Standard">home/dina/.cache/mozilla/firefox/2r5aslpp.default-release/cache2/entries/15C1EB0ACF8DE5A298B2BEF76149032D908685D2</text:p>
      <text:p text:style-name="Standard">home/dina/.cache/mozilla/firefox/2r5aslpp.default-release/cache2/entries/906C1CEBF30DB70E78D0E3EB060CD2A096F4F64C</text:p>
      <text:p text:style-name="Standard">home/dina/.cache/mozilla/firefox/2r5aslpp.default-release/cache2/entries/F6A64A4CD339C747DA3AF06DCD4C1AC367067B1C</text:p>
      <text:p text:style-name="Standard">home/dina/.cache/mozilla/firefox/2r5aslpp.default-release/cache2/entries/8BFF5E0B49C4AA9A3D7CEE8E2DA5CCED40C8707F</text:p>
      <text:p text:style-name="Standard">home/dina/.cache/mozilla/firefox/2r5aslpp.default-release/cache2/entries/69E3595C57ABDE00A9FB99D3686F9B5610A4809F</text:p>
      <text:p text:style-name="Standard">home/dina/.cache/mozilla/firefox/2r5aslpp.default-release/cache2/entries/9EC91A904F1439FEE9535BD64BE4A271E029363E</text:p>
      <text:p text:style-name="Standard">home/dina/.cache/mozilla/firefox/2r5aslpp.default-release/cache2/entries/700F00078C3CE504357EC821CFAE9C040BEF72DE</text:p>
      <text:p text:style-name="Standard">home/dina/.cache/mozilla/firefox/2r5aslpp.default-release/cache2/entries/861ED37D72880119433EFEADC8E18EC3ECF666CC</text:p>
      <text:p text:style-name="Standard">home/dina/.cache/mozilla/firefox/2r5aslpp.default-release/cache2/entries/B8277943DBB7EAE071C002A631458B8B28509563</text:p>
      <text:p text:style-name="Standard">home/dina/.cache/mozilla/firefox/2r5aslpp.default-release/cache2/entries/6433A95C1936CB9F5EE78ED069182E7D769C0815</text:p>
      <text:p text:style-name="Standard">home/dina/.cache/mozilla/firefox/2r5aslpp.default-release/cache2/entries/2BE972023C5A094BB5AAB42202260D22B4E3DA74</text:p>
      <text:p text:style-name="Standard">home/dina/.cache/mozilla/firefox/2r5aslpp.default-release/cache2/entries/C7652CEC3D544843BAC6A21019BF0F736B150B13</text:p>
      <text:p text:style-name="Standard"><text:soft-page-break/>home/dina/.cache/mozilla/firefox/2r5aslpp.default-release/cache2/entries/A739C4D939A4C2C8C9E95CF04CE4D92DC0FB3834</text:p>
      <text:p text:style-name="Standard">home/dina/.cache/mozilla/firefox/2r5aslpp.default-release/cache2/entries/656B2532C4416DF23BFD9AC21C6F43A3AA9E89AD</text:p>
      <text:p text:style-name="Standard">home/dina/.cache/mozilla/firefox/2r5aslpp.default-release/cache2/entries/DF62534703D6AF63C6CB5CEECB102FD16E3141DC</text:p>
      <text:p text:style-name="Standard">home/dina/.cache/mozilla/firefox/2r5aslpp.default-release/cache2/entries/0C9E9CAAE369847DC05C3F25608718AE6A61A8F0</text:p>
      <text:p text:style-name="Standard">home/dina/.cache/mozilla/firefox/2r5aslpp.default-release/cache2/entries/4856CC0156A123158998559238F5D39ECA0143D6</text:p>
      <text:p text:style-name="Standard">home/dina/.cache/mozilla/firefox/2r5aslpp.default-release/cache2/entries/15F40D4E46FEEE16350642BC2E1DAA7979806973</text:p>
      <text:p text:style-name="Standard">home/dina/.cache/mozilla/firefox/2r5aslpp.default-release/cache2/entries/9BC6C94B3A186FF0EF32D95C5F699D82DA6539DE</text:p>
      <text:p text:style-name="Standard">home/dina/.cache/mozilla/firefox/2r5aslpp.default-release/cache2/entries/78A5107C7AB35E668AC8DDF2ECBDF00E0B9CA3A0</text:p>
      <text:p text:style-name="Standard">home/dina/.cache/mozilla/firefox/2r5aslpp.default-release/cache2/entries/245FA84DBF196D6B7FF84493E22EA1E9A9A6F3F7</text:p>
      <text:p text:style-name="Standard">home/dina/.cache/mozilla/firefox/2r5aslpp.default-release/cache2/entries/D197A579B622B2548FBE7DC83A60D2BBE329317C</text:p>
      <text:p text:style-name="Standard">home/dina/.cache/mozilla/firefox/2r5aslpp.default-release/cache2/entries/2109D0D3AEBB124ABD61A8A39404391E620A803A</text:p>
      <text:p text:style-name="Standard">home/dina/.cache/mozilla/firefox/2r5aslpp.default-release/cache2/entries/E29C9CFE817B33DBC6D71D10547F22F371D0BC63</text:p>
      <text:p text:style-name="Standard">home/dina/.cache/mozilla/firefox/2r5aslpp.default-release/cache2/entries/BF69CFCE72DD30E741329804E087F164F6132B0D</text:p>
      <text:p text:style-name="Standard">home/dina/.cache/mozilla/firefox/2r5aslpp.default-release/cache2/entries/448584807AD2F3007E89F77A478389318CBE748E</text:p>
      <text:p text:style-name="Standard">home/dina/.cache/mozilla/firefox/2r5aslpp.default-release/cache2/entries/F9ABFD8FAD753C3920C59633D76AF27078110F7D</text:p>
      <text:p text:style-name="Standard">home/dina/.cache/mozilla/firefox/2r5aslpp.default-release/cache2/entries/50CE5E1F40E571170AFFF27440FC960E382211C7</text:p>
      <text:p text:style-name="Standard">home/dina/.cache/mozilla/firefox/2r5aslpp.default-release/cache2/entries/039090029E64BC91E87E77199A6A6BE11FC39B6F</text:p>
      <text:p text:style-name="Standard">home/dina/.cache/mozilla/firefox/2r5aslpp.default-release/cache2/entries/CC7A5CC5AF78BDC41B0B3966AEB431613031C6AD</text:p>
      <text:p text:style-name="Standard">home/dina/.cache/mozilla/firefox/2r5aslpp.default-release/cache2/entries/11FB4E09134210EF700FD167E297EC42CD7F1B8E</text:p>
      <text:p text:style-name="Standard">home/dina/.cache/mozilla/firefox/2r5aslpp.default-release/cache2/entries/DA32EC7AD67BA5D75AB58F02494AD4189D8A91A1</text:p>
      <text:p text:style-name="Standard">home/dina/.cache/mozilla/firefox/2r5aslpp.default-release/cache2/entries/D9AD56D8C04B7E53BE64151AC68EAEFFE697472F</text:p>
      <text:p text:style-name="Standard">home/dina/.cache/mozilla/firefox/2r5aslpp.default-release/cache2/entries/A49D7FB952050CBAA9883FBD87ED6816CB999FEB</text:p>
      <text:p text:style-name="Standard">home/dina/.cache/mozilla/firefox/2r5aslpp.default-release/cache2/entries/304C76B5BF45A35B0E20CABAA6B5212305E08A63</text:p>
      <text:p text:style-name="Standard">home/dina/.cache/mozilla/firefox/2r5aslpp.default-release/cache2/entries/581DAA9A22DD009E4CC4565CF7A887F3172CC7A9</text:p>
      <text:p text:style-name="Standard"><text:soft-page-break/>home/dina/.cache/mozilla/firefox/2r5aslpp.default-release/cache2/entries/FF349865574C891C8AD67ED1DA42978E458D8C02</text:p>
      <text:p text:style-name="Standard">home/dina/.cache/mozilla/firefox/2r5aslpp.default-release/cache2/entries/A14C69F5728D2C264FD5B47A2D8747A005B2177B</text:p>
      <text:p text:style-name="Standard">home/dina/.cache/mozilla/firefox/2r5aslpp.default-release/cache2/entries/A9D8552630CD5C4794285D8FF82B12C2D629DA5D</text:p>
      <text:p text:style-name="Standard">home/dina/.cache/mozilla/firefox/2r5aslpp.default-release/cache2/entries/86A77444029C4616EC4B4B983678F979EF98DFF5</text:p>
      <text:p text:style-name="Standard">home/dina/.cache/mozilla/firefox/2r5aslpp.default-release/cache2/entries/35C3D374BF5880519B03CB06B07D490A1A5881FF</text:p>
      <text:p text:style-name="Standard">home/dina/.cache/mozilla/firefox/2r5aslpp.default-release/cache2/entries/8540EC873F08CBAD5DF5121BD3BABF95624B4A14</text:p>
      <text:p text:style-name="Standard">home/dina/.cache/mozilla/firefox/2r5aslpp.default-release/cache2/entries/A752BE816C32A166B4212612D41570FEFDA0B4E8</text:p>
      <text:p text:style-name="Standard">home/dina/.cache/mozilla/firefox/2r5aslpp.default-release/cache2/entries/54F200619C1BEFE63E3577DDA5DF3EE8579F9BB9</text:p>
      <text:p text:style-name="Standard">home/dina/.cache/mozilla/firefox/2r5aslpp.default-release/cache2/entries/AC296CE74963C6BAA7278A8C1111BA9C0C31B74D</text:p>
      <text:p text:style-name="Standard">home/dina/.cache/mozilla/firefox/2r5aslpp.default-release/cache2/entries/8BFF4AC144CB0C38596B52D45FF632B5E147CA4C</text:p>
      <text:p text:style-name="Standard">home/dina/.cache/mozilla/firefox/2r5aslpp.default-release/cache2/entries/39BC835E867B8C4D42DFF71151568FF0576AE675</text:p>
      <text:p text:style-name="Standard">home/dina/.cache/mozilla/firefox/2r5aslpp.default-release/cache2/entries/627B28BE630527D8C6E50ABD978350C1A29E437A</text:p>
      <text:p text:style-name="Standard">home/dina/.cache/mozilla/firefox/2r5aslpp.default-release/cache2/entries/C86EC67AE8EF98E684F03AF31A10539E2389241C</text:p>
      <text:p text:style-name="Standard">home/dina/.cache/mozilla/firefox/2r5aslpp.default-release/cache2/entries/85A4ACD2EBEAC03D4235294F2334EBD6F7FA3094</text:p>
      <text:p text:style-name="Standard">home/dina/.cache/mozilla/firefox/2r5aslpp.default-release/cache2/entries/C98998A7870FE4ADB87A53653BB54F3B45FB14C0</text:p>
      <text:p text:style-name="Standard">home/dina/.cache/mozilla/firefox/2r5aslpp.default-release/cache2/entries/C6D5EDDB272AF5EB24C82DF3EDDB126545AFF342</text:p>
      <text:p text:style-name="Standard">home/dina/.cache/mozilla/firefox/2r5aslpp.default-release/cache2/entries/DF0CDE23AA0F44779E78EFEDFBAED16DB1B4DF40</text:p>
      <text:p text:style-name="Standard">home/dina/.cache/mozilla/firefox/2r5aslpp.default-release/cache2/entries/C93C171CDFCF72234BEC6356BD3F9D8519295C85</text:p>
      <text:p text:style-name="Standard">home/dina/.cache/mozilla/firefox/2r5aslpp.default-release/cache2/entries/C3D467EA1975F7DA4D6B7B4CAEA866450A7D58E9</text:p>
      <text:p text:style-name="Standard">home/dina/.cache/mozilla/firefox/2r5aslpp.default-release/cache2/entries/ED23D04770F39B963A7C14D5D49C1E5E72DD3B40</text:p>
      <text:p text:style-name="Standard">home/dina/.cache/mozilla/firefox/2r5aslpp.default-release/cache2/entries/22543D4F7D8D3AD5AC5B809317B9C73D0BFE740E</text:p>
      <text:p text:style-name="Standard">home/dina/.cache/mozilla/firefox/2r5aslpp.default-release/cache2/entries/79D344189791EF07F05E2C44BAE83C88A49E4357</text:p>
      <text:p text:style-name="Standard">home/dina/.cache/mozilla/firefox/2r5aslpp.default-release/cache2/entries/ECCE4BAC1820E5D2EA6BD1DCF1C67508A7256FBE</text:p>
      <text:p text:style-name="Standard">home/dina/.cache/mozilla/firefox/2r5aslpp.default-release/cache2/entries/0E010EEEEEC324AC2846CE2AB4C8656FBD7894D3</text:p>
      <text:p text:style-name="Standard"><text:soft-page-break/>home/dina/.cache/mozilla/firefox/2r5aslpp.default-release/cache2/entries/56BFC8960B7EE2981E19EF476FA085EEC509765F</text:p>
      <text:p text:style-name="Standard">home/dina/.cache/mozilla/firefox/2r5aslpp.default-release/cache2/entries/763B71EDCCB70C1DCDD266F15B838AAE1DA235A4</text:p>
      <text:p text:style-name="Standard">home/dina/.cache/mozilla/firefox/2r5aslpp.default-release/cache2/entries/0475C501FD6A5458272E206F1AE731ABB854072D</text:p>
      <text:p text:style-name="Standard">home/dina/.cache/mozilla/firefox/2r5aslpp.default-release/cache2/entries/F21CDF86B31FE28B5A969A1FF64E92955D291CDB</text:p>
      <text:p text:style-name="Standard">home/dina/.cache/mozilla/firefox/2r5aslpp.default-release/cache2/entries/03D557BEEED531D3CF7B08EA1FB0B6669DA3A8AB</text:p>
      <text:p text:style-name="Standard">home/dina/.cache/mozilla/firefox/2r5aslpp.default-release/cache2/entries/0C6D1C6F6F981CBDAF1A20AD28C04F0ABA1ED791</text:p>
      <text:p text:style-name="Standard">home/dina/.cache/mozilla/firefox/2r5aslpp.default-release/cache2/entries/91B3849A6610E2A78F0661EFEF5B29A7D8059222</text:p>
      <text:p text:style-name="Standard">home/dina/.cache/mozilla/firefox/2r5aslpp.default-release/cache2/entries/92499A4D279A10038D1B1609C5616F1DC2F238F0</text:p>
      <text:p text:style-name="Standard">home/dina/.cache/mozilla/firefox/2r5aslpp.default-release/cache2/entries/27A7070E41069A1D5BDE5C2666809015D9B466B0</text:p>
      <text:p text:style-name="Standard">home/dina/.cache/mozilla/firefox/2r5aslpp.default-release/cache2/entries/FAAFF2D7A68C3473F9FA4C72C86A234951E9D94B</text:p>
      <text:p text:style-name="Standard">home/dina/.cache/mozilla/firefox/2r5aslpp.default-release/cache2/entries/813E824B4A64B3C6C6523451FEBBEE0439EAB737</text:p>
      <text:p text:style-name="Standard">home/dina/.cache/mozilla/firefox/2r5aslpp.default-release/cache2/entries/D0AB1260F22271070AF67F85ADC18BD04EC7FC62</text:p>
      <text:p text:style-name="Standard">home/dina/.cache/mozilla/firefox/2r5aslpp.default-release/cache2/entries/D92F0AB05085B65605A1ED66B3B413C41AD48F0F</text:p>
      <text:p text:style-name="Standard">home/dina/.cache/mozilla/firefox/2r5aslpp.default-release/cache2/entries/169F155581A29CB6F193461D0A2F4114EB970ADD</text:p>
      <text:p text:style-name="Standard">home/dina/.cache/mozilla/firefox/2r5aslpp.default-release/cache2/entries/E95F47EF67B951659E7619CBBBF577438276095D</text:p>
      <text:p text:style-name="Standard">home/dina/.cache/mozilla/firefox/2r5aslpp.default-release/cache2/entries/C438306822DDDDABD67851836983C3E4529C5A95</text:p>
      <text:p text:style-name="Standard">home/dina/.cache/mozilla/firefox/2r5aslpp.default-release/cache2/entries/A2485CA878B94561B8DF885B7D78B54F7702B98A</text:p>
      <text:p text:style-name="Standard">home/dina/.cache/mozilla/firefox/2r5aslpp.default-release/cache2/entries/61E1916F738686F7FF1573624345DBB51C4D6A4E</text:p>
      <text:p text:style-name="Standard">home/dina/.cache/mozilla/firefox/2r5aslpp.default-release/cache2/entries/5F81FB0F285CE06889751B3046EB3FA4D9B029ED</text:p>
      <text:p text:style-name="Standard">home/dina/.cache/mozilla/firefox/2r5aslpp.default-release/cache2/entries/02824831D748CBCAA8835B916F588A04D98D9118</text:p>
      <text:p text:style-name="Standard">home/dina/.cache/mozilla/firefox/2r5aslpp.default-release/cache2/entries/E14678BDAC73B96FA03D8B15303343733F28C40A</text:p>
      <text:p text:style-name="Standard">home/dina/.cache/mozilla/firefox/2r5aslpp.default-release/cache2/entries/6B0C0CE412FEE72D9531F58143EC162E571FC5D7</text:p>
      <text:p text:style-name="Standard">home/dina/.cache/mozilla/firefox/2r5aslpp.default-release/cache2/entries/208397142D223B1C6635E926ABB4C64FA5C2D346</text:p>
      <text:p text:style-name="Standard">home/dina/.cache/mozilla/firefox/2r5aslpp.default-release/cache2/entries/FBB072BCB9DC1A430EB91F231128E690430F6362</text:p>
      <text:p text:style-name="Standard"><text:soft-page-break/>home/dina/.cache/mozilla/firefox/2r5aslpp.default-release/cache2/entries/C6FAF7F97D08513FEEC58905A17965EED0EC5065</text:p>
      <text:p text:style-name="Standard">home/dina/.cache/mozilla/firefox/2r5aslpp.default-release/cache2/entries/42CF9D4D2AEFF3C7E9E0EEAEB951349181C7B4AA</text:p>
      <text:p text:style-name="Standard">home/dina/.cache/mozilla/firefox/2r5aslpp.default-release/cache2/entries/72828D5E52383AF4371759D29BE4551AC074F517</text:p>
      <text:p text:style-name="Standard">home/dina/.cache/mozilla/firefox/2r5aslpp.default-release/cache2/entries/994041EDACEB2C5E74B7B2F12D3292219CB3D37E</text:p>
      <text:p text:style-name="Standard">home/dina/.cache/mozilla/firefox/2r5aslpp.default-release/cache2/entries/C0307BD77D94C44339783478FC5CB3A177374F42</text:p>
      <text:p text:style-name="Standard">home/dina/.cache/mozilla/firefox/2r5aslpp.default-release/cache2/entries/F2563E222D89509D9CB12AD5FD2D5AD3F1AAFA95</text:p>
      <text:p text:style-name="Standard">home/dina/.cache/mozilla/firefox/2r5aslpp.default-release/cache2/entries/07A1317A58D57C7EC31EE8ECB4C153FCFCD62BEF</text:p>
      <text:p text:style-name="Standard">home/dina/.cache/mozilla/firefox/2r5aslpp.default-release/cache2/entries/004DF80F9A91815841EA5283C5F9863683C509C1</text:p>
      <text:p text:style-name="Standard">home/dina/.cache/mozilla/firefox/2r5aslpp.default-release/cache2/entries/D86917C14EA87A13716C7DEDF3FB828152BC377B</text:p>
      <text:p text:style-name="Standard">home/dina/.cache/mozilla/firefox/2r5aslpp.default-release/cache2/entries/AFDBBFB2D19FDDE19BDAA5784CE0676D4A3E5239</text:p>
      <text:p text:style-name="Standard">home/dina/.cache/mozilla/firefox/2r5aslpp.default-release/cache2/entries/08EC3A6B07757A4E72BA149128A70BC845EEED2A</text:p>
      <text:p text:style-name="Standard">home/dina/.cache/mozilla/firefox/2r5aslpp.default-release/cache2/entries/6762E24BB9F66A6430B9C774503510453B4EBA21</text:p>
      <text:p text:style-name="Standard">home/dina/.cache/mozilla/firefox/2r5aslpp.default-release/cache2/entries/81E34BF5E03034B3197A1B480017672D26B259CF</text:p>
      <text:p text:style-name="Standard">home/dina/.cache/mozilla/firefox/2r5aslpp.default-release/cache2/entries/DA08B30FDADA5CDE03A7D1BF9AF8A8F3737713E8</text:p>
      <text:p text:style-name="Standard">home/dina/.cache/mozilla/firefox/2r5aslpp.default-release/cache2/entries/ED40EB966111DC9F8466D268B704E2FEF16AAB32</text:p>
      <text:p text:style-name="Standard">home/dina/.cache/mozilla/firefox/2r5aslpp.default-release/cache2/entries/4FA929DFF4B140818B113A7BA0BFDB494CB4CBE5</text:p>
      <text:p text:style-name="Standard">home/dina/.cache/mozilla/firefox/2r5aslpp.default-release/cache2/entries/25B6A8948F6357F3260BCC6FBBE12FE5C75EB200</text:p>
      <text:p text:style-name="Standard">home/dina/.cache/mozilla/firefox/2r5aslpp.default-release/cache2/entries/B6DA20832E7BB5DA566EE293119FEF986805B7B6</text:p>
      <text:p text:style-name="Standard">home/dina/.cache/mozilla/firefox/2r5aslpp.default-release/cache2/entries/7612EB180359E4086169729BD228E791FD79BE88</text:p>
      <text:p text:style-name="Standard">home/dina/.cache/mozilla/firefox/2r5aslpp.default-release/cache2/entries/69BBC74A16C11D81D1E36137D0B7E8E805CEF854</text:p>
      <text:p text:style-name="Standard">home/dina/.cache/mozilla/firefox/2r5aslpp.default-release/cache2/entries/D9C57237191F5A3D05E7F8B1F4654144C263DF10</text:p>
      <text:p text:style-name="Standard">home/dina/.cache/mozilla/firefox/2r5aslpp.default-release/cache2/entries/4687C2D375FC00136A98049729C6F39307B93100</text:p>
      <text:p text:style-name="Standard">home/dina/.cache/mozilla/firefox/2r5aslpp.default-release/cache2/entries/BAFA9D5B7623AAFF86E4FEBC98FBD995FDA227A5</text:p>
      <text:p text:style-name="Standard">home/dina/.cache/mozilla/firefox/2r5aslpp.default-release/cache2/entries/5CE53471F02CF3214883A152740862D1AAA3EEBE</text:p>
      <text:p text:style-name="Standard"><text:soft-page-break/>home/dina/.cache/mozilla/firefox/2r5aslpp.default-release/cache2/entries/150EAC9C10385B8E10E78AFC211AD06F7E0D9EDD</text:p>
      <text:p text:style-name="Standard">home/dina/.cache/mozilla/firefox/2r5aslpp.default-release/cache2/entries/25B1A043D4A1F8ADCF34EC7D8A95154A0F54796E</text:p>
      <text:p text:style-name="Standard">home/dina/.cache/mozilla/firefox/2r5aslpp.default-release/cache2/entries/0D1F4F3BB5470A421F882BBA990C7901743CE523</text:p>
      <text:p text:style-name="Standard">home/dina/.cache/mozilla/firefox/2r5aslpp.default-release/cache2/entries/C2C62CF80A11A42C5484749D5B893926E265C471</text:p>
      <text:p text:style-name="Standard">home/dina/.cache/mozilla/firefox/2r5aslpp.default-release/cache2/entries/46CFFDD73788CE777E2B6CB43335C658503BECA5</text:p>
      <text:p text:style-name="Standard">home/dina/.cache/mozilla/firefox/2r5aslpp.default-release/cache2/entries/1DCAC754DB37B2D7DD6F9F93C6D6151843950C77</text:p>
      <text:p text:style-name="Standard">home/dina/.cache/mozilla/firefox/2r5aslpp.default-release/cache2/entries/90C7C73165B33E2D3B99605A91FE27F0B0D55B0C</text:p>
      <text:p text:style-name="Standard">home/dina/.cache/mozilla/firefox/2r5aslpp.default-release/cache2/entries/EE6E5CB6F3966A80674147FCE51AAE643AF581F7</text:p>
      <text:p text:style-name="Standard">home/dina/.cache/mozilla/firefox/2r5aslpp.default-release/cache2/entries/943412D5D0356DC95FE3012308DF641CA3886D38</text:p>
      <text:p text:style-name="Standard">home/dina/.cache/mozilla/firefox/2r5aslpp.default-release/cache2/entries/917652E7F34C023926DC3E825263CC2F566C85B6</text:p>
      <text:p text:style-name="Standard">home/dina/.cache/mozilla/firefox/2r5aslpp.default-release/cache2/entries/E83BCC21D65A1F44C36A3CE9AA75FE62006BDB7C</text:p>
      <text:p text:style-name="Standard">home/dina/.cache/mozilla/firefox/2r5aslpp.default-release/cache2/entries/FA8458663EDE326A0E9C26971679A8F084044EFD</text:p>
      <text:p text:style-name="Standard">home/dina/.cache/mozilla/firefox/2r5aslpp.default-release/cache2/entries/93590B3F62B679D181EE3B9388426AA330CE503C</text:p>
      <text:p text:style-name="Standard">home/dina/.cache/mozilla/firefox/2r5aslpp.default-release/cache2/entries/8C1F7048CBB1A954BF818324716CA02A16E45AE6</text:p>
      <text:p text:style-name="Standard">home/dina/.cache/mozilla/firefox/2r5aslpp.default-release/cache2/entries/C03159E5DFB52EB12C3A333849439FB5E5A9CBC4</text:p>
      <text:p text:style-name="Standard">home/dina/.cache/mozilla/firefox/2r5aslpp.default-release/cache2/entries/1C549E7A61B3E548F1624E6947B53CE035A8368E</text:p>
      <text:p text:style-name="Standard">home/dina/.cache/mozilla/firefox/2r5aslpp.default-release/cache2/entries/4F081DC7D8C7FED65983A88393B57E0061C86751</text:p>
      <text:p text:style-name="Standard">home/dina/.cache/mozilla/firefox/2r5aslpp.default-release/cache2/entries/76554F8FBF56F947910A8264985518A50CE61BBC</text:p>
      <text:p text:style-name="Standard">home/dina/.cache/mozilla/firefox/2r5aslpp.default-release/cache2/entries/2506A6BBCD0E41B057AC0D1448C7A2C6280F4829</text:p>
      <text:p text:style-name="Standard">home/dina/.cache/mozilla/firefox/2r5aslpp.default-release/cache2/entries/B54164A1F59F2B911C4B1FC52FD78EDE04E9FA77</text:p>
      <text:p text:style-name="Standard">home/dina/.cache/mozilla/firefox/2r5aslpp.default-release/cache2/entries/96D276E781B73E1C945AD8C6BF74D92898CCC201</text:p>
      <text:p text:style-name="Standard">home/dina/.cache/mozilla/firefox/2r5aslpp.default-release/cache2/entries/3D16EDBE2EF1305F20CA2E7E9D86C8D3EBC2E53E</text:p>
      <text:p text:style-name="Standard">home/dina/.cache/mozilla/firefox/2r5aslpp.default-release/cache2/entries/A226AB8F63C98166CDD9D54ADB636480C32303C9</text:p>
      <text:p text:style-name="Standard">home/dina/.cache/mozilla/firefox/2r5aslpp.default-release/cache2/entries/CA34D434A57A8722994C9D83E1B299B21CA50F66</text:p>
      <text:p text:style-name="Standard"><text:soft-page-break/>home/dina/.cache/mozilla/firefox/2r5aslpp.default-release/cache2/entries/60D8625DE0896892C570E233222BE1E550980363</text:p>
      <text:p text:style-name="Standard">home/dina/.cache/mozilla/firefox/2r5aslpp.default-release/cache2/entries/5B5B91F0758C512114CBD77FC74172ADFF28E414</text:p>
      <text:p text:style-name="Standard">home/dina/.cache/mozilla/firefox/2r5aslpp.default-release/cache2/entries/C8175252C7C6855028AE3C832802B5442CC26ECD</text:p>
      <text:p text:style-name="Standard">home/dina/.cache/mozilla/firefox/2r5aslpp.default-release/cache2/entries/BEF3087062BF366D8249894D730E1B79314EB283</text:p>
      <text:p text:style-name="Standard">home/dina/.cache/mozilla/firefox/2r5aslpp.default-release/cache2/entries/2D2A5DCE9FE9AEE9E687238041AAAA918FE58572</text:p>
      <text:p text:style-name="Standard">home/dina/.cache/mozilla/firefox/2r5aslpp.default-release/cache2/entries/994C1CFF5A90CE20069FDDDE942DEDE755524A52</text:p>
      <text:p text:style-name="Standard">home/dina/.cache/mozilla/firefox/2r5aslpp.default-release/cache2/entries/00AC0CFC48DAD6E2F30985D271590C1AF27DF8FE</text:p>
      <text:p text:style-name="Standard">home/dina/.cache/mozilla/firefox/2r5aslpp.default-release/cache2/entries/4A290D0AD6065A803B516D820D5D4F0783885280</text:p>
      <text:p text:style-name="Standard">home/dina/.cache/mozilla/firefox/2r5aslpp.default-release/cache2/entries/E7E31E615C6F8AD9FCFF35432B6F05E756BD01FA</text:p>
      <text:p text:style-name="Standard">home/dina/.cache/mozilla/firefox/2r5aslpp.default-release/cache2/entries/C1B5A8A71111F7DE5CE87F508B27271E56F41E9A</text:p>
      <text:p text:style-name="Standard">home/dina/.cache/mozilla/firefox/2r5aslpp.default-release/cache2/entries/502F1B3109437435A58E4BB939D56D283518FABA</text:p>
      <text:p text:style-name="Standard">home/dina/.cache/mozilla/firefox/2r5aslpp.default-release/cache2/entries/1BAACC87E20392184398D4457610FD10EA048180</text:p>
      <text:p text:style-name="Standard">home/dina/.cache/mozilla/firefox/2r5aslpp.default-release/cache2/entries/2939B691832E9EA5E0A1C8CB51DDE85730BC17BA</text:p>
      <text:p text:style-name="Standard">home/dina/.cache/mozilla/firefox/2r5aslpp.default-release/cache2/entries/F9B2100A0C3D0D0556FABA6CF9B10413FD5777A6</text:p>
      <text:p text:style-name="Standard">home/dina/.cache/mozilla/firefox/2r5aslpp.default-release/cache2/entries/C57418AB5D7B67D5C3B8CFE116C4D9BD0AF0C391</text:p>
      <text:p text:style-name="Standard">home/dina/.cache/mozilla/firefox/2r5aslpp.default-release/cache2/entries/C7AD0BD965844854008446DCA1A6605D07805B3A</text:p>
      <text:p text:style-name="Standard">home/dina/.cache/mozilla/firefox/2r5aslpp.default-release/cache2/entries/614D69C41572F56E148E50496D2D0FA8C457C1DA</text:p>
      <text:p text:style-name="Standard">home/dina/.cache/mozilla/firefox/2r5aslpp.default-release/cache2/entries/5AA1C26FE181CD30242238D0DF194034C59B6758</text:p>
      <text:p text:style-name="Standard">home/dina/.cache/mozilla/firefox/2r5aslpp.default-release/cache2/entries/8D386308A92A05DA019EA7803C23737AA9696A8A</text:p>
      <text:p text:style-name="Standard">home/dina/.cache/mozilla/firefox/2r5aslpp.default-release/cache2/entries/0B3C32FC779E1E9E77D23B1C33CC01DAFDBD1279</text:p>
      <text:p text:style-name="Standard">home/dina/.cache/mozilla/firefox/2r5aslpp.default-release/cache2/entries/DB0725703F12A0841123400560BCCA23D87ADA59</text:p>
      <text:p text:style-name="Standard">home/dina/.cache/mozilla/firefox/2r5aslpp.default-release/cache2/entries/CCC200D9FC562376DE6289D1DC7B02B96B90128E</text:p>
      <text:p text:style-name="Standard">home/dina/.cache/mozilla/firefox/2r5aslpp.default-release/cache2/entries/E1ACEF777F0DE14A49A547E164C2EE0D49880022</text:p>
      <text:p text:style-name="Standard">home/dina/.cache/mozilla/firefox/2r5aslpp.default-release/cache2/entries/5985A547E35D19A8B259B0BBF5DBF287B964FBAA</text:p>
      <text:p text:style-name="Standard"><text:soft-page-break/>home/dina/.cache/mozilla/firefox/2r5aslpp.default-release/cache2/entries/8D787FED138ABEC8D72BAC2D5F32FD345D2F3315</text:p>
      <text:p text:style-name="Standard">home/dina/.cache/mozilla/firefox/2r5aslpp.default-release/cache2/entries/DA169DE24E4E1EFE3B55795F16EF3E337A56BFC4</text:p>
      <text:p text:style-name="Standard">home/dina/.cache/mozilla/firefox/2r5aslpp.default-release/cache2/entries/4E3295F5F7328097CD67BFEB539B012768E89ED4</text:p>
      <text:p text:style-name="Standard">home/dina/.cache/mozilla/firefox/2r5aslpp.default-release/cache2/entries/81E0699FE56F93F81772C12B102D75EDEDDB90D0</text:p>
      <text:p text:style-name="Standard">home/dina/.cache/mozilla/firefox/2r5aslpp.default-release/cache2/entries/BF0D66CA6A808CD107E88CE75129B85C273DAD43</text:p>
      <text:p text:style-name="Standard">home/dina/.cache/mozilla/firefox/2r5aslpp.default-release/cache2/entries/D75E88EFA5BC328CB412514291554CBD7749A64B</text:p>
      <text:p text:style-name="Standard">home/dina/.cache/mozilla/firefox/2r5aslpp.default-release/cache2/entries/7CA76179963AFC38B23C310D6EEB616D27E30083</text:p>
      <text:p text:style-name="Standard">home/dina/.cache/mozilla/firefox/2r5aslpp.default-release/cache2/entries/3ECBEEDE149EE4D24F9067756908DFD91EB846E0</text:p>
      <text:p text:style-name="Standard">home/dina/.cache/mozilla/firefox/2r5aslpp.default-release/cache2/entries/F74BC09AB4903BA689AC98C25D93F10187B07C5A</text:p>
      <text:p text:style-name="Standard">home/dina/.cache/mozilla/firefox/2r5aslpp.default-release/cache2/entries/B3A919BC8E62923347CE16725BE0044BD1E58980</text:p>
      <text:p text:style-name="Standard">home/dina/.cache/mozilla/firefox/2r5aslpp.default-release/cache2/entries/FD7A3DB8A8B6F048BA3664C18E8C5AB794A23286</text:p>
      <text:p text:style-name="Standard">home/dina/.cache/mozilla/firefox/2r5aslpp.default-release/cache2/entries/04B2355BA27A097C3BF6DEB3BF899E80BEE229A0</text:p>
      <text:p text:style-name="Standard">home/dina/.cache/mozilla/firefox/2r5aslpp.default-release/cache2/entries/9E573AD939B7067CDB2BD2C421A89443D90D13A5</text:p>
      <text:p text:style-name="Standard">home/dina/.cache/mozilla/firefox/2r5aslpp.default-release/cache2/entries/ADCC144EF4F472B95F0CD431A61A97E50DD565EE</text:p>
      <text:p text:style-name="Standard">home/dina/.cache/mozilla/firefox/2r5aslpp.default-release/cache2/entries/DFB0B41704EC57BD2D520E466F9A47AEE6E34F1B</text:p>
      <text:p text:style-name="Standard">home/dina/.cache/mozilla/firefox/2r5aslpp.default-release/cache2/entries/7F900378CF8FDACC7A28FE76755AE0E901F03394</text:p>
      <text:p text:style-name="Standard">home/dina/.cache/mozilla/firefox/2r5aslpp.default-release/cache2/entries/D61C37F373AD8427DFA95E6F6F21244D659EAD74</text:p>
      <text:p text:style-name="Standard">home/dina/.cache/mozilla/firefox/2r5aslpp.default-release/cache2/entries/2FBFCB24AA0487B892EC3E92CCC17A5042A6BB77</text:p>
      <text:p text:style-name="Standard">home/dina/.cache/mozilla/firefox/2r5aslpp.default-release/cache2/entries/9150DAF4E1018620768A8E635D734A30240890DC</text:p>
      <text:p text:style-name="Standard">home/dina/.cache/mozilla/firefox/2r5aslpp.default-release/cache2/entries/DED672FC0C9F1618408173DCBEFB40D76E8519F5</text:p>
      <text:p text:style-name="Standard">home/dina/.cache/mozilla/firefox/2r5aslpp.default-release/cache2/entries/76373C702A5B474E8E6010D359F5554FF325C52E</text:p>
      <text:p text:style-name="Standard">home/dina/.cache/mozilla/firefox/2r5aslpp.default-release/cache2/entries/DBEDC5FFA34A6CD3F62FA3A5082A8B9654A6E49B</text:p>
      <text:p text:style-name="Standard">home/dina/.cache/mozilla/firefox/2r5aslpp.default-release/cache2/entries/D74E20C785039923F64DAF4840C8B48A1FB80296</text:p>
      <text:p text:style-name="Standard">home/dina/.cache/mozilla/firefox/2r5aslpp.default-release/cache2/entries/795DDFCD2BA39628D3F3E10CD63063F269B97B00</text:p>
      <text:p text:style-name="Standard"><text:soft-page-break/>home/dina/.cache/mozilla/firefox/2r5aslpp.default-release/cache2/entries/316B6D735B8872EB48003C8A339428D7B8828F6C</text:p>
      <text:p text:style-name="Standard">home/dina/.cache/mozilla/firefox/2r5aslpp.default-release/cache2/entries/E1C34D601C138B8CE6EC39DD4E50EE729A6AB809</text:p>
      <text:p text:style-name="Standard">home/dina/.cache/mozilla/firefox/2r5aslpp.default-release/cache2/entries/AD26DAEF4F8708FC409F06ED467251E2C1A97466</text:p>
      <text:p text:style-name="Standard">home/dina/.cache/mozilla/firefox/2r5aslpp.default-release/cache2/entries/1CE6057B35D16A8C2EFDE880B689D5D225CD4D7D</text:p>
      <text:p text:style-name="Standard">home/dina/.cache/mozilla/firefox/2r5aslpp.default-release/cache2/entries/10FB1EC40AC161D1BF21C3C6210C9294F3C0CCCD</text:p>
      <text:p text:style-name="Standard">home/dina/.cache/mozilla/firefox/2r5aslpp.default-release/cache2/entries/DCF8C97B23570617A7AC7B64BFA2C972F2E4ED2F</text:p>
      <text:p text:style-name="Standard">home/dina/.cache/mozilla/firefox/2r5aslpp.default-release/cache2/entries/B81B589BD54558EBAEE79B13BA13478DF11DFDFA</text:p>
      <text:p text:style-name="Standard">home/dina/.cache/mozilla/firefox/2r5aslpp.default-release/cache2/entries/7269DAF8B5DBFFE4A3A61E9C17F4085D752D9B2F</text:p>
      <text:p text:style-name="Standard">home/dina/.cache/mozilla/firefox/2r5aslpp.default-release/cache2/entries/3C9C8D9BC78214C724E2711B721A2D40568F4821</text:p>
      <text:p text:style-name="Standard">home/dina/.cache/mozilla/firefox/2r5aslpp.default-release/cache2/entries/8BD8E063E5E4AEFBFE6749C8B2E792E2B06C892F</text:p>
      <text:p text:style-name="Standard">home/dina/.cache/mozilla/firefox/2r5aslpp.default-release/cache2/entries/F266FF6B658D9F53E61175C549A98D7B56F96DF6</text:p>
      <text:p text:style-name="Standard">home/dina/.cache/mozilla/firefox/2r5aslpp.default-release/cache2/entries/4F18972F75732979AACB34F316C5319A834FDFE7</text:p>
      <text:p text:style-name="Standard">home/dina/.cache/mozilla/firefox/2r5aslpp.default-release/cache2/entries/B642E2A90AA3A9BB594AAEB8CF843C8D8EA519D2</text:p>
      <text:p text:style-name="Standard">home/dina/.cache/mozilla/firefox/2r5aslpp.default-release/cache2/entries/1CDD21A682FD9261D1B699E68DE20D8DFE79AFD3</text:p>
      <text:p text:style-name="Standard">home/dina/.cache/mozilla/firefox/2r5aslpp.default-release/cache2/entries/B4D886331761ABB330FC8C7665F5C738D703A5E2</text:p>
      <text:p text:style-name="Standard">home/dina/.cache/mozilla/firefox/2r5aslpp.default-release/cache2/entries/A26858ED52B43273628ABA7C1C1D770FB3B90CBC</text:p>
      <text:p text:style-name="Standard">home/dina/.cache/mozilla/firefox/2r5aslpp.default-release/cache2/entries/559A048F74FDA137CDDEBED785ED7CB9AD7E5394</text:p>
      <text:p text:style-name="Standard">home/dina/.cache/mozilla/firefox/2r5aslpp.default-release/cache2/entries/2D487D4272680F71C8695CAB3E97D5569D27C12C</text:p>
      <text:p text:style-name="Standard">home/dina/.cache/mozilla/firefox/2r5aslpp.default-release/cache2/entries/48B0ECBEC76C7A650AFBD8B6496B5B901836EA7A</text:p>
      <text:p text:style-name="Standard">home/dina/.cache/mozilla/firefox/2r5aslpp.default-release/cache2/entries/1F7E0C7E439E95138CD96CF536D85F4BCE8E6B74</text:p>
      <text:p text:style-name="Standard">home/dina/.cache/mozilla/firefox/2r5aslpp.default-release/cache2/entries/723DE74C427FED118BAD9646ADBC70767B69E9FA</text:p>
      <text:p text:style-name="Standard">home/dina/.cache/mozilla/firefox/2r5aslpp.default-release/cache2/entries/C86395C4B21116FBE085E9F86ED18DE486B04E4F</text:p>
      <text:p text:style-name="Standard">home/dina/.cache/mozilla/firefox/2r5aslpp.default-release/cache2/entries/3F965E4BA59EC997D533C0CCCDACE6E485E20B21</text:p>
      <text:p text:style-name="Standard">home/dina/.cache/mozilla/firefox/2r5aslpp.default-release/cache2/entries/E8077A7C179FB4CDE5AA06021271816E53405946</text:p>
      <text:p text:style-name="Standard"><text:soft-page-break/>home/dina/.cache/mozilla/firefox/2r5aslpp.default-release/cache2/entries/CD7044E112869530F8DFF65D6052D5FF383547A6</text:p>
      <text:p text:style-name="Standard">home/dina/.cache/mozilla/firefox/2r5aslpp.default-release/cache2/entries/E6D19803943A47CD1B99EBD6F9601105D9F80388</text:p>
      <text:p text:style-name="Standard">home/dina/.cache/mozilla/firefox/2r5aslpp.default-release/cache2/entries/54A52B7314B766473EF1DF9D08326B83B4784CB7</text:p>
      <text:p text:style-name="Standard">home/dina/.cache/mozilla/firefox/2r5aslpp.default-release/cache2/entries/6FAA086343198AFFAC1671DB72F4D255245A4504</text:p>
      <text:p text:style-name="Standard">home/dina/.cache/mozilla/firefox/2r5aslpp.default-release/cache2/entries/D94A678A2549B8A6C46FD1D1E3BF56749C7D416E</text:p>
      <text:p text:style-name="Standard">home/dina/.cache/mozilla/firefox/2r5aslpp.default-release/cache2/entries/31FDF3C832ACB964D3CE284FE079A21063299BB4</text:p>
      <text:p text:style-name="Standard">home/dina/.cache/mozilla/firefox/2r5aslpp.default-release/cache2/entries/C2AE9119DA986C2E6084ABFDEEC978EA07B29A7A</text:p>
      <text:p text:style-name="Standard">home/dina/.cache/mozilla/firefox/2r5aslpp.default-release/cache2/entries/EED04D9C43E90155A2F80AD3ED4E71D25EDEBFFD</text:p>
      <text:p text:style-name="Standard">home/dina/.cache/mozilla/firefox/2r5aslpp.default-release/cache2/entries/82EBE12DC9FD015218A81BE4E91DDD9F41D7DE21</text:p>
      <text:p text:style-name="Standard">home/dina/.cache/mozilla/firefox/2r5aslpp.default-release/cache2/entries/E64DD3D9F1A443E98BC6C0A9CBCDB3D3023B853C</text:p>
      <text:p text:style-name="Standard">home/dina/.cache/mozilla/firefox/2r5aslpp.default-release/cache2/entries/F6B3A8FEC1B9BF89D6BBA6B0C50607FD0ADEA1D3</text:p>
      <text:p text:style-name="Standard">home/dina/.cache/mozilla/firefox/2r5aslpp.default-release/cache2/entries/D7B1A7DEEC73EDAE5E7CF07D85C71CAF6EBE4E99</text:p>
      <text:p text:style-name="Standard">home/dina/.cache/mozilla/firefox/2r5aslpp.default-release/cache2/entries/C0C88C37BB85B5A52784D50C15699493B3716DED</text:p>
      <text:p text:style-name="Standard">home/dina/.cache/mozilla/firefox/2r5aslpp.default-release/cache2/entries/A36E1317A91212AC1B3E7A3A26A1BD886CFF14A0</text:p>
      <text:p text:style-name="Standard">home/dina/.cache/mozilla/firefox/2r5aslpp.default-release/cache2/entries/9AEDD9FD60D2B36C477F85258708EF6B5A9258D5</text:p>
      <text:p text:style-name="Standard">home/dina/.cache/mozilla/firefox/2r5aslpp.default-release/cache2/entries/FE393992E8746FB83B0342D0B4793FFA4E7F9351</text:p>
      <text:p text:style-name="Standard">home/dina/.cache/mozilla/firefox/2r5aslpp.default-release/cache2/entries/569170AF282A21B4DDFECB2F38E017D4D4EC6BFD</text:p>
      <text:p text:style-name="Standard">home/dina/.cache/mozilla/firefox/2r5aslpp.default-release/cache2/entries/E33659FF843C82A6EDEE43A5266448B24F56D287</text:p>
      <text:p text:style-name="Standard">home/dina/.cache/mozilla/firefox/2r5aslpp.default-release/cache2/entries/B326DAAE397E035E7A22F7D9F900C0CA4776EAC6</text:p>
      <text:p text:style-name="Standard">home/dina/.cache/mozilla/firefox/2r5aslpp.default-release/cache2/entries/E49F3D32013A134CE550CDB977A3C7D9B9D5B644</text:p>
      <text:p text:style-name="Standard">home/dina/.cache/mozilla/firefox/2r5aslpp.default-release/cache2/entries/156AD1B2B1ACE8B40F7EF0DD89BE1967A4BA05B3</text:p>
      <text:p text:style-name="Standard">home/dina/.cache/mozilla/firefox/2r5aslpp.default-release/cache2/entries/D5EAC73EB385D9EB6AC5547209BCB89602B2A536</text:p>
      <text:p text:style-name="Standard">home/dina/.cache/mozilla/firefox/2r5aslpp.default-release/cache2/entries/31B26C3BBF638CAF1CDDA15E391DFA098925A937</text:p>
      <text:p text:style-name="Standard">home/dina/.cache/mozilla/firefox/2r5aslpp.default-release/cache2/entries/29D087C55A4906978A6ADD42E23A9E075326424D</text:p>
      <text:p text:style-name="Standard"><text:soft-page-break/>home/dina/.cache/mozilla/firefox/2r5aslpp.default-release/cache2/entries/BEA561F39834DF99C381F0047506398D04340C16</text:p>
      <text:p text:style-name="Standard">home/dina/.cache/mozilla/firefox/2r5aslpp.default-release/cache2/entries/21D7E730A1D3FF9CB44D82FE3000057CBEB07BE0</text:p>
      <text:p text:style-name="Standard">home/dina/.cache/mozilla/firefox/2r5aslpp.default-release/cache2/entries/6CBC390358DB0971B3C054D1F8EA356188C3BC5B</text:p>
      <text:p text:style-name="Standard">home/dina/.cache/mozilla/firefox/2r5aslpp.default-release/cache2/entries/B6FF13AF4C058384FACD4184B4849DEF9F6D8A91</text:p>
      <text:p text:style-name="Standard">home/dina/.cache/mozilla/firefox/2r5aslpp.default-release/cache2/entries/04F92578828F5A52EC9A151D16F8DBB1BFFCEB12</text:p>
      <text:p text:style-name="Standard">home/dina/.cache/mozilla/firefox/2r5aslpp.default-release/cache2/entries/EC7B20162D84CB958A05B13A25523F1BE62CD366</text:p>
      <text:p text:style-name="Standard">home/dina/.cache/mozilla/firefox/2r5aslpp.default-release/cache2/entries/80A30DD54EB99C604A07025D07C2BDE914FB40C4</text:p>
      <text:p text:style-name="Standard">home/dina/.cache/mozilla/firefox/2r5aslpp.default-release/cache2/entries/F9E63FA04D47B9172D855F95A2258FB49B1F2351</text:p>
      <text:p text:style-name="Standard">home/dina/.cache/mozilla/firefox/2r5aslpp.default-release/cache2/entries/CFE9C90F161EA4C2D121D6FE1CB587A92F0FC66C</text:p>
      <text:p text:style-name="Standard">home/dina/.cache/mozilla/firefox/2r5aslpp.default-release/cache2/entries/5A11E3704AC7B72CF00053EFA46251A0C6CFFCFD</text:p>
      <text:p text:style-name="Standard">home/dina/.cache/mozilla/firefox/2r5aslpp.default-release/cache2/entries/E7837ECA1A7DCA16E7373A76156366C8366BBAAA</text:p>
      <text:p text:style-name="Standard">home/dina/.cache/mozilla/firefox/2r5aslpp.default-release/cache2/entries/560B16FE22D34B921D210CBCA4D8D7C2AA6348F9</text:p>
      <text:p text:style-name="Standard">home/dina/.cache/mozilla/firefox/2r5aslpp.default-release/cache2/entries/70384AA56DF7AB3E8C0D0050D66657ECDBF18660</text:p>
      <text:p text:style-name="Standard">home/dina/.cache/mozilla/firefox/2r5aslpp.default-release/cache2/entries/6ADE03EDED3097BC087919AE1FE1620FBD2F215A</text:p>
      <text:p text:style-name="Standard">home/dina/.cache/mozilla/firefox/2r5aslpp.default-release/cache2/entries/8A4AE84DF10D97109A0C55883C89AEDE5A6EB6CF</text:p>
      <text:p text:style-name="Standard">home/dina/.cache/mozilla/firefox/2r5aslpp.default-release/cache2/entries/2CFB2443E93FA76B7C264FE0659296DAE0AF7ED2</text:p>
      <text:p text:style-name="Standard">home/dina/.cache/mozilla/firefox/2r5aslpp.default-release/cache2/entries/32595C7C6F6D290CBA9890C81502FCAC9CE92D88</text:p>
      <text:p text:style-name="Standard">home/dina/.cache/mozilla/firefox/2r5aslpp.default-release/cache2/entries/03927F696094FC5D91FCA39F13A1E2554C0E6BEB</text:p>
      <text:p text:style-name="Standard">home/dina/.cache/mozilla/firefox/2r5aslpp.default-release/cache2/entries/3F0D75819BB8FA063685545230B9988E3F96DDC4</text:p>
      <text:p text:style-name="Standard">home/dina/.cache/mozilla/firefox/2r5aslpp.default-release/cache2/entries/47EA6127F5A3CCDCA15359EB75AD67918101F29E</text:p>
      <text:p text:style-name="Standard">home/dina/.cache/mozilla/firefox/2r5aslpp.default-release/cache2/entries/16D564F82B0ED190CDB802C4406A7F48C066A9FE</text:p>
      <text:p text:style-name="Standard">home/dina/.cache/mozilla/firefox/2r5aslpp.default-release/cache2/entries/8C23BEFA5AAE5F315C19EFE8EB857264E283C7E9</text:p>
      <text:p text:style-name="Standard">home/dina/.cache/mozilla/firefox/2r5aslpp.default-release/cache2/entries/696480F4D0CF44172D96CBD97B6C1E18EE7BB1E1</text:p>
      <text:p text:style-name="Standard">home/dina/.cache/mozilla/firefox/2r5aslpp.default-release/cache2/entries/6AEE61E9B28C0F504C894C887FDC930E94827099</text:p>
      <text:p text:style-name="Standard"><text:soft-page-break/>home/dina/.cache/mozilla/firefox/2r5aslpp.default-release/cache2/entries/AB74604127E7FF59178E3AE667812F6C5CF637E8</text:p>
      <text:p text:style-name="Standard">home/dina/.cache/mozilla/firefox/2r5aslpp.default-release/cache2/entries/FB0F06CE695E32793C75A95C207ECEC03CBDC2EF</text:p>
      <text:p text:style-name="Standard">home/dina/.cache/mozilla/firefox/2r5aslpp.default-release/cache2/entries/FE545CEAB118A457BE5772C100EB2BB56E334533</text:p>
      <text:p text:style-name="Standard">home/dina/.cache/mozilla/firefox/2r5aslpp.default-release/cache2/entries/5AC8BE291AC6E252A970142EAA1EA544F9A538F1</text:p>
      <text:p text:style-name="Standard">home/dina/.cache/mozilla/firefox/2r5aslpp.default-release/cache2/entries/90D2374BBB78FD3C174AA1F0C1882FEAF19B069E</text:p>
      <text:p text:style-name="Standard">home/dina/.cache/mozilla/firefox/2r5aslpp.default-release/cache2/entries/C38828A589826967E45869A06026E590014D271E</text:p>
      <text:p text:style-name="Standard">home/dina/.cache/mozilla/firefox/2r5aslpp.default-release/cache2/entries/0049E003CF628695BC551A152C4E093C041CBF15</text:p>
      <text:p text:style-name="Standard">home/dina/.cache/mozilla/firefox/2r5aslpp.default-release/cache2/entries/B0F64C39DBFF64DA1ECFA0DACF0F3173C03EB076</text:p>
      <text:p text:style-name="Standard">home/dina/.cache/mozilla/firefox/2r5aslpp.default-release/cache2/entries/340E7A8F53D5375F493B6174538622051FFC5C51</text:p>
      <text:p text:style-name="Standard">home/dina/.cache/mozilla/firefox/2r5aslpp.default-release/cache2/entries/26B8CAB0E596FFCBCFE2A2F32AC348E5EAFD72DE</text:p>
      <text:p text:style-name="Standard">home/dina/.cache/mozilla/firefox/2r5aslpp.default-release/cache2/entries/DE1D992439589907DC4F23ED8555B8872EE18A5C</text:p>
      <text:p text:style-name="Standard">home/dina/.cache/mozilla/firefox/2r5aslpp.default-release/cache2/entries/0A4DDCC11CEBCDAD66490C2477115E613EE22753</text:p>
      <text:p text:style-name="Standard">home/dina/.cache/mozilla/firefox/2r5aslpp.default-release/cache2/entries/9A68632998C7CB64CE0B7E4A206DA379BDC93647</text:p>
      <text:p text:style-name="Standard">home/dina/.cache/mozilla/firefox/2r5aslpp.default-release/cache2/entries/A1F44DB0EFC07D6C4086318F6EDDA73F5B8A46AD</text:p>
      <text:p text:style-name="Standard">home/dina/.cache/mozilla/firefox/2r5aslpp.default-release/cache2/entries/1D99505411531C4FCC5C0E86C22034DBB1D306C8</text:p>
      <text:p text:style-name="Standard">home/dina/.cache/mozilla/firefox/2r5aslpp.default-release/cache2/entries/13498D37A86991036D0FD65D1DCF1C79B90E1311</text:p>
      <text:p text:style-name="Standard">home/dina/.cache/mozilla/firefox/2r5aslpp.default-release/cache2/entries/588C6169871741EDCCE68034B5B704CE2530CA98</text:p>
      <text:p text:style-name="Standard">home/dina/.cache/mozilla/firefox/2r5aslpp.default-release/cache2/entries/983C94EA56464EE1631F70942611FC4808EA4407</text:p>
      <text:p text:style-name="Standard">home/dina/.cache/mozilla/firefox/2r5aslpp.default-release/cache2/entries/F12A649E18E67E004FEDEF6E27E1F917CDA62A09</text:p>
      <text:p text:style-name="Standard">home/dina/.cache/mozilla/firefox/2r5aslpp.default-release/cache2/entries/2C6A2EE53D1F56E509524214346977D31A509B3B</text:p>
      <text:p text:style-name="Standard">home/dina/.cache/mozilla/firefox/2r5aslpp.default-release/cache2/entries/33D436CED863DB3B50F2CE14FA7FC967C43935F6</text:p>
      <text:p text:style-name="Standard">home/dina/.cache/mozilla/firefox/2r5aslpp.default-release/cache2/entries/84EAEE0CBF4C21AD3DFA515B29C634F663F1DBE1</text:p>
      <text:p text:style-name="Standard">home/dina/.cache/mozilla/firefox/2r5aslpp.default-release/cache2/entries/4F168E78C13B3D6987DA98DB8EE520564A8BE6D4</text:p>
      <text:p text:style-name="Standard">home/dina/.cache/mozilla/firefox/2r5aslpp.default-release/cache2/entries/06801A7BE814B30AB23204CC03DC95615D46D160</text:p>
      <text:p text:style-name="Standard"><text:soft-page-break/>home/dina/.cache/mozilla/firefox/2r5aslpp.default-release/cache2/entries/0544268AADD3888A1F6CE22CE19F29567999CA41</text:p>
      <text:p text:style-name="Standard">home/dina/.cache/mozilla/firefox/2r5aslpp.default-release/cache2/entries/447A27C11A71ED2C0F7657383EDA5931402819A3</text:p>
      <text:p text:style-name="Standard">home/dina/.cache/mozilla/firefox/2r5aslpp.default-release/cache2/entries/696F6999BE644C816C3A2C7FC862D0E50862D52E</text:p>
      <text:p text:style-name="Standard">home/dina/.cache/mozilla/firefox/2r5aslpp.default-release/cache2/entries/9AFBFC630E6460DAC9AA9D31BEFF3A025DA312C7</text:p>
      <text:p text:style-name="Standard">home/dina/.cache/mozilla/firefox/2r5aslpp.default-release/cache2/entries/6A80D57D48FE203F39AD737AC93D3D1D65BB42EB</text:p>
      <text:p text:style-name="Standard">home/dina/.cache/mozilla/firefox/2r5aslpp.default-release/cache2/entries/8D8964687FF2EB5BA4B2F8342B48769465CE56D2</text:p>
      <text:p text:style-name="Standard">home/dina/.cache/mozilla/firefox/2r5aslpp.default-release/cache2/entries/077752BEF4DBABAA03E6783B4C7C12E573F9E0F8</text:p>
      <text:p text:style-name="Standard">home/dina/.cache/mozilla/firefox/2r5aslpp.default-release/cache2/entries/65F509E898204FFF49F5ACBA3901989BD4553CE5</text:p>
      <text:p text:style-name="Standard">home/dina/.cache/mozilla/firefox/2r5aslpp.default-release/cache2/entries/E585E203C6B4793052FBB2C0E59835B2DFD4A41E</text:p>
      <text:p text:style-name="Standard">home/dina/.cache/mozilla/firefox/2r5aslpp.default-release/cache2/entries/CFCCBA9DAB0559A011620F23DC246FB3099B22B6</text:p>
      <text:p text:style-name="Standard">home/dina/.cache/mozilla/firefox/2r5aslpp.default-release/cache2/entries/4DDF99D0461C50BB47DC9EC040A8AD4C9355497C</text:p>
      <text:p text:style-name="Standard">home/dina/.cache/mozilla/firefox/2r5aslpp.default-release/cache2/entries/5A3B4B81CAA0A184AA442097D6D406BCD82EDD56</text:p>
      <text:p text:style-name="Standard">home/dina/.cache/mozilla/firefox/2r5aslpp.default-release/cache2/entries/48F07F3BE302BE29551019B384A989773B0FB913</text:p>
      <text:p text:style-name="Standard">home/dina/.cache/mozilla/firefox/2r5aslpp.default-release/cache2/entries/0859FB8F6D696B4D6622AA011D2D382B1258D784</text:p>
      <text:p text:style-name="Standard">home/dina/.cache/mozilla/firefox/2r5aslpp.default-release/cache2/entries/9FDB0305FE38A8745A900E1BF1EC55FE4B8B1DD5</text:p>
      <text:p text:style-name="Standard">home/dina/.cache/mozilla/firefox/2r5aslpp.default-release/cache2/entries/B9D3D60EB28C8B992CFD63848BCD333AF8EE8990</text:p>
      <text:p text:style-name="Standard">home/dina/.cache/mozilla/firefox/2r5aslpp.default-release/cache2/entries/131B909FB65E3EBF901FBBDAD065ACE17C83D6EE</text:p>
      <text:p text:style-name="Standard">home/dina/.cache/mozilla/firefox/2r5aslpp.default-release/cache2/entries/1F0836F5311BA10470265210792D6F76BA335D8E</text:p>
      <text:p text:style-name="Standard">home/dina/.cache/mozilla/firefox/2r5aslpp.default-release/cache2/entries/0D064EA6E53E3479C4997AE79C1F3E82399FADE8</text:p>
      <text:p text:style-name="Standard">home/dina/.cache/mozilla/firefox/2r5aslpp.default-release/cache2/entries/719327D73F0B6F7CB9A1D1C5DC6FEC6A675B2902</text:p>
      <text:p text:style-name="Standard">home/dina/.cache/mozilla/firefox/2r5aslpp.default-release/cache2/entries/1C8C54682B3709CAC523039982C1103B7620A376</text:p>
      <text:p text:style-name="Standard">home/dina/.cache/mozilla/firefox/2r5aslpp.default-release/cache2/entries/528B9449B3DE5A0F84605053A26CA31C0B7931A5</text:p>
      <text:p text:style-name="Standard">home/dina/.cache/mozilla/firefox/2r5aslpp.default-release/cache2/entries/B260213CCC0C6678B924F186C59EF8543AD72446</text:p>
      <text:p text:style-name="Standard">home/dina/.cache/mozilla/firefox/2r5aslpp.default-release/cache2/entries/AF262350BF1118E9E3D731C9B3C1FB2F00DB6885</text:p>
      <text:p text:style-name="Standard"><text:soft-page-break/>home/dina/.cache/mozilla/firefox/2r5aslpp.default-release/cache2/entries/5E89E3BE44CA8B47E6C6A3F30112DA33F4CB635C</text:p>
      <text:p text:style-name="Standard">home/dina/.cache/mozilla/firefox/2r5aslpp.default-release/cache2/entries/C50B8350BE40E3CB2CC53E1A57FC8C6D31718B21</text:p>
      <text:p text:style-name="Standard">home/dina/.cache/mozilla/firefox/2r5aslpp.default-release/cache2/entries/58A4C4E5AFF9339BAAC960885A0A1600DEC3BDC0</text:p>
      <text:p text:style-name="Standard">home/dina/.cache/mozilla/firefox/2r5aslpp.default-release/cache2/entries/04589A62F3A715B4B3FC9A3D8971C7EFBCD0A47C</text:p>
      <text:p text:style-name="Standard">home/dina/.cache/mozilla/firefox/2r5aslpp.default-release/cache2/entries/0A5BD3EC5A9A48D5D3623367C14455750A8C5575</text:p>
      <text:p text:style-name="Standard">home/dina/.cache/mozilla/firefox/2r5aslpp.default-release/cache2/entries/9A41EEC1FBBC9C3320D6582D8932FCC732482B22</text:p>
      <text:p text:style-name="Standard">home/dina/.cache/mozilla/firefox/2r5aslpp.default-release/cache2/entries/421D39E215622DD722177D4CC023F5E04E9F488F</text:p>
      <text:p text:style-name="Standard">home/dina/.cache/mozilla/firefox/2r5aslpp.default-release/cache2/entries/FFCC672CECC0C0027D869414A520DF6B2274EB78</text:p>
      <text:p text:style-name="Standard">home/dina/.cache/mozilla/firefox/2r5aslpp.default-release/cache2/entries/DAE56BD5509FBF7A0BA5D86F1416B79E8E262761</text:p>
      <text:p text:style-name="Standard">home/dina/.cache/mozilla/firefox/2r5aslpp.default-release/cache2/entries/A5C989AE31992ED33D2D254180AF9A45863B18D8</text:p>
      <text:p text:style-name="Standard">home/dina/.cache/mozilla/firefox/2r5aslpp.default-release/cache2/entries/A105AC397B695C852104C7164122D631291C8F4F</text:p>
      <text:p text:style-name="Standard">home/dina/.cache/mozilla/firefox/2r5aslpp.default-release/cache2/entries/6951820D8DB6FD47E5ACBF7AF917F7E7D8590F53</text:p>
      <text:p text:style-name="Standard">home/dina/.cache/mozilla/firefox/2r5aslpp.default-release/cache2/entries/80D4AB48D75361ADAED637B5E8CC6A1A2D265396</text:p>
      <text:p text:style-name="Standard">home/dina/.cache/mozilla/firefox/2r5aslpp.default-release/cache2/entries/B43960F0FED686BC3628FD50E1042EDDED22CF85</text:p>
      <text:p text:style-name="Standard">home/dina/.cache/mozilla/firefox/2r5aslpp.default-release/cache2/entries/11CBF46AAEA398F8AF40EF550CB11124301427A7</text:p>
      <text:p text:style-name="Standard">home/dina/.cache/mozilla/firefox/2r5aslpp.default-release/cache2/entries/E0655971A0C3D7EDC6E1FDFD7069F48AF1D283F3</text:p>
      <text:p text:style-name="Standard">home/dina/.cache/mozilla/firefox/2r5aslpp.default-release/cache2/entries/75C1146D01B9F56C411DF04000406BCEE862173F</text:p>
      <text:p text:style-name="Standard">home/dina/.cache/mozilla/firefox/2r5aslpp.default-release/cache2/entries/A3A910276965CE72B4A91B8CD8C4611601A0F650</text:p>
      <text:p text:style-name="Standard">home/dina/.cache/mozilla/firefox/2r5aslpp.default-release/cache2/entries/5CC371D52BCB23B42527BEFC886ABB15885F4EB0</text:p>
      <text:p text:style-name="Standard">home/dina/.cache/mozilla/firefox/2r5aslpp.default-release/cache2/entries/D0F48A0632B6C451791F4257697E861961F06A6F</text:p>
      <text:p text:style-name="Standard">home/dina/.cache/mozilla/firefox/2r5aslpp.default-release/cache2/entries/EF1DAF1ED298A369CDEAA9E2DE65C1B673324FBD</text:p>
      <text:p text:style-name="Standard">home/dina/.cache/mozilla/firefox/2r5aslpp.default-release/cache2/entries/15EB45F7A73BD2E66430045FAAB7F32138D69E2E</text:p>
      <text:p text:style-name="Standard">home/dina/.cache/mozilla/firefox/2r5aslpp.default-release/cache2/entries/3B48030CED6448F43F5CDD20C36D75FB02E30FE7</text:p>
      <text:p text:style-name="Standard">home/dina/.cache/mozilla/firefox/2r5aslpp.default-release/cache2/entries/23CEB874C1614FA973DCBC9276A9CE1C863E1A0C</text:p>
      <text:p text:style-name="Standard"><text:soft-page-break/>home/dina/.cache/mozilla/firefox/2r5aslpp.default-release/cache2/entries/019CE6B7E9316853F5BF5F7FC60FF03A3706F96D</text:p>
      <text:p text:style-name="Standard">home/dina/.cache/mozilla/firefox/2r5aslpp.default-release/cache2/entries/31AEB3E5C3C27E58B7F004A0BA968EE7E7FF2DE1</text:p>
      <text:p text:style-name="Standard">home/dina/.cache/mozilla/firefox/2r5aslpp.default-release/cache2/entries/66E25CAC5091D2BDF5531CF0B326D232192932EC</text:p>
      <text:p text:style-name="Standard">home/dina/.cache/mozilla/firefox/2r5aslpp.default-release/cache2/entries/C7ED583A6B38508EB9C796FB231F3B462724465A</text:p>
      <text:p text:style-name="Standard">home/dina/.cache/mozilla/firefox/2r5aslpp.default-release/cache2/entries/FD13913D25D0E9115D3B68698B968C443BEAC5D4</text:p>
      <text:p text:style-name="Standard">home/dina/.cache/mozilla/firefox/2r5aslpp.default-release/cache2/entries/2AD70DC49A185D853CF569F78685A73E4B8714CB</text:p>
      <text:p text:style-name="Standard">home/dina/.cache/mozilla/firefox/2r5aslpp.default-release/cache2/entries/094A5FA25D56295058D77CC5F86E2D4A73ACC96F</text:p>
      <text:p text:style-name="Standard">home/dina/.cache/mozilla/firefox/2r5aslpp.default-release/cache2/entries/EFA3136D43FEA06CD61B732CCA014D028F3972BE</text:p>
      <text:p text:style-name="Standard">home/dina/.cache/mozilla/firefox/2r5aslpp.default-release/cache2/entries/EB2515DC7ABFE0F884DD55D8C235687652A607F7</text:p>
      <text:p text:style-name="Standard">home/dina/.cache/mozilla/firefox/2r5aslpp.default-release/cache2/entries/B08D18E1680548405CB3496A5FF00AB5CA49A7C1</text:p>
      <text:p text:style-name="Standard">home/dina/.cache/mozilla/firefox/2r5aslpp.default-release/cache2/entries/D8E20929341825ED5E01D392BE7EC8F9F3E12183</text:p>
      <text:p text:style-name="Standard">home/dina/.cache/mozilla/firefox/2r5aslpp.default-release/cache2/entries/BB51337CE622708361689FF2733E548F8210948B</text:p>
      <text:p text:style-name="Standard">home/dina/.cache/mozilla/firefox/2r5aslpp.default-release/cache2/entries/B2A2E4207C40C047BEA5AF12CB588783089388C5</text:p>
      <text:p text:style-name="Standard">home/dina/.cache/mozilla/firefox/2r5aslpp.default-release/cache2/entries/3938BD7E22777DBC262B646D757584C1B8427DCC</text:p>
      <text:p text:style-name="Standard">home/dina/.cache/mozilla/firefox/2r5aslpp.default-release/cache2/entries/2306FE09127D76D61DB559C0AAA06584893AE04D</text:p>
      <text:p text:style-name="Standard">home/dina/.cache/mozilla/firefox/2r5aslpp.default-release/cache2/entries/E758D77EA04CDBD3A6195A0DFBDA1B69A57C7840</text:p>
      <text:p text:style-name="Standard">home/dina/.cache/mozilla/firefox/2r5aslpp.default-release/cache2/entries/7465DED77A306B228C3E96C375694EB2B1483B06</text:p>
      <text:p text:style-name="Standard">home/dina/.cache/mozilla/firefox/2r5aslpp.default-release/cache2/entries/546FA5E11CE20B5D7D1B615A417B20F240B50B9C</text:p>
      <text:p text:style-name="Standard">home/dina/.cache/mozilla/firefox/2r5aslpp.default-release/cache2/entries/52D770548E0FA8349C5358BC4CBBF32CB408D626</text:p>
      <text:p text:style-name="Standard">home/dina/.cache/mozilla/firefox/2r5aslpp.default-release/cache2/entries/BC2CB204B6EC3663C075BC9EAF123F8AA99A4BFC</text:p>
      <text:p text:style-name="Standard">home/dina/.cache/mozilla/firefox/2r5aslpp.default-release/cache2/entries/CBADF10D61EBFD6F2C2037DAD26B167AB2E269D3</text:p>
      <text:p text:style-name="Standard">home/dina/.cache/mozilla/firefox/2r5aslpp.default-release/cache2/entries/64026783BC1C25CC8044384D06A1B32284D7D6E8</text:p>
      <text:p text:style-name="Standard">home/dina/.cache/mozilla/firefox/2r5aslpp.default-release/cache2/entries/0D7C72045DC2503DAA5871293CEF119ADCCE3FEC</text:p>
      <text:p text:style-name="Standard">home/dina/.cache/mozilla/firefox/2r5aslpp.default-release/cache2/entries/9F662A9B0A75CA93976F944C5D19E08D68794106</text:p>
      <text:p text:style-name="Standard"><text:soft-page-break/>home/dina/.cache/mozilla/firefox/2r5aslpp.default-release/cache2/entries/949F6DAD60D6D64A13D7D9B3433D5438AE20C0E3</text:p>
      <text:p text:style-name="Standard">home/dina/.cache/mozilla/firefox/2r5aslpp.default-release/cache2/entries/020E491B5D1232FAECD499FD7EC303DEBC72062C</text:p>
      <text:p text:style-name="Standard">home/dina/.cache/mozilla/firefox/2r5aslpp.default-release/cache2/entries/8ADF4BEB644277BBE17B620347DFE2CFEE1F1D7B</text:p>
      <text:p text:style-name="Standard">home/dina/.cache/mozilla/firefox/2r5aslpp.default-release/cache2/entries/DC0BBE05C391A487081F833FCD1BB348F377AAEE</text:p>
      <text:p text:style-name="Standard">home/dina/.cache/mozilla/firefox/2r5aslpp.default-release/cache2/entries/CD8522A82F152833B8210B1B29D3867AF99B8115</text:p>
      <text:p text:style-name="Standard">home/dina/.cache/mozilla/firefox/2r5aslpp.default-release/cache2/entries/4886569D345E9E38022D604A1C08303ADF055424</text:p>
      <text:p text:style-name="Standard">home/dina/.cache/mozilla/firefox/2r5aslpp.default-release/cache2/entries/707D5D89DAB5B43AB513083D74CB163F608422E9</text:p>
      <text:p text:style-name="Standard">home/dina/.cache/mozilla/firefox/2r5aslpp.default-release/cache2/entries/BD2BD2CBA3DE153C3C0390D8A209D6CA915A6E4B</text:p>
      <text:p text:style-name="Standard">home/dina/.cache/mozilla/firefox/2r5aslpp.default-release/cache2/entries/B158ACF16A3E0680A9F0F9C8836E4C3E938B9B39</text:p>
      <text:p text:style-name="Standard">home/dina/.cache/mozilla/firefox/2r5aslpp.default-release/cache2/entries/2BA3380C0C397F13E8EB43526AD6F10AF77C8D3B</text:p>
      <text:p text:style-name="Standard">home/dina/.cache/mozilla/firefox/2r5aslpp.default-release/cache2/entries/8D3783EA894D8553A7AEE4647A0A7AFDF9868E9F</text:p>
      <text:p text:style-name="Standard">home/dina/.cache/mozilla/firefox/2r5aslpp.default-release/cache2/entries/E6E13639C8F3333248D0A405908591AFFBC08019</text:p>
      <text:p text:style-name="Standard">home/dina/.cache/mozilla/firefox/2r5aslpp.default-release/cache2/entries/6D59A4D22797AFA2E6677DF512B7C5116409BA6B</text:p>
      <text:p text:style-name="Standard">home/dina/.cache/mozilla/firefox/2r5aslpp.default-release/cache2/entries/FF4FA6D964A9B855A994A2D7E5FCA61ABD42FA09</text:p>
      <text:p text:style-name="Standard">home/dina/.cache/mozilla/firefox/2r5aslpp.default-release/cache2/entries/46344CC89189C6F2E18A2DBCE943E21A634A2616</text:p>
      <text:p text:style-name="Standard">home/dina/.cache/mozilla/firefox/2r5aslpp.default-release/cache2/entries/61A7ACB4FF37CBDD139CCBE0541D1792F4E519D4</text:p>
      <text:p text:style-name="Standard">home/dina/.cache/mozilla/firefox/2r5aslpp.default-release/cache2/entries/7ECD4AE517434A1DCA87042ED2C05E540EEE7F2B</text:p>
      <text:p text:style-name="Standard">home/dina/.cache/mozilla/firefox/2r5aslpp.default-release/cache2/entries/369208CD1741318B0DB17737C7D8EF748C96C773</text:p>
      <text:p text:style-name="Standard">home/dina/.cache/mozilla/firefox/2r5aslpp.default-release/cache2/entries/9C71902503EFF7F9E67B5C32253E755077004028</text:p>
      <text:p text:style-name="Standard">home/dina/.cache/mozilla/firefox/2r5aslpp.default-release/cache2/entries/BDA18B740BCAA8200E24DAC9ABBC2FB07474DC5D</text:p>
      <text:p text:style-name="Standard">home/dina/.cache/mozilla/firefox/2r5aslpp.default-release/cache2/entries/CC2E07CFF85E435E2AB3EA9875631090E62CF039</text:p>
      <text:p text:style-name="Standard">home/dina/.cache/mozilla/firefox/2r5aslpp.default-release/cache2/entries/7CC12311C8E3262724E0B912151354DB39253CCF</text:p>
      <text:p text:style-name="Standard">home/dina/.cache/mozilla/firefox/2r5aslpp.default-release/cache2/entries/F91E465B4CB5C151DE9A150C2793E01A80F02CFD</text:p>
      <text:p text:style-name="Standard">home/dina/.cache/mozilla/firefox/2r5aslpp.default-release/cache2/entries/8FFB57B021467B736AF58F652F609FAB341445D0</text:p>
      <text:p text:style-name="Standard"><text:soft-page-break/>home/dina/.cache/mozilla/firefox/2r5aslpp.default-release/cache2/entries/5D6EA6136EB63FB479B94F9A71F69A3DF0DF8F41</text:p>
      <text:p text:style-name="Standard">home/dina/.cache/mozilla/firefox/2r5aslpp.default-release/cache2/entries/40F82943C87EAB69B8DC8FE0E1FAE46AA84B99E9</text:p>
      <text:p text:style-name="Standard">home/dina/.cache/mozilla/firefox/2r5aslpp.default-release/cache2/entries/28921B18BF389BE3FD456863F4468DFF005DAA0A</text:p>
      <text:p text:style-name="Standard">home/dina/.cache/mozilla/firefox/2r5aslpp.default-release/cache2/entries/E96C8409775D17FABFA6336D9877C5EB4220AE65</text:p>
      <text:p text:style-name="Standard">home/dina/.cache/mozilla/firefox/2r5aslpp.default-release/cache2/entries/A1C6BCB4CE36668469CB3CEBFC7AE3B877AA517D</text:p>
      <text:p text:style-name="Standard">home/dina/.cache/mozilla/firefox/2r5aslpp.default-release/cache2/entries/8D11EBCEA69CC94EE9E0D0D5183499C82C378071</text:p>
      <text:p text:style-name="Standard">home/dina/.cache/mozilla/firefox/2r5aslpp.default-release/cache2/entries/ED5F9CA6C02709A0284D7CBD93AFA3189CEA732A</text:p>
      <text:p text:style-name="Standard">home/dina/.cache/mozilla/firefox/2r5aslpp.default-release/cache2/entries/38E6AA80A9F62AEC4BB090A3096672E517A3868F</text:p>
      <text:p text:style-name="Standard">home/dina/.cache/mozilla/firefox/2r5aslpp.default-release/cache2/entries/A1188E83701DE27FDF31F9E19C5AEB0BFAE186B4</text:p>
      <text:p text:style-name="Standard">home/dina/.cache/mozilla/firefox/2r5aslpp.default-release/cache2/entries/E04CE3D103EB31271A2A7EFC45F2594D24D18DF4</text:p>
      <text:p text:style-name="Standard">home/dina/.cache/mozilla/firefox/2r5aslpp.default-release/cache2/entries/6142686CE50BF5D4B5DAD983345E618ED8EAED0F</text:p>
      <text:p text:style-name="Standard">home/dina/.cache/mozilla/firefox/2r5aslpp.default-release/cache2/entries/F5D70F3B927E481114D7BC9F37AD440DCCF33F41</text:p>
      <text:p text:style-name="Standard">home/dina/.cache/mozilla/firefox/2r5aslpp.default-release/cache2/entries/E406B2B8EC842F0079D8AA76FF935463C30F8F67</text:p>
      <text:p text:style-name="Standard">home/dina/.cache/mozilla/firefox/2r5aslpp.default-release/cache2/entries/482D5362FF50365968568D9A18A1971309F2511E</text:p>
      <text:p text:style-name="Standard">home/dina/.cache/mozilla/firefox/2r5aslpp.default-release/cache2/entries/E8FCF97D470843F1C93199055A8A2090ED1D4935</text:p>
      <text:p text:style-name="Standard">home/dina/.cache/mozilla/firefox/2r5aslpp.default-release/cache2/entries/6997A5A398A8836E997120150B41B0DFCEE41ED6</text:p>
      <text:p text:style-name="Standard">home/dina/.cache/mozilla/firefox/2r5aslpp.default-release/cache2/entries/694725AE96954F5CF1FCBC1F89B8CEC4D558FA37</text:p>
      <text:p text:style-name="Standard">home/dina/.cache/mozilla/firefox/2r5aslpp.default-release/cache2/entries/64E8ECCB343E3CD285592613E65309A2A9353476</text:p>
      <text:p text:style-name="Standard">home/dina/.cache/mozilla/firefox/2r5aslpp.default-release/cache2/entries/146DCADCA0C0EAEA6C18F5F5A95887A45B28B83B</text:p>
      <text:p text:style-name="Standard">home/dina/.cache/mozilla/firefox/2r5aslpp.default-release/cache2/entries/A643021C47C9E8EB360A49EE988992F5F1FFF6E3</text:p>
      <text:p text:style-name="Standard">home/dina/.cache/mozilla/firefox/2r5aslpp.default-release/cache2/entries/9920D349066ABBDC048489C117CA0877442FA9B3</text:p>
      <text:p text:style-name="Standard">home/dina/.cache/mozilla/firefox/2r5aslpp.default-release/cache2/entries/02B086A4456EFCFCFEBEE877576E375CF20969E0</text:p>
      <text:p text:style-name="Standard">home/dina/.cache/mozilla/firefox/2r5aslpp.default-release/cache2/entries/36F7050FF0A20F90BE906CA3BD999DC5185622CF</text:p>
      <text:p text:style-name="Standard">home/dina/.cache/mozilla/firefox/2r5aslpp.default-release/cache2/entries/A2D780E89E4908B526C344DD659478A6FD4A1A72</text:p>
      <text:p text:style-name="Standard"><text:soft-page-break/>home/dina/.cache/mozilla/firefox/2r5aslpp.default-release/cache2/entries/0B8663117AA163387793D02D3AF79CD299125EB8</text:p>
      <text:p text:style-name="Standard">home/dina/.cache/mozilla/firefox/2r5aslpp.default-release/cache2/entries/76EFA7C40F2188F65F786CFD384FEA4A099BCF65</text:p>
      <text:p text:style-name="Standard">home/dina/.cache/mozilla/firefox/2r5aslpp.default-release/cache2/entries/A48450DB1292912724DC19F2D8CB53F5AC558F50</text:p>
      <text:p text:style-name="Standard">home/dina/.cache/mozilla/firefox/2r5aslpp.default-release/cache2/entries/476E8B132DC517F77884699746B8AC2320839771</text:p>
      <text:p text:style-name="Standard">home/dina/.cache/mozilla/firefox/2r5aslpp.default-release/cache2/entries/FCDC813B7D6527B03028C8CD35242850F87E6C86</text:p>
      <text:p text:style-name="Standard">home/dina/.cache/mozilla/firefox/2r5aslpp.default-release/cache2/entries/5376E0739165C13E2ABD97789A60D81950BA16AB</text:p>
      <text:p text:style-name="Standard">home/dina/.cache/mozilla/firefox/2r5aslpp.default-release/cache2/entries/8C56B49342F18427948738B1EA76FCA2AAC951EA</text:p>
      <text:p text:style-name="Standard">home/dina/.cache/mozilla/firefox/2r5aslpp.default-release/cache2/entries/CC5578A7DAA80C8D26DCEAF39AE5CF5FEF943D6A</text:p>
      <text:p text:style-name="Standard">home/dina/.cache/mozilla/firefox/2r5aslpp.default-release/cache2/entries/1A624F6C0BEEA6C90A5721DCCE92E00DCB1AEB26</text:p>
      <text:p text:style-name="Standard">home/dina/.cache/mozilla/firefox/2r5aslpp.default-release/cache2/entries/3854E29D0594CE61F982FCF48F9B190EEC56C3FF</text:p>
      <text:p text:style-name="Standard">home/dina/.cache/mozilla/firefox/2r5aslpp.default-release/cache2/entries/2419739FB27A2516F280E51703A63D7BAB18F49E</text:p>
      <text:p text:style-name="Standard">home/dina/.cache/mozilla/firefox/2r5aslpp.default-release/cache2/entries/CA37FBC9A82A828B1FD7DD135C758C7BB2969490</text:p>
      <text:p text:style-name="Standard">home/dina/.cache/mozilla/firefox/2r5aslpp.default-release/cache2/entries/EA87465A6B977981215042B94E7AB9FECDDEE708</text:p>
      <text:p text:style-name="Standard">home/dina/.cache/mozilla/firefox/2r5aslpp.default-release/cache2/entries/0F0312C0C2B8C9AD8E62AD66086E965477678C00</text:p>
      <text:p text:style-name="Standard">home/dina/.cache/mozilla/firefox/2r5aslpp.default-release/cache2/entries/A049A0BC34D97CE53E2B573524C4B249A47E4ED3</text:p>
      <text:p text:style-name="Standard">home/dina/.cache/mozilla/firefox/2r5aslpp.default-release/cache2/entries/621F63D3E87C545FFC8BBEB4B0CC9003BCC4352A</text:p>
      <text:p text:style-name="Standard">home/dina/.cache/mozilla/firefox/2r5aslpp.default-release/cache2/entries/9DB81555F6C59587A2C9CDF1EB5A6951F8E70738</text:p>
      <text:p text:style-name="Standard">home/dina/.cache/mozilla/firefox/2r5aslpp.default-release/cache2/entries/A5B1EAB60FBB8C03FC060E18D6CD462139A2146E</text:p>
      <text:p text:style-name="Standard">home/dina/.cache/mozilla/firefox/2r5aslpp.default-release/cache2/entries/AB165A2DBDC67BABEF003EAAC109DDD2E0735C42</text:p>
      <text:p text:style-name="Standard">home/dina/.cache/mozilla/firefox/2r5aslpp.default-release/cache2/entries/C082EE9A8CC633878999B9DDFE6F52526CC18A98</text:p>
      <text:p text:style-name="Standard">home/dina/.cache/mozilla/firefox/2r5aslpp.default-release/cache2/entries/5482259E047BE53A032AE99B365537497A9EDB3F</text:p>
      <text:p text:style-name="Standard">home/dina/.cache/mozilla/firefox/2r5aslpp.default-release/cache2/entries/C84F27992524126686CCAC87DDCAE307DA36C63C</text:p>
      <text:p text:style-name="Standard">home/dina/.cache/mozilla/firefox/2r5aslpp.default-release/cache2/entries/D087A69B15601492EDAE5D8213B7693A018A8939</text:p>
      <text:p text:style-name="Standard">home/dina/.cache/mozilla/firefox/2r5aslpp.default-release/cache2/entries/4748848C19A0EECC45569BC60A56540B5367ABA3</text:p>
      <text:p text:style-name="Standard"><text:soft-page-break/>home/dina/.cache/mozilla/firefox/2r5aslpp.default-release/cache2/entries/2288C516D89871828C7EEFC14C1FBF9AA879CA30</text:p>
      <text:p text:style-name="Standard">home/dina/.cache/mozilla/firefox/2r5aslpp.default-release/cache2/entries/479BF1299BE1AA3213C3ECECEDE4EF5D8E54BEA0</text:p>
      <text:p text:style-name="Standard">home/dina/.cache/mozilla/firefox/2r5aslpp.default-release/cache2/entries/9B4ADE18D4C6D4D7D38F8A06CC927B6E10CDF2A8</text:p>
      <text:p text:style-name="Standard">home/dina/.cache/mozilla/firefox/2r5aslpp.default-release/cache2/entries/9F142B87F54DC9B698282130FDC61550DE1F87B4</text:p>
      <text:p text:style-name="Standard">home/dina/.cache/mozilla/firefox/2r5aslpp.default-release/cache2/entries/484F2558C66A47E31B9359E4DA93DC2D9C5734E8</text:p>
      <text:p text:style-name="Standard">home/dina/.cache/mozilla/firefox/2r5aslpp.default-release/cache2/entries/1E56FD8B926ABB3490EE1AA0F0EDA0A5DA309DF2</text:p>
      <text:p text:style-name="Standard">home/dina/.cache/mozilla/firefox/2r5aslpp.default-release/cache2/entries/6588ADC9D0F6905A25BD723358254292244A5C90</text:p>
      <text:p text:style-name="Standard">home/dina/.cache/mozilla/firefox/2r5aslpp.default-release/cache2/entries/C013AAB315263AA81ED48AE0547CFF1F83B0EBD7</text:p>
      <text:p text:style-name="Standard">home/dina/.cache/mozilla/firefox/2r5aslpp.default-release/cache2/entries/F42BC325AA051871FFE1D023C8FA50D0FBCE4D1E</text:p>
      <text:p text:style-name="Standard">home/dina/.cache/mozilla/firefox/2r5aslpp.default-release/cache2/entries/9419004E676BB045345F81A23FE208FF0A70112A</text:p>
      <text:p text:style-name="Standard">home/dina/.cache/mozilla/firefox/2r5aslpp.default-release/cache2/entries/8857D7A3006D6C39BC111F4BA91E85B0F1FB4237</text:p>
      <text:p text:style-name="Standard">home/dina/.cache/mozilla/firefox/2r5aslpp.default-release/cache2/entries/3F82B48680CCC7BA2294908DD82CFD5182AE8193</text:p>
      <text:p text:style-name="Standard">home/dina/.cache/mozilla/firefox/2r5aslpp.default-release/cache2/entries/E9F2E389790881291F85DEF84818F8C9242313FA</text:p>
      <text:p text:style-name="Standard">home/dina/.cache/mozilla/firefox/2r5aslpp.default-release/cache2/entries/67637F822D5451206047CCA9FE000CB21B93C189</text:p>
      <text:p text:style-name="Standard">home/dina/.cache/mozilla/firefox/2r5aslpp.default-release/cache2/entries/1AA249B39DDFAF5C7029A0F0C358CD365C191F2C</text:p>
      <text:p text:style-name="Standard">home/dina/.cache/mozilla/firefox/2r5aslpp.default-release/cache2/entries/8B8493FAD0C2CD6DEC7543288061CBA9F47E17D5</text:p>
      <text:p text:style-name="Standard">home/dina/.cache/mozilla/firefox/2r5aslpp.default-release/cache2/entries/C1E524C45A6EA2D80C2097F6D5E992174FEC1D41</text:p>
      <text:p text:style-name="Standard">home/dina/.cache/mozilla/firefox/2r5aslpp.default-release/cache2/entries/7B30395BC8EDC7C2D12D364C1B7B49D67DF89F20</text:p>
      <text:p text:style-name="Standard">home/dina/.cache/mozilla/firefox/2r5aslpp.default-release/cache2/entries/1E3B5A60EC7EEF66E5839B55BBFAA66405FACF63</text:p>
      <text:p text:style-name="Standard">home/dina/.cache/mozilla/firefox/2r5aslpp.default-release/cache2/entries/EB2A57FA939ECED7135D6120D42EA0E68C8D3BE5</text:p>
      <text:p text:style-name="Standard">home/dina/.cache/mozilla/firefox/2r5aslpp.default-release/cache2/entries/24D7049330581F46743B858F235B2F5278A6C665</text:p>
      <text:p text:style-name="Standard">home/dina/.cache/mozilla/firefox/2r5aslpp.default-release/cache2/entries/C5181441AE866BBB80E5C7C14821C2F52141B859</text:p>
      <text:p text:style-name="Standard">home/dina/.cache/mozilla/firefox/2r5aslpp.default-release/cache2/entries/91958F3629E055BFEE06D2ADB756954AD7FB31E5</text:p>
      <text:p text:style-name="Standard">home/dina/.cache/mozilla/firefox/2r5aslpp.default-release/cache2/entries/F7A7061A2872E5509B19DC18DD876B6161D12FE0</text:p>
      <text:p text:style-name="Standard"><text:soft-page-break/>home/dina/.cache/mozilla/firefox/2r5aslpp.default-release/cache2/entries/2151AB01B80A6A9C29F9FF3726375AE63B6D6A8B</text:p>
      <text:p text:style-name="Standard">home/dina/.cache/mozilla/firefox/2r5aslpp.default-release/cache2/entries/19D58FEDABD4340F4B58AD802B62425FBD86118E</text:p>
      <text:p text:style-name="Standard">home/dina/.cache/mozilla/firefox/2r5aslpp.default-release/cache2/entries/CADBBF405AC345499780EFD34AD2411DFB74F618</text:p>
      <text:p text:style-name="Standard">home/dina/.cache/mozilla/firefox/2r5aslpp.default-release/cache2/entries/BE58CF570EA640816AA41E2A71F1E4001438AAE4</text:p>
      <text:p text:style-name="Standard">home/dina/.cache/mozilla/firefox/2r5aslpp.default-release/cache2/entries/75B5AB405E2524132CB5F49D04222C9B898C9CCA</text:p>
      <text:p text:style-name="Standard">home/dina/.cache/mozilla/firefox/2r5aslpp.default-release/cache2/entries/F84ED64FB70DC969B0AA9DC78D32DE46F2CDB27F</text:p>
      <text:p text:style-name="Standard">home/dina/.cache/mozilla/firefox/2r5aslpp.default-release/cache2/entries/85CE8AAEED0F1749F829A267FF686818AD4300F1</text:p>
      <text:p text:style-name="Standard">home/dina/.cache/mozilla/firefox/2r5aslpp.default-release/cache2/entries/7E1BC4599CE59CC79503E3737DF5794806E0477F</text:p>
      <text:p text:style-name="Standard">home/dina/.cache/mozilla/firefox/2r5aslpp.default-release/cache2/entries/6E27E780C7544AA7F2AAF8FB2EC13F8B8C56549B</text:p>
      <text:p text:style-name="Standard">home/dina/.cache/mozilla/firefox/2r5aslpp.default-release/cache2/entries/57CE7552CB100825EF21014A12D3244DF87957AD</text:p>
      <text:p text:style-name="Standard">home/dina/.cache/mozilla/firefox/2r5aslpp.default-release/cache2/entries/C0F9FFA262A6C6638F592E0A82B67BD67076365C</text:p>
      <text:p text:style-name="Standard">home/dina/.cache/mozilla/firefox/2r5aslpp.default-release/cache2/entries/1F7C37D2549DC82B1604648BAB33A3D898321105</text:p>
      <text:p text:style-name="Standard">home/dina/.cache/mozilla/firefox/2r5aslpp.default-release/cache2/entries/EC0A3A6853A0869F9D939D379166329D18964FB1</text:p>
      <text:p text:style-name="Standard">home/dina/.cache/mozilla/firefox/2r5aslpp.default-release/cache2/entries/48BA922613119BDE67A0CE1891120FF8CDF89D79</text:p>
      <text:p text:style-name="Standard">home/dina/.cache/mozilla/firefox/2r5aslpp.default-release/cache2/entries/B0F6479251F1D3B9D4D95FE6C7A74CE41F707BE3</text:p>
      <text:p text:style-name="Standard">home/dina/.cache/mozilla/firefox/2r5aslpp.default-release/cache2/entries/791797094F065D9602889EA9F441C1F37A45602A</text:p>
      <text:p text:style-name="Standard">home/dina/.cache/mozilla/firefox/2r5aslpp.default-release/cache2/entries/E66495A31C0A17DF89EE31EC3610954683E3220E</text:p>
      <text:p text:style-name="Standard">home/dina/.cache/mozilla/firefox/2r5aslpp.default-release/cache2/entries/8216CE0521CF9F060F3C99E07986039C1D78727C</text:p>
      <text:p text:style-name="Standard">home/dina/.cache/mozilla/firefox/2r5aslpp.default-release/cache2/entries/9C9829CE4F6EEA50754A420D0F847FFD7058AB04</text:p>
      <text:p text:style-name="Standard">home/dina/.cache/mozilla/firefox/2r5aslpp.default-release/cache2/entries/D521E94BBA0876576C7AE4AAE98E20A77DA4E815</text:p>
      <text:p text:style-name="Standard">home/dina/.cache/mozilla/firefox/2r5aslpp.default-release/cache2/entries/3F44DE269C7155A438A81AF0490C20B573AC76DE</text:p>
      <text:p text:style-name="Standard">home/dina/.cache/mozilla/firefox/2r5aslpp.default-release/cache2/entries/D785F58EBF1E49D84E76424B2F5A4CC65B937183</text:p>
      <text:p text:style-name="Standard">home/dina/.cache/mozilla/firefox/2r5aslpp.default-release/cache2/entries/71115303F8ECB24BB9ABE4B9A94CBE8B7B64C6EE</text:p>
      <text:p text:style-name="Standard">home/dina/.cache/mozilla/firefox/2r5aslpp.default-release/cache2/entries/42740D3B1706B2C93612174594C558AB7E62E725</text:p>
      <text:p text:style-name="Standard"><text:soft-page-break/>home/dina/.cache/mozilla/firefox/2r5aslpp.default-release/cache2/entries/8D95F2F91CD4F8EBEB501744B2EEEDFFAD73F407</text:p>
      <text:p text:style-name="Standard">home/dina/.cache/mozilla/firefox/2r5aslpp.default-release/cache2/entries/6BE0AA84BF29FDA925373868F0C79E07DB1D3412</text:p>
      <text:p text:style-name="Standard">home/dina/.cache/mozilla/firefox/2r5aslpp.default-release/cache2/entries/07A8CF8988E3514822F3B49FDEA7FCFBA2BAB29B</text:p>
      <text:p text:style-name="Standard">home/dina/.cache/mozilla/firefox/2r5aslpp.default-release/cache2/entries/BD27FB432D8491D7D9B999A346A334A374A0D528</text:p>
      <text:p text:style-name="Standard">home/dina/.cache/mozilla/firefox/2r5aslpp.default-release/cache2/entries/B1EFAF963629AC1C84BAD46E0DC719DDA3987227</text:p>
      <text:p text:style-name="Standard">home/dina/.cache/mozilla/firefox/2r5aslpp.default-release/cache2/entries/BD869DBC367956ADA36587F28ACFB23213B3A9A2</text:p>
      <text:p text:style-name="Standard">home/dina/.cache/mozilla/firefox/2r5aslpp.default-release/cache2/entries/856836E0EE93C419180961706B58137DA456CE84</text:p>
      <text:p text:style-name="Standard">home/dina/.cache/mozilla/firefox/2r5aslpp.default-release/cache2/entries/7E8C979130122467E6FAE1F6FF21443E141CA4DB</text:p>
      <text:p text:style-name="Standard">home/dina/.cache/mozilla/firefox/2r5aslpp.default-release/cache2/entries/A90064149DD294DD98EDC1439E78108738873B74</text:p>
      <text:p text:style-name="Standard">home/dina/.cache/mozilla/firefox/2r5aslpp.default-release/cache2/entries/91F05242E7CCA1E249D0E66093F137F4DB136412</text:p>
      <text:p text:style-name="Standard">home/dina/.cache/mozilla/firefox/2r5aslpp.default-release/cache2/entries/497B1F98A9D606FE3F31AD8DCB8338C23BFA093E</text:p>
      <text:p text:style-name="Standard">home/dina/.cache/mozilla/firefox/2r5aslpp.default-release/cache2/entries/DB338AF015F5A08FC05AB4F1317AD37043D8A8F6</text:p>
      <text:p text:style-name="Standard">home/dina/.cache/mozilla/firefox/2r5aslpp.default-release/cache2/entries/5B23235D54208C34AFF88FC6F18585FD8A8F8FAD</text:p>
      <text:p text:style-name="Standard">home/dina/.cache/mozilla/firefox/2r5aslpp.default-release/cache2/entries/2F5CCBEB145AA744F2457249C8D4742DC3ABB4CB</text:p>
      <text:p text:style-name="Standard">home/dina/.cache/mozilla/firefox/2r5aslpp.default-release/cache2/entries/43FE18D382E88F4A5893181B54282D9E73B77B6F</text:p>
      <text:p text:style-name="Standard">home/dina/.cache/mozilla/firefox/2r5aslpp.default-release/cache2/entries/5DC09890F247FD099EF2DE7C6FD59DC9F2A11805</text:p>
      <text:p text:style-name="Standard">home/dina/.cache/mozilla/firefox/2r5aslpp.default-release/cache2/entries/2DFF5D029161D12BCF5046C22290759A346D9952</text:p>
      <text:p text:style-name="Standard">home/dina/.cache/mozilla/firefox/2r5aslpp.default-release/cache2/entries/80BDEAB766D5E04AA4DD93DE8C184709F2280F95</text:p>
      <text:p text:style-name="Standard">home/dina/.cache/mozilla/firefox/2r5aslpp.default-release/cache2/entries/B35C47E5C3EB0C796630E61B75C16FF41D7B3744</text:p>
      <text:p text:style-name="Standard">home/dina/.cache/mozilla/firefox/2r5aslpp.default-release/cache2/entries/4FD2CDC58E6925733735BAB88350E2FAD23466BF</text:p>
      <text:p text:style-name="Standard">home/dina/.cache/mozilla/firefox/2r5aslpp.default-release/cache2/entries/2985E842BFDA416317013EA41CAC74EFB749A22B</text:p>
      <text:p text:style-name="Standard">home/dina/.cache/mozilla/firefox/2r5aslpp.default-release/cache2/entries/481133394AC6025AE27DC32E6D7B6BD86141259D</text:p>
      <text:p text:style-name="Standard">home/dina/.cache/mozilla/firefox/2r5aslpp.default-release/cache2/entries/E0CF95BB2E20BB8BE04DC28DB195DD3A50C7C0F9</text:p>
      <text:p text:style-name="Standard">home/dina/.cache/mozilla/firefox/2r5aslpp.default-release/cache2/entries/A2D69B9222C61C46564C2FB1D5FBD03E769E5866</text:p>
      <text:p text:style-name="Standard"><text:soft-page-break/>home/dina/.cache/mozilla/firefox/2r5aslpp.default-release/cache2/entries/931F24BDA2BFD661D28BBC8B6CEBCA0BAABE7E5C</text:p>
      <text:p text:style-name="Standard">home/dina/.cache/mozilla/firefox/2r5aslpp.default-release/cache2/entries/E5745B29AF54E07AD79194F99E19D0C30DCF374B</text:p>
      <text:p text:style-name="Standard">home/dina/.cache/mozilla/firefox/2r5aslpp.default-release/cache2/entries/E83ED7704FE3A933AFE1E27F76DE767249F55CF3</text:p>
      <text:p text:style-name="Standard">home/dina/.cache/mozilla/firefox/2r5aslpp.default-release/cache2/entries/00ADE3ABF5AABCCF39CDD0854F6B3CE3AA1007C5</text:p>
      <text:p text:style-name="Standard">home/dina/.cache/mozilla/firefox/2r5aslpp.default-release/cache2/entries/82A976CA02BE1916C0A033A414E59A223CC024BE</text:p>
      <text:p text:style-name="Standard">home/dina/.cache/mozilla/firefox/2r5aslpp.default-release/cache2/entries/52B83E5881BA839BC4CB454B558C9D993BDE721C</text:p>
      <text:p text:style-name="Standard">home/dina/.cache/mozilla/firefox/2r5aslpp.default-release/cache2/entries/5C9B74CC8237869495E7AD0B90310EEE1C7D2EEC</text:p>
      <text:p text:style-name="Standard">home/dina/.cache/mozilla/firefox/2r5aslpp.default-release/cache2/entries/2C5E650C9B8E9288E5379499E119B310398942FB</text:p>
      <text:p text:style-name="Standard">home/dina/.cache/mozilla/firefox/2r5aslpp.default-release/cache2/entries/982489304EBE7ABDC919DFE8D60616FE32480524</text:p>
      <text:p text:style-name="Standard">home/dina/.cache/mozilla/firefox/2r5aslpp.default-release/cache2/entries/32C477553B954B18418F2E3AB12ED83182E036FC</text:p>
      <text:p text:style-name="Standard">home/dina/.cache/mozilla/firefox/2r5aslpp.default-release/cache2/entries/5450FF42F13CBC4665AA2120F2C02A6729D12984</text:p>
      <text:p text:style-name="Standard">home/dina/.cache/mozilla/firefox/2r5aslpp.default-release/cache2/entries/A1C356CF193389DF57AD7A93B261B65920F94C8D</text:p>
      <text:p text:style-name="Standard">home/dina/.cache/mozilla/firefox/2r5aslpp.default-release/cache2/entries/59986749F43B1D9DE324DB25BCB5ADC4B7CA3A1E</text:p>
      <text:p text:style-name="Standard">home/dina/.cache/mozilla/firefox/2r5aslpp.default-release/cache2/entries/2B963CEABFD16168B75DC16DD5B8976DDECC78EF</text:p>
      <text:p text:style-name="Standard">home/dina/.cache/mozilla/firefox/2r5aslpp.default-release/cache2/entries/96BE96F6A5D0ACD8415CBE211EB288405D22F8D6</text:p>
      <text:p text:style-name="Standard">home/dina/.cache/mozilla/firefox/2r5aslpp.default-release/cache2/entries/11A2FBDBB0345EE5350868FE31FFC83DF3C4EDD1</text:p>
      <text:p text:style-name="Standard">home/dina/.cache/mozilla/firefox/2r5aslpp.default-release/cache2/entries/DAACE756D20861603754EE702107F93A7BDEC5DA</text:p>
      <text:p text:style-name="Standard">home/dina/.cache/mozilla/firefox/2r5aslpp.default-release/cache2/entries/678A562A65A108E29EA5246201462875358A90E3</text:p>
      <text:p text:style-name="Standard">home/dina/.cache/mozilla/firefox/2r5aslpp.default-release/cache2/entries/D37A8976CF242E471E7799575F6D1DAB9EFBD19D</text:p>
      <text:p text:style-name="Standard">home/dina/.cache/mozilla/firefox/2r5aslpp.default-release/cache2/entries/F9C2B75F2C5A9E12F4FE69111A5D5A80690F6001</text:p>
      <text:p text:style-name="Standard">home/dina/.cache/mozilla/firefox/2r5aslpp.default-release/cache2/entries/312AEE05006D58685995B7E01C2A77CA7BE52C06</text:p>
      <text:p text:style-name="Standard">home/dina/.cache/mozilla/firefox/2r5aslpp.default-release/cache2/entries/036EBBBC73301CBEE8F16356617E263BE849068F</text:p>
      <text:p text:style-name="Standard">home/dina/.cache/mozilla/firefox/2r5aslpp.default-release/cache2/entries/1C1CAD304C83939BEE3F19AF9C9CE9D347BB3D3F</text:p>
      <text:p text:style-name="Standard">home/dina/.cache/mozilla/firefox/2r5aslpp.default-release/cache2/entries/FD61D1AACDDA037787ED2883D03072C1633969C0</text:p>
      <text:p text:style-name="Standard"><text:soft-page-break/>home/dina/.cache/mozilla/firefox/2r5aslpp.default-release/cache2/entries/56B522CEE28EE3A43F12008723800D8F9CDE8DD5</text:p>
      <text:p text:style-name="Standard">home/dina/.cache/mozilla/firefox/2r5aslpp.default-release/cache2/entries/1DD8CD387EA68605E8C9333DD1450DCBCE64E12A</text:p>
      <text:p text:style-name="Standard">home/dina/.cache/mozilla/firefox/2r5aslpp.default-release/cache2/entries/0AD48CCCFED71D622CD5EA652F441003DD8917AC</text:p>
      <text:p text:style-name="Standard">home/dina/.cache/mozilla/firefox/2r5aslpp.default-release/cache2/entries/6D36551FD88F63A322AD81492FF02A91250B2AD8</text:p>
      <text:p text:style-name="Standard">home/dina/.cache/mozilla/firefox/2r5aslpp.default-release/cache2/entries/CFCF8E76FCCD82D43EBD548B8AA7A5A13D342915</text:p>
      <text:p text:style-name="Standard">home/dina/.cache/mozilla/firefox/2r5aslpp.default-release/cache2/entries/50596C168EE8860E3A4DC0EF224F759E1C3FEC6D</text:p>
      <text:p text:style-name="Standard">home/dina/.cache/mozilla/firefox/2r5aslpp.default-release/cache2/entries/FD263B5AF8442CEE03E96B3958B8BDD8ABCD3FE0</text:p>
      <text:p text:style-name="Standard">home/dina/.cache/mozilla/firefox/2r5aslpp.default-release/cache2/entries/D401D4430ECAC89A71198AA99FA7A8B50CC7E18F</text:p>
      <text:p text:style-name="Standard">home/dina/.cache/mozilla/firefox/2r5aslpp.default-release/cache2/entries/52FA6A2AE617AC542B467312E4FAD03A8FB08B39</text:p>
      <text:p text:style-name="Standard">home/dina/.cache/mozilla/firefox/2r5aslpp.default-release/cache2/entries/C7D4F17D47515AAFEBE5D183A83E03481996AF2D</text:p>
      <text:p text:style-name="Standard">home/dina/.cache/mozilla/firefox/2r5aslpp.default-release/cache2/entries/4E1842D164BD921674E8D601261E97D3821BE190</text:p>
      <text:p text:style-name="Standard">home/dina/.cache/mozilla/firefox/2r5aslpp.default-release/cache2/entries/4A1158278FA6F1D7B5D7CF8799AB7867263E2CA3</text:p>
      <text:p text:style-name="Standard">home/dina/.cache/mozilla/firefox/2r5aslpp.default-release/cache2/entries/400F807ABB3A99B6876D7DADEB5C05B4D8D64C2D</text:p>
      <text:p text:style-name="Standard">home/dina/.cache/mozilla/firefox/2r5aslpp.default-release/cache2/entries/DB12C19CB5A8CE6D56220F3B8128C9D5B8B6DD70</text:p>
      <text:p text:style-name="Standard">home/dina/.cache/mozilla/firefox/2r5aslpp.default-release/cache2/entries/34CC98ED907D450CF78F5A7B70C5C8FC53A49042</text:p>
      <text:p text:style-name="Standard">home/dina/.cache/mozilla/firefox/2r5aslpp.default-release/cache2/entries/3E31D065D2ED1A15EFEBE514F1F9FCCE7A4C3147</text:p>
      <text:p text:style-name="Standard">home/dina/.cache/mozilla/firefox/2r5aslpp.default-release/cache2/entries/FA684B4E9C4A9BE2F6A1D2F04D6C8B31BFE0B34A</text:p>
      <text:p text:style-name="Standard">home/dina/.cache/mozilla/firefox/2r5aslpp.default-release/cache2/entries/429421CD3A7235C2AADEC961167C8C6CE1D76165</text:p>
      <text:p text:style-name="Standard">home/dina/.cache/mozilla/firefox/2r5aslpp.default-release/cache2/entries/4F52E7AB3077591C9BF1ADAA3AE5A64F1D875453</text:p>
      <text:p text:style-name="Standard">home/dina/.cache/mozilla/firefox/2r5aslpp.default-release/cache2/entries/89F2EE66F6E169294DD00EDB59C07B44053B87F1</text:p>
      <text:p text:style-name="Standard">home/dina/.cache/mozilla/firefox/2r5aslpp.default-release/cache2/entries/8A588C41A51ACF0D15BDAA7B183663B51911CAFE</text:p>
      <text:p text:style-name="Standard">home/dina/.cache/mozilla/firefox/2r5aslpp.default-release/cache2/entries/3991D6C57E3006DAB6D57F50C9D5ED2AAE71BF61</text:p>
      <text:p text:style-name="Standard">home/dina/.cache/mozilla/firefox/2r5aslpp.default-release/cache2/entries/83DF3F0DF72B61FD954BB38FD52CA6FD20110672</text:p>
      <text:p text:style-name="Standard">home/dina/.cache/mozilla/firefox/2r5aslpp.default-release/cache2/entries/0945156472CD8F025D9052FFF921EDD159A988BD</text:p>
      <text:p text:style-name="Standard"><text:soft-page-break/>home/dina/.cache/mozilla/firefox/2r5aslpp.default-release/cache2/entries/8A9E4A27AC8D86F45B2AEF8B2F30EE189556F8A5</text:p>
      <text:p text:style-name="Standard">home/dina/.cache/mozilla/firefox/2r5aslpp.default-release/cache2/entries/87A60AAE2CB95BECCD8DD6311482E7D10896455C</text:p>
      <text:p text:style-name="Standard">home/dina/.cache/mozilla/firefox/2r5aslpp.default-release/cache2/entries/711D37DBFEDF5797BDD938C1814F3F9D193A2568</text:p>
      <text:p text:style-name="Standard">home/dina/.cache/mozilla/firefox/2r5aslpp.default-release/cache2/entries/78F324758CF94B981F7FC04C9FA2095F3F7F1678</text:p>
      <text:p text:style-name="Standard">home/dina/.cache/mozilla/firefox/2r5aslpp.default-release/cache2/entries/0025E5DB92491FBDFEB676702534CCFCEAC3C94C</text:p>
      <text:p text:style-name="Standard">home/dina/.cache/mozilla/firefox/2r5aslpp.default-release/cache2/entries/6060F9EC1D540835342E44BCC8A459D859CDEA64</text:p>
      <text:p text:style-name="Standard">home/dina/.cache/mozilla/firefox/2r5aslpp.default-release/cache2/entries/132E9A684CD08036E2E6939BD9550745ED137D1F</text:p>
      <text:p text:style-name="Standard">home/dina/.cache/mozilla/firefox/2r5aslpp.default-release/cache2/entries/27801C1DAB5CA1F86D576BBC62223C83DC785858</text:p>
      <text:p text:style-name="Standard">home/dina/.cache/mozilla/firefox/2r5aslpp.default-release/cache2/entries/A7AD5F1AA68A013584BE217B61B9E41E357889F0</text:p>
      <text:p text:style-name="Standard">home/dina/.cache/mozilla/firefox/2r5aslpp.default-release/cache2/entries/C60E095E6569EDC56DF8FAC306F4AB2DA3AFD3C1</text:p>
      <text:p text:style-name="Standard">home/dina/.cache/mozilla/firefox/2r5aslpp.default-release/cache2/entries/E2F7169487E809C7BA1137013343FCCC5020C1FA</text:p>
      <text:p text:style-name="Standard">home/dina/.cache/mozilla/firefox/2r5aslpp.default-release/cache2/entries/3ED438793FAFDD9884770F4E040473AD3AC8A022</text:p>
      <text:p text:style-name="Standard">home/dina/.cache/mozilla/firefox/2r5aslpp.default-release/cache2/entries/2D4058D4D982C151E9EEF4026C91A733DDE5B63A</text:p>
      <text:p text:style-name="Standard">home/dina/.cache/mozilla/firefox/2r5aslpp.default-release/cache2/entries/5B1705D5F844EBD5DD26ED4A41B2D147D494652C</text:p>
      <text:p text:style-name="Standard">home/dina/.cache/mozilla/firefox/2r5aslpp.default-release/cache2/entries/E3C4E625CB2CA23C877C2B8E791437974B712D97</text:p>
      <text:p text:style-name="Standard">home/dina/.cache/mozilla/firefox/2r5aslpp.default-release/cache2/entries/F6773B71E8476AFDCA3C52970A5FC661EEFD26A7</text:p>
      <text:p text:style-name="Standard">home/dina/.cache/mozilla/firefox/2r5aslpp.default-release/cache2/entries/F5C6AF5AF0983B58E3D25884B1F63898D10ECABC</text:p>
      <text:p text:style-name="Standard">home/dina/.cache/mozilla/firefox/2r5aslpp.default-release/cache2/entries/8C8AD26197A689940432349349198BA1814F4383</text:p>
      <text:p text:style-name="Standard">home/dina/.cache/mozilla/firefox/2r5aslpp.default-release/cache2/entries/0E674CA831A5B8D8A5B3AAE52AC6C8CBB939A357</text:p>
      <text:p text:style-name="Standard">home/dina/.cache/mozilla/firefox/2r5aslpp.default-release/cache2/entries/6DCE32C76C5AD56B2C93225A362B14A246B8054D</text:p>
      <text:p text:style-name="Standard">home/dina/.cache/mozilla/firefox/2r5aslpp.default-release/cache2/entries/0C06EF8C30C408F9B2BE512729F09C1AE022E8E6</text:p>
      <text:p text:style-name="Standard">home/dina/.cache/mozilla/firefox/2r5aslpp.default-release/cache2/entries/718408D52FCB764B97422A1EAACF34BDF0C60339</text:p>
      <text:p text:style-name="Standard">home/dina/.cache/mozilla/firefox/2r5aslpp.default-release/cache2/entries/1D0E0489DD1768BBEB6ADB4E2FA2154B74A162A9</text:p>
      <text:p text:style-name="Standard">home/dina/.cache/mozilla/firefox/2r5aslpp.default-release/cache2/entries/B76D95EA431EB76E578EDF84FB0E9FBC4F9B8FAA</text:p>
      <text:p text:style-name="Standard"><text:soft-page-break/>home/dina/.cache/mozilla/firefox/2r5aslpp.default-release/cache2/entries/515390524B2698F0EC2904528079989829A8E3B4</text:p>
      <text:p text:style-name="Standard">home/dina/.cache/mozilla/firefox/2r5aslpp.default-release/cache2/entries/BE290434684AF14B61BC9ACE57B45C8D72101DDE</text:p>
      <text:p text:style-name="Standard">home/dina/.cache/mozilla/firefox/2r5aslpp.default-release/cache2/entries/8952708EF6F48A5FBAA58ACD519373BE458C4DC3</text:p>
      <text:p text:style-name="Standard">home/dina/.cache/mozilla/firefox/2r5aslpp.default-release/cache2/entries/017D1A5103FC4AB1D791B3EBE17C71E7DD448B56</text:p>
      <text:p text:style-name="Standard">home/dina/.cache/mozilla/firefox/2r5aslpp.default-release/cache2/entries/33EA321729FA25947FE3B932BF8D689B44AB6096</text:p>
      <text:p text:style-name="Standard">home/dina/.cache/mozilla/firefox/2r5aslpp.default-release/cache2/entries/879F40D636A965F7DCD76850D57BBF5222CF01B3</text:p>
      <text:p text:style-name="Standard">home/dina/.cache/mozilla/firefox/2r5aslpp.default-release/cache2/entries/4BF50345CBD0D78FE43BAC50EA131A3ACC7398B9</text:p>
      <text:p text:style-name="Standard">home/dina/.cache/mozilla/firefox/2r5aslpp.default-release/cache2/entries/659FA2E16CFA3732BAEB3E58D90C0AF16A993C2F</text:p>
      <text:p text:style-name="Standard">home/dina/.cache/mozilla/firefox/2r5aslpp.default-release/cache2/entries/3647ACCEBA628036402374679EA054D52DC1B4B4</text:p>
      <text:p text:style-name="Standard">home/dina/.cache/mozilla/firefox/2r5aslpp.default-release/cache2/entries/68C3DFF1AB5E358516F62CFDB8CDC9A26FCA1BBD</text:p>
      <text:p text:style-name="Standard">home/dina/.cache/mozilla/firefox/2r5aslpp.default-release/cache2/entries/434B97ECD746A69285FB4DAA5E597C0926787DB6</text:p>
      <text:p text:style-name="Standard">home/dina/.cache/mozilla/firefox/2r5aslpp.default-release/cache2/entries/A9CADBFC2703C4FDA4FEF47B7ED33776962EDD9D</text:p>
      <text:p text:style-name="Standard">home/dina/.cache/mozilla/firefox/2r5aslpp.default-release/cache2/entries/ADD54D43456E5B56013FED701EA9C18F379651D0</text:p>
      <text:p text:style-name="Standard">home/dina/.cache/mozilla/firefox/2r5aslpp.default-release/cache2/entries/7612667605C01A8A44BDE1767CAACB9E1341E46C</text:p>
      <text:p text:style-name="Standard">home/dina/.cache/mozilla/firefox/2r5aslpp.default-release/cache2/entries/15D782693D1D43737763DF6544CC1459BCDBF528</text:p>
      <text:p text:style-name="Standard">home/dina/.cache/mozilla/firefox/2r5aslpp.default-release/cache2/entries/A8233832B30E1F2516DEB7CD72A59D4D789A2E96</text:p>
      <text:p text:style-name="Standard">home/dina/.cache/mozilla/firefox/2r5aslpp.default-release/cache2/entries/984833AE4FB47665B774474434216345CABFD67F</text:p>
      <text:p text:style-name="Standard">home/dina/.cache/mozilla/firefox/2r5aslpp.default-release/cache2/entries/515D1DD7AAA4E37D45385EF650865415D9D4394B</text:p>
      <text:p text:style-name="Standard">home/dina/.cache/mozilla/firefox/2r5aslpp.default-release/cache2/entries/EC84F94FF42BD50451FE68B1224DFC4B27753DC2</text:p>
      <text:p text:style-name="Standard">home/dina/.cache/mozilla/firefox/2r5aslpp.default-release/cache2/entries/B06FB826E46E007C27E81E22B6367435FA7D95E5</text:p>
      <text:p text:style-name="Standard">home/dina/.cache/mozilla/firefox/2r5aslpp.default-release/cache2/entries/94FAA2D4D216A242E1078AF0B6643311F0BF70B6</text:p>
      <text:p text:style-name="Standard">home/dina/.cache/mozilla/firefox/2r5aslpp.default-release/cache2/entries/8EA97B876E838B6AD7BC02D289A6837A832E4428</text:p>
      <text:p text:style-name="Standard">home/dina/.cache/mozilla/firefox/2r5aslpp.default-release/cache2/entries/5088B328FC15EC1EF9D298C6D7A0833D7A2CF234</text:p>
      <text:p text:style-name="Standard">home/dina/.cache/mozilla/firefox/2r5aslpp.default-release/cache2/entries/5EBD087EF8BF8FF33CF3B6175D383E1FAF8AA1BE</text:p>
      <text:p text:style-name="Standard"><text:soft-page-break/>home/dina/.cache/mozilla/firefox/2r5aslpp.default-release/cache2/entries/E9268A2E50035D3BECC7D1A7CE64CB64B41404DC</text:p>
      <text:p text:style-name="Standard">home/dina/.cache/mozilla/firefox/2r5aslpp.default-release/cache2/entries/D5B37D9C047983A86C2FA1015253DF0F3B1142A2</text:p>
      <text:p text:style-name="Standard">home/dina/.cache/mozilla/firefox/2r5aslpp.default-release/cache2/entries/93FB81E625B6C04B9D54464FB1086087749121DF</text:p>
      <text:p text:style-name="Standard">home/dina/.cache/mozilla/firefox/2r5aslpp.default-release/cache2/entries/241012B35DAC86BD508A72C8DEED017B15D9BC71</text:p>
      <text:p text:style-name="Standard">home/dina/.cache/mozilla/firefox/2r5aslpp.default-release/cache2/entries/CDCB397A9248519431CCF80434B4DAF7F898AD7F</text:p>
      <text:p text:style-name="Standard">home/dina/.cache/mozilla/firefox/2r5aslpp.default-release/cache2/entries/901DE3628FCD077A8427E84479B439019285811D</text:p>
      <text:p text:style-name="Standard">home/dina/.cache/mozilla/firefox/2r5aslpp.default-release/cache2/entries/0F2A572A1B2D5842D453BBA3BF0FA5E991E075E1</text:p>
      <text:p text:style-name="Standard">home/dina/.cache/mozilla/firefox/2r5aslpp.default-release/cache2/entries/0FE5B06A365F024D527BC68F5876EA0BEAC9BD7D</text:p>
      <text:p text:style-name="Standard">home/dina/.cache/mozilla/firefox/2r5aslpp.default-release/cache2/entries/764875FA2859B335EB9C2BAB6D04A3F83578ADF3</text:p>
      <text:p text:style-name="Standard">home/dina/.cache/mozilla/firefox/2r5aslpp.default-release/cache2/entries/DDB5188E77E2656871753A4723EAB24487BE4BC5</text:p>
      <text:p text:style-name="Standard">home/dina/.cache/mozilla/firefox/2r5aslpp.default-release/cache2/entries/0DE9600D947278FBCFF0E19D1BAE31827C2A8809</text:p>
      <text:p text:style-name="Standard">home/dina/.cache/mozilla/firefox/2r5aslpp.default-release/cache2/entries/FE66A857202CF02518501542BBD6A4114A5B930B</text:p>
      <text:p text:style-name="Standard">home/dina/.cache/mozilla/firefox/2r5aslpp.default-release/cache2/entries/C6E197EE21537294B577558DD90D1B7F3FA10B91</text:p>
      <text:p text:style-name="Standard">home/dina/.cache/mozilla/firefox/2r5aslpp.default-release/cache2/entries/0ECB54D65E69F511789A1413D798E3FAC73DC383</text:p>
      <text:p text:style-name="Standard">home/dina/.cache/mozilla/firefox/2r5aslpp.default-release/cache2/entries/344517C29DA3AF3B274E01DCBE54B9C49DB6C919</text:p>
      <text:p text:style-name="Standard">home/dina/.cache/mozilla/firefox/2r5aslpp.default-release/cache2/entries/225455ED11B2D49F4695C53E7DD040FEAFEF09D2</text:p>
      <text:p text:style-name="Standard">home/dina/.cache/mozilla/firefox/2r5aslpp.default-release/cache2/entries/BB95D0607349D05725D5FE01D4FB300E319072AD</text:p>
      <text:p text:style-name="Standard">home/dina/.cache/mozilla/firefox/2r5aslpp.default-release/cache2/entries/7F7915481A6E211E47ACFD34039D067474A7B14B</text:p>
      <text:p text:style-name="Standard">home/dina/.cache/mozilla/firefox/2r5aslpp.default-release/cache2/entries/920E1DE3A3DDF94CCC640FF61540868B7CD1BF58</text:p>
      <text:p text:style-name="Standard">home/dina/.cache/mozilla/firefox/2r5aslpp.default-release/cache2/entries/21ED2FCE9BFFAA3F9715A03DCEF7051157C7C8E6</text:p>
      <text:p text:style-name="Standard">home/dina/.cache/mozilla/firefox/2r5aslpp.default-release/cache2/entries/B1DC79041A70CFDEC127C31072FFDF5297465F5D</text:p>
      <text:p text:style-name="Standard">home/dina/.cache/mozilla/firefox/2r5aslpp.default-release/cache2/entries/7C81112DF6F23213704BEA25172A95F23618901C</text:p>
      <text:p text:style-name="Standard">home/dina/.cache/mozilla/firefox/2r5aslpp.default-release/cache2/entries/6C8F999BEF1DF02BA776B269ABDA2DB1A94A6247</text:p>
      <text:p text:style-name="Standard">home/dina/.cache/mozilla/firefox/2r5aslpp.default-release/cache2/entries/F0B56A1010CB7482FC68DCE17C09B3488EAE8632</text:p>
      <text:p text:style-name="Standard"><text:soft-page-break/>home/dina/.cache/mozilla/firefox/2r5aslpp.default-release/cache2/entries/0826D9425738E7E2ADFC30545E0E49593BFB21DD</text:p>
      <text:p text:style-name="Standard">home/dina/.cache/mozilla/firefox/2r5aslpp.default-release/cache2/entries/0B71A1E641B1BFE162A2D40D9BB65453943AF466</text:p>
      <text:p text:style-name="Standard">home/dina/.cache/mozilla/firefox/2r5aslpp.default-release/cache2/entries/D23A13F5E6DB597E4ECF7C22E3FEE3507B5D720D</text:p>
      <text:p text:style-name="Standard">home/dina/.cache/mozilla/firefox/2r5aslpp.default-release/cache2/entries/AB09AD87334546FDB4D3515452C0E5DAEAFAB30B</text:p>
      <text:p text:style-name="Standard">home/dina/.cache/mozilla/firefox/2r5aslpp.default-release/cache2/entries/4358829CBE1B1A4B9FAAF43F42BC7F95520A1472</text:p>
      <text:p text:style-name="Standard">home/dina/.cache/mozilla/firefox/2r5aslpp.default-release/cache2/entries/DA32726E5F60C6ACDF5C6F9ED6B272714933090B</text:p>
      <text:p text:style-name="Standard">home/dina/.cache/mozilla/firefox/2r5aslpp.default-release/cache2/entries/E09315AF9407B8B70C2AF7DBDA7E6494BC480D35</text:p>
      <text:p text:style-name="Standard">home/dina/.cache/mozilla/firefox/2r5aslpp.default-release/cache2/entries/430891BA562FEB02EF190071BF4F0EAFFEB506C5</text:p>
      <text:p text:style-name="Standard">home/dina/.cache/mozilla/firefox/2r5aslpp.default-release/cache2/entries/6931A5C89F0846CD95E5F7AD24B16E2C2235A809</text:p>
      <text:p text:style-name="Standard">home/dina/.cache/mozilla/firefox/2r5aslpp.default-release/cache2/entries/5B92CEAC1309120680A80A672A6F26C19B6E06DD</text:p>
      <text:p text:style-name="Standard">home/dina/.cache/mozilla/firefox/2r5aslpp.default-release/cache2/entries/B5E00C675ACFEDE06DD004D7ECA637902CAAD17D</text:p>
      <text:p text:style-name="Standard">home/dina/.cache/mozilla/firefox/2r5aslpp.default-release/cache2/entries/9AF1C67436F87F91BD7E791C7F37533D8ECE30F9</text:p>
      <text:p text:style-name="Standard">home/dina/.cache/mozilla/firefox/2r5aslpp.default-release/cache2/entries/D2349A91BAB32722C0FA959188F8B10D84D5AA94</text:p>
      <text:p text:style-name="Standard">home/dina/.cache/mozilla/firefox/2r5aslpp.default-release/cache2/entries/FC657E188707E056CEBB890717A02DFDF0AE12B3</text:p>
      <text:p text:style-name="Standard">home/dina/.cache/mozilla/firefox/2r5aslpp.default-release/cache2/entries/AD0143B0F25A202300E9EE795252F650A4151372</text:p>
      <text:p text:style-name="Standard">home/dina/.cache/mozilla/firefox/2r5aslpp.default-release/cache2/entries/8A53597CFA8BE58BB9384C2AE4B027F7A2AA9CC9</text:p>
      <text:p text:style-name="Standard">home/dina/.cache/mozilla/firefox/2r5aslpp.default-release/cache2/entries/4250678C645BEAFC0B9528427C3CE5DB0743C5A1</text:p>
      <text:p text:style-name="Standard">home/dina/.cache/mozilla/firefox/2r5aslpp.default-release/cache2/entries/34ECAEEA60AF4E3B3C65F774B980D9E5D2B92E78</text:p>
      <text:p text:style-name="Standard">home/dina/.cache/mozilla/firefox/2r5aslpp.default-release/cache2/entries/AEACF7DAEE944B486B79EDB27264A8DE6F4190B7</text:p>
      <text:p text:style-name="Standard">home/dina/.cache/mozilla/firefox/2r5aslpp.default-release/cache2/entries/C5DA80864771C0AD130F68FCFFFC5740A3ABF4E3</text:p>
      <text:p text:style-name="Standard">home/dina/.cache/mozilla/firefox/2r5aslpp.default-release/cache2/entries/41A978E47B4D972302151FEDEFDD8A2104A59EB6</text:p>
      <text:p text:style-name="Standard">home/dina/.cache/mozilla/firefox/2r5aslpp.default-release/cache2/entries/D5A28498930F9571F26CD9603C1B8B5DF20D4C1D</text:p>
      <text:p text:style-name="Standard">home/dina/.cache/mozilla/firefox/2r5aslpp.default-release/cache2/entries/C69C31FDA15A2036EA571A595C9AEB3908E2B69D</text:p>
      <text:p text:style-name="Standard">home/dina/.cache/mozilla/firefox/2r5aslpp.default-release/cache2/entries/04A159842B5ECDFD7C21C5CD512AE7DA6B554029</text:p>
      <text:p text:style-name="Standard"><text:soft-page-break/>home/dina/.cache/mozilla/firefox/2r5aslpp.default-release/cache2/entries/3743AB21CE93F4E49D6F10C978CEE0C9929D17DA</text:p>
      <text:p text:style-name="Standard">home/dina/.cache/mozilla/firefox/2r5aslpp.default-release/cache2/entries/4D5C0544C1568540B63382DEFDE1F979B8F4BC9F</text:p>
      <text:p text:style-name="Standard">home/dina/.cache/mozilla/firefox/2r5aslpp.default-release/cache2/entries/6FF3E26205C02B77B2C448747502A67830114E8B</text:p>
      <text:p text:style-name="Standard">home/dina/.cache/mozilla/firefox/2r5aslpp.default-release/cache2/entries/1826C445CF9A2BDC4EB046B989F38B66CFC49C09</text:p>
      <text:p text:style-name="Standard">home/dina/.cache/mozilla/firefox/2r5aslpp.default-release/cache2/entries/6BCF6848CBB76CAAF526840183F06CD833825891</text:p>
      <text:p text:style-name="Standard">home/dina/.cache/mozilla/firefox/2r5aslpp.default-release/cache2/entries/772487197945F202F0EBEB25B4BAC7E89830DBD8</text:p>
      <text:p text:style-name="Standard">home/dina/.cache/mozilla/firefox/2r5aslpp.default-release/cache2/entries/16B47DB6C51DF5BCFDA891F58F2B0A9040CB1B0B</text:p>
      <text:p text:style-name="Standard">home/dina/.cache/mozilla/firefox/2r5aslpp.default-release/cache2/entries/9924BE5ADD6CE79DBABB94208E7DDF6D471D9866</text:p>
      <text:p text:style-name="Standard">home/dina/.cache/mozilla/firefox/2r5aslpp.default-release/cache2/entries/8EEB1B690BC7A3F5308CBE66F101E9CEE8275B84</text:p>
      <text:p text:style-name="Standard">home/dina/.cache/mozilla/firefox/2r5aslpp.default-release/cache2/entries/488E9749A51B467C4B1F9987BE0718AF48A70791</text:p>
      <text:p text:style-name="Standard">home/dina/.cache/mozilla/firefox/2r5aslpp.default-release/cache2/entries/0FDD602936EEB43035275E06E36ED2011E0F47FE</text:p>
      <text:p text:style-name="Standard">home/dina/.cache/mozilla/firefox/2r5aslpp.default-release/cache2/entries/B461EEC084BAA22E62F9145E76C1423F48523F4E</text:p>
      <text:p text:style-name="Standard">home/dina/.cache/mozilla/firefox/2r5aslpp.default-release/cache2/entries/D7067246725EF8D32925EDE41417A72D5E4BCF34</text:p>
      <text:p text:style-name="Standard">home/dina/.cache/mozilla/firefox/2r5aslpp.default-release/cache2/entries/78F132653F979CB74E358B56B1DC1377A9137FD4</text:p>
      <text:p text:style-name="Standard">home/dina/.cache/mozilla/firefox/2r5aslpp.default-release/cache2/entries/E3FC8791D52C8B41952A3471EB484DCC91C85F00</text:p>
      <text:p text:style-name="Standard">home/dina/.cache/mozilla/firefox/2r5aslpp.default-release/cache2/entries/4A60037773EB0A765C644134CD4086966064E9DF</text:p>
      <text:p text:style-name="Standard">home/dina/.cache/mozilla/firefox/2r5aslpp.default-release/cache2/entries/817A04ADD68DE536B690D2EA9D70493FCC41AD34</text:p>
      <text:p text:style-name="Standard">home/dina/.cache/mozilla/firefox/2r5aslpp.default-release/cache2/entries/E94EC7B5D0D656722A849E6F210CE1271A935995</text:p>
      <text:p text:style-name="Standard">home/dina/.cache/mozilla/firefox/2r5aslpp.default-release/cache2/entries/B33D7ED5CE189CECF09CA0EFB82B492FFFCB7CDE</text:p>
      <text:p text:style-name="Standard">home/dina/.cache/mozilla/firefox/2r5aslpp.default-release/cache2/entries/8C162145CE8ED9AEDEC8E4A3C18ABD94C9DC5F89</text:p>
      <text:p text:style-name="Standard">home/dina/.cache/mozilla/firefox/2r5aslpp.default-release/cache2/entries/053843A108F05CF5A2407D3E88C7F6266030786F</text:p>
      <text:p text:style-name="Standard">home/dina/.cache/mozilla/firefox/2r5aslpp.default-release/cache2/entries/54ED7DB1DF6D72C0D0172A7AF378B1C028BA6991</text:p>
      <text:p text:style-name="Standard">home/dina/.cache/mozilla/firefox/2r5aslpp.default-release/cache2/entries/B82D7D28228ADC772852EE6DE0E12751F02EFD15</text:p>
      <text:p text:style-name="Standard">home/dina/.cache/mozilla/firefox/2r5aslpp.default-release/cache2/entries/3A7F1DC7B42A89627FB72AC496864A1D84ACF493</text:p>
      <text:p text:style-name="Standard"><text:soft-page-break/>home/dina/.cache/mozilla/firefox/2r5aslpp.default-release/cache2/entries/DC1BB5ECEAA3BC5B64D3CC9E13BBEAC2F41D5F8E</text:p>
      <text:p text:style-name="Standard">home/dina/.cache/mozilla/firefox/2r5aslpp.default-release/cache2/entries/69C9B69882CEAA381DF7AFE7998831A863001DEA</text:p>
      <text:p text:style-name="Standard">home/dina/.cache/mozilla/firefox/2r5aslpp.default-release/cache2/entries/543AA7471CFB41F84A2D1AD0B2F23F9A3771921C</text:p>
      <text:p text:style-name="Standard">home/dina/.cache/mozilla/firefox/2r5aslpp.default-release/cache2/entries/1DD709FA846F25AD8C90AA26B7C79FC507A6D3BC</text:p>
      <text:p text:style-name="Standard">home/dina/.cache/mozilla/firefox/2r5aslpp.default-release/cache2/entries/14D64B61C623462BD43921DD4949E1D60DE694E4</text:p>
      <text:p text:style-name="Standard">home/dina/.cache/mozilla/firefox/2r5aslpp.default-release/cache2/entries/6A78872A00D06F0FB26CCA64B13477998F7C9FE4</text:p>
      <text:p text:style-name="Standard">home/dina/.cache/mozilla/firefox/2r5aslpp.default-release/cache2/entries/809A11A1B871BD554348D086DDAEB1939A198671</text:p>
      <text:p text:style-name="Standard">home/dina/.cache/mozilla/firefox/2r5aslpp.default-release/cache2/entries/EFF6FD635D8C89E69D51C179A146058CDE2A66D5</text:p>
      <text:p text:style-name="Standard">home/dina/.cache/mozilla/firefox/2r5aslpp.default-release/cache2/entries/C009FACB96FF61790059AC675CABE95A2B755E3F</text:p>
      <text:p text:style-name="Standard">home/dina/.cache/mozilla/firefox/2r5aslpp.default-release/cache2/entries/E0D46430DC16D955416E69B23B79E7105497CFD3</text:p>
      <text:p text:style-name="Standard">home/dina/.cache/mozilla/firefox/2r5aslpp.default-release/cache2/entries/7C165C9FA0FAADE163F59DF6CE544560F61E3DBA</text:p>
      <text:p text:style-name="Standard">home/dina/.cache/mozilla/firefox/2r5aslpp.default-release/cache2/entries/F4E4975ABC8EF039250044E6007B6C5AA50D50AF</text:p>
      <text:p text:style-name="Standard">home/dina/.cache/mozilla/firefox/2r5aslpp.default-release/cache2/entries/AB849E67012A912D9B84DB06F91C19496A1ACDA8</text:p>
      <text:p text:style-name="Standard">home/dina/.cache/mozilla/firefox/2r5aslpp.default-release/cache2/entries/1E4F4E1F817D89544A171AC9D96124F93A612F2E</text:p>
      <text:p text:style-name="Standard">home/dina/.cache/mozilla/firefox/2r5aslpp.default-release/cache2/entries/FB2E78D1A6AEB77E5E28392C9846665A0AD35D4F</text:p>
      <text:p text:style-name="Standard">home/dina/.cache/mozilla/firefox/2r5aslpp.default-release/cache2/entries/3C20E0024EF3554AB5C40E2AABB56C3C6C16C0C4</text:p>
      <text:p text:style-name="Standard">home/dina/.cache/mozilla/firefox/2r5aslpp.default-release/cache2/entries/513728686822F58A8165AEAF8D8AD68B933CACA6</text:p>
      <text:p text:style-name="Standard">home/dina/.cache/mozilla/firefox/2r5aslpp.default-release/cache2/entries/FCA30F8AB5DCA1DBF8685E7D3250E5A4AAB2A7AB</text:p>
      <text:p text:style-name="Standard">home/dina/.cache/mozilla/firefox/2r5aslpp.default-release/cache2/entries/C3A4186302CD8303933AA2D8952F8B3F9CAC8514</text:p>
      <text:p text:style-name="Standard">home/dina/.cache/mozilla/firefox/2r5aslpp.default-release/cache2/entries/CE4518668EA3AC4012A8BE1552DE95E6745257EF</text:p>
      <text:p text:style-name="Standard">home/dina/.cache/mozilla/firefox/2r5aslpp.default-release/cache2/entries/8439CA9AE0BD567B61EFF22EF87284C71C277A81</text:p>
      <text:p text:style-name="Standard">home/dina/.cache/mozilla/firefox/2r5aslpp.default-release/cache2/entries/2A8CF457400947A74C10DE5C202387CCB2C4D656</text:p>
      <text:p text:style-name="Standard">home/dina/.cache/mozilla/firefox/2r5aslpp.default-release/cache2/entries/CEFC4DD8CF859DFEF5C85F51A42E939668DD587B</text:p>
      <text:p text:style-name="Standard">home/dina/.cache/mozilla/firefox/2r5aslpp.default-release/cache2/entries/D72E9E40367CBD5A7CBC3C2EAABB9C590D9A922F</text:p>
      <text:p text:style-name="Standard"><text:soft-page-break/>home/dina/.cache/mozilla/firefox/2r5aslpp.default-release/cache2/entries/5869CAB0106699FBF2095148B41D0CE734DF2436</text:p>
      <text:p text:style-name="Standard">home/dina/.cache/mozilla/firefox/2r5aslpp.default-release/cache2/entries/16CFED381438E8490DF3AC76C983556D5E791F91</text:p>
      <text:p text:style-name="Standard">home/dina/.cache/mozilla/firefox/2r5aslpp.default-release/cache2/entries/AC6326E6692892C960ECE0D20E6FE539347ED3AC</text:p>
      <text:p text:style-name="Standard">home/dina/.cache/mozilla/firefox/2r5aslpp.default-release/cache2/entries/3B00E36FA268BB3309FFBF76704F30B375D0D8FF</text:p>
      <text:p text:style-name="Standard">home/dina/.cache/mozilla/firefox/2r5aslpp.default-release/cache2/entries/31D73B496B96548797627A0098371FB0043D486D</text:p>
      <text:p text:style-name="Standard">home/dina/.cache/mozilla/firefox/2r5aslpp.default-release/cache2/entries/3766872CB03201DF2C009A0A5001021DF4A1B647</text:p>
      <text:p text:style-name="Standard">home/dina/.cache/mozilla/firefox/2r5aslpp.default-release/cache2/entries/994D9AD2E4831EFBDF4E3AE8274F1BF85F902EA8</text:p>
      <text:p text:style-name="Standard">home/dina/.cache/mozilla/firefox/2r5aslpp.default-release/cache2/entries/6A74A932FED4A357AC4247A00A0FB78292BF7DDB</text:p>
      <text:p text:style-name="Standard">home/dina/.cache/mozilla/firefox/2r5aslpp.default-release/cache2/entries/247454CEFF006C878F068B5FC77CB2223C3A4BDE</text:p>
      <text:p text:style-name="Standard">home/dina/.cache/mozilla/firefox/2r5aslpp.default-release/cache2/entries/9B0EC88405B044E43C854FDF7F87344621375657</text:p>
      <text:p text:style-name="Standard">home/dina/.cache/mozilla/firefox/2r5aslpp.default-release/cache2/entries/4F68CFD84DD5B62EB6D862C586B917CB766DBD5D</text:p>
      <text:p text:style-name="Standard">home/dina/.cache/mozilla/firefox/2r5aslpp.default-release/cache2/entries/2194E06CD7CF21DD45B2FAE1D9D0F1271C971CD0</text:p>
      <text:p text:style-name="Standard">home/dina/.cache/mozilla/firefox/2r5aslpp.default-release/cache2/entries/1E750BC713D3714315AF04CD6CA1E2397BAA5588</text:p>
      <text:p text:style-name="Standard">home/dina/.cache/mozilla/firefox/2r5aslpp.default-release/cache2/entries/82A6F1FAC5EFF9D036AE9A0D914A99A829C5DF5B</text:p>
      <text:p text:style-name="Standard">home/dina/.cache/mozilla/firefox/2r5aslpp.default-release/cache2/entries/32FE3E8C5E9FF0521A89969445FC726B2D54005D</text:p>
      <text:p text:style-name="Standard">home/dina/.cache/mozilla/firefox/2r5aslpp.default-release/cache2/entries/5BB96241D066AAEC85F0F7A137112A62CE3CDF73</text:p>
      <text:p text:style-name="Standard">home/dina/.cache/mozilla/firefox/2r5aslpp.default-release/cache2/entries/4B1C6A2E8814AE94555A4AFB5055A5EDBDD9CC3C</text:p>
      <text:p text:style-name="Standard">home/dina/.cache/mozilla/firefox/2r5aslpp.default-release/cache2/entries/B9ABE783C4F9B3F43F433734EA77B2BC05CDD939</text:p>
      <text:p text:style-name="Standard">home/dina/.cache/mozilla/firefox/2r5aslpp.default-release/cache2/entries/F40D0052FE6AD3010F7FC3048D2F59F4B775F99E</text:p>
      <text:p text:style-name="Standard">home/dina/.cache/mozilla/firefox/2r5aslpp.default-release/cache2/entries/48F347E93834FEB58B4A6BC74990D1BD3E3E86A4</text:p>
      <text:p text:style-name="Standard">home/dina/.cache/mozilla/firefox/2r5aslpp.default-release/cache2/entries/6C7EBA78B72D3B3A048FCE8FC79A3D45BCB94DB3</text:p>
      <text:p text:style-name="Standard">home/dina/.cache/mozilla/firefox/2r5aslpp.default-release/cache2/entries/A23990EBB54C890F830D398ECE4BAB1C42593BFB</text:p>
      <text:p text:style-name="Standard">home/dina/.cache/mozilla/firefox/2r5aslpp.default-release/cache2/entries/FAA4851F25330C51569C490A63A44901EAE45BF0</text:p>
      <text:p text:style-name="Standard">home/dina/.cache/mozilla/firefox/2r5aslpp.default-release/cache2/entries/68FEA74A7DD4528117F6DD20B0FB274AA8D23174</text:p>
      <text:p text:style-name="Standard"><text:soft-page-break/>home/dina/.cache/mozilla/firefox/2r5aslpp.default-release/cache2/entries/FB59FB5A3D69B50E1EA1E869F8AC2029AFF2A74B</text:p>
      <text:p text:style-name="Standard">home/dina/.cache/mozilla/firefox/2r5aslpp.default-release/cache2/entries/7727F2AF8703C63D2083D6BEA9542B79093BD542</text:p>
      <text:p text:style-name="Standard">home/dina/.cache/mozilla/firefox/2r5aslpp.default-release/cache2/entries/FECA3DBD942329A2CACC7917E693CBA35E488C84</text:p>
      <text:p text:style-name="Standard">home/dina/.cache/mozilla/firefox/2r5aslpp.default-release/cache2/entries/91B0DD86FAE48406A18CB6B6754012AB07633E25</text:p>
      <text:p text:style-name="Standard">home/dina/.cache/mozilla/firefox/2r5aslpp.default-release/cache2/entries/50FF0A4B0D38FB7F27D8A019262F000756617B5E</text:p>
      <text:p text:style-name="Standard">home/dina/.cache/mozilla/firefox/2r5aslpp.default-release/cache2/entries/B8E47C9503758EF021F781C1E1700AE4476FE40E</text:p>
      <text:p text:style-name="Standard">home/dina/.cache/mozilla/firefox/2r5aslpp.default-release/cache2/entries/B95939DFD9F4BAF3515FB3206F037DF9731D6030</text:p>
      <text:p text:style-name="Standard">home/dina/.cache/mozilla/firefox/2r5aslpp.default-release/cache2/entries/33DB75F864B51BBD527647534E2B965E355708A2</text:p>
      <text:p text:style-name="Standard">home/dina/.cache/mozilla/firefox/2r5aslpp.default-release/cache2/entries/35F968579423F22C9FDF60DF9732D159003962AE</text:p>
      <text:p text:style-name="Standard">home/dina/.cache/mozilla/firefox/2r5aslpp.default-release/cache2/entries/5082312A3D837DDD52DC317F9A534896160C024A</text:p>
      <text:p text:style-name="Standard">home/dina/.cache/mozilla/firefox/2r5aslpp.default-release/cache2/entries/7FEA0DF84A1495E5630285D6D57F0412DF2E2445</text:p>
      <text:p text:style-name="Standard">home/dina/.cache/mozilla/firefox/2r5aslpp.default-release/cache2/entries/111AE63D71402EFB02DAB8AC254CA509866314D5</text:p>
      <text:p text:style-name="Standard">home/dina/.cache/mozilla/firefox/2r5aslpp.default-release/cache2/entries/AE1C6D50E6F81712206ACD37B5047A01992940AF</text:p>
      <text:p text:style-name="Standard">home/dina/.cache/mozilla/firefox/2r5aslpp.default-release/cache2/entries/30F8453575F09E9EA57C17DF9FFB3381D9D40650</text:p>
      <text:p text:style-name="Standard">home/dina/.cache/mozilla/firefox/2r5aslpp.default-release/cache2/entries/0516B25113DB46B137F8E5429FC2D7AAE2ECE946</text:p>
      <text:p text:style-name="Standard">home/dina/.cache/mozilla/firefox/2r5aslpp.default-release/cache2/entries/ED7DC4FA04FB18461E862574F1B9DF0AA7E89E54</text:p>
      <text:p text:style-name="Standard">home/dina/.cache/mozilla/firefox/2r5aslpp.default-release/cache2/entries/1B7F7567FE784198C5348F59C9DC37768A4E2616</text:p>
      <text:p text:style-name="Standard">home/dina/.cache/mozilla/firefox/2r5aslpp.default-release/cache2/entries/42343993543ED9C0673E7EEAB9C960E010538FC5</text:p>
      <text:p text:style-name="Standard">home/dina/.cache/mozilla/firefox/2r5aslpp.default-release/cache2/entries/19F00F4F2D0F5A7576E0D2EFABE7ECF5AFABC5DA</text:p>
      <text:p text:style-name="Standard">home/dina/.cache/mozilla/firefox/2r5aslpp.default-release/cache2/entries/868679C0A6E65333A28FA9DF2904B5EEB3E2751A</text:p>
      <text:p text:style-name="Standard">home/dina/.cache/mozilla/firefox/2r5aslpp.default-release/cache2/entries/15810EF747F133E1D9E4AC159885852006E66F1C</text:p>
      <text:p text:style-name="Standard">home/dina/.cache/mozilla/firefox/2r5aslpp.default-release/cache2/entries/3CEF14C0DFAF912B95D695F5BBCD57DD59BAC42E</text:p>
      <text:p text:style-name="Standard">home/dina/.cache/mozilla/firefox/2r5aslpp.default-release/cache2/entries/3409C979F41EA9266EC856F6682ED85D9550A7AB</text:p>
      <text:p text:style-name="Standard">home/dina/.cache/mozilla/firefox/2r5aslpp.default-release/cache2/entries/7390CF367212B694F65DD09E9F10B1C12A33E4D6</text:p>
      <text:p text:style-name="Standard"><text:soft-page-break/>home/dina/.cache/mozilla/firefox/2r5aslpp.default-release/cache2/entries/0E505BDD96BE0EA7FA27BFEFEE29BA8418795816</text:p>
      <text:p text:style-name="Standard">home/dina/.cache/mozilla/firefox/2r5aslpp.default-release/cache2/entries/C6449C99E017F0367BB20C18798475E8B267FCF6</text:p>
      <text:p text:style-name="Standard">home/dina/.cache/mozilla/firefox/2r5aslpp.default-release/cache2/entries/EEF31AB6986F94C5B2BE5F37B37F6439E1326B1C</text:p>
      <text:p text:style-name="Standard">home/dina/.cache/mozilla/firefox/2r5aslpp.default-release/cache2/entries/90F283B88DD7F4D04549EA0A7668B238E0A14431</text:p>
      <text:p text:style-name="Standard">home/dina/.cache/mozilla/firefox/2r5aslpp.default-release/cache2/entries/C47E7A2E13C576DBCCE1BDC1508CF55207ABF903</text:p>
      <text:p text:style-name="Standard">home/dina/.cache/mozilla/firefox/2r5aslpp.default-release/cache2/entries/F796E644A372F008FE040277001C28DFC39FB905</text:p>
      <text:p text:style-name="Standard">home/dina/.cache/mozilla/firefox/2r5aslpp.default-release/cache2/entries/D585BE0259B2DDD0452FBAAF56DFE640B335DECE</text:p>
      <text:p text:style-name="Standard">home/dina/.cache/mozilla/firefox/2r5aslpp.default-release/cache2/entries/B026B7D14EF0F562B9E8BBDFAE759DF8D32D8FE5</text:p>
      <text:p text:style-name="Standard">home/dina/.cache/mozilla/firefox/2r5aslpp.default-release/cache2/entries/D3D54477D7937E61EFCA2963F4EA20E43113521D</text:p>
      <text:p text:style-name="Standard">home/dina/.cache/mozilla/firefox/2r5aslpp.default-release/cache2/entries/7886DBC7FF15E632904464A4319E55F450580588</text:p>
      <text:p text:style-name="Standard">home/dina/.cache/mozilla/firefox/2r5aslpp.default-release/cache2/entries/A2B2020B1B0BDF3A3DA079B5455B49475739932C</text:p>
      <text:p text:style-name="Standard">home/dina/.cache/mozilla/firefox/2r5aslpp.default-release/cache2/entries/B8478DBBC2A6C864D2A6E63C029BE8CC4194E4FF</text:p>
      <text:p text:style-name="Standard">home/dina/.cache/mozilla/firefox/2r5aslpp.default-release/cache2/entries/D48941F56C783AC0F55271623DBFB7E6B98BA673</text:p>
      <text:p text:style-name="Standard">home/dina/.cache/mozilla/firefox/2r5aslpp.default-release/cache2/entries/8D700654DB13D93882DEAEF14377A9DF785EA34E</text:p>
      <text:p text:style-name="Standard">home/dina/.cache/mozilla/firefox/2r5aslpp.default-release/cache2/entries/0EC1705577CD49CBF458C3958103EDD70D182F30</text:p>
      <text:p text:style-name="Standard">home/dina/.cache/mozilla/firefox/2r5aslpp.default-release/cache2/entries/B28D06AFBD17D5CB0B38095789E9E5D4AB52EEB9</text:p>
      <text:p text:style-name="Standard">home/dina/.cache/mozilla/firefox/2r5aslpp.default-release/cache2/entries/0F05E552617F16B5E2055CA97C036D5FB7B9A5C9</text:p>
      <text:p text:style-name="Standard">home/dina/.cache/mozilla/firefox/2r5aslpp.default-release/cache2/entries/6A02E53D452C8FCE406F03E6ED2F6562055B4C30</text:p>
      <text:p text:style-name="Standard">home/dina/.cache/mozilla/firefox/2r5aslpp.default-release/cache2/entries/A847EC91A1123D931F5BA19F79CBF35D8366E8A3</text:p>
      <text:p text:style-name="Standard">home/dina/.cache/mozilla/firefox/2r5aslpp.default-release/cache2/entries/C34E0CBDD749D768277F29B11FD9251102DE9026</text:p>
      <text:p text:style-name="Standard">home/dina/.cache/mozilla/firefox/2r5aslpp.default-release/cache2/entries/6F913DDF90AD1B0059BCDC690C3209D4CF35F37C</text:p>
      <text:p text:style-name="Standard">home/dina/.cache/mozilla/firefox/2r5aslpp.default-release/cache2/entries/29DCA2AEF8E7860F22220F2F4ADB8C5B66C461BB</text:p>
      <text:p text:style-name="Standard">home/dina/.cache/mozilla/firefox/2r5aslpp.default-release/cache2/entries/7F935C74FBC7D71C05A658F89EF7836F1C7CB922</text:p>
      <text:p text:style-name="Standard">home/dina/.cache/mozilla/firefox/2r5aslpp.default-release/cache2/entries/C0D433C7BE3FFE18007837AE9FC1EBA82ADFA453</text:p>
      <text:p text:style-name="Standard"><text:soft-page-break/>home/dina/.cache/mozilla/firefox/2r5aslpp.default-release/cache2/entries/1AED385FEEEE5CB36826576E1C39C3EB7B8C56A5</text:p>
      <text:p text:style-name="Standard">home/dina/.cache/mozilla/firefox/2r5aslpp.default-release/cache2/entries/308DC7903212D3AC3A1DCE80A52DAC09B315C9AC</text:p>
      <text:p text:style-name="Standard">home/dina/.cache/mozilla/firefox/2r5aslpp.default-release/cache2/entries/E1485111AE4A3743A1B0E3FDB8487FFD1D89526A</text:p>
      <text:p text:style-name="Standard">home/dina/.cache/mozilla/firefox/2r5aslpp.default-release/cache2/entries/8A4EEA0784732DBEC74497C84FA04823FCA94A7D</text:p>
      <text:p text:style-name="Standard">home/dina/.cache/mozilla/firefox/2r5aslpp.default-release/cache2/entries/497723E41A63E445B46A3C06D6B1ECB78EC70045</text:p>
      <text:p text:style-name="Standard">home/dina/.cache/mozilla/firefox/2r5aslpp.default-release/cache2/entries/8B9C7822610E5E0F77B6F130EB033079C5DD5CF9</text:p>
      <text:p text:style-name="Standard">home/dina/.cache/mozilla/firefox/2r5aslpp.default-release/cache2/entries/1E1C0108C9E2B934E55E1A039B9FB46444B6FF9C</text:p>
      <text:p text:style-name="Standard">home/dina/.cache/mozilla/firefox/2r5aslpp.default-release/cache2/entries/55902EE22C014706E9A15C3D9FC9F9236EAF845F</text:p>
      <text:p text:style-name="Standard">home/dina/.cache/mozilla/firefox/2r5aslpp.default-release/cache2/entries/CD4063AD344C93CB1DAFC7306CCDDC4F2B272733</text:p>
      <text:p text:style-name="Standard">home/dina/.cache/mozilla/firefox/2r5aslpp.default-release/cache2/entries/BC0175EAC447051614AAB9D8181E93146D2C47BD</text:p>
      <text:p text:style-name="Standard">home/dina/.cache/mozilla/firefox/2r5aslpp.default-release/cache2/entries/8259C7AFEA0A8EBDFD656EB55C7248AF8C3F3EF7</text:p>
      <text:p text:style-name="Standard">home/dina/.cache/mozilla/firefox/2r5aslpp.default-release/cache2/entries/1E0EE5E06FC80C0BB0376D61ABC6965C4EB06DC2</text:p>
      <text:p text:style-name="Standard">home/dina/.cache/mozilla/firefox/2r5aslpp.default-release/cache2/entries/99D9875765239D8844B94DB884408F52C14FC179</text:p>
      <text:p text:style-name="Standard">home/dina/.cache/mozilla/firefox/2r5aslpp.default-release/cache2/entries/FE58B0AA0B4CC97F81C6867F0B5B1239D36E82AA</text:p>
      <text:p text:style-name="Standard">home/dina/.cache/mozilla/firefox/2r5aslpp.default-release/cache2/entries/0A5FD4027375226ECF1B25C5831FDDC41A76280F</text:p>
      <text:p text:style-name="Standard">home/dina/.cache/mozilla/firefox/2r5aslpp.default-release/cache2/entries/DB14529CFB16EE7EA59D6A4D80A54408CDFF838F</text:p>
      <text:p text:style-name="Standard">home/dina/.cache/mozilla/firefox/2r5aslpp.default-release/cache2/entries/9B96FB65E2E75BA29F45B3816C75CE924E6A6F50</text:p>
      <text:p text:style-name="Standard">home/dina/.cache/mozilla/firefox/2r5aslpp.default-release/cache2/entries/867334C28FE2CCCDE9CA4990C722C75D53FB8406</text:p>
      <text:p text:style-name="Standard">home/dina/.cache/mozilla/firefox/2r5aslpp.default-release/cache2/entries/D54B6372503E27367279487F39E408F29478874F</text:p>
      <text:p text:style-name="Standard">home/dina/.cache/mozilla/firefox/2r5aslpp.default-release/cache2/entries/06B4A7D9C084C0D0B450E3B92114F6EB56415214</text:p>
      <text:p text:style-name="Standard">home/dina/.cache/mozilla/firefox/2r5aslpp.default-release/cache2/entries/FDFB2010826DFD930EA6AAC061335FA2ABAC7C57</text:p>
      <text:p text:style-name="Standard">home/dina/.cache/mozilla/firefox/2r5aslpp.default-release/cache2/entries/690496B8C6DF07905779884D6E9F67ED42DDBE68</text:p>
      <text:p text:style-name="Standard">home/dina/.cache/mozilla/firefox/2r5aslpp.default-release/cache2/entries/EEA8125FA096058A70AE8B3F9C687DECF48C945E</text:p>
      <text:p text:style-name="Standard">home/dina/.cache/mozilla/firefox/2r5aslpp.default-release/cache2/entries/FF44DFF6512AAD32FD3827BCC5825210BBE0BA7A</text:p>
      <text:p text:style-name="Standard"><text:soft-page-break/>home/dina/.cache/mozilla/firefox/2r5aslpp.default-release/cache2/entries/1E97EA3BDD4DC5A23FB6522AC10B43E249CA6B39</text:p>
      <text:p text:style-name="Standard">home/dina/.cache/mozilla/firefox/2r5aslpp.default-release/cache2/entries/720FEC314DEBF2F8F695EBE85FE96F712FCA3C50</text:p>
      <text:p text:style-name="Standard">home/dina/.cache/mozilla/firefox/2r5aslpp.default-release/cache2/entries/E283ACD5D3616D65978CDDD9164BE14D22C16640</text:p>
      <text:p text:style-name="Standard">home/dina/.cache/mozilla/firefox/2r5aslpp.default-release/cache2/entries/331B6542A14C5A470F3AE470E4814F3CF8CA5671</text:p>
      <text:p text:style-name="Standard">home/dina/.cache/mozilla/firefox/2r5aslpp.default-release/cache2/entries/AA5C0A390ADA616294B219FD517BE567519FFBB6</text:p>
      <text:p text:style-name="Standard">home/dina/.cache/mozilla/firefox/2r5aslpp.default-release/cache2/entries/BB617E5B0E7711ACB8987683438135CD960D8561</text:p>
      <text:p text:style-name="Standard">home/dina/.cache/mozilla/firefox/2r5aslpp.default-release/cache2/entries/C39B8297E44CC03CC1854F7C61B66D21D493EBBD</text:p>
      <text:p text:style-name="Standard">home/dina/.cache/mozilla/firefox/2r5aslpp.default-release/cache2/entries/9DA1E20D5840E17A14B0DDF4BD59029D223A64C9</text:p>
      <text:p text:style-name="Standard">home/dina/.cache/mozilla/firefox/2r5aslpp.default-release/cache2/entries/4496AA02033BC4A52C649AD0FD080CA7E1185439</text:p>
      <text:p text:style-name="Standard">home/dina/.cache/mozilla/firefox/2r5aslpp.default-release/cache2/entries/602874DD762CEA87692D9B5D232E07FECD265261</text:p>
      <text:p text:style-name="Standard">home/dina/.cache/mozilla/firefox/2r5aslpp.default-release/cache2/entries/DE14A36CC0341BBABCFDA2423BDEB7C30476F7F8</text:p>
      <text:p text:style-name="Standard">home/dina/.cache/mozilla/firefox/2r5aslpp.default-release/cache2/entries/C0FB4D20639C7C68B5648AEAC14981CA4D4CA107</text:p>
      <text:p text:style-name="Standard">home/dina/.cache/mozilla/firefox/2r5aslpp.default-release/cache2/entries/C1781B768E4A4B7C7FD88A395C0CCC0EC745D58B</text:p>
      <text:p text:style-name="Standard">home/dina/.cache/mozilla/firefox/2r5aslpp.default-release/cache2/entries/64DFFDDD879B26D59BE6D963A9297BA3177A0F6F</text:p>
      <text:p text:style-name="Standard">home/dina/.cache/mozilla/firefox/2r5aslpp.default-release/cache2/entries/1B5B4AC33B4D03B4F9517E9BE610C570BEF6831F</text:p>
      <text:p text:style-name="Standard">home/dina/.cache/mozilla/firefox/2r5aslpp.default-release/cache2/entries/69CEC6DBBED88CC72B5F982070B14F1C716C786C</text:p>
      <text:p text:style-name="Standard">home/dina/.cache/mozilla/firefox/2r5aslpp.default-release/cache2/entries/992F7595DFAF53DCC502927858B627C0E4C17CEF</text:p>
      <text:p text:style-name="Standard">home/dina/.cache/mozilla/firefox/2r5aslpp.default-release/cache2/entries/414CA9A8A9DA6E0FAEA065E99F20CE54A05F80C5</text:p>
      <text:p text:style-name="Standard">home/dina/.cache/mozilla/firefox/2r5aslpp.default-release/cache2/entries/C6B7E1DA63CF75932FEAC1B767BA869573A5F4C5</text:p>
      <text:p text:style-name="Standard">home/dina/.cache/mozilla/firefox/2r5aslpp.default-release/cache2/entries/43C382869AD2332101E586B3532F2DFC6CEA00A0</text:p>
      <text:p text:style-name="Standard">home/dina/.cache/mozilla/firefox/2r5aslpp.default-release/cache2/entries/F14B8CE9CD1231305086EA997B5429AE6A63BF51</text:p>
      <text:p text:style-name="Standard">home/dina/.cache/mozilla/firefox/2r5aslpp.default-release/cache2/entries/601B46474D13DBEBF1EBEA51CC33A1A939F1C46C</text:p>
      <text:p text:style-name="Standard">home/dina/.cache/mozilla/firefox/2r5aslpp.default-release/cache2/entries/364707C2A0CC46FF4BED3F79E5A081612135C890</text:p>
      <text:p text:style-name="Standard">home/dina/.cache/mozilla/firefox/2r5aslpp.default-release/cache2/entries/05A25BC0E1B11B1EC7364B64547B5E1FF1942C36</text:p>
      <text:p text:style-name="Standard"><text:soft-page-break/>home/dina/.cache/mozilla/firefox/2r5aslpp.default-release/cache2/entries/B31E836EE9522B02572E751A94769D66B492AA28</text:p>
      <text:p text:style-name="Standard">home/dina/.cache/mozilla/firefox/2r5aslpp.default-release/cache2/entries/2B81686BDD7A74035F1C3245DCFE3105A9BE324C</text:p>
      <text:p text:style-name="Standard">home/dina/.cache/mozilla/firefox/2r5aslpp.default-release/cache2/entries/09D2CD9AE4AF16F497524E39488F644322BC90F9</text:p>
      <text:p text:style-name="Standard">home/dina/.cache/mozilla/firefox/2r5aslpp.default-release/cache2/entries/331C389C4057CB2CE0C03BC8FDB3A0385E6BB0BC</text:p>
      <text:p text:style-name="Standard">home/dina/.cache/mozilla/firefox/2r5aslpp.default-release/cache2/entries/785AE42A68C603AA95F5B3E93BB1A28F1EC1940A</text:p>
      <text:p text:style-name="Standard">home/dina/.cache/mozilla/firefox/2r5aslpp.default-release/cache2/entries/72841CAA77507449954BFB77EA5F854C7741E4EC</text:p>
      <text:p text:style-name="Standard">home/dina/.cache/mozilla/firefox/2r5aslpp.default-release/cache2/entries/2F0413C92C8AC3DEB5D0B765DA5F677A4581A1C1</text:p>
      <text:p text:style-name="Standard">home/dina/.cache/mozilla/firefox/2r5aslpp.default-release/cache2/entries/8C8F618DE1E1AE254964106CE8889D28181905F5</text:p>
      <text:p text:style-name="Standard">home/dina/.cache/mozilla/firefox/2r5aslpp.default-release/cache2/entries/3C3B3C1E54F7C0D4601176D866EA5B07F6278543</text:p>
      <text:p text:style-name="Standard">home/dina/.cache/mozilla/firefox/2r5aslpp.default-release/cache2/entries/DFD7DE5B80CB7A6A9064D4CBBF6BBE8BFC2D0215</text:p>
      <text:p text:style-name="Standard">home/dina/.cache/mozilla/firefox/2r5aslpp.default-release/cache2/entries/1B43A1CDEE0A6E38702F5ECAEA8E4C715D37BCDC</text:p>
      <text:p text:style-name="Standard">home/dina/.cache/mozilla/firefox/2r5aslpp.default-release/cache2/entries/A6D51B478B9C045E5D956941A16F9A59BE28361A</text:p>
      <text:p text:style-name="Standard">home/dina/.cache/mozilla/firefox/2r5aslpp.default-release/cache2/entries/94F964D1A6ABB0594481294E53B7105BA887A42C</text:p>
      <text:p text:style-name="Standard">home/dina/.cache/mozilla/firefox/2r5aslpp.default-release/cache2/entries/62278925ADF96E66507F71C19FEF51CA80B9C56B</text:p>
      <text:p text:style-name="Standard">home/dina/.cache/mozilla/firefox/2r5aslpp.default-release/cache2/entries/910DA258B05D807D75BB5FB79BAB81E3F835D504</text:p>
      <text:p text:style-name="Standard">home/dina/.cache/mozilla/firefox/2r5aslpp.default-release/cache2/entries/6BDB2593C67D76AF0E7C6A2AC9F5E4C984B1E09C</text:p>
      <text:p text:style-name="Standard">home/dina/.cache/mozilla/firefox/2r5aslpp.default-release/cache2/entries/6D7E99E26D6F8FA9F8AF96C8C3A8FCF11CDDE505</text:p>
      <text:p text:style-name="Standard">home/dina/.cache/mozilla/firefox/2r5aslpp.default-release/cache2/entries/CA0CE0880A35B89E4452736FEDC346B6E2F154B3</text:p>
      <text:p text:style-name="Standard">home/dina/.cache/mozilla/firefox/2r5aslpp.default-release/cache2/entries/73AA94E9D3BD4FF527F11AE13A4ABF8A387DCA22</text:p>
      <text:p text:style-name="Standard">home/dina/.cache/mozilla/firefox/2r5aslpp.default-release/cache2/entries/9365A6D1963A055F32A74C9325FF0448841451D9</text:p>
      <text:p text:style-name="Standard">home/dina/.cache/mozilla/firefox/2r5aslpp.default-release/cache2/entries/69AA87ED102EE447A491C384A2ACB4E9149CC001</text:p>
      <text:p text:style-name="Standard">home/dina/.cache/mozilla/firefox/2r5aslpp.default-release/cache2/entries/745E23F27794DF6084190D9D8D7D80006C686B1C</text:p>
      <text:p text:style-name="Standard">home/dina/.cache/mozilla/firefox/2r5aslpp.default-release/cache2/entries/42E94F792531BD3B40DC43F8AC8EB2A172C0DDE1</text:p>
      <text:p text:style-name="Standard">home/dina/.cache/mozilla/firefox/2r5aslpp.default-release/cache2/entries/2A10ADC1CFFC4F71541DBC40AD8B2059BB2FCCC1</text:p>
      <text:p text:style-name="Standard"><text:soft-page-break/>home/dina/.cache/mozilla/firefox/2r5aslpp.default-release/cache2/entries/6971FBB503199265E3308C2C85F19D34813C7F16</text:p>
      <text:p text:style-name="Standard">home/dina/.cache/mozilla/firefox/2r5aslpp.default-release/cache2/entries/85204785A7A89C4A609AD08B5350779B13083A9A</text:p>
      <text:p text:style-name="Standard">home/dina/.cache/mozilla/firefox/2r5aslpp.default-release/cache2/entries/7807EBDDF7ED294C70BF70E84EC4B69F73693B94</text:p>
      <text:p text:style-name="Standard">home/dina/.cache/mozilla/firefox/2r5aslpp.default-release/cache2/entries/CE2AE634C10E746DCFF4F367A36489B2F87A3B84</text:p>
      <text:p text:style-name="Standard">home/dina/.cache/mozilla/firefox/2r5aslpp.default-release/cache2/entries/FFA5828D93475E2D90DF62EB0E0FF7BCB6D74BBE</text:p>
      <text:p text:style-name="Standard">home/dina/.cache/mozilla/firefox/2r5aslpp.default-release/cache2/entries/EEA1593D0C20CE728C870EFF2038CBCBCF01AA82</text:p>
      <text:p text:style-name="Standard">home/dina/.cache/mozilla/firefox/2r5aslpp.default-release/cache2/entries/01949DCC68EAE6E4D40AFA898D5177548C457D53</text:p>
      <text:p text:style-name="Standard">home/dina/.cache/mozilla/firefox/2r5aslpp.default-release/cache2/entries/D51F2359ACFBEEB6807D331F379E283CB5193D55</text:p>
      <text:p text:style-name="Standard">home/dina/.cache/mozilla/firefox/2r5aslpp.default-release/cache2/entries/B376E07345402B472253351B759EA2E42C8ED352</text:p>
      <text:p text:style-name="Standard">home/dina/.cache/mozilla/firefox/2r5aslpp.default-release/cache2/entries/02652A8C02BC59FCD1D588B7563E21DC9DF028E9</text:p>
      <text:p text:style-name="Standard">home/dina/.cache/mozilla/firefox/2r5aslpp.default-release/cache2/entries/AE340DD464E3603AF606E7DF0D46C8B97198605D</text:p>
      <text:p text:style-name="Standard">home/dina/.cache/mozilla/firefox/2r5aslpp.default-release/cache2/entries/4CC1B79FD47DFB3FD78B586052FC649A8C944481</text:p>
      <text:p text:style-name="Standard">home/dina/.cache/mozilla/firefox/2r5aslpp.default-release/cache2/entries/7B7F19195FEF17E15D4096E374CBE71401482C8F</text:p>
      <text:p text:style-name="Standard">home/dina/.cache/mozilla/firefox/2r5aslpp.default-release/cache2/entries/1025CBD5BFC4629679B8AFF3BC5AF36F3E5BFFE8</text:p>
      <text:p text:style-name="Standard">home/dina/.cache/mozilla/firefox/2r5aslpp.default-release/cache2/entries/7ED9C37E1E174A708EC534868662191CB37E2B37</text:p>
      <text:p text:style-name="Standard">home/dina/.cache/mozilla/firefox/2r5aslpp.default-release/cache2/entries/136E8B9FEF54154B00161DE34A4A731A7DBE063D</text:p>
      <text:p text:style-name="Standard">home/dina/.cache/mozilla/firefox/2r5aslpp.default-release/cache2/entries/0DAEFE639B076E5245F61DCC2D48C41B83F5458E</text:p>
      <text:p text:style-name="Standard">home/dina/.cache/mozilla/firefox/2r5aslpp.default-release/cache2/entries/829D1C4F206D47E1CFD42068D05C7EFB5AB2AD90</text:p>
      <text:p text:style-name="Standard">home/dina/.cache/mozilla/firefox/2r5aslpp.default-release/cache2/entries/F8C1C89F9C4C7E9B8548C0B34FD3C48BBBE33931</text:p>
      <text:p text:style-name="Standard">home/dina/.cache/mozilla/firefox/2r5aslpp.default-release/cache2/entries/29F375C11DA1CE9896011DBE24AA9BAB7169F94E</text:p>
      <text:p text:style-name="Standard">home/dina/.cache/mozilla/firefox/2r5aslpp.default-release/cache2/entries/EC0700F6BE7A9251171DD4F19A95E18A73743944</text:p>
      <text:p text:style-name="Standard">home/dina/.cache/mozilla/firefox/2r5aslpp.default-release/cache2/entries/892B4111B665C0EBD4883F77701074C2985E5FFA</text:p>
      <text:p text:style-name="Standard">home/dina/.cache/mozilla/firefox/2r5aslpp.default-release/cache2/entries/1BDE5C4C3F9DFC65BC231356FD864DA6D819DE88</text:p>
      <text:p text:style-name="Standard">home/dina/.cache/mozilla/firefox/2r5aslpp.default-release/cache2/entries/C0374D5A66944430E8903393D7013377CCBE8598</text:p>
      <text:p text:style-name="Standard"><text:soft-page-break/>home/dina/.cache/mozilla/firefox/2r5aslpp.default-release/cache2/entries/FC682D42966FDCB4B53C2E0C3F6CFB4BC38FBCBF</text:p>
      <text:p text:style-name="Standard">home/dina/.cache/mozilla/firefox/2r5aslpp.default-release/cache2/entries/9E83824C96214DB59FA91D6E4DFFA69DBF93F12B</text:p>
      <text:p text:style-name="Standard">home/dina/.cache/mozilla/firefox/2r5aslpp.default-release/cache2/entries/7C50295F6F07F1602E28D461B108C2DB763C0DD7</text:p>
      <text:p text:style-name="Standard">home/dina/.cache/mozilla/firefox/2r5aslpp.default-release/cache2/entries/8E38AAB2A0CA547C42D5CE7EF40829E4F758113A</text:p>
      <text:p text:style-name="Standard">home/dina/.cache/mozilla/firefox/2r5aslpp.default-release/cache2/entries/A4C237103C67B75599689FBFAF8D192884C38D1E</text:p>
      <text:p text:style-name="Standard">home/dina/.cache/mozilla/firefox/2r5aslpp.default-release/cache2/entries/4B9C371D1FD6913A16FD58071EFC6E478A281218</text:p>
      <text:p text:style-name="Standard">home/dina/.cache/mozilla/firefox/2r5aslpp.default-release/cache2/entries/3C029053BDB9BB42CB8FDF8E9F731EA2091CCE99</text:p>
      <text:p text:style-name="Standard">home/dina/.cache/mozilla/firefox/2r5aslpp.default-release/cache2/entries/97944C388E862422D6C38A041F6BA1CD49804D4A</text:p>
      <text:p text:style-name="Standard">home/dina/.cache/mozilla/firefox/2r5aslpp.default-release/cache2/entries/4725FC9BA961B1331FDBC1259A02767DAAA53F6D</text:p>
      <text:p text:style-name="Standard">home/dina/.cache/mozilla/firefox/2r5aslpp.default-release/cache2/entries/2A4B2E87E48E2AD4646AA826C13215823786D6B5</text:p>
      <text:p text:style-name="Standard">home/dina/.cache/mozilla/firefox/2r5aslpp.default-release/cache2/entries/7E1AF3CB5B1E4A9C0C0774AFC3B2BC4988D8AF2C</text:p>
      <text:p text:style-name="Standard">home/dina/.cache/mozilla/firefox/2r5aslpp.default-release/cache2/entries/C27F8EF4AC278ACD91F430120624A8C00EF20370</text:p>
      <text:p text:style-name="Standard">home/dina/.cache/mozilla/firefox/2r5aslpp.default-release/cache2/entries/8CE52B29D91D039B46DDC5C5A1E7C833A33DBA69</text:p>
      <text:p text:style-name="Standard">home/dina/.cache/mozilla/firefox/2r5aslpp.default-release/cache2/entries/94FA16721AA507E03AE4F0B3FBE01019B6B40F73</text:p>
      <text:p text:style-name="Standard">home/dina/.cache/mozilla/firefox/2r5aslpp.default-release/cache2/entries/B03C3B7CEDD912A7E361E27951FD6B9AB8B25583</text:p>
      <text:p text:style-name="Standard">home/dina/.cache/mozilla/firefox/2r5aslpp.default-release/cache2/entries/2D819AED77FFF59063DEC8F5D713AEC6A360D668</text:p>
      <text:p text:style-name="Standard">home/dina/.cache/mozilla/firefox/2r5aslpp.default-release/cache2/entries/3FF5930089D2F21EE13231D906AC13EBBEC8C73B</text:p>
      <text:p text:style-name="Standard">home/dina/.cache/mozilla/firefox/2r5aslpp.default-release/cache2/entries/D892DB9C059A9F2A2802790E3159DC447E6D08C5</text:p>
      <text:p text:style-name="Standard">home/dina/.cache/mozilla/firefox/2r5aslpp.default-release/cache2/entries/ED67EA7F360B7D2AE501652665CC79E646CE8DAF</text:p>
      <text:p text:style-name="Standard">home/dina/.cache/mozilla/firefox/2r5aslpp.default-release/cache2/entries/47DDFB2E5F3E2AADC7D9E8F0E3552993447453C8</text:p>
      <text:p text:style-name="Standard">home/dina/.cache/mozilla/firefox/2r5aslpp.default-release/cache2/entries/17C05B7556F9D95690CB43D704B1DD0C901DE453</text:p>
      <text:p text:style-name="Standard">home/dina/.cache/mozilla/firefox/2r5aslpp.default-release/cache2/entries/FB6E45F19118717569D47697B9AFD1FD85F2CACF</text:p>
      <text:p text:style-name="Standard">home/dina/.cache/mozilla/firefox/2r5aslpp.default-release/cache2/entries/51B85922D8349758A73E9C3F3BDC9ED88F42FBFC</text:p>
      <text:p text:style-name="Standard">home/dina/.cache/mozilla/firefox/2r5aslpp.default-release/cache2/entries/7405E935E438BA48EAC0E02AD7F459B64E2F2AB9</text:p>
      <text:p text:style-name="Standard"><text:soft-page-break/>home/dina/.cache/mozilla/firefox/2r5aslpp.default-release/cache2/entries/89019595F4891C580BC7567E001D2CFE8FDB7E2D</text:p>
      <text:p text:style-name="Standard">home/dina/.cache/mozilla/firefox/2r5aslpp.default-release/cache2/entries/3F3A43986A9903C1E6BA20364F0C2832EFB91F93</text:p>
      <text:p text:style-name="Standard">home/dina/.cache/mozilla/firefox/2r5aslpp.default-release/cache2/entries/AC4388372EAC9A2259E1D3C023707BF0229591EA</text:p>
      <text:p text:style-name="Standard">home/dina/.cache/mozilla/firefox/2r5aslpp.default-release/cache2/entries/1CCA0092A04C5D022226F5888B60C0F542C2671A</text:p>
      <text:p text:style-name="Standard">home/dina/.cache/mozilla/firefox/2r5aslpp.default-release/cache2/entries/761374E8616C326A19C77E7B8461DDDCEA78BA3C</text:p>
      <text:p text:style-name="Standard">home/dina/.cache/mozilla/firefox/2r5aslpp.default-release/cache2/entries/EDE07CDE27ADD9DC2C47FD2910413DA2B0F898E5</text:p>
      <text:p text:style-name="Standard">home/dina/.cache/mozilla/firefox/2r5aslpp.default-release/cache2/entries/6AC5D2DE04166C33DC60D22E444C5C1FCACDD757</text:p>
      <text:p text:style-name="Standard">home/dina/.cache/mozilla/firefox/2r5aslpp.default-release/cache2/entries/6A043C5098BE77307A5726A8D442AE576D17C630</text:p>
      <text:p text:style-name="Standard">home/dina/.cache/mozilla/firefox/2r5aslpp.default-release/cache2/entries/424825C33415D3992AD279DF94D7DF9039612FD3</text:p>
      <text:p text:style-name="Standard">home/dina/.cache/mozilla/firefox/2r5aslpp.default-release/cache2/entries/426E8437A0DF51664AE69BC91A8BF0703F59DD38</text:p>
      <text:p text:style-name="Standard">home/dina/.cache/mozilla/firefox/2r5aslpp.default-release/cache2/entries/32C129D86733F1F30CB47020310A5FDA0F72FF88</text:p>
      <text:p text:style-name="Standard">home/dina/.cache/mozilla/firefox/2r5aslpp.default-release/cache2/entries/24E5BCF2ECC31A23692732D61C38FD4288AD5579</text:p>
      <text:p text:style-name="Standard">home/dina/.cache/mozilla/firefox/2r5aslpp.default-release/cache2/entries/9D9A632F26DF9643FAAB19AD6F71220FEDC451E7</text:p>
      <text:p text:style-name="Standard">home/dina/.cache/mozilla/firefox/2r5aslpp.default-release/cache2/entries/023BD0F3E0B03413AB01F20537FDFF6D5FCD1D9B</text:p>
      <text:p text:style-name="Standard">home/dina/.cache/mozilla/firefox/2r5aslpp.default-release/cache2/entries/243874AAA2E245867FDB454A7CB9D4A4B3A8232C</text:p>
      <text:p text:style-name="Standard">home/dina/.cache/mozilla/firefox/2r5aslpp.default-release/cache2/entries/DDA07189673CEDF39F593C11F4F17F94375A7925</text:p>
      <text:p text:style-name="Standard">home/dina/.cache/mozilla/firefox/2r5aslpp.default-release/cache2/entries/E473D920361435DF4BBBF194E406FE372015579A</text:p>
      <text:p text:style-name="Standard">home/dina/.cache/mozilla/firefox/2r5aslpp.default-release/cache2/entries/227EA0B03797A50FF4FC532774763E6615CA7A1A</text:p>
      <text:p text:style-name="Standard">home/dina/.cache/mozilla/firefox/2r5aslpp.default-release/cache2/entries/825B0A5D06EC2DAA54D9B2017BFDA31F86C7DF17</text:p>
      <text:p text:style-name="Standard">home/dina/.cache/mozilla/firefox/2r5aslpp.default-release/cache2/entries/C2F09763FFC3B8608667B9B10762B9C4CFE58B58</text:p>
      <text:p text:style-name="Standard">home/dina/.cache/mozilla/firefox/2r5aslpp.default-release/cache2/entries/47D45504FE21D59889076D27A980431E99A603B3</text:p>
      <text:p text:style-name="Standard">home/dina/.cache/mozilla/firefox/2r5aslpp.default-release/cache2/entries/8D4EFC53FC97546075F15F51ADFDD5438F72C335</text:p>
      <text:p text:style-name="Standard">home/dina/.cache/mozilla/firefox/2r5aslpp.default-release/cache2/entries/DBB1B0AAD58CEAE4E363387580DCB50393429F60</text:p>
      <text:p text:style-name="Standard">home/dina/.cache/mozilla/firefox/2r5aslpp.default-release/cache2/entries/2541730BDD71C9D2DBD739E61CAF6B58D32B3E9A</text:p>
      <text:p text:style-name="Standard"><text:soft-page-break/>home/dina/.cache/mozilla/firefox/2r5aslpp.default-release/cache2/entries/679CDE32C0E5F08CA853FC0642E773E6BDC367A1</text:p>
      <text:p text:style-name="Standard">home/dina/.cache/mozilla/firefox/2r5aslpp.default-release/cache2/entries/E23F3B3C9D4150F681C1759E9715BACFB0C49BC9</text:p>
      <text:p text:style-name="Standard">home/dina/.cache/mozilla/firefox/2r5aslpp.default-release/cache2/entries/9E09BE5450D3B1B2B6BD2BBAD27C1216F3EEEB20</text:p>
      <text:p text:style-name="Standard">home/dina/.cache/mozilla/firefox/2r5aslpp.default-release/cache2/entries/23B603E020830AF6F9564ABD907CCF9F16326AE7</text:p>
      <text:p text:style-name="Standard">home/dina/.cache/mozilla/firefox/2r5aslpp.default-release/cache2/entries/551087B75C92AF6F133732A35F816F035B9A5FEB</text:p>
      <text:p text:style-name="Standard">home/dina/.cache/mozilla/firefox/2r5aslpp.default-release/cache2/entries/B61C0B94386F7D08C93AA400823248ED74AA628B</text:p>
      <text:p text:style-name="Standard">home/dina/.cache/mozilla/firefox/2r5aslpp.default-release/cache2/entries/25A7F984D92E72A41D7941768D4B78DB89DD45A8</text:p>
      <text:p text:style-name="Standard">home/dina/.cache/mozilla/firefox/2r5aslpp.default-release/cache2/entries/12F5AE824FBAA037977E995A42E251D0550C4724</text:p>
      <text:p text:style-name="Standard">home/dina/.cache/mozilla/firefox/2r5aslpp.default-release/cache2/entries/E3AC4A940CFCB117CF73DB363E5D84A6FF44DBD7</text:p>
      <text:p text:style-name="Standard">home/dina/.cache/mozilla/firefox/2r5aslpp.default-release/cache2/entries/C57E3CAE64B5FF3EECADF6CE8CC5CD38532CE334</text:p>
      <text:p text:style-name="Standard">home/dina/.cache/mozilla/firefox/2r5aslpp.default-release/cache2/entries/9D8321527D0FBCB6566D0C3BEADF3A1172D30320</text:p>
      <text:p text:style-name="Standard">home/dina/.cache/mozilla/firefox/2r5aslpp.default-release/cache2/entries/AE879633F487C03F4983AA8AB1A4A042057FA94F</text:p>
      <text:p text:style-name="Standard">home/dina/.cache/mozilla/firefox/2r5aslpp.default-release/cache2/entries/B417F4B4451833260F3A1CD54A371C2601E09AAF</text:p>
      <text:p text:style-name="Standard">home/dina/.cache/mozilla/firefox/2r5aslpp.default-release/cache2/entries/871060B36B7D5AD72EABBC541ECBE36E9D5BD7B2</text:p>
      <text:p text:style-name="Standard">home/dina/.cache/mozilla/firefox/2r5aslpp.default-release/cache2/entries/586BC3F483E6CC3895799FD0823109EB2408A7C0</text:p>
      <text:p text:style-name="Standard">home/dina/.cache/mozilla/firefox/2r5aslpp.default-release/cache2/entries/F73257C992E402EC1784AC6B06846C1390A8A7BB</text:p>
      <text:p text:style-name="Standard">home/dina/.cache/mozilla/firefox/2r5aslpp.default-release/cache2/entries/64F537765B50AA191B58CB88111F4DA3E2D306A9</text:p>
      <text:p text:style-name="Standard">home/dina/.cache/mozilla/firefox/2r5aslpp.default-release/cache2/entries/FDB335A4DAF32DBCC986DF840A69EB0427872D6F</text:p>
      <text:p text:style-name="Standard">home/dina/.cache/mozilla/firefox/2r5aslpp.default-release/cache2/entries/91462226DBE9027E7A3421FF6B88992AE30F9501</text:p>
      <text:p text:style-name="Standard">home/dina/.cache/mozilla/firefox/2r5aslpp.default-release/cache2/entries/A338463B7BC74AFA882822FDBB5E1957E8127242</text:p>
      <text:p text:style-name="Standard">home/dina/.cache/mozilla/firefox/2r5aslpp.default-release/cache2/entries/98B413D475AFAC1C15C11F6983F79FE767F419DC</text:p>
      <text:p text:style-name="Standard">home/dina/.cache/mozilla/firefox/2r5aslpp.default-release/cache2/entries/3C7E646B11C44E78146E532557045D3A554ED23E</text:p>
      <text:p text:style-name="Standard">home/dina/.cache/mozilla/firefox/2r5aslpp.default-release/cache2/entries/2203BCED4582BB193CF83D0D97D55EB16CB164EE</text:p>
      <text:p text:style-name="Standard">home/dina/.cache/mozilla/firefox/2r5aslpp.default-release/cache2/entries/377827E6EA153C6F96E9B4335C163BD1CB3D7B1B</text:p>
      <text:p text:style-name="Standard"><text:soft-page-break/>home/dina/.cache/mozilla/firefox/2r5aslpp.default-release/cache2/entries/88D31A3BC17A85C9DF2EB29DD9CB1DC29E1EB0A4</text:p>
      <text:p text:style-name="Standard">home/dina/.cache/mozilla/firefox/2r5aslpp.default-release/cache2/entries/8BE1AFA95370A48C255BDFB1C5EE1D0CDC1938EA</text:p>
      <text:p text:style-name="Standard">home/dina/.cache/mozilla/firefox/2r5aslpp.default-release/cache2/entries/0753B872370FC85DA60E21E76637F88552A567CC</text:p>
      <text:p text:style-name="Standard">home/dina/.cache/mozilla/firefox/2r5aslpp.default-release/cache2/entries/27A71C424840AEB56E4EB498E1BF5DCD5FDF2FF2</text:p>
      <text:p text:style-name="Standard">home/dina/.cache/mozilla/firefox/2r5aslpp.default-release/cache2/entries/99E8159CA51C2E952D060F0BE1C702685D6FD241</text:p>
      <text:p text:style-name="Standard">home/dina/.cache/mozilla/firefox/2r5aslpp.default-release/cache2/entries/AC155DE74D89BBEFE490D4B9A2B1779351BEA981</text:p>
      <text:p text:style-name="Standard">home/dina/.cache/mozilla/firefox/2r5aslpp.default-release/cache2/entries/F5E033F117762F3F1423F6452B03B3AAE5CBF165</text:p>
      <text:p text:style-name="Standard">home/dina/.cache/mozilla/firefox/2r5aslpp.default-release/cache2/entries/7C27129A21FFAEED47BA9918731766239FAB6410</text:p>
      <text:p text:style-name="Standard">home/dina/.cache/mozilla/firefox/2r5aslpp.default-release/cache2/entries/279B112F664750243B2F5F447A3F561C07C16DAD</text:p>
      <text:p text:style-name="Standard">home/dina/.cache/mozilla/firefox/2r5aslpp.default-release/cache2/entries/E888AB8EC9615DCA85453690A0FAB866EB6BA4B4</text:p>
      <text:p text:style-name="Standard">home/dina/.cache/mozilla/firefox/2r5aslpp.default-release/cache2/entries/1859E697382D1A70B021E3067E3DBB5E2DAC8EC1</text:p>
      <text:p text:style-name="Standard">home/dina/.cache/mozilla/firefox/2r5aslpp.default-release/cache2/entries/54527D15C067CCAE7B0D063ED815103857052CC0</text:p>
      <text:p text:style-name="Standard">home/dina/.cache/mozilla/firefox/2r5aslpp.default-release/cache2/entries/6077F87E8E3F2B611531F04AB4B700E574D7A988</text:p>
      <text:p text:style-name="Standard">home/dina/.cache/mozilla/firefox/2r5aslpp.default-release/cache2/entries/1CE45D568A306DCE2120EC7E570C871760949062</text:p>
      <text:p text:style-name="Standard">home/dina/.cache/mozilla/firefox/2r5aslpp.default-release/cache2/entries/00ECBF0FF8176F0BD9AA8D6DCB3FB0011DDA5A75</text:p>
      <text:p text:style-name="Standard">home/dina/.cache/mozilla/firefox/2r5aslpp.default-release/cache2/entries/9CA2A8EEE79933425C150253720273AB7145A993</text:p>
      <text:p text:style-name="Standard">home/dina/.cache/mozilla/firefox/2r5aslpp.default-release/cache2/entries/87EA7F6C1509A9CF5EA89480F913CCBFEC9FEEEC</text:p>
      <text:p text:style-name="Standard">home/dina/.cache/mozilla/firefox/2r5aslpp.default-release/cache2/entries/7DF3D2E3DDE629E975D6B18054BB8AFE138137A2</text:p>
      <text:p text:style-name="Standard">home/dina/.cache/mozilla/firefox/2r5aslpp.default-release/cache2/entries/ECD6ADDD0C79C6EF493D80599E9278CB96798D95</text:p>
      <text:p text:style-name="Standard">home/dina/.cache/mozilla/firefox/2r5aslpp.default-release/cache2/entries/44CEF435F8F03C0357972C3C3756013C4BD6250F</text:p>
      <text:p text:style-name="Standard">home/dina/.cache/mozilla/firefox/2r5aslpp.default-release/cache2/entries/49F8813485E92CB938F6C4A6AB00AC7B6B50F152</text:p>
      <text:p text:style-name="Standard">home/dina/.cache/mozilla/firefox/2r5aslpp.default-release/cache2/entries/8CE1F529AD2B642978F13B5D14635B7073A0B44F</text:p>
      <text:p text:style-name="Standard">home/dina/.cache/mozilla/firefox/2r5aslpp.default-release/cache2/entries/B1663033C19B11EDD8C75F12F8AD29F2EA0D8227</text:p>
      <text:p text:style-name="Standard">home/dina/.cache/mozilla/firefox/2r5aslpp.default-release/cache2/entries/F49D2F797BB73A122CE2C0C41C79F44B1BECB5A9</text:p>
      <text:p text:style-name="Standard"><text:soft-page-break/>home/dina/.cache/mozilla/firefox/2r5aslpp.default-release/cache2/entries/6CC9DE09CFBDE174F82A911CDF2120A6F86CB892</text:p>
      <text:p text:style-name="Standard">home/dina/.cache/mozilla/firefox/2r5aslpp.default-release/cache2/entries/7A28B82578EFB1382EE5E3CAE193FA1F56E5C67C</text:p>
      <text:p text:style-name="Standard">home/dina/.cache/mozilla/firefox/2r5aslpp.default-release/cache2/entries/7A212410AE03E00441784A113495340D40FD7CB4</text:p>
      <text:p text:style-name="Standard">home/dina/.cache/mozilla/firefox/2r5aslpp.default-release/cache2/entries/0EFADDAC03984723315784C853261C2BF3453A4E</text:p>
      <text:p text:style-name="Standard">home/dina/.cache/mozilla/firefox/2r5aslpp.default-release/cache2/entries/0C619694BA1B985CE88A372592BB703BC9B8D792</text:p>
      <text:p text:style-name="Standard">home/dina/.cache/mozilla/firefox/2r5aslpp.default-release/cache2/entries/3C2E061BB5218C960B1BA5319FFC5A22B81A68FE</text:p>
      <text:p text:style-name="Standard">home/dina/.cache/mozilla/firefox/2r5aslpp.default-release/cache2/entries/46BF2824296964065C60F68EDB10080A4F337074</text:p>
      <text:p text:style-name="Standard">home/dina/.cache/mozilla/firefox/2r5aslpp.default-release/cache2/entries/3B561C6A97FB5EFD4F74F989B4A37409A4F1C9E0</text:p>
      <text:p text:style-name="Standard">home/dina/.cache/mozilla/firefox/2r5aslpp.default-release/cache2/entries/D42D26F93F2A973C087CA9029EFAF09B7C1EAAEF</text:p>
      <text:p text:style-name="Standard">home/dina/.cache/mozilla/firefox/2r5aslpp.default-release/cache2/entries/BF62371BD1D889C8600759CE17DF1C56EA0B258E</text:p>
      <text:p text:style-name="Standard">home/dina/.cache/mozilla/firefox/2r5aslpp.default-release/cache2/entries/A88D3D51EF84EE0F65E239653D03A09BF8ED3F3A</text:p>
      <text:p text:style-name="Standard">home/dina/.cache/mozilla/firefox/2r5aslpp.default-release/cache2/entries/2DCBE7DB48D0F7A83BAD3AE28FD9B3998CFC7DF4</text:p>
      <text:p text:style-name="Standard">home/dina/.cache/mozilla/firefox/2r5aslpp.default-release/cache2/entries/F99BFDBCB2B73968FDFEF7E44F65892E7A62C92C</text:p>
      <text:p text:style-name="Standard">home/dina/.cache/mozilla/firefox/2r5aslpp.default-release/cache2/entries/DEF99165F9D13C136828D32FB582890622636484</text:p>
      <text:p text:style-name="Standard">home/dina/.cache/mozilla/firefox/2r5aslpp.default-release/cache2/entries/90DACC2F294226D941186CC984FA70B071386C70</text:p>
      <text:p text:style-name="Standard">home/dina/.cache/mozilla/firefox/2r5aslpp.default-release/cache2/entries/8FC2E1F32E7EA0B321FCA6B451BEC68D5DA544AB</text:p>
      <text:p text:style-name="Standard">home/dina/.cache/mozilla/firefox/2r5aslpp.default-release/cache2/entries/CCDC0F4CD1FF75D8D85B95BCA609E4040AD8D087</text:p>
      <text:p text:style-name="Standard">home/dina/.cache/mozilla/firefox/2r5aslpp.default-release/cache2/entries/7CAA4E0667D823210ADF6559734BF62861515336</text:p>
      <text:p text:style-name="Standard">home/dina/.cache/mozilla/firefox/2r5aslpp.default-release/cache2/entries/595E495457FD4618F4CD55A4A377E54125FFA2F1</text:p>
      <text:p text:style-name="Standard">home/dina/.cache/mozilla/firefox/2r5aslpp.default-release/cache2/entries/6EB6E060FF85EA6AEC973E1F7953E43AEA57B5CE</text:p>
      <text:p text:style-name="Standard">home/dina/.cache/mozilla/firefox/2r5aslpp.default-release/cache2/entries/2A136D7F6ACFFD4470A5D8E0B5BCDABDEABF4440</text:p>
      <text:p text:style-name="Standard">home/dina/.cache/mozilla/firefox/2r5aslpp.default-release/cache2/entries/47F26B7170E760EE1D31147112C376695DC365ED</text:p>
      <text:p text:style-name="Standard">home/dina/.cache/mozilla/firefox/2r5aslpp.default-release/cache2/entries/240F8E715EE3252897F8950FCB5A1A12DEBB86D5</text:p>
      <text:p text:style-name="Standard">home/dina/.cache/mozilla/firefox/2r5aslpp.default-release/cache2/entries/1F238294ED2CDE1333994ED1055445C9BCEA7C13</text:p>
      <text:p text:style-name="Standard"><text:soft-page-break/>home/dina/.cache/mozilla/firefox/2r5aslpp.default-release/cache2/entries/8B9E4A64E0A51D7B42C060814664BE929BAE16F9</text:p>
      <text:p text:style-name="Standard">home/dina/.cache/mozilla/firefox/2r5aslpp.default-release/cache2/entries/C4527FC81C66101B00859B6FEF2FBC0C82907840</text:p>
      <text:p text:style-name="Standard">home/dina/.cache/mozilla/firefox/2r5aslpp.default-release/cache2/entries/BC2E8FEE1AD4D1BD28E6E60A6BA57DD5B9535850</text:p>
      <text:p text:style-name="Standard">home/dina/.cache/mozilla/firefox/2r5aslpp.default-release/cache2/entries/C3D348669BE281CC0C17E4C870A8C93C993CED48</text:p>
      <text:p text:style-name="Standard">home/dina/.cache/mozilla/firefox/2r5aslpp.default-release/cache2/entries/3060852D023058FB991CEB564C397FC56A193862</text:p>
      <text:p text:style-name="Standard">home/dina/.cache/mozilla/firefox/2r5aslpp.default-release/cache2/entries/0B9270361A3551DA64977B49E55104905F15D48D</text:p>
      <text:p text:style-name="Standard">home/dina/.cache/mozilla/firefox/2r5aslpp.default-release/cache2/entries/C197A7409B3B1EA025A63417E40A315F4C00D2ED</text:p>
      <text:p text:style-name="Standard">home/dina/.cache/mozilla/firefox/2r5aslpp.default-release/cache2/entries/D64D5B3FF85D0724D26E94B3D399C77DF15855A3</text:p>
      <text:p text:style-name="Standard">home/dina/.cache/mozilla/firefox/2r5aslpp.default-release/cache2/entries/A981B7CD1266C5D21F8FBCC00B005CA330563213</text:p>
      <text:p text:style-name="Standard">home/dina/.cache/mozilla/firefox/2r5aslpp.default-release/cache2/entries/377AD7A246A8CF5C353DB641E723CD893EBAB242</text:p>
      <text:p text:style-name="Standard">home/dina/.cache/mozilla/firefox/2r5aslpp.default-release/cache2/entries/E1B996D49221E318FAFED3AED5B881593AEA0EA2</text:p>
      <text:p text:style-name="Standard">home/dina/.cache/mozilla/firefox/2r5aslpp.default-release/cache2/entries/1C6E45B2FF42E699C495792B05EA922DC8EAE1E3</text:p>
      <text:p text:style-name="Standard">home/dina/.cache/mozilla/firefox/2r5aslpp.default-release/cache2/entries/E5C77ADC5435A5C385794C419EC06C0D98A2658B</text:p>
      <text:p text:style-name="Standard">home/dina/.cache/mozilla/firefox/2r5aslpp.default-release/cache2/entries/9A9B5AACA144C01E0B0166DF87345AF074B6DA05</text:p>
      <text:p text:style-name="Standard">home/dina/.cache/mozilla/firefox/2r5aslpp.default-release/cache2/entries/8116DE6D88C4FA2A361E19BF2F66BE13CA7AA8C2</text:p>
      <text:p text:style-name="Standard">home/dina/.cache/mozilla/firefox/2r5aslpp.default-release/cache2/entries/4DD1674A902522426F25EE9E530CF938D549F81C</text:p>
      <text:p text:style-name="Standard">home/dina/.cache/mozilla/firefox/2r5aslpp.default-release/cache2/entries/30ED28E84898AA4DB165EAB1D8388E7BA6D7D410</text:p>
      <text:p text:style-name="Standard">home/dina/.cache/mozilla/firefox/2r5aslpp.default-release/cache2/entries/00FFFD44A94ECC0BF26ECD3F79A39FC3023F6EBF</text:p>
      <text:p text:style-name="Standard">home/dina/.cache/mozilla/firefox/2r5aslpp.default-release/cache2/entries/AF59DB37ED7B6A98A606819E1318265BE7F81FA6</text:p>
      <text:p text:style-name="Standard">home/dina/.cache/mozilla/firefox/2r5aslpp.default-release/cache2/entries/39FD78246699D2B59C582165B618CAA19F8553C9</text:p>
      <text:p text:style-name="Standard">home/dina/.cache/mozilla/firefox/2r5aslpp.default-release/cache2/entries/FCCC254E8165B3A4C5FF57ADDB9B1085A2C33584</text:p>
      <text:p text:style-name="Standard">home/dina/.cache/mozilla/firefox/2r5aslpp.default-release/cache2/entries/F91D775827A442646506E374BC4B975F2542A81D</text:p>
      <text:p text:style-name="Standard">home/dina/.cache/mozilla/firefox/2r5aslpp.default-release/cache2/entries/5DD2A43B95BFEE2A89351D247FE219CB311BA838</text:p>
      <text:p text:style-name="Standard">home/dina/.cache/mozilla/firefox/2r5aslpp.default-release/cache2/entries/6CE99B258C583C9AF913C78A3357736F64795A6E</text:p>
      <text:p text:style-name="Standard"><text:soft-page-break/>home/dina/.cache/mozilla/firefox/2r5aslpp.default-release/cache2/entries/F0A4D2036DF03D4BEC0412E175A53DB51C8BE537</text:p>
      <text:p text:style-name="Standard">home/dina/.cache/mozilla/firefox/2r5aslpp.default-release/cache2/entries/B0424B718AD5EDF6D49858559E3A80FDC89BAA21</text:p>
      <text:p text:style-name="Standard">home/dina/.cache/mozilla/firefox/2r5aslpp.default-release/cache2/entries/0AE718B247BF38D655076E134CB8EB533297768D</text:p>
      <text:p text:style-name="Standard">home/dina/.cache/mozilla/firefox/2r5aslpp.default-release/cache2/entries/67568E87AC7C788C7588FD90EC4504467F90EFDF</text:p>
      <text:p text:style-name="Standard">home/dina/.cache/mozilla/firefox/2r5aslpp.default-release/cache2/entries/2079CD3F87B8F2FDB894D61F2907AB842326AB4A</text:p>
      <text:p text:style-name="Standard">home/dina/.cache/mozilla/firefox/2r5aslpp.default-release/cache2/entries/411ED8E3D73C101467B9FF1AB7DF6A1B712439CA</text:p>
      <text:p text:style-name="Standard">home/dina/.cache/mozilla/firefox/2r5aslpp.default-release/cache2/entries/C09D8DB5E8C204E6545E2E844296E2C4510D0FB7</text:p>
      <text:p text:style-name="Standard">home/dina/.cache/mozilla/firefox/2r5aslpp.default-release/cache2/entries/4569C8B1FD3D605EBBE39BA2121C75F8DEA9699A</text:p>
      <text:p text:style-name="Standard">home/dina/.cache/mozilla/firefox/2r5aslpp.default-release/cache2/entries/BC062AA6B9C4DFE19ED1ACA4467EE04CB6BA8040</text:p>
      <text:p text:style-name="Standard">home/dina/.cache/mozilla/firefox/2r5aslpp.default-release/cache2/entries/C845CCD7F3F24F1588AFBACB9ADD70EBDDB6E98B</text:p>
      <text:p text:style-name="Standard">home/dina/.cache/mozilla/firefox/2r5aslpp.default-release/cache2/entries/DAB8CC4B9D287AEF98B3A343BF278C9B69C0234D</text:p>
      <text:p text:style-name="Standard">home/dina/.cache/mozilla/firefox/2r5aslpp.default-release/cache2/entries/BC66C9B2D2F14C4C00DDB210074D12387B8904B5</text:p>
      <text:p text:style-name="Standard">home/dina/.cache/mozilla/firefox/2r5aslpp.default-release/cache2/entries/33A7D6414E735B7108F20D6BAEEABC46C19BE36F</text:p>
      <text:p text:style-name="Standard">home/dina/.cache/mozilla/firefox/2r5aslpp.default-release/cache2/entries/8700E65931E6D8993764EF58873C0050DB8B4B05</text:p>
      <text:p text:style-name="Standard">home/dina/.cache/mozilla/firefox/2r5aslpp.default-release/cache2/entries/AA2EDD6A086FC7DD058BBA12D7949068168B207F</text:p>
      <text:p text:style-name="Standard">home/dina/.cache/mozilla/firefox/2r5aslpp.default-release/cache2/entries/D11E2FFB79B4FA8047C40AF19167708C7D5ED156</text:p>
      <text:p text:style-name="Standard">home/dina/.cache/mozilla/firefox/2r5aslpp.default-release/cache2/entries/FFA003651CBE2FD07AA54E8A64D0B3100852A822</text:p>
      <text:p text:style-name="Standard">home/dina/.cache/mozilla/firefox/2r5aslpp.default-release/cache2/entries/124967E4961C78CF6F5F9912D29622B8CF6A4DBB</text:p>
      <text:p text:style-name="Standard">home/dina/.cache/mozilla/firefox/2r5aslpp.default-release/cache2/entries/124527A25F7BE948F0842514D9FCC534EE4BA702</text:p>
      <text:p text:style-name="Standard">home/dina/.cache/mozilla/firefox/2r5aslpp.default-release/cache2/entries/F765A7FF8F9BBB7C4D3122FDD38F97A3AA1CC2DC</text:p>
      <text:p text:style-name="Standard">home/dina/.cache/mozilla/firefox/2r5aslpp.default-release/cache2/entries/93CC81524D2F0E5C8DC0A704D158036A586F3E25</text:p>
      <text:p text:style-name="Standard">home/dina/.cache/mozilla/firefox/2r5aslpp.default-release/cache2/entries/ECF62B4462F73E5280C71D93EB0110CDB06BCEDC</text:p>
      <text:p text:style-name="Standard">home/dina/.cache/mozilla/firefox/2r5aslpp.default-release/cache2/entries/64D27556C8271B2C490CC2721F3B5567573EE9AC</text:p>
      <text:p text:style-name="Standard">home/dina/.cache/mozilla/firefox/2r5aslpp.default-release/cache2/entries/9322182A27717865227F39DF3703F12285712665</text:p>
      <text:p text:style-name="Standard"><text:soft-page-break/>home/dina/.cache/mozilla/firefox/2r5aslpp.default-release/cache2/entries/FAB1924D342EF211477F0AD4008C769BC98E9006</text:p>
      <text:p text:style-name="Standard">home/dina/.cache/mozilla/firefox/2r5aslpp.default-release/cache2/entries/3D1E19D09F398691ABF62061591970855193B42F</text:p>
      <text:p text:style-name="Standard">home/dina/.cache/mozilla/firefox/2r5aslpp.default-release/cache2/entries/8DB1C844BBC141F2F74BEF948DC51EA9D4AD5225</text:p>
      <text:p text:style-name="Standard">home/dina/.cache/mozilla/firefox/2r5aslpp.default-release/cache2/entries/8B46CCBDAF083611A9434757522E77E844EEC83B</text:p>
      <text:p text:style-name="Standard">home/dina/.cache/mozilla/firefox/2r5aslpp.default-release/cache2/entries/9E34046B0C06C8F6D6E92DD556538174BE3B3A18</text:p>
      <text:p text:style-name="Standard">home/dina/.cache/mozilla/firefox/2r5aslpp.default-release/cache2/entries/C8A3178FDCC470CCFADE51104E3001F3B74E4FC5</text:p>
      <text:p text:style-name="Standard">home/dina/.cache/mozilla/firefox/2r5aslpp.default-release/cache2/entries/D00ACD1B53B5FA5113948894E71C999C95276D94</text:p>
      <text:p text:style-name="Standard">home/dina/.cache/mozilla/firefox/2r5aslpp.default-release/cache2/entries/0676FBC32AA71DD74BC2FBE2BE7FE5ADF4F3A81A</text:p>
      <text:p text:style-name="Standard">home/dina/.cache/mozilla/firefox/2r5aslpp.default-release/cache2/entries/659DF8DFD730FA3C1626D3F75B6D8FD3659AF31E</text:p>
      <text:p text:style-name="Standard">home/dina/.cache/mozilla/firefox/2r5aslpp.default-release/cache2/entries/85831AB1865265EBCEF46A610088AEBA9A981730</text:p>
      <text:p text:style-name="Standard">home/dina/.cache/mozilla/firefox/2r5aslpp.default-release/cache2/entries/A1D949365E48D01ED563F8282EF088A3F77954CC</text:p>
      <text:p text:style-name="Standard">home/dina/.cache/mozilla/firefox/2r5aslpp.default-release/cache2/entries/BDF76423F32321C3B9F519A02C9A5BD8F4636895</text:p>
      <text:p text:style-name="Standard">home/dina/.cache/mozilla/firefox/2r5aslpp.default-release/cache2/entries/68F20E64DF0C0DD57D2315EC613CBE25CA98A050</text:p>
      <text:p text:style-name="Standard">home/dina/.cache/mozilla/firefox/2r5aslpp.default-release/cache2/entries/1F907E4AD5174F55C65D68A2AF39B7320091AB52</text:p>
      <text:p text:style-name="Standard">home/dina/.cache/mozilla/firefox/2r5aslpp.default-release/cache2/entries/2B2D58F01346D7D17CFAECC4DDE4E23CD90343C2</text:p>
      <text:p text:style-name="Standard">home/dina/.cache/mozilla/firefox/2r5aslpp.default-release/cache2/entries/B4F73B9A9E4BD49FAA3BC530428888C5FFD8F149</text:p>
      <text:p text:style-name="Standard">home/dina/.cache/mozilla/firefox/2r5aslpp.default-release/cache2/entries/4076685E5766645754A6D289C23593CD20D09735</text:p>
      <text:p text:style-name="Standard">home/dina/.cache/mozilla/firefox/2r5aslpp.default-release/cache2/entries/3B32983AE537903EFCC00977ECA05FA990BC7F71</text:p>
      <text:p text:style-name="Standard">home/dina/.cache/mozilla/firefox/2r5aslpp.default-release/cache2/entries/00DF823A13F0D53B9A2E205AA89BDE9673F37053</text:p>
      <text:p text:style-name="Standard">home/dina/.cache/mozilla/firefox/2r5aslpp.default-release/cache2/entries/2E93433043E1E8D180B6EAC5021A7C31F803A3D1</text:p>
      <text:p text:style-name="Standard">home/dina/.cache/mozilla/firefox/2r5aslpp.default-release/cache2/entries/3E5FAC8A821A98B6CD59C75C16B68B092B235DD2</text:p>
      <text:p text:style-name="Standard">home/dina/.cache/mozilla/firefox/2r5aslpp.default-release/cache2/entries/5C60E923AFBA64B8285F39A951D981E6CDB0A1B9</text:p>
      <text:p text:style-name="Standard">home/dina/.cache/mozilla/firefox/2r5aslpp.default-release/cache2/entries/FA812428DE701E9501B3558114B1FF6055A00D19</text:p>
      <text:p text:style-name="Standard">home/dina/.cache/mozilla/firefox/2r5aslpp.default-release/cache2/entries/C90F71E7360BEF06AD6827D2A7D18F823651C251</text:p>
      <text:p text:style-name="Standard"><text:soft-page-break/>home/dina/.cache/mozilla/firefox/2r5aslpp.default-release/cache2/entries/6703AB6AB833CD42B5D0BF16AF3643734E6048C6</text:p>
      <text:p text:style-name="Standard">home/dina/.cache/mozilla/firefox/2r5aslpp.default-release/cache2/entries/53776521BD17F3E86421B4CDA9158E2AF0081791</text:p>
      <text:p text:style-name="Standard">home/dina/.cache/mozilla/firefox/2r5aslpp.default-release/cache2/entries/24F988B48CD0660748CCC95A921CA4C717EF1F4C</text:p>
      <text:p text:style-name="Standard">home/dina/.cache/mozilla/firefox/2r5aslpp.default-release/cache2/entries/99131A63A4A2D887931E872F5AD9905FFF66732F</text:p>
      <text:p text:style-name="Standard">home/dina/.cache/mozilla/firefox/2r5aslpp.default-release/cache2/entries/336785F09CAD2B1B1287308218D634A5963986C2</text:p>
      <text:p text:style-name="Standard">home/dina/.cache/mozilla/firefox/2r5aslpp.default-release/cache2/entries/6CBC54ACC3E554CEC80794004A1EBBFC689C4C94</text:p>
      <text:p text:style-name="Standard">home/dina/.cache/mozilla/firefox/2r5aslpp.default-release/cache2/entries/F84B5E289A08DA9810D443C842E5515DFD2BFBC0</text:p>
      <text:p text:style-name="Standard">home/dina/.cache/mozilla/firefox/2r5aslpp.default-release/cache2/entries/5B1D7BFD8BA12EBA079363726AD037DB4CB9969A</text:p>
      <text:p text:style-name="Standard">home/dina/.cache/mozilla/firefox/2r5aslpp.default-release/cache2/entries/C8397AB24779EDEEC1A07D79B4EE4BE7C84F267C</text:p>
      <text:p text:style-name="Standard">home/dina/.cache/mozilla/firefox/2r5aslpp.default-release/cache2/entries/F24077CF7DBBDF873247C29596C417AB13773114</text:p>
      <text:p text:style-name="Standard">home/dina/.cache/mozilla/firefox/2r5aslpp.default-release/cache2/entries/8605FCF4763716A473480B1E6610406EB9B900A8</text:p>
      <text:p text:style-name="Standard">home/dina/.cache/mozilla/firefox/2r5aslpp.default-release/cache2/entries/D1A7E750A6655939FE545BF03F03B8F87C0BDD7F</text:p>
      <text:p text:style-name="Standard">home/dina/.cache/mozilla/firefox/2r5aslpp.default-release/cache2/entries/BF2F8A693A15FA75470476796B74DBE12A57944F</text:p>
      <text:p text:style-name="Standard">home/dina/.cache/mozilla/firefox/2r5aslpp.default-release/cache2/entries/819CA5B044259BE55C9F7091A897A2335BFD5B0E</text:p>
      <text:p text:style-name="Standard">home/dina/.cache/mozilla/firefox/2r5aslpp.default-release/cache2/entries/BCC964A438C30D371AEDBF1ADBDD0C7D96F6BD15</text:p>
      <text:p text:style-name="Standard">home/dina/.cache/mozilla/firefox/2r5aslpp.default-release/cache2/entries/6D9D4F4C546A8CA02A96E9441CDCC7E9AB137771</text:p>
      <text:p text:style-name="Standard">home/dina/.cache/mozilla/firefox/2r5aslpp.default-release/cache2/entries/0CCD16E90B279D6660FA48ADB93FB21AAC2E8F7E</text:p>
      <text:p text:style-name="Standard">home/dina/.cache/mozilla/firefox/2r5aslpp.default-release/cache2/entries/BB9864491BA60BF83E0D20E24606CB254A36802B</text:p>
      <text:p text:style-name="Standard">home/dina/.cache/mozilla/firefox/2r5aslpp.default-release/cache2/entries/0FFF2667CE1A4E77B4CC8940BEF2EC08BDBD2AEC</text:p>
      <text:p text:style-name="Standard">home/dina/.cache/mozilla/firefox/2r5aslpp.default-release/cache2/entries/E8E5B2A5800A062658CB7A8A5E87D3666A9D7288</text:p>
      <text:p text:style-name="Standard">home/dina/.cache/mozilla/firefox/2r5aslpp.default-release/cache2/entries/15EA9653D99365970560CA725BA7CF0BEAB24882</text:p>
      <text:p text:style-name="Standard">home/dina/.cache/mozilla/firefox/2r5aslpp.default-release/cache2/entries/7352837B27F1DC6A81D61DB637F3B42ECBE67F13</text:p>
      <text:p text:style-name="Standard">home/dina/.cache/mozilla/firefox/2r5aslpp.default-release/cache2/entries/0603B1F317E4B860E472DBE698BF3EC3212A354B</text:p>
      <text:p text:style-name="Standard">home/dina/.cache/mozilla/firefox/2r5aslpp.default-release/cache2/entries/C37C10327A0130534FC917DA6FC97ED37FF4FBBE</text:p>
      <text:p text:style-name="Standard"><text:soft-page-break/>home/dina/.cache/mozilla/firefox/2r5aslpp.default-release/cache2/entries/D2A7879EC6A55949C70DD126AC99A4DB42CAD6B8</text:p>
      <text:p text:style-name="Standard">home/dina/.cache/mozilla/firefox/2r5aslpp.default-release/cache2/entries/2AD3885141C9E4B32F4F50E99D232D5149196F4B</text:p>
      <text:p text:style-name="Standard">home/dina/.cache/mozilla/firefox/2r5aslpp.default-release/cache2/entries/1B68A76D7F36AF00847FC6F0C048EF7B7300657E</text:p>
      <text:p text:style-name="Standard">home/dina/.cache/mozilla/firefox/2r5aslpp.default-release/cache2/entries/95A6BA0CBA980564C0D2B26291F88C441474EF45</text:p>
      <text:p text:style-name="Standard">home/dina/.cache/mozilla/firefox/2r5aslpp.default-release/cache2/entries/CFC24B18926CFC635C6CD45EA02E1E6F0B036CE1</text:p>
      <text:p text:style-name="Standard">home/dina/.cache/mozilla/firefox/2r5aslpp.default-release/cache2/entries/B05D7C967E5584B2372277BF91DEE25E8AFC302D</text:p>
      <text:p text:style-name="Standard">home/dina/.cache/mozilla/firefox/2r5aslpp.default-release/cache2/entries/C56A06B3B8DE1BB21E7FC83995FC3C7BD9153725</text:p>
      <text:p text:style-name="Standard">home/dina/.cache/mozilla/firefox/2r5aslpp.default-release/cache2/entries/006A6550E1FE7956108987A52FA44975EFA220B2</text:p>
      <text:p text:style-name="Standard">home/dina/.cache/mozilla/firefox/2r5aslpp.default-release/cache2/entries/686678732E3DC615CF89A3FF32AB49F8C596C10F</text:p>
      <text:p text:style-name="Standard">home/dina/.cache/mozilla/firefox/2r5aslpp.default-release/cache2/entries/90E4ED43BCAA422880A1BBCB47B5CABB8B06FA77</text:p>
      <text:p text:style-name="Standard">home/dina/.cache/mozilla/firefox/2r5aslpp.default-release/cache2/entries/D907E0EAB4CF7E30B4DD57916BB51613D843373B</text:p>
      <text:p text:style-name="Standard">home/dina/.cache/mozilla/firefox/2r5aslpp.default-release/cache2/entries/88DBAE1242D61853B7788D587F58B08380A075A3</text:p>
      <text:p text:style-name="Standard">home/dina/.cache/mozilla/firefox/2r5aslpp.default-release/cache2/entries/2E5DB185AEFB9053A8DDC99C29B234CCC0A4F96C</text:p>
      <text:p text:style-name="Standard">home/dina/.cache/mozilla/firefox/2r5aslpp.default-release/cache2/entries/73CDE0F5D0C29FF33EBC6A3941B82EC9C6CF8677</text:p>
      <text:p text:style-name="Standard">home/dina/.cache/mozilla/firefox/2r5aslpp.default-release/cache2/entries/24278A9615CC8A99C8638C46C39BC3B7894D2B0F</text:p>
      <text:p text:style-name="Standard">home/dina/.cache/mozilla/firefox/2r5aslpp.default-release/cache2/entries/25BA6AF78F1CE791EB0240497EE0C1F82EE68C90</text:p>
      <text:p text:style-name="Standard">home/dina/.cache/mozilla/firefox/2r5aslpp.default-release/cache2/entries/1BE0DACAE24648F080020CAFBDB13E1A1EA32217</text:p>
      <text:p text:style-name="Standard">home/dina/.cache/mozilla/firefox/2r5aslpp.default-release/cache2/entries/1ADCF7E65C4E5C370360295FB9070D37A1D15AC6</text:p>
      <text:p text:style-name="Standard">home/dina/.cache/mozilla/firefox/2r5aslpp.default-release/cache2/entries/2494DD75358280EDB637F5DAB976C213CD59C413</text:p>
      <text:p text:style-name="Standard">home/dina/.cache/mozilla/firefox/2r5aslpp.default-release/cache2/entries/42DE0C22D788F7D15DCF6BA436B2DCCAC7C7292F</text:p>
      <text:p text:style-name="Standard">home/dina/.cache/mozilla/firefox/2r5aslpp.default-release/cache2/entries/0A4A0FC981CB7440C6CB431444AA4E906D6F2EA1</text:p>
      <text:p text:style-name="Standard">home/dina/.cache/mozilla/firefox/2r5aslpp.default-release/cache2/entries/1300EA5A8D19EF8947986E703E99F462F97AE0AE</text:p>
      <text:p text:style-name="Standard">home/dina/.cache/mozilla/firefox/2r5aslpp.default-release/cache2/entries/3A5AF80C1D4523306DBE0D047075352E011C8053</text:p>
      <text:p text:style-name="Standard">home/dina/.cache/mozilla/firefox/2r5aslpp.default-release/cache2/entries/B1383235696414C9E3B38F18D0A59C58935E9021</text:p>
      <text:p text:style-name="Standard"><text:soft-page-break/>home/dina/.cache/mozilla/firefox/2r5aslpp.default-release/cache2/entries/3FBEED7CBE8B46B17BAA12A5CDDE159AB1BB7720</text:p>
      <text:p text:style-name="Standard">home/dina/.cache/mozilla/firefox/2r5aslpp.default-release/cache2/entries/31DE2414C60A88DCB6FF92FDE0C85C5562E0FE49</text:p>
      <text:p text:style-name="Standard">home/dina/.cache/mozilla/firefox/2r5aslpp.default-release/cache2/entries/6881600141F5D4D1E4DCAA2A5024D94057192A56</text:p>
      <text:p text:style-name="Standard">home/dina/.cache/mozilla/firefox/2r5aslpp.default-release/cache2/entries/2A1AF2EF96195D5EC6BFE84C3F37F2CC5B66AC67</text:p>
      <text:p text:style-name="Standard">home/dina/.cache/mozilla/firefox/2r5aslpp.default-release/cache2/entries/B677E9A85C9FCC2C00FE00B1EF0F2AFC61733FBF</text:p>
      <text:p text:style-name="Standard">home/dina/.cache/mozilla/firefox/2r5aslpp.default-release/cache2/entries/DAE9639F962F64AF57874F2D08E049804C0FE116</text:p>
      <text:p text:style-name="Standard">home/dina/.cache/mozilla/firefox/2r5aslpp.default-release/cache2/entries/8EA8AF19C74C5A94FD755618E6B2BDC0AD3981C8</text:p>
      <text:p text:style-name="Standard">home/dina/.cache/mozilla/firefox/2r5aslpp.default-release/cache2/entries/D5FE12CE1B64F325ED71FB6B6EC4023260045556</text:p>
      <text:p text:style-name="Standard">home/dina/.cache/mozilla/firefox/2r5aslpp.default-release/cache2/entries/66D355D00D18F9116DC0A70C5A75DAD8533B9C39</text:p>
      <text:p text:style-name="Standard">home/dina/.cache/mozilla/firefox/2r5aslpp.default-release/cache2/entries/28172EE089F149B963DF6E117A769BDFD1CB6DBB</text:p>
      <text:p text:style-name="Standard">home/dina/.cache/mozilla/firefox/2r5aslpp.default-release/cache2/entries/C7E42577E3AABA1616EDE9297770D8BC51C08B31</text:p>
      <text:p text:style-name="Standard">home/dina/.cache/mozilla/firefox/2r5aslpp.default-release/cache2/entries/740B4DBE8783DC64F44F2F100E5A6A68CD50C55F</text:p>
      <text:p text:style-name="Standard">home/dina/.cache/mozilla/firefox/2r5aslpp.default-release/cache2/entries/E13BBFD561728A2931AE507583F468473B29E420</text:p>
      <text:p text:style-name="Standard">home/dina/.cache/mozilla/firefox/2r5aslpp.default-release/cache2/entries/17BDA1ECFBE560F0C5962823C1D6DF628AE46CCA</text:p>
      <text:p text:style-name="Standard">home/dina/.cache/mozilla/firefox/2r5aslpp.default-release/cache2/entries/D57F4877F4D3D7FAC1306CC932780BDFB2A7CFE3</text:p>
      <text:p text:style-name="Standard">home/dina/.cache/mozilla/firefox/2r5aslpp.default-release/cache2/entries/84B677ECE9FA196F1F7D8D025DA053B062301B3B</text:p>
      <text:p text:style-name="Standard">home/dina/.cache/mozilla/firefox/2r5aslpp.default-release/cache2/entries/9AF621F98819E6BDC5EF3246BC333A2FC94C97DA</text:p>
      <text:p text:style-name="Standard">home/dina/.cache/mozilla/firefox/2r5aslpp.default-release/cache2/entries/6FB88CB4EC8C1D52437225D809AD264AAC02B832</text:p>
      <text:p text:style-name="Standard">home/dina/.cache/mozilla/firefox/2r5aslpp.default-release/cache2/entries/D98D974901EDFE043B88DCD8B3FE5F357C8A696A</text:p>
      <text:p text:style-name="Standard">home/dina/.cache/mozilla/firefox/2r5aslpp.default-release/cache2/entries/9FB336FD892E4C39EAE29B30DD64AA02645B7B6A</text:p>
      <text:p text:style-name="Standard">home/dina/.cache/mozilla/firefox/2r5aslpp.default-release/cache2/entries/384C1E39F466CBDAECCAD8EEF3C8AE3FE9F9666E</text:p>
      <text:p text:style-name="Standard">home/dina/.cache/mozilla/firefox/2r5aslpp.default-release/cache2/entries/F6B01DEE7418F43215BAACEF1B5F5D795F098FE3</text:p>
      <text:p text:style-name="Standard">home/dina/.cache/mozilla/firefox/2r5aslpp.default-release/cache2/entries/72C1A6E0786685DADA4A6DEA665F3BD8307D96C0</text:p>
      <text:p text:style-name="Standard">home/dina/.cache/mozilla/firefox/2r5aslpp.default-release/cache2/entries/E7D8BAFCBA53B8933E545F27A9180AECC70ECB2B</text:p>
      <text:p text:style-name="Standard"><text:soft-page-break/>home/dina/.cache/mozilla/firefox/2r5aslpp.default-release/cache2/entries/37ED76BFFAB92F14124ADBDC34649B5F8AF8E5FF</text:p>
      <text:p text:style-name="Standard">home/dina/.cache/mozilla/firefox/2r5aslpp.default-release/cache2/entries/D4CFB277B12966C32183A002F2D87BDBE8EBA729</text:p>
      <text:p text:style-name="Standard">home/dina/.cache/mozilla/firefox/2r5aslpp.default-release/cache2/entries/350FC96148FE5024E45B40AC465C3DA1DFBC2136</text:p>
      <text:p text:style-name="Standard">home/dina/.cache/mozilla/firefox/2r5aslpp.default-release/cache2/entries/D5D56C3B4ED44D311CFA5927DB36BD5C00777512</text:p>
      <text:p text:style-name="Standard">home/dina/.cache/mozilla/firefox/2r5aslpp.default-release/cache2/entries/6E0CE01184C2C99FE792539F9C7B231B20D46BC9</text:p>
      <text:p text:style-name="Standard">home/dina/.cache/mozilla/firefox/2r5aslpp.default-release/cache2/entries/038F8A62E69F16C2623B02976662304D99541101</text:p>
      <text:p text:style-name="Standard">home/dina/.cache/mozilla/firefox/2r5aslpp.default-release/cache2/entries/039433B732292DBACDC5039BF680596454C285F2</text:p>
      <text:p text:style-name="Standard">home/dina/.cache/mozilla/firefox/2r5aslpp.default-release/cache2/entries/0BDF47745B991E2EEFC376F0CE6FDDF0FE0C764A</text:p>
      <text:p text:style-name="Standard">home/dina/.cache/mozilla/firefox/2r5aslpp.default-release/cache2/entries/7000509D50550836A64AB6FF826D596EF2D05300</text:p>
      <text:p text:style-name="Standard">home/dina/.cache/mozilla/firefox/2r5aslpp.default-release/cache2/entries/1938AF5A677F9D6B1CA53E8DA128F61F9D4B36F8</text:p>
      <text:p text:style-name="Standard">home/dina/.cache/mozilla/firefox/2r5aslpp.default-release/cache2/entries/6B93A3A0A55D02250BED2E7543941813199591F1</text:p>
      <text:p text:style-name="Standard">home/dina/.cache/mozilla/firefox/2r5aslpp.default-release/cache2/entries/CEC2265382DC07CD25F7934E7A21AEE1E51BF04C</text:p>
      <text:p text:style-name="Standard">home/dina/.cache/mozilla/firefox/2r5aslpp.default-release/cache2/entries/9D91A3248099519F354B92634461D4F0DFC3A590</text:p>
      <text:p text:style-name="Standard">home/dina/.cache/mozilla/firefox/2r5aslpp.default-release/cache2/entries/E446C459584581CB8D450F87241FC00EC4DF05FD</text:p>
      <text:p text:style-name="Standard">home/dina/.cache/mozilla/firefox/2r5aslpp.default-release/cache2/entries/158EBB12CEDB7A85D42520F3109F88F013C6384A</text:p>
      <text:p text:style-name="Standard">home/dina/.cache/mozilla/firefox/2r5aslpp.default-release/cache2/entries/89DB31E8D632E831C8B66708D68973C47F2D5C2E</text:p>
      <text:p text:style-name="Standard">home/dina/.cache/mozilla/firefox/2r5aslpp.default-release/cache2/entries/516F4D8E5202269AEA4BA874EC0F91C557449919</text:p>
      <text:p text:style-name="Standard">home/dina/.cache/mozilla/firefox/2r5aslpp.default-release/cache2/entries/90C6D4CC2FFDA113918ACBA1CC84F46A4CDDEA9D</text:p>
      <text:p text:style-name="Standard">home/dina/.cache/mozilla/firefox/2r5aslpp.default-release/cache2/entries/61AD5F60C4B19F2D2DC29066CDDEE72F841A8A84</text:p>
      <text:p text:style-name="Standard">home/dina/.cache/mozilla/firefox/2r5aslpp.default-release/cache2/entries/CB0C96A3F7C345128DF359E52132CC1BA3B54C4C</text:p>
      <text:p text:style-name="Standard">home/dina/.cache/mozilla/firefox/2r5aslpp.default-release/cache2/entries/411D290248BD279467E175D9E3E0F1C3CE378617</text:p>
      <text:p text:style-name="Standard">home/dina/.cache/mozilla/firefox/2r5aslpp.default-release/cache2/entries/5841B63288B390B68D921AF206D08B8AD5D399B6</text:p>
      <text:p text:style-name="Standard">home/dina/.cache/mozilla/firefox/2r5aslpp.default-release/cache2/entries/06C68345AE95DD277C671B29B691065203E83912</text:p>
      <text:p text:style-name="Standard">home/dina/.cache/mozilla/firefox/2r5aslpp.default-release/cache2/entries/DE44FBB5453AC56732C1BC0718C3A06E8F599E41</text:p>
      <text:p text:style-name="Standard"><text:soft-page-break/>home/dina/.cache/mozilla/firefox/2r5aslpp.default-release/cache2/entries/9108C17D688AACECD4ABDBA0ACB532401DB01DA5</text:p>
      <text:p text:style-name="Standard">home/dina/.cache/mozilla/firefox/2r5aslpp.default-release/cache2/entries/20D2F716C336D6EAD7501FC12B2C90826F2DAE74</text:p>
      <text:p text:style-name="Standard">home/dina/.cache/mozilla/firefox/2r5aslpp.default-release/cache2/entries/AB3B04E18C81D2B1FA2FFCEC03FE7A7F453FB2F7</text:p>
      <text:p text:style-name="Standard">home/dina/.cache/mozilla/firefox/2r5aslpp.default-release/cache2/entries/9EB9FC5D6A9D8647C13F99878D2BBBEAF1C6FC03</text:p>
      <text:p text:style-name="Standard">home/dina/.cache/mozilla/firefox/2r5aslpp.default-release/cache2/entries/656FA184BE748E6A1BD04C6FA1BB74140BF2ECE7</text:p>
      <text:p text:style-name="Standard">home/dina/.cache/mozilla/firefox/2r5aslpp.default-release/cache2/entries/132D661F52C9151C7DE8D2DC2EEDCCA52B1DB581</text:p>
      <text:p text:style-name="Standard">home/dina/.cache/mozilla/firefox/2r5aslpp.default-release/cache2/entries/85B7A0AE3441779B93710D8FC04AC7E086F7C007</text:p>
      <text:p text:style-name="Standard">home/dina/.cache/mozilla/firefox/2r5aslpp.default-release/cache2/entries/27374DBF77F1A51BE170BF03848A5C66E0FACA26</text:p>
      <text:p text:style-name="Standard">home/dina/.cache/mozilla/firefox/2r5aslpp.default-release/cache2/entries/8BF4451242A73633E09EDFB6D3BB509BA5583929</text:p>
      <text:p text:style-name="Standard">home/dina/.cache/mozilla/firefox/2r5aslpp.default-release/cache2/entries/F72E30B2038C925E50C82EF603DF7E54FCD92D2B</text:p>
      <text:p text:style-name="Standard">home/dina/.cache/mozilla/firefox/2r5aslpp.default-release/cache2/entries/A3C561E29FBE113BC61BFEC6E4FAD09DDBFC21C8</text:p>
      <text:p text:style-name="Standard">home/dina/.cache/mozilla/firefox/2r5aslpp.default-release/cache2/entries/DE0BE8AAEDCAAB084D0FF388D91DD2657A9BD530</text:p>
      <text:p text:style-name="Standard">home/dina/.cache/mozilla/firefox/2r5aslpp.default-release/cache2/entries/67C5860DCC7F8B2A86981BB6C74BC4AA4C4AD451</text:p>
      <text:p text:style-name="Standard">home/dina/.cache/mozilla/firefox/2r5aslpp.default-release/cache2/entries/FC48873366D83F9A7924AD77F0727D1AB5DF2B0F</text:p>
      <text:p text:style-name="Standard">home/dina/.cache/mozilla/firefox/2r5aslpp.default-release/cache2/entries/F334977BDA3A3A9BE787026F1D5C65FD03BF99F2</text:p>
      <text:p text:style-name="Standard">home/dina/.cache/mozilla/firefox/2r5aslpp.default-release/cache2/entries/160AB49AF7D0ACC5E83E8CBBF162DF781F18C65C</text:p>
      <text:p text:style-name="Standard">home/dina/.cache/mozilla/firefox/2r5aslpp.default-release/cache2/entries/42CC5544AFEC4F915A95E1C0F5551687256A5F11</text:p>
      <text:p text:style-name="Standard">home/dina/.cache/mozilla/firefox/2r5aslpp.default-release/cache2/entries/F65699067B0B6E448489BC4992519FE54E5A6BC7</text:p>
      <text:p text:style-name="Standard">home/dina/.cache/mozilla/firefox/2r5aslpp.default-release/cache2/entries/C7E3F028F466548A76C3D20609DDC45E88874F44</text:p>
      <text:p text:style-name="Standard">home/dina/.cache/mozilla/firefox/2r5aslpp.default-release/cache2/entries/234D3C22B4D7AB299A3C38A78778DAB6CAB10FE1</text:p>
      <text:p text:style-name="Standard">home/dina/.cache/mozilla/firefox/2r5aslpp.default-release/cache2/entries/FBF6CC9EB64C47086FAC9D06D586F1442B68A791</text:p>
      <text:p text:style-name="Standard">home/dina/.cache/mozilla/firefox/2r5aslpp.default-release/cache2/entries/9C5B0C9FAC15414FCB9275F0523A15B9406E612B</text:p>
      <text:p text:style-name="Standard">home/dina/.cache/mozilla/firefox/2r5aslpp.default-release/cache2/entries/A74C1554385D6F98B3EABEB44A6F87A4E54D4707</text:p>
      <text:p text:style-name="Standard">home/dina/.cache/mozilla/firefox/2r5aslpp.default-release/cache2/entries/896F142850AD2B5117D9AF469E82BD52CFC5C070</text:p>
      <text:p text:style-name="Standard"><text:soft-page-break/>home/dina/.cache/mozilla/firefox/2r5aslpp.default-release/cache2/entries/3285097BC4A09927DF8F10E6C8C3D0FE17B5EA4C</text:p>
      <text:p text:style-name="Standard">home/dina/.cache/mozilla/firefox/2r5aslpp.default-release/cache2/entries/40FFBB4DBD2D7450CB123DDD88794D1FE7BD3189</text:p>
      <text:p text:style-name="Standard">home/dina/.cache/mozilla/firefox/2r5aslpp.default-release/cache2/entries/646C983EB76EDF12E1FD354FCBC3856FA3AC0E16</text:p>
      <text:p text:style-name="Standard">home/dina/.cache/mozilla/firefox/2r5aslpp.default-release/cache2/entries/CD9FEFEEAEC38D53A9D46B22262D34E8077A76FB</text:p>
      <text:p text:style-name="Standard">home/dina/.cache/mozilla/firefox/2r5aslpp.default-release/cache2/entries/E82F399F460B0424951CF496121AFF49EB962584</text:p>
      <text:p text:style-name="Standard">home/dina/.cache/mozilla/firefox/2r5aslpp.default-release/cache2/entries/BF584DAD8D42350EFFBD65B5C23ECB842DED6A74</text:p>
      <text:p text:style-name="Standard">home/dina/.cache/mozilla/firefox/2r5aslpp.default-release/cache2/entries/AF4F0EDBE93B597906FFCCB81AE4176A710446A5</text:p>
      <text:p text:style-name="Standard">home/dina/.cache/mozilla/firefox/2r5aslpp.default-release/cache2/entries/CBE8A2DD4A891B797BE9A355CBBEC6182F633CA2</text:p>
      <text:p text:style-name="Standard">home/dina/.cache/mozilla/firefox/2r5aslpp.default-release/cache2/entries/C095E31C43B8D995F2076635F174F72F13D5C283</text:p>
      <text:p text:style-name="Standard">home/dina/.cache/mozilla/firefox/2r5aslpp.default-release/cache2/entries/F56DA9C47EE3CDC340D5383CCBBED9CF25C81AE5</text:p>
      <text:p text:style-name="Standard">home/dina/.cache/mozilla/firefox/2r5aslpp.default-release/cache2/entries/524601D98D2F0D0BC450B69420A1663EAF31B36C</text:p>
      <text:p text:style-name="Standard">home/dina/.cache/mozilla/firefox/2r5aslpp.default-release/cache2/entries/F76E24160DE9BE07B9B00D754AE4FFF5562039E1</text:p>
      <text:p text:style-name="Standard">home/dina/.cache/mozilla/firefox/2r5aslpp.default-release/cache2/entries/E740FF22F3E7FD9BFDFA886DF3112CB012ED9099</text:p>
      <text:p text:style-name="Standard">home/dina/.cache/mozilla/firefox/2r5aslpp.default-release/cache2/entries/94A37632E72DE296256A03FAEC8132B7F51A4AA1</text:p>
      <text:p text:style-name="Standard">home/dina/.cache/mozilla/firefox/2r5aslpp.default-release/cache2/entries/55147D7E73E4D69AFFA1F52DFC4A6F6D3E458B03</text:p>
      <text:p text:style-name="Standard">home/dina/.cache/mozilla/firefox/2r5aslpp.default-release/cache2/entries/D240C59E49523D1E266CFA09502D585EE89D7B53</text:p>
      <text:p text:style-name="Standard">home/dina/.cache/mozilla/firefox/2r5aslpp.default-release/cache2/entries/806C82CCD3A4767152FD0C107F5CE5534971CB6D</text:p>
      <text:p text:style-name="Standard">home/dina/.cache/mozilla/firefox/2r5aslpp.default-release/cache2/entries/A436421A04F7B908A886722F797B41EE2B4C61D1</text:p>
      <text:p text:style-name="Standard">home/dina/.cache/mozilla/firefox/2r5aslpp.default-release/cache2/entries/6EAA5DD2798307533A996F4E0C4AA1C13032B52A</text:p>
      <text:p text:style-name="Standard">home/dina/.cache/mozilla/firefox/2r5aslpp.default-release/cache2/entries/B4F829D07961F1576B62A3FD5C8597F115DF9D48</text:p>
      <text:p text:style-name="Standard">home/dina/.cache/mozilla/firefox/2r5aslpp.default-release/cache2/entries/3F2FCD59827C25017353AF954B98C1A8E5C1A013</text:p>
      <text:p text:style-name="Standard">home/dina/.cache/mozilla/firefox/2r5aslpp.default-release/cache2/entries/D63F6691ED0F04C19B3E6BC0EEAE2C77F868CFD8</text:p>
      <text:p text:style-name="Standard">home/dina/.cache/mozilla/firefox/2r5aslpp.default-release/cache2/entries/F19606D978A57A37114F7379B075B1217E6C7D28</text:p>
      <text:p text:style-name="Standard">home/dina/.cache/mozilla/firefox/2r5aslpp.default-release/cache2/entries/1D7CEA6C4C5A5F8C33A737608E186919DB5D40BB</text:p>
      <text:p text:style-name="Standard"><text:soft-page-break/>home/dina/.cache/mozilla/firefox/2r5aslpp.default-release/cache2/entries/4599F90E707CC386F8B7487D6B5DFC794EBE8B58</text:p>
      <text:p text:style-name="Standard">home/dina/.cache/mozilla/firefox/2r5aslpp.default-release/cache2/entries/1B90D2348F1D9D84773C94A30D3CD3404CEEFAA3</text:p>
      <text:p text:style-name="Standard">home/dina/.cache/mozilla/firefox/2r5aslpp.default-release/cache2/entries/1395EC355C6C22AA1E760C1A99006348307A8D85</text:p>
      <text:p text:style-name="Standard">home/dina/.cache/mozilla/firefox/2r5aslpp.default-release/cache2/entries/EC27A70939B23C8BD3364FF5A19708F61F40B4E9</text:p>
      <text:p text:style-name="Standard">home/dina/.cache/mozilla/firefox/2r5aslpp.default-release/cache2/entries/18CF5BDC32ECC5D806E78A6C566A7763BA9A1C02</text:p>
      <text:p text:style-name="Standard">home/dina/.cache/mozilla/firefox/2r5aslpp.default-release/cache2/entries/825795EB80712219F6DA92F420A68DEC43BE7657</text:p>
      <text:p text:style-name="Standard">home/dina/.cache/mozilla/firefox/2r5aslpp.default-release/cache2/entries/63F48F4F7F1BC3195F5AB831F9794F3DBA2D30E1</text:p>
      <text:p text:style-name="Standard">home/dina/.cache/mozilla/firefox/2r5aslpp.default-release/cache2/entries/44230749A38B6989F56217B435A03E84CCADE62D</text:p>
      <text:p text:style-name="Standard">home/dina/.cache/mozilla/firefox/2r5aslpp.default-release/cache2/entries/F9862318391B4984A0B8C509B1094D41CF6E1712</text:p>
      <text:p text:style-name="Standard">home/dina/.cache/mozilla/firefox/2r5aslpp.default-release/cache2/entries/F5EB53D01F3FD4E8D31BA4F3750ED4A61D300B03</text:p>
      <text:p text:style-name="Standard">home/dina/.cache/mozilla/firefox/2r5aslpp.default-release/cache2/entries/E75E40975F9E69CA8B334698091428D1B3AD7868</text:p>
      <text:p text:style-name="Standard">home/dina/.cache/mozilla/firefox/2r5aslpp.default-release/cache2/entries/3CA99D05B5A84B753FDA4724423D7732931D6DC0</text:p>
      <text:p text:style-name="Standard">home/dina/.cache/mozilla/firefox/2r5aslpp.default-release/cache2/entries/DCAE02CB9E19C2C3F65C0A1AE660E61CB5DDF1A9</text:p>
      <text:p text:style-name="Standard">home/dina/.cache/mozilla/firefox/2r5aslpp.default-release/cache2/entries/C31B0B73E06619BEC47622ACACAE78D3D339B7AC</text:p>
      <text:p text:style-name="Standard">home/dina/.cache/mozilla/firefox/2r5aslpp.default-release/cache2/entries/BB6CE1865C4C8DB2212ABB1A1F2EE2525FF6BD64</text:p>
      <text:p text:style-name="Standard">home/dina/.cache/mozilla/firefox/2r5aslpp.default-release/cache2/entries/D650026537636A3275E550B341C20141B479930E</text:p>
      <text:p text:style-name="Standard">home/dina/.cache/mozilla/firefox/2r5aslpp.default-release/cache2/entries/21CD2E4DF347AC7357FD148879A5399049E822D7</text:p>
      <text:p text:style-name="Standard">home/dina/.cache/mozilla/firefox/2r5aslpp.default-release/cache2/entries/43227C05DDB0B0C382B62CE61F8C70610E60B4BB</text:p>
      <text:p text:style-name="Standard">home/dina/.cache/mozilla/firefox/2r5aslpp.default-release/cache2/entries/155468E1D3147082D44CD0108F73A1FFC146400F</text:p>
      <text:p text:style-name="Standard">home/dina/.cache/mozilla/firefox/2r5aslpp.default-release/cache2/entries/9B2E499726673FE4BE1B23562FF5E29A5E745CF4</text:p>
      <text:p text:style-name="Standard">home/dina/.cache/mozilla/firefox/2r5aslpp.default-release/cache2/entries/71F80DB0DE99FFCF10C8258CBBC635E3707E6DCD</text:p>
      <text:p text:style-name="Standard">home/dina/.cache/mozilla/firefox/2r5aslpp.default-release/cache2/entries/E0302F4B0A4BC9240521B70569D3F920CCFFE4EA</text:p>
      <text:p text:style-name="Standard">home/dina/.cache/mozilla/firefox/2r5aslpp.default-release/cache2/entries/61005780AEFA136C9A91EA73F9306EE6010070AB</text:p>
      <text:p text:style-name="Standard">home/dina/.cache/mozilla/firefox/2r5aslpp.default-release/cache2/entries/4E6BAA1EFC3159851BFA17EDD9F7EEAC3AC1CF96</text:p>
      <text:p text:style-name="Standard"><text:soft-page-break/>home/dina/.cache/mozilla/firefox/2r5aslpp.default-release/cache2/entries/78049906E2FDC98FE2B3FD41986A11417256A096</text:p>
      <text:p text:style-name="Standard">home/dina/.cache/mozilla/firefox/2r5aslpp.default-release/cache2/entries/F264A5FCF5F27C0659EDF5B41209CAAC138CC365</text:p>
      <text:p text:style-name="Standard">home/dina/.cache/mozilla/firefox/2r5aslpp.default-release/cache2/entries/DA5FCF821DBC5B4603124823A0006CD37DC35FAC</text:p>
      <text:p text:style-name="Standard">home/dina/.cache/mozilla/firefox/2r5aslpp.default-release/cache2/entries/BB9488F965821ED5A4DC1145A49344D26DBED69C</text:p>
      <text:p text:style-name="Standard">home/dina/.cache/mozilla/firefox/2r5aslpp.default-release/cache2/entries/0A72DB41F7974514E37147F76656474FE136CC72</text:p>
      <text:p text:style-name="Standard">home/dina/.cache/mozilla/firefox/2r5aslpp.default-release/cache2/entries/9808B27E15F106E081953AF88197E215BF645803</text:p>
      <text:p text:style-name="Standard">home/dina/.cache/mozilla/firefox/2r5aslpp.default-release/cache2/entries/197C0A36944A4986E00353DB5080A758531E72D2</text:p>
      <text:p text:style-name="Standard">home/dina/.cache/mozilla/firefox/2r5aslpp.default-release/cache2/entries/B4B3302C44AB3C2527ABBDF520C2713E18FCA92C</text:p>
      <text:p text:style-name="Standard">home/dina/.cache/mozilla/firefox/2r5aslpp.default-release/cache2/entries/C1602D73B808C0607EEF69C395CC999E3E825BE4</text:p>
      <text:p text:style-name="Standard">home/dina/.cache/mozilla/firefox/2r5aslpp.default-release/cache2/entries/BD49317CCD04BDC0340CF68833E7F13A212D4241</text:p>
      <text:p text:style-name="Standard">home/dina/.cache/mozilla/firefox/2r5aslpp.default-release/cache2/entries/09C295E217E646F3EAC7DC73D0EC442FEDCBA33F</text:p>
      <text:p text:style-name="Standard">home/dina/.cache/mozilla/firefox/2r5aslpp.default-release/cache2/entries/D516E989237426178D46C42C4A7991FCE6D69F09</text:p>
      <text:p text:style-name="Standard">home/dina/.cache/mozilla/firefox/2r5aslpp.default-release/cache2/entries/B555B40BD74A391357BA5A9757876F71C705E3C8</text:p>
      <text:p text:style-name="Standard">home/dina/.cache/mozilla/firefox/2r5aslpp.default-release/cache2/entries/9911D27D2179EF62B1FB169E9E676458BEB73680</text:p>
      <text:p text:style-name="Standard">home/dina/.cache/mozilla/firefox/2r5aslpp.default-release/cache2/entries/21C99323819282F8C2F471BD022DABE9B86B5B7E</text:p>
      <text:p text:style-name="Standard">home/dina/.cache/mozilla/firefox/2r5aslpp.default-release/cache2/entries/69644E23822535D0F1AF1B19C049D1D690F5E60F</text:p>
      <text:p text:style-name="Standard">home/dina/.cache/mozilla/firefox/2r5aslpp.default-release/cache2/entries/BDE228AACB0058F2EC7F12427814276463B4BD17</text:p>
      <text:p text:style-name="Standard">home/dina/.cache/mozilla/firefox/2r5aslpp.default-release/cache2/entries/8B1A867AC451DDC6DF20F62EA4CDB204DD3C13FF</text:p>
      <text:p text:style-name="Standard">home/dina/.cache/mozilla/firefox/2r5aslpp.default-release/cache2/entries/7AECACE5AF793E5E0B06FFFC836487C23EF38E40</text:p>
      <text:p text:style-name="Standard">home/dina/.cache/mozilla/firefox/2r5aslpp.default-release/cache2/entries/3160D73E9D2AD3288D9C40FA0E8366571CC55555</text:p>
      <text:p text:style-name="Standard">home/dina/.cache/mozilla/firefox/2r5aslpp.default-release/cache2/entries/D261E49AEA6BA8991BDEC3ADA3405BDEC9B9DF14</text:p>
      <text:p text:style-name="Standard">home/dina/.cache/mozilla/firefox/2r5aslpp.default-release/cache2/entries/BBA0B9051AB5A111AA8FC7618BD382A664EFDE18</text:p>
      <text:p text:style-name="Standard">home/dina/.cache/mozilla/firefox/2r5aslpp.default-release/cache2/entries/7AF1EBEE4BBE1E43DA09DB4415EFC3A1F066EF5C</text:p>
      <text:p text:style-name="Standard">home/dina/.cache/mozilla/firefox/2r5aslpp.default-release/cache2/entries/764C43AC791FFAA56EE4BDCA3CBE72912FCB073E</text:p>
      <text:p text:style-name="Standard"><text:soft-page-break/>home/dina/.cache/mozilla/firefox/2r5aslpp.default-release/cache2/entries/848B2DBF3D8F40DEF47A1E48CF10ADC6275F9695</text:p>
      <text:p text:style-name="Standard">home/dina/.cache/mozilla/firefox/2r5aslpp.default-release/cache2/entries/DFA64071F5BAA21C643CC77683A3A33D12A5A5E1</text:p>
      <text:p text:style-name="Standard">home/dina/.cache/mozilla/firefox/2r5aslpp.default-release/cache2/entries/EE5307FC6521A4F1F95506E2005BA3D70CC913AA</text:p>
      <text:p text:style-name="Standard">home/dina/.cache/mozilla/firefox/2r5aslpp.default-release/cache2/entries/4A34538688ECEF92979FD2652DAA09A0A5219A9F</text:p>
      <text:p text:style-name="Standard">home/dina/.cache/mozilla/firefox/2r5aslpp.default-release/cache2/entries/6304695218A5C5ED392F73A6283ABB92B9805D29</text:p>
      <text:p text:style-name="Standard">home/dina/.cache/mozilla/firefox/2r5aslpp.default-release/cache2/entries/EDAFC92670395FD8B92BAAAB4D3F417ED61B0F24</text:p>
      <text:p text:style-name="Standard">home/dina/.cache/mozilla/firefox/2r5aslpp.default-release/cache2/entries/3D2CEF139574F86E7B0D5EC14D01E9720BAD6D16</text:p>
      <text:p text:style-name="Standard">home/dina/.cache/mozilla/firefox/2r5aslpp.default-release/cache2/entries/20B456F5BFA7EFB900C9499D7E74441C2D69BE11</text:p>
      <text:p text:style-name="Standard">home/dina/.cache/mozilla/firefox/2r5aslpp.default-release/cache2/entries/97A71F3274C00627E29B491C3CCFC3C5B21247E8</text:p>
      <text:p text:style-name="Standard">home/dina/.cache/mozilla/firefox/2r5aslpp.default-release/cache2/entries/182AFEAEF46BFF7F94E694A0145CE64A07856DDB</text:p>
      <text:p text:style-name="Standard">home/dina/.cache/mozilla/firefox/2r5aslpp.default-release/cache2/entries/DA79893775E15FE8F71BD8D802EE911548D7B416</text:p>
      <text:p text:style-name="Standard">home/dina/.cache/mozilla/firefox/2r5aslpp.default-release/cache2/entries/AD66DCE798A676DD10E21FF44227D9DA28893051</text:p>
      <text:p text:style-name="Standard">home/dina/.cache/mozilla/firefox/2r5aslpp.default-release/cache2/entries/717EBB7AEB5E669C39F049D6959A7623BFBE6242</text:p>
      <text:p text:style-name="Standard">home/dina/.cache/mozilla/firefox/2r5aslpp.default-release/cache2/entries/CD056B30BD04BC766FFB258A7380709CC23E617A</text:p>
      <text:p text:style-name="Standard">home/dina/.cache/mozilla/firefox/2r5aslpp.default-release/cache2/entries/2A490F1C077662AAF34586445B6AE54A46B49D07</text:p>
      <text:p text:style-name="Standard">home/dina/.cache/mozilla/firefox/2r5aslpp.default-release/cache2/entries/3F353E5977FA3BBA11351C721898927D542F056F</text:p>
      <text:p text:style-name="Standard">home/dina/.cache/mozilla/firefox/2r5aslpp.default-release/cache2/entries/7F172ADE6BA17095D1EB69B09F1CCBCFC06FF312</text:p>
      <text:p text:style-name="Standard">home/dina/.cache/mozilla/firefox/2r5aslpp.default-release/cache2/entries/AE3BD6BC5B3638AF3F6CA82AEA0D320D7F49F1B9</text:p>
      <text:p text:style-name="Standard">home/dina/.cache/mozilla/firefox/2r5aslpp.default-release/cache2/entries/2DE92A347D12BBAC292B6AEC57C93C9143D51BEE</text:p>
      <text:p text:style-name="Standard">home/dina/.cache/mozilla/firefox/2r5aslpp.default-release/cache2/entries/410EAE2B1441AE4133033C22CC3E874D18F2EE85</text:p>
      <text:p text:style-name="Standard">home/dina/.cache/mozilla/firefox/2r5aslpp.default-release/cache2/entries/0A72D182F141AE35749FE8D0F65F957BF952606E</text:p>
      <text:p text:style-name="Standard">home/dina/.cache/mozilla/firefox/2r5aslpp.default-release/cache2/entries/CE01BC17B1F32FB1DD4521A979F8FA4AD0C62080</text:p>
      <text:p text:style-name="Standard">home/dina/.cache/mozilla/firefox/2r5aslpp.default-release/cache2/entries/35729EBB6E4B16B25F4B5E4071391FDDEC1FF521</text:p>
      <text:p text:style-name="Standard">home/dina/.cache/mozilla/firefox/2r5aslpp.default-release/cache2/entries/F034E444C27F79EDE0274DD0DF2B1EF62A191E6B</text:p>
      <text:p text:style-name="Standard"><text:soft-page-break/>home/dina/.cache/mozilla/firefox/2r5aslpp.default-release/cache2/entries/A7A8BF44D6C4C0CA542CF90CED6CC3FC3E808653</text:p>
      <text:p text:style-name="Standard">home/dina/.cache/mozilla/firefox/2r5aslpp.default-release/cache2/entries/F03AC4194708EBD17D317F1A0BABD15C2F0C4EA6</text:p>
      <text:p text:style-name="Standard">home/dina/.cache/mozilla/firefox/2r5aslpp.default-release/cache2/entries/9A5A9493A71CA9CE087C56F99ABC3986CC3479DA</text:p>
      <text:p text:style-name="Standard">home/dina/.cache/mozilla/firefox/2r5aslpp.default-release/cache2/entries/3F81D6334A065BCFDDB60E541115862001B15FC1</text:p>
      <text:p text:style-name="Standard">home/dina/.cache/mozilla/firefox/2r5aslpp.default-release/cache2/entries/FDCDCFADDCFAE6F95FC2046408E803B688BDBF0A</text:p>
      <text:p text:style-name="Standard">home/dina/.cache/mozilla/firefox/2r5aslpp.default-release/cache2/entries/8D5008B5CFAC5AE08F156CAE61246A8C5695BA49</text:p>
      <text:p text:style-name="Standard">home/dina/.cache/mozilla/firefox/2r5aslpp.default-release/cache2/entries/4F46163F7ABE4F164B2D13648EA594E70C94CE72</text:p>
      <text:p text:style-name="Standard">home/dina/.cache/mozilla/firefox/2r5aslpp.default-release/cache2/entries/0D1097ED942FF44391A76CC70FFEC367F0805F67</text:p>
      <text:p text:style-name="Standard">home/dina/.cache/mozilla/firefox/2r5aslpp.default-release/cache2/entries/53172F6E42BB37E2A599114DABBCC33145AEB9B0</text:p>
      <text:p text:style-name="Standard">home/dina/.cache/mozilla/firefox/2r5aslpp.default-release/cache2/entries/DF8DD47C0F24BAB89DDC00A45BC944E1F4052C60</text:p>
      <text:p text:style-name="Standard">home/dina/.cache/mozilla/firefox/2r5aslpp.default-release/cache2/entries/52B859C2CC6593C374796A7ACDB8598169D15B97</text:p>
      <text:p text:style-name="Standard">home/dina/.cache/mozilla/firefox/2r5aslpp.default-release/cache2/entries/78A8118A8BB47D6EF7511D9161297C5BC2125846</text:p>
      <text:p text:style-name="Standard">home/dina/.cache/mozilla/firefox/2r5aslpp.default-release/cache2/entries/A1FBFA6F5C09C631FBE356240EBBE8C649242007</text:p>
      <text:p text:style-name="Standard">home/dina/.cache/mozilla/firefox/2r5aslpp.default-release/cache2/entries/F1CB6F036CE93B00BCF7AB3BD275ED19961A7349</text:p>
      <text:p text:style-name="Standard">home/dina/.cache/mozilla/firefox/2r5aslpp.default-release/cache2/entries/646DF85CCBAF92FE011AFE1020715E8E54ED2AB7</text:p>
      <text:p text:style-name="Standard">home/dina/.cache/mozilla/firefox/2r5aslpp.default-release/cache2/entries/1EA3CAC26397255DAD9456F8D0C0B46A4C60AB86</text:p>
      <text:p text:style-name="Standard">home/dina/.cache/mozilla/firefox/2r5aslpp.default-release/cache2/entries/68A2BC5704932E381D366D9D887A6CAA029435B4</text:p>
      <text:p text:style-name="Standard">home/dina/.cache/mozilla/firefox/2r5aslpp.default-release/cache2/entries/B1C7CCB398748A3BC0C5293A69A5FEB9CF2A3864</text:p>
      <text:p text:style-name="Standard">home/dina/.cache/mozilla/firefox/2r5aslpp.default-release/cache2/entries/247BC3AEA7771159117C897FAB07C344F856A90F</text:p>
      <text:p text:style-name="Standard">home/dina/.cache/mozilla/firefox/2r5aslpp.default-release/cache2/entries/D79B36000569A57ED7038C3D174E9C267F424197</text:p>
      <text:p text:style-name="Standard">home/dina/.cache/mozilla/firefox/2r5aslpp.default-release/cache2/entries/2FCCAB85AC23A0FD903CAF7011AB841B69BDF9DF</text:p>
      <text:p text:style-name="Standard">home/dina/.cache/mozilla/firefox/2r5aslpp.default-release/cache2/entries/72A081B41345C54FED262363D90EB766EBC99AA4</text:p>
      <text:p text:style-name="Standard">home/dina/.cache/mozilla/firefox/2r5aslpp.default-release/cache2/entries/B630A6924E760F55CE04FB7437C39BA04DFB7376</text:p>
      <text:p text:style-name="Standard">home/dina/.cache/mozilla/firefox/2r5aslpp.default-release/cache2/entries/F81C41F4849C0FD1887DEAF3A041DADCDE2EDCD4</text:p>
      <text:p text:style-name="Standard"><text:soft-page-break/>home/dina/.cache/mozilla/firefox/2r5aslpp.default-release/cache2/entries/79766F23910B527DD699B290A3968A7DBC6CAA77</text:p>
      <text:p text:style-name="Standard">home/dina/.cache/mozilla/firefox/2r5aslpp.default-release/cache2/entries/1D79E0E2A9431DC0216098072D3479745FF3C3E6</text:p>
      <text:p text:style-name="Standard">home/dina/.cache/mozilla/firefox/2r5aslpp.default-release/cache2/entries/4590118F9151ADCCCB956E0DC632BE3E83E2A4AE</text:p>
      <text:p text:style-name="Standard">home/dina/.cache/mozilla/firefox/2r5aslpp.default-release/cache2/entries/9B43122EEAF2A2D910AF856E535DB758DBB5DABA</text:p>
      <text:p text:style-name="Standard">home/dina/.cache/mozilla/firefox/2r5aslpp.default-release/cache2/entries/6B42DBE515AD134E643737259E4B32A270A4E918</text:p>
      <text:p text:style-name="Standard">home/dina/.cache/mozilla/firefox/2r5aslpp.default-release/cache2/entries/DAA46BB4C0961523D9B5D1AF636A0E4AFBB79477</text:p>
      <text:p text:style-name="Standard">home/dina/.cache/mozilla/firefox/2r5aslpp.default-release/cache2/entries/16841073BFF69A88FE43CAA3CE7058BEA100B092</text:p>
      <text:p text:style-name="Standard">home/dina/.cache/mozilla/firefox/2r5aslpp.default-release/cache2/entries/CC8D8C6677E5F8509962F5040F70C5E398E5545A</text:p>
      <text:p text:style-name="Standard">home/dina/.cache/mozilla/firefox/2r5aslpp.default-release/cache2/entries/2FF9D74C6DEC84829AFBADD8E2E86A186F043ED6</text:p>
      <text:p text:style-name="Standard">home/dina/.cache/mozilla/firefox/2r5aslpp.default-release/cache2/entries/CAF98352B71F4167537B2FAC833CE136B058D9C6</text:p>
      <text:p text:style-name="Standard">home/dina/.cache/mozilla/firefox/2r5aslpp.default-release/cache2/entries/DE8491FE0E4A5AF9504E264F5D98057FE2935FED</text:p>
      <text:p text:style-name="Standard">home/dina/.cache/mozilla/firefox/2r5aslpp.default-release/cache2/entries/3AE627BA87555B7E67233904F80D95F5D4D4298C</text:p>
      <text:p text:style-name="Standard">home/dina/.cache/mozilla/firefox/2r5aslpp.default-release/cache2/entries/75CECA5F02CB92ADD4F8A3B4F2CB695DA0E49BF1</text:p>
      <text:p text:style-name="Standard">home/dina/.cache/mozilla/firefox/2r5aslpp.default-release/cache2/entries/06C09A54F425DB15EE1443E1F1855D245ED4CD10</text:p>
      <text:p text:style-name="Standard">home/dina/.cache/mozilla/firefox/2r5aslpp.default-release/cache2/entries/D9DD18DE2276BF64E433663257CDFF7611B864A0</text:p>
      <text:p text:style-name="Standard">home/dina/.cache/mozilla/firefox/2r5aslpp.default-release/cache2/entries/42401E829274FA6D1E50959DDABD55C1F830CBF2</text:p>
      <text:p text:style-name="Standard">home/dina/.cache/mozilla/firefox/2r5aslpp.default-release/cache2/entries/F521664558B7048E4D85F03B88F600B9B3442C46</text:p>
      <text:p text:style-name="Standard">home/dina/.cache/mozilla/firefox/2r5aslpp.default-release/cache2/entries/93F2EF54B53DEC471F930529603CAC8EF08970D0</text:p>
      <text:p text:style-name="Standard">home/dina/.cache/mozilla/firefox/2r5aslpp.default-release/cache2/entries/2A4913BCE4BD179F93C6A8508BFA3D13B0D76303</text:p>
      <text:p text:style-name="Standard">home/dina/.cache/mozilla/firefox/2r5aslpp.default-release/cache2/entries/5B2229BDB395F90BD36DEB8AC6207436CAB7997A</text:p>
      <text:p text:style-name="Standard">home/dina/.cache/mozilla/firefox/2r5aslpp.default-release/cache2/entries/53269F221DE8AD4757BB5BA35750941659C6FD76</text:p>
      <text:p text:style-name="Standard">home/dina/.cache/mozilla/firefox/2r5aslpp.default-release/cache2/entries/4A1243887AECFB3DA3BAED7A0898E2CFE41723BB</text:p>
      <text:p text:style-name="Standard">home/dina/.cache/mozilla/firefox/2r5aslpp.default-release/cache2/entries/4CF0622AB1743F8EB25C1E89B807D0DF85300966</text:p>
      <text:p text:style-name="Standard">home/dina/.cache/mozilla/firefox/2r5aslpp.default-release/cache2/entries/292BDA43BE95596CACB49D57624A33E82464AFF2</text:p>
      <text:p text:style-name="Standard"><text:soft-page-break/>home/dina/.cache/mozilla/firefox/2r5aslpp.default-release/cache2/entries/B0C2E850BFC7D89512631FF41EE0D738C917FA95</text:p>
      <text:p text:style-name="Standard">home/dina/.cache/mozilla/firefox/2r5aslpp.default-release/cache2/entries/BE090B717BC53CC96CE1079BEEF6E03D8FF16185</text:p>
      <text:p text:style-name="Standard">home/dina/.cache/mozilla/firefox/2r5aslpp.default-release/cache2/entries/D89628E53966E0C2F298D9D420C285D837C27709</text:p>
      <text:p text:style-name="Standard">home/dina/.cache/mozilla/firefox/2r5aslpp.default-release/cache2/entries/EEA3FC325BFCF4804FE10829866F42E603DE07C3</text:p>
      <text:p text:style-name="Standard">home/dina/.cache/mozilla/firefox/2r5aslpp.default-release/cache2/entries/8B4C1824E452FAB6E3247EA91D46DC77685224C9</text:p>
      <text:p text:style-name="Standard">home/dina/.cache/mozilla/firefox/2r5aslpp.default-release/cache2/entries/1F1844202841FDD5AC5D5E6AEF34F6DF7DF6C545</text:p>
      <text:p text:style-name="Standard">home/dina/.cache/mozilla/firefox/2r5aslpp.default-release/cache2/entries/4C29D881CB1861F18F9F905C2F01474586833D23</text:p>
      <text:p text:style-name="Standard">home/dina/.cache/mozilla/firefox/2r5aslpp.default-release/cache2/entries/445E03562A2BABAA4ED5B3B22712C6423447FA6B</text:p>
      <text:p text:style-name="Standard">home/dina/.cache/mozilla/firefox/2r5aslpp.default-release/cache2/entries/C3C9AF32089D0DC1E098ACF43DFC289BFA934EA7</text:p>
      <text:p text:style-name="Standard">home/dina/.cache/mozilla/firefox/2r5aslpp.default-release/cache2/entries/BD4B92274B686BEB283B6E0AC57110E7A6F485CB</text:p>
      <text:p text:style-name="Standard">home/dina/.cache/mozilla/firefox/2r5aslpp.default-release/cache2/entries/370F97070CC61CC3D88625DB3ED701A8CC175484</text:p>
      <text:p text:style-name="Standard">home/dina/.cache/mozilla/firefox/2r5aslpp.default-release/cache2/entries/3AE25B738C4B8CF14828B05AAA57866227F2DCF6</text:p>
      <text:p text:style-name="Standard">home/dina/.cache/mozilla/firefox/2r5aslpp.default-release/cache2/entries/1ED56668324C4133615681055AE9C8B93D1901E4</text:p>
      <text:p text:style-name="Standard">home/dina/.cache/mozilla/firefox/2r5aslpp.default-release/cache2/entries/2E80AA62F488F0B0B9E9479B93D370E06BE9A1E7</text:p>
      <text:p text:style-name="Standard">home/dina/.cache/mozilla/firefox/2r5aslpp.default-release/cache2/entries/1E827DC9E2A42362B833E2B86B32E8A00E6069AE</text:p>
      <text:p text:style-name="Standard">home/dina/.cache/mozilla/firefox/2r5aslpp.default-release/cache2/entries/EE51C76DD49C3C9A8AF353D6A0680A815CEBD224</text:p>
      <text:p text:style-name="Standard">home/dina/.cache/mozilla/firefox/2r5aslpp.default-release/cache2/entries/54F384C28A7312733B75C77E22FCCCFAE2C0501C</text:p>
      <text:p text:style-name="Standard">home/dina/.cache/mozilla/firefox/2r5aslpp.default-release/cache2/entries/AE5540D73FDF8E9C8C9451005B6C4BC4F6393756</text:p>
      <text:p text:style-name="Standard">home/dina/.cache/mozilla/firefox/2r5aslpp.default-release/cache2/entries/2E41AE4264117739870CEC5ABCC77A9E7532D974</text:p>
      <text:p text:style-name="Standard">home/dina/.cache/mozilla/firefox/2r5aslpp.default-release/cache2/entries/F1D0A0807FC1E1BB762AD5770609C03120763EA0</text:p>
      <text:p text:style-name="Standard">home/dina/.cache/mozilla/firefox/2r5aslpp.default-release/cache2/entries/6730EF3D4649E092AB2449827D45E1A2C20F968B</text:p>
      <text:p text:style-name="Standard">home/dina/.cache/mozilla/firefox/2r5aslpp.default-release/cache2/entries/493F90A7F10BCA0CCAA95B798C88FC161D04A4C6</text:p>
      <text:p text:style-name="Standard">home/dina/.cache/mozilla/firefox/2r5aslpp.default-release/cache2/entries/774C381EBF38F1A9CC99737328FC180D78B63CBE</text:p>
      <text:p text:style-name="Standard">home/dina/.cache/mozilla/firefox/2r5aslpp.default-release/cache2/entries/62364D045F895FC6164CA8DB246D309F3141A193</text:p>
      <text:p text:style-name="Standard"><text:soft-page-break/>home/dina/.cache/mozilla/firefox/2r5aslpp.default-release/cache2/entries/6EB9798BFDE6DE58A95C778369A8637CD6FB8A1B</text:p>
      <text:p text:style-name="Standard">home/dina/.cache/mozilla/firefox/2r5aslpp.default-release/cache2/entries/1B95CC9A7148C2F8D5977DD33C364E60EC8B3AB0</text:p>
      <text:p text:style-name="Standard">home/dina/.cache/mozilla/firefox/2r5aslpp.default-release/cache2/entries/5BF40B355CB58BDFE743E59731A2C095E841CF67</text:p>
      <text:p text:style-name="Standard">home/dina/.cache/mozilla/firefox/2r5aslpp.default-release/cache2/entries/1D9509591FE0D9BA121F47587F219E33DDBDD65F</text:p>
      <text:p text:style-name="Standard">home/dina/.cache/mozilla/firefox/2r5aslpp.default-release/cache2/entries/353231EA9788D02166D5CB2F8826BA3C0BF38C74</text:p>
      <text:p text:style-name="Standard">home/dina/.cache/mozilla/firefox/2r5aslpp.default-release/cache2/entries/4845D2D54DA7BEB4B22D8E2A5D13DAAA6B7A4F47</text:p>
      <text:p text:style-name="Standard">home/dina/.cache/mozilla/firefox/2r5aslpp.default-release/cache2/entries/416E001D8E97DC5EA1D8562865F280F4CAD0A310</text:p>
      <text:p text:style-name="Standard">home/dina/.cache/mozilla/firefox/2r5aslpp.default-release/cache2/entries/85318E84624410139B3EC0D2A96C7E86BE886832</text:p>
      <text:p text:style-name="Standard">home/dina/.cache/mozilla/firefox/2r5aslpp.default-release/cache2/entries/01AA2C23E93C843DD7B2B45AC6876584A735F77E</text:p>
      <text:p text:style-name="Standard">home/dina/.cache/mozilla/firefox/2r5aslpp.default-release/cache2/entries/70CE3D745B59E290BD2D4FB8AFFB47B415360143</text:p>
      <text:p text:style-name="Standard">home/dina/.cache/mozilla/firefox/2r5aslpp.default-release/cache2/entries/C573AB035746408ADDB0553F4F60D86B761EDD73</text:p>
      <text:p text:style-name="Standard">home/dina/.cache/mozilla/firefox/2r5aslpp.default-release/cache2/entries/BA072C40CA7F7A3900E888D3FDEDB11BBA6E04B8</text:p>
      <text:p text:style-name="Standard">home/dina/.cache/mozilla/firefox/2r5aslpp.default-release/cache2/entries/0367ECD9EF3FED368DD198B915CD05B045C195AD</text:p>
      <text:p text:style-name="Standard">home/dina/.cache/mozilla/firefox/2r5aslpp.default-release/cache2/entries/9C17BC710CE93F54DD0161F0F8873603FA5C0CF3</text:p>
      <text:p text:style-name="Standard">home/dina/.cache/mozilla/firefox/2r5aslpp.default-release/cache2/entries/343A11B10B1D12C1422FB713113DBFBAE20336FB</text:p>
      <text:p text:style-name="Standard">home/dina/.cache/mozilla/firefox/2r5aslpp.default-release/cache2/entries/ED52EFF47B851F0349F717CC422CA3E9A1E5728B</text:p>
      <text:p text:style-name="Standard">home/dina/.cache/mozilla/firefox/2r5aslpp.default-release/cache2/entries/345EE198CD04335605CDB09F206FDFB5682C4079</text:p>
      <text:p text:style-name="Standard">home/dina/.cache/mozilla/firefox/2r5aslpp.default-release/cache2/entries/9AB76E300A519CD80A9D8040452B7096ACA1DFA1</text:p>
      <text:p text:style-name="Standard">home/dina/.cache/mozilla/firefox/2r5aslpp.default-release/cache2/entries/5D1A9229BF1BA24706698936F0D0C7C8ED3C1366</text:p>
      <text:p text:style-name="Standard">home/dina/.cache/mozilla/firefox/2r5aslpp.default-release/cache2/entries/50E710647C1B1639EB38B393215FE1D4CFC5773B</text:p>
      <text:p text:style-name="Standard">home/dina/.cache/mozilla/firefox/2r5aslpp.default-release/cache2/entries/98B7B082475E66C467C28BF2E4389659239B1B35</text:p>
      <text:p text:style-name="Standard">home/dina/.cache/mozilla/firefox/2r5aslpp.default-release/cache2/entries/7EBD76A0592A71B5A3175D3EE9F1C493F59FE749</text:p>
      <text:p text:style-name="Standard">home/dina/.cache/mozilla/firefox/2r5aslpp.default-release/cache2/entries/0EED89BFABDF816DDD2C2D6C21E9F75FEC13A529</text:p>
      <text:p text:style-name="Standard">home/dina/.cache/mozilla/firefox/2r5aslpp.default-release/cache2/entries/6CB8DA195B83F1EE369C11A33C63581DBAD64D6E</text:p>
      <text:p text:style-name="Standard"><text:soft-page-break/>home/dina/.cache/mozilla/firefox/2r5aslpp.default-release/cache2/entries/D5441AC053D72F7EDCC120853CA4DA766C78C02D</text:p>
      <text:p text:style-name="Standard">home/dina/.cache/mozilla/firefox/2r5aslpp.default-release/cache2/entries/0096EA0A55153A8731EAF466CDE95CB8F60CEB89</text:p>
      <text:p text:style-name="Standard">home/dina/.cache/mozilla/firefox/2r5aslpp.default-release/cache2/entries/06EDAD13E34C6E5566B6A7EB710001A63FB3CC7F</text:p>
      <text:p text:style-name="Standard">home/dina/.cache/mozilla/firefox/2r5aslpp.default-release/cache2/entries/806D522F04FAF158DBAB630D2CDF70B892F4F3D1</text:p>
      <text:p text:style-name="Standard">home/dina/.cache/mozilla/firefox/2r5aslpp.default-release/cache2/entries/6E2343A37C2D23505DAD22131CBB7B97B59F7B56</text:p>
      <text:p text:style-name="Standard">home/dina/.cache/mozilla/firefox/2r5aslpp.default-release/cache2/entries/9FC8C85689D31525EACE26158B83B464F43A027B</text:p>
      <text:p text:style-name="Standard">home/dina/.cache/mozilla/firefox/2r5aslpp.default-release/cache2/entries/1CA100D2C0D96E081CACE16236BB9EA0F817F35D</text:p>
      <text:p text:style-name="Standard">home/dina/.cache/mozilla/firefox/2r5aslpp.default-release/cache2/entries/13A1C5107FE67C5E195A9BE197295F51E697120C</text:p>
      <text:p text:style-name="Standard">home/dina/.cache/mozilla/firefox/2r5aslpp.default-release/cache2/entries/C2B7057DE09D3D725FA59F99E234E06819FFADF6</text:p>
      <text:p text:style-name="Standard">home/dina/.cache/mozilla/firefox/2r5aslpp.default-release/cache2/entries/6C2A79DA157BC9229CA318D8D9814E9FCCC0A921</text:p>
      <text:p text:style-name="Standard">home/dina/.cache/mozilla/firefox/2r5aslpp.default-release/cache2/entries/0EDDF8C091E2FED62E44BEDDDC1723F5BF38FE4F</text:p>
      <text:p text:style-name="Standard">home/dina/.cache/mozilla/firefox/2r5aslpp.default-release/cache2/entries/81F6D23A842166F3E7E29201C16851059B17D749</text:p>
      <text:p text:style-name="Standard">home/dina/.cache/mozilla/firefox/2r5aslpp.default-release/cache2/entries/96852E965F190AF8DDB37B199E1D545B0F1C2C8D</text:p>
      <text:p text:style-name="Standard">home/dina/.cache/mozilla/firefox/2r5aslpp.default-release/cache2/entries/2A6EC6487F6150003D072615C2B44761D0EDC9D0</text:p>
      <text:p text:style-name="Standard">home/dina/.cache/mozilla/firefox/2r5aslpp.default-release/cache2/entries/0D27521C61E1E3FD053029A56B069F989741D669</text:p>
      <text:p text:style-name="Standard">home/dina/.cache/mozilla/firefox/2r5aslpp.default-release/cache2/entries/98250B7C93232F0E21A763CDC7D6734A66382A66</text:p>
      <text:p text:style-name="Standard">home/dina/.cache/mozilla/firefox/2r5aslpp.default-release/cache2/entries/C9A9E4B5522A431A57A58BD3292EE19E725E83D9</text:p>
      <text:p text:style-name="Standard">home/dina/.cache/mozilla/firefox/2r5aslpp.default-release/cache2/entries/60E838A7C0BAC5E5EA06961A058D0EE006179EA7</text:p>
      <text:p text:style-name="Standard">home/dina/.cache/mozilla/firefox/2r5aslpp.default-release/cache2/entries/32F3614A061A040B0D45E29BEB571D80E1F51382</text:p>
      <text:p text:style-name="Standard">home/dina/.cache/mozilla/firefox/2r5aslpp.default-release/cache2/entries/6CF9DE31E6650F2948F20C5C2F7B2BDBE4EB04EF</text:p>
      <text:p text:style-name="Standard">home/dina/.cache/mozilla/firefox/2r5aslpp.default-release/cache2/entries/DF2FF6B5824B45BCF680E1893A7901AACDA62F50</text:p>
      <text:p text:style-name="Standard">home/dina/.cache/mozilla/firefox/2r5aslpp.default-release/cache2/entries/EA7DC541C1B8CA8D4B341BACE1E6AF590D27306C</text:p>
      <text:p text:style-name="Standard">home/dina/.cache/mozilla/firefox/2r5aslpp.default-release/cache2/entries/E52A40B234D06824E2ACE4A3575D3350EF058B4F</text:p>
      <text:p text:style-name="Standard">home/dina/.cache/mozilla/firefox/2r5aslpp.default-release/cache2/entries/1964987ADC293DDEA5D31145F0ADCEC2A419AE90</text:p>
      <text:p text:style-name="Standard"><text:soft-page-break/>home/dina/.cache/mozilla/firefox/2r5aslpp.default-release/cache2/entries/62B607948AA4E3E7B7B166A752EE665D6E3CCF06</text:p>
      <text:p text:style-name="Standard">home/dina/.cache/mozilla/firefox/2r5aslpp.default-release/cache2/entries/885A7D41132758172CDC2D4354EA04B0DBC23254</text:p>
      <text:p text:style-name="Standard">home/dina/.cache/mozilla/firefox/2r5aslpp.default-release/cache2/entries/5795121700B6A5D40853F54C0C7AE4CB70BDF12D</text:p>
      <text:p text:style-name="Standard">home/dina/.cache/mozilla/firefox/2r5aslpp.default-release/cache2/entries/453E0CF26367FE638CED6A47FD9204940D578548</text:p>
      <text:p text:style-name="Standard">home/dina/.cache/mozilla/firefox/2r5aslpp.default-release/cache2/entries/5F1F11DE81228AACDF8FBDB38B49A9A55CB6B6A6</text:p>
      <text:p text:style-name="Standard">home/dina/.cache/mozilla/firefox/2r5aslpp.default-release/cache2/entries/B9727A069D766D68A42C1A79CB68C5A8B8B73D1B</text:p>
      <text:p text:style-name="Standard">home/dina/.cache/mozilla/firefox/2r5aslpp.default-release/cache2/entries/4DD85F483542580938667B2FC3F967F79D1D2B02</text:p>
      <text:p text:style-name="Standard">home/dina/.cache/mozilla/firefox/2r5aslpp.default-release/cache2/entries/63C4B2B6DE2B053D7B5197C629E1550F1E519B03</text:p>
      <text:p text:style-name="Standard">home/dina/.cache/mozilla/firefox/2r5aslpp.default-release/cache2/entries/71B4BD2ECACE882271F2F7CAE16BAED8277C5AFA</text:p>
      <text:p text:style-name="Standard">home/dina/.cache/mozilla/firefox/2r5aslpp.default-release/cache2/entries/578782B1DA08A0CD0B8FB41A8855CA83A4261775</text:p>
      <text:p text:style-name="Standard">home/dina/.cache/mozilla/firefox/2r5aslpp.default-release/cache2/entries/9BBAA36DF638BC62A100A18BDF6FF6BF86FE17D2</text:p>
      <text:p text:style-name="Standard">home/dina/.cache/mozilla/firefox/2r5aslpp.default-release/cache2/entries/752B59DE364CFA8738C91B4BA0786319ADCBC9C7</text:p>
      <text:p text:style-name="Standard">home/dina/.cache/mozilla/firefox/2r5aslpp.default-release/cache2/entries/544BC0943F195281EFD8232AEB5579E0BD044365</text:p>
      <text:p text:style-name="Standard">home/dina/.cache/mozilla/firefox/2r5aslpp.default-release/cache2/entries/F4214BBCF6169DCF9267E5CEEE24909A0463917F</text:p>
      <text:p text:style-name="Standard">home/dina/.cache/mozilla/firefox/2r5aslpp.default-release/cache2/entries/E6D757FA9BF028FD3BF654A8EA058846F5D2970E</text:p>
      <text:p text:style-name="Standard">home/dina/.cache/mozilla/firefox/2r5aslpp.default-release/cache2/entries/02E673E114D4A9E29B8E8D1D2931376F7E887FE7</text:p>
      <text:p text:style-name="Standard">home/dina/.cache/mozilla/firefox/2r5aslpp.default-release/cache2/entries/372A702BC3D800C64254D32A75B6E4CA25049E2A</text:p>
      <text:p text:style-name="Standard">home/dina/.cache/mozilla/firefox/2r5aslpp.default-release/cache2/entries/5006B8B68B8ABF0C1DB80AA59FDD0AC061E1C1BC</text:p>
      <text:p text:style-name="Standard">home/dina/.cache/mozilla/firefox/2r5aslpp.default-release/cache2/entries/2DB2F7B614738FFBA63130EB78390FA9CEC1172A</text:p>
      <text:p text:style-name="Standard">home/dina/.cache/mozilla/firefox/2r5aslpp.default-release/cache2/entries/E838CF049CF2B5A56A77FEBA71869AD7AEDBD77C</text:p>
      <text:p text:style-name="Standard">home/dina/.cache/mozilla/firefox/2r5aslpp.default-release/cache2/entries/7D44B0E6CA343EFC2F312B1DA5E86BA4752D65BD</text:p>
      <text:p text:style-name="Standard">home/dina/.cache/mozilla/firefox/2r5aslpp.default-release/cache2/entries/8DFD9EDBC8009A0132811CF094308D76DAA9432A</text:p>
      <text:p text:style-name="Standard">home/dina/.cache/mozilla/firefox/2r5aslpp.default-release/cache2/entries/6A8779EA2502367508D838C0B5344FA2A146A73F</text:p>
      <text:p text:style-name="Standard">home/dina/.cache/mozilla/firefox/2r5aslpp.default-release/cache2/entries/6D3959E9B794E8BAEAAFD6C2563DA94ED6D28A6C</text:p>
      <text:p text:style-name="Standard"><text:soft-page-break/>home/dina/.cache/mozilla/firefox/2r5aslpp.default-release/cache2/entries/99DCB7900D98551A4243E623A3213956BE806144</text:p>
      <text:p text:style-name="Standard">home/dina/.cache/mozilla/firefox/2r5aslpp.default-release/cache2/entries/691770EB43573C72F2500CDA98BE12B30FFC1871</text:p>
      <text:p text:style-name="Standard">home/dina/.cache/mozilla/firefox/2r5aslpp.default-release/cache2/entries/53034D6067C9BD304CC5EF30FAF7802534093264</text:p>
      <text:p text:style-name="Standard">home/dina/.cache/mozilla/firefox/2r5aslpp.default-release/cache2/entries/F0475E9424A5AA47F29DC506EDE6490C16094BED</text:p>
      <text:p text:style-name="Standard">home/dina/.cache/mozilla/firefox/2r5aslpp.default-release/cache2/entries/DBB33B15649BDBD9AFDBA47016EC34FBF0ACA0EF</text:p>
      <text:p text:style-name="Standard">home/dina/.cache/mozilla/firefox/2r5aslpp.default-release/cache2/entries/629F0A51D0F36FE58E0F4735FDA0B912DBACBDC0</text:p>
      <text:p text:style-name="Standard">home/dina/.cache/mozilla/firefox/2r5aslpp.default-release/cache2/entries/34F943F45CFB6BAD5C3BAEAB4029DD74B79247EE</text:p>
      <text:p text:style-name="Standard">home/dina/.cache/mozilla/firefox/2r5aslpp.default-release/cache2/entries/71AF7A180D3BF23C765994E917119EB582113EC6</text:p>
      <text:p text:style-name="Standard">home/dina/.cache/mozilla/firefox/2r5aslpp.default-release/cache2/entries/38DC253B8BAFC0CA8666042856848517463623EF</text:p>
      <text:p text:style-name="Standard">home/dina/.cache/mozilla/firefox/2r5aslpp.default-release/cache2/entries/C7323537924CDC72CDA8149C08020E045D92ACD1</text:p>
      <text:p text:style-name="Standard">home/dina/.cache/mozilla/firefox/2r5aslpp.default-release/cache2/entries/B3F5B37AC1319DC10F0F9F2F90871299C8F285D5</text:p>
      <text:p text:style-name="Standard">home/dina/.cache/mozilla/firefox/2r5aslpp.default-release/cache2/entries/CF718C750006F5C23F604C8751F922A60728CC57</text:p>
      <text:p text:style-name="Standard">home/dina/.cache/mozilla/firefox/2r5aslpp.default-release/cache2/entries/48E2B1DB91DA0D1A34081B239AEE755C549C926F</text:p>
      <text:p text:style-name="Standard">home/dina/.cache/mozilla/firefox/2r5aslpp.default-release/cache2/entries/DA1D5A9283068732F35094203DFFA4BDE8F46C85</text:p>
      <text:p text:style-name="Standard">home/dina/.cache/mozilla/firefox/2r5aslpp.default-release/cache2/entries/99379D44B62FA83B2010F26DE8D26089D4AAC851</text:p>
      <text:p text:style-name="Standard">home/dina/.cache/mozilla/firefox/2r5aslpp.default-release/cache2/entries/47A796A28C76FE3E267A2A2BAA740E05C8DA93B0</text:p>
      <text:p text:style-name="Standard">home/dina/.cache/mozilla/firefox/2r5aslpp.default-release/cache2/entries/C8C31F9AD361120A0C2E908CE380F447B2C68C48</text:p>
      <text:p text:style-name="Standard">home/dina/.cache/mozilla/firefox/2r5aslpp.default-release/cache2/entries/850E9DBDCAB5E3D9323B2788E2FF73F86EA17D1E</text:p>
      <text:p text:style-name="Standard">home/dina/.cache/mozilla/firefox/2r5aslpp.default-release/cache2/entries/0306EF6E2A2420FA35C4DB0E390685DA5C174A8E</text:p>
      <text:p text:style-name="Standard">home/dina/.cache/mozilla/firefox/2r5aslpp.default-release/cache2/entries/BE1F6BE4FE699F233A92E58AC8F237FC8D0963A8</text:p>
      <text:p text:style-name="Standard">home/dina/.cache/mozilla/firefox/2r5aslpp.default-release/cache2/entries/9080150566512A7D5C7D5EFBA60662A062B60DAF</text:p>
      <text:p text:style-name="Standard">home/dina/.cache/mozilla/firefox/2r5aslpp.default-release/cache2/entries/63B30A375179319E8B2239756F17271B3FC2C925</text:p>
      <text:p text:style-name="Standard">home/dina/.cache/mozilla/firefox/2r5aslpp.default-release/cache2/entries/781E325EB7525DB68BCD6DE4B595BD1D7BC72CEB</text:p>
      <text:p text:style-name="Standard">home/dina/.cache/mozilla/firefox/2r5aslpp.default-release/cache2/entries/4A5D95B23CB5883E3B92C12871419685B26705CE</text:p>
      <text:p text:style-name="Standard"><text:soft-page-break/>home/dina/.cache/mozilla/firefox/2r5aslpp.default-release/cache2/entries/9BA5081DFAAD45469532F4D75497E3058DC4B8A6</text:p>
      <text:p text:style-name="Standard">home/dina/.cache/mozilla/firefox/2r5aslpp.default-release/cache2/entries/736C0768B86AE586A0BB9A41273848910A25CDB1</text:p>
      <text:p text:style-name="Standard">home/dina/.cache/mozilla/firefox/2r5aslpp.default-release/cache2/entries/7B574F7496A857C0542C011539A15000E74AA5C0</text:p>
      <text:p text:style-name="Standard">home/dina/.cache/mozilla/firefox/2r5aslpp.default-release/cache2/entries/1012DF3D0E53F6B25BD0867BB46547AEE8B5D3BB</text:p>
      <text:p text:style-name="Standard">home/dina/.cache/mozilla/firefox/2r5aslpp.default-release/cache2/entries/1DCD96729CFF539A09EED8CE358479ECB01B6292</text:p>
      <text:p text:style-name="Standard">home/dina/.cache/mozilla/firefox/2r5aslpp.default-release/cache2/entries/2D1EDF60A07239DD70DBBE7C9159091769315FFD</text:p>
      <text:p text:style-name="Standard">home/dina/.cache/mozilla/firefox/2r5aslpp.default-release/cache2/entries/CD82148D6A63FB7584F79FCB856E39E43C8B3703</text:p>
      <text:p text:style-name="Standard">home/dina/.cache/mozilla/firefox/2r5aslpp.default-release/cache2/entries/F7B173B3786D65B8239EEA761A43F0A6276BD406</text:p>
      <text:p text:style-name="Standard">home/dina/.cache/mozilla/firefox/2r5aslpp.default-release/cache2/entries/429F40F1E33BD4BA19FAAE3F0F88E9B137ED9518</text:p>
      <text:p text:style-name="Standard">home/dina/.cache/mozilla/firefox/2r5aslpp.default-release/cache2/entries/6D89348819C8881868053197CA0754F36784BF5F</text:p>
      <text:p text:style-name="Standard">home/dina/.cache/mozilla/firefox/2r5aslpp.default-release/cache2/entries/9FDF93A044B63DE3C294ECCC7ED3E47CBE432395</text:p>
      <text:p text:style-name="Standard">home/dina/.cache/mozilla/firefox/2r5aslpp.default-release/cache2/entries/7594D0FE5235BE5DDDF1B514965A81963648143D</text:p>
      <text:p text:style-name="Standard">home/dina/.cache/mozilla/firefox/2r5aslpp.default-release/cache2/entries/A7294619CA84191954BF73A8D57C8F87B1C70013</text:p>
      <text:p text:style-name="Standard">home/dina/.cache/mozilla/firefox/2r5aslpp.default-release/cache2/entries/EFD0138391B8A7C18F6CBEB3A61AF570177B9F8A</text:p>
      <text:p text:style-name="Standard">home/dina/.cache/mozilla/firefox/2r5aslpp.default-release/cache2/entries/14629B28032662116CC299D66E527B1469D6B98A</text:p>
      <text:p text:style-name="Standard">home/dina/.cache/mozilla/firefox/2r5aslpp.default-release/cache2/entries/13B6732E2B5A402ACC8D14CF325D7564C0D16FA9</text:p>
      <text:p text:style-name="Standard">home/dina/.cache/mozilla/firefox/2r5aslpp.default-release/cache2/entries/DF48C93A623EC91EAC717B209DC99F8BB4A318DE</text:p>
      <text:p text:style-name="Standard">home/dina/.cache/mozilla/firefox/2r5aslpp.default-release/cache2/entries/CF7D68075E559765D835AA9F3F0577907D529613</text:p>
      <text:p text:style-name="Standard">home/dina/.cache/mozilla/firefox/2r5aslpp.default-release/cache2/entries/B69E36E8017243D77D074561729012ED155242EC</text:p>
      <text:p text:style-name="Standard">home/dina/.cache/mozilla/firefox/2r5aslpp.default-release/cache2/entries/86F393240CF2A265022E6D9E5B2AFBA23D0505D2</text:p>
      <text:p text:style-name="Standard">home/dina/.cache/mozilla/firefox/2r5aslpp.default-release/cache2/entries/CB8BD4DBAC759E6035D170D864B2AA78E10C3F98</text:p>
      <text:p text:style-name="Standard">home/dina/.cache/mozilla/firefox/2r5aslpp.default-release/cache2/entries/AB332E3381B8875A6BFCDDC5A724AA97BC93879D</text:p>
      <text:p text:style-name="Standard">home/dina/.cache/mozilla/firefox/2r5aslpp.default-release/cache2/entries/3334B15C589B9054B2B1FC6642B2EA133194BB6C</text:p>
      <text:p text:style-name="Standard">home/dina/.cache/mozilla/firefox/2r5aslpp.default-release/cache2/entries/25499D74808D51EB93C95C62A6ABEC9D7D44E2E8</text:p>
      <text:p text:style-name="Standard"><text:soft-page-break/>home/dina/.cache/mozilla/firefox/2r5aslpp.default-release/cache2/entries/B438C6975D168EE96F8ED7B6150945EA837CDA8C</text:p>
      <text:p text:style-name="Standard">home/dina/.cache/mozilla/firefox/2r5aslpp.default-release/cache2/entries/C915942C9EE158FEC7AC045882BF4EEBBAB8AF85</text:p>
      <text:p text:style-name="Standard">home/dina/.cache/mozilla/firefox/2r5aslpp.default-release/cache2/entries/415C8BCDE297FD31CD69B5A1745784C6A65988A2</text:p>
      <text:p text:style-name="Standard">home/dina/.cache/mozilla/firefox/2r5aslpp.default-release/cache2/entries/79FC4337CDA549C620FA55B9CD1A1296C073B19D</text:p>
      <text:p text:style-name="Standard">home/dina/.cache/mozilla/firefox/2r5aslpp.default-release/cache2/entries/4C871371F6CD79DB837D93D9AA4646FC600B7635</text:p>
      <text:p text:style-name="Standard">home/dina/.cache/mozilla/firefox/2r5aslpp.default-release/cache2/entries/201F320A9C4F3A3C0526D3B5D8BABDD52936A71F</text:p>
      <text:p text:style-name="Standard">home/dina/.cache/mozilla/firefox/2r5aslpp.default-release/cache2/entries/31D4CE90369A360CE8D4579A47179BF04388BAB7</text:p>
      <text:p text:style-name="Standard">home/dina/.cache/mozilla/firefox/2r5aslpp.default-release/cache2/entries/1D32A08222B6FC4AF1C69767D854109028DC7714</text:p>
      <text:p text:style-name="Standard">home/dina/.cache/mozilla/firefox/2r5aslpp.default-release/cache2/entries/087626F789BB240F1D05826CA3C0168A4A3A1E9D</text:p>
      <text:p text:style-name="Standard">home/dina/.cache/mozilla/firefox/2r5aslpp.default-release/cache2/entries/59EBE8438B20FD7671C77FB325E0FBC13F40A9EE</text:p>
      <text:p text:style-name="Standard">home/dina/.cache/mozilla/firefox/2r5aslpp.default-release/cache2/entries/0632219A84CCC418EFC9ED5F2A5F07DDEAA2B135</text:p>
      <text:p text:style-name="Standard">home/dina/.cache/mozilla/firefox/2r5aslpp.default-release/cache2/entries/A3A13CDD52A74A443C4A77231B0941196D6ADD47</text:p>
      <text:p text:style-name="Standard">home/dina/.cache/mozilla/firefox/2r5aslpp.default-release/cache2/entries/FA8CDB0CC7F103377960A8D0527BDD655DD71220</text:p>
      <text:p text:style-name="Standard">home/dina/.cache/mozilla/firefox/2r5aslpp.default-release/cache2/entries/43612674A9320111BD4A8AD31A6E3312CD60DEAC</text:p>
      <text:p text:style-name="Standard">home/dina/.cache/mozilla/firefox/2r5aslpp.default-release/cache2/entries/503F99A227A1A29E10E8EAE6BD27C8FC91CF0ACE</text:p>
      <text:p text:style-name="Standard">home/dina/.cache/mozilla/firefox/2r5aslpp.default-release/cache2/entries/D8D5C070ADEAD3AB719076483413FFD2E4954DA3</text:p>
      <text:p text:style-name="Standard">home/dina/.cache/mozilla/firefox/2r5aslpp.default-release/cache2/entries/CD0847EF5687E5C92B265DB7589ACF2FB9A9A910</text:p>
      <text:p text:style-name="Standard">home/dina/.cache/mozilla/firefox/2r5aslpp.default-release/cache2/entries/77E5F827DFA6388A7B3610CC7FFF050839E02CA5</text:p>
      <text:p text:style-name="Standard">home/dina/.cache/mozilla/firefox/2r5aslpp.default-release/cache2/entries/A2049FE7CC01AB5181C9D006FA45C238C9FBFBD3</text:p>
      <text:p text:style-name="Standard">home/dina/.cache/mozilla/firefox/2r5aslpp.default-release/cache2/entries/340D91ACECF6EFE2F27DD36576152C45D2B6C8B5</text:p>
      <text:p text:style-name="Standard">home/dina/.cache/mozilla/firefox/2r5aslpp.default-release/cache2/entries/D706988D4EDAF9D7B1D837162ABD6EB81E45D814</text:p>
      <text:p text:style-name="Standard">home/dina/.cache/mozilla/firefox/2r5aslpp.default-release/cache2/entries/8F90ECA28D415E51821FEA44BAF27A628DD74392</text:p>
      <text:p text:style-name="Standard">home/dina/.cache/mozilla/firefox/2r5aslpp.default-release/cache2/entries/288247E6A236D3D13854B5CF4D35397AA1A87AA0</text:p>
      <text:p text:style-name="Standard">home/dina/.cache/mozilla/firefox/2r5aslpp.default-release/cache2/entries/04EC7629CD88C869C8CAF0F3C4B500DF5C4AC43A</text:p>
      <text:p text:style-name="Standard"><text:soft-page-break/>home/dina/.cache/mozilla/firefox/2r5aslpp.default-release/cache2/entries/EE902AEFE8DF2E96E29E365BF5176EC76861D4AD</text:p>
      <text:p text:style-name="Standard">home/dina/.cache/mozilla/firefox/2r5aslpp.default-release/cache2/entries/57B5B72CA4D0A08343D3A6CC11A85B7DE29EF6B2</text:p>
      <text:p text:style-name="Standard">home/dina/.cache/mozilla/firefox/2r5aslpp.default-release/cache2/entries/825C24D4E87331C54E0BBDFDD0FE186D80DF9290</text:p>
      <text:p text:style-name="Standard">home/dina/.cache/mozilla/firefox/2r5aslpp.default-release/cache2/entries/5C566E519ED67876725A51D35D521713B02F6904</text:p>
      <text:p text:style-name="Standard">home/dina/.cache/mozilla/firefox/2r5aslpp.default-release/cache2/entries/B85631B0530527F14709FDA285953D923C27B383</text:p>
      <text:p text:style-name="Standard">home/dina/.cache/mozilla/firefox/2r5aslpp.default-release/cache2/entries/6281DB0F16C9EAF19AF387ADD28894316DFF5952</text:p>
      <text:p text:style-name="Standard">home/dina/.cache/mozilla/firefox/2r5aslpp.default-release/cache2/entries/0DDA50E47C3B1638095AFFB5BF8E5028FA90E3AE</text:p>
      <text:p text:style-name="Standard">home/dina/.cache/mozilla/firefox/2r5aslpp.default-release/cache2/entries/9B57B527CC8729D64CBB5D8202E257BE3BAD7056</text:p>
      <text:p text:style-name="Standard">home/dina/.cache/mozilla/firefox/2r5aslpp.default-release/cache2/entries/E6EDF834ECF4AC16695CA266835130D848EF625C</text:p>
      <text:p text:style-name="Standard">home/dina/.cache/mozilla/firefox/2r5aslpp.default-release/cache2/entries/2D0B3C66D24B7A07D042C8124002AED7D4758220</text:p>
      <text:p text:style-name="Standard">home/dina/.cache/mozilla/firefox/2r5aslpp.default-release/cache2/entries/05F5FB5125A32F65DF41CE3B9BE2B2999B4A1CA2</text:p>
      <text:p text:style-name="Standard">home/dina/.cache/mozilla/firefox/2r5aslpp.default-release/cache2/entries/6FA21C6830504629856068171294A76F2BEDF891</text:p>
      <text:p text:style-name="Standard">home/dina/.cache/mozilla/firefox/2r5aslpp.default-release/cache2/entries/8D5E12A45226841F49F14D40815BB26C1816A411</text:p>
      <text:p text:style-name="Standard">home/dina/.cache/mozilla/firefox/2r5aslpp.default-release/cache2/entries/CD8B5BEB7F023360D8DF2CD32334E1D92E97E322</text:p>
      <text:p text:style-name="Standard">home/dina/.cache/mozilla/firefox/2r5aslpp.default-release/cache2/entries/A29E7DA048CA3BA702A36C08BE8E82B606B50B28</text:p>
      <text:p text:style-name="Standard">home/dina/.cache/mozilla/firefox/2r5aslpp.default-release/startupCache/</text:p>
      <text:p text:style-name="Standard">home/dina/.cache/mozilla/firefox/2r5aslpp.default-release/startupCache/startupCache.8.little</text:p>
      <text:p text:style-name="Standard">home/dina/.cache/mozilla/firefox/2r5aslpp.default-release/startupCache/scriptCache-child-current.bin</text:p>
      <text:p text:style-name="Standard">home/dina/.cache/mozilla/firefox/2r5aslpp.default-release/startupCache/scriptCache-current.bin</text:p>
      <text:p text:style-name="Standard">home/dina/.cache/mozilla/firefox/2r5aslpp.default-release/startupCache/urlCache-current.bin</text:p>
      <text:p text:style-name="Standard">home/dina/.cache/mozilla/firefox/2r5aslpp.default-release/startupCache/webext.sc.lz4</text:p>
      <text:p text:style-name="Standard">home/dina/.cache/mozilla/firefox/2r5aslpp.default-release/startupCache/urlCache.bin</text:p>
      <text:p text:style-name="Standard">home/dina/.cache/mozilla/firefox/2r5aslpp.default-release/thumbnails/</text:p>
      <text:p text:style-name="Standard">home/dina/.cache/mozilla/firefox/2r5aslpp.default-release/activity-stream.discovery_stream.json</text:p>
      <text:p text:style-name="Standard">home/dina/.cache/mozilla/firefox/2r5aslpp.default-release/activity-stream.contile.json</text:p>
      <text:p text:style-name="Standard">home/dina/.cache/mozilla/firefox/2r5aslpp.default-release/settings/</text:p>
      <text:p text:style-name="Standard">home/dina/.cache/mozilla/firefox/2r5aslpp.default-release/settings/main/</text:p>
      <text:p text:style-name="Standard">home/dina/.cache/mozilla/firefox/2r5aslpp.default-release/settings/main/ms-language-packs/</text:p>
      <text:p text:style-name="Standard">home/dina/.cache/mozilla/firefox/2r5aslpp.default-release/settings/main/ms-language-packs/browser/</text:p>
      <text:p text:style-name="Standard">home/dina/.cache/mozilla/firefox/2r5aslpp.default-release/settings/main/ms-language-packs/browser/newtab/</text:p>
      <text:p text:style-name="Standard">home/dina/.cache/mozilla/firefox/2r5aslpp.default-release/settings/main/ms-language-packs/browser/newtab/asrouter.ftl</text:p>
      <text:p text:style-name="Standard">home/dina/.cache/mozilla/firefox/2r5aslpp.default-release/activity-stream.personalization.json</text:p>
      <text:p text:style-name="Standard"><text:soft-page-break/>home/dina/.cache/mozilla/firefox/q8gxpopr.default/</text:p>
      <text:p text:style-name="Standard">home/dina/.cache/flatpak/</text:p>
      <text:p text:style-name="Standard">home/dina/.cache/flatpak/system-cache/</text:p>
      <text:p text:style-name="Standard">home/dina/.cache/flatpak/system-cache/summaries/</text:p>
      <text:p text:style-name="Standard">home/dina/.cache/flatpak/system-cache/summaries/flathub-x86_64-ba46d1bc5d2ae5ce887669f7f38d7df7025118669d56c24c0e7e8efc1a1ed933.sub</text:p>
      <text:p text:style-name="Standard">home/dina/.cache/flatpak/system-cache/summaries/flathub.idx.sig</text:p>
      <text:p text:style-name="Standard">home/dina/.cache/flatpak/system-cache/summaries/flathub.idx</text:p>
      <text:p text:style-name="Standard">home/dina/.cache/evolution/</text:p>
      <text:p text:style-name="Standard">home/dina/.cache/evolution/mail/</text:p>
      <text:p text:style-name="Standard">home/dina/.cache/evolution/mail/trash/</text:p>
      <text:p text:style-name="Standard">home/dina/.cache/evolution/calendar/</text:p>
      <text:p text:style-name="Standard">home/dina/.cache/evolution/calendar/trash/</text:p>
      <text:p text:style-name="Standard">home/dina/.cache/evolution/sources/</text:p>
      <text:p text:style-name="Standard">home/dina/.cache/evolution/sources/trash/</text:p>
      <text:p text:style-name="Standard">home/dina/.cache/evolution/tasks/</text:p>
      <text:p text:style-name="Standard">home/dina/.cache/evolution/tasks/trash/</text:p>
      <text:p text:style-name="Standard">home/dina/.cache/evolution/addressbook/</text:p>
      <text:p text:style-name="Standard">home/dina/.cache/evolution/addressbook/trash/</text:p>
      <text:p text:style-name="Standard">home/dina/.cache/evolution/memos/</text:p>
      <text:p text:style-name="Standard">home/dina/.cache/evolution/memos/trash/</text:p>
      <text:p text:style-name="Standard">home/dina/.cache/mesa_shader_cache/</text:p>
      <text:p text:style-name="Standard">home/dina/.cache/mesa_shader_cache/52/</text:p>
      <text:p text:style-name="Standard">home/dina/.cache/mesa_shader_cache/52/467f4da67203bb8d27427eb5ab509699ec38ce</text:p>
      <text:p text:style-name="Standard">home/dina/.cache/mesa_shader_cache/3c/</text:p>
      <text:p text:style-name="Standard">home/dina/.cache/mesa_shader_cache/3c/815f00ce3fad5c04d703ae233807456b68a0b0</text:p>
      <text:p text:style-name="Standard">home/dina/.cache/mesa_shader_cache/a6/</text:p>
      <text:p text:style-name="Standard">home/dina/.cache/mesa_shader_cache/a6/563dd0dcfdb2f6428c4b51fa8d5ffb03ad0146</text:p>
      <text:p text:style-name="Standard">home/dina/.cache/mesa_shader_cache/b6/</text:p>
      <text:p text:style-name="Standard">home/dina/.cache/mesa_shader_cache/b6/71b2571fd96d3618f80632bf29121885f1bbe0</text:p>
      <text:p text:style-name="Standard">home/dina/.cache/mesa_shader_cache/44/</text:p>
      <text:p text:style-name="Standard">home/dina/.cache/mesa_shader_cache/44/9311be36733998f3ab1e0ef14f8f4df7b7b8ba</text:p>
      <text:p text:style-name="Standard">home/dina/.cache/mesa_shader_cache/b3/</text:p>
      <text:p text:style-name="Standard">home/dina/.cache/mesa_shader_cache/b3/40cc0741f4d37403d85f05bf39e6fc5a781926</text:p>
      <text:p text:style-name="Standard">home/dina/.cache/mesa_shader_cache/e2/</text:p>
      <text:p text:style-name="Standard">home/dina/.cache/mesa_shader_cache/e2/240e2511f0a1b1e5524dfebe884fa100c44e88</text:p>
      <text:p text:style-name="Standard">home/dina/.cache/mesa_shader_cache/index</text:p>
      <text:p text:style-name="Standard">home/dina/.cache/mesa_shader_cache/e8/</text:p>
      <text:p text:style-name="Standard">home/dina/.cache/mesa_shader_cache/e8/46f9c60509bda6187bd53eb98b8c35b201d337</text:p>
      <text:p text:style-name="Standard">home/dina/.cache/mesa_shader_cache/2c/</text:p>
      <text:p text:style-name="Standard">home/dina/.cache/mesa_shader_cache/2c/8c5888b641642353b77e406fe36edb93bdfb19</text:p>
      <text:p text:style-name="Standard">home/dina/.cache/mesa_shader_cache/43/</text:p>
      <text:p text:style-name="Standard">home/dina/.cache/mesa_shader_cache/43/45734e87f1539d7675d0afa14c7472573edf91</text:p>
      <text:p text:style-name="Standard">home/dina/.cache/mesa_shader_cache/43/256b80acecc9c2f2174092a066d1d074ff433b</text:p>
      <text:p text:style-name="Standard">home/dina/.cache/mesa_shader_cache/06/</text:p>
      <text:p text:style-name="Standard">home/dina/.cache/mesa_shader_cache/06/6e3ad92ab3c50e97f252f4036139e43d9606ef</text:p>
      <text:p text:style-name="Standard">home/dina/.cache/mesa_shader_cache/14/</text:p>
      <text:p text:style-name="Standard">home/dina/.cache/mesa_shader_cache/14/c7a0e825444e53588dfcdd45bc4908364455a7</text:p>
      <text:p text:style-name="Standard">home/dina/.cache/mesa_shader_cache/ff/</text:p>
      <text:p text:style-name="Standard"><text:soft-page-break/>home/dina/.cache/mesa_shader_cache/ff/f8849cf7daf29da1b8f9b3ef28884b16f308ca</text:p>
      <text:p text:style-name="Standard">home/dina/.cache/mesa_shader_cache/ed/</text:p>
      <text:p text:style-name="Standard">home/dina/.cache/mesa_shader_cache/ed/55a091a0029106ba02eaed2906dd90cef54dec</text:p>
      <text:p text:style-name="Standard">home/dina/.cache/mesa_shader_cache/d6/</text:p>
      <text:p text:style-name="Standard">home/dina/.cache/mesa_shader_cache/d6/3cad77adcd0632cfaff16b10d04942c54fab01</text:p>
      <text:p text:style-name="Standard">home/dina/.cache/mesa_shader_cache/64/</text:p>
      <text:p text:style-name="Standard">home/dina/.cache/mesa_shader_cache/64/e13fba93caf45c06f4e1da8c17eba6760e9afe</text:p>
      <text:p text:style-name="Standard">home/dina/.cache/mesa_shader_cache/1e/</text:p>
      <text:p text:style-name="Standard">home/dina/.cache/mesa_shader_cache/1e/a4eb6cfa7db4c51169955e480dfe5e6a51eb42</text:p>
      <text:p text:style-name="Standard">home/dina/.cache/mesa_shader_cache/b8/</text:p>
      <text:p text:style-name="Standard">home/dina/.cache/mesa_shader_cache/b8/97135aed964ba41f6fe65e619c41ef31160610</text:p>
      <text:p text:style-name="Standard">home/dina/.cache/mesa_shader_cache/e1/</text:p>
      <text:p text:style-name="Standard">home/dina/.cache/mesa_shader_cache/e1/f4476a0e4ad897d606561868583f527435d43e</text:p>
      <text:p text:style-name="Standard">home/dina/.cache/mesa_shader_cache/c3/</text:p>
      <text:p text:style-name="Standard">home/dina/.cache/mesa_shader_cache/c3/33f7663f2e626abbc59ee7ad714f11a55ee583</text:p>
      <text:p text:style-name="Standard">home/dina/.cache/mesa_shader_cache/54/</text:p>
      <text:p text:style-name="Standard">home/dina/.cache/mesa_shader_cache/54/2b9e1be0bfe9cae380520eaf704e9446903c2b</text:p>
      <text:p text:style-name="Standard">home/dina/.cache/mesa_shader_cache/c2/</text:p>
      <text:p text:style-name="Standard">home/dina/.cache/mesa_shader_cache/c2/b159ec50a1523073f2b9f9f427b96d08cb1232</text:p>
      <text:p text:style-name="Standard">home/dina/.cache/mesa_shader_cache/98/</text:p>
      <text:p text:style-name="Standard">home/dina/.cache/mesa_shader_cache/98/e2246d4a1f9d1296f9f9babd183f9a26d232a7</text:p>
      <text:p text:style-name="Standard">home/dina/.cache/mesa_shader_cache/fb/</text:p>
      <text:p text:style-name="Standard">home/dina/.cache/mesa_shader_cache/fb/aaaca1c0fe79d28cf49d9eec3f936ba8152065</text:p>
      <text:p text:style-name="Standard">home/dina/.cache/mesa_shader_cache/ac/</text:p>
      <text:p text:style-name="Standard">home/dina/.cache/mesa_shader_cache/ac/56f179e6a00b127e7cbf72313a862fdebf97ed</text:p>
      <text:p text:style-name="Standard">home/dina/.cache/mesa_shader_cache/ba/</text:p>
      <text:p text:style-name="Standard">home/dina/.cache/mesa_shader_cache/ba/cb02566b100b21782bd50256f878c0c839f1a8</text:p>
      <text:p text:style-name="Standard">home/dina/.cache/mintinstall/</text:p>
      <text:p text:style-name="Standard">home/dina/.cache/mintinstall/reviews.json</text:p>
      <text:p text:style-name="Standard">home/dina/.cache/mintinstall/pkginfo.json</text:p>
      <text:p text:style-name="Standard">home/dina/.cache/mintinstall/screenshots/</text:p>
      <text:p text:style-name="Standard">home/dina/.cache/mintinstall/screenshots/vlc_2.png</text:p>
      <text:p text:style-name="Standard">home/dina/.cache/mintinstall/screenshots/vlc_3.png</text:p>
      <text:p text:style-name="Standard">home/dina/.cache/mintinstall/screenshots/vim_4.png</text:p>
      <text:p text:style-name="Standard">home/dina/.cache/mintinstall/screenshots/vlc_1.png</text:p>
      <text:p text:style-name="Standard">home/dina/.cache/mintinstall/screenshots/okular_4.png</text:p>
      <text:p text:style-name="Standard">home/dina/.cache/mintinstall/screenshots/qpdfview_2.png</text:p>
      <text:p text:style-name="Standard">home/dina/.cache/mintinstall/screenshots/virtualbox-qt_2.png</text:p>
      <text:p text:style-name="Standard">home/dina/.cache/mintinstall/screenshots/okular_3.png</text:p>
      <text:p text:style-name="Standard">home/dina/.cache/mintinstall/screenshots/nano-tiny_2.png</text:p>
      <text:p text:style-name="Standard">home/dina/.cache/mintinstall/screenshots/qpdfview_4.png</text:p>
      <text:p text:style-name="Standard">home/dina/.cache/mintinstall/screenshots/nano-tiny_1.png</text:p>
      <text:p text:style-name="Standard">home/dina/.cache/mintinstall/screenshots/qpdfview_3.png</text:p>
      <text:p text:style-name="Standard">home/dina/.cache/mintinstall/screenshots/vim_1.png</text:p>
      <text:p text:style-name="Standard">home/dina/.cache/mintinstall/screenshots/virtualbox-qt_1.png</text:p>
      <text:p text:style-name="Standard">home/dina/.cache/mintinstall/screenshots/qpdfview_1.png</text:p>
      <text:p text:style-name="Standard">home/dina/.cache/mintinstall/screenshots/vim_3.png</text:p>
      <text:p text:style-name="Standard">home/dina/.cache/mintinstall/screenshots/vim_2.png</text:p>
      <text:p text:style-name="Standard">home/dina/.cache/mintinstall/screenshots/okular_1.png</text:p>
      <text:p text:style-name="Standard"><text:soft-page-break/>home/dina/.cache/mintinstall/screenshots/okular_2.png</text:p>
      <text:p text:style-name="Standard">home/dina/.cache/mintinstall/screenshots/vlc_4.png</text:p>
      <text:p text:style-name="Standard">home/dina/.cache/thumbnails/</text:p>
      <text:p text:style-name="Standard">home/dina/.cache/thumbnails/fail/</text:p>
      <text:p text:style-name="Standard">home/dina/.cache/thumbnails/fail/gnome-thumbnail-factory/</text:p>
      <text:p text:style-name="Standard">home/dina/.cache/thumbnails/fail/gnome-thumbnail-factory/cb72907d949f5d681b7aa93427d6868f.png</text:p>
      <text:p text:style-name="Standard">home/dina/.cache/thumbnails/fail/gnome-thumbnail-factory/f4215366447be25cc5dbd0f54fa2c435.png</text:p>
      <text:p text:style-name="Standard">home/dina/.cache/thumbnails/fail/gnome-thumbnail-factory/91e74bf1e3582f0c0b7bd6c21fda7660.png</text:p>
      <text:p text:style-name="Standard">home/dina/.cache/thumbnails/fail/gnome-thumbnail-factory/55ddad9d26d085b96129c7526916882b.png</text:p>
      <text:p text:style-name="Standard">home/dina/.cache/thumbnails/fail/gnome-thumbnail-factory/0c9f0f30b97393ecb7ced8496166f842.png</text:p>
      <text:p text:style-name="Standard">home/dina/.cache/thumbnails/fail/gnome-thumbnail-factory/7190ee868d89b3b51ddf016e7865b4cb.png</text:p>
      <text:p text:style-name="Standard">home/dina/.cache/thumbnails/fail/gnome-thumbnail-factory/9bf7d8a588d5dc2c0294a8aec9f38f8c.png</text:p>
      <text:p text:style-name="Standard">home/dina/.cache/thumbnails/fail/gnome-thumbnail-factory/2cbb462d52af23c73bdbba721d0f3ed6.png</text:p>
      <text:p text:style-name="Standard">home/dina/.cache/thumbnails/fail/gnome-thumbnail-factory/8e460145dbd5ceaf138ba9b2278dd3db.png</text:p>
      <text:p text:style-name="Standard">home/dina/.cache/thumbnails/fail/gnome-thumbnail-factory/a36a0838a4ce52067b4b253439d6dcbf.png</text:p>
      <text:p text:style-name="Standard">home/dina/.cache/thumbnails/fail/gnome-thumbnail-factory/8821b07856992ebe0f19f1b3bd015b35.png</text:p>
      <text:p text:style-name="Standard">home/dina/.cache/thumbnails/fail/gnome-thumbnail-factory/b4384bc5df7a345ed6c96e6a61e5a1f5.png</text:p>
      <text:p text:style-name="Standard">home/dina/.cache/thumbnails/fail/gnome-thumbnail-factory/746912d785049cb6cfb8c295807d2327.png</text:p>
      <text:p text:style-name="Standard">home/dina/.cache/thumbnails/fail/gnome-thumbnail-factory/1f91c0ab485a765ec584051fa99d137d.png</text:p>
      <text:p text:style-name="Standard">home/dina/.cache/thumbnails/fail/gnome-thumbnail-factory/4ef8fb2389d454e1f1723c742333fbf7.png</text:p>
      <text:p text:style-name="Standard">home/dina/.cache/thumbnails/fail/gnome-thumbnail-factory/d3383cb3160d0f187a7a92459ac3e1c3.png</text:p>
      <text:p text:style-name="Standard">home/dina/.cache/thumbnails/fail/gnome-thumbnail-factory/d2398b1a5a48af7c68f0235f35bef69f.png</text:p>
      <text:p text:style-name="Standard">home/dina/.cache/thumbnails/fail/gnome-thumbnail-factory/53509caaa2d185fb760a97ede45b2ac1.png</text:p>
      <text:p text:style-name="Standard">home/dina/.cache/thumbnails/large/</text:p>
      <text:p text:style-name="Standard">home/dina/.cache/thumbnails/large/7abe6c8c86479cc84c43e06dc5ef22fa.png</text:p>
      <text:p text:style-name="Standard">home/dina/.cache/thumbnails/large/36c2d026b40b474f43481111a5aaffdc.png</text:p>
      <text:p text:style-name="Standard">home/dina/.cache/thumbnails/large/b475d6c48ed731c18ecb53fbaa64cfb1.png</text:p>
      <text:p text:style-name="Standard">home/dina/.cache/thumbnails/large/02e9386a8fe083aa37cd01f2e86d13a6.png</text:p>
      <text:p text:style-name="Standard">home/dina/.cache/thumbnails/large/e86a0c0db8feabd25329a60ae532588b.png</text:p>
      <text:p text:style-name="Standard">home/dina/.cache/thumbnails/large/9800aeae6f4c15817770935a6f9eb54c.png</text:p>
      <text:p text:style-name="Standard">home/dina/.cache/thumbnails/large/c1bb09f80f5e69fdf503ab17737872f6.png</text:p>
      <text:p text:style-name="Standard">home/dina/.cache/thumbnails/large/ad485460841c58f53ab6ce2b25f7189f.png</text:p>
      <text:p text:style-name="Standard">home/dina/.cache/thumbnails/large/1427f27034e7d234cbc3ddcfa829c80c.png</text:p>
      <text:p text:style-name="Standard">home/dina/.cache/thumbnails/large/e09251cf0b9ab52f4169334ad4a19d52.png</text:p>
      <text:p text:style-name="Standard">home/dina/.cache/thumbnails/large/fee9f15938c2bbc37c959d1a6a607c03.png</text:p>
      <text:p text:style-name="Standard">home/dina/.cache/thumbnails/large/c416e15a33a1121a37ec231737264b4b.png</text:p>
      <text:p text:style-name="Standard">home/dina/.cache/thumbnails/large/52859e4fdb19befe183b1fc172063408.png</text:p>
      <text:p text:style-name="Standard">home/dina/.cache/thumbnails/large/71dc28e3a428654585dc2294408783e7.png</text:p>
      <text:p text:style-name="Standard">home/dina/.cache/thumbnails/large/75b2b232c6f4881c53350f9d7274a7d8.png</text:p>
      <text:p text:style-name="Standard">home/dina/.cache/thumbnails/large/7e34f3884d7a6ad9d4b56389f299f4fa.png</text:p>
      <text:p text:style-name="Standard">home/dina/.cache/thumbnails/large/eaf40c897654f5866028001d9f897155.png</text:p>
      <text:p text:style-name="Standard">home/dina/.cache/thumbnails/large/eb63708acf641b9a495227b8d6b8d19c.png</text:p>
      <text:p text:style-name="Standard">home/dina/.cache/thumbnails/large/5da0fe9d275619124361d122de1322e2.png</text:p>
      <text:p text:style-name="Standard">home/dina/.cache/thumbnails/large/8f17bd554a39199869912a30c2af447a.png</text:p>
      <text:p text:style-name="Standard">home/dina/.cache/thumbnails/large/57508d1523740fa684c9aa9f367c4a40.png</text:p>
      <text:p text:style-name="Standard">home/dina/.cache/thumbnails/large/36a9f7606e44bb24dd4fed142502d736.png</text:p>
      <text:p text:style-name="Standard">home/dina/.cache/thumbnails/large/706ebb062395bb36a690ccd8ffabb0aa.png</text:p>
      <text:p text:style-name="Standard"><text:soft-page-break/>home/dina/.cache/thumbnails/large/4c4f68a700e21b2e176bf93479a036b3.png</text:p>
      <text:p text:style-name="Standard">home/dina/.cache/thumbnails/large/09f610ebb83ac775b5dcf75146050422.png</text:p>
      <text:p text:style-name="Standard">home/dina/.cache/thumbnails/large/7c6f08d183afa1f40c777ca409a08455.png</text:p>
      <text:p text:style-name="Standard">home/dina/.cache/thumbnails/large/8b69d931fae7f79c11dfc485b4d81158.png</text:p>
      <text:p text:style-name="Standard">home/dina/.cache/thumbnails/large/ca6da2e360ff3af2e0d918a7f71f4046.png</text:p>
      <text:p text:style-name="Standard">home/dina/.cache/thumbnails/large/858414ad216efa0632226e4374631dd1.png</text:p>
      <text:p text:style-name="Standard">home/dina/.cache/thumbnails/large/b425b23b0e1fd5ed77a552f7a4d00f8a.png</text:p>
      <text:p text:style-name="Standard">home/dina/.cache/thumbnails/large/2a256ad65a1251823935820e516799d3.png</text:p>
      <text:p text:style-name="Standard">home/dina/.cache/thumbnails/large/a981385155115154d76b37dc8d394916.png</text:p>
      <text:p text:style-name="Standard">home/dina/.cache/thumbnails/large/319b8b91c62a450dcfaa234027de0236.png</text:p>
      <text:p text:style-name="Standard">home/dina/.cache/thumbnails/large/3913b9ca2e99f50aee08ac9ab2df29d6.png</text:p>
      <text:p text:style-name="Standard">home/dina/.cache/thumbnails/large/6ecda648d30cb423236af022d2b6e580.png</text:p>
      <text:p text:style-name="Standard">home/dina/.cache/thumbnails/large/ae25b47af885f3649140baaedd4c7e00.png</text:p>
      <text:p text:style-name="Standard">home/dina/.cache/thumbnails/large/b263effa1fff9c1cda2968dfd7d136e4.png</text:p>
      <text:p text:style-name="Standard">home/dina/.cache/thumbnails/large/e70f32e04b597eef1c93d4d865f81a53.png</text:p>
      <text:p text:style-name="Standard">home/dina/.cache/thumbnails/large/601ac8b6b0268e46bf0e79737edd7af8.png</text:p>
      <text:p text:style-name="Standard">home/dina/.cache/thumbnails/large/89d4392fd2337c4619a08131381af2d2.png</text:p>
      <text:p text:style-name="Standard">home/dina/.cache/thumbnails/large/19a60b7b0f1f6351f5cf7b561eeae1e0.png</text:p>
      <text:p text:style-name="Standard">home/dina/.cache/thumbnails/large/516b244d3077ba33041da2758efabe8b.png</text:p>
      <text:p text:style-name="Standard">home/dina/.cache/thumbnails/large/aea9ab3e169eefc35d93ba026556783f.png</text:p>
      <text:p text:style-name="Standard">home/dina/.cache/thumbnails/large/53c694246ee1fe860ef94484c858ea1d.png</text:p>
      <text:p text:style-name="Standard">home/dina/.cache/thumbnails/large/1f5c730953ff2d5189cc0070d4002e68.png</text:p>
      <text:p text:style-name="Standard">home/dina/.cache/thumbnails/large/4bd4785757ebaf88aa85a03197c57520.png</text:p>
      <text:p text:style-name="Standard">home/dina/.cache/thumbnails/large/22cfea40fd649508b3c1c0a63122910a.png</text:p>
      <text:p text:style-name="Standard">home/dina/.cache/thumbnails/large/5ab113eb4ca86df4636320fb44423cdc.png</text:p>
      <text:p text:style-name="Standard">home/dina/.cache/thumbnails/large/75b3fe497a2662df45d730d9d01fd170.png</text:p>
      <text:p text:style-name="Standard">home/dina/.cache/thumbnails/large/469b9e7a89c9b2014cf4a3fe0419f3fb.png</text:p>
      <text:p text:style-name="Standard">home/dina/.cache/thumbnails/large/f43e8a6ad416eb4cffcc161b6c1392f4.png</text:p>
      <text:p text:style-name="Standard">home/dina/.cache/thumbnails/large/1e7ab5d4708bf93f8fe1ca0957576b56.png</text:p>
      <text:p text:style-name="Standard">home/dina/.cache/thumbnails/large/54ca9fca334169681c3eaf3c76210d52.png</text:p>
      <text:p text:style-name="Standard">home/dina/.cache/thumbnails/large/e6a1f3f3b054c8d9fc7af4c736137d8a.png</text:p>
      <text:p text:style-name="Standard">home/dina/.cache/thumbnails/large/73e9cee6ae618568bc41481a0b0eed25.png</text:p>
      <text:p text:style-name="Standard">home/dina/.cache/thumbnails/large/d6b906fe8bd3cfaf1602c9896dec2bfd.png</text:p>
      <text:p text:style-name="Standard">home/dina/.cache/thumbnails/large/274fad0dd43e275cc8d698ff9d2074f8.png</text:p>
      <text:p text:style-name="Standard">home/dina/.cache/thumbnails/large/7de5e02accd6157dfbbee10aa0dec4f4.png</text:p>
      <text:p text:style-name="Standard">home/dina/.cache/thumbnails/large/e9627c2e8a9a11703daa9d969b259c88.png</text:p>
      <text:p text:style-name="Standard">home/dina/.cache/thumbnails/large/2037cce236e0a5be3c08d8259604df05.png</text:p>
      <text:p text:style-name="Standard">home/dina/.cache/thumbnails/large/afb1978bd4c24085df08d47174c8b555.png</text:p>
      <text:p text:style-name="Standard">home/dina/.cache/thumbnails/large/68f3ba3d75d020a75c06584184600d98.png</text:p>
      <text:p text:style-name="Standard">home/dina/.cache/thumbnails/large/17fbebb8b476a7fbe647981cd6f1d6aa.png</text:p>
      <text:p text:style-name="Standard">home/dina/.cache/thumbnails/large/3b259975627a853e8b12616c57a7eeca.png</text:p>
      <text:p text:style-name="Standard">home/dina/.cache/thumbnails/large/bacd328ac324e7d6e714c78d6647497f.png</text:p>
      <text:p text:style-name="Standard">home/dina/.cache/thumbnails/large/9a93514cc81603e585319052e3bbb3af.png</text:p>
      <text:p text:style-name="Standard">home/dina/.cache/thumbnails/large/d29d2e3f8a07fc4d07e2538e2ea6d7d4.png</text:p>
      <text:p text:style-name="Standard">home/dina/.cache/thumbnails/large/30973bff9e1adbc87f8359a10657413e.png</text:p>
      <text:p text:style-name="Standard">home/dina/.cache/thumbnails/large/16e1271b2f4efd175205323e80e3bf09.png</text:p>
      <text:p text:style-name="Standard">home/dina/.cache/thumbnails/large/aa328d851e1b16d7a7511ad39c2acd3c.png</text:p>
      <text:p text:style-name="Standard">home/dina/.cache/thumbnails/large/e297311ff44fd0cb8243dbb0da9227be.png</text:p>
      <text:p text:style-name="Standard">home/dina/.cache/thumbnails/large/dc0c4e73cba3cc997e26ad1741ea96d8.png</text:p>
      <text:p text:style-name="Standard"><text:soft-page-break/>home/dina/.cache/thumbnails/large/6a97e6e20b6f65f203e88eb69cde94d3.png</text:p>
      <text:p text:style-name="Standard">home/dina/.cache/thumbnails/large/72fd9feb2a71dd5e0e5b7f68369ee996.png</text:p>
      <text:p text:style-name="Standard">home/dina/.cache/thumbnails/large/40087c3cab9465821dad8373b357bbf0.png</text:p>
      <text:p text:style-name="Standard">home/dina/.cache/thumbnails/large/25da8e302fcb64ed32d58440f559e82d.png</text:p>
      <text:p text:style-name="Standard">home/dina/.cache/thumbnails/large/af1efdb4ff6ac89836334de0cab0beed.png</text:p>
      <text:p text:style-name="Standard">home/dina/.cache/thumbnails/large/dfa5c689084faa13f15628cf77e683dc.png</text:p>
      <text:p text:style-name="Standard">home/dina/.cache/thumbnails/large/df61888c8fae4b86a81cee623be61402.png</text:p>
      <text:p text:style-name="Standard">home/dina/.cache/thumbnails/large/07123a29787f747ff9536dcc9eb3a48d.png</text:p>
      <text:p text:style-name="Standard">home/dina/.cache/thumbnails/large/f714dbd432a16081182ecb0fd7c524aa.png</text:p>
      <text:p text:style-name="Standard">home/dina/.cache/thumbnails/large/48d07de9988a8fb8298684355d64de94.png</text:p>
      <text:p text:style-name="Standard">home/dina/.cache/thumbnails/large/145b918c7d09844133341b85d63704fa.png</text:p>
      <text:p text:style-name="Standard">home/dina/.cache/thumbnails/large/a7c906024963c9e75d9c0d5c107d6d59.png</text:p>
      <text:p text:style-name="Standard">home/dina/.cache/thumbnails/large/0fc594cd3948ccc21725ebedafcbdd83.png</text:p>
      <text:p text:style-name="Standard">home/dina/.cache/thumbnails/large/97201eb715c031dc39a737819d070c60.png</text:p>
      <text:p text:style-name="Standard">home/dina/.cache/thumbnails/large/efe6c0479ee2602082c59e565fb44c59.png</text:p>
      <text:p text:style-name="Standard">home/dina/.cache/thumbnails/large/e9738e46b4ea616d6f2d4695e73db837.png</text:p>
      <text:p text:style-name="Standard">home/dina/.cache/thumbnails/large/758977e45a218f330c41c52f83e4e8c8.png</text:p>
      <text:p text:style-name="Standard">home/dina/.cache/thumbnails/large/ff35252635f3d531c62abeee739f369d.png</text:p>
      <text:p text:style-name="Standard">home/dina/.cache/thumbnails/large/3c6bd8bf19e5a7aa1350191dac784f25.png</text:p>
      <text:p text:style-name="Standard">home/dina/.cache/cs_backgrounds/</text:p>
      <text:p text:style-name="Standard">home/dina/.cache/cs_backgrounds/bdb95193c27f24a5ebb933c09265b662e921323bv2</text:p>
      <text:p text:style-name="Standard">home/dina/.cache/cs_backgrounds/1b4a3e5b73b91ebccee843dc12f0e90fc38e4022v2</text:p>
      <text:p text:style-name="Standard">home/dina/.cache/cs_backgrounds/7f2ec2a9f9bc5ee935c7f77ffd0ce438b16267cfv2</text:p>
      <text:p text:style-name="Standard">home/dina/.cache/cs_backgrounds/a43c4891f1c3b3859c24d8e98aaf5cc7a92c5fbdv2</text:p>
      <text:p text:style-name="Standard">home/dina/.cache/cs_backgrounds/5847fe972d7edced5961cbcd4e68058cb5579db6v2</text:p>
      <text:p text:style-name="Standard">home/dina/.cache/cs_backgrounds/751579f07498a03ce37eb7d6b038cc3bdf53cbf1v2</text:p>
      <text:p text:style-name="Standard">home/dina/.cache/cs_backgrounds/d3a8b0cca985dc32acea002a899f9300896c2453v2</text:p>
      <text:p text:style-name="Standard">home/dina/.cache/cs_backgrounds/bd1c182614119c8a37a368f878f58337c085d39cv2</text:p>
      <text:p text:style-name="Standard">home/dina/.cache/cs_backgrounds/2a21fde06f5fd4acde0d58d9377a0d95c9fc6999v2</text:p>
      <text:p text:style-name="Standard">home/dina/.cache/cs_backgrounds/1561c5c05de33deccede76dbd8daee02a2773084v2</text:p>
      <text:p text:style-name="Standard">home/dina/.cache/cs_backgrounds/153c30eaa821d92d629c3f56f7e0d57107e223ecv2</text:p>
      <text:p text:style-name="Standard">home/dina/.cache/cs_backgrounds/336fe015a2c59acdbe62e6c68bf0686cf6d49804v2</text:p>
      <text:p text:style-name="Standard">home/dina/.cache/cs_backgrounds/17d8ef81abe7c4e93602fb955419734e640f438cv2</text:p>
      <text:p text:style-name="Standard">home/dina/.cache/cs_backgrounds/3ff9c87d928fa5659d867851bf3828e720090c5av2</text:p>
      <text:p text:style-name="Standard">home/dina/.cache/cs_backgrounds/39664a4fe3eab4af30e2d6d38d7f1535a7335d90v2</text:p>
      <text:p text:style-name="Standard">home/dina/.cache/cs_backgrounds/d50726105feafc756c11b277789305a816615727v2</text:p>
      <text:p text:style-name="Standard">home/dina/.cache/cs_backgrounds/52c6a3c06a58b783bd61e011b323bc220bee1519v2</text:p>
      <text:p text:style-name="Standard">home/dina/.cache/cs_backgrounds/b4b91e1ce3379ee5515b3f31fb847efa76a7e546v2</text:p>
      <text:p text:style-name="Standard">home/dina/.cache/cs_backgrounds/014d455a51be4d9a7eca45adef48dcc18dec3ef1v2</text:p>
      <text:p text:style-name="Standard">home/dina/.cache/cs_backgrounds/85fa608304f023cec8af769956cb2669374988d8v2</text:p>
      <text:p text:style-name="Standard">home/dina/.cache/cs_backgrounds/826202ae4bca818beac82a5635bc88f3b44ee7b3v2</text:p>
      <text:p text:style-name="Standard">home/dina/.cache/cs_backgrounds/f7fdec17cfeaeb339fc65b72a8cc366557eb521fv2</text:p>
      <text:p text:style-name="Standard">home/dina/.cache/cs_backgrounds/0490ed5e451ffdd18cc499493713badf0aaa72c5v2</text:p>
      <text:p text:style-name="Standard">home/dina/.cache/cs_backgrounds/3ac4bec8cec3e6fcdc7d1bc2419e555c82c81fc4v2</text:p>
      <text:p text:style-name="Standard">home/dina/.cache/cs_backgrounds/b830d2a2bd810ed449f9fe87d62ad8d6d0e9b19cv2</text:p>
      <text:p text:style-name="Standard">home/dina/.cache/cs_backgrounds/a251246b180c20d2017eb8a884edaf4b938c1ed8v2</text:p>
      <text:p text:style-name="Standard">home/dina/.cache/cs_backgrounds/481ca98d7088964d6d14c84e5b1161a391840056v2</text:p>
      <text:p text:style-name="Standard">home/dina/.cache/cs_backgrounds/43ef654bcfe26ddb8844653f6e5aa10c89eb227fv2</text:p>
      <text:p text:style-name="Standard">home/dina/.cache/cs_backgrounds/1ab69fad26505ee96fca53b1f984a37b6ce81b9cv2</text:p>
      <text:p text:style-name="Standard"><text:soft-page-break/>home/dina/.cache/cs_backgrounds/e23bf5eaa154a1d863983f6547e37623e31def86v2</text:p>
      <text:p text:style-name="Standard">home/dina/.cache/cs_backgrounds/fdbbf079b9e87f6747f10b9d2cfedf7849c8814dv2</text:p>
      <text:p text:style-name="Standard">home/dina/.cache/cs_backgrounds/7d665cf7fab3db226affcb10ad0c061ddbc25bd1v2</text:p>
      <text:p text:style-name="Standard">home/dina/.cache/cs_backgrounds/3015ae199eb3a9a6385945d0b17b8d3d73720659v2</text:p>
      <text:p text:style-name="Standard">home/dina/.cache/cs_backgrounds/2bc8e726f41cb62088c77766e2b1c900f3914854v2</text:p>
      <text:p text:style-name="Standard">home/dina/.cache/cs_backgrounds/a4c1e748b547cc852c4881c9b4e278b6b4b2b78dv2</text:p>
      <text:p text:style-name="Standard">home/dina/.cache/cs_backgrounds/076d0fd0f2a359b0b60c75726f539be0a8ed24e6v2</text:p>
      <text:p text:style-name="Standard">home/dina/.cache/cs_backgrounds/8e1c67a5ec5b891efa1d905842210bd94b815c39v2</text:p>
      <text:p text:style-name="Standard">home/dina/.cache/cs_backgrounds/6143b1c495a108b67a24b9ffa035c0ed1ba63e90v2</text:p>
      <text:p text:style-name="Standard">home/dina/.cache/cs_backgrounds/f8c85f09af1f6011e71386cdd3532ec79f73e729v2</text:p>
      <text:p text:style-name="Standard">home/dina/.cache/cs_backgrounds/b63f7c0dffb0cec732ddc80552337a1026db5478v2</text:p>
      <text:p text:style-name="Standard">home/dina/.cache/cs_backgrounds/b74f1b41f55a5da7d566a5c824e5be280abf21d7v2</text:p>
      <text:p text:style-name="Standard">home/dina/.cache/cs_backgrounds/6ce4c130ef51694f8a357046ff10b2155d66ecf8v2</text:p>
      <text:p text:style-name="Standard">home/dina/.cache/cs_backgrounds/d402945d308cf2db5cbad6c292fddf719dbef448v2</text:p>
      <text:p text:style-name="Standard">home/dina/.cache/cs_backgrounds/06d6a9a5082b3972c7fa48cafb55e6450756703dv2</text:p>
      <text:p text:style-name="Standard">home/dina/.cache/cs_backgrounds/a1afd98d1dd13d2b2a85f8e1c9f7eeda848026edv2</text:p>
      <text:p text:style-name="Standard">home/dina/.cache/cs_backgrounds/21c1b9d436e12d6324618f8e2f494bf995f535c3v2</text:p>
      <text:p text:style-name="Standard">home/dina/.cache/cs_backgrounds/80ad63360358775c7a655f0280e06a07051611c0v2</text:p>
      <text:p text:style-name="Standard">home/dina/.cache/cs_backgrounds/ca6085eea9cdb004bfc314cebccc9494955db37fv2</text:p>
      <text:p text:style-name="Standard">home/dina/.cache/cs_backgrounds/7bdadf2edce574ebb29e6a7b806d9f5f73d3c589v2</text:p>
      <text:p text:style-name="Standard">home/dina/.cache/cs_backgrounds/8b5c31e08ca4d8b2d9c7d19d008e1e30a128134bv2</text:p>
      <text:p text:style-name="Standard">home/dina/.cache/cs_backgrounds/fa6d47d051367131d0277a4859eeb9772970c55ev2</text:p>
      <text:p text:style-name="Standard">home/dina/.cache/cs_backgrounds/1131059c6da4f8ea0ee91945187e6488b4796201v2</text:p>
      <text:p text:style-name="Standard">home/dina/.cache/cs_backgrounds/970dbd703890c05fdda09900ca239bf42f878dd4v2</text:p>
      <text:p text:style-name="Standard">home/dina/.cache/cs_backgrounds/9eb58ddc1f5ed1577498a4cd3e2236efa9feffbbv2</text:p>
      <text:p text:style-name="Standard">home/dina/.cache/cs_backgrounds/118d1fd2304806b5960885cdc9806b0ebb706c59v2</text:p>
      <text:p text:style-name="Standard">home/dina/.cache/cs_backgrounds/9e82e118ca7536a422cfffc55ccfc047cb0ff569v2</text:p>
      <text:p text:style-name="Standard">home/dina/.cache/cs_backgrounds/d6b3dff926515ddce19b58cea8861cae1b7eb175v2</text:p>
      <text:p text:style-name="Standard">home/dina/.cache/cs_backgrounds/1325a93ec7a686c5d4192a0ff1124d68a66320ddv2</text:p>
      <text:p text:style-name="Standard">home/dina/.cache/cs_backgrounds/bcb3b16d7b168222441fb411d4d12946e34db954v2</text:p>
      <text:p text:style-name="Standard">home/dina/.cache/cs_backgrounds/387f78edfc3f11c2eabd53f1dc9ab488eda89444v2</text:p>
      <text:p text:style-name="Standard">home/dina/.cache/cs_backgrounds/a760fa35ff5bb35f557cab4bb92188f48909b3c0v2</text:p>
      <text:p text:style-name="Standard">home/dina/.cache/cs_backgrounds/b022165a49316edb30d40f665bf4bd0ed82675a6v2</text:p>
      <text:p text:style-name="Standard">home/dina/.cache/cs_backgrounds/8348581b62998279d5e1a0a1ce5ee291e857659fv2</text:p>
      <text:p text:style-name="Standard">home/dina/.cache/cs_backgrounds/15841d14b8b3f329944009da49be7f7dd785429bv2</text:p>
      <text:p text:style-name="Standard">home/dina/.cache/cs_backgrounds/6f64bae7871cfad8ff14b71024cfcc8a1abbeadfv2</text:p>
      <text:p text:style-name="Standard">home/dina/.cache/cs_backgrounds/82cf04b79fbef6c60f9a81187838cba7d6caf712v2</text:p>
      <text:p text:style-name="Standard">home/dina/.cache/cs_backgrounds/1aea18dd8b9e9a835d5185ce9b273da462dd0eccv2</text:p>
      <text:p text:style-name="Standard">home/dina/.cache/cs_backgrounds/9edc450ba1dd15a718c02ba051efb1d643491d9bv2</text:p>
      <text:p text:style-name="Standard">home/dina/.cache/cs_backgrounds/c56739d9253ef7be5cb0f89b32c44647420c562fv2</text:p>
      <text:p text:style-name="Standard">home/dina/.cache/cs_backgrounds/33f0bb0e25e3afb0ff3bab0e5b4e246d5eb501d8v2</text:p>
      <text:p text:style-name="Standard">home/dina/.cache/cs_backgrounds/25cd7d97599251d913a48f5b28ce184de78548fev2</text:p>
      <text:p text:style-name="Standard">home/dina/.cache/cs_backgrounds/316eaa9e5ffc16a93b8445465453fdf4ce7dafb5v2</text:p>
      <text:p text:style-name="Standard">home/dina/.cache/cs_backgrounds/77a49c52bf706d05dc12bbd4c42f9fa87a845a95v2</text:p>
      <text:p text:style-name="Standard">home/dina/.cache/cs_backgrounds/dc4c91a0efa6f211aa447393723fc9a5626ee8a1v2</text:p>
      <text:p text:style-name="Standard">home/dina/.cache/cs_backgrounds/89521e0e2c922fd63ab06b5ddd6dfe1dffb58fe3v2</text:p>
      <text:p text:style-name="Standard">home/dina/.cache/cs_backgrounds/e2b67144abdb4208fab33b489bd8e7d7cb9c3ae7v2</text:p>
      <text:p text:style-name="Standard">home/dina/.cache/cs_backgrounds/99947aea6d663a56a2f465e6027264c8339cd95ev2</text:p>
      <text:p text:style-name="Standard">home/dina/.cache/cs_backgrounds/25fe3b3660c453c8d8a29df27f1a3d24598934a0v2</text:p>
      <text:p text:style-name="Standard"><text:soft-page-break/>home/dina/.cache/cs_backgrounds/a5fba3443b4e813a32ae7375ae149550e0f6d6bev2</text:p>
      <text:p text:style-name="Standard">home/dina/.cache/cs_backgrounds/94ad28b3ba5378ed1345daf8d52e7861d3f6c3a0v2</text:p>
      <text:p text:style-name="Standard">home/dina/.cache/cs_backgrounds/3b5cea8b6c48c94b39c98e773cbcc5671d43f5a7v2</text:p>
      <text:p text:style-name="Standard">home/dina/.cache/fontconfig/</text:p>
      <text:p text:style-name="Standard">home/dina/.cache/fontconfig/7ef2298fde41cc6eeb7af42e48b7d293-le64.cache-9</text:p>
      <text:p text:style-name="Standard">home/dina/.cache/fontconfig/f1f2465696798768e9653f19e17ccdc8-le64.cache-9</text:p>
      <text:p text:style-name="Standard">home/dina/.cache/fontconfig/158c65c810c0d352a587f5be66058e87-le64.cache-9</text:p>
      <text:p text:style-name="Standard">home/dina/.cache/fontconfig/fe547fea3a41b43a38975d292a2b19c7-le64.cache-9</text:p>
      <text:p text:style-name="Standard">home/dina/.cache/fontconfig/d589a48862398ed80a3d6066f4f56f4c-le64.cache-9</text:p>
      <text:p text:style-name="Standard">home/dina/.cache/fontconfig/d0972c3d32f097851eb916381fc38920-le64.cache-9</text:p>
      <text:p text:style-name="Standard">home/dina/.cache/fontconfig/2300eef321c393bfd76478a5c0e95b23-le64.cache-9</text:p>
      <text:p text:style-name="Standard">home/dina/.cache/fontconfig/573ec803664ed168555e0e8b6d0f0c7f-le64.cache-9</text:p>
      <text:p text:style-name="Standard">home/dina/.cache/fontconfig/6cc790b63b123a6a96ee260fcdad32a9-le64.cache-9</text:p>
      <text:p text:style-name="Standard">home/dina/.cache/fontconfig/da43223dd54fb3bb4243ae19d4b583b2-le64.cache-9</text:p>
      <text:p text:style-name="Standard">home/dina/.cache/fontconfig/57e423e26b20ab21d0f2f29c145174c3-le64.cache-9</text:p>
      <text:p text:style-name="Standard">home/dina/.cache/fontconfig/4c599c202bc5c08e2d34565a40eac3b2-le64.cache-9</text:p>
      <text:p text:style-name="Standard">home/dina/.cache/fontconfig/c855463f699352c367813e37f3f70ea7-le64.cache-9</text:p>
      <text:p text:style-name="Standard">home/dina/.cache/fontconfig/3047814df9a2f067bd2d96a2b9c36e5a-le64.cache-9</text:p>
      <text:p text:style-name="Standard">home/dina/.cache/fontconfig/95530828ff6c81d309f8258d8d02a23e-le64.cache-9</text:p>
      <text:p text:style-name="Standard">home/dina/.cache/fontconfig/707971e003b4ae6c8121c3a920e507f5-le64.cache-9</text:p>
      <text:p text:style-name="Standard">home/dina/.cache/fontconfig/807752c9e168308eb5108dacded5237a-le64.cache-9</text:p>
      <text:p text:style-name="Standard">home/dina/.cache/fontconfig/a41116dafaf8b233ac2c61cb73f2ea5f-le64.cache-9</text:p>
      <text:p text:style-name="Standard">home/dina/.cache/fontconfig/32b6488e5b8292a2e95c79d947e009e8-le64.cache-9</text:p>
      <text:p text:style-name="Standard">home/dina/.cache/fontconfig/9b89f8e3dae116d678bbf48e5f21f69b-le64.cache-9</text:p>
      <text:p text:style-name="Standard">home/dina/.cache/fontconfig/6333f38776742d18e214673cd2c24e34-le64.cache-9</text:p>
      <text:p text:style-name="Standard">home/dina/.cache/fontconfig/d3e5c4ee2ceb1fc347f91d4cefc53bc0-le64.cache-9</text:p>
      <text:p text:style-name="Standard">home/dina/.cache/fontconfig/cabbd14511b9e8a55e92af97fb3a0461-le64.cache-9</text:p>
      <text:p text:style-name="Standard">home/dina/.cache/fontconfig/e52a45a1c8c8fe895fc0fc8c4e6999b8-le64.cache-9</text:p>
      <text:p text:style-name="Standard">home/dina/.cache/fontconfig/e13b20fdb08344e0e664864cc2ede53d-le64.cache-9</text:p>
      <text:p text:style-name="Standard">home/dina/.cache/fontconfig/d52a8644073d54c13679302ca1180695-le64.cache-9</text:p>
      <text:p text:style-name="Standard">home/dina/.cache/fontconfig/188ac73a183f12857f63bb60a4a6d603-le64.cache-9</text:p>
      <text:p text:style-name="Standard">home/dina/.cache/fontconfig/0bd3dc0958fa2205aaaa8ebb13e2872b-le64.cache-9</text:p>
      <text:p text:style-name="Standard">home/dina/.cache/fontconfig/3f7329c5293ffd510edef78f73874cfd-le64.cache-9</text:p>
      <text:p text:style-name="Standard">home/dina/.cache/fontconfig/a4e60e8d1e10d2fdff3fe3037a1845fb-le64.cache-9</text:p>
      <text:p text:style-name="Standard">home/dina/.cache/fontconfig/d82eb4fd963d448e2fcb7d7b793b5df3-le64.cache-9</text:p>
      <text:p text:style-name="Standard">home/dina/.cache/fontconfig/CACHEDIR.TAG</text:p>
      <text:p text:style-name="Standard">home/dina/.cache/fontconfig/3830d5c3ddfd5cd38a049b759396e72e-le64.cache-9</text:p>
      <text:p text:style-name="Standard">home/dina/Documents/</text:p>
      <text:p text:style-name="Standard">home/dina/home_directory.tar.gz</text:p>
      <text:p text:style-name="Standard">home/dina/MY_EXECUTABLES/</text:p>
      <text:p text:style-name="Standard">home/dina/.config/</text:p>
      <text:p text:style-name="Standard">home/dina/.config/menus/</text:p>
      <text:p text:style-name="Standard">home/dina/.config/menus/cinnamon-applications-merged</text:p>
      <text:p text:style-name="Standard">home/dina/.config/menus/applications-merged/</text:p>
      <text:p text:style-name="Standard">home/dina/.config/cinnamon/</text:p>
      <text:p text:style-name="Standard">home/dina/.config/cinnamon/spices/</text:p>
      <text:p text:style-name="Standard">home/dina/.config/cinnamon/spices/favorites@cinnamon.org/</text:p>
      <text:p text:style-name="Standard">home/dina/.config/cinnamon/spices/favorites@cinnamon.org/9.json</text:p>
      <text:p text:style-name="Standard">home/dina/.config/cinnamon/spices/power@cinnamon.org/</text:p>
      <text:p text:style-name="Standard"><text:soft-page-break/>home/dina/.config/cinnamon/spices/power@cinnamon.org/power@cinnamon.org.json</text:p>
      <text:p text:style-name="Standard">home/dina/.config/cinnamon/spices/sound@cinnamon.org/</text:p>
      <text:p text:style-name="Standard">home/dina/.config/cinnamon/spices/sound@cinnamon.org/sound@cinnamon.org.json</text:p>
      <text:p text:style-name="Standard">home/dina/.config/cinnamon/spices/menu@cinnamon.org/</text:p>
      <text:p text:style-name="Standard">home/dina/.config/cinnamon/spices/menu@cinnamon.org/0.json</text:p>
      <text:p text:style-name="Standard">home/dina/.config/cinnamon/spices/cornerbar@cinnamon.org/</text:p>
      <text:p text:style-name="Standard">home/dina/.config/cinnamon/spices/cornerbar@cinnamon.org/14.json</text:p>
      <text:p text:style-name="Standard">home/dina/.config/cinnamon/spices/printers@cinnamon.org/</text:p>
      <text:p text:style-name="Standard">home/dina/.config/cinnamon/spices/printers@cinnamon.org/6.json</text:p>
      <text:p text:style-name="Standard">home/dina/.config/cinnamon/spices/calendar@cinnamon.org/</text:p>
      <text:p text:style-name="Standard">home/dina/.config/cinnamon/spices/calendar@cinnamon.org/13.json</text:p>
      <text:p text:style-name="Standard">home/dina/.config/cinnamon/spices/notifications@cinnamon.org/</text:p>
      <text:p text:style-name="Standard">home/dina/.config/cinnamon/spices/notifications@cinnamon.org/notifications@cinnamon.org.json</text:p>
      <text:p text:style-name="Standard">home/dina/.config/cinnamon/spices/grouped-window-list@cinnamon.org/</text:p>
      <text:p text:style-name="Standard">home/dina/.config/cinnamon/spices/grouped-window-list@cinnamon.org/2.json</text:p>
      <text:p text:style-name="Standard">home/dina/.config/cinnamon/spices/network@cinnamon.org/</text:p>
      <text:p text:style-name="Standard">home/dina/.config/cinnamon/spices/network@cinnamon.org/network@cinnamon.org.json</text:p>
      <text:p text:style-name="Standard">home/dina/.config/cinnamon/backgrounds/</text:p>
      <text:p text:style-name="Standard">home/dina/.config/cinnamon/backgrounds/user-folders.lst</text:p>
      <text:p text:style-name="Standard">home/dina/.config/goa-1.0/</text:p>
      <text:p text:style-name="Standard">home/dina/.config/xdg-terminals.list</text:p>
      <text:p text:style-name="Standard">home/dina/.config/caja/</text:p>
      <text:p text:style-name="Standard">home/dina/.config/caja/desktop-metadata</text:p>
      <text:p text:style-name="Standard">home/dina/.config/evolution/</text:p>
      <text:p text:style-name="Standard">home/dina/.config/evolution/sources/</text:p>
      <text:p text:style-name="Standard">home/dina/.config/evolution/sources/system-proxy.source</text:p>
      <text:p text:style-name="Standard">home/dina/.config/evolution/sources/system-calendar.source</text:p>
      <text:p text:style-name="Standard">home/dina/.config/evolution/sources/birthdays.source</text:p>
      <text:p text:style-name="Standard">home/dina/.config/user-dirs.dirs</text:p>
      <text:p text:style-name="Standard">home/dina/.config/pulse/</text:p>
      <text:p text:style-name="Standard">home/dina/.config/pulse/cookie</text:p>
      <text:p text:style-name="Standard">home/dina/.config/X-Cinnamon-xdg-terminals.list</text:p>
      <text:p text:style-name="Standard">home/dina/.config/xed/</text:p>
      <text:p text:style-name="Standard">home/dina/.config/xed/accels</text:p>
      <text:p text:style-name="Standard">home/dina/.config/enchant/</text:p>
      <text:p text:style-name="Standard">home/dina/.config/enchant/en_US.dic</text:p>
      <text:p text:style-name="Standard">home/dina/.config/enchant/en_US.exc</text:p>
      <text:p text:style-name="Standard">home/dina/.config/nemo/</text:p>
      <text:p text:style-name="Standard">home/dina/.config/nemo/desktop-metadata</text:p>
      <text:p text:style-name="Standard">home/dina/.config/user-dirs.locale</text:p>
      <text:p text:style-name="Standard">home/dina/.config/cinnamon-session/</text:p>
      <text:p text:style-name="Standard">home/dina/.config/cinnamon-session/saved-session/</text:p>
      <text:p text:style-name="Standard">home/dina/.config/autostart/</text:p>
      <text:p text:style-name="Standard">home/dina/.config/libreoffice/</text:p>
      <text:p text:style-name="Standard">home/dina/.config/libreoffice/4/</text:p>
      <text:p text:style-name="Standard">home/dina/.config/libreoffice/4/cache/</text:p>
      <text:p text:style-name="Standard">home/dina/.config/libreoffice/4/cache/colibre_svg/</text:p>
      <text:p text:style-name="Standard">home/dina/.config/libreoffice/4/cache/colibre_svg/100/</text:p>
      <text:p text:style-name="Standard">home/dina/.config/libreoffice/4/cache/colibre_svg/100/svx/</text:p>
      <text:p text:style-name="Standard"><text:soft-page-break/>home/dina/.config/libreoffice/4/cache/colibre_svg/100/svx/res/</text:p>
      <text:p text:style-name="Standard">home/dina/.config/libreoffice/4/cache/colibre_svg/100/svx/res/slidezoombutton_10.png</text:p>
      <text:p text:style-name="Standard">home/dina/.config/libreoffice/4/cache/colibre_svg/100/svx/res/slidezoomin_10.png</text:p>
      <text:p text:style-name="Standard">home/dina/.config/libreoffice/4/cache/colibre_svg/100/svx/res/doc_modified_yes.png</text:p>
      <text:p text:style-name="Standard">home/dina/.config/libreoffice/4/cache/colibre_svg/100/svx/res/pageshadow35x35.png</text:p>
      <text:p text:style-name="Standard">home/dina/.config/libreoffice/4/cache/colibre_svg/100/svx/res/standard-selection.png</text:p>
      <text:p text:style-name="Standard">home/dina/.config/libreoffice/4/cache/colibre_svg/100/svx/res/doc_modified_feedback.png</text:p>
      <text:p text:style-name="Standard">home/dina/.config/libreoffice/4/cache/colibre_svg/100/svx/res/doc_modified_no.png</text:p>
      <text:p text:style-name="Standard">home/dina/.config/libreoffice/4/cache/colibre_svg/100/svx/res/signet_11x16.png</text:p>
      <text:p text:style-name="Standard">home/dina/.config/libreoffice/4/cache/colibre_svg/100/svx/res/slidezoomout_10.png</text:p>
      <text:p text:style-name="Standard">home/dina/.config/libreoffice/4/cache/colibre_svg/100/sw/</text:p>
      <text:p text:style-name="Standard">home/dina/.config/libreoffice/4/cache/colibre_svg/100/sw/res/</text:p>
      <text:p text:style-name="Standard">home/dina/.config/libreoffice/4/cache/colibre_svg/100/sw/res/page-shadow-mask.png</text:p>
      <text:p text:style-name="Standard">home/dina/.config/libreoffice/4/cache/colibre_svg/100/sw/res/emptypage_a.png</text:p>
      <text:p text:style-name="Standard">home/dina/.config/libreoffice/4/cache/colibre_svg/100/sw/res/emptypage.png</text:p>
      <text:p text:style-name="Standard">home/dina/.config/libreoffice/4/cache/colibre_svg/100/sw/res/doublepage.png</text:p>
      <text:p text:style-name="Standard">home/dina/.config/libreoffice/4/cache/colibre_svg/100/sw/res/twopages.png</text:p>
      <text:p text:style-name="Standard">home/dina/.config/libreoffice/4/cache/colibre_svg/100/vcl/</text:p>
      <text:p text:style-name="Standard">home/dina/.config/libreoffice/4/cache/colibre_svg/100/vcl/res/</text:p>
      <text:p text:style-name="Standard">home/dina/.config/libreoffice/4/cache/colibre_svg/100/vcl/res/closedoc.png</text:p>
      <text:p text:style-name="Standard">home/dina/.config/libreoffice/4/cache/colibre_svg/100/res/</text:p>
      <text:p text:style-name="Standard">home/dina/.config/libreoffice/4/cache/colibre_svg/100/res/lx03251.png</text:p>
      <text:p text:style-name="Standard">home/dina/.config/libreoffice/4/cache/colibre_svg/100/res/savemodified_large.png</text:p>
      <text:p text:style-name="Standard">home/dina/.config/libreoffice/4/cache/colibre_svg/100/res/tipoftheday_w.png</text:p>
      <text:p text:style-name="Standard">home/dina/.config/libreoffice/4/cache/colibre_svg/100/res/sx03251.png</text:p>
      <text:p text:style-name="Standard">home/dina/.config/libreoffice/4/cache/colibre_svg/100/cmd/</text:p>
      <text:p text:style-name="Standard">home/dina/.config/libreoffice/4/cache/colibre_svg/100/cmd/lc_smallcaps.png</text:p>
      <text:p text:style-name="Standard">home/dina/.config/libreoffice/4/cache/colibre_svg/100/cmd/lc_spellingandgrammardialog.png</text:p>
      <text:p text:style-name="Standard">home/dina/.config/libreoffice/4/cache/colibre_svg/100/cmd/lc_insertannotation.png</text:p>
      <text:p text:style-name="Standard">home/dina/.config/libreoffice/4/cache/colibre_svg/100/cmd/lc_trackchangesbar.png</text:p>
      <text:p text:style-name="Standard">home/dina/.config/libreoffice/4/cache/colibre_svg/100/cmd/lc_insertreferencefield.png</text:p>
      <text:p text:style-name="Standard">home/dina/.config/libreoffice/4/cache/colibre_svg/100/cmd/sc_cellverttop.png</text:p>
      <text:p text:style-name="Standard">home/dina/.config/libreoffice/4/cache/colibre_svg/100/cmd/lc_spellonline.png</text:p>
      <text:p text:style-name="Standard">home/dina/.config/libreoffice/4/cache/colibre_svg/100/cmd/sc_rightpara.png</text:p>
      <text:p text:style-name="Standard">home/dina/.config/libreoffice/4/cache/colibre_svg/100/cmd/sc_cellvertbottom.png</text:p>
      <text:p text:style-name="Standard">home/dina/.config/libreoffice/4/cache/colibre_svg/100/cmd/lc_redo.png</text:p>
      <text:p text:style-name="Standard">home/dina/.config/libreoffice/4/cache/colibre_svg/100/cmd/lc_navigator.png</text:p>
      <text:p text:style-name="Standard">home/dina/.config/libreoffice/4/cache/colibre_svg/100/cmd/lc_drawtext.png</text:p>
      <text:p text:style-name="Standard">home/dina/.config/libreoffice/4/cache/colibre_svg/100/cmd/sc_bold.png</text:p>
      <text:p text:style-name="Standard">home/dina/.config/libreoffice/4/cache/colibre_svg/100/cmd/sc_paraspacedecrease.png</text:p>
      <text:p text:style-name="Standard">home/dina/.config/libreoffice/4/cache/colibre_svg/100/cmd/lc_stylenewbyexample.png</text:p>
      <text:p text:style-name="Standard">home/dina/.config/libreoffice/4/cache/colibre_svg/100/cmd/lc_hyperlinkdialog.png</text:p>
      <text:p text:style-name="Standard">home/dina/.config/libreoffice/4/cache/colibre_svg/100/cmd/sc_grow.png</text:p>
      <text:p text:style-name="Standard">home/dina/.config/libreoffice/4/cache/colibre_svg/100/cmd/lc_styleupdatebyexample.png</text:p>
      <text:p text:style-name="Standard">home/dina/.config/libreoffice/4/cache/colibre_svg/100/cmd/lc_verticaltext.png</text:p>
      <text:p text:style-name="Standard">home/dina/.config/libreoffice/4/cache/colibre_svg/100/cmd/sc_linespacing.png</text:p>
      <text:p text:style-name="Standard">home/dina/.config/libreoffice/4/cache/colibre_svg/100/cmd/lc_charfontname.png</text:p>
      <text:p text:style-name="Standard">home/dina/.config/libreoffice/4/cache/colibre_svg/100/cmd/lc_adddirect.png</text:p>
      <text:p text:style-name="Standard">home/dina/.config/libreoffice/4/cache/colibre_svg/100/cmd/lc_fontdialog.png</text:p>
      <text:p text:style-name="Standard"><text:soft-page-break/>home/dina/.config/libreoffice/4/cache/colibre_svg/100/cmd/lc_insertdraw.png</text:p>
      <text:p text:style-name="Standard">home/dina/.config/libreoffice/4/cache/colibre_svg/100/cmd/lc_basicshapes.diamond.png</text:p>
      <text:p text:style-name="Standard">home/dina/.config/libreoffice/4/cache/colibre_svg/100/cmd/sc_decrementindent.png</text:p>
      <text:p text:style-name="Standard">home/dina/.config/libreoffice/4/cache/colibre_svg/100/cmd/sc_setdefault.png</text:p>
      <text:p text:style-name="Standard">home/dina/.config/libreoffice/4/cache/colibre_svg/100/cmd/sc_superscript.png</text:p>
      <text:p text:style-name="Standard">home/dina/.config/libreoffice/4/cache/colibre_svg/100/cmd/lc_save.png</text:p>
      <text:p text:style-name="Standard">home/dina/.config/libreoffice/4/cache/colibre_svg/100/cmd/lc_insertgraphic.png</text:p>
      <text:p text:style-name="Standard">home/dina/.config/libreoffice/4/cache/colibre_svg/100/cmd/sc_strikeout.png</text:p>
      <text:p text:style-name="Standard">home/dina/.config/libreoffice/4/cache/colibre_svg/100/cmd/lc_insertfootnote.png</text:p>
      <text:p text:style-name="Standard">home/dina/.config/libreoffice/4/cache/colibre_svg/100/cmd/sc_fontheight.png</text:p>
      <text:p text:style-name="Standard">home/dina/.config/libreoffice/4/cache/colibre_svg/100/cmd/sc_charbackcolor.png</text:p>
      <text:p text:style-name="Standard">home/dina/.config/libreoffice/4/cache/colibre_svg/100/cmd/sc_centerpara.png</text:p>
      <text:p text:style-name="Standard">home/dina/.config/libreoffice/4/cache/colibre_svg/100/cmd/lc_insertindexesentry.png</text:p>
      <text:p text:style-name="Standard">home/dina/.config/libreoffice/4/cache/colibre_svg/100/cmd/sc_subscript.png</text:p>
      <text:p text:style-name="Standard">home/dina/.config/libreoffice/4/cache/colibre_svg/100/cmd/lc_subscript.png</text:p>
      <text:p text:style-name="Standard">home/dina/.config/libreoffice/4/cache/colibre_svg/100/cmd/lc_grow.png</text:p>
      <text:p text:style-name="Standard">home/dina/.config/libreoffice/4/cache/colibre_svg/100/cmd/sc_hangingindent.png</text:p>
      <text:p text:style-name="Standard">home/dina/.config/libreoffice/4/cache/colibre_svg/100/cmd/lc_outlinefont.png</text:p>
      <text:p text:style-name="Standard">home/dina/.config/libreoffice/4/cache/colibre_svg/100/cmd/lc_openurl.png</text:p>
      <text:p text:style-name="Standard">home/dina/.config/libreoffice/4/cache/colibre_svg/100/cmd/lc_extendedhelp.png</text:p>
      <text:p text:style-name="Standard">home/dina/.config/libreoffice/4/cache/colibre_svg/100/cmd/lc_underline.png</text:p>
      <text:p text:style-name="Standard">home/dina/.config/libreoffice/4/cache/colibre_svg/100/cmd/lc_sendmail.png</text:p>
      <text:p text:style-name="Standard">home/dina/.config/libreoffice/4/cache/colibre_svg/100/cmd/lc_shadowed.png</text:p>
      <text:p text:style-name="Standard">home/dina/.config/libreoffice/4/cache/colibre_svg/100/cmd/lc_decrementindent.png</text:p>
      <text:p text:style-name="Standard">home/dina/.config/libreoffice/4/cache/colibre_svg/100/cmd/sc_insertcolumnsafter.png</text:p>
      <text:p text:style-name="Standard">home/dina/.config/libreoffice/4/cache/colibre_svg/100/cmd/lc_cellverttop.png</text:p>
      <text:p text:style-name="Standard">home/dina/.config/libreoffice/4/cache/colibre_svg/100/cmd/lc_paraspacedecrease.png</text:p>
      <text:p text:style-name="Standard">home/dina/.config/libreoffice/4/cache/colibre_svg/100/cmd/lc_spacing.png</text:p>
      <text:p text:style-name="Standard">home/dina/.config/libreoffice/4/cache/colibre_svg/100/cmd/lc_trackchanges.png</text:p>
      <text:p text:style-name="Standard">home/dina/.config/libreoffice/4/cache/colibre_svg/100/cmd/lc_defaultbullet.png</text:p>
      <text:p text:style-name="Standard">home/dina/.config/libreoffice/4/cache/colibre_svg/100/cmd/sc_spacing.png</text:p>
      <text:p text:style-name="Standard">home/dina/.config/libreoffice/4/cache/colibre_svg/100/cmd/lc_cellvertbottom.png</text:p>
      <text:p text:style-name="Standard">home/dina/.config/libreoffice/4/cache/colibre_svg/100/cmd/sc_incrementindent.png</text:p>
      <text:p text:style-name="Standard">home/dina/.config/libreoffice/4/cache/colibre_svg/100/cmd/lc_bold.png</text:p>
      <text:p text:style-name="Standard">home/dina/.config/libreoffice/4/cache/colibre_svg/100/cmd/lc_insertfieldctrl.png</text:p>
      <text:p text:style-name="Standard">home/dina/.config/libreoffice/4/cache/colibre_svg/100/cmd/sc_cellvertcenter.png</text:p>
      <text:p text:style-name="Standard">home/dina/.config/libreoffice/4/cache/colibre_svg/100/cmd/sc_setoutline.png</text:p>
      <text:p text:style-name="Standard">home/dina/.config/libreoffice/4/cache/colibre_svg/100/cmd/lc_controlcodes.png</text:p>
      <text:p text:style-name="Standard">home/dina/.config/libreoffice/4/cache/colibre_svg/100/cmd/lc_color.png</text:p>
      <text:p text:style-name="Standard">home/dina/.config/libreoffice/4/cache/colibre_svg/100/cmd/lc_helpindex.png</text:p>
      <text:p text:style-name="Standard">home/dina/.config/libreoffice/4/cache/colibre_svg/100/cmd/lc_insertpagebreak.png</text:p>
      <text:p text:style-name="Standard">home/dina/.config/libreoffice/4/cache/colibre_svg/100/cmd/lc_insertobjectstarmath.png</text:p>
      <text:p text:style-name="Standard">home/dina/.config/libreoffice/4/cache/colibre_svg/100/cmd/sc_setborderstyle.png</text:p>
      <text:p text:style-name="Standard">home/dina/.config/libreoffice/4/cache/colibre_svg/100/cmd/lc_styleapply.png</text:p>
      <text:p text:style-name="Standard">home/dina/.config/libreoffice/4/cache/colibre_svg/100/cmd/sc_styleapply.png</text:p>
      <text:p text:style-name="Standard">home/dina/.config/libreoffice/4/cache/colibre_svg/100/cmd/lc_overline.png</text:p>
      <text:p text:style-name="Standard">home/dina/.config/libreoffice/4/cache/colibre_svg/100/cmd/lc_printdefault.png</text:p>
      <text:p text:style-name="Standard">home/dina/.config/libreoffice/4/cache/colibre_svg/100/cmd/lc_leftpara.png</text:p>
      <text:p text:style-name="Standard">home/dina/.config/libreoffice/4/cache/colibre_svg/100/cmd/lc_editstyle.png</text:p>
      <text:p text:style-name="Standard"><text:soft-page-break/>home/dina/.config/libreoffice/4/cache/colibre_svg/100/cmd/sc_insertrowsbefore.png</text:p>
      <text:p text:style-name="Standard">home/dina/.config/libreoffice/4/cache/colibre_svg/100/cmd/lc_backgroundcolor.png</text:p>
      <text:p text:style-name="Standard">home/dina/.config/libreoffice/4/cache/colibre_svg/100/cmd/lc_zoom.png</text:p>
      <text:p text:style-name="Standard">home/dina/.config/libreoffice/4/cache/colibre_svg/100/cmd/lc_pararighttoleft.png</text:p>
      <text:p text:style-name="Standard">home/dina/.config/libreoffice/4/cache/colibre_svg/100/cmd/lc_cellvertcenter.png</text:p>
      <text:p text:style-name="Standard">home/dina/.config/libreoffice/4/cache/colibre_svg/100/cmd/sc_charfontname.png</text:p>
      <text:p text:style-name="Standard">home/dina/.config/libreoffice/4/cache/colibre_svg/100/cmd/lc_fontheight.png</text:p>
      <text:p text:style-name="Standard">home/dina/.config/libreoffice/4/cache/colibre_svg/100/cmd/sc_defaultnumbering.png</text:p>
      <text:p text:style-name="Standard">home/dina/.config/libreoffice/4/cache/colibre_svg/100/cmd/lc_insertbookmark.png</text:p>
      <text:p text:style-name="Standard">home/dina/.config/libreoffice/4/cache/colibre_svg/100/cmd/lc_paralefttoright.png</text:p>
      <text:p text:style-name="Standard">home/dina/.config/libreoffice/4/cache/colibre_svg/100/cmd/sc_resetattributes.png</text:p>
      <text:p text:style-name="Standard">home/dina/.config/libreoffice/4/cache/colibre_svg/100/cmd/sc_insertformula.png</text:p>
      <text:p text:style-name="Standard">home/dina/.config/libreoffice/4/cache/colibre_svg/100/cmd/sc_shadowed.png</text:p>
      <text:p text:style-name="Standard">home/dina/.config/libreoffice/4/cache/colibre_svg/100/cmd/lc_print.png</text:p>
      <text:p text:style-name="Standard">home/dina/.config/libreoffice/4/cache/colibre_svg/100/cmd/sc_italic.png</text:p>
      <text:p text:style-name="Standard">home/dina/.config/libreoffice/4/cache/colibre_svg/100/cmd/lc_changecasetolower.png</text:p>
      <text:p text:style-name="Standard">home/dina/.config/libreoffice/4/cache/colibre_svg/100/cmd/lc_charmapcontrol.png</text:p>
      <text:p text:style-name="Standard">home/dina/.config/libreoffice/4/cache/colibre_svg/100/cmd/lc_line.png</text:p>
      <text:p text:style-name="Standard">home/dina/.config/libreoffice/4/cache/colibre_svg/100/cmd/lc_openfromwriter.png</text:p>
      <text:p text:style-name="Standard">home/dina/.config/libreoffice/4/cache/colibre_svg/100/cmd/lc_paragraphdialog.png</text:p>
      <text:p text:style-name="Standard">home/dina/.config/libreoffice/4/cache/colibre_svg/100/cmd/lc_undo.png</text:p>
      <text:p text:style-name="Standard">home/dina/.config/libreoffice/4/cache/colibre_svg/100/cmd/lc_editdoc.png</text:p>
      <text:p text:style-name="Standard">home/dina/.config/libreoffice/4/cache/colibre_svg/100/cmd/lc_printpreview.png</text:p>
      <text:p text:style-name="Standard">home/dina/.config/libreoffice/4/cache/colibre_svg/100/cmd/lc_inspectordeck.png</text:p>
      <text:p text:style-name="Standard">home/dina/.config/libreoffice/4/cache/colibre_svg/100/cmd/lc_underlinedouble.png</text:p>
      <text:p text:style-name="Standard">home/dina/.config/libreoffice/4/cache/colibre_svg/100/cmd/lc_shrink.png</text:p>
      <text:p text:style-name="Standard">home/dina/.config/libreoffice/4/cache/colibre_svg/100/cmd/sc_justifypara.png</text:p>
      <text:p text:style-name="Standard">home/dina/.config/libreoffice/4/cache/colibre_svg/100/cmd/lc_selectall.png</text:p>
      <text:p text:style-name="Standard">home/dina/.config/libreoffice/4/cache/colibre_svg/100/cmd/sc_paralefttoright.png</text:p>
      <text:p text:style-name="Standard">home/dina/.config/libreoffice/4/cache/colibre_svg/100/cmd/lc_rightpara.png</text:p>
      <text:p text:style-name="Standard">home/dina/.config/libreoffice/4/cache/colibre_svg/100/cmd/sc_backgroundcolor.png</text:p>
      <text:p text:style-name="Standard">home/dina/.config/libreoffice/4/cache/colibre_svg/100/cmd/sc_leftpara.png</text:p>
      <text:p text:style-name="Standard">home/dina/.config/libreoffice/4/cache/colibre_svg/100/cmd/sc_shrink.png</text:p>
      <text:p text:style-name="Standard">home/dina/.config/libreoffice/4/cache/colibre_svg/100/cmd/lc_strikeout.png</text:p>
      <text:p text:style-name="Standard">home/dina/.config/libreoffice/4/cache/colibre_svg/100/cmd/lc_setoutline.png</text:p>
      <text:p text:style-name="Standard">home/dina/.config/libreoffice/4/cache/colibre_svg/100/cmd/lc_paraspaceincrease.png</text:p>
      <text:p text:style-name="Standard">home/dina/.config/libreoffice/4/cache/colibre_svg/100/cmd/lc_openremote.png</text:p>
      <text:p text:style-name="Standard">home/dina/.config/libreoffice/4/cache/colibre_svg/100/cmd/lc_italic.png</text:p>
      <text:p text:style-name="Standard">home/dina/.config/libreoffice/4/cache/colibre_svg/100/cmd/lc_charbackcolor.png</text:p>
      <text:p text:style-name="Standard">home/dina/.config/libreoffice/4/cache/colibre_svg/100/cmd/sc_insertcolumnsbefore.png</text:p>
      <text:p text:style-name="Standard">home/dina/.config/libreoffice/4/cache/colibre_svg/100/cmd/lc_paste.png</text:p>
      <text:p text:style-name="Standard">home/dina/.config/libreoffice/4/cache/colibre_svg/100/cmd/lc_searchdialog.png</text:p>
      <text:p text:style-name="Standard">home/dina/.config/libreoffice/4/cache/colibre_svg/100/cmd/lc_insertendnote.png</text:p>
      <text:p text:style-name="Standard">home/dina/.config/libreoffice/4/cache/colibre_svg/100/cmd/sc_color.png</text:p>
      <text:p text:style-name="Standard">home/dina/.config/libreoffice/4/cache/colibre_svg/100/cmd/sc_styleupdatebyexample.png</text:p>
      <text:p text:style-name="Standard">home/dina/.config/libreoffice/4/cache/colibre_svg/100/cmd/lc_saveas.png</text:p>
      <text:p text:style-name="Standard">home/dina/.config/libreoffice/4/cache/colibre_svg/100/cmd/sc_paraspaceincrease.png</text:p>
      <text:p text:style-name="Standard">home/dina/.config/libreoffice/4/cache/colibre_svg/100/cmd/sc_pararighttoleft.png</text:p>
      <text:p text:style-name="Standard">home/dina/.config/libreoffice/4/cache/colibre_svg/100/cmd/sc_formatpaintbrush.png</text:p>
      <text:p text:style-name="Standard"><text:soft-page-break/>home/dina/.config/libreoffice/4/cache/colibre_svg/100/cmd/sc_defaultbullet.png</text:p>
      <text:p text:style-name="Standard">home/dina/.config/libreoffice/4/cache/colibre_svg/100/cmd/sc_stylenewbyexample.png</text:p>
      <text:p text:style-name="Standard">home/dina/.config/libreoffice/4/cache/colibre_svg/100/cmd/lc_copy.png</text:p>
      <text:p text:style-name="Standard">home/dina/.config/libreoffice/4/cache/colibre_svg/100/cmd/lc_newdoc.png</text:p>
      <text:p text:style-name="Standard">home/dina/.config/libreoffice/4/cache/colibre_svg/100/cmd/lc_changecasetoupper.png</text:p>
      <text:p text:style-name="Standard">home/dina/.config/libreoffice/4/cache/colibre_svg/100/cmd/lc_formatpaintbrush.png</text:p>
      <text:p text:style-name="Standard">home/dina/.config/libreoffice/4/cache/colibre_svg/100/cmd/lc_basicshapes.png</text:p>
      <text:p text:style-name="Standard">home/dina/.config/libreoffice/4/cache/colibre_svg/100/cmd/lc_cut.png</text:p>
      <text:p text:style-name="Standard">home/dina/.config/libreoffice/4/cache/colibre_svg/100/cmd/lc_resetattributes.png</text:p>
      <text:p text:style-name="Standard">home/dina/.config/libreoffice/4/cache/colibre_svg/100/cmd/lc_justifypara.png</text:p>
      <text:p text:style-name="Standard">home/dina/.config/libreoffice/4/cache/colibre_svg/100/cmd/lc_incrementindent.png</text:p>
      <text:p text:style-name="Standard">home/dina/.config/libreoffice/4/cache/colibre_svg/100/cmd/sc_tablecellbackgroundcolor.png</text:p>
      <text:p text:style-name="Standard">home/dina/.config/libreoffice/4/cache/colibre_svg/100/cmd/lc_viewdatasourcebrowser.png</text:p>
      <text:p text:style-name="Standard">home/dina/.config/libreoffice/4/cache/colibre_svg/100/cmd/lc_insertobjectchart.png</text:p>
      <text:p text:style-name="Standard">home/dina/.config/libreoffice/4/cache/colibre_svg/100/cmd/lc_linespacing.png</text:p>
      <text:p text:style-name="Standard">home/dina/.config/libreoffice/4/cache/colibre_svg/100/cmd/lc_exportdirecttopdf.png</text:p>
      <text:p text:style-name="Standard">home/dina/.config/libreoffice/4/cache/colibre_svg/100/cmd/sc_insertrowsafter.png</text:p>
      <text:p text:style-name="Standard">home/dina/.config/libreoffice/4/cache/colibre_svg/100/cmd/lc_showtrackedchanges.png</text:p>
      <text:p text:style-name="Standard">home/dina/.config/libreoffice/4/cache/colibre_svg/100/cmd/lc_superscript.png</text:p>
      <text:p text:style-name="Standard">home/dina/.config/libreoffice/4/cache/colibre_svg/100/cmd/lc_inserttable.png</text:p>
      <text:p text:style-name="Standard">home/dina/.config/libreoffice/4/cache/colibre_svg/100/cmd/lc_designerdialog.png</text:p>
      <text:p text:style-name="Standard">home/dina/.config/libreoffice/4/cache/colibre_svg/100/cmd/sc_underline.png</text:p>
      <text:p text:style-name="Standard">home/dina/.config/libreoffice/4/cache/colibre_svg/100/cmd/lc_centerpara.png</text:p>
      <text:p text:style-name="Standard">home/dina/.config/libreoffice/4/cache/colibre_svg/100/cmd/lc_exportdirecttoepub.png</text:p>
      <text:p text:style-name="Standard">home/dina/.config/libreoffice/4/cache/colibre_svg/100/cmd/lc_defaultnumbering.png</text:p>
      <text:p text:style-name="Standard">home/dina/.config/libreoffice/4/cache/colibre_svg/100/sfx2/</text:p>
      <text:p text:style-name="Standard">home/dina/.config/libreoffice/4/cache/colibre_svg/100/sfx2/res/</text:p>
      <text:p text:style-name="Standard">home/dina/.config/libreoffice/4/cache/colibre_svg/100/sfx2/res/grip.png</text:p>
      <text:p text:style-name="Standard">home/dina/.config/libreoffice/4/cache/colibre_svg/100/sfx2/res/symphony/</text:p>
      <text:p text:style-name="Standard">home/dina/.config/libreoffice/4/cache/colibre_svg/100/sfx2/res/symphony/sidebar-style-large.png</text:p>
      <text:p text:style-name="Standard">home/dina/.config/libreoffice/4/cache/colibre_svg/100/sfx2/res/symphony/sidebar-navigator-large.png</text:p>
      <text:p text:style-name="Standard">home/dina/.config/libreoffice/4/cache/colibre_svg/100/sfx2/res/symphony/sidebar-gallery-large.png</text:p>
      <text:p text:style-name="Standard">home/dina/.config/libreoffice/4/cache/colibre_svg/100/sfx2/res/symphony/sidebar-property-large.png</text:p>
      <text:p text:style-name="Standard">home/dina/.config/libreoffice/4/cache/colibre_svg/100/sfx2/res/symphony/sidebar-a11y-large.png</text:p>
      <text:p text:style-name="Standard">home/dina/.config/libreoffice/4/cache/colibre_svg/100/sfx2/res/closedoc.png</text:p>
      <text:p text:style-name="Standard">home/dina/.config/libreoffice/4/user/</text:p>
      <text:p text:style-name="Standard">home/dina/.config/libreoffice/4/user/autocorr/</text:p>
      <text:p text:style-name="Standard">home/dina/.config/libreoffice/4/user/GraphicsRenderTests.log</text:p>
      <text:p text:style-name="Standard">home/dina/.config/libreoffice/4/user/database/</text:p>
      <text:p text:style-name="Standard">home/dina/.config/libreoffice/4/user/database/biblio/</text:p>
      <text:p text:style-name="Standard">home/dina/.config/libreoffice/4/user/database/biblio/biblio.dbf</text:p>
      <text:p text:style-name="Standard">home/dina/.config/libreoffice/4/user/database/biblio/biblio.dbt</text:p>
      <text:p text:style-name="Standard">home/dina/.config/libreoffice/4/user/database/biblio.odb</text:p>
      <text:p text:style-name="Standard">home/dina/.config/libreoffice/4/user/basic/</text:p>
      <text:p text:style-name="Standard">home/dina/.config/libreoffice/4/user/basic/Standard/</text:p>
      <text:p text:style-name="Standard">home/dina/.config/libreoffice/4/user/basic/Standard/script.xlb</text:p>
      <text:p text:style-name="Standard">home/dina/.config/libreoffice/4/user/basic/Standard/dialog.xlb</text:p>
      <text:p text:style-name="Standard">home/dina/.config/libreoffice/4/user/basic/Standard/Module1.xba</text:p>
      <text:p text:style-name="Standard">home/dina/.config/libreoffice/4/user/basic/script.xlc</text:p>
      <text:p text:style-name="Standard"><text:soft-page-break/>home/dina/.config/libreoffice/4/user/basic/dialog.xlc</text:p>
      <text:p text:style-name="Standard">home/dina/.config/libreoffice/4/user/registrymodifications.xcu</text:p>
      <text:p text:style-name="Standard">home/dina/.config/libreoffice/4/user/gallery/</text:p>
      <text:p text:style-name="Standard">home/dina/.config/libreoffice/4/user/gallery/sg30.sdv</text:p>
      <text:p text:style-name="Standard">home/dina/.config/libreoffice/4/user/gallery/sg30.thm</text:p>
      <text:p text:style-name="Standard">home/dina/.config/libreoffice/4/user/pack/</text:p>
      <text:p text:style-name="Standard">home/dina/.config/libreoffice/4/user/pack/database/</text:p>
      <text:p text:style-name="Standard">home/dina/.config/libreoffice/4/user/pack/database/biblio.pack</text:p>
      <text:p text:style-name="Standard">home/dina/.config/libreoffice/4/user/pack/database/biblio/</text:p>
      <text:p text:style-name="Standard">home/dina/.config/libreoffice/4/user/pack/database/biblio/biblio.pack</text:p>
      <text:p text:style-name="Standard">home/dina/.config/libreoffice/4/user/pack/registrymodifications.pack</text:p>
      <text:p text:style-name="Standard">home/dina/.config/libreoffice/4/user/pack/basic/</text:p>
      <text:p text:style-name="Standard">home/dina/.config/libreoffice/4/user/pack/basic/Standard/</text:p>
      <text:p text:style-name="Standard">home/dina/.config/libreoffice/4/user/pack/basic/Standard/script.pack</text:p>
      <text:p text:style-name="Standard">home/dina/.config/libreoffice/4/user/pack/basic/Standard/dialog.pack</text:p>
      <text:p text:style-name="Standard">home/dina/.config/libreoffice/4/user/pack/basic/Standard/Module1.pack</text:p>
      <text:p text:style-name="Standard">home/dina/.config/libreoffice/4/user/pack/basic/script.pack</text:p>
      <text:p text:style-name="Standard">home/dina/.config/libreoffice/4/user/pack/basic/dialog.pack</text:p>
      <text:p text:style-name="Standard">home/dina/.config/libreoffice/4/user/pack/config/</text:p>
      <text:p text:style-name="Standard">home/dina/.config/libreoffice/4/user/pack/config/autotbl.pack</text:p>
      <text:p text:style-name="Standard">home/dina/.config/libreoffice/4/user/pack/autotext/</text:p>
      <text:p text:style-name="Standard">home/dina/.config/libreoffice/4/user/pack/autotext/mytexts.pack</text:p>
      <text:p text:style-name="Standard">home/dina/.config/libreoffice/4/user/pack/ExtensionInfo.pack</text:p>
      <text:p text:style-name="Standard">home/dina/.config/libreoffice/4/user/config/</text:p>
      <text:p text:style-name="Standard">home/dina/.config/libreoffice/4/user/config/autotbl.fmt</text:p>
      <text:p text:style-name="Standard">home/dina/.config/libreoffice/4/user/config/soffice.cfg/</text:p>
      <text:p text:style-name="Standard">home/dina/.config/libreoffice/4/user/config/soffice.cfg/modules/</text:p>
      <text:p text:style-name="Standard">home/dina/.config/libreoffice/4/user/config/soffice.cfg/modules/swriter/</text:p>
      <text:p text:style-name="Standard">home/dina/.config/libreoffice/4/user/config/soffice.cfg/modules/swriter/images/</text:p>
      <text:p text:style-name="Standard">home/dina/.config/libreoffice/4/user/config/soffice.cfg/modules/swriter/images/Bitmaps/</text:p>
      <text:p text:style-name="Standard">home/dina/.config/libreoffice/4/user/config/soffice.cfg/modules/swriter/menubar/</text:p>
      <text:p text:style-name="Standard">home/dina/.config/libreoffice/4/user/config/soffice.cfg/modules/swriter/popupmenu/</text:p>
      <text:p text:style-name="Standard">home/dina/.config/libreoffice/4/user/config/soffice.cfg/modules/swriter/toolbar/</text:p>
      <text:p text:style-name="Standard">home/dina/.config/libreoffice/4/user/config/soffice.cfg/modules/swriter/statusbar/</text:p>
      <text:p text:style-name="Standard">home/dina/.config/libreoffice/4/user/autotext/</text:p>
      <text:p text:style-name="Standard">home/dina/.config/libreoffice/4/user/autotext/mytexts.bau</text:p>
      <text:p text:style-name="Standard">home/dina/.config/libreoffice/4/user/extensions/</text:p>
      <text:p text:style-name="Standard">home/dina/.config/libreoffice/4/user/extensions/tmp/</text:p>
      <text:p text:style-name="Standard">home/dina/.config/libreoffice/4/user/extensions/tmp/registry/</text:p>
      <text:p text:style-name="Standard">home/dina/.config/libreoffice/4/user/extensions/tmp/registry/com.sun.star.comp.deployment.help.PackageRegistryBackend/</text:p>
      <text:p text:style-name="Standard">home/dina/.config/libreoffice/4/user/extensions/tmp/registry/com.sun.star.comp.deployment.help.PackageRegistryBackend/backenddb.xml</text:p>
      <text:p text:style-name="Standard">home/dina/.config/libreoffice/4/user/extensions/tmp/registry/com.sun.star.comp.deployment.script.PackageRegistryBackend/</text:p>
      <text:p text:style-name="Standard">home/dina/.config/libreoffice/4/user/extensions/tmp/registry/com.sun.star.comp.deployment.component.PackageRegistryBackend/</text:p>
      <text:p text:style-name="Standard">home/dina/.config/libreoffice/4/user/extensions/tmp/registry/com.sun.star.comp.deployment.bundle.PackageRegistryBackend/</text:p>
      <text:p text:style-name="Standard"><text:soft-page-break/>home/dina/.config/libreoffice/4/user/extensions/tmp/registry/com.sun.star.comp.deployment.configuration.PackageRegistryBackend/</text:p>
      <text:p text:style-name="Standard">home/dina/.config/libreoffice/4/user/extensions/tmp/registry/com.sun.star.comp.deployment.configuration.PackageRegistryBackend/backenddb.xml</text:p>
      <text:p text:style-name="Standard">home/dina/.config/libreoffice/4/user/extensions/tmp/registry/com.sun.star.comp.deployment.sfwk.PackageRegistryBackend/</text:p>
      <text:p text:style-name="Standard">home/dina/.config/libreoffice/4/user/extensions/tmp/registry/com.sun.star.comp.deployment.executable.PackageRegistryBackend/</text:p>
      <text:p text:style-name="Standard">home/dina/.config/libreoffice/4/user/extensions/tmp/extensions/</text:p>
      <text:p text:style-name="Standard">home/dina/.config/libreoffice/4/user/extensions/buildid</text:p>
      <text:p text:style-name="Standard">home/dina/.config/libreoffice/4/user/extensions/bundled/</text:p>
      <text:p text:style-name="Standard">home/dina/.config/libreoffice/4/user/extensions/bundled/registry/</text:p>
      <text:p text:style-name="Standard">home/dina/.config/libreoffice/4/user/extensions/bundled/registry/com.sun.star.comp.deployment.help.PackageRegistryBackend/</text:p>
      <text:p text:style-name="Standard">home/dina/.config/libreoffice/4/user/extensions/bundled/registry/com.sun.star.comp.deployment.help.PackageRegistryBackend/backenddb.xml</text:p>
      <text:p text:style-name="Standard">home/dina/.config/libreoffice/4/user/extensions/bundled/registry/com.sun.star.comp.deployment.script.PackageRegistryBackend/</text:p>
      <text:p text:style-name="Standard">home/dina/.config/libreoffice/4/user/extensions/bundled/registry/com.sun.star.comp.deployment.component.PackageRegistryBackend/</text:p>
      <text:p text:style-name="Standard">home/dina/.config/libreoffice/4/user/extensions/bundled/registry/com.sun.star.comp.deployment.bundle.PackageRegistryBackend/</text:p>
      <text:p text:style-name="Standard">home/dina/.config/libreoffice/4/user/extensions/bundled/registry/com.sun.star.comp.deployment.configuration.PackageRegistryBackend/</text:p>
      <text:p text:style-name="Standard">home/dina/.config/libreoffice/4/user/extensions/bundled/registry/com.sun.star.comp.deployment.configuration.PackageRegistryBackend/backenddb.xml</text:p>
      <text:p text:style-name="Standard">home/dina/.config/libreoffice/4/user/extensions/bundled/registry/com.sun.star.comp.deployment.sfwk.PackageRegistryBackend/</text:p>
      <text:p text:style-name="Standard">home/dina/.config/libreoffice/4/user/extensions/bundled/registry/com.sun.star.comp.deployment.executable.PackageRegistryBackend/</text:p>
      <text:p text:style-name="Standard">home/dina/.config/libreoffice/4/user/extensions/bundled/lastsynchronized</text:p>
      <text:p text:style-name="Standard">home/dina/.config/libreoffice/4/user/extensions/shared/</text:p>
      <text:p text:style-name="Standard">home/dina/.config/libreoffice/4/user/extensions/shared/registry/</text:p>
      <text:p text:style-name="Standard">home/dina/.config/libreoffice/4/user/extensions/shared/registry/com.sun.star.comp.deployment.help.PackageRegistryBackend/</text:p>
      <text:p text:style-name="Standard">home/dina/.config/libreoffice/4/user/extensions/shared/registry/com.sun.star.comp.deployment.help.PackageRegistryBackend/backenddb.xml</text:p>
      <text:p text:style-name="Standard">home/dina/.config/libreoffice/4/user/extensions/shared/registry/com.sun.star.comp.deployment.script.PackageRegistryBackend/</text:p>
      <text:p text:style-name="Standard">home/dina/.config/libreoffice/4/user/extensions/shared/registry/com.sun.star.comp.deployment.component.PackageRegistryBackend/</text:p>
      <text:p text:style-name="Standard">home/dina/.config/libreoffice/4/user/extensions/shared/registry/com.sun.star.comp.deployment.bundle.PackageRegistryBackend/</text:p>
      <text:p text:style-name="Standard">home/dina/.config/libreoffice/4/user/extensions/shared/registry/com.sun.star.comp.deployment.configuration.PackageRegistryBackend/</text:p>
      <text:p text:style-name="Standard">home/dina/.config/libreoffice/4/user/extensions/shared/registry/com.sun.star.comp.deployment.configuration.PackageRegistryBackend/backenddb.xml</text:p>
      <text:p text:style-name="Standard">home/dina/.config/libreoffice/4/user/extensions/shared/registry/com.sun.star.comp.deployment.sfwk.PackageRegistryBackend/</text:p>
      <text:p text:style-name="Standard"><text:soft-page-break/>home/dina/.config/libreoffice/4/user/extensions/shared/registry/com.sun.star.comp.deployment.executable.PackageRegistryBackend/</text:p>
      <text:p text:style-name="Standard">home/dina/.config/libreoffice/4/user/extensions/shared/lastsynchronized</text:p>
      <text:p text:style-name="Standard">home/dina/.config/libreoffice/4/user/uno_packages/</text:p>
      <text:p text:style-name="Standard">home/dina/.config/libreoffice/4/user/uno_packages/cache/</text:p>
      <text:p text:style-name="Standard">home/dina/.config/libreoffice/4/user/uno_packages/cache/registry/</text:p>
      <text:p text:style-name="Standard">home/dina/.config/libreoffice/4/user/uno_packages/cache/registry/com.sun.star.comp.deployment.help.PackageRegistryBackend/</text:p>
      <text:p text:style-name="Standard">home/dina/.config/libreoffice/4/user/uno_packages/cache/registry/com.sun.star.comp.deployment.help.PackageRegistryBackend/backenddb.xml</text:p>
      <text:p text:style-name="Standard">home/dina/.config/libreoffice/4/user/uno_packages/cache/registry/com.sun.star.comp.deployment.script.PackageRegistryBackend/</text:p>
      <text:p text:style-name="Standard">home/dina/.config/libreoffice/4/user/uno_packages/cache/registry/com.sun.star.comp.deployment.component.PackageRegistryBackend/</text:p>
      <text:p text:style-name="Standard">home/dina/.config/libreoffice/4/user/uno_packages/cache/registry/com.sun.star.comp.deployment.bundle.PackageRegistryBackend/</text:p>
      <text:p text:style-name="Standard">home/dina/.config/libreoffice/4/user/uno_packages/cache/registry/com.sun.star.comp.deployment.configuration.PackageRegistryBackend/</text:p>
      <text:p text:style-name="Standard">home/dina/.config/libreoffice/4/user/uno_packages/cache/registry/com.sun.star.comp.deployment.configuration.PackageRegistryBackend/backenddb.xml</text:p>
      <text:p text:style-name="Standard">home/dina/.config/libreoffice/4/user/uno_packages/cache/registry/com.sun.star.comp.deployment.sfwk.PackageRegistryBackend/</text:p>
      <text:p text:style-name="Standard">home/dina/.config/libreoffice/4/user/uno_packages/cache/registry/com.sun.star.comp.deployment.executable.PackageRegistryBackend/</text:p>
      <text:p text:style-name="Standard">home/dina/.config/libreoffice/4/user/uno_packages/cache/uno_packages/</text:p>
      <text:p text:style-name="Standard">home/dina/.config/libreoffice/4/user/psprint/</text:p>
      <text:p text:style-name="Standard">home/dina/.config/dconf/</text:p>
      <text:p text:style-name="Standard">home/dina/.config/dconf/user</text:p>
      <text:p text:style-name="Standard">home/dina/.config/gtk-3.0/</text:p>
      <text:p text:style-name="Standard">home/dina/.config/gtk-3.0/bookmarks</text:p>
      <text:p text:style-name="Standard">home/dina/Pictures/</text:p>
      <text:p text:style-name="Standard">home/dina/.xsession-errors</text:p>
      <text:p text:style-name="Standard">home/dina/.gtkrc-xfce</text:p>
      <text:p text:style-name="Standard">home/dina/.gtkrc-2.0</text:p>
      <text:p text:style-name="Standard">home/dina/.xsession-errors.old</text:p>
      <text:p text:style-name="Standard">home/dina/Desktop/</text:p>
      <text:p text:style-name="Standard">home/dina/Desktop/2.3 lab.odt</text:p>
      <text:p text:style-name="Standard">home/dina/Desktop/2.5 Lab.odt</text:p>
      <text:p text:style-name="Standard">home/dina/Desktop/hello.c</text:p>
      <text:p text:style-name="Standard">home/dina/.bashrc</text:p>
      <text:p text:style-name="Standard">home/dina/.viminfo</text:p>
      <text:p text:style-name="Standard">home/dina/scores.out</text:p>
      <text:p text:style-name="Standard">home/dina/.linuxmint/</text:p>
      <text:p text:style-name="Standard">home/dina/.linuxmint/mintupdate/</text:p>
      <text:p text:style-name="Standard">home/dina/.linuxmint/mintupdate/updates.json</text:p>
      <text:p text:style-name="Standard">home/dina/Templates/</text:p>
      <text:p text:style-name="Standard">home/dina/Videos/</text:p>
      <text:p text:style-name="Standard">home/dina/.mozilla/</text:p>
      <text:p text:style-name="Standard">home/dina/.mozilla/firefox/</text:p>
      <text:p text:style-name="Standard"><text:soft-page-break/>home/dina/.mozilla/firefox/Pending Pings/</text:p>
      <text:p text:style-name="Standard">home/dina/.mozilla/firefox/Crash Reports/</text:p>
      <text:p text:style-name="Standard">home/dina/.mozilla/firefox/Crash Reports/InstallTime20250120135430</text:p>
      <text:p text:style-name="Standard">home/dina/.mozilla/firefox/Crash Reports/events/</text:p>
      <text:p text:style-name="Standard">home/dina/.mozilla/firefox/2r5aslpp.default-release/</text:p>
      <text:p text:style-name="Standard">home/dina/.mozilla/firefox/2r5aslpp.default-release/content-prefs.sqlite</text:p>
      <text:p text:style-name="Standard">home/dina/.mozilla/firefox/2r5aslpp.default-release/webappsstore.sqlite</text:p>
      <text:p text:style-name="Standard">home/dina/.mozilla/firefox/2r5aslpp.default-release/search.json.mozlz4</text:p>
      <text:p text:style-name="Standard">home/dina/.mozilla/firefox/2r5aslpp.default-release/AlternateServices.bin</text:p>
      <text:p text:style-name="Standard">home/dina/.mozilla/firefox/2r5aslpp.default-release/security_state/</text:p>
      <text:p text:style-name="Standard">home/dina/.mozilla/firefox/2r5aslpp.default-release/security_state/data.safe.bin</text:p>
      <text:p text:style-name="Standard">home/dina/.mozilla/firefox/2r5aslpp.default-release/suggest.sqlite</text:p>
      <text:p text:style-name="Standard">home/dina/.mozilla/firefox/2r5aslpp.default-release/storage.sqlite</text:p>
      <text:p text:style-name="Standard">home/dina/.mozilla/firefox/2r5aslpp.default-release/addonStartup.json.lz4</text:p>
      <text:p text:style-name="Standard">home/dina/.mozilla/firefox/2r5aslpp.default-release/shield-preference-experiments.json</text:p>
      <text:p text:style-name="Standard">home/dina/.mozilla/firefox/2r5aslpp.default-release/gmp-gmpopenh264/</text:p>
      <text:p text:style-name="Standard">home/dina/.mozilla/firefox/2r5aslpp.default-release/gmp-gmpopenh264/2.3.2/</text:p>
      <text:p text:style-name="Standard">home/dina/.mozilla/firefox/2r5aslpp.default-release/gmp-gmpopenh264/2.3.2/libgmpopenh264.so</text:p>
      <text:p text:style-name="Standard">home/dina/.mozilla/firefox/2r5aslpp.default-release/gmp-gmpopenh264/2.3.2/gmpopenh264.info</text:p>
      <text:p text:style-name="Standard">home/dina/.mozilla/firefox/2r5aslpp.default-release/suggest.sqlite-shm</text:p>
      <text:p text:style-name="Standard">home/dina/.mozilla/firefox/2r5aslpp.default-release/times.json</text:p>
      <text:p text:style-name="Standard">home/dina/.mozilla/firefox/2r5aslpp.default-release/ExperimentStoreData.json</text:p>
      <text:p text:style-name="Standard">home/dina/.mozilla/firefox/2r5aslpp.default-release/compatibility.ini</text:p>
      <text:p text:style-name="Standard">home/dina/.mozilla/firefox/2r5aslpp.default-release/pkcs11.txt</text:p>
      <text:p text:style-name="Standard">home/dina/.mozilla/firefox/2r5aslpp.default-release/datareporting/</text:p>
      <text:p text:style-name="Standard">home/dina/.mozilla/firefox/2r5aslpp.default-release/datareporting/archived/</text:p>
      <text:p text:style-name="Standard">home/dina/.mozilla/firefox/2r5aslpp.default-release/datareporting/archived/2025-02/</text:p>
      <text:p text:style-name="Standard">home/dina/.mozilla/firefox/2r5aslpp.default-release/datareporting/archived/2025-02/1739515061249.0958a6fe-5fec-4741-aab2-915abbe88799.main.jsonlz4</text:p>
      <text:p text:style-name="Standard">home/dina/.mozilla/firefox/2r5aslpp.default-release/datareporting/archived/2025-02/1739428208248.ba49560b-bac9-4b1b-8190-06f45b8721e2.event.jsonlz4</text:p>
      <text:p text:style-name="Standard">home/dina/.mozilla/firefox/2r5aslpp.default-release/datareporting/archived/2025-02/1739470940085.bc3876e6-f26d-4b87-8261-1fc4fe3f2d9a.event.jsonlz4</text:p>
      <text:p text:style-name="Standard">home/dina/.mozilla/firefox/2r5aslpp.default-release/datareporting/archived/2025-02/1739513853809.7055b671-8a0f-4558-81f0-29da4390ff2b.event.jsonlz4</text:p>
      <text:p text:style-name="Standard">home/dina/.mozilla/firefox/2r5aslpp.default-release/datareporting/archived/2025-02/1739338390534.13f0b66a-cc2d-4c78-85d0-a79355de59fc.new-profile.jsonlz4</text:p>
      <text:p text:style-name="Standard">home/dina/.mozilla/firefox/2r5aslpp.default-release/datareporting/archived/2025-02/1739470909212.586a601e-622e-4146-afff-de53582ff1a0.main.jsonlz4</text:p>
      <text:p text:style-name="Standard">home/dina/.mozilla/firefox/2r5aslpp.default-release/datareporting/archived/2025-02/1739474897338.768ac324-d710-41a7-adc4-b0078bed7328.main.jsonlz4</text:p>
      <text:p text:style-name="Standard">home/dina/.mozilla/firefox/2r5aslpp.default-release/datareporting/archived/2025-02/1739338697246.f647a299-fc1c-4e2d-93dc-61d8c16316e7.event.jsonlz4</text:p>
      <text:p text:style-name="Standard">home/dina/.mozilla/firefox/2r5aslpp.default-release/datareporting/archived/2025-02/1739338872782.b8d59c69-295c-4d6f-ae87-49807ac21cff.main.jsonlz4</text:p>
      <text:p text:style-name="Standard">home/dina/.mozilla/firefox/2r5aslpp.default-release/datareporting/archived/2025-02/1739338872773.9d5d0e25-04f7-4803-877a-9e38fdc5c25d.event.jsonlz4</text:p>
      <text:p text:style-name="Standard">home/dina/.mozilla/firefox/2r5aslpp.default-release/datareporting/archived/2025-02/1739338391173.9276d7a3-b4a4-40e9-8599-6d68fa95b8c1.event.jsonlz4</text:p>
      <text:p text:style-name="Standard"><text:soft-page-break/>home/dina/.mozilla/firefox/2r5aslpp.default-release/datareporting/archived/2025-02/1739338391192.9e232bd8-6c52-49c4-8e2b-7b50ac3d201c.main.jsonlz4</text:p>
      <text:p text:style-name="Standard">home/dina/.mozilla/firefox/2r5aslpp.default-release/datareporting/archived/2025-02/1739469467656.7bb77387-5238-4d48-808e-72b3f2ffd091.health.jsonlz4</text:p>
      <text:p text:style-name="Standard">home/dina/.mozilla/firefox/2r5aslpp.default-release/datareporting/archived/2025-02/1739469467452.23b3db15-7a27-405c-bfae-498b64e6dfd5.main.jsonlz4</text:p>
      <text:p text:style-name="Standard">home/dina/.mozilla/firefox/2r5aslpp.default-release/datareporting/archived/2025-02/1739338391199.4b48c3cd-808f-454d-850c-9a7de7b1f51c.first-shutdown.jsonlz4</text:p>
      <text:p text:style-name="Standard">home/dina/.mozilla/firefox/2r5aslpp.default-release/datareporting/archived/2025-02/1739338697258.bcec1fcd-6999-48fe-b836-3ddc1f79e084.main.jsonlz4</text:p>
      <text:p text:style-name="Standard">home/dina/.mozilla/firefox/2r5aslpp.default-release/datareporting/glean/</text:p>
      <text:p text:style-name="Standard">home/dina/.mozilla/firefox/2r5aslpp.default-release/datareporting/glean/tmp/</text:p>
      <text:p text:style-name="Standard">home/dina/.mozilla/firefox/2r5aslpp.default-release/datareporting/glean/db/</text:p>
      <text:p text:style-name="Standard">home/dina/.mozilla/firefox/2r5aslpp.default-release/datareporting/glean/db/data.safe.bin</text:p>
      <text:p text:style-name="Standard">home/dina/.mozilla/firefox/2r5aslpp.default-release/datareporting/glean/events/</text:p>
      <text:p text:style-name="Standard">home/dina/.mozilla/firefox/2r5aslpp.default-release/datareporting/glean/events/pageload</text:p>
      <text:p text:style-name="Standard">home/dina/.mozilla/firefox/2r5aslpp.default-release/datareporting/glean/events/bounce-tracking-protection</text:p>
      <text:p text:style-name="Standard">home/dina/.mozilla/firefox/2r5aslpp.default-release/datareporting/glean/events/background-update</text:p>
      <text:p text:style-name="Standard">home/dina/.mozilla/firefox/2r5aslpp.default-release/datareporting/glean/events/events</text:p>
      <text:p text:style-name="Standard">home/dina/.mozilla/firefox/2r5aslpp.default-release/datareporting/glean/events/prototype-no-code-events</text:p>
      <text:p text:style-name="Standard">home/dina/.mozilla/firefox/2r5aslpp.default-release/datareporting/glean/events/serp-categorization</text:p>
      <text:p text:style-name="Standard">home/dina/.mozilla/firefox/2r5aslpp.default-release/datareporting/glean/pending_pings/</text:p>
      <text:p text:style-name="Standard">home/dina/.mozilla/firefox/2r5aslpp.default-release/datareporting/session-state.json</text:p>
      <text:p text:style-name="Standard">home/dina/.mozilla/firefox/2r5aslpp.default-release/datareporting/aborted-session-ping</text:p>
      <text:p text:style-name="Standard">home/dina/.mozilla/firefox/2r5aslpp.default-release/datareporting/state.json</text:p>
      <text:p text:style-name="Standard">home/dina/.mozilla/firefox/2r5aslpp.default-release/addons.json</text:p>
      <text:p text:style-name="Standard">home/dina/.mozilla/firefox/2r5aslpp.default-release/extension-settings.json</text:p>
      <text:p text:style-name="Standard">home/dina/.mozilla/firefox/2r5aslpp.default-release/saved-telemetry-pings/</text:p>
      <text:p text:style-name="Standard">home/dina/.mozilla/firefox/2r5aslpp.default-release/saved-telemetry-pings/0958a6fe-5fec-4741-aab2-915abbe88799</text:p>
      <text:p text:style-name="Standard">home/dina/.mozilla/firefox/2r5aslpp.default-release/minidumps/</text:p>
      <text:p text:style-name="Standard">home/dina/.mozilla/firefox/2r5aslpp.default-release/key4.db</text:p>
      <text:p text:style-name="Standard">home/dina/.mozilla/firefox/2r5aslpp.default-release/broadcast-listeners.json</text:p>
      <text:p text:style-name="Standard">home/dina/.mozilla/firefox/2r5aslpp.default-release/bounce-tracking-protection.sqlite</text:p>
      <text:p text:style-name="Standard">home/dina/.mozilla/firefox/2r5aslpp.default-release/storage/</text:p>
      <text:p text:style-name="Standard">home/dina/.mozilla/firefox/2r5aslpp.default-release/storage/ls-archive.sqlite</text:p>
      <text:p text:style-name="Standard">home/dina/.mozilla/firefox/2r5aslpp.default-release/storage/permanent/</text:p>
      <text:p text:style-name="Standard">home/dina/.mozilla/firefox/2r5aslpp.default-release/storage/permanent/chrome/</text:p>
      <text:p text:style-name="Standard">home/dina/.mozilla/firefox/2r5aslpp.default-release/storage/permanent/chrome/.metadata-v2</text:p>
      <text:p text:style-name="Standard">home/dina/.mozilla/firefox/2r5aslpp.default-release/storage/permanent/chrome/idb/</text:p>
      <text:p text:style-name="Standard">home/dina/.mozilla/firefox/2r5aslpp.default-release/storage/permanent/chrome/idb/1451318868ntouromlalnodry--epcr.files/</text:p>
      <text:p text:style-name="Standard">home/dina/.mozilla/firefox/2r5aslpp.default-release/storage/permanent/chrome/idb/3870112724rsegmnoittet-es.files/</text:p>
      <text:p text:style-name="Standard">home/dina/.mozilla/firefox/2r5aslpp.default-release/storage/permanent/chrome/idb/3870112724rsegmnoittet-es.files/1474</text:p>
      <text:p text:style-name="Standard"><text:soft-page-break/>home/dina/.mozilla/firefox/2r5aslpp.default-release/storage/permanent/chrome/idb/3870112724rsegmnoittet-es.files/974</text:p>
      <text:p text:style-name="Standard">home/dina/.mozilla/firefox/2r5aslpp.default-release/storage/permanent/chrome/idb/3870112724rsegmnoittet-es.files/84</text:p>
      <text:p text:style-name="Standard">home/dina/.mozilla/firefox/2r5aslpp.default-release/storage/permanent/chrome/idb/3870112724rsegmnoittet-es.files/218</text:p>
      <text:p text:style-name="Standard">home/dina/.mozilla/firefox/2r5aslpp.default-release/storage/permanent/chrome/idb/3870112724rsegmnoittet-es.files/1167</text:p>
      <text:p text:style-name="Standard">home/dina/.mozilla/firefox/2r5aslpp.default-release/storage/permanent/chrome/idb/3870112724rsegmnoittet-es.files/87</text:p>
      <text:p text:style-name="Standard">home/dina/.mozilla/firefox/2r5aslpp.default-release/storage/permanent/chrome/idb/3870112724rsegmnoittet-es.files/431</text:p>
      <text:p text:style-name="Standard">home/dina/.mozilla/firefox/2r5aslpp.default-release/storage/permanent/chrome/idb/3870112724rsegmnoittet-es.files/1561</text:p>
      <text:p text:style-name="Standard">home/dina/.mozilla/firefox/2r5aslpp.default-release/storage/permanent/chrome/idb/3870112724rsegmnoittet-es.files/1550</text:p>
      <text:p text:style-name="Standard">home/dina/.mozilla/firefox/2r5aslpp.default-release/storage/permanent/chrome/idb/3870112724rsegmnoittet-es.files/931</text:p>
      <text:p text:style-name="Standard">home/dina/.mozilla/firefox/2r5aslpp.default-release/storage/permanent/chrome/idb/3870112724rsegmnoittet-es.files/1001</text:p>
      <text:p text:style-name="Standard">home/dina/.mozilla/firefox/2r5aslpp.default-release/storage/permanent/chrome/idb/3870112724rsegmnoittet-es.files/1500</text:p>
      <text:p text:style-name="Standard">home/dina/.mozilla/firefox/2r5aslpp.default-release/storage/permanent/chrome/idb/3870112724rsegmnoittet-es.files/1104</text:p>
      <text:p text:style-name="Standard">home/dina/.mozilla/firefox/2r5aslpp.default-release/storage/permanent/chrome/idb/3870112724rsegmnoittet-es.files/276</text:p>
      <text:p text:style-name="Standard">home/dina/.mozilla/firefox/2r5aslpp.default-release/storage/permanent/chrome/idb/3870112724rsegmnoittet-es.files/230</text:p>
      <text:p text:style-name="Standard">home/dina/.mozilla/firefox/2r5aslpp.default-release/storage/permanent/chrome/idb/3870112724rsegmnoittet-es.files/893</text:p>
      <text:p text:style-name="Standard">home/dina/.mozilla/firefox/2r5aslpp.default-release/storage/permanent/chrome/idb/3870112724rsegmnoittet-es.files/327</text:p>
      <text:p text:style-name="Standard">home/dina/.mozilla/firefox/2r5aslpp.default-release/storage/permanent/chrome/idb/3870112724rsegmnoittet-es.files/1547</text:p>
      <text:p text:style-name="Standard">home/dina/.mozilla/firefox/2r5aslpp.default-release/storage/permanent/chrome/idb/3870112724rsegmnoittet-es.files/985</text:p>
      <text:p text:style-name="Standard">home/dina/.mozilla/firefox/2r5aslpp.default-release/storage/permanent/chrome/idb/3870112724rsegmnoittet-es.files/238</text:p>
      <text:p text:style-name="Standard">home/dina/.mozilla/firefox/2r5aslpp.default-release/storage/permanent/chrome/idb/3870112724rsegmnoittet-es.files/1673</text:p>
      <text:p text:style-name="Standard">home/dina/.mozilla/firefox/2r5aslpp.default-release/storage/permanent/chrome/idb/3870112724rsegmnoittet-es.files/759</text:p>
      <text:p text:style-name="Standard">home/dina/.mozilla/firefox/2r5aslpp.default-release/storage/permanent/chrome/idb/3870112724rsegmnoittet-es.files/52</text:p>
      <text:p text:style-name="Standard">home/dina/.mozilla/firefox/2r5aslpp.default-release/storage/permanent/chrome/idb/3870112724rsegmnoittet-es.files/1230</text:p>
      <text:p text:style-name="Standard">home/dina/.mozilla/firefox/2r5aslpp.default-release/storage/permanent/chrome/idb/3870112724rsegmnoittet-es.files/957</text:p>
      <text:p text:style-name="Standard"><text:soft-page-break/>home/dina/.mozilla/firefox/2r5aslpp.default-release/storage/permanent/chrome/idb/3870112724rsegmnoittet-es.files/1408</text:p>
      <text:p text:style-name="Standard">home/dina/.mozilla/firefox/2r5aslpp.default-release/storage/permanent/chrome/idb/3870112724rsegmnoittet-es.files/1151</text:p>
      <text:p text:style-name="Standard">home/dina/.mozilla/firefox/2r5aslpp.default-release/storage/permanent/chrome/idb/3870112724rsegmnoittet-es.files/1245</text:p>
      <text:p text:style-name="Standard">home/dina/.mozilla/firefox/2r5aslpp.default-release/storage/permanent/chrome/idb/3870112724rsegmnoittet-es.files/249</text:p>
      <text:p text:style-name="Standard">home/dina/.mozilla/firefox/2r5aslpp.default-release/storage/permanent/chrome/idb/3870112724rsegmnoittet-es.files/299</text:p>
      <text:p text:style-name="Standard">home/dina/.mozilla/firefox/2r5aslpp.default-release/storage/permanent/chrome/idb/3870112724rsegmnoittet-es.files/958</text:p>
      <text:p text:style-name="Standard">home/dina/.mozilla/firefox/2r5aslpp.default-release/storage/permanent/chrome/idb/3870112724rsegmnoittet-es.files/1105</text:p>
      <text:p text:style-name="Standard">home/dina/.mozilla/firefox/2r5aslpp.default-release/storage/permanent/chrome/idb/3870112724rsegmnoittet-es.files/1590</text:p>
      <text:p text:style-name="Standard">home/dina/.mozilla/firefox/2r5aslpp.default-release/storage/permanent/chrome/idb/3870112724rsegmnoittet-es.files/1189</text:p>
      <text:p text:style-name="Standard">home/dina/.mozilla/firefox/2r5aslpp.default-release/storage/permanent/chrome/idb/3870112724rsegmnoittet-es.files/1679</text:p>
      <text:p text:style-name="Standard">home/dina/.mozilla/firefox/2r5aslpp.default-release/storage/permanent/chrome/idb/3870112724rsegmnoittet-es.files/658</text:p>
      <text:p text:style-name="Standard">home/dina/.mozilla/firefox/2r5aslpp.default-release/storage/permanent/chrome/idb/3870112724rsegmnoittet-es.files/953</text:p>
      <text:p text:style-name="Standard">home/dina/.mozilla/firefox/2r5aslpp.default-release/storage/permanent/chrome/idb/3870112724rsegmnoittet-es.files/103</text:p>
      <text:p text:style-name="Standard">home/dina/.mozilla/firefox/2r5aslpp.default-release/storage/permanent/chrome/idb/3870112724rsegmnoittet-es.files/970</text:p>
      <text:p text:style-name="Standard">home/dina/.mozilla/firefox/2r5aslpp.default-release/storage/permanent/chrome/idb/3870112724rsegmnoittet-es.files/185</text:p>
      <text:p text:style-name="Standard">home/dina/.mozilla/firefox/2r5aslpp.default-release/storage/permanent/chrome/idb/3870112724rsegmnoittet-es.files/621</text:p>
      <text:p text:style-name="Standard">home/dina/.mozilla/firefox/2r5aslpp.default-release/storage/permanent/chrome/idb/3870112724rsegmnoittet-es.files/1583</text:p>
      <text:p text:style-name="Standard">home/dina/.mozilla/firefox/2r5aslpp.default-release/storage/permanent/chrome/idb/3870112724rsegmnoittet-es.files/1036</text:p>
      <text:p text:style-name="Standard">home/dina/.mozilla/firefox/2r5aslpp.default-release/storage/permanent/chrome/idb/3870112724rsegmnoittet-es.files/1386</text:p>
      <text:p text:style-name="Standard">home/dina/.mozilla/firefox/2r5aslpp.default-release/storage/permanent/chrome/idb/3870112724rsegmnoittet-es.files/1192</text:p>
      <text:p text:style-name="Standard">home/dina/.mozilla/firefox/2r5aslpp.default-release/storage/permanent/chrome/idb/3870112724rsegmnoittet-es.files/578</text:p>
      <text:p text:style-name="Standard">home/dina/.mozilla/firefox/2r5aslpp.default-release/storage/permanent/chrome/idb/3870112724rsegmnoittet-es.files/396</text:p>
      <text:p text:style-name="Standard">home/dina/.mozilla/firefox/2r5aslpp.default-release/storage/permanent/chrome/idb/3870112724rsegmnoittet-es.files/599</text:p>
      <text:p text:style-name="Standard">home/dina/.mozilla/firefox/2r5aslpp.default-release/storage/permanent/chrome/idb/3870112724rsegmnoittet-es.files/96</text:p>
      <text:p text:style-name="Standard"><text:soft-page-break/>home/dina/.mozilla/firefox/2r5aslpp.default-release/storage/permanent/chrome/idb/3870112724rsegmnoittet-es.files/716</text:p>
      <text:p text:style-name="Standard">home/dina/.mozilla/firefox/2r5aslpp.default-release/storage/permanent/chrome/idb/3870112724rsegmnoittet-es.files/1118</text:p>
      <text:p text:style-name="Standard">home/dina/.mozilla/firefox/2r5aslpp.default-release/storage/permanent/chrome/idb/3870112724rsegmnoittet-es.files/595</text:p>
      <text:p text:style-name="Standard">home/dina/.mozilla/firefox/2r5aslpp.default-release/storage/permanent/chrome/idb/3870112724rsegmnoittet-es.files/99</text:p>
      <text:p text:style-name="Standard">home/dina/.mozilla/firefox/2r5aslpp.default-release/storage/permanent/chrome/idb/3870112724rsegmnoittet-es.files/536</text:p>
      <text:p text:style-name="Standard">home/dina/.mozilla/firefox/2r5aslpp.default-release/storage/permanent/chrome/idb/3870112724rsegmnoittet-es.files/1618</text:p>
      <text:p text:style-name="Standard">home/dina/.mozilla/firefox/2r5aslpp.default-release/storage/permanent/chrome/idb/3870112724rsegmnoittet-es.files/1314</text:p>
      <text:p text:style-name="Standard">home/dina/.mozilla/firefox/2r5aslpp.default-release/storage/permanent/chrome/idb/3870112724rsegmnoittet-es.files/309</text:p>
      <text:p text:style-name="Standard">home/dina/.mozilla/firefox/2r5aslpp.default-release/storage/permanent/chrome/idb/3870112724rsegmnoittet-es.files/1321</text:p>
      <text:p text:style-name="Standard">home/dina/.mozilla/firefox/2r5aslpp.default-release/storage/permanent/chrome/idb/3870112724rsegmnoittet-es.files/300</text:p>
      <text:p text:style-name="Standard">home/dina/.mozilla/firefox/2r5aslpp.default-release/storage/permanent/chrome/idb/3870112724rsegmnoittet-es.files/260</text:p>
      <text:p text:style-name="Standard">home/dina/.mozilla/firefox/2r5aslpp.default-release/storage/permanent/chrome/idb/3870112724rsegmnoittet-es.files/381</text:p>
      <text:p text:style-name="Standard">home/dina/.mozilla/firefox/2r5aslpp.default-release/storage/permanent/chrome/idb/3870112724rsegmnoittet-es.files/1146</text:p>
      <text:p text:style-name="Standard">home/dina/.mozilla/firefox/2r5aslpp.default-release/storage/permanent/chrome/idb/3870112724rsegmnoittet-es.files/311</text:p>
      <text:p text:style-name="Standard">home/dina/.mozilla/firefox/2r5aslpp.default-release/storage/permanent/chrome/idb/3870112724rsegmnoittet-es.files/1626</text:p>
      <text:p text:style-name="Standard">home/dina/.mozilla/firefox/2r5aslpp.default-release/storage/permanent/chrome/idb/3870112724rsegmnoittet-es.files/1635</text:p>
      <text:p text:style-name="Standard">home/dina/.mozilla/firefox/2r5aslpp.default-release/storage/permanent/chrome/idb/3870112724rsegmnoittet-es.files/822</text:p>
      <text:p text:style-name="Standard">home/dina/.mozilla/firefox/2r5aslpp.default-release/storage/permanent/chrome/idb/3870112724rsegmnoittet-es.files/1484</text:p>
      <text:p text:style-name="Standard">home/dina/.mozilla/firefox/2r5aslpp.default-release/storage/permanent/chrome/idb/3870112724rsegmnoittet-es.files/337</text:p>
      <text:p text:style-name="Standard">home/dina/.mozilla/firefox/2r5aslpp.default-release/storage/permanent/chrome/idb/3870112724rsegmnoittet-es.files/1490</text:p>
      <text:p text:style-name="Standard">home/dina/.mozilla/firefox/2r5aslpp.default-release/storage/permanent/chrome/idb/3870112724rsegmnoittet-es.files/484</text:p>
      <text:p text:style-name="Standard">home/dina/.mozilla/firefox/2r5aslpp.default-release/storage/permanent/chrome/idb/3870112724rsegmnoittet-es.files/1392</text:p>
      <text:p text:style-name="Standard">home/dina/.mozilla/firefox/2r5aslpp.default-release/storage/permanent/chrome/idb/3870112724rsegmnoittet-es.files/184</text:p>
      <text:p text:style-name="Standard">home/dina/.mozilla/firefox/2r5aslpp.default-release/storage/permanent/chrome/idb/3870112724rsegmnoittet-es.files/234</text:p>
      <text:p text:style-name="Standard"><text:soft-page-break/>home/dina/.mozilla/firefox/2r5aslpp.default-release/storage/permanent/chrome/idb/3870112724rsegmnoittet-es.files/1227</text:p>
      <text:p text:style-name="Standard">home/dina/.mozilla/firefox/2r5aslpp.default-release/storage/permanent/chrome/idb/3870112724rsegmnoittet-es.files/1010</text:p>
      <text:p text:style-name="Standard">home/dina/.mozilla/firefox/2r5aslpp.default-release/storage/permanent/chrome/idb/3870112724rsegmnoittet-es.files/1572</text:p>
      <text:p text:style-name="Standard">home/dina/.mozilla/firefox/2r5aslpp.default-release/storage/permanent/chrome/idb/3870112724rsegmnoittet-es.files/700</text:p>
      <text:p text:style-name="Standard">home/dina/.mozilla/firefox/2r5aslpp.default-release/storage/permanent/chrome/idb/3870112724rsegmnoittet-es.files/1337</text:p>
      <text:p text:style-name="Standard">home/dina/.mozilla/firefox/2r5aslpp.default-release/storage/permanent/chrome/idb/3870112724rsegmnoittet-es.files/1365</text:p>
      <text:p text:style-name="Standard">home/dina/.mozilla/firefox/2r5aslpp.default-release/storage/permanent/chrome/idb/3870112724rsegmnoittet-es.files/911</text:p>
      <text:p text:style-name="Standard">home/dina/.mozilla/firefox/2r5aslpp.default-release/storage/permanent/chrome/idb/3870112724rsegmnoittet-es.files/128</text:p>
      <text:p text:style-name="Standard">home/dina/.mozilla/firefox/2r5aslpp.default-release/storage/permanent/chrome/idb/3870112724rsegmnoittet-es.files/1676</text:p>
      <text:p text:style-name="Standard">home/dina/.mozilla/firefox/2r5aslpp.default-release/storage/permanent/chrome/idb/3870112724rsegmnoittet-es.files/435</text:p>
      <text:p text:style-name="Standard">home/dina/.mozilla/firefox/2r5aslpp.default-release/storage/permanent/chrome/idb/3870112724rsegmnoittet-es.files/1688</text:p>
      <text:p text:style-name="Standard">home/dina/.mozilla/firefox/2r5aslpp.default-release/storage/permanent/chrome/idb/3870112724rsegmnoittet-es.files/756</text:p>
      <text:p text:style-name="Standard">home/dina/.mozilla/firefox/2r5aslpp.default-release/storage/permanent/chrome/idb/3870112724rsegmnoittet-es.files/879</text:p>
      <text:p text:style-name="Standard">home/dina/.mozilla/firefox/2r5aslpp.default-release/storage/permanent/chrome/idb/3870112724rsegmnoittet-es.files/204</text:p>
      <text:p text:style-name="Standard">home/dina/.mozilla/firefox/2r5aslpp.default-release/storage/permanent/chrome/idb/3870112724rsegmnoittet-es.files/248</text:p>
      <text:p text:style-name="Standard">home/dina/.mozilla/firefox/2r5aslpp.default-release/storage/permanent/chrome/idb/3870112724rsegmnoittet-es.files/554</text:p>
      <text:p text:style-name="Standard">home/dina/.mozilla/firefox/2r5aslpp.default-release/storage/permanent/chrome/idb/3870112724rsegmnoittet-es.files/586</text:p>
      <text:p text:style-name="Standard">home/dina/.mozilla/firefox/2r5aslpp.default-release/storage/permanent/chrome/idb/3870112724rsegmnoittet-es.files/1180</text:p>
      <text:p text:style-name="Standard">home/dina/.mozilla/firefox/2r5aslpp.default-release/storage/permanent/chrome/idb/3870112724rsegmnoittet-es.files/187</text:p>
      <text:p text:style-name="Standard">home/dina/.mozilla/firefox/2r5aslpp.default-release/storage/permanent/chrome/idb/3870112724rsegmnoittet-es.files/216</text:p>
      <text:p text:style-name="Standard">home/dina/.mozilla/firefox/2r5aslpp.default-release/storage/permanent/chrome/idb/3870112724rsegmnoittet-es.files/731</text:p>
      <text:p text:style-name="Standard">home/dina/.mozilla/firefox/2r5aslpp.default-release/storage/permanent/chrome/idb/3870112724rsegmnoittet-es.files/1682</text:p>
      <text:p text:style-name="Standard">home/dina/.mozilla/firefox/2r5aslpp.default-release/storage/permanent/chrome/idb/3870112724rsegmnoittet-es.files/989</text:p>
      <text:p text:style-name="Standard">home/dina/.mozilla/firefox/2r5aslpp.default-release/storage/permanent/chrome/idb/3870112724rsegmnoittet-es.files/1082</text:p>
      <text:p text:style-name="Standard"><text:soft-page-break/>home/dina/.mozilla/firefox/2r5aslpp.default-release/storage/permanent/chrome/idb/3870112724rsegmnoittet-es.files/1425</text:p>
      <text:p text:style-name="Standard">home/dina/.mozilla/firefox/2r5aslpp.default-release/storage/permanent/chrome/idb/3870112724rsegmnoittet-es.files/843</text:p>
      <text:p text:style-name="Standard">home/dina/.mozilla/firefox/2r5aslpp.default-release/storage/permanent/chrome/idb/3870112724rsegmnoittet-es.files/550</text:p>
      <text:p text:style-name="Standard">home/dina/.mozilla/firefox/2r5aslpp.default-release/storage/permanent/chrome/idb/3870112724rsegmnoittet-es.files/176</text:p>
      <text:p text:style-name="Standard">home/dina/.mozilla/firefox/2r5aslpp.default-release/storage/permanent/chrome/idb/3870112724rsegmnoittet-es.files/1480</text:p>
      <text:p text:style-name="Standard">home/dina/.mozilla/firefox/2r5aslpp.default-release/storage/permanent/chrome/idb/3870112724rsegmnoittet-es.files/343</text:p>
      <text:p text:style-name="Standard">home/dina/.mozilla/firefox/2r5aslpp.default-release/storage/permanent/chrome/idb/3870112724rsegmnoittet-es.files/541</text:p>
      <text:p text:style-name="Standard">home/dina/.mozilla/firefox/2r5aslpp.default-release/storage/permanent/chrome/idb/3870112724rsegmnoittet-es.files/1421</text:p>
      <text:p text:style-name="Standard">home/dina/.mozilla/firefox/2r5aslpp.default-release/storage/permanent/chrome/idb/3870112724rsegmnoittet-es.files/1154</text:p>
      <text:p text:style-name="Standard">home/dina/.mozilla/firefox/2r5aslpp.default-release/storage/permanent/chrome/idb/3870112724rsegmnoittet-es.files/452</text:p>
      <text:p text:style-name="Standard">home/dina/.mozilla/firefox/2r5aslpp.default-release/storage/permanent/chrome/idb/3870112724rsegmnoittet-es.files/910</text:p>
      <text:p text:style-name="Standard">home/dina/.mozilla/firefox/2r5aslpp.default-release/storage/permanent/chrome/idb/3870112724rsegmnoittet-es.files/1212</text:p>
      <text:p text:style-name="Standard">home/dina/.mozilla/firefox/2r5aslpp.default-release/storage/permanent/chrome/idb/3870112724rsegmnoittet-es.files/587</text:p>
      <text:p text:style-name="Standard">home/dina/.mozilla/firefox/2r5aslpp.default-release/storage/permanent/chrome/idb/3870112724rsegmnoittet-es.files/1696</text:p>
      <text:p text:style-name="Standard">home/dina/.mozilla/firefox/2r5aslpp.default-release/storage/permanent/chrome/idb/3870112724rsegmnoittet-es.files/1403</text:p>
      <text:p text:style-name="Standard">home/dina/.mozilla/firefox/2r5aslpp.default-release/storage/permanent/chrome/idb/3870112724rsegmnoittet-es.files/39</text:p>
      <text:p text:style-name="Standard">home/dina/.mozilla/firefox/2r5aslpp.default-release/storage/permanent/chrome/idb/3870112724rsegmnoittet-es.files/728</text:p>
      <text:p text:style-name="Standard">home/dina/.mozilla/firefox/2r5aslpp.default-release/storage/permanent/chrome/idb/3870112724rsegmnoittet-es.files/1755</text:p>
      <text:p text:style-name="Standard">home/dina/.mozilla/firefox/2r5aslpp.default-release/storage/permanent/chrome/idb/3870112724rsegmnoittet-es.files/1128</text:p>
      <text:p text:style-name="Standard">home/dina/.mozilla/firefox/2r5aslpp.default-release/storage/permanent/chrome/idb/3870112724rsegmnoittet-es.files/407</text:p>
      <text:p text:style-name="Standard">home/dina/.mozilla/firefox/2r5aslpp.default-release/storage/permanent/chrome/idb/3870112724rsegmnoittet-es.files/1714</text:p>
      <text:p text:style-name="Standard">home/dina/.mozilla/firefox/2r5aslpp.default-release/storage/permanent/chrome/idb/3870112724rsegmnoittet-es.files/1135</text:p>
      <text:p text:style-name="Standard">home/dina/.mozilla/firefox/2r5aslpp.default-release/storage/permanent/chrome/idb/3870112724rsegmnoittet-es.files/1633</text:p>
      <text:p text:style-name="Standard">home/dina/.mozilla/firefox/2r5aslpp.default-release/storage/permanent/chrome/idb/3870112724rsegmnoittet-es.files/708</text:p>
      <text:p text:style-name="Standard"><text:soft-page-break/>home/dina/.mozilla/firefox/2r5aslpp.default-release/storage/permanent/chrome/idb/3870112724rsegmnoittet-es.files/1055</text:p>
      <text:p text:style-name="Standard">home/dina/.mozilla/firefox/2r5aslpp.default-release/storage/permanent/chrome/idb/3870112724rsegmnoittet-es.files/1250</text:p>
      <text:p text:style-name="Standard">home/dina/.mozilla/firefox/2r5aslpp.default-release/storage/permanent/chrome/idb/3870112724rsegmnoittet-es.files/720</text:p>
      <text:p text:style-name="Standard">home/dina/.mozilla/firefox/2r5aslpp.default-release/storage/permanent/chrome/idb/3870112724rsegmnoittet-es.files/1384</text:p>
      <text:p text:style-name="Standard">home/dina/.mozilla/firefox/2r5aslpp.default-release/storage/permanent/chrome/idb/3870112724rsegmnoittet-es.files/605</text:p>
      <text:p text:style-name="Standard">home/dina/.mozilla/firefox/2r5aslpp.default-release/storage/permanent/chrome/idb/3870112724rsegmnoittet-es.files/409</text:p>
      <text:p text:style-name="Standard">home/dina/.mozilla/firefox/2r5aslpp.default-release/storage/permanent/chrome/idb/3870112724rsegmnoittet-es.files/1092</text:p>
      <text:p text:style-name="Standard">home/dina/.mozilla/firefox/2r5aslpp.default-release/storage/permanent/chrome/idb/3870112724rsegmnoittet-es.files/696</text:p>
      <text:p text:style-name="Standard">home/dina/.mozilla/firefox/2r5aslpp.default-release/storage/permanent/chrome/idb/3870112724rsegmnoittet-es.files/1259</text:p>
      <text:p text:style-name="Standard">home/dina/.mozilla/firefox/2r5aslpp.default-release/storage/permanent/chrome/idb/3870112724rsegmnoittet-es.files/198</text:p>
      <text:p text:style-name="Standard">home/dina/.mozilla/firefox/2r5aslpp.default-release/storage/permanent/chrome/idb/3870112724rsegmnoittet-es.files/1744</text:p>
      <text:p text:style-name="Standard">home/dina/.mozilla/firefox/2r5aslpp.default-release/storage/permanent/chrome/idb/3870112724rsegmnoittet-es.files/379</text:p>
      <text:p text:style-name="Standard">home/dina/.mozilla/firefox/2r5aslpp.default-release/storage/permanent/chrome/idb/3870112724rsegmnoittet-es.files/663</text:p>
      <text:p text:style-name="Standard">home/dina/.mozilla/firefox/2r5aslpp.default-release/storage/permanent/chrome/idb/3870112724rsegmnoittet-es.files/770</text:p>
      <text:p text:style-name="Standard">home/dina/.mozilla/firefox/2r5aslpp.default-release/storage/permanent/chrome/idb/3870112724rsegmnoittet-es.files/389</text:p>
      <text:p text:style-name="Standard">home/dina/.mozilla/firefox/2r5aslpp.default-release/storage/permanent/chrome/idb/3870112724rsegmnoittet-es.files/445</text:p>
      <text:p text:style-name="Standard">home/dina/.mozilla/firefox/2r5aslpp.default-release/storage/permanent/chrome/idb/3870112724rsegmnoittet-es.files/1644</text:p>
      <text:p text:style-name="Standard">home/dina/.mozilla/firefox/2r5aslpp.default-release/storage/permanent/chrome/idb/3870112724rsegmnoittet-es.files/641</text:p>
      <text:p text:style-name="Standard">home/dina/.mozilla/firefox/2r5aslpp.default-release/storage/permanent/chrome/idb/3870112724rsegmnoittet-es.files/590</text:p>
      <text:p text:style-name="Standard">home/dina/.mozilla/firefox/2r5aslpp.default-release/storage/permanent/chrome/idb/3870112724rsegmnoittet-es.files/1588</text:p>
      <text:p text:style-name="Standard">home/dina/.mozilla/firefox/2r5aslpp.default-release/storage/permanent/chrome/idb/3870112724rsegmnoittet-es.files/1717</text:p>
      <text:p text:style-name="Standard">home/dina/.mozilla/firefox/2r5aslpp.default-release/storage/permanent/chrome/idb/3870112724rsegmnoittet-es.files/33</text:p>
      <text:p text:style-name="Standard">home/dina/.mozilla/firefox/2r5aslpp.default-release/storage/permanent/chrome/idb/3870112724rsegmnoittet-es.files/190</text:p>
      <text:p text:style-name="Standard">home/dina/.mozilla/firefox/2r5aslpp.default-release/storage/permanent/chrome/idb/3870112724rsegmnoittet-es.files/649</text:p>
      <text:p text:style-name="Standard"><text:soft-page-break/>home/dina/.mozilla/firefox/2r5aslpp.default-release/storage/permanent/chrome/idb/3870112724rsegmnoittet-es.files/415</text:p>
      <text:p text:style-name="Standard">home/dina/.mozilla/firefox/2r5aslpp.default-release/storage/permanent/chrome/idb/3870112724rsegmnoittet-es.files/1366</text:p>
      <text:p text:style-name="Standard">home/dina/.mozilla/firefox/2r5aslpp.default-release/storage/permanent/chrome/idb/3870112724rsegmnoittet-es.files/1178</text:p>
      <text:p text:style-name="Standard">home/dina/.mozilla/firefox/2r5aslpp.default-release/storage/permanent/chrome/idb/3870112724rsegmnoittet-es.files/1740</text:p>
      <text:p text:style-name="Standard">home/dina/.mozilla/firefox/2r5aslpp.default-release/storage/permanent/chrome/idb/3870112724rsegmnoittet-es.files/1332</text:p>
      <text:p text:style-name="Standard">home/dina/.mozilla/firefox/2r5aslpp.default-release/storage/permanent/chrome/idb/3870112724rsegmnoittet-es.files/1582</text:p>
      <text:p text:style-name="Standard">home/dina/.mozilla/firefox/2r5aslpp.default-release/storage/permanent/chrome/idb/3870112724rsegmnoittet-es.files/965</text:p>
      <text:p text:style-name="Standard">home/dina/.mozilla/firefox/2r5aslpp.default-release/storage/permanent/chrome/idb/3870112724rsegmnoittet-es.files/1459</text:p>
      <text:p text:style-name="Standard">home/dina/.mozilla/firefox/2r5aslpp.default-release/storage/permanent/chrome/idb/3870112724rsegmnoittet-es.files/156</text:p>
      <text:p text:style-name="Standard">home/dina/.mozilla/firefox/2r5aslpp.default-release/storage/permanent/chrome/idb/3870112724rsegmnoittet-es.files/902</text:p>
      <text:p text:style-name="Standard">home/dina/.mozilla/firefox/2r5aslpp.default-release/storage/permanent/chrome/idb/3870112724rsegmnoittet-es.files/1509</text:p>
      <text:p text:style-name="Standard">home/dina/.mozilla/firefox/2r5aslpp.default-release/storage/permanent/chrome/idb/3870112724rsegmnoittet-es.files/987</text:p>
      <text:p text:style-name="Standard">home/dina/.mozilla/firefox/2r5aslpp.default-release/storage/permanent/chrome/idb/3870112724rsegmnoittet-es.files/211</text:p>
      <text:p text:style-name="Standard">home/dina/.mozilla/firefox/2r5aslpp.default-release/storage/permanent/chrome/idb/3870112724rsegmnoittet-es.files/1748</text:p>
      <text:p text:style-name="Standard">home/dina/.mozilla/firefox/2r5aslpp.default-release/storage/permanent/chrome/idb/3870112724rsegmnoittet-es.files/57</text:p>
      <text:p text:style-name="Standard">home/dina/.mozilla/firefox/2r5aslpp.default-release/storage/permanent/chrome/idb/3870112724rsegmnoittet-es.files/777</text:p>
      <text:p text:style-name="Standard">home/dina/.mozilla/firefox/2r5aslpp.default-release/storage/permanent/chrome/idb/3870112724rsegmnoittet-es.files/752</text:p>
      <text:p text:style-name="Standard">home/dina/.mozilla/firefox/2r5aslpp.default-release/storage/permanent/chrome/idb/3870112724rsegmnoittet-es.files/73</text:p>
      <text:p text:style-name="Standard">home/dina/.mozilla/firefox/2r5aslpp.default-release/storage/permanent/chrome/idb/3870112724rsegmnoittet-es.files/146</text:p>
      <text:p text:style-name="Standard">home/dina/.mozilla/firefox/2r5aslpp.default-release/storage/permanent/chrome/idb/3870112724rsegmnoittet-es.files/874</text:p>
      <text:p text:style-name="Standard">home/dina/.mozilla/firefox/2r5aslpp.default-release/storage/permanent/chrome/idb/3870112724rsegmnoittet-es.files/1281</text:p>
      <text:p text:style-name="Standard">home/dina/.mozilla/firefox/2r5aslpp.default-release/storage/permanent/chrome/idb/3870112724rsegmnoittet-es.files/793</text:p>
      <text:p text:style-name="Standard">home/dina/.mozilla/firefox/2r5aslpp.default-release/storage/permanent/chrome/idb/3870112724rsegmnoittet-es.files/1380</text:p>
      <text:p text:style-name="Standard">home/dina/.mozilla/firefox/2r5aslpp.default-release/storage/permanent/chrome/idb/3870112724rsegmnoittet-es.files/1285</text:p>
      <text:p text:style-name="Standard"><text:soft-page-break/>home/dina/.mozilla/firefox/2r5aslpp.default-release/storage/permanent/chrome/idb/3870112724rsegmnoittet-es.files/297</text:p>
      <text:p text:style-name="Standard">home/dina/.mozilla/firefox/2r5aslpp.default-release/storage/permanent/chrome/idb/3870112724rsegmnoittet-es.files/600</text:p>
      <text:p text:style-name="Standard">home/dina/.mozilla/firefox/2r5aslpp.default-release/storage/permanent/chrome/idb/3870112724rsegmnoittet-es.files/668</text:p>
      <text:p text:style-name="Standard">home/dina/.mozilla/firefox/2r5aslpp.default-release/storage/permanent/chrome/idb/3870112724rsegmnoittet-es.files/1677</text:p>
      <text:p text:style-name="Standard">home/dina/.mozilla/firefox/2r5aslpp.default-release/storage/permanent/chrome/idb/3870112724rsegmnoittet-es.files/548</text:p>
      <text:p text:style-name="Standard">home/dina/.mozilla/firefox/2r5aslpp.default-release/storage/permanent/chrome/idb/3870112724rsegmnoittet-es.files/158</text:p>
      <text:p text:style-name="Standard">home/dina/.mozilla/firefox/2r5aslpp.default-release/storage/permanent/chrome/idb/3870112724rsegmnoittet-es.files/1198</text:p>
      <text:p text:style-name="Standard">home/dina/.mozilla/firefox/2r5aslpp.default-release/storage/permanent/chrome/idb/3870112724rsegmnoittet-es.files/1358</text:p>
      <text:p text:style-name="Standard">home/dina/.mozilla/firefox/2r5aslpp.default-release/storage/permanent/chrome/idb/3870112724rsegmnoittet-es.files/1699</text:p>
      <text:p text:style-name="Standard">home/dina/.mozilla/firefox/2r5aslpp.default-release/storage/permanent/chrome/idb/3870112724rsegmnoittet-es.files/817</text:p>
      <text:p text:style-name="Standard">home/dina/.mozilla/firefox/2r5aslpp.default-release/storage/permanent/chrome/idb/3870112724rsegmnoittet-es.files/860</text:p>
      <text:p text:style-name="Standard">home/dina/.mozilla/firefox/2r5aslpp.default-release/storage/permanent/chrome/idb/3870112724rsegmnoittet-es.files/1595</text:p>
      <text:p text:style-name="Standard">home/dina/.mozilla/firefox/2r5aslpp.default-release/storage/permanent/chrome/idb/3870112724rsegmnoittet-es.files/788</text:p>
      <text:p text:style-name="Standard">home/dina/.mozilla/firefox/2r5aslpp.default-release/storage/permanent/chrome/idb/3870112724rsegmnoittet-es.files/1377</text:p>
      <text:p text:style-name="Standard">home/dina/.mozilla/firefox/2r5aslpp.default-release/storage/permanent/chrome/idb/3870112724rsegmnoittet-es.files/1680</text:p>
      <text:p text:style-name="Standard">home/dina/.mozilla/firefox/2r5aslpp.default-release/storage/permanent/chrome/idb/3870112724rsegmnoittet-es.files/1649</text:p>
      <text:p text:style-name="Standard">home/dina/.mozilla/firefox/2r5aslpp.default-release/storage/permanent/chrome/idb/3870112724rsegmnoittet-es.files/1123</text:p>
      <text:p text:style-name="Standard">home/dina/.mozilla/firefox/2r5aslpp.default-release/storage/permanent/chrome/idb/3870112724rsegmnoittet-es.files/1694</text:p>
      <text:p text:style-name="Standard">home/dina/.mozilla/firefox/2r5aslpp.default-release/storage/permanent/chrome/idb/3870112724rsegmnoittet-es.files/1024</text:p>
      <text:p text:style-name="Standard">home/dina/.mozilla/firefox/2r5aslpp.default-release/storage/permanent/chrome/idb/3870112724rsegmnoittet-es.files/677</text:p>
      <text:p text:style-name="Standard">home/dina/.mozilla/firefox/2r5aslpp.default-release/storage/permanent/chrome/idb/3870112724rsegmnoittet-es.files/1286</text:p>
      <text:p text:style-name="Standard">home/dina/.mozilla/firefox/2r5aslpp.default-release/storage/permanent/chrome/idb/3870112724rsegmnoittet-es.files/766</text:p>
      <text:p text:style-name="Standard">home/dina/.mozilla/firefox/2r5aslpp.default-release/storage/permanent/chrome/idb/3870112724rsegmnoittet-es.files/1232</text:p>
      <text:p text:style-name="Standard">home/dina/.mozilla/firefox/2r5aslpp.default-release/storage/permanent/chrome/idb/3870112724rsegmnoittet-es.files/298</text:p>
      <text:p text:style-name="Standard"><text:soft-page-break/>home/dina/.mozilla/firefox/2r5aslpp.default-release/storage/permanent/chrome/idb/3870112724rsegmnoittet-es.files/1665</text:p>
      <text:p text:style-name="Standard">home/dina/.mozilla/firefox/2r5aslpp.default-release/storage/permanent/chrome/idb/3870112724rsegmnoittet-es.files/233</text:p>
      <text:p text:style-name="Standard">home/dina/.mozilla/firefox/2r5aslpp.default-release/storage/permanent/chrome/idb/3870112724rsegmnoittet-es.files/1287</text:p>
      <text:p text:style-name="Standard">home/dina/.mozilla/firefox/2r5aslpp.default-release/storage/permanent/chrome/idb/3870112724rsegmnoittet-es.files/93</text:p>
      <text:p text:style-name="Standard">home/dina/.mozilla/firefox/2r5aslpp.default-release/storage/permanent/chrome/idb/3870112724rsegmnoittet-es.files/1140</text:p>
      <text:p text:style-name="Standard">home/dina/.mozilla/firefox/2r5aslpp.default-release/storage/permanent/chrome/idb/3870112724rsegmnoittet-es.files/507</text:p>
      <text:p text:style-name="Standard">home/dina/.mozilla/firefox/2r5aslpp.default-release/storage/permanent/chrome/idb/3870112724rsegmnoittet-es.files/1491</text:p>
      <text:p text:style-name="Standard">home/dina/.mozilla/firefox/2r5aslpp.default-release/storage/permanent/chrome/idb/3870112724rsegmnoittet-es.files/178</text:p>
      <text:p text:style-name="Standard">home/dina/.mozilla/firefox/2r5aslpp.default-release/storage/permanent/chrome/idb/3870112724rsegmnoittet-es.files/1073</text:p>
      <text:p text:style-name="Standard">home/dina/.mozilla/firefox/2r5aslpp.default-release/storage/permanent/chrome/idb/3870112724rsegmnoittet-es.files/401</text:p>
      <text:p text:style-name="Standard">home/dina/.mozilla/firefox/2r5aslpp.default-release/storage/permanent/chrome/idb/3870112724rsegmnoittet-es.files/117</text:p>
      <text:p text:style-name="Standard">home/dina/.mozilla/firefox/2r5aslpp.default-release/storage/permanent/chrome/idb/3870112724rsegmnoittet-es.files/1546</text:p>
      <text:p text:style-name="Standard">home/dina/.mozilla/firefox/2r5aslpp.default-release/storage/permanent/chrome/idb/3870112724rsegmnoittet-es.files/44</text:p>
      <text:p text:style-name="Standard">home/dina/.mozilla/firefox/2r5aslpp.default-release/storage/permanent/chrome/idb/3870112724rsegmnoittet-es.files/400</text:p>
      <text:p text:style-name="Standard">home/dina/.mozilla/firefox/2r5aslpp.default-release/storage/permanent/chrome/idb/3870112724rsegmnoittet-es.files/1040</text:p>
      <text:p text:style-name="Standard">home/dina/.mozilla/firefox/2r5aslpp.default-release/storage/permanent/chrome/idb/3870112724rsegmnoittet-es.files/1442</text:p>
      <text:p text:style-name="Standard">home/dina/.mozilla/firefox/2r5aslpp.default-release/storage/permanent/chrome/idb/3870112724rsegmnoittet-es.files/1734</text:p>
      <text:p text:style-name="Standard">home/dina/.mozilla/firefox/2r5aslpp.default-release/storage/permanent/chrome/idb/3870112724rsegmnoittet-es.files/151</text:p>
      <text:p text:style-name="Standard">home/dina/.mozilla/firefox/2r5aslpp.default-release/storage/permanent/chrome/idb/3870112724rsegmnoittet-es.files/390</text:p>
      <text:p text:style-name="Standard">home/dina/.mozilla/firefox/2r5aslpp.default-release/storage/permanent/chrome/idb/3870112724rsegmnoittet-es.files/1364</text:p>
      <text:p text:style-name="Standard">home/dina/.mozilla/firefox/2r5aslpp.default-release/storage/permanent/chrome/idb/3870112724rsegmnoittet-es.files/1589</text:p>
      <text:p text:style-name="Standard">home/dina/.mozilla/firefox/2r5aslpp.default-release/storage/permanent/chrome/idb/3870112724rsegmnoittet-es.files/403</text:p>
      <text:p text:style-name="Standard">home/dina/.mozilla/firefox/2r5aslpp.default-release/storage/permanent/chrome/idb/3870112724rsegmnoittet-es.files/1455</text:p>
      <text:p text:style-name="Standard">home/dina/.mozilla/firefox/2r5aslpp.default-release/storage/permanent/chrome/idb/3870112724rsegmnoittet-es.files/63</text:p>
      <text:p text:style-name="Standard"><text:soft-page-break/>home/dina/.mozilla/firefox/2r5aslpp.default-release/storage/permanent/chrome/idb/3870112724rsegmnoittet-es.files/1139</text:p>
      <text:p text:style-name="Standard">home/dina/.mozilla/firefox/2r5aslpp.default-release/storage/permanent/chrome/idb/3870112724rsegmnoittet-es.files/762</text:p>
      <text:p text:style-name="Standard">home/dina/.mozilla/firefox/2r5aslpp.default-release/storage/permanent/chrome/idb/3870112724rsegmnoittet-es.files/1615</text:p>
      <text:p text:style-name="Standard">home/dina/.mozilla/firefox/2r5aslpp.default-release/storage/permanent/chrome/idb/3870112724rsegmnoittet-es.files/100</text:p>
      <text:p text:style-name="Standard">home/dina/.mozilla/firefox/2r5aslpp.default-release/storage/permanent/chrome/idb/3870112724rsegmnoittet-es.files/559</text:p>
      <text:p text:style-name="Standard">home/dina/.mozilla/firefox/2r5aslpp.default-release/storage/permanent/chrome/idb/3870112724rsegmnoittet-es.files/607</text:p>
      <text:p text:style-name="Standard">home/dina/.mozilla/firefox/2r5aslpp.default-release/storage/permanent/chrome/idb/3870112724rsegmnoittet-es.files/1343</text:p>
      <text:p text:style-name="Standard">home/dina/.mozilla/firefox/2r5aslpp.default-release/storage/permanent/chrome/idb/3870112724rsegmnoittet-es.files/23</text:p>
      <text:p text:style-name="Standard">home/dina/.mozilla/firefox/2r5aslpp.default-release/storage/permanent/chrome/idb/3870112724rsegmnoittet-es.files/1345</text:p>
      <text:p text:style-name="Standard">home/dina/.mozilla/firefox/2r5aslpp.default-release/storage/permanent/chrome/idb/3870112724rsegmnoittet-es.files/375</text:p>
      <text:p text:style-name="Standard">home/dina/.mozilla/firefox/2r5aslpp.default-release/storage/permanent/chrome/idb/3870112724rsegmnoittet-es.files/1592</text:p>
      <text:p text:style-name="Standard">home/dina/.mozilla/firefox/2r5aslpp.default-release/storage/permanent/chrome/idb/3870112724rsegmnoittet-es.files/1324</text:p>
      <text:p text:style-name="Standard">home/dina/.mozilla/firefox/2r5aslpp.default-release/storage/permanent/chrome/idb/3870112724rsegmnoittet-es.files/6</text:p>
      <text:p text:style-name="Standard">home/dina/.mozilla/firefox/2r5aslpp.default-release/storage/permanent/chrome/idb/3870112724rsegmnoittet-es.files/200</text:p>
      <text:p text:style-name="Standard">home/dina/.mozilla/firefox/2r5aslpp.default-release/storage/permanent/chrome/idb/3870112724rsegmnoittet-es.files/125</text:p>
      <text:p text:style-name="Standard">home/dina/.mozilla/firefox/2r5aslpp.default-release/storage/permanent/chrome/idb/3870112724rsegmnoittet-es.files/1170</text:p>
      <text:p text:style-name="Standard">home/dina/.mozilla/firefox/2r5aslpp.default-release/storage/permanent/chrome/idb/3870112724rsegmnoittet-es.files/1173</text:p>
      <text:p text:style-name="Standard">home/dina/.mozilla/firefox/2r5aslpp.default-release/storage/permanent/chrome/idb/3870112724rsegmnoittet-es.files/1549</text:p>
      <text:p text:style-name="Standard">home/dina/.mozilla/firefox/2r5aslpp.default-release/storage/permanent/chrome/idb/3870112724rsegmnoittet-es.files/625</text:p>
      <text:p text:style-name="Standard">home/dina/.mozilla/firefox/2r5aslpp.default-release/storage/permanent/chrome/idb/3870112724rsegmnoittet-es.files/308</text:p>
      <text:p text:style-name="Standard">home/dina/.mozilla/firefox/2r5aslpp.default-release/storage/permanent/chrome/idb/3870112724rsegmnoittet-es.files/1376</text:p>
      <text:p text:style-name="Standard">home/dina/.mozilla/firefox/2r5aslpp.default-release/storage/permanent/chrome/idb/3870112724rsegmnoittet-es.files/388</text:p>
      <text:p text:style-name="Standard">home/dina/.mozilla/firefox/2r5aslpp.default-release/storage/permanent/chrome/idb/3870112724rsegmnoittet-es.files/534</text:p>
      <text:p text:style-name="Standard">home/dina/.mozilla/firefox/2r5aslpp.default-release/storage/permanent/chrome/idb/3870112724rsegmnoittet-es.files/439</text:p>
      <text:p text:style-name="Standard"><text:soft-page-break/>home/dina/.mozilla/firefox/2r5aslpp.default-release/storage/permanent/chrome/idb/3870112724rsegmnoittet-es.files/111</text:p>
      <text:p text:style-name="Standard">home/dina/.mozilla/firefox/2r5aslpp.default-release/storage/permanent/chrome/idb/3870112724rsegmnoittet-es.files/776</text:p>
      <text:p text:style-name="Standard">home/dina/.mozilla/firefox/2r5aslpp.default-release/storage/permanent/chrome/idb/3870112724rsegmnoittet-es.files/378</text:p>
      <text:p text:style-name="Standard">home/dina/.mozilla/firefox/2r5aslpp.default-release/storage/permanent/chrome/idb/3870112724rsegmnoittet-es.files/340</text:p>
      <text:p text:style-name="Standard">home/dina/.mozilla/firefox/2r5aslpp.default-release/storage/permanent/chrome/idb/3870112724rsegmnoittet-es.files/1374</text:p>
      <text:p text:style-name="Standard">home/dina/.mozilla/firefox/2r5aslpp.default-release/storage/permanent/chrome/idb/3870112724rsegmnoittet-es.files/411</text:p>
      <text:p text:style-name="Standard">home/dina/.mozilla/firefox/2r5aslpp.default-release/storage/permanent/chrome/idb/3870112724rsegmnoittet-es.files/1161</text:p>
      <text:p text:style-name="Standard">home/dina/.mozilla/firefox/2r5aslpp.default-release/storage/permanent/chrome/idb/3870112724rsegmnoittet-es.files/339</text:p>
      <text:p text:style-name="Standard">home/dina/.mozilla/firefox/2r5aslpp.default-release/storage/permanent/chrome/idb/3870112724rsegmnoittet-es.files/500</text:p>
      <text:p text:style-name="Standard">home/dina/.mozilla/firefox/2r5aslpp.default-release/storage/permanent/chrome/idb/3870112724rsegmnoittet-es.files/1517</text:p>
      <text:p text:style-name="Standard">home/dina/.mozilla/firefox/2r5aslpp.default-release/storage/permanent/chrome/idb/3870112724rsegmnoittet-es.files/1302</text:p>
      <text:p text:style-name="Standard">home/dina/.mozilla/firefox/2r5aslpp.default-release/storage/permanent/chrome/idb/3870112724rsegmnoittet-es.files/773</text:p>
      <text:p text:style-name="Standard">home/dina/.mozilla/firefox/2r5aslpp.default-release/storage/permanent/chrome/idb/3870112724rsegmnoittet-es.files/418</text:p>
      <text:p text:style-name="Standard">home/dina/.mozilla/firefox/2r5aslpp.default-release/storage/permanent/chrome/idb/3870112724rsegmnoittet-es.files/1658</text:p>
      <text:p text:style-name="Standard">home/dina/.mozilla/firefox/2r5aslpp.default-release/storage/permanent/chrome/idb/3870112724rsegmnoittet-es.files/1493</text:p>
      <text:p text:style-name="Standard">home/dina/.mozilla/firefox/2r5aslpp.default-release/storage/permanent/chrome/idb/3870112724rsegmnoittet-es.files/301</text:p>
      <text:p text:style-name="Standard">home/dina/.mozilla/firefox/2r5aslpp.default-release/storage/permanent/chrome/idb/3870112724rsegmnoittet-es.files/695</text:p>
      <text:p text:style-name="Standard">home/dina/.mozilla/firefox/2r5aslpp.default-release/storage/permanent/chrome/idb/3870112724rsegmnoittet-es.files/1342</text:p>
      <text:p text:style-name="Standard">home/dina/.mozilla/firefox/2r5aslpp.default-release/storage/permanent/chrome/idb/3870112724rsegmnoittet-es.files/690</text:p>
      <text:p text:style-name="Standard">home/dina/.mozilla/firefox/2r5aslpp.default-release/storage/permanent/chrome/idb/3870112724rsegmnoittet-es.files/387</text:p>
      <text:p text:style-name="Standard">home/dina/.mozilla/firefox/2r5aslpp.default-release/storage/permanent/chrome/idb/3870112724rsegmnoittet-es.files/164</text:p>
      <text:p text:style-name="Standard">home/dina/.mozilla/firefox/2r5aslpp.default-release/storage/permanent/chrome/idb/3870112724rsegmnoittet-es.files/1518</text:p>
      <text:p text:style-name="Standard">home/dina/.mozilla/firefox/2r5aslpp.default-release/storage/permanent/chrome/idb/3870112724rsegmnoittet-es.files/1238</text:p>
      <text:p text:style-name="Standard">home/dina/.mozilla/firefox/2r5aslpp.default-release/storage/permanent/chrome/idb/3870112724rsegmnoittet-es.files/193</text:p>
      <text:p text:style-name="Standard"><text:soft-page-break/>home/dina/.mozilla/firefox/2r5aslpp.default-release/storage/permanent/chrome/idb/3870112724rsegmnoittet-es.files/961</text:p>
      <text:p text:style-name="Standard">home/dina/.mozilla/firefox/2r5aslpp.default-release/storage/permanent/chrome/idb/3870112724rsegmnoittet-es.files/1379</text:p>
      <text:p text:style-name="Standard">home/dina/.mozilla/firefox/2r5aslpp.default-release/storage/permanent/chrome/idb/3870112724rsegmnoittet-es.files/707</text:p>
      <text:p text:style-name="Standard">home/dina/.mozilla/firefox/2r5aslpp.default-release/storage/permanent/chrome/idb/3870112724rsegmnoittet-es.files/413</text:p>
      <text:p text:style-name="Standard">home/dina/.mozilla/firefox/2r5aslpp.default-release/storage/permanent/chrome/idb/3870112724rsegmnoittet-es.files/1495</text:p>
      <text:p text:style-name="Standard">home/dina/.mozilla/firefox/2r5aslpp.default-release/storage/permanent/chrome/idb/3870112724rsegmnoittet-es.files/1186</text:p>
      <text:p text:style-name="Standard">home/dina/.mozilla/firefox/2r5aslpp.default-release/storage/permanent/chrome/idb/3870112724rsegmnoittet-es.files/174</text:p>
      <text:p text:style-name="Standard">home/dina/.mozilla/firefox/2r5aslpp.default-release/storage/permanent/chrome/idb/3870112724rsegmnoittet-es.files/90</text:p>
      <text:p text:style-name="Standard">home/dina/.mozilla/firefox/2r5aslpp.default-release/storage/permanent/chrome/idb/3870112724rsegmnoittet-es.files/1440</text:p>
      <text:p text:style-name="Standard">home/dina/.mozilla/firefox/2r5aslpp.default-release/storage/permanent/chrome/idb/3870112724rsegmnoittet-es.files/929</text:p>
      <text:p text:style-name="Standard">home/dina/.mozilla/firefox/2r5aslpp.default-release/storage/permanent/chrome/idb/3870112724rsegmnoittet-es.files/336</text:p>
      <text:p text:style-name="Standard">home/dina/.mozilla/firefox/2r5aslpp.default-release/storage/permanent/chrome/idb/3870112724rsegmnoittet-es.files/884</text:p>
      <text:p text:style-name="Standard">home/dina/.mozilla/firefox/2r5aslpp.default-release/storage/permanent/chrome/idb/3870112724rsegmnoittet-es.files/1476</text:p>
      <text:p text:style-name="Standard">home/dina/.mozilla/firefox/2r5aslpp.default-release/storage/permanent/chrome/idb/3870112724rsegmnoittet-es.files/1220</text:p>
      <text:p text:style-name="Standard">home/dina/.mozilla/firefox/2r5aslpp.default-release/storage/permanent/chrome/idb/3870112724rsegmnoittet-es.files/490</text:p>
      <text:p text:style-name="Standard">home/dina/.mozilla/firefox/2r5aslpp.default-release/storage/permanent/chrome/idb/3870112724rsegmnoittet-es.files/266</text:p>
      <text:p text:style-name="Standard">home/dina/.mozilla/firefox/2r5aslpp.default-release/storage/permanent/chrome/idb/3870112724rsegmnoittet-es.files/529</text:p>
      <text:p text:style-name="Standard">home/dina/.mozilla/firefox/2r5aslpp.default-release/storage/permanent/chrome/idb/3870112724rsegmnoittet-es.files/463</text:p>
      <text:p text:style-name="Standard">home/dina/.mozilla/firefox/2r5aslpp.default-release/storage/permanent/chrome/idb/3870112724rsegmnoittet-es.files/812</text:p>
      <text:p text:style-name="Standard">home/dina/.mozilla/firefox/2r5aslpp.default-release/storage/permanent/chrome/idb/3870112724rsegmnoittet-es.files/1533</text:p>
      <text:p text:style-name="Standard">home/dina/.mozilla/firefox/2r5aslpp.default-release/storage/permanent/chrome/idb/3870112724rsegmnoittet-es.files/609</text:p>
      <text:p text:style-name="Standard">home/dina/.mozilla/firefox/2r5aslpp.default-release/storage/permanent/chrome/idb/3870112724rsegmnoittet-es.files/814</text:p>
      <text:p text:style-name="Standard">home/dina/.mozilla/firefox/2r5aslpp.default-release/storage/permanent/chrome/idb/3870112724rsegmnoittet-es.files/290</text:p>
      <text:p text:style-name="Standard">home/dina/.mozilla/firefox/2r5aslpp.default-release/storage/permanent/chrome/idb/3870112724rsegmnoittet-es.files/1027</text:p>
      <text:p text:style-name="Standard"><text:soft-page-break/>home/dina/.mozilla/firefox/2r5aslpp.default-release/storage/permanent/chrome/idb/3870112724rsegmnoittet-es.files/778</text:p>
      <text:p text:style-name="Standard">home/dina/.mozilla/firefox/2r5aslpp.default-release/storage/permanent/chrome/idb/3870112724rsegmnoittet-es.files/865</text:p>
      <text:p text:style-name="Standard">home/dina/.mozilla/firefox/2r5aslpp.default-release/storage/permanent/chrome/idb/3870112724rsegmnoittet-es.files/1163</text:p>
      <text:p text:style-name="Standard">home/dina/.mozilla/firefox/2r5aslpp.default-release/storage/permanent/chrome/idb/3870112724rsegmnoittet-es.files/1412</text:p>
      <text:p text:style-name="Standard">home/dina/.mozilla/firefox/2r5aslpp.default-release/storage/permanent/chrome/idb/3870112724rsegmnoittet-es.files/922</text:p>
      <text:p text:style-name="Standard">home/dina/.mozilla/firefox/2r5aslpp.default-release/storage/permanent/chrome/idb/3870112724rsegmnoittet-es.files/138</text:p>
      <text:p text:style-name="Standard">home/dina/.mozilla/firefox/2r5aslpp.default-release/storage/permanent/chrome/idb/3870112724rsegmnoittet-es.files/544</text:p>
      <text:p text:style-name="Standard">home/dina/.mozilla/firefox/2r5aslpp.default-release/storage/permanent/chrome/idb/3870112724rsegmnoittet-es.files/1609</text:p>
      <text:p text:style-name="Standard">home/dina/.mozilla/firefox/2r5aslpp.default-release/storage/permanent/chrome/idb/3870112724rsegmnoittet-es.files/737</text:p>
      <text:p text:style-name="Standard">home/dina/.mozilla/firefox/2r5aslpp.default-release/storage/permanent/chrome/idb/3870112724rsegmnoittet-es.files/963</text:p>
      <text:p text:style-name="Standard">home/dina/.mozilla/firefox/2r5aslpp.default-release/storage/permanent/chrome/idb/3870112724rsegmnoittet-es.files/1511</text:p>
      <text:p text:style-name="Standard">home/dina/.mozilla/firefox/2r5aslpp.default-release/storage/permanent/chrome/idb/3870112724rsegmnoittet-es.files/1179</text:p>
      <text:p text:style-name="Standard">home/dina/.mozilla/firefox/2r5aslpp.default-release/storage/permanent/chrome/idb/3870112724rsegmnoittet-es.files/1434</text:p>
      <text:p text:style-name="Standard">home/dina/.mozilla/firefox/2r5aslpp.default-release/storage/permanent/chrome/idb/3870112724rsegmnoittet-es.files/169</text:p>
      <text:p text:style-name="Standard">home/dina/.mozilla/firefox/2r5aslpp.default-release/storage/permanent/chrome/idb/3870112724rsegmnoittet-es.files/281</text:p>
      <text:p text:style-name="Standard">home/dina/.mozilla/firefox/2r5aslpp.default-release/storage/permanent/chrome/idb/3870112724rsegmnoittet-es.files/1176</text:p>
      <text:p text:style-name="Standard">home/dina/.mozilla/firefox/2r5aslpp.default-release/storage/permanent/chrome/idb/3870112724rsegmnoittet-es.files/287</text:p>
      <text:p text:style-name="Standard">home/dina/.mozilla/firefox/2r5aslpp.default-release/storage/permanent/chrome/idb/3870112724rsegmnoittet-es.files/725</text:p>
      <text:p text:style-name="Standard">home/dina/.mozilla/firefox/2r5aslpp.default-release/storage/permanent/chrome/idb/3870112724rsegmnoittet-es.files/577</text:p>
      <text:p text:style-name="Standard">home/dina/.mozilla/firefox/2r5aslpp.default-release/storage/permanent/chrome/idb/3870112724rsegmnoittet-es.files/1108</text:p>
      <text:p text:style-name="Standard">home/dina/.mozilla/firefox/2r5aslpp.default-release/storage/permanent/chrome/idb/3870112724rsegmnoittet-es.files/1629</text:p>
      <text:p text:style-name="Standard">home/dina/.mozilla/firefox/2r5aslpp.default-release/storage/permanent/chrome/idb/3870112724rsegmnoittet-es.files/512</text:p>
      <text:p text:style-name="Standard">home/dina/.mozilla/firefox/2r5aslpp.default-release/storage/permanent/chrome/idb/3870112724rsegmnoittet-es.files/481</text:p>
      <text:p text:style-name="Standard">home/dina/.mozilla/firefox/2r5aslpp.default-release/storage/permanent/chrome/idb/3870112724rsegmnoittet-es.files/516</text:p>
      <text:p text:style-name="Standard"><text:soft-page-break/>home/dina/.mozilla/firefox/2r5aslpp.default-release/storage/permanent/chrome/idb/3870112724rsegmnoittet-es.files/1632</text:p>
      <text:p text:style-name="Standard">home/dina/.mozilla/firefox/2r5aslpp.default-release/storage/permanent/chrome/idb/3870112724rsegmnoittet-es.files/341</text:p>
      <text:p text:style-name="Standard">home/dina/.mozilla/firefox/2r5aslpp.default-release/storage/permanent/chrome/idb/3870112724rsegmnoittet-es.files/514</text:p>
      <text:p text:style-name="Standard">home/dina/.mozilla/firefox/2r5aslpp.default-release/storage/permanent/chrome/idb/3870112724rsegmnoittet-es.files/75</text:p>
      <text:p text:style-name="Standard">home/dina/.mozilla/firefox/2r5aslpp.default-release/storage/permanent/chrome/idb/3870112724rsegmnoittet-es.files/975</text:p>
      <text:p text:style-name="Standard">home/dina/.mozilla/firefox/2r5aslpp.default-release/storage/permanent/chrome/idb/3870112724rsegmnoittet-es.files/1407</text:p>
      <text:p text:style-name="Standard">home/dina/.mozilla/firefox/2r5aslpp.default-release/storage/permanent/chrome/idb/3870112724rsegmnoittet-es.files/1577</text:p>
      <text:p text:style-name="Standard">home/dina/.mozilla/firefox/2r5aslpp.default-release/storage/permanent/chrome/idb/3870112724rsegmnoittet-es.files/1596</text:p>
      <text:p text:style-name="Standard">home/dina/.mozilla/firefox/2r5aslpp.default-release/storage/permanent/chrome/idb/3870112724rsegmnoittet-es.files/798</text:p>
      <text:p text:style-name="Standard">home/dina/.mozilla/firefox/2r5aslpp.default-release/storage/permanent/chrome/idb/3870112724rsegmnoittet-es.files/894</text:p>
      <text:p text:style-name="Standard">home/dina/.mozilla/firefox/2r5aslpp.default-release/storage/permanent/chrome/idb/3870112724rsegmnoittet-es.files/284</text:p>
      <text:p text:style-name="Standard">home/dina/.mozilla/firefox/2r5aslpp.default-release/storage/permanent/chrome/idb/3870112724rsegmnoittet-es.files/1449</text:p>
      <text:p text:style-name="Standard">home/dina/.mozilla/firefox/2r5aslpp.default-release/storage/permanent/chrome/idb/3870112724rsegmnoittet-es.files/738</text:p>
      <text:p text:style-name="Standard">home/dina/.mozilla/firefox/2r5aslpp.default-release/storage/permanent/chrome/idb/3870112724rsegmnoittet-es.files/1621</text:p>
      <text:p text:style-name="Standard">home/dina/.mozilla/firefox/2r5aslpp.default-release/storage/permanent/chrome/idb/3870112724rsegmnoittet-es.files/815</text:p>
      <text:p text:style-name="Standard">home/dina/.mozilla/firefox/2r5aslpp.default-release/storage/permanent/chrome/idb/3870112724rsegmnoittet-es.files/1276</text:p>
      <text:p text:style-name="Standard">home/dina/.mozilla/firefox/2r5aslpp.default-release/storage/permanent/chrome/idb/3870112724rsegmnoittet-es.files/1460</text:p>
      <text:p text:style-name="Standard">home/dina/.mozilla/firefox/2r5aslpp.default-release/storage/permanent/chrome/idb/3870112724rsegmnoittet-es.files/1159</text:p>
      <text:p text:style-name="Standard">home/dina/.mozilla/firefox/2r5aslpp.default-release/storage/permanent/chrome/idb/3870112724rsegmnoittet-es.files/527</text:p>
      <text:p text:style-name="Standard">home/dina/.mozilla/firefox/2r5aslpp.default-release/storage/permanent/chrome/idb/3870112724rsegmnoittet-es.files/1169</text:p>
      <text:p text:style-name="Standard">home/dina/.mozilla/firefox/2r5aslpp.default-release/storage/permanent/chrome/idb/3870112724rsegmnoittet-es.files/425</text:p>
      <text:p text:style-name="Standard">home/dina/.mozilla/firefox/2r5aslpp.default-release/storage/permanent/chrome/idb/3870112724rsegmnoittet-es.files/1759</text:p>
      <text:p text:style-name="Standard">home/dina/.mozilla/firefox/2r5aslpp.default-release/storage/permanent/chrome/idb/3870112724rsegmnoittet-es.files/867</text:p>
      <text:p text:style-name="Standard">home/dina/.mozilla/firefox/2r5aslpp.default-release/storage/permanent/chrome/idb/3870112724rsegmnoittet-es.files/1327</text:p>
      <text:p text:style-name="Standard"><text:soft-page-break/>home/dina/.mozilla/firefox/2r5aslpp.default-release/storage/permanent/chrome/idb/3870112724rsegmnoittet-es.files/1291</text:p>
      <text:p text:style-name="Standard">home/dina/.mozilla/firefox/2r5aslpp.default-release/storage/permanent/chrome/idb/3870112724rsegmnoittet-es.files/470</text:p>
      <text:p text:style-name="Standard">home/dina/.mozilla/firefox/2r5aslpp.default-release/storage/permanent/chrome/idb/3870112724rsegmnoittet-es.files/1444</text:p>
      <text:p text:style-name="Standard">home/dina/.mozilla/firefox/2r5aslpp.default-release/storage/permanent/chrome/idb/3870112724rsegmnoittet-es.files/645</text:p>
      <text:p text:style-name="Standard">home/dina/.mozilla/firefox/2r5aslpp.default-release/storage/permanent/chrome/idb/3870112724rsegmnoittet-es.files/1556</text:p>
      <text:p text:style-name="Standard">home/dina/.mozilla/firefox/2r5aslpp.default-release/storage/permanent/chrome/idb/3870112724rsegmnoittet-es.files/552</text:p>
      <text:p text:style-name="Standard">home/dina/.mozilla/firefox/2r5aslpp.default-release/storage/permanent/chrome/idb/3870112724rsegmnoittet-es.files/533</text:p>
      <text:p text:style-name="Standard">home/dina/.mozilla/firefox/2r5aslpp.default-release/storage/permanent/chrome/idb/3870112724rsegmnoittet-es.files/938</text:p>
      <text:p text:style-name="Standard">home/dina/.mozilla/firefox/2r5aslpp.default-release/storage/permanent/chrome/idb/3870112724rsegmnoittet-es.files/1545</text:p>
      <text:p text:style-name="Standard">home/dina/.mozilla/firefox/2r5aslpp.default-release/storage/permanent/chrome/idb/3870112724rsegmnoittet-es.files/1210</text:p>
      <text:p text:style-name="Standard">home/dina/.mozilla/firefox/2r5aslpp.default-release/storage/permanent/chrome/idb/3870112724rsegmnoittet-es.files/755</text:p>
      <text:p text:style-name="Standard">home/dina/.mozilla/firefox/2r5aslpp.default-release/storage/permanent/chrome/idb/3870112724rsegmnoittet-es.files/229</text:p>
      <text:p text:style-name="Standard">home/dina/.mozilla/firefox/2r5aslpp.default-release/storage/permanent/chrome/idb/3870112724rsegmnoittet-es.files/624</text:p>
      <text:p text:style-name="Standard">home/dina/.mozilla/firefox/2r5aslpp.default-release/storage/permanent/chrome/idb/3870112724rsegmnoittet-es.files/1107</text:p>
      <text:p text:style-name="Standard">home/dina/.mozilla/firefox/2r5aslpp.default-release/storage/permanent/chrome/idb/3870112724rsegmnoittet-es.files/170</text:p>
      <text:p text:style-name="Standard">home/dina/.mozilla/firefox/2r5aslpp.default-release/storage/permanent/chrome/idb/3870112724rsegmnoittet-es.files/730</text:p>
      <text:p text:style-name="Standard">home/dina/.mozilla/firefox/2r5aslpp.default-release/storage/permanent/chrome/idb/3870112724rsegmnoittet-es.files/239</text:p>
      <text:p text:style-name="Standard">home/dina/.mozilla/firefox/2r5aslpp.default-release/storage/permanent/chrome/idb/3870112724rsegmnoittet-es.files/1704</text:p>
      <text:p text:style-name="Standard">home/dina/.mozilla/firefox/2r5aslpp.default-release/storage/permanent/chrome/idb/3870112724rsegmnoittet-es.files/1398</text:p>
      <text:p text:style-name="Standard">home/dina/.mozilla/firefox/2r5aslpp.default-release/storage/permanent/chrome/idb/3870112724rsegmnoittet-es.files/684</text:p>
      <text:p text:style-name="Standard">home/dina/.mozilla/firefox/2r5aslpp.default-release/storage/permanent/chrome/idb/3870112724rsegmnoittet-es.files/603</text:p>
      <text:p text:style-name="Standard">home/dina/.mozilla/firefox/2r5aslpp.default-release/storage/permanent/chrome/idb/3870112724rsegmnoittet-es.files/602</text:p>
      <text:p text:style-name="Standard">home/dina/.mozilla/firefox/2r5aslpp.default-release/storage/permanent/chrome/idb/3870112724rsegmnoittet-es.files/124</text:p>
      <text:p text:style-name="Standard">home/dina/.mozilla/firefox/2r5aslpp.default-release/storage/permanent/chrome/idb/3870112724rsegmnoittet-es.files/1406</text:p>
      <text:p text:style-name="Standard"><text:soft-page-break/>home/dina/.mozilla/firefox/2r5aslpp.default-release/storage/permanent/chrome/idb/3870112724rsegmnoittet-es.files/1616</text:p>
      <text:p text:style-name="Standard">home/dina/.mozilla/firefox/2r5aslpp.default-release/storage/permanent/chrome/idb/3870112724rsegmnoittet-es.files/7</text:p>
      <text:p text:style-name="Standard">home/dina/.mozilla/firefox/2r5aslpp.default-release/storage/permanent/chrome/idb/3870112724rsegmnoittet-es.files/118</text:p>
      <text:p text:style-name="Standard">home/dina/.mozilla/firefox/2r5aslpp.default-release/storage/permanent/chrome/idb/3870112724rsegmnoittet-es.files/746</text:p>
      <text:p text:style-name="Standard">home/dina/.mozilla/firefox/2r5aslpp.default-release/storage/permanent/chrome/idb/3870112724rsegmnoittet-es.files/32</text:p>
      <text:p text:style-name="Standard">home/dina/.mozilla/firefox/2r5aslpp.default-release/storage/permanent/chrome/idb/3870112724rsegmnoittet-es.files/38</text:p>
      <text:p text:style-name="Standard">home/dina/.mozilla/firefox/2r5aslpp.default-release/storage/permanent/chrome/idb/3870112724rsegmnoittet-es.files/1754</text:p>
      <text:p text:style-name="Standard">home/dina/.mozilla/firefox/2r5aslpp.default-release/storage/permanent/chrome/idb/3870112724rsegmnoittet-es.files/1097</text:p>
      <text:p text:style-name="Standard">home/dina/.mozilla/firefox/2r5aslpp.default-release/storage/permanent/chrome/idb/3870112724rsegmnoittet-es.files/1032</text:p>
      <text:p text:style-name="Standard">home/dina/.mozilla/firefox/2r5aslpp.default-release/storage/permanent/chrome/idb/3870112724rsegmnoittet-es.files/1265</text:p>
      <text:p text:style-name="Standard">home/dina/.mozilla/firefox/2r5aslpp.default-release/storage/permanent/chrome/idb/3870112724rsegmnoittet-es.files/1253</text:p>
      <text:p text:style-name="Standard">home/dina/.mozilla/firefox/2r5aslpp.default-release/storage/permanent/chrome/idb/3870112724rsegmnoittet-es.files/1540</text:p>
      <text:p text:style-name="Standard">home/dina/.mozilla/firefox/2r5aslpp.default-release/storage/permanent/chrome/idb/3870112724rsegmnoittet-es.files/818</text:p>
      <text:p text:style-name="Standard">home/dina/.mozilla/firefox/2r5aslpp.default-release/storage/permanent/chrome/idb/3870112724rsegmnoittet-es.files/1614</text:p>
      <text:p text:style-name="Standard">home/dina/.mozilla/firefox/2r5aslpp.default-release/storage/permanent/chrome/idb/3870112724rsegmnoittet-es.files/112</text:p>
      <text:p text:style-name="Standard">home/dina/.mozilla/firefox/2r5aslpp.default-release/storage/permanent/chrome/idb/3870112724rsegmnoittet-es.files/669</text:p>
      <text:p text:style-name="Standard">home/dina/.mozilla/firefox/2r5aslpp.default-release/storage/permanent/chrome/idb/3870112724rsegmnoittet-es.files/1347</text:p>
      <text:p text:style-name="Standard">home/dina/.mozilla/firefox/2r5aslpp.default-release/storage/permanent/chrome/idb/3870112724rsegmnoittet-es.files/227</text:p>
      <text:p text:style-name="Standard">home/dina/.mozilla/firefox/2r5aslpp.default-release/storage/permanent/chrome/idb/3870112724rsegmnoittet-es.files/1552</text:p>
      <text:p text:style-name="Standard">home/dina/.mozilla/firefox/2r5aslpp.default-release/storage/permanent/chrome/idb/3870112724rsegmnoittet-es.files/543</text:p>
      <text:p text:style-name="Standard">home/dina/.mozilla/firefox/2r5aslpp.default-release/storage/permanent/chrome/idb/3870112724rsegmnoittet-es.files/291</text:p>
      <text:p text:style-name="Standard">home/dina/.mozilla/firefox/2r5aslpp.default-release/storage/permanent/chrome/idb/3870112724rsegmnoittet-es.files/972</text:p>
      <text:p text:style-name="Standard">home/dina/.mozilla/firefox/2r5aslpp.default-release/storage/permanent/chrome/idb/3870112724rsegmnoittet-es.files/994</text:p>
      <text:p text:style-name="Standard">home/dina/.mozilla/firefox/2r5aslpp.default-release/storage/permanent/chrome/idb/3870112724rsegmnoittet-es.files/1669</text:p>
      <text:p text:style-name="Standard"><text:soft-page-break/>home/dina/.mozilla/firefox/2r5aslpp.default-release/storage/permanent/chrome/idb/3870112724rsegmnoittet-es.files/753</text:p>
      <text:p text:style-name="Standard">home/dina/.mozilla/firefox/2r5aslpp.default-release/storage/permanent/chrome/idb/3870112724rsegmnoittet-es.files/1350</text:p>
      <text:p text:style-name="Standard">home/dina/.mozilla/firefox/2r5aslpp.default-release/storage/permanent/chrome/idb/3870112724rsegmnoittet-es.files/1298</text:p>
      <text:p text:style-name="Standard">home/dina/.mozilla/firefox/2r5aslpp.default-release/storage/permanent/chrome/idb/3870112724rsegmnoittet-es.files/106</text:p>
      <text:p text:style-name="Standard">home/dina/.mozilla/firefox/2r5aslpp.default-release/storage/permanent/chrome/idb/3870112724rsegmnoittet-es.files/671</text:p>
      <text:p text:style-name="Standard">home/dina/.mozilla/firefox/2r5aslpp.default-release/storage/permanent/chrome/idb/3870112724rsegmnoittet-es.files/465</text:p>
      <text:p text:style-name="Standard">home/dina/.mozilla/firefox/2r5aslpp.default-release/storage/permanent/chrome/idb/3870112724rsegmnoittet-es.files/1102</text:p>
      <text:p text:style-name="Standard">home/dina/.mozilla/firefox/2r5aslpp.default-release/storage/permanent/chrome/idb/3870112724rsegmnoittet-es.files/1391</text:p>
      <text:p text:style-name="Standard">home/dina/.mozilla/firefox/2r5aslpp.default-release/storage/permanent/chrome/idb/3870112724rsegmnoittet-es.files/1607</text:p>
      <text:p text:style-name="Standard">home/dina/.mozilla/firefox/2r5aslpp.default-release/storage/permanent/chrome/idb/3870112724rsegmnoittet-es.files/875</text:p>
      <text:p text:style-name="Standard">home/dina/.mozilla/firefox/2r5aslpp.default-release/storage/permanent/chrome/idb/3870112724rsegmnoittet-es.files/1354</text:p>
      <text:p text:style-name="Standard">home/dina/.mozilla/firefox/2r5aslpp.default-release/storage/permanent/chrome/idb/3870112724rsegmnoittet-es.files/1581</text:p>
      <text:p text:style-name="Standard">home/dina/.mozilla/firefox/2r5aslpp.default-release/storage/permanent/chrome/idb/3870112724rsegmnoittet-es.files/1423</text:p>
      <text:p text:style-name="Standard">home/dina/.mozilla/firefox/2r5aslpp.default-release/storage/permanent/chrome/idb/3870112724rsegmnoittet-es.files/999</text:p>
      <text:p text:style-name="Standard">home/dina/.mozilla/firefox/2r5aslpp.default-release/storage/permanent/chrome/idb/3870112724rsegmnoittet-es.files/213</text:p>
      <text:p text:style-name="Standard">home/dina/.mozilla/firefox/2r5aslpp.default-release/storage/permanent/chrome/idb/3870112724rsegmnoittet-es.files/303</text:p>
      <text:p text:style-name="Standard">home/dina/.mozilla/firefox/2r5aslpp.default-release/storage/permanent/chrome/idb/3870112724rsegmnoittet-es.files/1655</text:p>
      <text:p text:style-name="Standard">home/dina/.mozilla/firefox/2r5aslpp.default-release/storage/permanent/chrome/idb/3870112724rsegmnoittet-es.files/937</text:p>
      <text:p text:style-name="Standard">home/dina/.mozilla/firefox/2r5aslpp.default-release/storage/permanent/chrome/idb/3870112724rsegmnoittet-es.files/1061</text:p>
      <text:p text:style-name="Standard">home/dina/.mozilla/firefox/2r5aslpp.default-release/storage/permanent/chrome/idb/3870112724rsegmnoittet-es.files/1311</text:p>
      <text:p text:style-name="Standard">home/dina/.mozilla/firefox/2r5aslpp.default-release/storage/permanent/chrome/idb/3870112724rsegmnoittet-es.files/1458</text:p>
      <text:p text:style-name="Standard">home/dina/.mozilla/firefox/2r5aslpp.default-release/storage/permanent/chrome/idb/3870112724rsegmnoittet-es.files/1284</text:p>
      <text:p text:style-name="Standard">home/dina/.mozilla/firefox/2r5aslpp.default-release/storage/permanent/chrome/idb/3870112724rsegmnoittet-es.files/1054</text:p>
      <text:p text:style-name="Standard">home/dina/.mozilla/firefox/2r5aslpp.default-release/storage/permanent/chrome/idb/3870112724rsegmnoittet-es.files/1258</text:p>
      <text:p text:style-name="Standard"><text:soft-page-break/>home/dina/.mozilla/firefox/2r5aslpp.default-release/storage/permanent/chrome/idb/3870112724rsegmnoittet-es.files/485</text:p>
      <text:p text:style-name="Standard">home/dina/.mozilla/firefox/2r5aslpp.default-release/storage/permanent/chrome/idb/3870112724rsegmnoittet-es.files/1203</text:p>
      <text:p text:style-name="Standard">home/dina/.mozilla/firefox/2r5aslpp.default-release/storage/permanent/chrome/idb/3870112724rsegmnoittet-es.files/1199</text:p>
      <text:p text:style-name="Standard">home/dina/.mozilla/firefox/2r5aslpp.default-release/storage/permanent/chrome/idb/3870112724rsegmnoittet-es.files/492</text:p>
      <text:p text:style-name="Standard">home/dina/.mozilla/firefox/2r5aslpp.default-release/storage/permanent/chrome/idb/3870112724rsegmnoittet-es.files/501</text:p>
      <text:p text:style-name="Standard">home/dina/.mozilla/firefox/2r5aslpp.default-release/storage/permanent/chrome/idb/3870112724rsegmnoittet-es.files/796</text:p>
      <text:p text:style-name="Standard">home/dina/.mozilla/firefox/2r5aslpp.default-release/storage/permanent/chrome/idb/3870112724rsegmnoittet-es.files/1487</text:p>
      <text:p text:style-name="Standard">home/dina/.mozilla/firefox/2r5aslpp.default-release/storage/permanent/chrome/idb/3870112724rsegmnoittet-es.files/1713</text:p>
      <text:p text:style-name="Standard">home/dina/.mozilla/firefox/2r5aslpp.default-release/storage/permanent/chrome/idb/3870112724rsegmnoittet-es.files/1164</text:p>
      <text:p text:style-name="Standard">home/dina/.mozilla/firefox/2r5aslpp.default-release/storage/permanent/chrome/idb/3870112724rsegmnoittet-es.files/202</text:p>
      <text:p text:style-name="Standard">home/dina/.mozilla/firefox/2r5aslpp.default-release/storage/permanent/chrome/idb/3870112724rsegmnoittet-es.files/1363</text:p>
      <text:p text:style-name="Standard">home/dina/.mozilla/firefox/2r5aslpp.default-release/storage/permanent/chrome/idb/3870112724rsegmnoittet-es.files/946</text:p>
      <text:p text:style-name="Standard">home/dina/.mozilla/firefox/2r5aslpp.default-release/storage/permanent/chrome/idb/3870112724rsegmnoittet-es.files/192</text:p>
      <text:p text:style-name="Standard">home/dina/.mozilla/firefox/2r5aslpp.default-release/storage/permanent/chrome/idb/3870112724rsegmnoittet-es.files/358</text:p>
      <text:p text:style-name="Standard">home/dina/.mozilla/firefox/2r5aslpp.default-release/storage/permanent/chrome/idb/3870112724rsegmnoittet-es.files/845</text:p>
      <text:p text:style-name="Standard">home/dina/.mozilla/firefox/2r5aslpp.default-release/storage/permanent/chrome/idb/3870112724rsegmnoittet-es.files/161</text:p>
      <text:p text:style-name="Standard">home/dina/.mozilla/firefox/2r5aslpp.default-release/storage/permanent/chrome/idb/3870112724rsegmnoittet-es.files/360</text:p>
      <text:p text:style-name="Standard">home/dina/.mozilla/firefox/2r5aslpp.default-release/storage/permanent/chrome/idb/3870112724rsegmnoittet-es.files/1295</text:p>
      <text:p text:style-name="Standard">home/dina/.mozilla/firefox/2r5aslpp.default-release/storage/permanent/chrome/idb/3870112724rsegmnoittet-es.files/1325</text:p>
      <text:p text:style-name="Standard">home/dina/.mozilla/firefox/2r5aslpp.default-release/storage/permanent/chrome/idb/3870112724rsegmnoittet-es.files/30</text:p>
      <text:p text:style-name="Standard">home/dina/.mozilla/firefox/2r5aslpp.default-release/storage/permanent/chrome/idb/3870112724rsegmnoittet-es.files/594</text:p>
      <text:p text:style-name="Standard">home/dina/.mozilla/firefox/2r5aslpp.default-release/storage/permanent/chrome/idb/3870112724rsegmnoittet-es.files/149</text:p>
      <text:p text:style-name="Standard">home/dina/.mozilla/firefox/2r5aslpp.default-release/storage/permanent/chrome/idb/3870112724rsegmnoittet-es.files/441</text:p>
      <text:p text:style-name="Standard">home/dina/.mozilla/firefox/2r5aslpp.default-release/storage/permanent/chrome/idb/3870112724rsegmnoittet-es.files/392</text:p>
      <text:p text:style-name="Standard"><text:soft-page-break/>home/dina/.mozilla/firefox/2r5aslpp.default-release/storage/permanent/chrome/idb/3870112724rsegmnoittet-es.files/364</text:p>
      <text:p text:style-name="Standard">home/dina/.mozilla/firefox/2r5aslpp.default-release/storage/permanent/chrome/idb/3870112724rsegmnoittet-es.files/1637</text:p>
      <text:p text:style-name="Standard">home/dina/.mozilla/firefox/2r5aslpp.default-release/storage/permanent/chrome/idb/3870112724rsegmnoittet-es.files/1197</text:p>
      <text:p text:style-name="Standard">home/dina/.mozilla/firefox/2r5aslpp.default-release/storage/permanent/chrome/idb/3870112724rsegmnoittet-es.files/456</text:p>
      <text:p text:style-name="Standard">home/dina/.mozilla/firefox/2r5aslpp.default-release/storage/permanent/chrome/idb/3870112724rsegmnoittet-es.files/816</text:p>
      <text:p text:style-name="Standard">home/dina/.mozilla/firefox/2r5aslpp.default-release/storage/permanent/chrome/idb/3870112724rsegmnoittet-es.files/1160</text:p>
      <text:p text:style-name="Standard">home/dina/.mozilla/firefox/2r5aslpp.default-release/storage/permanent/chrome/idb/3870112724rsegmnoittet-es.files/126</text:p>
      <text:p text:style-name="Standard">home/dina/.mozilla/firefox/2r5aslpp.default-release/storage/permanent/chrome/idb/3870112724rsegmnoittet-es.files/726</text:p>
      <text:p text:style-name="Standard">home/dina/.mozilla/firefox/2r5aslpp.default-release/storage/permanent/chrome/idb/3870112724rsegmnoittet-es.files/497</text:p>
      <text:p text:style-name="Standard">home/dina/.mozilla/firefox/2r5aslpp.default-release/storage/permanent/chrome/idb/3870112724rsegmnoittet-es.files/1246</text:p>
      <text:p text:style-name="Standard">home/dina/.mozilla/firefox/2r5aslpp.default-release/storage/permanent/chrome/idb/3870112724rsegmnoittet-es.files/429</text:p>
      <text:p text:style-name="Standard">home/dina/.mozilla/firefox/2r5aslpp.default-release/storage/permanent/chrome/idb/3870112724rsegmnoittet-es.files/225</text:p>
      <text:p text:style-name="Standard">home/dina/.mozilla/firefox/2r5aslpp.default-release/storage/permanent/chrome/idb/3870112724rsegmnoittet-es.files/235</text:p>
      <text:p text:style-name="Standard">home/dina/.mozilla/firefox/2r5aslpp.default-release/storage/permanent/chrome/idb/3870112724rsegmnoittet-es.files/519</text:p>
      <text:p text:style-name="Standard">home/dina/.mozilla/firefox/2r5aslpp.default-release/storage/permanent/chrome/idb/3870112724rsegmnoittet-es.files/1106</text:p>
      <text:p text:style-name="Standard">home/dina/.mozilla/firefox/2r5aslpp.default-release/storage/permanent/chrome/idb/3870112724rsegmnoittet-es.files/858</text:p>
      <text:p text:style-name="Standard">home/dina/.mozilla/firefox/2r5aslpp.default-release/storage/permanent/chrome/idb/3870112724rsegmnoittet-es.files/115</text:p>
      <text:p text:style-name="Standard">home/dina/.mozilla/firefox/2r5aslpp.default-release/storage/permanent/chrome/idb/3870112724rsegmnoittet-es.files/1264</text:p>
      <text:p text:style-name="Standard">home/dina/.mozilla/firefox/2r5aslpp.default-release/storage/permanent/chrome/idb/3870112724rsegmnoittet-es.files/1072</text:p>
      <text:p text:style-name="Standard">home/dina/.mozilla/firefox/2r5aslpp.default-release/storage/permanent/chrome/idb/3870112724rsegmnoittet-es.files/806</text:p>
      <text:p text:style-name="Standard">home/dina/.mozilla/firefox/2r5aslpp.default-release/storage/permanent/chrome/idb/3870112724rsegmnoittet-es.files/499</text:p>
      <text:p text:style-name="Standard">home/dina/.mozilla/firefox/2r5aslpp.default-release/storage/permanent/chrome/idb/3870112724rsegmnoittet-es.files/181</text:p>
      <text:p text:style-name="Standard">home/dina/.mozilla/firefox/2r5aslpp.default-release/storage/permanent/chrome/idb/3870112724rsegmnoittet-es.files/727</text:p>
      <text:p text:style-name="Standard">home/dina/.mozilla/firefox/2r5aslpp.default-release/storage/permanent/chrome/idb/3870112724rsegmnoittet-es.files/72</text:p>
      <text:p text:style-name="Standard"><text:soft-page-break/>home/dina/.mozilla/firefox/2r5aslpp.default-release/storage/permanent/chrome/idb/3870112724rsegmnoittet-es.files/705</text:p>
      <text:p text:style-name="Standard">home/dina/.mozilla/firefox/2r5aslpp.default-release/storage/permanent/chrome/idb/3870112724rsegmnoittet-es.files/1698</text:p>
      <text:p text:style-name="Standard">home/dina/.mozilla/firefox/2r5aslpp.default-release/storage/permanent/chrome/idb/3870112724rsegmnoittet-es.files/1375</text:p>
      <text:p text:style-name="Standard">home/dina/.mozilla/firefox/2r5aslpp.default-release/storage/permanent/chrome/idb/3870112724rsegmnoittet-es.files/676</text:p>
      <text:p text:style-name="Standard">home/dina/.mozilla/firefox/2r5aslpp.default-release/storage/permanent/chrome/idb/3870112724rsegmnoittet-es.files/1728</text:p>
      <text:p text:style-name="Standard">home/dina/.mozilla/firefox/2r5aslpp.default-release/storage/permanent/chrome/idb/3870112724rsegmnoittet-es.files/628</text:p>
      <text:p text:style-name="Standard">home/dina/.mozilla/firefox/2r5aslpp.default-release/storage/permanent/chrome/idb/3870112724rsegmnoittet-es.files/182</text:p>
      <text:p text:style-name="Standard">home/dina/.mozilla/firefox/2r5aslpp.default-release/storage/permanent/chrome/idb/3870112724rsegmnoittet-es.files/908</text:p>
      <text:p text:style-name="Standard">home/dina/.mozilla/firefox/2r5aslpp.default-release/storage/permanent/chrome/idb/3870112724rsegmnoittet-es.files/1641</text:p>
      <text:p text:style-name="Standard">home/dina/.mozilla/firefox/2r5aslpp.default-release/storage/permanent/chrome/idb/3870112724rsegmnoittet-es.files/517</text:p>
      <text:p text:style-name="Standard">home/dina/.mozilla/firefox/2r5aslpp.default-release/storage/permanent/chrome/idb/3870112724rsegmnoittet-es.files/1308</text:p>
      <text:p text:style-name="Standard">home/dina/.mozilla/firefox/2r5aslpp.default-release/storage/permanent/chrome/idb/3870112724rsegmnoittet-es.files/1430</text:p>
      <text:p text:style-name="Standard">home/dina/.mozilla/firefox/2r5aslpp.default-release/storage/permanent/chrome/idb/3870112724rsegmnoittet-es.files/723</text:p>
      <text:p text:style-name="Standard">home/dina/.mozilla/firefox/2r5aslpp.default-release/storage/permanent/chrome/idb/3870112724rsegmnoittet-es.files/909</text:p>
      <text:p text:style-name="Standard">home/dina/.mozilla/firefox/2r5aslpp.default-release/storage/permanent/chrome/idb/3870112724rsegmnoittet-es.files/466</text:p>
      <text:p text:style-name="Standard">home/dina/.mozilla/firefox/2r5aslpp.default-release/storage/permanent/chrome/idb/3870112724rsegmnoittet-es.files/384</text:p>
      <text:p text:style-name="Standard">home/dina/.mozilla/firefox/2r5aslpp.default-release/storage/permanent/chrome/idb/3870112724rsegmnoittet-es.files/1445</text:p>
      <text:p text:style-name="Standard">home/dina/.mozilla/firefox/2r5aslpp.default-release/storage/permanent/chrome/idb/3870112724rsegmnoittet-es.files/980</text:p>
      <text:p text:style-name="Standard">home/dina/.mozilla/firefox/2r5aslpp.default-release/storage/permanent/chrome/idb/3870112724rsegmnoittet-es.files/885</text:p>
      <text:p text:style-name="Standard">home/dina/.mozilla/firefox/2r5aslpp.default-release/storage/permanent/chrome/idb/3870112724rsegmnoittet-es.files/623</text:p>
      <text:p text:style-name="Standard">home/dina/.mozilla/firefox/2r5aslpp.default-release/storage/permanent/chrome/idb/3870112724rsegmnoittet-es.files/476</text:p>
      <text:p text:style-name="Standard">home/dina/.mozilla/firefox/2r5aslpp.default-release/storage/permanent/chrome/idb/3870112724rsegmnoittet-es.files/1103</text:p>
      <text:p text:style-name="Standard">home/dina/.mozilla/firefox/2r5aslpp.default-release/storage/permanent/chrome/idb/3870112724rsegmnoittet-es.files/475</text:p>
      <text:p text:style-name="Standard">home/dina/.mozilla/firefox/2r5aslpp.default-release/storage/permanent/chrome/idb/3870112724rsegmnoittet-es.files/31</text:p>
      <text:p text:style-name="Standard"><text:soft-page-break/>home/dina/.mozilla/firefox/2r5aslpp.default-release/storage/permanent/chrome/idb/3870112724rsegmnoittet-es.files/976</text:p>
      <text:p text:style-name="Standard">home/dina/.mozilla/firefox/2r5aslpp.default-release/storage/permanent/chrome/idb/3870112724rsegmnoittet-es.files/1296</text:p>
      <text:p text:style-name="Standard">home/dina/.mozilla/firefox/2r5aslpp.default-release/storage/permanent/chrome/idb/3870112724rsegmnoittet-es.files/1120</text:p>
      <text:p text:style-name="Standard">home/dina/.mozilla/firefox/2r5aslpp.default-release/storage/permanent/chrome/idb/3870112724rsegmnoittet-es.files/1320</text:p>
      <text:p text:style-name="Standard">home/dina/.mozilla/firefox/2r5aslpp.default-release/storage/permanent/chrome/idb/3870112724rsegmnoittet-es.files/664</text:p>
      <text:p text:style-name="Standard">home/dina/.mozilla/firefox/2r5aslpp.default-release/storage/permanent/chrome/idb/3870112724rsegmnoittet-es.files/442</text:p>
      <text:p text:style-name="Standard">home/dina/.mozilla/firefox/2r5aslpp.default-release/storage/permanent/chrome/idb/3870112724rsegmnoittet-es.files/398</text:p>
      <text:p text:style-name="Standard">home/dina/.mozilla/firefox/2r5aslpp.default-release/storage/permanent/chrome/idb/3870112724rsegmnoittet-es.files/1400</text:p>
      <text:p text:style-name="Standard">home/dina/.mozilla/firefox/2r5aslpp.default-release/storage/permanent/chrome/idb/3870112724rsegmnoittet-es.files/56</text:p>
      <text:p text:style-name="Standard">home/dina/.mozilla/firefox/2r5aslpp.default-release/storage/permanent/chrome/idb/3870112724rsegmnoittet-es.files/1394</text:p>
      <text:p text:style-name="Standard">home/dina/.mozilla/firefox/2r5aslpp.default-release/storage/permanent/chrome/idb/3870112724rsegmnoittet-es.files/1702</text:p>
      <text:p text:style-name="Standard">home/dina/.mozilla/firefox/2r5aslpp.default-release/storage/permanent/chrome/idb/3870112724rsegmnoittet-es.files/1684</text:p>
      <text:p text:style-name="Standard">home/dina/.mozilla/firefox/2r5aslpp.default-release/storage/permanent/chrome/idb/3870112724rsegmnoittet-es.files/921</text:p>
      <text:p text:style-name="Standard">home/dina/.mozilla/firefox/2r5aslpp.default-release/storage/permanent/chrome/idb/3870112724rsegmnoittet-es.files/1098</text:p>
      <text:p text:style-name="Standard">home/dina/.mozilla/firefox/2r5aslpp.default-release/storage/permanent/chrome/idb/3870112724rsegmnoittet-es.files/9</text:p>
      <text:p text:style-name="Standard">home/dina/.mozilla/firefox/2r5aslpp.default-release/storage/permanent/chrome/idb/3870112724rsegmnoittet-es.files/240</text:p>
      <text:p text:style-name="Standard">home/dina/.mozilla/firefox/2r5aslpp.default-release/storage/permanent/chrome/idb/3870112724rsegmnoittet-es.files/1593</text:p>
      <text:p text:style-name="Standard">home/dina/.mozilla/firefox/2r5aslpp.default-release/storage/permanent/chrome/idb/3870112724rsegmnoittet-es.files/1724</text:p>
      <text:p text:style-name="Standard">home/dina/.mozilla/firefox/2r5aslpp.default-release/storage/permanent/chrome/idb/3870112724rsegmnoittet-es.files/955</text:p>
      <text:p text:style-name="Standard">home/dina/.mozilla/firefox/2r5aslpp.default-release/storage/permanent/chrome/idb/3870112724rsegmnoittet-es.files/1353</text:p>
      <text:p text:style-name="Standard">home/dina/.mozilla/firefox/2r5aslpp.default-release/storage/permanent/chrome/idb/3870112724rsegmnoittet-es.files/1513</text:p>
      <text:p text:style-name="Standard">home/dina/.mozilla/firefox/2r5aslpp.default-release/storage/permanent/chrome/idb/3870112724rsegmnoittet-es.files/1290</text:p>
      <text:p text:style-name="Standard">home/dina/.mozilla/firefox/2r5aslpp.default-release/storage/permanent/chrome/idb/3870112724rsegmnoittet-es.files/1283</text:p>
      <text:p text:style-name="Standard">home/dina/.mozilla/firefox/2r5aslpp.default-release/storage/permanent/chrome/idb/3870112724rsegmnoittet-es.files/353</text:p>
      <text:p text:style-name="Standard"><text:soft-page-break/>home/dina/.mozilla/firefox/2r5aslpp.default-release/storage/permanent/chrome/idb/3870112724rsegmnoittet-es.files/864</text:p>
      <text:p text:style-name="Standard">home/dina/.mozilla/firefox/2r5aslpp.default-release/storage/permanent/chrome/idb/3870112724rsegmnoittet-es.files/786</text:p>
      <text:p text:style-name="Standard">home/dina/.mozilla/firefox/2r5aslpp.default-release/storage/permanent/chrome/idb/3870112724rsegmnoittet-es.files/186</text:p>
      <text:p text:style-name="Standard">home/dina/.mozilla/firefox/2r5aslpp.default-release/storage/permanent/chrome/idb/3870112724rsegmnoittet-es.files/320</text:p>
      <text:p text:style-name="Standard">home/dina/.mozilla/firefox/2r5aslpp.default-release/storage/permanent/chrome/idb/3870112724rsegmnoittet-es.files/323</text:p>
      <text:p text:style-name="Standard">home/dina/.mozilla/firefox/2r5aslpp.default-release/storage/permanent/chrome/idb/3870112724rsegmnoittet-es.files/477</text:p>
      <text:p text:style-name="Standard">home/dina/.mozilla/firefox/2r5aslpp.default-release/storage/permanent/chrome/idb/3870112724rsegmnoittet-es.files/3</text:p>
      <text:p text:style-name="Standard">home/dina/.mozilla/firefox/2r5aslpp.default-release/storage/permanent/chrome/idb/3870112724rsegmnoittet-es.files/1465</text:p>
      <text:p text:style-name="Standard">home/dina/.mozilla/firefox/2r5aslpp.default-release/storage/permanent/chrome/idb/3870112724rsegmnoittet-es.files/964</text:p>
      <text:p text:style-name="Standard">home/dina/.mozilla/firefox/2r5aslpp.default-release/storage/permanent/chrome/idb/3870112724rsegmnoittet-es.files/86</text:p>
      <text:p text:style-name="Standard">home/dina/.mozilla/firefox/2r5aslpp.default-release/storage/permanent/chrome/idb/3870112724rsegmnoittet-es.files/622</text:p>
      <text:p text:style-name="Standard">home/dina/.mozilla/firefox/2r5aslpp.default-release/storage/permanent/chrome/idb/3870112724rsegmnoittet-es.files/683</text:p>
      <text:p text:style-name="Standard">home/dina/.mozilla/firefox/2r5aslpp.default-release/storage/permanent/chrome/idb/3870112724rsegmnoittet-es.files/94</text:p>
      <text:p text:style-name="Standard">home/dina/.mozilla/firefox/2r5aslpp.default-release/storage/permanent/chrome/idb/3870112724rsegmnoittet-es.files/495</text:p>
      <text:p text:style-name="Standard">home/dina/.mozilla/firefox/2r5aslpp.default-release/storage/permanent/chrome/idb/3870112724rsegmnoittet-es.files/744</text:p>
      <text:p text:style-name="Standard">home/dina/.mozilla/firefox/2r5aslpp.default-release/storage/permanent/chrome/idb/3870112724rsegmnoittet-es.files/1016</text:p>
      <text:p text:style-name="Standard">home/dina/.mozilla/firefox/2r5aslpp.default-release/storage/permanent/chrome/idb/3870112724rsegmnoittet-es.files/68</text:p>
      <text:p text:style-name="Standard">home/dina/.mozilla/firefox/2r5aslpp.default-release/storage/permanent/chrome/idb/3870112724rsegmnoittet-es.files/830</text:p>
      <text:p text:style-name="Standard">home/dina/.mozilla/firefox/2r5aslpp.default-release/storage/permanent/chrome/idb/3870112724rsegmnoittet-es.files/1757</text:p>
      <text:p text:style-name="Standard">home/dina/.mozilla/firefox/2r5aslpp.default-release/storage/permanent/chrome/idb/3870112724rsegmnoittet-es.files/271</text:p>
      <text:p text:style-name="Standard">home/dina/.mozilla/firefox/2r5aslpp.default-release/storage/permanent/chrome/idb/3870112724rsegmnoittet-es.files/1436</text:p>
      <text:p text:style-name="Standard">home/dina/.mozilla/firefox/2r5aslpp.default-release/storage/permanent/chrome/idb/3870112724rsegmnoittet-es.files/139</text:p>
      <text:p text:style-name="Standard">home/dina/.mozilla/firefox/2r5aslpp.default-release/storage/permanent/chrome/idb/3870112724rsegmnoittet-es.files/206</text:p>
      <text:p text:style-name="Standard">home/dina/.mozilla/firefox/2r5aslpp.default-release/storage/permanent/chrome/idb/3870112724rsegmnoittet-es.files/661</text:p>
      <text:p text:style-name="Standard"><text:soft-page-break/>home/dina/.mozilla/firefox/2r5aslpp.default-release/storage/permanent/chrome/idb/3870112724rsegmnoittet-es.files/1014</text:p>
      <text:p text:style-name="Standard">home/dina/.mozilla/firefox/2r5aslpp.default-release/storage/permanent/chrome/idb/3870112724rsegmnoittet-es.files/1236</text:p>
      <text:p text:style-name="Standard">home/dina/.mozilla/firefox/2r5aslpp.default-release/storage/permanent/chrome/idb/3870112724rsegmnoittet-es.files/1200</text:p>
      <text:p text:style-name="Standard">home/dina/.mozilla/firefox/2r5aslpp.default-release/storage/permanent/chrome/idb/3870112724rsegmnoittet-es.files/614</text:p>
      <text:p text:style-name="Standard">home/dina/.mozilla/firefox/2r5aslpp.default-release/storage/permanent/chrome/idb/3870112724rsegmnoittet-es.files/831</text:p>
      <text:p text:style-name="Standard">home/dina/.mozilla/firefox/2r5aslpp.default-release/storage/permanent/chrome/idb/3870112724rsegmnoittet-es.files/486</text:p>
      <text:p text:style-name="Standard">home/dina/.mozilla/firefox/2r5aslpp.default-release/storage/permanent/chrome/idb/3870112724rsegmnoittet-es.files/1597</text:p>
      <text:p text:style-name="Standard">home/dina/.mozilla/firefox/2r5aslpp.default-release/storage/permanent/chrome/idb/3870112724rsegmnoittet-es.files/943</text:p>
      <text:p text:style-name="Standard">home/dina/.mozilla/firefox/2r5aslpp.default-release/storage/permanent/chrome/idb/3870112724rsegmnoittet-es.files/1090</text:p>
      <text:p text:style-name="Standard">home/dina/.mozilla/firefox/2r5aslpp.default-release/storage/permanent/chrome/idb/3870112724rsegmnoittet-es.files/372</text:p>
      <text:p text:style-name="Standard">home/dina/.mozilla/firefox/2r5aslpp.default-release/storage/permanent/chrome/idb/3870112724rsegmnoittet-es.files/1510</text:p>
      <text:p text:style-name="Standard">home/dina/.mozilla/firefox/2r5aslpp.default-release/storage/permanent/chrome/idb/3870112724rsegmnoittet-es.files/1331</text:p>
      <text:p text:style-name="Standard">home/dina/.mozilla/firefox/2r5aslpp.default-release/storage/permanent/chrome/idb/3870112724rsegmnoittet-es.files/681</text:p>
      <text:p text:style-name="Standard">home/dina/.mozilla/firefox/2r5aslpp.default-release/storage/permanent/chrome/idb/3870112724rsegmnoittet-es.files/743</text:p>
      <text:p text:style-name="Standard">home/dina/.mozilla/firefox/2r5aslpp.default-release/storage/permanent/chrome/idb/3870112724rsegmnoittet-es.files/242</text:p>
      <text:p text:style-name="Standard">home/dina/.mozilla/firefox/2r5aslpp.default-release/storage/permanent/chrome/idb/3870112724rsegmnoittet-es.files/1731</text:p>
      <text:p text:style-name="Standard">home/dina/.mozilla/firefox/2r5aslpp.default-release/storage/permanent/chrome/idb/3870112724rsegmnoittet-es.files/1089</text:p>
      <text:p text:style-name="Standard">home/dina/.mozilla/firefox/2r5aslpp.default-release/storage/permanent/chrome/idb/3870112724rsegmnoittet-es.files/1628</text:p>
      <text:p text:style-name="Standard">home/dina/.mozilla/firefox/2r5aslpp.default-release/storage/permanent/chrome/idb/3870112724rsegmnoittet-es.files/473</text:p>
      <text:p text:style-name="Standard">home/dina/.mozilla/firefox/2r5aslpp.default-release/storage/permanent/chrome/idb/3870112724rsegmnoittet-es.files/617</text:p>
      <text:p text:style-name="Standard">home/dina/.mozilla/firefox/2r5aslpp.default-release/storage/permanent/chrome/idb/3870112724rsegmnoittet-es.files/1355</text:p>
      <text:p text:style-name="Standard">home/dina/.mozilla/firefox/2r5aslpp.default-release/storage/permanent/chrome/idb/3870112724rsegmnoittet-es.files/853</text:p>
      <text:p text:style-name="Standard">home/dina/.mozilla/firefox/2r5aslpp.default-release/storage/permanent/chrome/idb/3870112724rsegmnoittet-es.files/670</text:p>
      <text:p text:style-name="Standard">home/dina/.mozilla/firefox/2r5aslpp.default-release/storage/permanent/chrome/idb/3870112724rsegmnoittet-es.files/627</text:p>
      <text:p text:style-name="Standard"><text:soft-page-break/>home/dina/.mozilla/firefox/2r5aslpp.default-release/storage/permanent/chrome/idb/3870112724rsegmnoittet-es.files/836</text:p>
      <text:p text:style-name="Standard">home/dina/.mozilla/firefox/2r5aslpp.default-release/storage/permanent/chrome/idb/3870112724rsegmnoittet-es.files/1733</text:p>
      <text:p text:style-name="Standard">home/dina/.mozilla/firefox/2r5aslpp.default-release/storage/permanent/chrome/idb/3870112724rsegmnoittet-es.files/834</text:p>
      <text:p text:style-name="Standard">home/dina/.mozilla/firefox/2r5aslpp.default-release/storage/permanent/chrome/idb/3870112724rsegmnoittet-es.files/698</text:p>
      <text:p text:style-name="Standard">home/dina/.mozilla/firefox/2r5aslpp.default-release/storage/permanent/chrome/idb/3870112724rsegmnoittet-es.files/380</text:p>
      <text:p text:style-name="Standard">home/dina/.mozilla/firefox/2r5aslpp.default-release/storage/permanent/chrome/idb/3870112724rsegmnoittet-es.files/1053</text:p>
      <text:p text:style-name="Standard">home/dina/.mozilla/firefox/2r5aslpp.default-release/storage/permanent/chrome/idb/3870112724rsegmnoittet-es.files/1648</text:p>
      <text:p text:style-name="Standard">home/dina/.mozilla/firefox/2r5aslpp.default-release/storage/permanent/chrome/idb/3870112724rsegmnoittet-es.files/1528</text:p>
      <text:p text:style-name="Standard">home/dina/.mozilla/firefox/2r5aslpp.default-release/storage/permanent/chrome/idb/3870112724rsegmnoittet-es.files/1428</text:p>
      <text:p text:style-name="Standard">home/dina/.mozilla/firefox/2r5aslpp.default-release/storage/permanent/chrome/idb/3870112724rsegmnoittet-es.files/1362</text:p>
      <text:p text:style-name="Standard">home/dina/.mozilla/firefox/2r5aslpp.default-release/storage/permanent/chrome/idb/3870112724rsegmnoittet-es.files/1619</text:p>
      <text:p text:style-name="Standard">home/dina/.mozilla/firefox/2r5aslpp.default-release/storage/permanent/chrome/idb/3870112724rsegmnoittet-es.files/329</text:p>
      <text:p text:style-name="Standard">home/dina/.mozilla/firefox/2r5aslpp.default-release/storage/permanent/chrome/idb/3870112724rsegmnoittet-es.files/1568</text:p>
      <text:p text:style-name="Standard">home/dina/.mozilla/firefox/2r5aslpp.default-release/storage/permanent/chrome/idb/3870112724rsegmnoittet-es.files/326</text:p>
      <text:p text:style-name="Standard">home/dina/.mozilla/firefox/2r5aslpp.default-release/storage/permanent/chrome/idb/3870112724rsegmnoittet-es.files/1201</text:p>
      <text:p text:style-name="Standard">home/dina/.mozilla/firefox/2r5aslpp.default-release/storage/permanent/chrome/idb/3870112724rsegmnoittet-es.files/1753</text:p>
      <text:p text:style-name="Standard">home/dina/.mozilla/firefox/2r5aslpp.default-release/storage/permanent/chrome/idb/3870112724rsegmnoittet-es.files/143</text:p>
      <text:p text:style-name="Standard">home/dina/.mozilla/firefox/2r5aslpp.default-release/storage/permanent/chrome/idb/3870112724rsegmnoittet-es.files/165</text:p>
      <text:p text:style-name="Standard">home/dina/.mozilla/firefox/2r5aslpp.default-release/storage/permanent/chrome/idb/3870112724rsegmnoittet-es.files/1512</text:p>
      <text:p text:style-name="Standard">home/dina/.mozilla/firefox/2r5aslpp.default-release/storage/permanent/chrome/idb/3870112724rsegmnoittet-es.files/1604</text:p>
      <text:p text:style-name="Standard">home/dina/.mozilla/firefox/2r5aslpp.default-release/storage/permanent/chrome/idb/3870112724rsegmnoittet-es.files/849</text:p>
      <text:p text:style-name="Standard">home/dina/.mozilla/firefox/2r5aslpp.default-release/storage/permanent/chrome/idb/3870112724rsegmnoittet-es.files/102</text:p>
      <text:p text:style-name="Standard">home/dina/.mozilla/firefox/2r5aslpp.default-release/storage/permanent/chrome/idb/3870112724rsegmnoittet-es.files/1005</text:p>
      <text:p text:style-name="Standard">home/dina/.mozilla/firefox/2r5aslpp.default-release/storage/permanent/chrome/idb/3870112724rsegmnoittet-es.files/1341</text:p>
      <text:p text:style-name="Standard"><text:soft-page-break/>home/dina/.mozilla/firefox/2r5aslpp.default-release/storage/permanent/chrome/idb/3870112724rsegmnoittet-es.files/1263</text:p>
      <text:p text:style-name="Standard">home/dina/.mozilla/firefox/2r5aslpp.default-release/storage/permanent/chrome/idb/3870112724rsegmnoittet-es.files/487</text:p>
      <text:p text:style-name="Standard">home/dina/.mozilla/firefox/2r5aslpp.default-release/storage/permanent/chrome/idb/3870112724rsegmnoittet-es.files/597</text:p>
      <text:p text:style-name="Standard">home/dina/.mozilla/firefox/2r5aslpp.default-release/storage/permanent/chrome/idb/3870112724rsegmnoittet-es.files/1576</text:p>
      <text:p text:style-name="Standard">home/dina/.mozilla/firefox/2r5aslpp.default-release/storage/permanent/chrome/idb/3870112724rsegmnoittet-es.files/1224</text:p>
      <text:p text:style-name="Standard">home/dina/.mozilla/firefox/2r5aslpp.default-release/storage/permanent/chrome/idb/3870112724rsegmnoittet-es.files/438</text:p>
      <text:p text:style-name="Standard">home/dina/.mozilla/firefox/2r5aslpp.default-release/storage/permanent/chrome/idb/3870112724rsegmnoittet-es.files/1553</text:p>
      <text:p text:style-name="Standard">home/dina/.mozilla/firefox/2r5aslpp.default-release/storage/permanent/chrome/idb/3870112724rsegmnoittet-es.files/1113</text:p>
      <text:p text:style-name="Standard">home/dina/.mozilla/firefox/2r5aslpp.default-release/storage/permanent/chrome/idb/3870112724rsegmnoittet-es.files/1035</text:p>
      <text:p text:style-name="Standard">home/dina/.mozilla/firefox/2r5aslpp.default-release/storage/permanent/chrome/idb/3870112724rsegmnoittet-es.files/1022</text:p>
      <text:p text:style-name="Standard">home/dina/.mozilla/firefox/2r5aslpp.default-release/storage/permanent/chrome/idb/3870112724rsegmnoittet-es.files/434</text:p>
      <text:p text:style-name="Standard">home/dina/.mozilla/firefox/2r5aslpp.default-release/storage/permanent/chrome/idb/3870112724rsegmnoittet-es.files/155</text:p>
      <text:p text:style-name="Standard">home/dina/.mozilla/firefox/2r5aslpp.default-release/storage/permanent/chrome/idb/3870112724rsegmnoittet-es.files/450</text:p>
      <text:p text:style-name="Standard">home/dina/.mozilla/firefox/2r5aslpp.default-release/storage/permanent/chrome/idb/3870112724rsegmnoittet-es.files/1215</text:p>
      <text:p text:style-name="Standard">home/dina/.mozilla/firefox/2r5aslpp.default-release/storage/permanent/chrome/idb/3870112724rsegmnoittet-es.files/862</text:p>
      <text:p text:style-name="Standard">home/dina/.mozilla/firefox/2r5aslpp.default-release/storage/permanent/chrome/idb/3870112724rsegmnoittet-es.files/1141</text:p>
      <text:p text:style-name="Standard">home/dina/.mozilla/firefox/2r5aslpp.default-release/storage/permanent/chrome/idb/3870112724rsegmnoittet-es.files/749</text:p>
      <text:p text:style-name="Standard">home/dina/.mozilla/firefox/2r5aslpp.default-release/storage/permanent/chrome/idb/3870112724rsegmnoittet-es.files/1144</text:p>
      <text:p text:style-name="Standard">home/dina/.mozilla/firefox/2r5aslpp.default-release/storage/permanent/chrome/idb/3870112724rsegmnoittet-es.files/502</text:p>
      <text:p text:style-name="Standard">home/dina/.mozilla/firefox/2r5aslpp.default-release/storage/permanent/chrome/idb/3870112724rsegmnoittet-es.files/558</text:p>
      <text:p text:style-name="Standard">home/dina/.mozilla/firefox/2r5aslpp.default-release/storage/permanent/chrome/idb/3870112724rsegmnoittet-es.files/715</text:p>
      <text:p text:style-name="Standard">home/dina/.mozilla/firefox/2r5aslpp.default-release/storage/permanent/chrome/idb/3870112724rsegmnoittet-es.files/1044</text:p>
      <text:p text:style-name="Standard">home/dina/.mozilla/firefox/2r5aslpp.default-release/storage/permanent/chrome/idb/3870112724rsegmnoittet-es.files/1411</text:p>
      <text:p text:style-name="Standard">home/dina/.mozilla/firefox/2r5aslpp.default-release/storage/permanent/chrome/idb/3870112724rsegmnoittet-es.files/116</text:p>
      <text:p text:style-name="Standard"><text:soft-page-break/>home/dina/.mozilla/firefox/2r5aslpp.default-release/storage/permanent/chrome/idb/3870112724rsegmnoittet-es.files/1339</text:p>
      <text:p text:style-name="Standard">home/dina/.mozilla/firefox/2r5aslpp.default-release/storage/permanent/chrome/idb/3870112724rsegmnoittet-es.files/948</text:p>
      <text:p text:style-name="Standard">home/dina/.mozilla/firefox/2r5aslpp.default-release/storage/permanent/chrome/idb/3870112724rsegmnoittet-es.files/1191</text:p>
      <text:p text:style-name="Standard">home/dina/.mozilla/firefox/2r5aslpp.default-release/storage/permanent/chrome/idb/3870112724rsegmnoittet-es.files/1289</text:p>
      <text:p text:style-name="Standard">home/dina/.mozilla/firefox/2r5aslpp.default-release/storage/permanent/chrome/idb/3870112724rsegmnoittet-es.files/1743</text:p>
      <text:p text:style-name="Standard">home/dina/.mozilla/firefox/2r5aslpp.default-release/storage/permanent/chrome/idb/3870112724rsegmnoittet-es.files/758</text:p>
      <text:p text:style-name="Standard">home/dina/.mozilla/firefox/2r5aslpp.default-release/storage/permanent/chrome/idb/3870112724rsegmnoittet-es.files/404</text:p>
      <text:p text:style-name="Standard">home/dina/.mozilla/firefox/2r5aslpp.default-release/storage/permanent/chrome/idb/3870112724rsegmnoittet-es.files/1241</text:p>
      <text:p text:style-name="Standard">home/dina/.mozilla/firefox/2r5aslpp.default-release/storage/permanent/chrome/idb/3870112724rsegmnoittet-es.files/18</text:p>
      <text:p text:style-name="Standard">home/dina/.mozilla/firefox/2r5aslpp.default-release/storage/permanent/chrome/idb/3870112724rsegmnoittet-es.files/1453</text:p>
      <text:p text:style-name="Standard">home/dina/.mozilla/firefox/2r5aslpp.default-release/storage/permanent/chrome/idb/3870112724rsegmnoittet-es.files/962</text:p>
      <text:p text:style-name="Standard">home/dina/.mozilla/firefox/2r5aslpp.default-release/storage/permanent/chrome/idb/3870112724rsegmnoittet-es.files/1409</text:p>
      <text:p text:style-name="Standard">home/dina/.mozilla/firefox/2r5aslpp.default-release/storage/permanent/chrome/idb/3870112724rsegmnoittet-es.files/950</text:p>
      <text:p text:style-name="Standard">home/dina/.mozilla/firefox/2r5aslpp.default-release/storage/permanent/chrome/idb/3870112724rsegmnoittet-es.files/1758</text:p>
      <text:p text:style-name="Standard">home/dina/.mozilla/firefox/2r5aslpp.default-release/storage/permanent/chrome/idb/3870112724rsegmnoittet-es.files/1207</text:p>
      <text:p text:style-name="Standard">home/dina/.mozilla/firefox/2r5aslpp.default-release/storage/permanent/chrome/idb/3870112724rsegmnoittet-es.files/104</text:p>
      <text:p text:style-name="Standard">home/dina/.mozilla/firefox/2r5aslpp.default-release/storage/permanent/chrome/idb/3870112724rsegmnoittet-es.files/520</text:p>
      <text:p text:style-name="Standard">home/dina/.mozilla/firefox/2r5aslpp.default-release/storage/permanent/chrome/idb/3870112724rsegmnoittet-es.files/1301</text:p>
      <text:p text:style-name="Standard">home/dina/.mozilla/firefox/2r5aslpp.default-release/storage/permanent/chrome/idb/3870112724rsegmnoittet-es.files/325</text:p>
      <text:p text:style-name="Standard">home/dina/.mozilla/firefox/2r5aslpp.default-release/storage/permanent/chrome/idb/3870112724rsegmnoittet-es.files/923</text:p>
      <text:p text:style-name="Standard">home/dina/.mozilla/firefox/2r5aslpp.default-release/storage/permanent/chrome/idb/3870112724rsegmnoittet-es.files/866</text:p>
      <text:p text:style-name="Standard">home/dina/.mozilla/firefox/2r5aslpp.default-release/storage/permanent/chrome/idb/3870112724rsegmnoittet-es.files/889</text:p>
      <text:p text:style-name="Standard">home/dina/.mozilla/firefox/2r5aslpp.default-release/storage/permanent/chrome/idb/3870112724rsegmnoittet-es.files/842</text:p>
      <text:p text:style-name="Standard">home/dina/.mozilla/firefox/2r5aslpp.default-release/storage/permanent/chrome/idb/3870112724rsegmnoittet-es.files/657</text:p>
      <text:p text:style-name="Standard"><text:soft-page-break/>home/dina/.mozilla/firefox/2r5aslpp.default-release/storage/permanent/chrome/idb/3870112724rsegmnoittet-es.files/363</text:p>
      <text:p text:style-name="Standard">home/dina/.mozilla/firefox/2r5aslpp.default-release/storage/permanent/chrome/idb/3870112724rsegmnoittet-es.files/1124</text:p>
      <text:p text:style-name="Standard">home/dina/.mozilla/firefox/2r5aslpp.default-release/storage/permanent/chrome/idb/3870112724rsegmnoittet-es.files/724</text:p>
      <text:p text:style-name="Standard">home/dina/.mozilla/firefox/2r5aslpp.default-release/storage/permanent/chrome/idb/3870112724rsegmnoittet-es.files/563</text:p>
      <text:p text:style-name="Standard">home/dina/.mozilla/firefox/2r5aslpp.default-release/storage/permanent/chrome/idb/3870112724rsegmnoittet-es.files/1413</text:p>
      <text:p text:style-name="Standard">home/dina/.mozilla/firefox/2r5aslpp.default-release/storage/permanent/chrome/idb/3870112724rsegmnoittet-es.files/1074</text:p>
      <text:p text:style-name="Standard">home/dina/.mozilla/firefox/2r5aslpp.default-release/storage/permanent/chrome/idb/3870112724rsegmnoittet-es.files/1294</text:p>
      <text:p text:style-name="Standard">home/dina/.mozilla/firefox/2r5aslpp.default-release/storage/permanent/chrome/idb/3870112724rsegmnoittet-es.files/8</text:p>
      <text:p text:style-name="Standard">home/dina/.mozilla/firefox/2r5aslpp.default-release/storage/permanent/chrome/idb/3870112724rsegmnoittet-es.files/361</text:p>
      <text:p text:style-name="Standard">home/dina/.mozilla/firefox/2r5aslpp.default-release/storage/permanent/chrome/idb/3870112724rsegmnoittet-es.files/906</text:p>
      <text:p text:style-name="Standard">home/dina/.mozilla/firefox/2r5aslpp.default-release/storage/permanent/chrome/idb/3870112724rsegmnoittet-es.files/55</text:p>
      <text:p text:style-name="Standard">home/dina/.mozilla/firefox/2r5aslpp.default-release/storage/permanent/chrome/idb/3870112724rsegmnoittet-es.files/197</text:p>
      <text:p text:style-name="Standard">home/dina/.mozilla/firefox/2r5aslpp.default-release/storage/permanent/chrome/idb/3870112724rsegmnoittet-es.files/918</text:p>
      <text:p text:style-name="Standard">home/dina/.mozilla/firefox/2r5aslpp.default-release/storage/permanent/chrome/idb/3870112724rsegmnoittet-es.files/1725</text:p>
      <text:p text:style-name="Standard">home/dina/.mozilla/firefox/2r5aslpp.default-release/storage/permanent/chrome/idb/3870112724rsegmnoittet-es.files/1127</text:p>
      <text:p text:style-name="Standard">home/dina/.mozilla/firefox/2r5aslpp.default-release/storage/permanent/chrome/idb/3870112724rsegmnoittet-es.files/282</text:p>
      <text:p text:style-name="Standard">home/dina/.mozilla/firefox/2r5aslpp.default-release/storage/permanent/chrome/idb/3870112724rsegmnoittet-es.files/1372</text:p>
      <text:p text:style-name="Standard">home/dina/.mozilla/firefox/2r5aslpp.default-release/storage/permanent/chrome/idb/3870112724rsegmnoittet-es.files/973</text:p>
      <text:p text:style-name="Standard">home/dina/.mozilla/firefox/2r5aslpp.default-release/storage/permanent/chrome/idb/3870112724rsegmnoittet-es.files/913</text:p>
      <text:p text:style-name="Standard">home/dina/.mozilla/firefox/2r5aslpp.default-release/storage/permanent/chrome/idb/3870112724rsegmnoittet-es.files/237</text:p>
      <text:p text:style-name="Standard">home/dina/.mozilla/firefox/2r5aslpp.default-release/storage/permanent/chrome/idb/3870112724rsegmnoittet-es.files/579</text:p>
      <text:p text:style-name="Standard">home/dina/.mozilla/firefox/2r5aslpp.default-release/storage/permanent/chrome/idb/3870112724rsegmnoittet-es.files/717</text:p>
      <text:p text:style-name="Standard">home/dina/.mozilla/firefox/2r5aslpp.default-release/storage/permanent/chrome/idb/3870112724rsegmnoittet-es.files/1257</text:p>
      <text:p text:style-name="Standard">home/dina/.mozilla/firefox/2r5aslpp.default-release/storage/permanent/chrome/idb/3870112724rsegmnoittet-es.files/422</text:p>
      <text:p text:style-name="Standard"><text:soft-page-break/>home/dina/.mozilla/firefox/2r5aslpp.default-release/storage/permanent/chrome/idb/3870112724rsegmnoittet-es.files/362</text:p>
      <text:p text:style-name="Standard">home/dina/.mozilla/firefox/2r5aslpp.default-release/storage/permanent/chrome/idb/3870112724rsegmnoittet-es.files/272</text:p>
      <text:p text:style-name="Standard">home/dina/.mozilla/firefox/2r5aslpp.default-release/storage/permanent/chrome/idb/3870112724rsegmnoittet-es.files/1096</text:p>
      <text:p text:style-name="Standard">home/dina/.mozilla/firefox/2r5aslpp.default-release/storage/permanent/chrome/idb/3870112724rsegmnoittet-es.files/1712</text:p>
      <text:p text:style-name="Standard">home/dina/.mozilla/firefox/2r5aslpp.default-release/storage/permanent/chrome/idb/3870112724rsegmnoittet-es.files/444</text:p>
      <text:p text:style-name="Standard">home/dina/.mozilla/firefox/2r5aslpp.default-release/storage/permanent/chrome/idb/3870112724rsegmnoittet-es.files/1691</text:p>
      <text:p text:style-name="Standard">home/dina/.mozilla/firefox/2r5aslpp.default-release/storage/permanent/chrome/idb/3870112724rsegmnoittet-es.files/92</text:p>
      <text:p text:style-name="Standard">home/dina/.mozilla/firefox/2r5aslpp.default-release/storage/permanent/chrome/idb/3870112724rsegmnoittet-es.files/857</text:p>
      <text:p text:style-name="Standard">home/dina/.mozilla/firefox/2r5aslpp.default-release/storage/permanent/chrome/idb/3870112724rsegmnoittet-es.files/79</text:p>
      <text:p text:style-name="Standard">home/dina/.mozilla/firefox/2r5aslpp.default-release/storage/permanent/chrome/idb/3870112724rsegmnoittet-es.files/927</text:p>
      <text:p text:style-name="Standard">home/dina/.mozilla/firefox/2r5aslpp.default-release/storage/permanent/chrome/idb/3870112724rsegmnoittet-es.files/253</text:p>
      <text:p text:style-name="Standard">home/dina/.mozilla/firefox/2r5aslpp.default-release/storage/permanent/chrome/idb/3870112724rsegmnoittet-es.files/1636</text:p>
      <text:p text:style-name="Standard">home/dina/.mozilla/firefox/2r5aslpp.default-release/storage/permanent/chrome/idb/3870112724rsegmnoittet-es.files/141</text:p>
      <text:p text:style-name="Standard">home/dina/.mozilla/firefox/2r5aslpp.default-release/storage/permanent/chrome/idb/3870112724rsegmnoittet-es.files/1401</text:p>
      <text:p text:style-name="Standard">home/dina/.mozilla/firefox/2r5aslpp.default-release/storage/permanent/chrome/idb/3870112724rsegmnoittet-es.files/345</text:p>
      <text:p text:style-name="Standard">home/dina/.mozilla/firefox/2r5aslpp.default-release/storage/permanent/chrome/idb/3870112724rsegmnoittet-es.files/393</text:p>
      <text:p text:style-name="Standard">home/dina/.mozilla/firefox/2r5aslpp.default-release/storage/permanent/chrome/idb/3870112724rsegmnoittet-es.files/1229</text:p>
      <text:p text:style-name="Standard">home/dina/.mozilla/firefox/2r5aslpp.default-release/storage/permanent/chrome/idb/3870112724rsegmnoittet-es.files/1494</text:p>
      <text:p text:style-name="Standard">home/dina/.mozilla/firefox/2r5aslpp.default-release/storage/permanent/chrome/idb/3870112724rsegmnoittet-es.files/892</text:p>
      <text:p text:style-name="Standard">home/dina/.mozilla/firefox/2r5aslpp.default-release/storage/permanent/chrome/idb/3870112724rsegmnoittet-es.files/1488</text:p>
      <text:p text:style-name="Standard">home/dina/.mozilla/firefox/2r5aslpp.default-release/storage/permanent/chrome/idb/3870112724rsegmnoittet-es.files/1574</text:p>
      <text:p text:style-name="Standard">home/dina/.mozilla/firefox/2r5aslpp.default-release/storage/permanent/chrome/idb/3870112724rsegmnoittet-es.files/1566</text:p>
      <text:p text:style-name="Standard">home/dina/.mozilla/firefox/2r5aslpp.default-release/storage/permanent/chrome/idb/3870112724rsegmnoittet-es.files/895</text:p>
      <text:p text:style-name="Standard">home/dina/.mozilla/firefox/2r5aslpp.default-release/storage/permanent/chrome/idb/3870112724rsegmnoittet-es.files/210</text:p>
      <text:p text:style-name="Standard"><text:soft-page-break/>home/dina/.mozilla/firefox/2r5aslpp.default-release/storage/permanent/chrome/idb/3870112724rsegmnoittet-es.files/1100</text:p>
      <text:p text:style-name="Standard">home/dina/.mozilla/firefox/2r5aslpp.default-release/storage/permanent/chrome/idb/3870112724rsegmnoittet-es.files/1732</text:p>
      <text:p text:style-name="Standard">home/dina/.mozilla/firefox/2r5aslpp.default-release/storage/permanent/chrome/idb/3870112724rsegmnoittet-es.files/1565</text:p>
      <text:p text:style-name="Standard">home/dina/.mozilla/firefox/2r5aslpp.default-release/storage/permanent/chrome/idb/3870112724rsegmnoittet-es.files/1506</text:p>
      <text:p text:style-name="Standard">home/dina/.mozilla/firefox/2r5aslpp.default-release/storage/permanent/chrome/idb/3870112724rsegmnoittet-es.files/1523</text:p>
      <text:p text:style-name="Standard">home/dina/.mozilla/firefox/2r5aslpp.default-release/storage/permanent/chrome/idb/3870112724rsegmnoittet-es.files/1006</text:p>
      <text:p text:style-name="Standard">home/dina/.mozilla/firefox/2r5aslpp.default-release/storage/permanent/chrome/idb/3870112724rsegmnoittet-es.files/981</text:p>
      <text:p text:style-name="Standard">home/dina/.mozilla/firefox/2r5aslpp.default-release/storage/permanent/chrome/idb/3870112724rsegmnoittet-es.files/416</text:p>
      <text:p text:style-name="Standard">home/dina/.mozilla/firefox/2r5aslpp.default-release/storage/permanent/chrome/idb/3870112724rsegmnoittet-es.files/647</text:p>
      <text:p text:style-name="Standard">home/dina/.mozilla/firefox/2r5aslpp.default-release/storage/permanent/chrome/idb/3870112724rsegmnoittet-es.files/1115</text:p>
      <text:p text:style-name="Standard">home/dina/.mozilla/firefox/2r5aslpp.default-release/storage/permanent/chrome/idb/3870112724rsegmnoittet-es.files/1381</text:p>
      <text:p text:style-name="Standard">home/dina/.mozilla/firefox/2r5aslpp.default-release/storage/permanent/chrome/idb/3870112724rsegmnoittet-es.files/1330</text:p>
      <text:p text:style-name="Standard">home/dina/.mozilla/firefox/2r5aslpp.default-release/storage/permanent/chrome/idb/3870112724rsegmnoittet-es.files/1708</text:p>
      <text:p text:style-name="Standard">home/dina/.mozilla/firefox/2r5aslpp.default-release/storage/permanent/chrome/idb/3870112724rsegmnoittet-es.files/1519</text:p>
      <text:p text:style-name="Standard">home/dina/.mozilla/firefox/2r5aslpp.default-release/storage/permanent/chrome/idb/3870112724rsegmnoittet-es.files/46</text:p>
      <text:p text:style-name="Standard">home/dina/.mozilla/firefox/2r5aslpp.default-release/storage/permanent/chrome/idb/3870112724rsegmnoittet-es.files/741</text:p>
      <text:p text:style-name="Standard">home/dina/.mozilla/firefox/2r5aslpp.default-release/storage/permanent/chrome/idb/3870112724rsegmnoittet-es.files/1003</text:p>
      <text:p text:style-name="Standard">home/dina/.mozilla/firefox/2r5aslpp.default-release/storage/permanent/chrome/idb/3870112724rsegmnoittet-es.files/123</text:p>
      <text:p text:style-name="Standard">home/dina/.mozilla/firefox/2r5aslpp.default-release/storage/permanent/chrome/idb/3870112724rsegmnoittet-es.files/1349</text:p>
      <text:p text:style-name="Standard">home/dina/.mozilla/firefox/2r5aslpp.default-release/storage/permanent/chrome/idb/3870112724rsegmnoittet-es.files/530</text:p>
      <text:p text:style-name="Standard">home/dina/.mozilla/firefox/2r5aslpp.default-release/storage/permanent/chrome/idb/3870112724rsegmnoittet-es.files/706</text:p>
      <text:p text:style-name="Standard">home/dina/.mozilla/firefox/2r5aslpp.default-release/storage/permanent/chrome/idb/3870112724rsegmnoittet-es.files/223</text:p>
      <text:p text:style-name="Standard">home/dina/.mozilla/firefox/2r5aslpp.default-release/storage/permanent/chrome/idb/3870112724rsegmnoittet-es.files/618</text:p>
      <text:p text:style-name="Standard">home/dina/.mozilla/firefox/2r5aslpp.default-release/storage/permanent/chrome/idb/3870112724rsegmnoittet-es.files/1223</text:p>
      <text:p text:style-name="Standard"><text:soft-page-break/>home/dina/.mozilla/firefox/2r5aslpp.default-release/storage/permanent/chrome/idb/3870112724rsegmnoittet-es.files/826</text:p>
      <text:p text:style-name="Standard">home/dina/.mozilla/firefox/2r5aslpp.default-release/storage/permanent/chrome/idb/3870112724rsegmnoittet-es.files/21</text:p>
      <text:p text:style-name="Standard">home/dina/.mozilla/firefox/2r5aslpp.default-release/storage/permanent/chrome/idb/3870112724rsegmnoittet-es.files/365</text:p>
      <text:p text:style-name="Standard">home/dina/.mozilla/firefox/2r5aslpp.default-release/storage/permanent/chrome/idb/3870112724rsegmnoittet-es.files/173</text:p>
      <text:p text:style-name="Standard">home/dina/.mozilla/firefox/2r5aslpp.default-release/storage/permanent/chrome/idb/3870112724rsegmnoittet-es.files/76</text:p>
      <text:p text:style-name="Standard">home/dina/.mozilla/firefox/2r5aslpp.default-release/storage/permanent/chrome/idb/3870112724rsegmnoittet-es.files/1631</text:p>
      <text:p text:style-name="Standard">home/dina/.mozilla/firefox/2r5aslpp.default-release/storage/permanent/chrome/idb/3870112724rsegmnoittet-es.files/366</text:p>
      <text:p text:style-name="Standard">home/dina/.mozilla/firefox/2r5aslpp.default-release/storage/permanent/chrome/idb/3870112724rsegmnoittet-es.files/1404</text:p>
      <text:p text:style-name="Standard">home/dina/.mozilla/firefox/2r5aslpp.default-release/storage/permanent/chrome/idb/3870112724rsegmnoittet-es.files/920</text:p>
      <text:p text:style-name="Standard">home/dina/.mozilla/firefox/2r5aslpp.default-release/storage/permanent/chrome/idb/3870112724rsegmnoittet-es.files/1062</text:p>
      <text:p text:style-name="Standard">home/dina/.mozilla/firefox/2r5aslpp.default-release/storage/permanent/chrome/idb/3870112724rsegmnoittet-es.files/453</text:p>
      <text:p text:style-name="Standard">home/dina/.mozilla/firefox/2r5aslpp.default-release/storage/permanent/chrome/idb/3870112724rsegmnoittet-es.files/503</text:p>
      <text:p text:style-name="Standard">home/dina/.mozilla/firefox/2r5aslpp.default-release/storage/permanent/chrome/idb/3870112724rsegmnoittet-es.files/1387</text:p>
      <text:p text:style-name="Standard">home/dina/.mozilla/firefox/2r5aslpp.default-release/storage/permanent/chrome/idb/3870112724rsegmnoittet-es.files/59</text:p>
      <text:p text:style-name="Standard">home/dina/.mozilla/firefox/2r5aslpp.default-release/storage/permanent/chrome/idb/3870112724rsegmnoittet-es.files/780</text:p>
      <text:p text:style-name="Standard">home/dina/.mozilla/firefox/2r5aslpp.default-release/storage/permanent/chrome/idb/3870112724rsegmnoittet-es.files/154</text:p>
      <text:p text:style-name="Standard">home/dina/.mozilla/firefox/2r5aslpp.default-release/storage/permanent/chrome/idb/3870112724rsegmnoittet-es.files/194</text:p>
      <text:p text:style-name="Standard">home/dina/.mozilla/firefox/2r5aslpp.default-release/storage/permanent/chrome/idb/3870112724rsegmnoittet-es.files/199</text:p>
      <text:p text:style-name="Standard">home/dina/.mozilla/firefox/2r5aslpp.default-release/storage/permanent/chrome/idb/3870112724rsegmnoittet-es.files/930</text:p>
      <text:p text:style-name="Standard">home/dina/.mozilla/firefox/2r5aslpp.default-release/storage/permanent/chrome/idb/3870112724rsegmnoittet-es.files/352</text:p>
      <text:p text:style-name="Standard">home/dina/.mozilla/firefox/2r5aslpp.default-release/storage/permanent/chrome/idb/3870112724rsegmnoittet-es.files/631</text:p>
      <text:p text:style-name="Standard">home/dina/.mozilla/firefox/2r5aslpp.default-release/storage/permanent/chrome/idb/3870112724rsegmnoittet-es.files/1109</text:p>
      <text:p text:style-name="Standard">home/dina/.mozilla/firefox/2r5aslpp.default-release/storage/permanent/chrome/idb/3870112724rsegmnoittet-es.files/572</text:p>
      <text:p text:style-name="Standard">home/dina/.mozilla/firefox/2r5aslpp.default-release/storage/permanent/chrome/idb/3870112724rsegmnoittet-es.files/711</text:p>
      <text:p text:style-name="Standard"><text:soft-page-break/>home/dina/.mozilla/firefox/2r5aslpp.default-release/storage/permanent/chrome/idb/3870112724rsegmnoittet-es.files/37</text:p>
      <text:p text:style-name="Standard">home/dina/.mozilla/firefox/2r5aslpp.default-release/storage/permanent/chrome/idb/3870112724rsegmnoittet-es.files/1529</text:p>
      <text:p text:style-name="Standard">home/dina/.mozilla/firefox/2r5aslpp.default-release/storage/permanent/chrome/idb/3870112724rsegmnoittet-es.files/1613</text:p>
      <text:p text:style-name="Standard">home/dina/.mozilla/firefox/2r5aslpp.default-release/storage/permanent/chrome/idb/3870112724rsegmnoittet-es.files/43</text:p>
      <text:p text:style-name="Standard">home/dina/.mozilla/firefox/2r5aslpp.default-release/storage/permanent/chrome/idb/3870112724rsegmnoittet-es.files/666</text:p>
      <text:p text:style-name="Standard">home/dina/.mozilla/firefox/2r5aslpp.default-release/storage/permanent/chrome/idb/3870112724rsegmnoittet-es.files/581</text:p>
      <text:p text:style-name="Standard">home/dina/.mozilla/firefox/2r5aslpp.default-release/storage/permanent/chrome/idb/3870112724rsegmnoittet-es.files/988</text:p>
      <text:p text:style-name="Standard">home/dina/.mozilla/firefox/2r5aslpp.default-release/storage/permanent/chrome/idb/3870112724rsegmnoittet-es.files/1584</text:p>
      <text:p text:style-name="Standard">home/dina/.mozilla/firefox/2r5aslpp.default-release/storage/permanent/chrome/idb/3870112724rsegmnoittet-es.files/709</text:p>
      <text:p text:style-name="Standard">home/dina/.mozilla/firefox/2r5aslpp.default-release/storage/permanent/chrome/idb/3870112724rsegmnoittet-es.files/80</text:p>
      <text:p text:style-name="Standard">home/dina/.mozilla/firefox/2r5aslpp.default-release/storage/permanent/chrome/idb/3870112724rsegmnoittet-es.files/1472</text:p>
      <text:p text:style-name="Standard">home/dina/.mozilla/firefox/2r5aslpp.default-release/storage/permanent/chrome/idb/3870112724rsegmnoittet-es.files/1693</text:p>
      <text:p text:style-name="Standard">home/dina/.mozilla/firefox/2r5aslpp.default-release/storage/permanent/chrome/idb/3870112724rsegmnoittet-es.files/1630</text:p>
      <text:p text:style-name="Standard">home/dina/.mozilla/firefox/2r5aslpp.default-release/storage/permanent/chrome/idb/3870112724rsegmnoittet-es.files/868</text:p>
      <text:p text:style-name="Standard">home/dina/.mozilla/firefox/2r5aslpp.default-release/storage/permanent/chrome/idb/3870112724rsegmnoittet-es.files/85</text:p>
      <text:p text:style-name="Standard">home/dina/.mozilla/firefox/2r5aslpp.default-release/storage/permanent/chrome/idb/3870112724rsegmnoittet-es.files/739</text:p>
      <text:p text:style-name="Standard">home/dina/.mozilla/firefox/2r5aslpp.default-release/storage/permanent/chrome/idb/3870112724rsegmnoittet-es.files/1088</text:p>
      <text:p text:style-name="Standard">home/dina/.mozilla/firefox/2r5aslpp.default-release/storage/permanent/chrome/idb/3870112724rsegmnoittet-es.files/596</text:p>
      <text:p text:style-name="Standard">home/dina/.mozilla/firefox/2r5aslpp.default-release/storage/permanent/chrome/idb/3870112724rsegmnoittet-es.files/1747</text:p>
      <text:p text:style-name="Standard">home/dina/.mozilla/firefox/2r5aslpp.default-release/storage/permanent/chrome/idb/3870112724rsegmnoittet-es.files/1469</text:p>
      <text:p text:style-name="Standard">home/dina/.mozilla/firefox/2r5aslpp.default-release/storage/permanent/chrome/idb/3870112724rsegmnoittet-es.files/1726</text:p>
      <text:p text:style-name="Standard">home/dina/.mozilla/firefox/2r5aslpp.default-release/storage/permanent/chrome/idb/3870112724rsegmnoittet-es.files/424</text:p>
      <text:p text:style-name="Standard">home/dina/.mozilla/firefox/2r5aslpp.default-release/storage/permanent/chrome/idb/3870112724rsegmnoittet-es.files/775</text:p>
      <text:p text:style-name="Standard">home/dina/.mozilla/firefox/2r5aslpp.default-release/storage/permanent/chrome/idb/3870112724rsegmnoittet-es.files/568</text:p>
      <text:p text:style-name="Standard"><text:soft-page-break/>home/dina/.mozilla/firefox/2r5aslpp.default-release/storage/permanent/chrome/idb/3870112724rsegmnoittet-es.files/226</text:p>
      <text:p text:style-name="Standard">home/dina/.mozilla/firefox/2r5aslpp.default-release/storage/permanent/chrome/idb/3870112724rsegmnoittet-es.files/704</text:p>
      <text:p text:style-name="Standard">home/dina/.mozilla/firefox/2r5aslpp.default-release/storage/permanent/chrome/idb/3870112724rsegmnoittet-es.files/1502</text:p>
      <text:p text:style-name="Standard">home/dina/.mozilla/firefox/2r5aslpp.default-release/storage/permanent/chrome/idb/3870112724rsegmnoittet-es.files/608</text:p>
      <text:p text:style-name="Standard">home/dina/.mozilla/firefox/2r5aslpp.default-release/storage/permanent/chrome/idb/3870112724rsegmnoittet-es.files/24</text:p>
      <text:p text:style-name="Standard">home/dina/.mozilla/firefox/2r5aslpp.default-release/storage/permanent/chrome/idb/3870112724rsegmnoittet-es.files/1661</text:p>
      <text:p text:style-name="Standard">home/dina/.mozilla/firefox/2r5aslpp.default-release/storage/permanent/chrome/idb/3870112724rsegmnoittet-es.files/41</text:p>
      <text:p text:style-name="Standard">home/dina/.mozilla/firefox/2r5aslpp.default-release/storage/permanent/chrome/idb/3870112724rsegmnoittet-es.files/612</text:p>
      <text:p text:style-name="Standard">home/dina/.mozilla/firefox/2r5aslpp.default-release/storage/permanent/chrome/idb/3870112724rsegmnoittet-es.files/journals/</text:p>
      <text:p text:style-name="Standard">home/dina/.mozilla/firefox/2r5aslpp.default-release/storage/permanent/chrome/idb/3870112724rsegmnoittet-es.files/1269</text:p>
      <text:p text:style-name="Standard">home/dina/.mozilla/firefox/2r5aslpp.default-release/storage/permanent/chrome/idb/3870112724rsegmnoittet-es.files/1338</text:p>
      <text:p text:style-name="Standard">home/dina/.mozilla/firefox/2r5aslpp.default-release/storage/permanent/chrome/idb/3870112724rsegmnoittet-es.files/505</text:p>
      <text:p text:style-name="Standard">home/dina/.mozilla/firefox/2r5aslpp.default-release/storage/permanent/chrome/idb/3870112724rsegmnoittet-es.files/1045</text:p>
      <text:p text:style-name="Standard">home/dina/.mozilla/firefox/2r5aslpp.default-release/storage/permanent/chrome/idb/3870112724rsegmnoittet-es.files/1315</text:p>
      <text:p text:style-name="Standard">home/dina/.mozilla/firefox/2r5aslpp.default-release/storage/permanent/chrome/idb/3870112724rsegmnoittet-es.files/524</text:p>
      <text:p text:style-name="Standard">home/dina/.mozilla/firefox/2r5aslpp.default-release/storage/permanent/chrome/idb/3870112724rsegmnoittet-es.files/1671</text:p>
      <text:p text:style-name="Standard">home/dina/.mozilla/firefox/2r5aslpp.default-release/storage/permanent/chrome/idb/3870112724rsegmnoittet-es.files/428</text:p>
      <text:p text:style-name="Standard">home/dina/.mozilla/firefox/2r5aslpp.default-release/storage/permanent/chrome/idb/3870112724rsegmnoittet-es.files/95</text:p>
      <text:p text:style-name="Standard">home/dina/.mozilla/firefox/2r5aslpp.default-release/storage/permanent/chrome/idb/3870112724rsegmnoittet-es.files/1143</text:p>
      <text:p text:style-name="Standard">home/dina/.mozilla/firefox/2r5aslpp.default-release/storage/permanent/chrome/idb/3870112724rsegmnoittet-es.files/653</text:p>
      <text:p text:style-name="Standard">home/dina/.mozilla/firefox/2r5aslpp.default-release/storage/permanent/chrome/idb/3870112724rsegmnoittet-es.files/1222</text:p>
      <text:p text:style-name="Standard">home/dina/.mozilla/firefox/2r5aslpp.default-release/storage/permanent/chrome/idb/3870112724rsegmnoittet-es.files/511</text:p>
      <text:p text:style-name="Standard">home/dina/.mozilla/firefox/2r5aslpp.default-release/storage/permanent/chrome/idb/3870112724rsegmnoittet-es.files/1433</text:p>
      <text:p text:style-name="Standard">home/dina/.mozilla/firefox/2r5aslpp.default-release/storage/permanent/chrome/idb/3870112724rsegmnoittet-es.files/1447</text:p>
      <text:p text:style-name="Standard"><text:soft-page-break/>home/dina/.mozilla/firefox/2r5aslpp.default-release/storage/permanent/chrome/idb/3870112724rsegmnoittet-es.files/924</text:p>
      <text:p text:style-name="Standard">home/dina/.mozilla/firefox/2r5aslpp.default-release/storage/permanent/chrome/idb/3870112724rsegmnoittet-es.files/1651</text:p>
      <text:p text:style-name="Standard">home/dina/.mozilla/firefox/2r5aslpp.default-release/storage/permanent/chrome/idb/3870112724rsegmnoittet-es.files/808</text:p>
      <text:p text:style-name="Standard">home/dina/.mozilla/firefox/2r5aslpp.default-release/storage/permanent/chrome/idb/3870112724rsegmnoittet-es.files/1524</text:p>
      <text:p text:style-name="Standard">home/dina/.mozilla/firefox/2r5aslpp.default-release/storage/permanent/chrome/idb/3870112724rsegmnoittet-es.files/949</text:p>
      <text:p text:style-name="Standard">home/dina/.mozilla/firefox/2r5aslpp.default-release/storage/permanent/chrome/idb/3870112724rsegmnoittet-es.files/1396</text:p>
      <text:p text:style-name="Standard">home/dina/.mozilla/firefox/2r5aslpp.default-release/storage/permanent/chrome/idb/3870112724rsegmnoittet-es.files/1346</text:p>
      <text:p text:style-name="Standard">home/dina/.mozilla/firefox/2r5aslpp.default-release/storage/permanent/chrome/idb/3870112724rsegmnoittet-es.files/399</text:p>
      <text:p text:style-name="Standard">home/dina/.mozilla/firefox/2r5aslpp.default-release/storage/permanent/chrome/idb/3870112724rsegmnoittet-es.files/1162</text:p>
      <text:p text:style-name="Standard">home/dina/.mozilla/firefox/2r5aslpp.default-release/storage/permanent/chrome/idb/3870112724rsegmnoittet-es.files/740</text:p>
      <text:p text:style-name="Standard">home/dina/.mozilla/firefox/2r5aslpp.default-release/storage/permanent/chrome/idb/3870112724rsegmnoittet-es.files/1580</text:p>
      <text:p text:style-name="Standard">home/dina/.mozilla/firefox/2r5aslpp.default-release/storage/permanent/chrome/idb/3870112724rsegmnoittet-es.files/479</text:p>
      <text:p text:style-name="Standard">home/dina/.mozilla/firefox/2r5aslpp.default-release/storage/permanent/chrome/idb/3870112724rsegmnoittet-es.files/1542</text:p>
      <text:p text:style-name="Standard">home/dina/.mozilla/firefox/2r5aslpp.default-release/storage/permanent/chrome/idb/3870112724rsegmnoittet-es.files/1625</text:p>
      <text:p text:style-name="Standard">home/dina/.mozilla/firefox/2r5aslpp.default-release/storage/permanent/chrome/idb/3870112724rsegmnoittet-es.files/877</text:p>
      <text:p text:style-name="Standard">home/dina/.mozilla/firefox/2r5aslpp.default-release/storage/permanent/chrome/idb/3870112724rsegmnoittet-es.files/1051</text:p>
      <text:p text:style-name="Standard">home/dina/.mozilla/firefox/2r5aslpp.default-release/storage/permanent/chrome/idb/3870112724rsegmnoittet-es.files/632</text:p>
      <text:p text:style-name="Standard">home/dina/.mozilla/firefox/2r5aslpp.default-release/storage/permanent/chrome/idb/3870112724rsegmnoittet-es.files/322</text:p>
      <text:p text:style-name="Standard">home/dina/.mozilla/firefox/2r5aslpp.default-release/storage/permanent/chrome/idb/3870112724rsegmnoittet-es.files/310</text:p>
      <text:p text:style-name="Standard">home/dina/.mozilla/firefox/2r5aslpp.default-release/storage/permanent/chrome/idb/3870112724rsegmnoittet-es.files/317</text:p>
      <text:p text:style-name="Standard">home/dina/.mozilla/firefox/2r5aslpp.default-release/storage/permanent/chrome/idb/3870112724rsegmnoittet-es.files/101</text:p>
      <text:p text:style-name="Standard">home/dina/.mozilla/firefox/2r5aslpp.default-release/storage/permanent/chrome/idb/3870112724rsegmnoittet-es.files/315</text:p>
      <text:p text:style-name="Standard">home/dina/.mozilla/firefox/2r5aslpp.default-release/storage/permanent/chrome/idb/3870112724rsegmnoittet-es.files/1672</text:p>
      <text:p text:style-name="Standard">home/dina/.mozilla/firefox/2r5aslpp.default-release/storage/permanent/chrome/idb/3870112724rsegmnoittet-es.files/12</text:p>
      <text:p text:style-name="Standard"><text:soft-page-break/>home/dina/.mozilla/firefox/2r5aslpp.default-release/storage/permanent/chrome/idb/3870112724rsegmnoittet-es.files/1603</text:p>
      <text:p text:style-name="Standard">home/dina/.mozilla/firefox/2r5aslpp.default-release/storage/permanent/chrome/idb/3870112724rsegmnoittet-es.files/1187</text:p>
      <text:p text:style-name="Standard">home/dina/.mozilla/firefox/2r5aslpp.default-release/storage/permanent/chrome/idb/3870112724rsegmnoittet-es.files/1560</text:p>
      <text:p text:style-name="Standard">home/dina/.mozilla/firefox/2r5aslpp.default-release/storage/permanent/chrome/idb/3870112724rsegmnoittet-es.files/13</text:p>
      <text:p text:style-name="Standard">home/dina/.mozilla/firefox/2r5aslpp.default-release/storage/permanent/chrome/idb/3870112724rsegmnoittet-es.files/635</text:p>
      <text:p text:style-name="Standard">home/dina/.mozilla/firefox/2r5aslpp.default-release/storage/permanent/chrome/idb/3870112724rsegmnoittet-es.files/1692</text:p>
      <text:p text:style-name="Standard">home/dina/.mozilla/firefox/2r5aslpp.default-release/storage/permanent/chrome/idb/3870112724rsegmnoittet-es.files/1110</text:p>
      <text:p text:style-name="Standard">home/dina/.mozilla/firefox/2r5aslpp.default-release/storage/permanent/chrome/idb/3870112724rsegmnoittet-es.files/1142</text:p>
      <text:p text:style-name="Standard">home/dina/.mozilla/firefox/2r5aslpp.default-release/storage/permanent/chrome/idb/3870112724rsegmnoittet-es.files/1439</text:p>
      <text:p text:style-name="Standard">home/dina/.mozilla/firefox/2r5aslpp.default-release/storage/permanent/chrome/idb/3870112724rsegmnoittet-es.files/1261</text:p>
      <text:p text:style-name="Standard">home/dina/.mozilla/firefox/2r5aslpp.default-release/storage/permanent/chrome/idb/3870112724rsegmnoittet-es.files/285</text:p>
      <text:p text:style-name="Standard">home/dina/.mozilla/firefox/2r5aslpp.default-release/storage/permanent/chrome/idb/3870112724rsegmnoittet-es.files/764</text:p>
      <text:p text:style-name="Standard">home/dina/.mozilla/firefox/2r5aslpp.default-release/storage/permanent/chrome/idb/3870112724rsegmnoittet-es.files/292</text:p>
      <text:p text:style-name="Standard">home/dina/.mozilla/firefox/2r5aslpp.default-release/storage/permanent/chrome/idb/3870112724rsegmnoittet-es.files/1741</text:p>
      <text:p text:style-name="Standard">home/dina/.mozilla/firefox/2r5aslpp.default-release/storage/permanent/chrome/idb/3870112724rsegmnoittet-es.files/569</text:p>
      <text:p text:style-name="Standard">home/dina/.mozilla/firefox/2r5aslpp.default-release/storage/permanent/chrome/idb/3870112724rsegmnoittet-es.files/474</text:p>
      <text:p text:style-name="Standard">home/dina/.mozilla/firefox/2r5aslpp.default-release/storage/permanent/chrome/idb/3870112724rsegmnoittet-es.files/493</text:p>
      <text:p text:style-name="Standard">home/dina/.mozilla/firefox/2r5aslpp.default-release/storage/permanent/chrome/idb/3870112724rsegmnoittet-es.files/201</text:p>
      <text:p text:style-name="Standard">home/dina/.mozilla/firefox/2r5aslpp.default-release/storage/permanent/chrome/idb/3870112724rsegmnoittet-es.files/1356</text:p>
      <text:p text:style-name="Standard">home/dina/.mozilla/firefox/2r5aslpp.default-release/storage/permanent/chrome/idb/3870112724rsegmnoittet-es.files/1736</text:p>
      <text:p text:style-name="Standard">home/dina/.mozilla/firefox/2r5aslpp.default-release/storage/permanent/chrome/idb/3870112724rsegmnoittet-es.files/162</text:p>
      <text:p text:style-name="Standard">home/dina/.mozilla/firefox/2r5aslpp.default-release/storage/permanent/chrome/idb/3870112724rsegmnoittet-es.files/547</text:p>
      <text:p text:style-name="Standard">home/dina/.mozilla/firefox/2r5aslpp.default-release/storage/permanent/chrome/idb/3870112724rsegmnoittet-es.files/1038</text:p>
      <text:p text:style-name="Standard">home/dina/.mozilla/firefox/2r5aslpp.default-release/storage/permanent/chrome/idb/3870112724rsegmnoittet-es.files/1419</text:p>
      <text:p text:style-name="Standard"><text:soft-page-break/>home/dina/.mozilla/firefox/2r5aslpp.default-release/storage/permanent/chrome/idb/3870112724rsegmnoittet-es.files/251</text:p>
      <text:p text:style-name="Standard">home/dina/.mozilla/firefox/2r5aslpp.default-release/storage/permanent/chrome/idb/3870112724rsegmnoittet-es.files/1292</text:p>
      <text:p text:style-name="Standard">home/dina/.mozilla/firefox/2r5aslpp.default-release/storage/permanent/chrome/idb/3870112724rsegmnoittet-es.files/794</text:p>
      <text:p text:style-name="Standard">home/dina/.mozilla/firefox/2r5aslpp.default-release/storage/permanent/chrome/idb/3870112724rsegmnoittet-es.files/916</text:p>
      <text:p text:style-name="Standard">home/dina/.mozilla/firefox/2r5aslpp.default-release/storage/permanent/chrome/idb/3870112724rsegmnoittet-es.files/1267</text:p>
      <text:p text:style-name="Standard">home/dina/.mozilla/firefox/2r5aslpp.default-release/storage/permanent/chrome/idb/3870112724rsegmnoittet-es.files/601</text:p>
      <text:p text:style-name="Standard">home/dina/.mozilla/firefox/2r5aslpp.default-release/storage/permanent/chrome/idb/3870112724rsegmnoittet-es.files/1277</text:p>
      <text:p text:style-name="Standard">home/dina/.mozilla/firefox/2r5aslpp.default-release/storage/permanent/chrome/idb/3870112724rsegmnoittet-es.files/561</text:p>
      <text:p text:style-name="Standard">home/dina/.mozilla/firefox/2r5aslpp.default-release/storage/permanent/chrome/idb/3870112724rsegmnoittet-es.files/576</text:p>
      <text:p text:style-name="Standard">home/dina/.mozilla/firefox/2r5aslpp.default-release/storage/permanent/chrome/idb/3870112724rsegmnoittet-es.files/998</text:p>
      <text:p text:style-name="Standard">home/dina/.mozilla/firefox/2r5aslpp.default-release/storage/permanent/chrome/idb/3870112724rsegmnoittet-es.files/1739</text:p>
      <text:p text:style-name="Standard">home/dina/.mozilla/firefox/2r5aslpp.default-release/storage/permanent/chrome/idb/3870112724rsegmnoittet-es.files/898</text:p>
      <text:p text:style-name="Standard">home/dina/.mozilla/firefox/2r5aslpp.default-release/storage/permanent/chrome/idb/3870112724rsegmnoittet-es.files/531</text:p>
      <text:p text:style-name="Standard">home/dina/.mozilla/firefox/2r5aslpp.default-release/storage/permanent/chrome/idb/3870112724rsegmnoittet-es.files/65</text:p>
      <text:p text:style-name="Standard">home/dina/.mozilla/firefox/2r5aslpp.default-release/storage/permanent/chrome/idb/3870112724rsegmnoittet-es.files/1620</text:p>
      <text:p text:style-name="Standard">home/dina/.mozilla/firefox/2r5aslpp.default-release/storage/permanent/chrome/idb/3870112724rsegmnoittet-es.files/1260</text:p>
      <text:p text:style-name="Standard">home/dina/.mozilla/firefox/2r5aslpp.default-release/storage/permanent/chrome/idb/3870112724rsegmnoittet-es.files/734</text:p>
      <text:p text:style-name="Standard">home/dina/.mozilla/firefox/2r5aslpp.default-release/storage/permanent/chrome/idb/3870112724rsegmnoittet-es.files/48</text:p>
      <text:p text:style-name="Standard">home/dina/.mozilla/firefox/2r5aslpp.default-release/storage/permanent/chrome/idb/3870112724rsegmnoittet-es.files/1431</text:p>
      <text:p text:style-name="Standard">home/dina/.mozilla/firefox/2r5aslpp.default-release/storage/permanent/chrome/idb/3870112724rsegmnoittet-es.files/1344</text:p>
      <text:p text:style-name="Standard">home/dina/.mozilla/firefox/2r5aslpp.default-release/storage/permanent/chrome/idb/3870112724rsegmnoittet-es.files/1664</text:p>
      <text:p text:style-name="Standard">home/dina/.mozilla/firefox/2r5aslpp.default-release/storage/permanent/chrome/idb/3870112724rsegmnoittet-es.files/1150</text:p>
      <text:p text:style-name="Standard">home/dina/.mozilla/firefox/2r5aslpp.default-release/storage/permanent/chrome/idb/3870112724rsegmnoittet-es.files/712</text:p>
      <text:p text:style-name="Standard">home/dina/.mozilla/firefox/2r5aslpp.default-release/storage/permanent/chrome/idb/3870112724rsegmnoittet-es.files/127</text:p>
      <text:p text:style-name="Standard"><text:soft-page-break/>home/dina/.mozilla/firefox/2r5aslpp.default-release/storage/permanent/chrome/idb/3870112724rsegmnoittet-es.files/1042</text:p>
      <text:p text:style-name="Standard">home/dina/.mozilla/firefox/2r5aslpp.default-release/storage/permanent/chrome/idb/3870112724rsegmnoittet-es.files/1037</text:p>
      <text:p text:style-name="Standard">home/dina/.mozilla/firefox/2r5aslpp.default-release/storage/permanent/chrome/idb/3870112724rsegmnoittet-es.files/16</text:p>
      <text:p text:style-name="Standard">home/dina/.mozilla/firefox/2r5aslpp.default-release/storage/permanent/chrome/idb/3870112724rsegmnoittet-es.files/1587</text:p>
      <text:p text:style-name="Standard">home/dina/.mozilla/firefox/2r5aslpp.default-release/storage/permanent/chrome/idb/3870112724rsegmnoittet-es.files/14</text:p>
      <text:p text:style-name="Standard">home/dina/.mozilla/firefox/2r5aslpp.default-release/storage/permanent/chrome/idb/3870112724rsegmnoittet-es.files/1117</text:p>
      <text:p text:style-name="Standard">home/dina/.mozilla/firefox/2r5aslpp.default-release/storage/permanent/chrome/idb/3870112724rsegmnoittet-es.files/1591</text:p>
      <text:p text:style-name="Standard">home/dina/.mozilla/firefox/2r5aslpp.default-release/storage/permanent/chrome/idb/3870112724rsegmnoittet-es.files/191</text:p>
      <text:p text:style-name="Standard">home/dina/.mozilla/firefox/2r5aslpp.default-release/storage/permanent/chrome/idb/3870112724rsegmnoittet-es.files/467</text:p>
      <text:p text:style-name="Standard">home/dina/.mozilla/firefox/2r5aslpp.default-release/storage/permanent/chrome/idb/3870112724rsegmnoittet-es.files/1579</text:p>
      <text:p text:style-name="Standard">home/dina/.mozilla/firefox/2r5aslpp.default-release/storage/permanent/chrome/idb/3870112724rsegmnoittet-es.files/876</text:p>
      <text:p text:style-name="Standard">home/dina/.mozilla/firefox/2r5aslpp.default-release/storage/permanent/chrome/idb/3870112724rsegmnoittet-es.files/789</text:p>
      <text:p text:style-name="Standard">home/dina/.mozilla/firefox/2r5aslpp.default-release/storage/permanent/chrome/idb/3870112724rsegmnoittet-es.files/714</text:p>
      <text:p text:style-name="Standard">home/dina/.mozilla/firefox/2r5aslpp.default-release/storage/permanent/chrome/idb/3870112724rsegmnoittet-es.files/1129</text:p>
      <text:p text:style-name="Standard">home/dina/.mozilla/firefox/2r5aslpp.default-release/storage/permanent/chrome/idb/3870112724rsegmnoittet-es.files/1147</text:p>
      <text:p text:style-name="Standard">home/dina/.mozilla/firefox/2r5aslpp.default-release/storage/permanent/chrome/idb/3870112724rsegmnoittet-es.files/1</text:p>
      <text:p text:style-name="Standard">home/dina/.mozilla/firefox/2r5aslpp.default-release/storage/permanent/chrome/idb/3870112724rsegmnoittet-es.files/803</text:p>
      <text:p text:style-name="Standard">home/dina/.mozilla/firefox/2r5aslpp.default-release/storage/permanent/chrome/idb/3870112724rsegmnoittet-es.files/1240</text:p>
      <text:p text:style-name="Standard">home/dina/.mozilla/firefox/2r5aslpp.default-release/storage/permanent/chrome/idb/3870112724rsegmnoittet-es.files/991</text:p>
      <text:p text:style-name="Standard">home/dina/.mozilla/firefox/2r5aslpp.default-release/storage/permanent/chrome/idb/3870112724rsegmnoittet-es.files/114</text:p>
      <text:p text:style-name="Standard">home/dina/.mozilla/firefox/2r5aslpp.default-release/storage/permanent/chrome/idb/3870112724rsegmnoittet-es.files/350</text:p>
      <text:p text:style-name="Standard">home/dina/.mozilla/firefox/2r5aslpp.default-release/storage/permanent/chrome/idb/3870112724rsegmnoittet-es.files/494</text:p>
      <text:p text:style-name="Standard">home/dina/.mozilla/firefox/2r5aslpp.default-release/storage/permanent/chrome/idb/3870112724rsegmnoittet-es.files/1761</text:p>
      <text:p text:style-name="Standard">home/dina/.mozilla/firefox/2r5aslpp.default-release/storage/permanent/chrome/idb/3870112724rsegmnoittet-es.files/710</text:p>
      <text:p text:style-name="Standard"><text:soft-page-break/>home/dina/.mozilla/firefox/2r5aslpp.default-release/storage/permanent/chrome/idb/3870112724rsegmnoittet-es.files/951</text:p>
      <text:p text:style-name="Standard">home/dina/.mozilla/firefox/2r5aslpp.default-release/storage/permanent/chrome/idb/3870112724rsegmnoittet-es.files/1028</text:p>
      <text:p text:style-name="Standard">home/dina/.mozilla/firefox/2r5aslpp.default-release/storage/permanent/chrome/idb/3870112724rsegmnoittet-es.files/1011</text:p>
      <text:p text:style-name="Standard">home/dina/.mozilla/firefox/2r5aslpp.default-release/storage/permanent/chrome/idb/3870112724rsegmnoittet-es.files/159</text:p>
      <text:p text:style-name="Standard">home/dina/.mozilla/firefox/2r5aslpp.default-release/storage/permanent/chrome/idb/3870112724rsegmnoittet-es.files/1087</text:p>
      <text:p text:style-name="Standard">home/dina/.mozilla/firefox/2r5aslpp.default-release/storage/permanent/chrome/idb/3870112724rsegmnoittet-es.files/1501</text:p>
      <text:p text:style-name="Standard">home/dina/.mozilla/firefox/2r5aslpp.default-release/storage/permanent/chrome/idb/3870112724rsegmnoittet-es.files/1244</text:p>
      <text:p text:style-name="Standard">home/dina/.mozilla/firefox/2r5aslpp.default-release/storage/permanent/chrome/idb/3870112724rsegmnoittet-es.files/132</text:p>
      <text:p text:style-name="Standard">home/dina/.mozilla/firefox/2r5aslpp.default-release/storage/permanent/chrome/idb/3870112724rsegmnoittet-es.files/1555</text:p>
      <text:p text:style-name="Standard">home/dina/.mozilla/firefox/2r5aslpp.default-release/storage/permanent/chrome/idb/3870112724rsegmnoittet-es.files/1504</text:p>
      <text:p text:style-name="Standard">home/dina/.mozilla/firefox/2r5aslpp.default-release/storage/permanent/chrome/idb/3870112724rsegmnoittet-es.files/779</text:p>
      <text:p text:style-name="Standard">home/dina/.mozilla/firefox/2r5aslpp.default-release/storage/permanent/chrome/idb/3870112724rsegmnoittet-es.files/871</text:p>
      <text:p text:style-name="Standard">home/dina/.mozilla/firefox/2r5aslpp.default-release/storage/permanent/chrome/idb/3870112724rsegmnoittet-es.files/967</text:p>
      <text:p text:style-name="Standard">home/dina/.mozilla/firefox/2r5aslpp.default-release/storage/permanent/chrome/idb/3870112724rsegmnoittet-es.files/827</text:p>
      <text:p text:style-name="Standard">home/dina/.mozilla/firefox/2r5aslpp.default-release/storage/permanent/chrome/idb/3870112724rsegmnoittet-es.files/1084</text:p>
      <text:p text:style-name="Standard">home/dina/.mozilla/firefox/2r5aslpp.default-release/storage/permanent/chrome/idb/3870112724rsegmnoittet-es.files/1473</text:p>
      <text:p text:style-name="Standard">home/dina/.mozilla/firefox/2r5aslpp.default-release/storage/permanent/chrome/idb/3870112724rsegmnoittet-es.files/1422</text:p>
      <text:p text:style-name="Standard">home/dina/.mozilla/firefox/2r5aslpp.default-release/storage/permanent/chrome/idb/3870112724rsegmnoittet-es.files/606</text:p>
      <text:p text:style-name="Standard">home/dina/.mozilla/firefox/2r5aslpp.default-release/storage/permanent/chrome/idb/3870112724rsegmnoittet-es.files/256</text:p>
      <text:p text:style-name="Standard">home/dina/.mozilla/firefox/2r5aslpp.default-release/storage/permanent/chrome/idb/3870112724rsegmnoittet-es.files/1594</text:p>
      <text:p text:style-name="Standard">home/dina/.mozilla/firefox/2r5aslpp.default-release/storage/permanent/chrome/idb/3870112724rsegmnoittet-es.files/1461</text:p>
      <text:p text:style-name="Standard">home/dina/.mozilla/firefox/2r5aslpp.default-release/storage/permanent/chrome/idb/3870112724rsegmnoittet-es.files/634</text:p>
      <text:p text:style-name="Standard">home/dina/.mozilla/firefox/2r5aslpp.default-release/storage/permanent/chrome/idb/3870112724rsegmnoittet-es.files/1307</text:p>
      <text:p text:style-name="Standard">home/dina/.mozilla/firefox/2r5aslpp.default-release/storage/permanent/chrome/idb/3870112724rsegmnoittet-es.files/254</text:p>
      <text:p text:style-name="Standard"><text:soft-page-break/>home/dina/.mozilla/firefox/2r5aslpp.default-release/storage/permanent/chrome/idb/3870112724rsegmnoittet-es.files/850</text:p>
      <text:p text:style-name="Standard">home/dina/.mozilla/firefox/2r5aslpp.default-release/storage/permanent/chrome/idb/3870112724rsegmnoittet-es.files/1399</text:p>
      <text:p text:style-name="Standard">home/dina/.mozilla/firefox/2r5aslpp.default-release/storage/permanent/chrome/idb/3870112724rsegmnoittet-es.files/539</text:p>
      <text:p text:style-name="Standard">home/dina/.mozilla/firefox/2r5aslpp.default-release/storage/permanent/chrome/idb/3870112724rsegmnoittet-es.files/417</text:p>
      <text:p text:style-name="Standard">home/dina/.mozilla/firefox/2r5aslpp.default-release/storage/permanent/chrome/idb/3870112724rsegmnoittet-es.files/496</text:p>
      <text:p text:style-name="Standard">home/dina/.mozilla/firefox/2r5aslpp.default-release/storage/permanent/chrome/idb/3870112724rsegmnoittet-es.files/1184</text:p>
      <text:p text:style-name="Standard">home/dina/.mozilla/firefox/2r5aslpp.default-release/storage/permanent/chrome/idb/3870112724rsegmnoittet-es.files/1537</text:p>
      <text:p text:style-name="Standard">home/dina/.mozilla/firefox/2r5aslpp.default-release/storage/permanent/chrome/idb/3870112724rsegmnoittet-es.files/1534</text:p>
      <text:p text:style-name="Standard">home/dina/.mozilla/firefox/2r5aslpp.default-release/storage/permanent/chrome/idb/3870112724rsegmnoittet-es.files/1234</text:p>
      <text:p text:style-name="Standard">home/dina/.mozilla/firefox/2r5aslpp.default-release/storage/permanent/chrome/idb/3870112724rsegmnoittet-es.files/659</text:p>
      <text:p text:style-name="Standard">home/dina/.mozilla/firefox/2r5aslpp.default-release/storage/permanent/chrome/idb/3870112724rsegmnoittet-es.files/733</text:p>
      <text:p text:style-name="Standard">home/dina/.mozilla/firefox/2r5aslpp.default-release/storage/permanent/chrome/idb/3870112724rsegmnoittet-es.files/703</text:p>
      <text:p text:style-name="Standard">home/dina/.mozilla/firefox/2r5aslpp.default-release/storage/permanent/chrome/idb/3870112724rsegmnoittet-es.files/1558</text:p>
      <text:p text:style-name="Standard">home/dina/.mozilla/firefox/2r5aslpp.default-release/storage/permanent/chrome/idb/3870112724rsegmnoittet-es.files/688</text:p>
      <text:p text:style-name="Standard">home/dina/.mozilla/firefox/2r5aslpp.default-release/storage/permanent/chrome/idb/3870112724rsegmnoittet-es.files/765</text:p>
      <text:p text:style-name="Standard">home/dina/.mozilla/firefox/2r5aslpp.default-release/storage/permanent/chrome/idb/3870112724rsegmnoittet-es.files/1015</text:p>
      <text:p text:style-name="Standard">home/dina/.mozilla/firefox/2r5aslpp.default-release/storage/permanent/chrome/idb/3870112724rsegmnoittet-es.files/956</text:p>
      <text:p text:style-name="Standard">home/dina/.mozilla/firefox/2r5aslpp.default-release/storage/permanent/chrome/idb/3870112724rsegmnoittet-es.files/809</text:p>
      <text:p text:style-name="Standard">home/dina/.mozilla/firefox/2r5aslpp.default-release/storage/permanent/chrome/idb/3870112724rsegmnoittet-es.files/255</text:p>
      <text:p text:style-name="Standard">home/dina/.mozilla/firefox/2r5aslpp.default-release/storage/permanent/chrome/idb/3870112724rsegmnoittet-es.files/267</text:p>
      <text:p text:style-name="Standard">home/dina/.mozilla/firefox/2r5aslpp.default-release/storage/permanent/chrome/idb/3870112724rsegmnoittet-es.files/833</text:p>
      <text:p text:style-name="Standard">home/dina/.mozilla/firefox/2r5aslpp.default-release/storage/permanent/chrome/idb/3870112724rsegmnoittet-es.files/480</text:p>
      <text:p text:style-name="Standard">home/dina/.mozilla/firefox/2r5aslpp.default-release/storage/permanent/chrome/idb/3870112724rsegmnoittet-es.files/1093</text:p>
      <text:p text:style-name="Standard">home/dina/.mozilla/firefox/2r5aslpp.default-release/storage/permanent/chrome/idb/3870112724rsegmnoittet-es.files/83</text:p>
      <text:p text:style-name="Standard"><text:soft-page-break/>home/dina/.mozilla/firefox/2r5aslpp.default-release/storage/permanent/chrome/idb/3870112724rsegmnoittet-es.files/829</text:p>
      <text:p text:style-name="Standard">home/dina/.mozilla/firefox/2r5aslpp.default-release/storage/permanent/chrome/idb/3870112724rsegmnoittet-es.files/1410</text:p>
      <text:p text:style-name="Standard">home/dina/.mozilla/firefox/2r5aslpp.default-release/storage/permanent/chrome/idb/3870112724rsegmnoittet-es.files/1690</text:p>
      <text:p text:style-name="Standard">home/dina/.mozilla/firefox/2r5aslpp.default-release/storage/permanent/chrome/idb/3870112724rsegmnoittet-es.files/286</text:p>
      <text:p text:style-name="Standard">home/dina/.mozilla/firefox/2r5aslpp.default-release/storage/permanent/chrome/idb/3870112724rsegmnoittet-es.files/4</text:p>
      <text:p text:style-name="Standard">home/dina/.mozilla/firefox/2r5aslpp.default-release/storage/permanent/chrome/idb/3870112724rsegmnoittet-es.files/212</text:p>
      <text:p text:style-name="Standard">home/dina/.mozilla/firefox/2r5aslpp.default-release/storage/permanent/chrome/idb/3870112724rsegmnoittet-es.files/861</text:p>
      <text:p text:style-name="Standard">home/dina/.mozilla/firefox/2r5aslpp.default-release/storage/permanent/chrome/idb/3870112724rsegmnoittet-es.files/1719</text:p>
      <text:p text:style-name="Standard">home/dina/.mozilla/firefox/2r5aslpp.default-release/storage/permanent/chrome/idb/3870112724rsegmnoittet-es.files/319</text:p>
      <text:p text:style-name="Standard">home/dina/.mozilla/firefox/2r5aslpp.default-release/storage/permanent/chrome/idb/3870112724rsegmnoittet-es.files/1622</text:p>
      <text:p text:style-name="Standard">home/dina/.mozilla/firefox/2r5aslpp.default-release/storage/permanent/chrome/idb/3870112724rsegmnoittet-es.files/58</text:p>
      <text:p text:style-name="Standard">home/dina/.mozilla/firefox/2r5aslpp.default-release/storage/permanent/chrome/idb/3870112724rsegmnoittet-es.files/377</text:p>
      <text:p text:style-name="Standard">home/dina/.mozilla/firefox/2r5aslpp.default-release/storage/permanent/chrome/idb/3870112724rsegmnoittet-es.files/1149</text:p>
      <text:p text:style-name="Standard">home/dina/.mozilla/firefox/2r5aslpp.default-release/storage/permanent/chrome/idb/3870112724rsegmnoittet-es.files/1388</text:p>
      <text:p text:style-name="Standard">home/dina/.mozilla/firefox/2r5aslpp.default-release/storage/permanent/chrome/idb/3870112724rsegmnoittet-es.files/1599</text:p>
      <text:p text:style-name="Standard">home/dina/.mozilla/firefox/2r5aslpp.default-release/storage/permanent/chrome/idb/3870112724rsegmnoittet-es.files/545</text:p>
      <text:p text:style-name="Standard">home/dina/.mozilla/firefox/2r5aslpp.default-release/storage/permanent/chrome/idb/3870112724rsegmnoittet-es.files/693</text:p>
      <text:p text:style-name="Standard">home/dina/.mozilla/firefox/2r5aslpp.default-release/storage/permanent/chrome/idb/3870112724rsegmnoittet-es.files/62</text:p>
      <text:p text:style-name="Standard">home/dina/.mozilla/firefox/2r5aslpp.default-release/storage/permanent/chrome/idb/3870112724rsegmnoittet-es.files/890</text:p>
      <text:p text:style-name="Standard">home/dina/.mozilla/firefox/2r5aslpp.default-release/storage/permanent/chrome/idb/3870112724rsegmnoittet-es.files/1507</text:p>
      <text:p text:style-name="Standard">home/dina/.mozilla/firefox/2r5aslpp.default-release/storage/permanent/chrome/idb/3870112724rsegmnoittet-es.files/1237</text:p>
      <text:p text:style-name="Standard">home/dina/.mozilla/firefox/2r5aslpp.default-release/storage/permanent/chrome/idb/3870112724rsegmnoittet-es.files/1019</text:p>
      <text:p text:style-name="Standard">home/dina/.mozilla/firefox/2r5aslpp.default-release/storage/permanent/chrome/idb/3870112724rsegmnoittet-es.files/140</text:p>
      <text:p text:style-name="Standard">home/dina/.mozilla/firefox/2r5aslpp.default-release/storage/permanent/chrome/idb/3870112724rsegmnoittet-es.files/134</text:p>
      <text:p text:style-name="Standard"><text:soft-page-break/>home/dina/.mozilla/firefox/2r5aslpp.default-release/storage/permanent/chrome/idb/3870112724rsegmnoittet-es.files/1202</text:p>
      <text:p text:style-name="Standard">home/dina/.mozilla/firefox/2r5aslpp.default-release/storage/permanent/chrome/idb/3870112724rsegmnoittet-es.files/546</text:p>
      <text:p text:style-name="Standard">home/dina/.mozilla/firefox/2r5aslpp.default-release/storage/permanent/chrome/idb/3870112724rsegmnoittet-es.files/1737</text:p>
      <text:p text:style-name="Standard">home/dina/.mozilla/firefox/2r5aslpp.default-release/storage/permanent/chrome/idb/3870112724rsegmnoittet-es.files/1470</text:p>
      <text:p text:style-name="Standard">home/dina/.mozilla/firefox/2r5aslpp.default-release/storage/permanent/chrome/idb/3870112724rsegmnoittet-es.files/1251</text:p>
      <text:p text:style-name="Standard">home/dina/.mozilla/firefox/2r5aslpp.default-release/storage/permanent/chrome/idb/3870112724rsegmnoittet-es.files/1548</text:p>
      <text:p text:style-name="Standard">home/dina/.mozilla/firefox/2r5aslpp.default-release/storage/permanent/chrome/idb/3870112724rsegmnoittet-es.files/1557</text:p>
      <text:p text:style-name="Standard">home/dina/.mozilla/firefox/2r5aslpp.default-release/storage/permanent/chrome/idb/3870112724rsegmnoittet-es.files/1214</text:p>
      <text:p text:style-name="Standard">home/dina/.mozilla/firefox/2r5aslpp.default-release/storage/permanent/chrome/idb/3870112724rsegmnoittet-es.files/246</text:p>
      <text:p text:style-name="Standard">home/dina/.mozilla/firefox/2r5aslpp.default-release/storage/permanent/chrome/idb/3870112724rsegmnoittet-es.files/1530</text:p>
      <text:p text:style-name="Standard">home/dina/.mozilla/firefox/2r5aslpp.default-release/storage/permanent/chrome/idb/3870112724rsegmnoittet-es.files/1137</text:p>
      <text:p text:style-name="Standard">home/dina/.mozilla/firefox/2r5aslpp.default-release/storage/permanent/chrome/idb/3870112724rsegmnoittet-es.files/1023</text:p>
      <text:p text:style-name="Standard">home/dina/.mozilla/firefox/2r5aslpp.default-release/storage/permanent/chrome/idb/3870112724rsegmnoittet-es.files/1056</text:p>
      <text:p text:style-name="Standard">home/dina/.mozilla/firefox/2r5aslpp.default-release/storage/permanent/chrome/idb/3870112724rsegmnoittet-es.files/745</text:p>
      <text:p text:style-name="Standard">home/dina/.mozilla/firefox/2r5aslpp.default-release/storage/permanent/chrome/idb/3870112724rsegmnoittet-es.files/1282</text:p>
      <text:p text:style-name="Standard">home/dina/.mozilla/firefox/2r5aslpp.default-release/storage/permanent/chrome/idb/3870112724rsegmnoittet-es.files/642</text:p>
      <text:p text:style-name="Standard">home/dina/.mozilla/firefox/2r5aslpp.default-release/storage/permanent/chrome/idb/3870112724rsegmnoittet-es.files/1536</text:p>
      <text:p text:style-name="Standard">home/dina/.mozilla/firefox/2r5aslpp.default-release/storage/permanent/chrome/idb/3870112724rsegmnoittet-es.files/1598</text:p>
      <text:p text:style-name="Standard">home/dina/.mozilla/firefox/2r5aslpp.default-release/storage/permanent/chrome/idb/3870112724rsegmnoittet-es.files/1205</text:p>
      <text:p text:style-name="Standard">home/dina/.mozilla/firefox/2r5aslpp.default-release/storage/permanent/chrome/idb/3870112724rsegmnoittet-es.files/574</text:p>
      <text:p text:style-name="Standard">home/dina/.mozilla/firefox/2r5aslpp.default-release/storage/permanent/chrome/idb/3870112724rsegmnoittet-es.files/935</text:p>
      <text:p text:style-name="Standard">home/dina/.mozilla/firefox/2r5aslpp.default-release/storage/permanent/chrome/idb/3870112724rsegmnoittet-es.files/506</text:p>
      <text:p text:style-name="Standard">home/dina/.mozilla/firefox/2r5aslpp.default-release/storage/permanent/chrome/idb/3870112724rsegmnoittet-es.files/1026</text:p>
      <text:p text:style-name="Standard">home/dina/.mozilla/firefox/2r5aslpp.default-release/storage/permanent/chrome/idb/3870112724rsegmnoittet-es.files/427</text:p>
      <text:p text:style-name="Standard"><text:soft-page-break/>home/dina/.mozilla/firefox/2r5aslpp.default-release/storage/permanent/chrome/idb/3870112724rsegmnoittet-es.files/277</text:p>
      <text:p text:style-name="Standard">home/dina/.mozilla/firefox/2r5aslpp.default-release/storage/permanent/chrome/idb/3870112724rsegmnoittet-es.files/919</text:p>
      <text:p text:style-name="Standard">home/dina/.mozilla/firefox/2r5aslpp.default-release/storage/permanent/chrome/idb/3870112724rsegmnoittet-es.files/1746</text:p>
      <text:p text:style-name="Standard">home/dina/.mozilla/firefox/2r5aslpp.default-release/storage/permanent/chrome/idb/3870112724rsegmnoittet-es.files/136</text:p>
      <text:p text:style-name="Standard">home/dina/.mozilla/firefox/2r5aslpp.default-release/storage/permanent/chrome/idb/3870112724rsegmnoittet-es.files/1153</text:p>
      <text:p text:style-name="Standard">home/dina/.mozilla/firefox/2r5aslpp.default-release/storage/permanent/chrome/idb/3870112724rsegmnoittet-es.files/564</text:p>
      <text:p text:style-name="Standard">home/dina/.mozilla/firefox/2r5aslpp.default-release/storage/permanent/chrome/idb/3870112724rsegmnoittet-es.files/585</text:p>
      <text:p text:style-name="Standard">home/dina/.mozilla/firefox/2r5aslpp.default-release/storage/permanent/chrome/idb/3870112724rsegmnoittet-es.files/316</text:p>
      <text:p text:style-name="Standard">home/dina/.mozilla/firefox/2r5aslpp.default-release/storage/permanent/chrome/idb/3870112724rsegmnoittet-es.files/1174</text:p>
      <text:p text:style-name="Standard">home/dina/.mozilla/firefox/2r5aslpp.default-release/storage/permanent/chrome/idb/3870112724rsegmnoittet-es.files/1639</text:p>
      <text:p text:style-name="Standard">home/dina/.mozilla/firefox/2r5aslpp.default-release/storage/permanent/chrome/idb/3870112724rsegmnoittet-es.files/1306</text:p>
      <text:p text:style-name="Standard">home/dina/.mozilla/firefox/2r5aslpp.default-release/storage/permanent/chrome/idb/3870112724rsegmnoittet-es.files/376</text:p>
      <text:p text:style-name="Standard">home/dina/.mozilla/firefox/2r5aslpp.default-release/storage/permanent/chrome/idb/3870112724rsegmnoittet-es.files/940</text:p>
      <text:p text:style-name="Standard">home/dina/.mozilla/firefox/2r5aslpp.default-release/storage/permanent/chrome/idb/3870112724rsegmnoittet-es.files/346</text:p>
      <text:p text:style-name="Standard">home/dina/.mozilla/firefox/2r5aslpp.default-release/storage/permanent/chrome/idb/3870112724rsegmnoittet-es.files/1172</text:p>
      <text:p text:style-name="Standard">home/dina/.mozilla/firefox/2r5aslpp.default-release/storage/permanent/chrome/idb/3870112724rsegmnoittet-es.files/207</text:p>
      <text:p text:style-name="Standard">home/dina/.mozilla/firefox/2r5aslpp.default-release/storage/permanent/chrome/idb/3870112724rsegmnoittet-es.files/556</text:p>
      <text:p text:style-name="Standard">home/dina/.mozilla/firefox/2r5aslpp.default-release/storage/permanent/chrome/idb/3870112724rsegmnoittet-es.files/996</text:p>
      <text:p text:style-name="Standard">home/dina/.mozilla/firefox/2r5aslpp.default-release/storage/permanent/chrome/idb/3870112724rsegmnoittet-es.files/278</text:p>
      <text:p text:style-name="Standard">home/dina/.mozilla/firefox/2r5aslpp.default-release/storage/permanent/chrome/idb/3870112724rsegmnoittet-es.files/423</text:p>
      <text:p text:style-name="Standard">home/dina/.mozilla/firefox/2r5aslpp.default-release/storage/permanent/chrome/idb/3870112724rsegmnoittet-es.files/1429</text:p>
      <text:p text:style-name="Standard">home/dina/.mozilla/firefox/2r5aslpp.default-release/storage/permanent/chrome/idb/3870112724rsegmnoittet-es.files/489</text:p>
      <text:p text:style-name="Standard">home/dina/.mozilla/firefox/2r5aslpp.default-release/storage/permanent/chrome/idb/3870112724rsegmnoittet-es.files/302</text:p>
      <text:p text:style-name="Standard">home/dina/.mozilla/firefox/2r5aslpp.default-release/storage/permanent/chrome/idb/3870112724rsegmnoittet-es.files/1194</text:p>
      <text:p text:style-name="Standard"><text:soft-page-break/>home/dina/.mozilla/firefox/2r5aslpp.default-release/storage/permanent/chrome/idb/3870112724rsegmnoittet-es.files/1219</text:p>
      <text:p text:style-name="Standard">home/dina/.mozilla/firefox/2r5aslpp.default-release/storage/permanent/chrome/idb/3870112724rsegmnoittet-es.files/644</text:p>
      <text:p text:style-name="Standard">home/dina/.mozilla/firefox/2r5aslpp.default-release/storage/permanent/chrome/idb/3870112724rsegmnoittet-es.files/1262</text:p>
      <text:p text:style-name="Standard">home/dina/.mozilla/firefox/2r5aslpp.default-release/storage/permanent/chrome/idb/3870112724rsegmnoittet-es.files/1328</text:p>
      <text:p text:style-name="Standard">home/dina/.mozilla/firefox/2r5aslpp.default-release/storage/permanent/chrome/idb/3870112724rsegmnoittet-es.files/247</text:p>
      <text:p text:style-name="Standard">home/dina/.mozilla/firefox/2r5aslpp.default-release/storage/permanent/chrome/idb/3870112724rsegmnoittet-es.files/1078</text:p>
      <text:p text:style-name="Standard">home/dina/.mozilla/firefox/2r5aslpp.default-release/storage/permanent/chrome/idb/3870112724rsegmnoittet-es.files/1050</text:p>
      <text:p text:style-name="Standard">home/dina/.mozilla/firefox/2r5aslpp.default-release/storage/permanent/chrome/idb/3870112724rsegmnoittet-es.files/42</text:p>
      <text:p text:style-name="Standard">home/dina/.mozilla/firefox/2r5aslpp.default-release/storage/permanent/chrome/idb/3870112724rsegmnoittet-es.files/66</text:p>
      <text:p text:style-name="Standard">home/dina/.mozilla/firefox/2r5aslpp.default-release/storage/permanent/chrome/idb/3870112724rsegmnoittet-es.files/443</text:p>
      <text:p text:style-name="Standard">home/dina/.mozilla/firefox/2r5aslpp.default-release/storage/permanent/chrome/idb/3870112724rsegmnoittet-es.files/912</text:p>
      <text:p text:style-name="Standard">home/dina/.mozilla/firefox/2r5aslpp.default-release/storage/permanent/chrome/idb/3870112724rsegmnoittet-es.files/347</text:p>
      <text:p text:style-name="Standard">home/dina/.mozilla/firefox/2r5aslpp.default-release/storage/permanent/chrome/idb/3870112724rsegmnoittet-es.files/74</text:p>
      <text:p text:style-name="Standard">home/dina/.mozilla/firefox/2r5aslpp.default-release/storage/permanent/chrome/idb/3870112724rsegmnoittet-es.files/1742</text:p>
      <text:p text:style-name="Standard">home/dina/.mozilla/firefox/2r5aslpp.default-release/storage/permanent/chrome/idb/3870112724rsegmnoittet-es.files/26</text:p>
      <text:p text:style-name="Standard">home/dina/.mozilla/firefox/2r5aslpp.default-release/storage/permanent/chrome/idb/3870112724rsegmnoittet-es.files/1323</text:p>
      <text:p text:style-name="Standard">home/dina/.mozilla/firefox/2r5aslpp.default-release/storage/permanent/chrome/idb/3870112724rsegmnoittet-es.files/228</text:p>
      <text:p text:style-name="Standard">home/dina/.mozilla/firefox/2r5aslpp.default-release/storage/permanent/chrome/idb/3870112724rsegmnoittet-es.files/747</text:p>
      <text:p text:style-name="Standard">home/dina/.mozilla/firefox/2r5aslpp.default-release/storage/permanent/chrome/idb/3870112724rsegmnoittet-es.files/1196</text:p>
      <text:p text:style-name="Standard">home/dina/.mozilla/firefox/2r5aslpp.default-release/storage/permanent/chrome/idb/3870112724rsegmnoittet-es.files/901</text:p>
      <text:p text:style-name="Standard">home/dina/.mozilla/firefox/2r5aslpp.default-release/storage/permanent/chrome/idb/3870112724rsegmnoittet-es.files/675</text:p>
      <text:p text:style-name="Standard">home/dina/.mozilla/firefox/2r5aslpp.default-release/storage/permanent/chrome/idb/3870112724rsegmnoittet-es.files/856</text:p>
      <text:p text:style-name="Standard">home/dina/.mozilla/firefox/2r5aslpp.default-release/storage/permanent/chrome/idb/3870112724rsegmnoittet-es.files/145</text:p>
      <text:p text:style-name="Standard">home/dina/.mozilla/firefox/2r5aslpp.default-release/storage/permanent/chrome/idb/3870112724rsegmnoittet-es.files/650</text:p>
      <text:p text:style-name="Standard"><text:soft-page-break/>home/dina/.mozilla/firefox/2r5aslpp.default-release/storage/permanent/chrome/idb/3870112724rsegmnoittet-es.files/1475</text:p>
      <text:p text:style-name="Standard">home/dina/.mozilla/firefox/2r5aslpp.default-release/storage/permanent/chrome/idb/3870112724rsegmnoittet-es.files/1329</text:p>
      <text:p text:style-name="Standard">home/dina/.mozilla/firefox/2r5aslpp.default-release/storage/permanent/chrome/idb/3870112724rsegmnoittet-es.files/305</text:p>
      <text:p text:style-name="Standard">home/dina/.mozilla/firefox/2r5aslpp.default-release/storage/permanent/chrome/idb/3870112724rsegmnoittet-es.files/615</text:p>
      <text:p text:style-name="Standard">home/dina/.mozilla/firefox/2r5aslpp.default-release/storage/permanent/chrome/idb/3870112724rsegmnoittet-es.files/518</text:p>
      <text:p text:style-name="Standard">home/dina/.mozilla/firefox/2r5aslpp.default-release/storage/permanent/chrome/idb/3870112724rsegmnoittet-es.files/1031</text:p>
      <text:p text:style-name="Standard">home/dina/.mozilla/firefox/2r5aslpp.default-release/storage/permanent/chrome/idb/3870112724rsegmnoittet-es.files/294</text:p>
      <text:p text:style-name="Standard">home/dina/.mozilla/firefox/2r5aslpp.default-release/storage/permanent/chrome/idb/3870112724rsegmnoittet-es.files/736</text:p>
      <text:p text:style-name="Standard">home/dina/.mozilla/firefox/2r5aslpp.default-release/storage/permanent/chrome/idb/3870112724rsegmnoittet-es.files/220</text:p>
      <text:p text:style-name="Standard">home/dina/.mozilla/firefox/2r5aslpp.default-release/storage/permanent/chrome/idb/3870112724rsegmnoittet-es.files/265</text:p>
      <text:p text:style-name="Standard">home/dina/.mozilla/firefox/2r5aslpp.default-release/storage/permanent/chrome/idb/3870112724rsegmnoittet-es.files/799</text:p>
      <text:p text:style-name="Standard">home/dina/.mozilla/firefox/2r5aslpp.default-release/storage/permanent/chrome/idb/3870112724rsegmnoittet-es.files/288</text:p>
      <text:p text:style-name="Standard">home/dina/.mozilla/firefox/2r5aslpp.default-release/storage/permanent/chrome/idb/3870112724rsegmnoittet-es.files/667</text:p>
      <text:p text:style-name="Standard">home/dina/.mozilla/firefox/2r5aslpp.default-release/storage/permanent/chrome/idb/3870112724rsegmnoittet-es.files/1683</text:p>
      <text:p text:style-name="Standard">home/dina/.mozilla/firefox/2r5aslpp.default-release/storage/permanent/chrome/idb/3870112724rsegmnoittet-es.files/273</text:p>
      <text:p text:style-name="Standard">home/dina/.mozilla/firefox/2r5aslpp.default-release/storage/permanent/chrome/idb/3870112724rsegmnoittet-es.files/1086</text:p>
      <text:p text:style-name="Standard">home/dina/.mozilla/firefox/2r5aslpp.default-release/storage/permanent/chrome/idb/3870112724rsegmnoittet-es.files/1416</text:p>
      <text:p text:style-name="Standard">home/dina/.mozilla/firefox/2r5aslpp.default-release/storage/permanent/chrome/idb/3870112724rsegmnoittet-es.files/1318</text:p>
      <text:p text:style-name="Standard">home/dina/.mozilla/firefox/2r5aslpp.default-release/storage/permanent/chrome/idb/3870112724rsegmnoittet-es.files/592</text:p>
      <text:p text:style-name="Standard">home/dina/.mozilla/firefox/2r5aslpp.default-release/storage/permanent/chrome/idb/3870112724rsegmnoittet-es.files/188</text:p>
      <text:p text:style-name="Standard">home/dina/.mozilla/firefox/2r5aslpp.default-release/storage/permanent/chrome/idb/3870112724rsegmnoittet-es.files/1069</text:p>
      <text:p text:style-name="Standard">home/dina/.mozilla/firefox/2r5aslpp.default-release/storage/permanent/chrome/idb/3870112724rsegmnoittet-es.files/458</text:p>
      <text:p text:style-name="Standard">home/dina/.mozilla/firefox/2r5aslpp.default-release/storage/permanent/chrome/idb/3870112724rsegmnoittet-es.files/1760</text:p>
      <text:p text:style-name="Standard">home/dina/.mozilla/firefox/2r5aslpp.default-release/storage/permanent/chrome/idb/3870112724rsegmnoittet-es.files/821</text:p>
      <text:p text:style-name="Standard"><text:soft-page-break/>home/dina/.mozilla/firefox/2r5aslpp.default-release/storage/permanent/chrome/idb/3870112724rsegmnoittet-es.files/420</text:p>
      <text:p text:style-name="Standard">home/dina/.mozilla/firefox/2r5aslpp.default-release/storage/permanent/chrome/idb/3870112724rsegmnoittet-es.files/261</text:p>
      <text:p text:style-name="Standard">home/dina/.mozilla/firefox/2r5aslpp.default-release/storage/permanent/chrome/idb/3870112724rsegmnoittet-es.files/689</text:p>
      <text:p text:style-name="Standard">home/dina/.mozilla/firefox/2r5aslpp.default-release/storage/permanent/chrome/idb/3870112724rsegmnoittet-es.files/1009</text:p>
      <text:p text:style-name="Standard">home/dina/.mozilla/firefox/2r5aslpp.default-release/storage/permanent/chrome/idb/3870112724rsegmnoittet-es.files/582</text:p>
      <text:p text:style-name="Standard">home/dina/.mozilla/firefox/2r5aslpp.default-release/storage/permanent/chrome/idb/3870112724rsegmnoittet-es.files/1642</text:p>
      <text:p text:style-name="Standard">home/dina/.mozilla/firefox/2r5aslpp.default-release/storage/permanent/chrome/idb/3870112724rsegmnoittet-es.files/686</text:p>
      <text:p text:style-name="Standard">home/dina/.mozilla/firefox/2r5aslpp.default-release/storage/permanent/chrome/idb/3870112724rsegmnoittet-es.files/932</text:p>
      <text:p text:style-name="Standard">home/dina/.mozilla/firefox/2r5aslpp.default-release/storage/permanent/chrome/idb/3870112724rsegmnoittet-es.files/368</text:p>
      <text:p text:style-name="Standard">home/dina/.mozilla/firefox/2r5aslpp.default-release/storage/permanent/chrome/idb/3870112724rsegmnoittet-es.files/646</text:p>
      <text:p text:style-name="Standard">home/dina/.mozilla/firefox/2r5aslpp.default-release/storage/permanent/chrome/idb/3870112724rsegmnoittet-es.files/1052</text:p>
      <text:p text:style-name="Standard">home/dina/.mozilla/firefox/2r5aslpp.default-release/storage/permanent/chrome/idb/3870112724rsegmnoittet-es.files/977</text:p>
      <text:p text:style-name="Standard">home/dina/.mozilla/firefox/2r5aslpp.default-release/storage/permanent/chrome/idb/3870112724rsegmnoittet-es.files/1367</text:p>
      <text:p text:style-name="Standard">home/dina/.mozilla/firefox/2r5aslpp.default-release/storage/permanent/chrome/idb/3870112724rsegmnoittet-es.files/1515</text:p>
      <text:p text:style-name="Standard">home/dina/.mozilla/firefox/2r5aslpp.default-release/storage/permanent/chrome/idb/3870112724rsegmnoittet-es.files/1334</text:p>
      <text:p text:style-name="Standard">home/dina/.mozilla/firefox/2r5aslpp.default-release/storage/permanent/chrome/idb/3870112724rsegmnoittet-es.files/795</text:p>
      <text:p text:style-name="Standard">home/dina/.mozilla/firefox/2r5aslpp.default-release/storage/permanent/chrome/idb/3870112724rsegmnoittet-es.files/933</text:p>
      <text:p text:style-name="Standard">home/dina/.mozilla/firefox/2r5aslpp.default-release/storage/permanent/chrome/idb/3870112724rsegmnoittet-es.files/17</text:p>
      <text:p text:style-name="Standard">home/dina/.mozilla/firefox/2r5aslpp.default-release/storage/permanent/chrome/idb/3870112724rsegmnoittet-es.files/522</text:p>
      <text:p text:style-name="Standard">home/dina/.mozilla/firefox/2r5aslpp.default-release/storage/permanent/chrome/idb/3870112724rsegmnoittet-es.files/331</text:p>
      <text:p text:style-name="Standard">home/dina/.mozilla/firefox/2r5aslpp.default-release/storage/permanent/chrome/idb/3870112724rsegmnoittet-es.files/49</text:p>
      <text:p text:style-name="Standard">home/dina/.mozilla/firefox/2r5aslpp.default-release/storage/permanent/chrome/idb/3870112724rsegmnoittet-es.files/1254</text:p>
      <text:p text:style-name="Standard">home/dina/.mozilla/firefox/2r5aslpp.default-release/storage/permanent/chrome/idb/3870112724rsegmnoittet-es.files/222</text:p>
      <text:p text:style-name="Standard">home/dina/.mozilla/firefox/2r5aslpp.default-release/storage/permanent/chrome/idb/3870112724rsegmnoittet-es.files/1067</text:p>
      <text:p text:style-name="Standard"><text:soft-page-break/>home/dina/.mozilla/firefox/2r5aslpp.default-release/storage/permanent/chrome/idb/3870112724rsegmnoittet-es.files/1077</text:p>
      <text:p text:style-name="Standard">home/dina/.mozilla/firefox/2r5aslpp.default-release/storage/permanent/chrome/idb/3870112724rsegmnoittet-es.files/1029</text:p>
      <text:p text:style-name="Standard">home/dina/.mozilla/firefox/2r5aslpp.default-release/storage/permanent/chrome/idb/3870112724rsegmnoittet-es.files/797</text:p>
      <text:p text:style-name="Standard">home/dina/.mozilla/firefox/2r5aslpp.default-release/storage/permanent/chrome/idb/3870112724rsegmnoittet-es.files/1650</text:p>
      <text:p text:style-name="Standard">home/dina/.mozilla/firefox/2r5aslpp.default-release/storage/permanent/chrome/idb/3870112724rsegmnoittet-es.files/1503</text:p>
      <text:p text:style-name="Standard">home/dina/.mozilla/firefox/2r5aslpp.default-release/storage/permanent/chrome/idb/3870112724rsegmnoittet-es.files/1079</text:p>
      <text:p text:style-name="Standard">home/dina/.mozilla/firefox/2r5aslpp.default-release/storage/permanent/chrome/idb/3870112724rsegmnoittet-es.files/532</text:p>
      <text:p text:style-name="Standard">home/dina/.mozilla/firefox/2r5aslpp.default-release/storage/permanent/chrome/idb/3870112724rsegmnoittet-es.files/330</text:p>
      <text:p text:style-name="Standard">home/dina/.mozilla/firefox/2r5aslpp.default-release/storage/permanent/chrome/idb/3870112724rsegmnoittet-es.files/804</text:p>
      <text:p text:style-name="Standard">home/dina/.mozilla/firefox/2r5aslpp.default-release/storage/permanent/chrome/idb/3870112724rsegmnoittet-es.files/64</text:p>
      <text:p text:style-name="Standard">home/dina/.mozilla/firefox/2r5aslpp.default-release/storage/permanent/chrome/idb/3870112724rsegmnoittet-es.files/750</text:p>
      <text:p text:style-name="Standard">home/dina/.mozilla/firefox/2r5aslpp.default-release/storage/permanent/chrome/idb/3870112724rsegmnoittet-es.files/334</text:p>
      <text:p text:style-name="Standard">home/dina/.mozilla/firefox/2r5aslpp.default-release/storage/permanent/chrome/idb/3870112724rsegmnoittet-es.files/391</text:p>
      <text:p text:style-name="Standard">home/dina/.mozilla/firefox/2r5aslpp.default-release/storage/permanent/chrome/idb/3870112724rsegmnoittet-es.files/886</text:p>
      <text:p text:style-name="Standard">home/dina/.mozilla/firefox/2r5aslpp.default-release/storage/permanent/chrome/idb/3870112724rsegmnoittet-es.files/660</text:p>
      <text:p text:style-name="Standard">home/dina/.mozilla/firefox/2r5aslpp.default-release/storage/permanent/chrome/idb/3870112724rsegmnoittet-es.files/1213</text:p>
      <text:p text:style-name="Standard">home/dina/.mozilla/firefox/2r5aslpp.default-release/storage/permanent/chrome/idb/3870112724rsegmnoittet-es.files/10</text:p>
      <text:p text:style-name="Standard">home/dina/.mozilla/firefox/2r5aslpp.default-release/storage/permanent/chrome/idb/3870112724rsegmnoittet-es.files/1007</text:p>
      <text:p text:style-name="Standard">home/dina/.mozilla/firefox/2r5aslpp.default-release/storage/permanent/chrome/idb/3870112724rsegmnoittet-es.files/60</text:p>
      <text:p text:style-name="Standard">home/dina/.mozilla/firefox/2r5aslpp.default-release/storage/permanent/chrome/idb/3870112724rsegmnoittet-es.files/883</text:p>
      <text:p text:style-name="Standard">home/dina/.mozilla/firefox/2r5aslpp.default-release/storage/permanent/chrome/idb/3870112724rsegmnoittet-es.files/1157</text:p>
      <text:p text:style-name="Standard">home/dina/.mozilla/firefox/2r5aslpp.default-release/storage/permanent/chrome/idb/3870112724rsegmnoittet-es.files/1659</text:p>
      <text:p text:style-name="Standard">home/dina/.mozilla/firefox/2r5aslpp.default-release/storage/permanent/chrome/idb/3870112724rsegmnoittet-es.files/215</text:p>
      <text:p text:style-name="Standard">home/dina/.mozilla/firefox/2r5aslpp.default-release/storage/permanent/chrome/idb/3870112724rsegmnoittet-es.files/1138</text:p>
      <text:p text:style-name="Standard"><text:soft-page-break/>home/dina/.mozilla/firefox/2r5aslpp.default-release/storage/permanent/chrome/idb/3870112724rsegmnoittet-es.files/1231</text:p>
      <text:p text:style-name="Standard">home/dina/.mozilla/firefox/2r5aslpp.default-release/storage/permanent/chrome/idb/3870112724rsegmnoittet-es.files/113</text:p>
      <text:p text:style-name="Standard">home/dina/.mozilla/firefox/2r5aslpp.default-release/storage/permanent/chrome/idb/3870112724rsegmnoittet-es.files/1136</text:p>
      <text:p text:style-name="Standard">home/dina/.mozilla/firefox/2r5aslpp.default-release/storage/permanent/chrome/idb/3870112724rsegmnoittet-es.files/29</text:p>
      <text:p text:style-name="Standard">home/dina/.mozilla/firefox/2r5aslpp.default-release/storage/permanent/chrome/idb/3870112724rsegmnoittet-es.files/1420</text:p>
      <text:p text:style-name="Standard">home/dina/.mozilla/firefox/2r5aslpp.default-release/storage/permanent/chrome/idb/3870112724rsegmnoittet-es.files/805</text:p>
      <text:p text:style-name="Standard">home/dina/.mozilla/firefox/2r5aslpp.default-release/storage/permanent/chrome/idb/3870112724rsegmnoittet-es.files/382</text:p>
      <text:p text:style-name="Standard">home/dina/.mozilla/firefox/2r5aslpp.default-release/storage/permanent/chrome/idb/3870112724rsegmnoittet-es.files/1059</text:p>
      <text:p text:style-name="Standard">home/dina/.mozilla/firefox/2r5aslpp.default-release/storage/permanent/chrome/idb/3870112724rsegmnoittet-es.files/1134</text:p>
      <text:p text:style-name="Standard">home/dina/.mozilla/firefox/2r5aslpp.default-release/storage/permanent/chrome/idb/3870112724rsegmnoittet-es.files/410</text:p>
      <text:p text:style-name="Standard">home/dina/.mozilla/firefox/2r5aslpp.default-release/storage/permanent/chrome/idb/3870112724rsegmnoittet-es.files/432</text:p>
      <text:p text:style-name="Standard">home/dina/.mozilla/firefox/2r5aslpp.default-release/storage/permanent/chrome/idb/3870112724rsegmnoittet-es.files/584</text:p>
      <text:p text:style-name="Standard">home/dina/.mozilla/firefox/2r5aslpp.default-release/storage/permanent/chrome/idb/3870112724rsegmnoittet-es.files/1185</text:p>
      <text:p text:style-name="Standard">home/dina/.mozilla/firefox/2r5aslpp.default-release/storage/permanent/chrome/idb/3870112724rsegmnoittet-es.files/293</text:p>
      <text:p text:style-name="Standard">home/dina/.mozilla/firefox/2r5aslpp.default-release/storage/permanent/chrome/idb/3870112724rsegmnoittet-es.files/835</text:p>
      <text:p text:style-name="Standard">home/dina/.mozilla/firefox/2r5aslpp.default-release/storage/permanent/chrome/idb/3870112724rsegmnoittet-es.files/997</text:p>
      <text:p text:style-name="Standard">home/dina/.mozilla/firefox/2r5aslpp.default-release/storage/permanent/chrome/idb/3870112724rsegmnoittet-es.files/359</text:p>
      <text:p text:style-name="Standard">home/dina/.mozilla/firefox/2r5aslpp.default-release/storage/permanent/chrome/idb/3870112724rsegmnoittet-es.files/342</text:p>
      <text:p text:style-name="Standard">home/dina/.mozilla/firefox/2r5aslpp.default-release/storage/permanent/chrome/idb/3870112724rsegmnoittet-es.files/324</text:p>
      <text:p text:style-name="Standard">home/dina/.mozilla/firefox/2r5aslpp.default-release/storage/permanent/chrome/idb/3870112724rsegmnoittet-es.files/560</text:p>
      <text:p text:style-name="Standard">home/dina/.mozilla/firefox/2r5aslpp.default-release/storage/permanent/chrome/idb/3870112724rsegmnoittet-es.files/177</text:p>
      <text:p text:style-name="Standard">home/dina/.mozilla/firefox/2r5aslpp.default-release/storage/permanent/chrome/idb/3870112724rsegmnoittet-es.files/491</text:p>
      <text:p text:style-name="Standard">home/dina/.mozilla/firefox/2r5aslpp.default-release/storage/permanent/chrome/idb/3870112724rsegmnoittet-es.files/1083</text:p>
      <text:p text:style-name="Standard">home/dina/.mozilla/firefox/2r5aslpp.default-release/storage/permanent/chrome/idb/3870112724rsegmnoittet-es.files/219</text:p>
      <text:p text:style-name="Standard"><text:soft-page-break/>home/dina/.mozilla/firefox/2r5aslpp.default-release/storage/permanent/chrome/idb/3870112724rsegmnoittet-es.files/1309</text:p>
      <text:p text:style-name="Standard">home/dina/.mozilla/firefox/2r5aslpp.default-release/storage/permanent/chrome/idb/3870112724rsegmnoittet-es.files/855</text:p>
      <text:p text:style-name="Standard">home/dina/.mozilla/firefox/2r5aslpp.default-release/storage/permanent/chrome/idb/3870112724rsegmnoittet-es.files/718</text:p>
      <text:p text:style-name="Standard">home/dina/.mozilla/firefox/2r5aslpp.default-release/storage/permanent/chrome/idb/3870112724rsegmnoittet-es.files/899</text:p>
      <text:p text:style-name="Standard">home/dina/.mozilla/firefox/2r5aslpp.default-release/storage/permanent/chrome/idb/3870112724rsegmnoittet-es.files/509</text:p>
      <text:p text:style-name="Standard">home/dina/.mozilla/firefox/2r5aslpp.default-release/storage/permanent/chrome/idb/3870112724rsegmnoittet-es.files/1531</text:p>
      <text:p text:style-name="Standard">home/dina/.mozilla/firefox/2r5aslpp.default-release/storage/permanent/chrome/idb/3870112724rsegmnoittet-es.files/269</text:p>
      <text:p text:style-name="Standard">home/dina/.mozilla/firefox/2r5aslpp.default-release/storage/permanent/chrome/idb/3870112724rsegmnoittet-es.files/433</text:p>
      <text:p text:style-name="Standard">home/dina/.mozilla/firefox/2r5aslpp.default-release/storage/permanent/chrome/idb/3870112724rsegmnoittet-es.files/1190</text:p>
      <text:p text:style-name="Standard">home/dina/.mozilla/firefox/2r5aslpp.default-release/storage/permanent/chrome/idb/3870112724rsegmnoittet-es.files/900</text:p>
      <text:p text:style-name="Standard">home/dina/.mozilla/firefox/2r5aslpp.default-release/storage/permanent/chrome/idb/3870112724rsegmnoittet-es.files/1271</text:p>
      <text:p text:style-name="Standard">home/dina/.mozilla/firefox/2r5aslpp.default-release/storage/permanent/chrome/idb/3870112724rsegmnoittet-es.files/638</text:p>
      <text:p text:style-name="Standard">home/dina/.mozilla/firefox/2r5aslpp.default-release/storage/permanent/chrome/idb/3870112724rsegmnoittet-es.files/551</text:p>
      <text:p text:style-name="Standard">home/dina/.mozilla/firefox/2r5aslpp.default-release/storage/permanent/chrome/idb/3870112724rsegmnoittet-es.files/905</text:p>
      <text:p text:style-name="Standard">home/dina/.mozilla/firefox/2r5aslpp.default-release/storage/permanent/chrome/idb/3870112724rsegmnoittet-es.files/196</text:p>
      <text:p text:style-name="Standard">home/dina/.mozilla/firefox/2r5aslpp.default-release/storage/permanent/chrome/idb/3870112724rsegmnoittet-es.files/1119</text:p>
      <text:p text:style-name="Standard">home/dina/.mozilla/firefox/2r5aslpp.default-release/storage/permanent/chrome/idb/3870112724rsegmnoittet-es.files/881</text:p>
      <text:p text:style-name="Standard">home/dina/.mozilla/firefox/2r5aslpp.default-release/storage/permanent/chrome/idb/3870112724rsegmnoittet-es.files/1297</text:p>
      <text:p text:style-name="Standard">home/dina/.mozilla/firefox/2r5aslpp.default-release/storage/permanent/chrome/idb/3870112724rsegmnoittet-es.files/656</text:p>
      <text:p text:style-name="Standard">home/dina/.mozilla/firefox/2r5aslpp.default-release/storage/permanent/chrome/idb/3870112724rsegmnoittet-es.files/335</text:p>
      <text:p text:style-name="Standard">home/dina/.mozilla/firefox/2r5aslpp.default-release/storage/permanent/chrome/idb/3870112724rsegmnoittet-es.files/306</text:p>
      <text:p text:style-name="Standard">home/dina/.mozilla/firefox/2r5aslpp.default-release/storage/permanent/chrome/idb/3870112724rsegmnoittet-es.files/36</text:p>
      <text:p text:style-name="Standard">home/dina/.mozilla/firefox/2r5aslpp.default-release/storage/permanent/chrome/idb/3870112724rsegmnoittet-es.files/665</text:p>
      <text:p text:style-name="Standard">home/dina/.mozilla/firefox/2r5aslpp.default-release/storage/permanent/chrome/idb/3870112724rsegmnoittet-es.files/553</text:p>
      <text:p text:style-name="Standard"><text:soft-page-break/>home/dina/.mozilla/firefox/2r5aslpp.default-release/storage/permanent/chrome/idb/3870112724rsegmnoittet-es.files/652</text:p>
      <text:p text:style-name="Standard">home/dina/.mozilla/firefox/2r5aslpp.default-release/storage/permanent/chrome/idb/3870112724rsegmnoittet-es.files/1000</text:p>
      <text:p text:style-name="Standard">home/dina/.mozilla/firefox/2r5aslpp.default-release/storage/permanent/chrome/idb/3870112724rsegmnoittet-es.files/414</text:p>
      <text:p text:style-name="Standard">home/dina/.mozilla/firefox/2r5aslpp.default-release/storage/permanent/chrome/idb/3870112724rsegmnoittet-es.files/455</text:p>
      <text:p text:style-name="Standard">home/dina/.mozilla/firefox/2r5aslpp.default-release/storage/permanent/chrome/idb/3870112724rsegmnoittet-es.files/270</text:p>
      <text:p text:style-name="Standard">home/dina/.mozilla/firefox/2r5aslpp.default-release/storage/permanent/chrome/idb/3870112724rsegmnoittet-es.files/1668</text:p>
      <text:p text:style-name="Standard">home/dina/.mozilla/firefox/2r5aslpp.default-release/storage/permanent/chrome/idb/3870112724rsegmnoittet-es.files/678</text:p>
      <text:p text:style-name="Standard">home/dina/.mozilla/firefox/2r5aslpp.default-release/storage/permanent/chrome/idb/3870112724rsegmnoittet-es.files/27</text:p>
      <text:p text:style-name="Standard">home/dina/.mozilla/firefox/2r5aslpp.default-release/storage/permanent/chrome/idb/3870112724rsegmnoittet-es.files/11</text:p>
      <text:p text:style-name="Standard">home/dina/.mozilla/firefox/2r5aslpp.default-release/storage/permanent/chrome/idb/3870112724rsegmnoittet-es.files/1563</text:p>
      <text:p text:style-name="Standard">home/dina/.mozilla/firefox/2r5aslpp.default-release/storage/permanent/chrome/idb/3870112724rsegmnoittet-es.files/1496</text:p>
      <text:p text:style-name="Standard">home/dina/.mozilla/firefox/2r5aslpp.default-release/storage/permanent/chrome/idb/3870112724rsegmnoittet-es.files/1541</text:p>
      <text:p text:style-name="Standard">home/dina/.mozilla/firefox/2r5aslpp.default-release/storage/permanent/chrome/idb/3870112724rsegmnoittet-es.files/1646</text:p>
      <text:p text:style-name="Standard">home/dina/.mozilla/firefox/2r5aslpp.default-release/storage/permanent/chrome/idb/3870112724rsegmnoittet-es.files/1046</text:p>
      <text:p text:style-name="Standard">home/dina/.mozilla/firefox/2r5aslpp.default-release/storage/permanent/chrome/idb/3870112724rsegmnoittet-es.files/344</text:p>
      <text:p text:style-name="Standard">home/dina/.mozilla/firefox/2r5aslpp.default-release/storage/permanent/chrome/idb/3870112724rsegmnoittet-es.files/1373</text:p>
      <text:p text:style-name="Standard">home/dina/.mozilla/firefox/2r5aslpp.default-release/storage/permanent/chrome/idb/3870112724rsegmnoittet-es.files/1610</text:p>
      <text:p text:style-name="Standard">home/dina/.mozilla/firefox/2r5aslpp.default-release/storage/permanent/chrome/idb/3870112724rsegmnoittet-es.files/1611</text:p>
      <text:p text:style-name="Standard">home/dina/.mozilla/firefox/2r5aslpp.default-release/storage/permanent/chrome/idb/3870112724rsegmnoittet-es.files/1228</text:p>
      <text:p text:style-name="Standard">home/dina/.mozilla/firefox/2r5aslpp.default-release/storage/permanent/chrome/idb/3870112724rsegmnoittet-es.files/1624</text:p>
      <text:p text:style-name="Standard">home/dina/.mozilla/firefox/2r5aslpp.default-release/storage/permanent/chrome/idb/3870112724rsegmnoittet-es.files/1369</text:p>
      <text:p text:style-name="Standard">home/dina/.mozilla/firefox/2r5aslpp.default-release/storage/permanent/chrome/idb/3870112724rsegmnoittet-es.files/221</text:p>
      <text:p text:style-name="Standard">home/dina/.mozilla/firefox/2r5aslpp.default-release/storage/permanent/chrome/idb/3870112724rsegmnoittet-es.files/1722</text:p>
      <text:p text:style-name="Standard">home/dina/.mozilla/firefox/2r5aslpp.default-release/storage/permanent/chrome/idb/3870112724rsegmnoittet-es.files/1378</text:p>
      <text:p text:style-name="Standard"><text:soft-page-break/>home/dina/.mozilla/firefox/2r5aslpp.default-release/storage/permanent/chrome/idb/3870112724rsegmnoittet-es.files/412</text:p>
      <text:p text:style-name="Standard">home/dina/.mozilla/firefox/2r5aslpp.default-release/storage/permanent/chrome/idb/3870112724rsegmnoittet-es.files/478</text:p>
      <text:p text:style-name="Standard">home/dina/.mozilla/firefox/2r5aslpp.default-release/storage/permanent/chrome/idb/3870112724rsegmnoittet-es.files/847</text:p>
      <text:p text:style-name="Standard">home/dina/.mozilla/firefox/2r5aslpp.default-release/storage/permanent/chrome/idb/3870112724rsegmnoittet-es.files/1390</text:p>
      <text:p text:style-name="Standard">home/dina/.mozilla/firefox/2r5aslpp.default-release/storage/permanent/chrome/idb/3870112724rsegmnoittet-es.files/1243</text:p>
      <text:p text:style-name="Standard">home/dina/.mozilla/firefox/2r5aslpp.default-release/storage/permanent/chrome/idb/3870112724rsegmnoittet-es.files/1602</text:p>
      <text:p text:style-name="Standard">home/dina/.mozilla/firefox/2r5aslpp.default-release/storage/permanent/chrome/idb/3870112724rsegmnoittet-es.files/589</text:p>
      <text:p text:style-name="Standard">home/dina/.mozilla/firefox/2r5aslpp.default-release/storage/permanent/chrome/idb/3870112724rsegmnoittet-es.files/1414</text:p>
      <text:p text:style-name="Standard">home/dina/.mozilla/firefox/2r5aslpp.default-release/storage/permanent/chrome/idb/3870112724rsegmnoittet-es.files/328</text:p>
      <text:p text:style-name="Standard">home/dina/.mozilla/firefox/2r5aslpp.default-release/storage/permanent/chrome/idb/3870112724rsegmnoittet-es.files/78</text:p>
      <text:p text:style-name="Standard">home/dina/.mozilla/firefox/2r5aslpp.default-release/storage/permanent/chrome/idb/3870112724rsegmnoittet-es.files/782</text:p>
      <text:p text:style-name="Standard">home/dina/.mozilla/firefox/2r5aslpp.default-release/storage/permanent/chrome/idb/3870112724rsegmnoittet-es.files/619</text:p>
      <text:p text:style-name="Standard">home/dina/.mozilla/firefox/2r5aslpp.default-release/storage/permanent/chrome/idb/3870112724rsegmnoittet-es.files/629</text:p>
      <text:p text:style-name="Standard">home/dina/.mozilla/firefox/2r5aslpp.default-release/storage/permanent/chrome/idb/3870112724rsegmnoittet-es.files/245</text:p>
      <text:p text:style-name="Standard">home/dina/.mozilla/firefox/2r5aslpp.default-release/storage/permanent/chrome/idb/3870112724rsegmnoittet-es.files/1516</text:p>
      <text:p text:style-name="Standard">home/dina/.mozilla/firefox/2r5aslpp.default-release/storage/permanent/chrome/idb/3870112724rsegmnoittet-es.files/258</text:p>
      <text:p text:style-name="Standard">home/dina/.mozilla/firefox/2r5aslpp.default-release/storage/permanent/chrome/idb/3870112724rsegmnoittet-es.files/1383</text:p>
      <text:p text:style-name="Standard">home/dina/.mozilla/firefox/2r5aslpp.default-release/storage/permanent/chrome/idb/3870112724rsegmnoittet-es.files/1279</text:p>
      <text:p text:style-name="Standard">home/dina/.mozilla/firefox/2r5aslpp.default-release/storage/permanent/chrome/idb/3870112724rsegmnoittet-es.files/1752</text:p>
      <text:p text:style-name="Standard">home/dina/.mozilla/firefox/2r5aslpp.default-release/storage/permanent/chrome/idb/3870112724rsegmnoittet-es.files/1727</text:p>
      <text:p text:style-name="Standard">home/dina/.mozilla/firefox/2r5aslpp.default-release/storage/permanent/chrome/idb/3870112724rsegmnoittet-es.files/651</text:p>
      <text:p text:style-name="Standard">home/dina/.mozilla/firefox/2r5aslpp.default-release/storage/permanent/chrome/idb/3870112724rsegmnoittet-es.files/351</text:p>
      <text:p text:style-name="Standard">home/dina/.mozilla/firefox/2r5aslpp.default-release/storage/permanent/chrome/idb/3870112724rsegmnoittet-es.files/1571</text:p>
      <text:p text:style-name="Standard">home/dina/.mozilla/firefox/2r5aslpp.default-release/storage/permanent/chrome/idb/3870112724rsegmnoittet-es.files/397</text:p>
      <text:p text:style-name="Standard"><text:soft-page-break/>home/dina/.mozilla/firefox/2r5aslpp.default-release/storage/permanent/chrome/idb/3870112724rsegmnoittet-es.files/1485</text:p>
      <text:p text:style-name="Standard">home/dina/.mozilla/firefox/2r5aslpp.default-release/storage/permanent/chrome/idb/3870112724rsegmnoittet-es.files/1021</text:p>
      <text:p text:style-name="Standard">home/dina/.mozilla/firefox/2r5aslpp.default-release/storage/permanent/chrome/idb/3870112724rsegmnoittet-es.files/166</text:p>
      <text:p text:style-name="Standard">home/dina/.mozilla/firefox/2r5aslpp.default-release/storage/permanent/chrome/idb/3870112724rsegmnoittet-es.files/459</text:p>
      <text:p text:style-name="Standard">home/dina/.mozilla/firefox/2r5aslpp.default-release/storage/permanent/chrome/idb/3870112724rsegmnoittet-es.files/1058</text:p>
      <text:p text:style-name="Standard">home/dina/.mozilla/firefox/2r5aslpp.default-release/storage/permanent/chrome/idb/3870112724rsegmnoittet-es.files/28</text:p>
      <text:p text:style-name="Standard">home/dina/.mozilla/firefox/2r5aslpp.default-release/storage/permanent/chrome/idb/3870112724rsegmnoittet-es.files/1081</text:p>
      <text:p text:style-name="Standard">home/dina/.mozilla/firefox/2r5aslpp.default-release/storage/permanent/chrome/idb/3870112724rsegmnoittet-es.files/119</text:p>
      <text:p text:style-name="Standard">home/dina/.mozilla/firefox/2r5aslpp.default-release/storage/permanent/chrome/idb/3870112724rsegmnoittet-es.files/1166</text:p>
      <text:p text:style-name="Standard">home/dina/.mozilla/firefox/2r5aslpp.default-release/storage/permanent/chrome/idb/3870112724rsegmnoittet-es.files/1709</text:p>
      <text:p text:style-name="Standard">home/dina/.mozilla/firefox/2r5aslpp.default-release/storage/permanent/chrome/idb/3870112724rsegmnoittet-es.files/1057</text:p>
      <text:p text:style-name="Standard">home/dina/.mozilla/firefox/2r5aslpp.default-release/storage/permanent/chrome/idb/3870112724rsegmnoittet-es.files/1225</text:p>
      <text:p text:style-name="Standard">home/dina/.mozilla/firefox/2r5aslpp.default-release/storage/permanent/chrome/idb/3870112724rsegmnoittet-es.files/828</text:p>
      <text:p text:style-name="Standard">home/dina/.mozilla/firefox/2r5aslpp.default-release/storage/permanent/chrome/idb/3870112724rsegmnoittet-es.files/979</text:p>
      <text:p text:style-name="Standard">home/dina/.mozilla/firefox/2r5aslpp.default-release/storage/permanent/chrome/idb/3870112724rsegmnoittet-es.files/896</text:p>
      <text:p text:style-name="Standard">home/dina/.mozilla/firefox/2r5aslpp.default-release/storage/permanent/chrome/idb/3870112724rsegmnoittet-es.files/354</text:p>
      <text:p text:style-name="Standard">home/dina/.mozilla/firefox/2r5aslpp.default-release/storage/permanent/chrome/idb/3870112724rsegmnoittet-es.files/873</text:p>
      <text:p text:style-name="Standard">home/dina/.mozilla/firefox/2r5aslpp.default-release/storage/permanent/chrome/idb/3870112724rsegmnoittet-es.files/1252</text:p>
      <text:p text:style-name="Standard">home/dina/.mozilla/firefox/2r5aslpp.default-release/storage/permanent/chrome/idb/3870112724rsegmnoittet-es.files/888</text:p>
      <text:p text:style-name="Standard">home/dina/.mozilla/firefox/2r5aslpp.default-release/storage/permanent/chrome/idb/3870112724rsegmnoittet-es.files/1208</text:p>
      <text:p text:style-name="Standard">home/dina/.mozilla/firefox/2r5aslpp.default-release/storage/permanent/chrome/idb/3870112724rsegmnoittet-es.files/274</text:p>
      <text:p text:style-name="Standard">home/dina/.mozilla/firefox/2r5aslpp.default-release/storage/permanent/chrome/idb/3870112724rsegmnoittet-es.files/1043</text:p>
      <text:p text:style-name="Standard">home/dina/.mozilla/firefox/2r5aslpp.default-release/storage/permanent/chrome/idb/3870112724rsegmnoittet-es.files/1275</text:p>
      <text:p text:style-name="Standard">home/dina/.mozilla/firefox/2r5aslpp.default-release/storage/permanent/chrome/idb/3870112724rsegmnoittet-es.files/1221</text:p>
      <text:p text:style-name="Standard"><text:soft-page-break/>home/dina/.mozilla/firefox/2r5aslpp.default-release/storage/permanent/chrome/idb/3870112724rsegmnoittet-es.files/1715</text:p>
      <text:p text:style-name="Standard">home/dina/.mozilla/firefox/2r5aslpp.default-release/storage/permanent/chrome/idb/3870112724rsegmnoittet-es.files/214</text:p>
      <text:p text:style-name="Standard">home/dina/.mozilla/firefox/2r5aslpp.default-release/storage/permanent/chrome/idb/3870112724rsegmnoittet-es.files/654</text:p>
      <text:p text:style-name="Standard">home/dina/.mozilla/firefox/2r5aslpp.default-release/storage/permanent/chrome/idb/3870112724rsegmnoittet-es.files/869</text:p>
      <text:p text:style-name="Standard">home/dina/.mozilla/firefox/2r5aslpp.default-release/storage/permanent/chrome/idb/3870112724rsegmnoittet-es.files/1499</text:p>
      <text:p text:style-name="Standard">home/dina/.mozilla/firefox/2r5aslpp.default-release/storage/permanent/chrome/idb/3870112724rsegmnoittet-es.files/1211</text:p>
      <text:p text:style-name="Standard">home/dina/.mozilla/firefox/2r5aslpp.default-release/storage/permanent/chrome/idb/3870112724rsegmnoittet-es.files/107</text:p>
      <text:p text:style-name="Standard">home/dina/.mozilla/firefox/2r5aslpp.default-release/storage/permanent/chrome/idb/3870112724rsegmnoittet-es.files/1288</text:p>
      <text:p text:style-name="Standard">home/dina/.mozilla/firefox/2r5aslpp.default-release/storage/permanent/chrome/idb/3870112724rsegmnoittet-es.files/1313</text:p>
      <text:p text:style-name="Standard">home/dina/.mozilla/firefox/2r5aslpp.default-release/storage/permanent/chrome/idb/3870112724rsegmnoittet-es.files/986</text:p>
      <text:p text:style-name="Standard">home/dina/.mozilla/firefox/2r5aslpp.default-release/storage/permanent/chrome/idb/3870112724rsegmnoittet-es.files/969</text:p>
      <text:p text:style-name="Standard">home/dina/.mozilla/firefox/2r5aslpp.default-release/storage/permanent/chrome/idb/3870112724rsegmnoittet-es.files/175</text:p>
      <text:p text:style-name="Standard">home/dina/.mozilla/firefox/2r5aslpp.default-release/storage/permanent/chrome/idb/3870112724rsegmnoittet-es.files/153</text:p>
      <text:p text:style-name="Standard">home/dina/.mozilla/firefox/2r5aslpp.default-release/storage/permanent/chrome/idb/3870112724rsegmnoittet-es.files/1427</text:p>
      <text:p text:style-name="Standard">home/dina/.mozilla/firefox/2r5aslpp.default-release/storage/permanent/chrome/idb/3870112724rsegmnoittet-es.files/1226</text:p>
      <text:p text:style-name="Standard">home/dina/.mozilla/firefox/2r5aslpp.default-release/storage/permanent/chrome/idb/3870112724rsegmnoittet-es.files/1041</text:p>
      <text:p text:style-name="Standard">home/dina/.mozilla/firefox/2r5aslpp.default-release/storage/permanent/chrome/idb/3870112724rsegmnoittet-es.files/1066</text:p>
      <text:p text:style-name="Standard">home/dina/.mozilla/firefox/2r5aslpp.default-release/storage/permanent/chrome/idb/3870112724rsegmnoittet-es.files/321</text:p>
      <text:p text:style-name="Standard">home/dina/.mozilla/firefox/2r5aslpp.default-release/storage/permanent/chrome/idb/3870112724rsegmnoittet-es.files/472</text:p>
      <text:p text:style-name="Standard">home/dina/.mozilla/firefox/2r5aslpp.default-release/storage/permanent/chrome/idb/3870112724rsegmnoittet-es.files/333</text:p>
      <text:p text:style-name="Standard">home/dina/.mozilla/firefox/2r5aslpp.default-release/storage/permanent/chrome/idb/3870112724rsegmnoittet-es.files/1482</text:p>
      <text:p text:style-name="Standard">home/dina/.mozilla/firefox/2r5aslpp.default-release/storage/permanent/chrome/idb/3870112724rsegmnoittet-es.files/841</text:p>
      <text:p text:style-name="Standard">home/dina/.mozilla/firefox/2r5aslpp.default-release/storage/permanent/chrome/idb/3870112724rsegmnoittet-es.files/760</text:p>
      <text:p text:style-name="Standard">home/dina/.mozilla/firefox/2r5aslpp.default-release/storage/permanent/chrome/idb/3870112724rsegmnoittet-es.files/1667</text:p>
      <text:p text:style-name="Standard"><text:soft-page-break/>home/dina/.mozilla/firefox/2r5aslpp.default-release/storage/permanent/chrome/idb/3870112724rsegmnoittet-es.files/451</text:p>
      <text:p text:style-name="Standard">home/dina/.mozilla/firefox/2r5aslpp.default-release/storage/permanent/chrome/idb/3870112724rsegmnoittet-es.files/402</text:p>
      <text:p text:style-name="Standard">home/dina/.mozilla/firefox/2r5aslpp.default-release/storage/permanent/chrome/idb/3870112724rsegmnoittet-es.files/1068</text:p>
      <text:p text:style-name="Standard">home/dina/.mozilla/firefox/2r5aslpp.default-release/storage/permanent/chrome/idb/3870112724rsegmnoittet-es.files/824</text:p>
      <text:p text:style-name="Standard">home/dina/.mozilla/firefox/2r5aslpp.default-release/storage/permanent/chrome/idb/3870112724rsegmnoittet-es.files/1280</text:p>
      <text:p text:style-name="Standard">home/dina/.mozilla/firefox/2r5aslpp.default-release/storage/permanent/chrome/idb/3870112724rsegmnoittet-es.files/1095</text:p>
      <text:p text:style-name="Standard">home/dina/.mozilla/firefox/2r5aslpp.default-release/storage/permanent/chrome/idb/3870112724rsegmnoittet-es.files/1657</text:p>
      <text:p text:style-name="Standard">home/dina/.mozilla/firefox/2r5aslpp.default-release/storage/permanent/chrome/idb/3870112724rsegmnoittet-es.files/152</text:p>
      <text:p text:style-name="Standard">home/dina/.mozilla/firefox/2r5aslpp.default-release/storage/permanent/chrome/idb/3870112724rsegmnoittet-es.files/61</text:p>
      <text:p text:style-name="Standard">home/dina/.mozilla/firefox/2r5aslpp.default-release/storage/permanent/chrome/idb/3870112724rsegmnoittet-es.files/936</text:p>
      <text:p text:style-name="Standard">home/dina/.mozilla/firefox/2r5aslpp.default-release/storage/permanent/chrome/idb/3870112724rsegmnoittet-es.files/367</text:p>
      <text:p text:style-name="Standard">home/dina/.mozilla/firefox/2r5aslpp.default-release/storage/permanent/chrome/idb/3870112724rsegmnoittet-es.files/1707</text:p>
      <text:p text:style-name="Standard">home/dina/.mozilla/firefox/2r5aslpp.default-release/storage/permanent/chrome/idb/3870112724rsegmnoittet-es.files/1441</text:p>
      <text:p text:style-name="Standard">home/dina/.mozilla/firefox/2r5aslpp.default-release/storage/permanent/chrome/idb/3870112724rsegmnoittet-es.files/721</text:p>
      <text:p text:style-name="Standard">home/dina/.mozilla/firefox/2r5aslpp.default-release/storage/permanent/chrome/idb/3870112724rsegmnoittet-es.files/673</text:p>
      <text:p text:style-name="Standard">home/dina/.mozilla/firefox/2r5aslpp.default-release/storage/permanent/chrome/idb/3870112724rsegmnoittet-es.files/1486</text:p>
      <text:p text:style-name="Standard">home/dina/.mozilla/firefox/2r5aslpp.default-release/storage/permanent/chrome/idb/3870112724rsegmnoittet-es.files/1299</text:p>
      <text:p text:style-name="Standard">home/dina/.mozilla/firefox/2r5aslpp.default-release/storage/permanent/chrome/idb/3870112724rsegmnoittet-es.files/369</text:p>
      <text:p text:style-name="Standard">home/dina/.mozilla/firefox/2r5aslpp.default-release/storage/permanent/chrome/idb/3870112724rsegmnoittet-es.files/840</text:p>
      <text:p text:style-name="Standard">home/dina/.mozilla/firefox/2r5aslpp.default-release/storage/permanent/chrome/idb/3870112724rsegmnoittet-es.files/947</text:p>
      <text:p text:style-name="Standard">home/dina/.mozilla/firefox/2r5aslpp.default-release/storage/permanent/chrome/idb/3870112724rsegmnoittet-es.files/1666</text:p>
      <text:p text:style-name="Standard">home/dina/.mozilla/firefox/2r5aslpp.default-release/storage/permanent/chrome/idb/3870112724rsegmnoittet-es.files/1319</text:p>
      <text:p text:style-name="Standard">home/dina/.mozilla/firefox/2r5aslpp.default-release/storage/permanent/chrome/idb/3870112724rsegmnoittet-es.files/917</text:p>
      <text:p text:style-name="Standard">home/dina/.mozilla/firefox/2r5aslpp.default-release/storage/permanent/chrome/idb/3870112724rsegmnoittet-es.files/250</text:p>
      <text:p text:style-name="Standard"><text:soft-page-break/>home/dina/.mozilla/firefox/2r5aslpp.default-release/storage/permanent/chrome/idb/3870112724rsegmnoittet-es.files/1357</text:p>
      <text:p text:style-name="Standard">home/dina/.mozilla/firefox/2r5aslpp.default-release/storage/permanent/chrome/idb/3870112724rsegmnoittet-es.files/471</text:p>
      <text:p text:style-name="Standard">home/dina/.mozilla/firefox/2r5aslpp.default-release/storage/permanent/chrome/idb/3870112724rsegmnoittet-es.files/1114</text:p>
      <text:p text:style-name="Standard">home/dina/.mozilla/firefox/2r5aslpp.default-release/storage/permanent/chrome/idb/3870112724rsegmnoittet-es.files/593</text:p>
      <text:p text:style-name="Standard">home/dina/.mozilla/firefox/2r5aslpp.default-release/storage/permanent/chrome/idb/3870112724rsegmnoittet-es.files/610</text:p>
      <text:p text:style-name="Standard">home/dina/.mozilla/firefox/2r5aslpp.default-release/storage/permanent/chrome/idb/3870112724rsegmnoittet-es.files/1348</text:p>
      <text:p text:style-name="Standard">home/dina/.mozilla/firefox/2r5aslpp.default-release/storage/permanent/chrome/idb/3870112724rsegmnoittet-es.files/108</text:p>
      <text:p text:style-name="Standard">home/dina/.mozilla/firefox/2r5aslpp.default-release/storage/permanent/chrome/idb/3870112724rsegmnoittet-es.files/761</text:p>
      <text:p text:style-name="Standard">home/dina/.mozilla/firefox/2r5aslpp.default-release/storage/permanent/chrome/idb/3870112724rsegmnoittet-es.files/1155</text:p>
      <text:p text:style-name="Standard">home/dina/.mozilla/firefox/2r5aslpp.default-release/storage/permanent/chrome/idb/3870112724rsegmnoittet-es.files/1662</text:p>
      <text:p text:style-name="Standard">home/dina/.mozilla/firefox/2r5aslpp.default-release/storage/permanent/chrome/idb/3870112724rsegmnoittet-es.files/1025</text:p>
      <text:p text:style-name="Standard">home/dina/.mozilla/firefox/2r5aslpp.default-release/storage/permanent/chrome/idb/3870112724rsegmnoittet-es.files/680</text:p>
      <text:p text:style-name="Standard">home/dina/.mozilla/firefox/2r5aslpp.default-release/storage/permanent/chrome/idb/3870112724rsegmnoittet-es.files/820</text:p>
      <text:p text:style-name="Standard">home/dina/.mozilla/firefox/2r5aslpp.default-release/storage/permanent/chrome/idb/3870112724rsegmnoittet-es.files/148</text:p>
      <text:p text:style-name="Standard">home/dina/.mozilla/firefox/2r5aslpp.default-release/storage/permanent/chrome/idb/3870112724rsegmnoittet-es.files/1438</text:p>
      <text:p text:style-name="Standard">home/dina/.mozilla/firefox/2r5aslpp.default-release/storage/permanent/chrome/idb/3870112724rsegmnoittet-es.files/1674</text:p>
      <text:p text:style-name="Standard">home/dina/.mozilla/firefox/2r5aslpp.default-release/storage/permanent/chrome/idb/3870112724rsegmnoittet-es.files/925</text:p>
      <text:p text:style-name="Standard">home/dina/.mozilla/firefox/2r5aslpp.default-release/storage/permanent/chrome/idb/3870112724rsegmnoittet-es.files/1751</text:p>
      <text:p text:style-name="Standard">home/dina/.mozilla/firefox/2r5aslpp.default-release/storage/permanent/chrome/idb/3870112724rsegmnoittet-es.files/1647</text:p>
      <text:p text:style-name="Standard">home/dina/.mozilla/firefox/2r5aslpp.default-release/storage/permanent/chrome/idb/3870112724rsegmnoittet-es.files/813</text:p>
      <text:p text:style-name="Standard">home/dina/.mozilla/firefox/2r5aslpp.default-release/storage/permanent/chrome/idb/3870112724rsegmnoittet-es.files/580</text:p>
      <text:p text:style-name="Standard">home/dina/.mozilla/firefox/2r5aslpp.default-release/storage/permanent/chrome/idb/3870112724rsegmnoittet-es.files/1235</text:p>
      <text:p text:style-name="Standard">home/dina/.mozilla/firefox/2r5aslpp.default-release/storage/permanent/chrome/idb/3870112724rsegmnoittet-es.files/15</text:p>
      <text:p text:style-name="Standard">home/dina/.mozilla/firefox/2r5aslpp.default-release/storage/permanent/chrome/idb/3870112724rsegmnoittet-es.files/1049</text:p>
      <text:p text:style-name="Standard"><text:soft-page-break/>home/dina/.mozilla/firefox/2r5aslpp.default-release/storage/permanent/chrome/idb/3870112724rsegmnoittet-es.files/1464</text:p>
      <text:p text:style-name="Standard">home/dina/.mozilla/firefox/2r5aslpp.default-release/storage/permanent/chrome/idb/3870112724rsegmnoittet-es.files/772</text:p>
      <text:p text:style-name="Standard">home/dina/.mozilla/firefox/2r5aslpp.default-release/storage/permanent/chrome/idb/3870112724rsegmnoittet-es.files/823</text:p>
      <text:p text:style-name="Standard">home/dina/.mozilla/firefox/2r5aslpp.default-release/storage/permanent/chrome/idb/3870112724rsegmnoittet-es.files/692</text:p>
      <text:p text:style-name="Standard">home/dina/.mozilla/firefox/2r5aslpp.default-release/storage/permanent/chrome/idb/3870112724rsegmnoittet-es.files/1165</text:p>
      <text:p text:style-name="Standard">home/dina/.mozilla/firefox/2r5aslpp.default-release/storage/permanent/chrome/idb/3870112724rsegmnoittet-es.files/461</text:p>
      <text:p text:style-name="Standard">home/dina/.mozilla/firefox/2r5aslpp.default-release/storage/permanent/chrome/idb/3870112724rsegmnoittet-es.files/523</text:p>
      <text:p text:style-name="Standard">home/dina/.mozilla/firefox/2r5aslpp.default-release/storage/permanent/chrome/idb/3870112724rsegmnoittet-es.files/640</text:p>
      <text:p text:style-name="Standard">home/dina/.mozilla/firefox/2r5aslpp.default-release/storage/permanent/chrome/idb/3870112724rsegmnoittet-es.files/295</text:p>
      <text:p text:style-name="Standard">home/dina/.mozilla/firefox/2r5aslpp.default-release/storage/permanent/chrome/idb/3870112724rsegmnoittet-es.files/662</text:p>
      <text:p text:style-name="Standard">home/dina/.mozilla/firefox/2r5aslpp.default-release/storage/permanent/chrome/idb/3870112724rsegmnoittet-es.files/160</text:p>
      <text:p text:style-name="Standard">home/dina/.mozilla/firefox/2r5aslpp.default-release/storage/permanent/chrome/idb/3870112724rsegmnoittet-es.files/1627</text:p>
      <text:p text:style-name="Standard">home/dina/.mozilla/firefox/2r5aslpp.default-release/storage/permanent/chrome/idb/3870112724rsegmnoittet-es.files/408</text:p>
      <text:p text:style-name="Standard">home/dina/.mozilla/firefox/2r5aslpp.default-release/storage/permanent/chrome/idb/3870112724rsegmnoittet-es.files/296</text:p>
      <text:p text:style-name="Standard">home/dina/.mozilla/firefox/2r5aslpp.default-release/storage/permanent/chrome/idb/3870112724rsegmnoittet-es.files/1402</text:p>
      <text:p text:style-name="Standard">home/dina/.mozilla/firefox/2r5aslpp.default-release/storage/permanent/chrome/idb/3870112724rsegmnoittet-es.files/880</text:p>
      <text:p text:style-name="Standard">home/dina/.mozilla/firefox/2r5aslpp.default-release/storage/permanent/chrome/idb/3870112724rsegmnoittet-es.files/811</text:p>
      <text:p text:style-name="Standard">home/dina/.mozilla/firefox/2r5aslpp.default-release/storage/permanent/chrome/idb/3870112724rsegmnoittet-es.files/1004</text:p>
      <text:p text:style-name="Standard">home/dina/.mozilla/firefox/2r5aslpp.default-release/storage/permanent/chrome/idb/3870112724rsegmnoittet-es.files/1711</text:p>
      <text:p text:style-name="Standard">home/dina/.mozilla/firefox/2r5aslpp.default-release/storage/permanent/chrome/idb/3870112724rsegmnoittet-es.files/1443</text:p>
      <text:p text:style-name="Standard">home/dina/.mozilla/firefox/2r5aslpp.default-release/storage/permanent/chrome/idb/3870112724rsegmnoittet-es.files/436</text:p>
      <text:p text:style-name="Standard">home/dina/.mozilla/firefox/2r5aslpp.default-release/storage/permanent/chrome/idb/3870112724rsegmnoittet-es.files/1573</text:p>
      <text:p text:style-name="Standard">home/dina/.mozilla/firefox/2r5aslpp.default-release/storage/permanent/chrome/idb/3870112724rsegmnoittet-es.files/280</text:p>
      <text:p text:style-name="Standard">home/dina/.mozilla/firefox/2r5aslpp.default-release/storage/permanent/chrome/idb/3870112724rsegmnoittet-es.files/504</text:p>
      <text:p text:style-name="Standard"><text:soft-page-break/>home/dina/.mozilla/firefox/2r5aslpp.default-release/storage/permanent/chrome/idb/3870112724rsegmnoittet-es.files/616</text:p>
      <text:p text:style-name="Standard">home/dina/.mozilla/firefox/2r5aslpp.default-release/storage/permanent/chrome/idb/3870112724rsegmnoittet-es.files/1606</text:p>
      <text:p text:style-name="Standard">home/dina/.mozilla/firefox/2r5aslpp.default-release/storage/permanent/chrome/idb/3870112724rsegmnoittet-es.files/1466</text:p>
      <text:p text:style-name="Standard">home/dina/.mozilla/firefox/2r5aslpp.default-release/storage/permanent/chrome/idb/3870112724rsegmnoittet-es.files/844</text:p>
      <text:p text:style-name="Standard">home/dina/.mozilla/firefox/2r5aslpp.default-release/storage/permanent/chrome/idb/3870112724rsegmnoittet-es.files/701</text:p>
      <text:p text:style-name="Standard">home/dina/.mozilla/firefox/2r5aslpp.default-release/storage/permanent/chrome/idb/3870112724rsegmnoittet-es.files/120</text:p>
      <text:p text:style-name="Standard">home/dina/.mozilla/firefox/2r5aslpp.default-release/storage/permanent/chrome/idb/3870112724rsegmnoittet-es.files/769</text:p>
      <text:p text:style-name="Standard">home/dina/.mozilla/firefox/2r5aslpp.default-release/storage/permanent/chrome/idb/3870112724rsegmnoittet-es.files/371</text:p>
      <text:p text:style-name="Standard">home/dina/.mozilla/firefox/2r5aslpp.default-release/storage/permanent/chrome/idb/3870112724rsegmnoittet-es.files/882</text:p>
      <text:p text:style-name="Standard">home/dina/.mozilla/firefox/2r5aslpp.default-release/storage/permanent/chrome/idb/3870112724rsegmnoittet-es.files/1697</text:p>
      <text:p text:style-name="Standard">home/dina/.mozilla/firefox/2r5aslpp.default-release/storage/permanent/chrome/idb/3870112724rsegmnoittet-es.files/800</text:p>
      <text:p text:style-name="Standard">home/dina/.mozilla/firefox/2r5aslpp.default-release/storage/permanent/chrome/idb/3870112724rsegmnoittet-es.files/870</text:p>
      <text:p text:style-name="Standard">home/dina/.mozilla/firefox/2r5aslpp.default-release/storage/permanent/chrome/idb/3870112724rsegmnoittet-es.files/1750</text:p>
      <text:p text:style-name="Standard">home/dina/.mozilla/firefox/2r5aslpp.default-release/storage/permanent/chrome/idb/3870112724rsegmnoittet-es.files/1217</text:p>
      <text:p text:style-name="Standard">home/dina/.mozilla/firefox/2r5aslpp.default-release/storage/permanent/chrome/idb/3870112724rsegmnoittet-es.files/1071</text:p>
      <text:p text:style-name="Standard">home/dina/.mozilla/firefox/2r5aslpp.default-release/storage/permanent/chrome/idb/3870112724rsegmnoittet-es.files/498</text:p>
      <text:p text:style-name="Standard">home/dina/.mozilla/firefox/2r5aslpp.default-release/storage/permanent/chrome/idb/3870112724rsegmnoittet-es.files/449</text:p>
      <text:p text:style-name="Standard">home/dina/.mozilla/firefox/2r5aslpp.default-release/storage/permanent/chrome/idb/3870112724rsegmnoittet-es.files/679</text:p>
      <text:p text:style-name="Standard">home/dina/.mozilla/firefox/2r5aslpp.default-release/storage/permanent/chrome/idb/3870112724rsegmnoittet-es.files/348</text:p>
      <text:p text:style-name="Standard">home/dina/.mozilla/firefox/2r5aslpp.default-release/storage/permanent/chrome/idb/3870112724rsegmnoittet-es.files/1273</text:p>
      <text:p text:style-name="Standard">home/dina/.mozilla/firefox/2r5aslpp.default-release/storage/permanent/chrome/idb/3870112724rsegmnoittet-es.files/729</text:p>
      <text:p text:style-name="Standard">home/dina/.mozilla/firefox/2r5aslpp.default-release/storage/permanent/chrome/idb/3870112724rsegmnoittet-es.files/1188</text:p>
      <text:p text:style-name="Standard">home/dina/.mozilla/firefox/2r5aslpp.default-release/storage/permanent/chrome/idb/3870112724rsegmnoittet-es.files/71</text:p>
      <text:p text:style-name="Standard">home/dina/.mozilla/firefox/2r5aslpp.default-release/storage/permanent/chrome/idb/3870112724rsegmnoittet-es.files/540</text:p>
      <text:p text:style-name="Standard"><text:soft-page-break/>home/dina/.mozilla/firefox/2r5aslpp.default-release/storage/permanent/chrome/idb/3870112724rsegmnoittet-es.files/1479</text:p>
      <text:p text:style-name="Standard">home/dina/.mozilla/firefox/2r5aslpp.default-release/storage/permanent/chrome/idb/3870112724rsegmnoittet-es.files/960</text:p>
      <text:p text:style-name="Standard">home/dina/.mozilla/firefox/2r5aslpp.default-release/storage/permanent/chrome/idb/3870112724rsegmnoittet-es.files/1101</text:p>
      <text:p text:style-name="Standard">home/dina/.mozilla/firefox/2r5aslpp.default-release/storage/permanent/chrome/idb/3870112724rsegmnoittet-es.files/1039</text:p>
      <text:p text:style-name="Standard">home/dina/.mozilla/firefox/2r5aslpp.default-release/storage/permanent/chrome/idb/3870112724rsegmnoittet-es.files/34</text:p>
      <text:p text:style-name="Standard">home/dina/.mozilla/firefox/2r5aslpp.default-release/storage/permanent/chrome/idb/3870112724rsegmnoittet-es.files/1131</text:p>
      <text:p text:style-name="Standard">home/dina/.mozilla/firefox/2r5aslpp.default-release/storage/permanent/chrome/idb/3870112724rsegmnoittet-es.files/1608</text:p>
      <text:p text:style-name="Standard">home/dina/.mozilla/firefox/2r5aslpp.default-release/storage/permanent/chrome/idb/3870112724rsegmnoittet-es.files/171</text:p>
      <text:p text:style-name="Standard">home/dina/.mozilla/firefox/2r5aslpp.default-release/storage/permanent/chrome/idb/3870112724rsegmnoittet-es.files/370</text:p>
      <text:p text:style-name="Standard">home/dina/.mozilla/firefox/2r5aslpp.default-release/storage/permanent/chrome/idb/3870112724rsegmnoittet-es.files/1670</text:p>
      <text:p text:style-name="Standard">home/dina/.mozilla/firefox/2r5aslpp.default-release/storage/permanent/chrome/idb/3870112724rsegmnoittet-es.files/626</text:p>
      <text:p text:style-name="Standard">home/dina/.mozilla/firefox/2r5aslpp.default-release/storage/permanent/chrome/idb/3870112724rsegmnoittet-es.files/1111</text:p>
      <text:p text:style-name="Standard">home/dina/.mozilla/firefox/2r5aslpp.default-release/storage/permanent/chrome/idb/3870112724rsegmnoittet-es.files/2</text:p>
      <text:p text:style-name="Standard">home/dina/.mozilla/firefox/2r5aslpp.default-release/storage/permanent/chrome/idb/3870112724rsegmnoittet-es.files/1116</text:p>
      <text:p text:style-name="Standard">home/dina/.mozilla/firefox/2r5aslpp.default-release/storage/permanent/chrome/idb/3870112724rsegmnoittet-es.files/1274</text:p>
      <text:p text:style-name="Standard">home/dina/.mozilla/firefox/2r5aslpp.default-release/storage/permanent/chrome/idb/3870112724rsegmnoittet-es.files/1112</text:p>
      <text:p text:style-name="Standard">home/dina/.mozilla/firefox/2r5aslpp.default-release/storage/permanent/chrome/idb/3870112724rsegmnoittet-es.files/105</text:p>
      <text:p text:style-name="Standard">home/dina/.mozilla/firefox/2r5aslpp.default-release/storage/permanent/chrome/idb/3870112724rsegmnoittet-es.files/768</text:p>
      <text:p text:style-name="Standard">home/dina/.mozilla/firefox/2r5aslpp.default-release/storage/permanent/chrome/idb/3870112724rsegmnoittet-es.files/1559</text:p>
      <text:p text:style-name="Standard">home/dina/.mozilla/firefox/2r5aslpp.default-release/storage/permanent/chrome/idb/3870112724rsegmnoittet-es.files/1094</text:p>
      <text:p text:style-name="Standard">home/dina/.mozilla/firefox/2r5aslpp.default-release/storage/permanent/chrome/idb/3870112724rsegmnoittet-es.files/508</text:p>
      <text:p text:style-name="Standard">home/dina/.mozilla/firefox/2r5aslpp.default-release/storage/permanent/chrome/idb/3870112724rsegmnoittet-es.files/167</text:p>
      <text:p text:style-name="Standard">home/dina/.mozilla/firefox/2r5aslpp.default-release/storage/permanent/chrome/idb/3870112724rsegmnoittet-es.files/180</text:p>
      <text:p text:style-name="Standard">home/dina/.mozilla/firefox/2r5aslpp.default-release/storage/permanent/chrome/idb/3870112724rsegmnoittet-es.files/1133</text:p>
      <text:p text:style-name="Standard"><text:soft-page-break/>home/dina/.mozilla/firefox/2r5aslpp.default-release/storage/permanent/chrome/idb/3870112724rsegmnoittet-es.files/1656</text:p>
      <text:p text:style-name="Standard">home/dina/.mozilla/firefox/2r5aslpp.default-release/storage/permanent/chrome/idb/3870112724rsegmnoittet-es.files/748</text:p>
      <text:p text:style-name="Standard">home/dina/.mozilla/firefox/2r5aslpp.default-release/storage/permanent/chrome/idb/3870112724rsegmnoittet-es.files/109</text:p>
      <text:p text:style-name="Standard">home/dina/.mozilla/firefox/2r5aslpp.default-release/storage/permanent/chrome/idb/3870112724rsegmnoittet-es.files/521</text:p>
      <text:p text:style-name="Standard">home/dina/.mozilla/firefox/2r5aslpp.default-release/storage/permanent/chrome/idb/3870112724rsegmnoittet-es.files/130</text:p>
      <text:p text:style-name="Standard">home/dina/.mozilla/firefox/2r5aslpp.default-release/storage/permanent/chrome/idb/3870112724rsegmnoittet-es.files/1091</text:p>
      <text:p text:style-name="Standard">home/dina/.mozilla/firefox/2r5aslpp.default-release/storage/permanent/chrome/idb/3870112724rsegmnoittet-es.files/848</text:p>
      <text:p text:style-name="Standard">home/dina/.mozilla/firefox/2r5aslpp.default-release/storage/permanent/chrome/idb/3870112724rsegmnoittet-es.files/1085</text:p>
      <text:p text:style-name="Standard">home/dina/.mozilla/firefox/2r5aslpp.default-release/storage/permanent/chrome/idb/3870112724rsegmnoittet-es.files/611</text:p>
      <text:p text:style-name="Standard">home/dina/.mozilla/firefox/2r5aslpp.default-release/storage/permanent/chrome/idb/3870112724rsegmnoittet-es.files/82</text:p>
      <text:p text:style-name="Standard">home/dina/.mozilla/firefox/2r5aslpp.default-release/storage/permanent/chrome/idb/3870112724rsegmnoittet-es.files/1268</text:p>
      <text:p text:style-name="Standard">home/dina/.mozilla/firefox/2r5aslpp.default-release/storage/permanent/chrome/idb/3870112724rsegmnoittet-es.files/268</text:p>
      <text:p text:style-name="Standard">home/dina/.mozilla/firefox/2r5aslpp.default-release/storage/permanent/chrome/idb/3870112724rsegmnoittet-es.files/655</text:p>
      <text:p text:style-name="Standard">home/dina/.mozilla/firefox/2r5aslpp.default-release/storage/permanent/chrome/idb/3870112724rsegmnoittet-es.files/837</text:p>
      <text:p text:style-name="Standard">home/dina/.mozilla/firefox/2r5aslpp.default-release/storage/permanent/chrome/idb/3870112724rsegmnoittet-es.files/440</text:p>
      <text:p text:style-name="Standard">home/dina/.mozilla/firefox/2r5aslpp.default-release/storage/permanent/chrome/idb/3870112724rsegmnoittet-es.files/133</text:p>
      <text:p text:style-name="Standard">home/dina/.mozilla/firefox/2r5aslpp.default-release/storage/permanent/chrome/idb/3870112724rsegmnoittet-es.files/891</text:p>
      <text:p text:style-name="Standard">home/dina/.mozilla/firefox/2r5aslpp.default-release/storage/permanent/chrome/idb/3870112724rsegmnoittet-es.files/639</text:p>
      <text:p text:style-name="Standard">home/dina/.mozilla/firefox/2r5aslpp.default-release/storage/permanent/chrome/idb/3870112724rsegmnoittet-es.files/88</text:p>
      <text:p text:style-name="Standard">home/dina/.mozilla/firefox/2r5aslpp.default-release/storage/permanent/chrome/idb/3870112724rsegmnoittet-es.files/1278</text:p>
      <text:p text:style-name="Standard">home/dina/.mozilla/firefox/2r5aslpp.default-release/storage/permanent/chrome/idb/3870112724rsegmnoittet-es.files/183</text:p>
      <text:p text:style-name="Standard">home/dina/.mozilla/firefox/2r5aslpp.default-release/storage/permanent/chrome/idb/3870112724rsegmnoittet-es.files/469</text:p>
      <text:p text:style-name="Standard">home/dina/.mozilla/firefox/2r5aslpp.default-release/storage/permanent/chrome/idb/3870112724rsegmnoittet-es.files/437</text:p>
      <text:p text:style-name="Standard">home/dina/.mozilla/firefox/2r5aslpp.default-release/storage/permanent/chrome/idb/3870112724rsegmnoittet-es.files/1562</text:p>
      <text:p text:style-name="Standard"><text:soft-page-break/>home/dina/.mozilla/firefox/2r5aslpp.default-release/storage/permanent/chrome/idb/3870112724rsegmnoittet-es.files/1483</text:p>
      <text:p text:style-name="Standard">home/dina/.mozilla/firefox/2r5aslpp.default-release/storage/permanent/chrome/idb/3870112724rsegmnoittet-es.files/81</text:p>
      <text:p text:style-name="Standard">home/dina/.mozilla/firefox/2r5aslpp.default-release/storage/permanent/chrome/idb/3870112724rsegmnoittet-es.files/1525</text:p>
      <text:p text:style-name="Standard">home/dina/.mozilla/firefox/2r5aslpp.default-release/storage/permanent/chrome/idb/3870112724rsegmnoittet-es.files/1762</text:p>
      <text:p text:style-name="Standard">home/dina/.mozilla/firefox/2r5aslpp.default-release/storage/permanent/chrome/idb/3870112724rsegmnoittet-es.files/984</text:p>
      <text:p text:style-name="Standard">home/dina/.mozilla/firefox/2r5aslpp.default-release/storage/permanent/chrome/idb/3870112724rsegmnoittet-es.files/1551</text:p>
      <text:p text:style-name="Standard">home/dina/.mozilla/firefox/2r5aslpp.default-release/storage/permanent/chrome/idb/3870112724rsegmnoittet-es.files/807</text:p>
      <text:p text:style-name="Standard">home/dina/.mozilla/firefox/2r5aslpp.default-release/storage/permanent/chrome/idb/3870112724rsegmnoittet-es.files/1312</text:p>
      <text:p text:style-name="Standard">home/dina/.mozilla/firefox/2r5aslpp.default-release/storage/permanent/chrome/idb/3870112724rsegmnoittet-es.files/1370</text:p>
      <text:p text:style-name="Standard">home/dina/.mozilla/firefox/2r5aslpp.default-release/storage/permanent/chrome/idb/3870112724rsegmnoittet-es.files/904</text:p>
      <text:p text:style-name="Standard">home/dina/.mozilla/firefox/2r5aslpp.default-release/storage/permanent/chrome/idb/3870112724rsegmnoittet-es.files/810</text:p>
      <text:p text:style-name="Standard">home/dina/.mozilla/firefox/2r5aslpp.default-release/storage/permanent/chrome/idb/3870112724rsegmnoittet-es.files/1462</text:p>
      <text:p text:style-name="Standard">home/dina/.mozilla/firefox/2r5aslpp.default-release/storage/permanent/chrome/idb/3870112724rsegmnoittet-es.files/966</text:p>
      <text:p text:style-name="Standard">home/dina/.mozilla/firefox/2r5aslpp.default-release/storage/permanent/chrome/idb/3870112724rsegmnoittet-es.files/1522</text:p>
      <text:p text:style-name="Standard">home/dina/.mozilla/firefox/2r5aslpp.default-release/storage/permanent/chrome/idb/3870112724rsegmnoittet-es.files/1336</text:p>
      <text:p text:style-name="Standard">home/dina/.mozilla/firefox/2r5aslpp.default-release/storage/permanent/chrome/idb/3870112724rsegmnoittet-es.files/144</text:p>
      <text:p text:style-name="Standard">home/dina/.mozilla/firefox/2r5aslpp.default-release/storage/permanent/chrome/idb/3870112724rsegmnoittet-es.files/1535</text:p>
      <text:p text:style-name="Standard">home/dina/.mozilla/firefox/2r5aslpp.default-release/storage/permanent/chrome/idb/3870112724rsegmnoittet-es.files/872</text:p>
      <text:p text:style-name="Standard">home/dina/.mozilla/firefox/2r5aslpp.default-release/storage/permanent/chrome/idb/3870112724rsegmnoittet-es.files/195</text:p>
      <text:p text:style-name="Standard">home/dina/.mozilla/firefox/2r5aslpp.default-release/storage/permanent/chrome/idb/3870112724rsegmnoittet-es.files/264</text:p>
      <text:p text:style-name="Standard">home/dina/.mozilla/firefox/2r5aslpp.default-release/storage/permanent/chrome/idb/3870112724rsegmnoittet-es.files/648</text:p>
      <text:p text:style-name="Standard">home/dina/.mozilla/firefox/2r5aslpp.default-release/storage/permanent/chrome/idb/3870112724rsegmnoittet-es.files/1121</text:p>
      <text:p text:style-name="Standard">home/dina/.mozilla/firefox/2r5aslpp.default-release/storage/permanent/chrome/idb/3870112724rsegmnoittet-es.files/1132</text:p>
      <text:p text:style-name="Standard">home/dina/.mozilla/firefox/2r5aslpp.default-release/storage/permanent/chrome/idb/3870112724rsegmnoittet-es.files/1471</text:p>
      <text:p text:style-name="Standard"><text:soft-page-break/>home/dina/.mozilla/firefox/2r5aslpp.default-release/storage/permanent/chrome/idb/3870112724rsegmnoittet-es.files/952</text:p>
      <text:p text:style-name="Standard">home/dina/.mozilla/firefox/2r5aslpp.default-release/storage/permanent/chrome/idb/3870112724rsegmnoittet-es.files/1640</text:p>
      <text:p text:style-name="Standard">home/dina/.mozilla/firefox/2r5aslpp.default-release/storage/permanent/chrome/idb/3870112724rsegmnoittet-es.files/1749</text:p>
      <text:p text:style-name="Standard">home/dina/.mozilla/firefox/2r5aslpp.default-release/storage/permanent/chrome/idb/3870112724rsegmnoittet-es.files/1125</text:p>
      <text:p text:style-name="Standard">home/dina/.mozilla/firefox/2r5aslpp.default-release/storage/permanent/chrome/idb/3870112724rsegmnoittet-es.files/1272</text:p>
      <text:p text:style-name="Standard">home/dina/.mozilla/firefox/2r5aslpp.default-release/storage/permanent/chrome/idb/3870112724rsegmnoittet-es.files/1206</text:p>
      <text:p text:style-name="Standard">home/dina/.mozilla/firefox/2r5aslpp.default-release/storage/permanent/chrome/idb/3870112724rsegmnoittet-es.files/313</text:p>
      <text:p text:style-name="Standard">home/dina/.mozilla/firefox/2r5aslpp.default-release/storage/permanent/chrome/idb/3870112724rsegmnoittet-es.files/1638</text:p>
      <text:p text:style-name="Standard">home/dina/.mozilla/firefox/2r5aslpp.default-release/storage/permanent/chrome/idb/3870112724rsegmnoittet-es.files/1145</text:p>
      <text:p text:style-name="Standard">home/dina/.mozilla/firefox/2r5aslpp.default-release/storage/permanent/chrome/idb/3870112724rsegmnoittet-es.files/944</text:p>
      <text:p text:style-name="Standard">home/dina/.mozilla/firefox/2r5aslpp.default-release/storage/permanent/chrome/idb/3870112724rsegmnoittet-es.files/1432</text:p>
      <text:p text:style-name="Standard">home/dina/.mozilla/firefox/2r5aslpp.default-release/storage/permanent/chrome/idb/3870112724rsegmnoittet-es.files/385</text:p>
      <text:p text:style-name="Standard">home/dina/.mozilla/firefox/2r5aslpp.default-release/storage/permanent/chrome/idb/3870112724rsegmnoittet-es.files/636</text:p>
      <text:p text:style-name="Standard">home/dina/.mozilla/firefox/2r5aslpp.default-release/storage/permanent/chrome/idb/3870112724rsegmnoittet-es.files/1478</text:p>
      <text:p text:style-name="Standard">home/dina/.mozilla/firefox/2r5aslpp.default-release/storage/permanent/chrome/idb/3870112724rsegmnoittet-es.files/699</text:p>
      <text:p text:style-name="Standard">home/dina/.mozilla/firefox/2r5aslpp.default-release/storage/permanent/chrome/idb/3870112724rsegmnoittet-es.files/1585</text:p>
      <text:p text:style-name="Standard">home/dina/.mozilla/firefox/2r5aslpp.default-release/storage/permanent/chrome/idb/3870112724rsegmnoittet-es.files/357</text:p>
      <text:p text:style-name="Standard">home/dina/.mozilla/firefox/2r5aslpp.default-release/storage/permanent/chrome/idb/3870112724rsegmnoittet-es.files/682</text:p>
      <text:p text:style-name="Standard">home/dina/.mozilla/firefox/2r5aslpp.default-release/storage/permanent/chrome/idb/3870112724rsegmnoittet-es.files/1395</text:p>
      <text:p text:style-name="Standard">home/dina/.mozilla/firefox/2r5aslpp.default-release/storage/permanent/chrome/idb/3870112724rsegmnoittet-es.files/567</text:p>
      <text:p text:style-name="Standard">home/dina/.mozilla/firefox/2r5aslpp.default-release/storage/permanent/chrome/idb/3870112724rsegmnoittet-es.files/1686</text:p>
      <text:p text:style-name="Standard">home/dina/.mozilla/firefox/2r5aslpp.default-release/storage/permanent/chrome/idb/3870112724rsegmnoittet-es.files/1544</text:p>
      <text:p text:style-name="Standard">home/dina/.mozilla/firefox/2r5aslpp.default-release/storage/permanent/chrome/idb/3870112724rsegmnoittet-es.files/20</text:p>
      <text:p text:style-name="Standard">home/dina/.mozilla/firefox/2r5aslpp.default-release/storage/permanent/chrome/idb/3870112724rsegmnoittet-es.files/224</text:p>
      <text:p text:style-name="Standard"><text:soft-page-break/>home/dina/.mozilla/firefox/2r5aslpp.default-release/storage/permanent/chrome/idb/3870112724rsegmnoittet-es.files/208</text:p>
      <text:p text:style-name="Standard">home/dina/.mozilla/firefox/2r5aslpp.default-release/storage/permanent/chrome/idb/3870112724rsegmnoittet-es.files/51</text:p>
      <text:p text:style-name="Standard">home/dina/.mozilla/firefox/2r5aslpp.default-release/storage/permanent/chrome/idb/3870112724rsegmnoittet-es.files/150</text:p>
      <text:p text:style-name="Standard">home/dina/.mozilla/firefox/2r5aslpp.default-release/storage/permanent/chrome/idb/3870112724rsegmnoittet-es.files/992</text:p>
      <text:p text:style-name="Standard">home/dina/.mozilla/firefox/2r5aslpp.default-release/storage/permanent/chrome/idb/3870112724rsegmnoittet-es.files/1248</text:p>
      <text:p text:style-name="Standard">home/dina/.mozilla/firefox/2r5aslpp.default-release/storage/permanent/chrome/idb/3870112724rsegmnoittet-es.files/394</text:p>
      <text:p text:style-name="Standard">home/dina/.mozilla/firefox/2r5aslpp.default-release/storage/permanent/chrome/idb/3870112724rsegmnoittet-es.files/538</text:p>
      <text:p text:style-name="Standard">home/dina/.mozilla/firefox/2r5aslpp.default-release/storage/permanent/chrome/idb/3870112724rsegmnoittet-es.files/854</text:p>
      <text:p text:style-name="Standard">home/dina/.mozilla/firefox/2r5aslpp.default-release/storage/permanent/chrome/idb/3870112724rsegmnoittet-es.files/1467</text:p>
      <text:p text:style-name="Standard">home/dina/.mozilla/firefox/2r5aslpp.default-release/storage/permanent/chrome/idb/3870112724rsegmnoittet-es.files/1322</text:p>
      <text:p text:style-name="Standard">home/dina/.mozilla/firefox/2r5aslpp.default-release/storage/permanent/chrome/idb/3870112724rsegmnoittet-es.files/604</text:p>
      <text:p text:style-name="Standard">home/dina/.mozilla/firefox/2r5aslpp.default-release/storage/permanent/chrome/idb/3870112724rsegmnoittet-es.files/510</text:p>
      <text:p text:style-name="Standard">home/dina/.mozilla/firefox/2r5aslpp.default-release/storage/permanent/chrome/idb/3870112724rsegmnoittet-es.files/702</text:p>
      <text:p text:style-name="Standard">home/dina/.mozilla/firefox/2r5aslpp.default-release/storage/permanent/chrome/idb/3870112724rsegmnoittet-es.files/1255</text:p>
      <text:p text:style-name="Standard">home/dina/.mozilla/firefox/2r5aslpp.default-release/storage/permanent/chrome/idb/3870112724rsegmnoittet-es.files/457</text:p>
      <text:p text:style-name="Standard">home/dina/.mozilla/firefox/2r5aslpp.default-release/storage/permanent/chrome/idb/3870112724rsegmnoittet-es.files/209</text:p>
      <text:p text:style-name="Standard">home/dina/.mozilla/firefox/2r5aslpp.default-release/storage/permanent/chrome/idb/3870112724rsegmnoittet-es.files/50</text:p>
      <text:p text:style-name="Standard">home/dina/.mozilla/firefox/2r5aslpp.default-release/storage/permanent/chrome/idb/3870112724rsegmnoittet-es.files/691</text:p>
      <text:p text:style-name="Standard">home/dina/.mozilla/firefox/2r5aslpp.default-release/storage/permanent/chrome/idb/3870112724rsegmnoittet-es.files/464</text:p>
      <text:p text:style-name="Standard">home/dina/.mozilla/firefox/2r5aslpp.default-release/storage/permanent/chrome/idb/3870112724rsegmnoittet-es.files/1060</text:p>
      <text:p text:style-name="Standard">home/dina/.mozilla/firefox/2r5aslpp.default-release/storage/permanent/chrome/idb/3870112724rsegmnoittet-es.files/241</text:p>
      <text:p text:style-name="Standard">home/dina/.mozilla/firefox/2r5aslpp.default-release/storage/permanent/chrome/idb/3870112724rsegmnoittet-es.files/405</text:p>
      <text:p text:style-name="Standard">home/dina/.mozilla/firefox/2r5aslpp.default-release/storage/permanent/chrome/idb/3870112724rsegmnoittet-es.files/697</text:p>
      <text:p text:style-name="Standard">home/dina/.mozilla/firefox/2r5aslpp.default-release/storage/permanent/chrome/idb/3870112724rsegmnoittet-es.files/1539</text:p>
      <text:p text:style-name="Standard"><text:soft-page-break/>home/dina/.mozilla/firefox/2r5aslpp.default-release/storage/permanent/chrome/idb/3870112724rsegmnoittet-es.files/1333</text:p>
      <text:p text:style-name="Standard">home/dina/.mozilla/firefox/2r5aslpp.default-release/storage/permanent/chrome/idb/3870112724rsegmnoittet-es.files/205</text:p>
      <text:p text:style-name="Standard">home/dina/.mozilla/firefox/2r5aslpp.default-release/storage/permanent/chrome/idb/3870112724rsegmnoittet-es.files/754</text:p>
      <text:p text:style-name="Standard">home/dina/.mozilla/firefox/2r5aslpp.default-release/storage/permanent/chrome/idb/3870112724rsegmnoittet-es.files/1570</text:p>
      <text:p text:style-name="Standard">home/dina/.mozilla/firefox/2r5aslpp.default-release/storage/permanent/chrome/idb/3870112724rsegmnoittet-es.files/1033</text:p>
      <text:p text:style-name="Standard">home/dina/.mozilla/firefox/2r5aslpp.default-release/storage/permanent/chrome/idb/3870112724rsegmnoittet-es.files/694</text:p>
      <text:p text:style-name="Standard">home/dina/.mozilla/firefox/2r5aslpp.default-release/storage/permanent/chrome/idb/3870112724rsegmnoittet-es.files/460</text:p>
      <text:p text:style-name="Standard">home/dina/.mozilla/firefox/2r5aslpp.default-release/storage/permanent/chrome/idb/3870112724rsegmnoittet-es.files/1218</text:p>
      <text:p text:style-name="Standard">home/dina/.mozilla/firefox/2r5aslpp.default-release/storage/permanent/chrome/idb/3870112724rsegmnoittet-es.files/1729</text:p>
      <text:p text:style-name="Standard">home/dina/.mozilla/firefox/2r5aslpp.default-release/storage/permanent/chrome/idb/3870112724rsegmnoittet-es.files/719</text:p>
      <text:p text:style-name="Standard">home/dina/.mozilla/firefox/2r5aslpp.default-release/storage/permanent/chrome/idb/3870112724rsegmnoittet-es.files/1605</text:p>
      <text:p text:style-name="Standard">home/dina/.mozilla/firefox/2r5aslpp.default-release/storage/permanent/chrome/idb/3870112724rsegmnoittet-es.files/1612</text:p>
      <text:p text:style-name="Standard">home/dina/.mozilla/firefox/2r5aslpp.default-release/storage/permanent/chrome/idb/3870112724rsegmnoittet-es.files/1303</text:p>
      <text:p text:style-name="Standard">home/dina/.mozilla/firefox/2r5aslpp.default-release/storage/permanent/chrome/idb/3870112724rsegmnoittet-es.files/915</text:p>
      <text:p text:style-name="Standard">home/dina/.mozilla/firefox/2r5aslpp.default-release/storage/permanent/chrome/idb/3870112724rsegmnoittet-es.files/1452</text:p>
      <text:p text:style-name="Standard">home/dina/.mozilla/firefox/2r5aslpp.default-release/storage/permanent/chrome/idb/3870112724rsegmnoittet-es.files/954</text:p>
      <text:p text:style-name="Standard">home/dina/.mozilla/firefox/2r5aslpp.default-release/storage/permanent/chrome/idb/3870112724rsegmnoittet-es.files/54</text:p>
      <text:p text:style-name="Standard">home/dina/.mozilla/firefox/2r5aslpp.default-release/storage/permanent/chrome/idb/3870112724rsegmnoittet-es.files/1508</text:p>
      <text:p text:style-name="Standard">home/dina/.mozilla/firefox/2r5aslpp.default-release/storage/permanent/chrome/idb/3870112724rsegmnoittet-es.files/257</text:p>
      <text:p text:style-name="Standard">home/dina/.mozilla/firefox/2r5aslpp.default-release/storage/permanent/chrome/idb/3870112724rsegmnoittet-es.files/774</text:p>
      <text:p text:style-name="Standard">home/dina/.mozilla/firefox/2r5aslpp.default-release/storage/permanent/chrome/idb/3870112724rsegmnoittet-es.files/275</text:p>
      <text:p text:style-name="Standard">home/dina/.mozilla/firefox/2r5aslpp.default-release/storage/permanent/chrome/idb/3870112724rsegmnoittet-es.files/122</text:p>
      <text:p text:style-name="Standard">home/dina/.mozilla/firefox/2r5aslpp.default-release/storage/permanent/chrome/idb/3870112724rsegmnoittet-es.files/203</text:p>
      <text:p text:style-name="Standard">home/dina/.mozilla/firefox/2r5aslpp.default-release/storage/permanent/chrome/idb/3870112724rsegmnoittet-es.files/482</text:p>
      <text:p text:style-name="Standard"><text:soft-page-break/>home/dina/.mozilla/firefox/2r5aslpp.default-release/storage/permanent/chrome/idb/3870112724rsegmnoittet-es.files/406</text:p>
      <text:p text:style-name="Standard">home/dina/.mozilla/firefox/2r5aslpp.default-release/storage/permanent/chrome/idb/3870112724rsegmnoittet-es.files/1538</text:p>
      <text:p text:style-name="Standard">home/dina/.mozilla/firefox/2r5aslpp.default-release/storage/permanent/chrome/idb/3870112724rsegmnoittet-es.files/1080</text:p>
      <text:p text:style-name="Standard">home/dina/.mozilla/firefox/2r5aslpp.default-release/storage/permanent/chrome/idb/3870112724rsegmnoittet-es.files/488</text:p>
      <text:p text:style-name="Standard">home/dina/.mozilla/firefox/2r5aslpp.default-release/storage/permanent/chrome/idb/3870112724rsegmnoittet-es.files/1156</text:p>
      <text:p text:style-name="Standard">home/dina/.mozilla/firefox/2r5aslpp.default-release/storage/permanent/chrome/idb/3870112724rsegmnoittet-es.files/1076</text:p>
      <text:p text:style-name="Standard">home/dina/.mozilla/firefox/2r5aslpp.default-release/storage/permanent/chrome/idb/3870112724rsegmnoittet-es.files/928</text:p>
      <text:p text:style-name="Standard">home/dina/.mozilla/firefox/2r5aslpp.default-release/storage/permanent/chrome/idb/3870112724rsegmnoittet-es.files/832</text:p>
      <text:p text:style-name="Standard">home/dina/.mozilla/firefox/2r5aslpp.default-release/storage/permanent/chrome/idb/3870112724rsegmnoittet-es.files/591</text:p>
      <text:p text:style-name="Standard">home/dina/.mozilla/firefox/2r5aslpp.default-release/storage/permanent/chrome/idb/3870112724rsegmnoittet-es.files/757</text:p>
      <text:p text:style-name="Standard">home/dina/.mozilla/firefox/2r5aslpp.default-release/storage/permanent/chrome/idb/3870112724rsegmnoittet-es.files/1063</text:p>
      <text:p text:style-name="Standard">home/dina/.mozilla/firefox/2r5aslpp.default-release/storage/permanent/chrome/idb/3870112724rsegmnoittet-es.files/89</text:p>
      <text:p text:style-name="Standard">home/dina/.mozilla/firefox/2r5aslpp.default-release/storage/permanent/chrome/idb/3870112724rsegmnoittet-es.files/1543</text:p>
      <text:p text:style-name="Standard">home/dina/.mozilla/firefox/2r5aslpp.default-release/storage/permanent/chrome/idb/3870112724rsegmnoittet-es.files/217</text:p>
      <text:p text:style-name="Standard">home/dina/.mozilla/firefox/2r5aslpp.default-release/storage/permanent/chrome/idb/3870112724rsegmnoittet-es.files/1456</text:p>
      <text:p text:style-name="Standard">home/dina/.mozilla/firefox/2r5aslpp.default-release/storage/permanent/chrome/idb/3870112724rsegmnoittet-es.files/513</text:p>
      <text:p text:style-name="Standard">home/dina/.mozilla/firefox/2r5aslpp.default-release/storage/permanent/chrome/idb/3870112724rsegmnoittet-es.files/751</text:p>
      <text:p text:style-name="Standard">home/dina/.mozilla/firefox/2r5aslpp.default-release/storage/permanent/chrome/idb/3870112724rsegmnoittet-es.files/67</text:p>
      <text:p text:style-name="Standard">home/dina/.mozilla/firefox/2r5aslpp.default-release/storage/permanent/chrome/idb/3870112724rsegmnoittet-es.files/1498</text:p>
      <text:p text:style-name="Standard">home/dina/.mozilla/firefox/2r5aslpp.default-release/storage/permanent/chrome/idb/3870112724rsegmnoittet-es.files/1705</text:p>
      <text:p text:style-name="Standard">home/dina/.mozilla/firefox/2r5aslpp.default-release/storage/permanent/chrome/idb/3870112724rsegmnoittet-es.files/1645</text:p>
      <text:p text:style-name="Standard">home/dina/.mozilla/firefox/2r5aslpp.default-release/storage/permanent/chrome/idb/3870112724rsegmnoittet-es.files/1359</text:p>
      <text:p text:style-name="Standard">home/dina/.mozilla/firefox/2r5aslpp.default-release/storage/permanent/chrome/idb/3870112724rsegmnoittet-es.files/1643</text:p>
      <text:p text:style-name="Standard">home/dina/.mozilla/firefox/2r5aslpp.default-release/storage/permanent/chrome/idb/3870112724rsegmnoittet-es.files/304</text:p>
      <text:p text:style-name="Standard"><text:soft-page-break/>home/dina/.mozilla/firefox/2r5aslpp.default-release/storage/permanent/chrome/idb/3870112724rsegmnoittet-es.files/1195</text:p>
      <text:p text:style-name="Standard">home/dina/.mozilla/firefox/2r5aslpp.default-release/storage/permanent/chrome/idb/3870112724rsegmnoittet-es.files/40</text:p>
      <text:p text:style-name="Standard">home/dina/.mozilla/firefox/2r5aslpp.default-release/storage/permanent/chrome/idb/3870112724rsegmnoittet-es.files/1703</text:p>
      <text:p text:style-name="Standard">home/dina/.mozilla/firefox/2r5aslpp.default-release/storage/permanent/chrome/idb/3870112724rsegmnoittet-es.files/22</text:p>
      <text:p text:style-name="Standard">home/dina/.mozilla/firefox/2r5aslpp.default-release/storage/permanent/chrome/idb/3870112724rsegmnoittet-es.files/383</text:p>
      <text:p text:style-name="Standard">home/dina/.mozilla/firefox/2r5aslpp.default-release/storage/permanent/chrome/idb/3870112724rsegmnoittet-es.files/571</text:p>
      <text:p text:style-name="Standard">home/dina/.mozilla/firefox/2r5aslpp.default-release/storage/permanent/chrome/idb/3870112724rsegmnoittet-es.files/1177</text:p>
      <text:p text:style-name="Standard">home/dina/.mozilla/firefox/2r5aslpp.default-release/storage/permanent/chrome/idb/3870112724rsegmnoittet-es.files/244</text:p>
      <text:p text:style-name="Standard">home/dina/.mozilla/firefox/2r5aslpp.default-release/storage/permanent/chrome/idb/3870112724rsegmnoittet-es.files/802</text:p>
      <text:p text:style-name="Standard">home/dina/.mozilla/firefox/2r5aslpp.default-release/storage/permanent/chrome/idb/3870112724rsegmnoittet-es.files/1477</text:p>
      <text:p text:style-name="Standard">home/dina/.mozilla/firefox/2r5aslpp.default-release/storage/permanent/chrome/idb/3870112724rsegmnoittet-es.files/1158</text:p>
      <text:p text:style-name="Standard">home/dina/.mozilla/firefox/2r5aslpp.default-release/storage/permanent/chrome/idb/3870112724rsegmnoittet-es.files/570</text:p>
      <text:p text:style-name="Standard">home/dina/.mozilla/firefox/2r5aslpp.default-release/storage/permanent/chrome/idb/3870112724rsegmnoittet-es.files/990</text:p>
      <text:p text:style-name="Standard">home/dina/.mozilla/firefox/2r5aslpp.default-release/storage/permanent/chrome/idb/3870112724rsegmnoittet-es.files/851</text:p>
      <text:p text:style-name="Standard">home/dina/.mozilla/firefox/2r5aslpp.default-release/storage/permanent/chrome/idb/3870112724rsegmnoittet-es.files/942</text:p>
      <text:p text:style-name="Standard">home/dina/.mozilla/firefox/2r5aslpp.default-release/storage/permanent/chrome/idb/3870112724rsegmnoittet-es.files/263</text:p>
      <text:p text:style-name="Standard">home/dina/.mozilla/firefox/2r5aslpp.default-release/storage/permanent/chrome/idb/3870112724rsegmnoittet-es.files/1335</text:p>
      <text:p text:style-name="Standard">home/dina/.mozilla/firefox/2r5aslpp.default-release/storage/permanent/chrome/idb/3870112724rsegmnoittet-es.files/1451</text:p>
      <text:p text:style-name="Standard">home/dina/.mozilla/firefox/2r5aslpp.default-release/storage/permanent/chrome/idb/3870112724rsegmnoittet-es.files/1527</text:p>
      <text:p text:style-name="Standard">home/dina/.mozilla/firefox/2r5aslpp.default-release/storage/permanent/chrome/idb/3870112724rsegmnoittet-es.files/283</text:p>
      <text:p text:style-name="Standard">home/dina/.mozilla/firefox/2r5aslpp.default-release/storage/permanent/chrome/idb/3870112724rsegmnoittet-es.files/781</text:p>
      <text:p text:style-name="Standard">home/dina/.mozilla/firefox/2r5aslpp.default-release/storage/permanent/chrome/idb/3870112724rsegmnoittet-es.files/566</text:p>
      <text:p text:style-name="Standard">home/dina/.mozilla/firefox/2r5aslpp.default-release/storage/permanent/chrome/idb/3870112724rsegmnoittet-es.files/792</text:p>
      <text:p text:style-name="Standard">home/dina/.mozilla/firefox/2r5aslpp.default-release/storage/permanent/chrome/idb/3870112724rsegmnoittet-es.files/1130</text:p>
      <text:p text:style-name="Standard"><text:soft-page-break/>home/dina/.mozilla/firefox/2r5aslpp.default-release/storage/permanent/chrome/idb/3870112724rsegmnoittet-es.files/279</text:p>
      <text:p text:style-name="Standard">home/dina/.mozilla/firefox/2r5aslpp.default-release/storage/permanent/chrome/idb/3870112724rsegmnoittet-es.files/1601</text:p>
      <text:p text:style-name="Standard">home/dina/.mozilla/firefox/2r5aslpp.default-release/storage/permanent/chrome/idb/3870112724rsegmnoittet-es.files/1617</text:p>
      <text:p text:style-name="Standard">home/dina/.mozilla/firefox/2r5aslpp.default-release/storage/permanent/chrome/idb/3870112724rsegmnoittet-es.files/575</text:p>
      <text:p text:style-name="Standard">home/dina/.mozilla/firefox/2r5aslpp.default-release/storage/permanent/chrome/idb/3870112724rsegmnoittet-es.files/819</text:p>
      <text:p text:style-name="Standard">home/dina/.mozilla/firefox/2r5aslpp.default-release/storage/permanent/chrome/idb/3870112724rsegmnoittet-es.files/887</text:p>
      <text:p text:style-name="Standard">home/dina/.mozilla/firefox/2r5aslpp.default-release/storage/permanent/chrome/idb/3870112724rsegmnoittet-es.files/1171</text:p>
      <text:p text:style-name="Standard">home/dina/.mozilla/firefox/2r5aslpp.default-release/storage/permanent/chrome/idb/3870112724rsegmnoittet-es.files/926</text:p>
      <text:p text:style-name="Standard">home/dina/.mozilla/firefox/2r5aslpp.default-release/storage/permanent/chrome/idb/3870112724rsegmnoittet-es.files/1418</text:p>
      <text:p text:style-name="Standard">home/dina/.mozilla/firefox/2r5aslpp.default-release/storage/permanent/chrome/idb/3870112724rsegmnoittet-es.files/637</text:p>
      <text:p text:style-name="Standard">home/dina/.mozilla/firefox/2r5aslpp.default-release/storage/permanent/chrome/idb/3870112724rsegmnoittet-es.files/312</text:p>
      <text:p text:style-name="Standard">home/dina/.mozilla/firefox/2r5aslpp.default-release/storage/permanent/chrome/idb/3870112724rsegmnoittet-es.files/454</text:p>
      <text:p text:style-name="Standard">home/dina/.mozilla/firefox/2r5aslpp.default-release/storage/permanent/chrome/idb/3870112724rsegmnoittet-es.files/1745</text:p>
      <text:p text:style-name="Standard">home/dina/.mozilla/firefox/2r5aslpp.default-release/storage/permanent/chrome/idb/3870112724rsegmnoittet-es.files/373</text:p>
      <text:p text:style-name="Standard">home/dina/.mozilla/firefox/2r5aslpp.default-release/storage/permanent/chrome/idb/3870112724rsegmnoittet-es.files/1012</text:p>
      <text:p text:style-name="Standard">home/dina/.mozilla/firefox/2r5aslpp.default-release/storage/permanent/chrome/idb/3870112724rsegmnoittet-es.files/1209</text:p>
      <text:p text:style-name="Standard">home/dina/.mozilla/firefox/2r5aslpp.default-release/storage/permanent/chrome/idb/3870112724rsegmnoittet-es.files/318</text:p>
      <text:p text:style-name="Standard">home/dina/.mozilla/firefox/2r5aslpp.default-release/storage/permanent/chrome/idb/3870112724rsegmnoittet-es.files/1718</text:p>
      <text:p text:style-name="Standard">home/dina/.mozilla/firefox/2r5aslpp.default-release/storage/permanent/chrome/idb/3870112724rsegmnoittet-es.files/69</text:p>
      <text:p text:style-name="Standard">home/dina/.mozilla/firefox/2r5aslpp.default-release/storage/permanent/chrome/idb/3870112724rsegmnoittet-es.files/1526</text:p>
      <text:p text:style-name="Standard">home/dina/.mozilla/firefox/2r5aslpp.default-release/storage/permanent/chrome/idb/3870112724rsegmnoittet-es.files/1681</text:p>
      <text:p text:style-name="Standard">home/dina/.mozilla/firefox/2r5aslpp.default-release/storage/permanent/chrome/idb/3870112724rsegmnoittet-es.files/1468</text:p>
      <text:p text:style-name="Standard">home/dina/.mozilla/firefox/2r5aslpp.default-release/storage/permanent/chrome/idb/3870112724rsegmnoittet-es.files/419</text:p>
      <text:p text:style-name="Standard">home/dina/.mozilla/firefox/2r5aslpp.default-release/storage/permanent/chrome/idb/3870112724rsegmnoittet-es.files/1678</text:p>
      <text:p text:style-name="Standard"><text:soft-page-break/>home/dina/.mozilla/firefox/2r5aslpp.default-release/storage/permanent/chrome/idb/3870112724rsegmnoittet-es.files/25</text:p>
      <text:p text:style-name="Standard">home/dina/.mozilla/firefox/2r5aslpp.default-release/storage/permanent/chrome/idb/3870112724rsegmnoittet-es.files/565</text:p>
      <text:p text:style-name="Standard">home/dina/.mozilla/firefox/2r5aslpp.default-release/storage/permanent/chrome/idb/3870112724rsegmnoittet-es.files/674</text:p>
      <text:p text:style-name="Standard">home/dina/.mozilla/firefox/2r5aslpp.default-release/storage/permanent/chrome/idb/3870112724rsegmnoittet-es.files/1204</text:p>
      <text:p text:style-name="Standard">home/dina/.mozilla/firefox/2r5aslpp.default-release/storage/permanent/chrome/idb/3870112724rsegmnoittet-es.files/993</text:p>
      <text:p text:style-name="Standard">home/dina/.mozilla/firefox/2r5aslpp.default-release/storage/permanent/chrome/idb/3870112724rsegmnoittet-es.files/1505</text:p>
      <text:p text:style-name="Standard">home/dina/.mozilla/firefox/2r5aslpp.default-release/storage/permanent/chrome/idb/3870112724rsegmnoittet-es.files/1017</text:p>
      <text:p text:style-name="Standard">home/dina/.mozilla/firefox/2r5aslpp.default-release/storage/permanent/chrome/idb/3870112724rsegmnoittet-es.files/1415</text:p>
      <text:p text:style-name="Standard">home/dina/.mozilla/firefox/2r5aslpp.default-release/storage/permanent/chrome/idb/3870112724rsegmnoittet-es.files/941</text:p>
      <text:p text:style-name="Standard">home/dina/.mozilla/firefox/2r5aslpp.default-release/storage/permanent/chrome/idb/3870112724rsegmnoittet-es.files/598</text:p>
      <text:p text:style-name="Standard">home/dina/.mozilla/firefox/2r5aslpp.default-release/storage/permanent/chrome/idb/3870112724rsegmnoittet-es.files/1623</text:p>
      <text:p text:style-name="Standard">home/dina/.mozilla/firefox/2r5aslpp.default-release/storage/permanent/chrome/idb/3870112724rsegmnoittet-es.files/535</text:p>
      <text:p text:style-name="Standard">home/dina/.mozilla/firefox/2r5aslpp.default-release/storage/permanent/chrome/idb/3870112724rsegmnoittet-es.files/35</text:p>
      <text:p text:style-name="Standard">home/dina/.mozilla/firefox/2r5aslpp.default-release/storage/permanent/chrome/idb/3870112724rsegmnoittet-es.files/672</text:p>
      <text:p text:style-name="Standard">home/dina/.mozilla/firefox/2r5aslpp.default-release/storage/permanent/chrome/idb/3870112724rsegmnoittet-es.files/142</text:p>
      <text:p text:style-name="Standard">home/dina/.mozilla/firefox/2r5aslpp.default-release/storage/permanent/chrome/idb/3870112724rsegmnoittet-es.files/462</text:p>
      <text:p text:style-name="Standard">home/dina/.mozilla/firefox/2r5aslpp.default-release/storage/permanent/chrome/idb/3870112724rsegmnoittet-es.files/1340</text:p>
      <text:p text:style-name="Standard">home/dina/.mozilla/firefox/2r5aslpp.default-release/storage/permanent/chrome/idb/3870112724rsegmnoittet-es.files/1064</text:p>
      <text:p text:style-name="Standard">home/dina/.mozilla/firefox/2r5aslpp.default-release/storage/permanent/chrome/idb/3870112724rsegmnoittet-es.files/70</text:p>
      <text:p text:style-name="Standard">home/dina/.mozilla/firefox/2r5aslpp.default-release/storage/permanent/chrome/idb/3870112724rsegmnoittet-es.files/243</text:p>
      <text:p text:style-name="Standard">home/dina/.mozilla/firefox/2r5aslpp.default-release/storage/permanent/chrome/idb/3870112724rsegmnoittet-es.files/1720</text:p>
      <text:p text:style-name="Standard">home/dina/.mozilla/firefox/2r5aslpp.default-release/storage/permanent/chrome/idb/3870112724rsegmnoittet-es.files/129</text:p>
      <text:p text:style-name="Standard">home/dina/.mozilla/firefox/2r5aslpp.default-release/storage/permanent/chrome/idb/3870112724rsegmnoittet-es.files/259</text:p>
      <text:p text:style-name="Standard">home/dina/.mozilla/firefox/2r5aslpp.default-release/storage/permanent/chrome/idb/3870112724rsegmnoittet-es.files/135</text:p>
      <text:p text:style-name="Standard"><text:soft-page-break/>home/dina/.mozilla/firefox/2r5aslpp.default-release/storage/permanent/chrome/idb/3870112724rsegmnoittet-es.files/147</text:p>
      <text:p text:style-name="Standard">home/dina/.mozilla/firefox/2r5aslpp.default-release/storage/permanent/chrome/idb/3870112724rsegmnoittet-es.files/1706</text:p>
      <text:p text:style-name="Standard">home/dina/.mozilla/firefox/2r5aslpp.default-release/storage/permanent/chrome/idb/3870112724rsegmnoittet-es.files/549</text:p>
      <text:p text:style-name="Standard">home/dina/.mozilla/firefox/2r5aslpp.default-release/storage/permanent/chrome/idb/3870112724rsegmnoittet-es.files/5</text:p>
      <text:p text:style-name="Standard">home/dina/.mozilla/firefox/2r5aslpp.default-release/storage/permanent/chrome/idb/3870112724rsegmnoittet-es.files/968</text:p>
      <text:p text:style-name="Standard">home/dina/.mozilla/firefox/2r5aslpp.default-release/storage/permanent/chrome/idb/3870112724rsegmnoittet-es.files/790</text:p>
      <text:p text:style-name="Standard">home/dina/.mozilla/firefox/2r5aslpp.default-release/storage/permanent/chrome/idb/3870112724rsegmnoittet-es.files/1450</text:p>
      <text:p text:style-name="Standard">home/dina/.mozilla/firefox/2r5aslpp.default-release/storage/permanent/chrome/idb/3870112724rsegmnoittet-es.files/791</text:p>
      <text:p text:style-name="Standard">home/dina/.mozilla/firefox/2r5aslpp.default-release/storage/permanent/chrome/idb/3870112724rsegmnoittet-es.files/262</text:p>
      <text:p text:style-name="Standard">home/dina/.mozilla/firefox/2r5aslpp.default-release/storage/permanent/chrome/idb/3870112724rsegmnoittet-es.files/1352</text:p>
      <text:p text:style-name="Standard">home/dina/.mozilla/firefox/2r5aslpp.default-release/storage/permanent/chrome/idb/3870112724rsegmnoittet-es.files/1122</text:p>
      <text:p text:style-name="Standard">home/dina/.mozilla/firefox/2r5aslpp.default-release/storage/permanent/chrome/idb/3870112724rsegmnoittet-es.files/557</text:p>
      <text:p text:style-name="Standard">home/dina/.mozilla/firefox/2r5aslpp.default-release/storage/permanent/chrome/idb/3870112724rsegmnoittet-es.files/252</text:p>
      <text:p text:style-name="Standard">home/dina/.mozilla/firefox/2r5aslpp.default-release/storage/permanent/chrome/idb/3870112724rsegmnoittet-es.files/1578</text:p>
      <text:p text:style-name="Standard">home/dina/.mozilla/firefox/2r5aslpp.default-release/storage/permanent/chrome/idb/3870112724rsegmnoittet-es.files/426</text:p>
      <text:p text:style-name="Standard">home/dina/.mozilla/firefox/2r5aslpp.default-release/storage/permanent/chrome/idb/3870112724rsegmnoittet-es.files/1435</text:p>
      <text:p text:style-name="Standard">home/dina/.mozilla/firefox/2r5aslpp.default-release/storage/permanent/chrome/idb/3870112724rsegmnoittet-es.files/1426</text:p>
      <text:p text:style-name="Standard">home/dina/.mozilla/firefox/2r5aslpp.default-release/storage/permanent/chrome/idb/3870112724rsegmnoittet-es.files/1634</text:p>
      <text:p text:style-name="Standard">home/dina/.mozilla/firefox/2r5aslpp.default-release/storage/permanent/chrome/idb/3870112724rsegmnoittet-es.files/47</text:p>
      <text:p text:style-name="Standard">home/dina/.mozilla/firefox/2r5aslpp.default-release/storage/permanent/chrome/idb/3870112724rsegmnoittet-es.files/1448</text:p>
      <text:p text:style-name="Standard">home/dina/.mozilla/firefox/2r5aslpp.default-release/storage/permanent/chrome/idb/3870112724rsegmnoittet-es.files/289</text:p>
      <text:p text:style-name="Standard">home/dina/.mozilla/firefox/2r5aslpp.default-release/storage/permanent/chrome/idb/3870112724rsegmnoittet-es.files/982</text:p>
      <text:p text:style-name="Standard">home/dina/.mozilla/firefox/2r5aslpp.default-release/storage/permanent/chrome/idb/3870112724rsegmnoittet-es.files/1653</text:p>
      <text:p text:style-name="Standard">home/dina/.mozilla/firefox/2r5aslpp.default-release/storage/permanent/chrome/idb/3870112724rsegmnoittet-es.files/526</text:p>
      <text:p text:style-name="Standard"><text:soft-page-break/>home/dina/.mozilla/firefox/2r5aslpp.default-release/storage/permanent/chrome/idb/3870112724rsegmnoittet-es.files/971</text:p>
      <text:p text:style-name="Standard">home/dina/.mozilla/firefox/2r5aslpp.default-release/storage/permanent/chrome/idb/3870112724rsegmnoittet-es.files/1242</text:p>
      <text:p text:style-name="Standard">home/dina/.mozilla/firefox/2r5aslpp.default-release/storage/permanent/chrome/idb/3870112724rsegmnoittet-es.files/1368</text:p>
      <text:p text:style-name="Standard">home/dina/.mozilla/firefox/2r5aslpp.default-release/storage/permanent/chrome/idb/3870112724rsegmnoittet-es.files/110</text:p>
      <text:p text:style-name="Standard">home/dina/.mozilla/firefox/2r5aslpp.default-release/storage/permanent/chrome/idb/3870112724rsegmnoittet-es.files/528</text:p>
      <text:p text:style-name="Standard">home/dina/.mozilla/firefox/2r5aslpp.default-release/storage/permanent/chrome/idb/3870112724rsegmnoittet-es.files/1034</text:p>
      <text:p text:style-name="Standard">home/dina/.mozilla/firefox/2r5aslpp.default-release/storage/permanent/chrome/idb/3870112724rsegmnoittet-es.files/468</text:p>
      <text:p text:style-name="Standard">home/dina/.mozilla/firefox/2r5aslpp.default-release/storage/permanent/chrome/idb/3870112724rsegmnoittet-es.files/1233</text:p>
      <text:p text:style-name="Standard">home/dina/.mozilla/firefox/2r5aslpp.default-release/storage/permanent/chrome/idb/3870112724rsegmnoittet-es.files/687</text:p>
      <text:p text:style-name="Standard">home/dina/.mozilla/firefox/2r5aslpp.default-release/storage/permanent/chrome/idb/3870112724rsegmnoittet-es.files/1575</text:p>
      <text:p text:style-name="Standard">home/dina/.mozilla/firefox/2r5aslpp.default-release/storage/permanent/chrome/idb/3870112724rsegmnoittet-es.files/1247</text:p>
      <text:p text:style-name="Standard">home/dina/.mozilla/firefox/2r5aslpp.default-release/storage/permanent/chrome/idb/3870112724rsegmnoittet-es.files/45</text:p>
      <text:p text:style-name="Standard">home/dina/.mozilla/firefox/2r5aslpp.default-release/storage/permanent/chrome/idb/3870112724rsegmnoittet-es.files/172</text:p>
      <text:p text:style-name="Standard">home/dina/.mozilla/firefox/2r5aslpp.default-release/storage/permanent/chrome/idb/3870112724rsegmnoittet-es.files/903</text:p>
      <text:p text:style-name="Standard">home/dina/.mozilla/firefox/2r5aslpp.default-release/storage/permanent/chrome/idb/3870112724rsegmnoittet-es.files/446</text:p>
      <text:p text:style-name="Standard">home/dina/.mozilla/firefox/2r5aslpp.default-release/storage/permanent/chrome/idb/3870112724rsegmnoittet-es.files/1293</text:p>
      <text:p text:style-name="Standard">home/dina/.mozilla/firefox/2r5aslpp.default-release/storage/permanent/chrome/idb/3870112724rsegmnoittet-es.files/907</text:p>
      <text:p text:style-name="Standard">home/dina/.mozilla/firefox/2r5aslpp.default-release/storage/permanent/chrome/idb/3870112724rsegmnoittet-es.files/19</text:p>
      <text:p text:style-name="Standard">home/dina/.mozilla/firefox/2r5aslpp.default-release/storage/permanent/chrome/idb/3870112724rsegmnoittet-es.files/1075</text:p>
      <text:p text:style-name="Standard">home/dina/.mozilla/firefox/2r5aslpp.default-release/storage/permanent/chrome/idb/3870112724rsegmnoittet-es.files/1492</text:p>
      <text:p text:style-name="Standard">home/dina/.mozilla/firefox/2r5aslpp.default-release/storage/permanent/chrome/idb/3870112724rsegmnoittet-es.files/1481</text:p>
      <text:p text:style-name="Standard">home/dina/.mozilla/firefox/2r5aslpp.default-release/storage/permanent/chrome/idb/3870112724rsegmnoittet-es.files/1735</text:p>
      <text:p text:style-name="Standard">home/dina/.mozilla/firefox/2r5aslpp.default-release/storage/permanent/chrome/idb/3870112724rsegmnoittet-es.files/1326</text:p>
      <text:p text:style-name="Standard">home/dina/.mozilla/firefox/2r5aslpp.default-release/storage/permanent/chrome/idb/3870112724rsegmnoittet-es.files/91</text:p>
      <text:p text:style-name="Standard"><text:soft-page-break/>home/dina/.mozilla/firefox/2r5aslpp.default-release/storage/permanent/chrome/idb/3870112724rsegmnoittet-es.files/121</text:p>
      <text:p text:style-name="Standard">home/dina/.mozilla/firefox/2r5aslpp.default-release/storage/permanent/chrome/idb/3870112724rsegmnoittet-es.files/787</text:p>
      <text:p text:style-name="Standard">home/dina/.mozilla/firefox/2r5aslpp.default-release/storage/permanent/chrome/idb/3870112724rsegmnoittet-es.files/630</text:p>
      <text:p text:style-name="Standard">home/dina/.mozilla/firefox/2r5aslpp.default-release/storage/permanent/chrome/idb/3870112724rsegmnoittet-es.files/1716</text:p>
      <text:p text:style-name="Standard">home/dina/.mozilla/firefox/2r5aslpp.default-release/storage/permanent/chrome/idb/3870112724rsegmnoittet-es.files/1389</text:p>
      <text:p text:style-name="Standard">home/dina/.mozilla/firefox/2r5aslpp.default-release/storage/permanent/chrome/idb/3870112724rsegmnoittet-es.files/338</text:p>
      <text:p text:style-name="Standard">home/dina/.mozilla/firefox/2r5aslpp.default-release/storage/permanent/chrome/idb/3870112724rsegmnoittet-es.files/735</text:p>
      <text:p text:style-name="Standard">home/dina/.mozilla/firefox/2r5aslpp.default-release/storage/permanent/chrome/idb/3870112724rsegmnoittet-es.files/1270</text:p>
      <text:p text:style-name="Standard">home/dina/.mozilla/firefox/2r5aslpp.default-release/storage/permanent/chrome/idb/3870112724rsegmnoittet-es.files/1266</text:p>
      <text:p text:style-name="Standard">home/dina/.mozilla/firefox/2r5aslpp.default-release/storage/permanent/chrome/idb/3870112724rsegmnoittet-es.files/525</text:p>
      <text:p text:style-name="Standard">home/dina/.mozilla/firefox/2r5aslpp.default-release/storage/permanent/chrome/idb/3870112724rsegmnoittet-es.files/356</text:p>
      <text:p text:style-name="Standard">home/dina/.mozilla/firefox/2r5aslpp.default-release/storage/permanent/chrome/idb/3870112724rsegmnoittet-es.files/179</text:p>
      <text:p text:style-name="Standard">home/dina/.mozilla/firefox/2r5aslpp.default-release/storage/permanent/chrome/idb/3870112724rsegmnoittet-es.files/168</text:p>
      <text:p text:style-name="Standard">home/dina/.mozilla/firefox/2r5aslpp.default-release/storage/permanent/chrome/idb/3870112724rsegmnoittet-es.files/232</text:p>
      <text:p text:style-name="Standard">home/dina/.mozilla/firefox/2r5aslpp.default-release/storage/permanent/chrome/idb/3870112724rsegmnoittet-es.files/1723</text:p>
      <text:p text:style-name="Standard">home/dina/.mozilla/firefox/2r5aslpp.default-release/storage/permanent/chrome/idb/3870112724rsegmnoittet-es.files/1730</text:p>
      <text:p text:style-name="Standard">home/dina/.mozilla/firefox/2r5aslpp.default-release/storage/permanent/chrome/idb/3870112724rsegmnoittet-es.files/1689</text:p>
      <text:p text:style-name="Standard">home/dina/.mozilla/firefox/2r5aslpp.default-release/storage/permanent/chrome/idb/3870112724rsegmnoittet-es.files/231</text:p>
      <text:p text:style-name="Standard">home/dina/.mozilla/firefox/2r5aslpp.default-release/storage/permanent/chrome/idb/3870112724rsegmnoittet-es.files/763</text:p>
      <text:p text:style-name="Standard">home/dina/.mozilla/firefox/2r5aslpp.default-release/storage/permanent/chrome/idb/3870112724rsegmnoittet-es.files/98</text:p>
      <text:p text:style-name="Standard">home/dina/.mozilla/firefox/2r5aslpp.default-release/storage/permanent/chrome/idb/3870112724rsegmnoittet-es.files/633</text:p>
      <text:p text:style-name="Standard">home/dina/.mozilla/firefox/2r5aslpp.default-release/storage/permanent/chrome/idb/3870112724rsegmnoittet-es.files/1385</text:p>
      <text:p text:style-name="Standard">home/dina/.mozilla/firefox/2r5aslpp.default-release/storage/permanent/chrome/idb/3870112724rsegmnoittet-es.files/643</text:p>
      <text:p text:style-name="Standard">home/dina/.mozilla/firefox/2r5aslpp.default-release/storage/permanent/chrome/idb/3870112724rsegmnoittet-es.files/1317</text:p>
      <text:p text:style-name="Standard"><text:soft-page-break/>home/dina/.mozilla/firefox/2r5aslpp.default-release/storage/permanent/chrome/idb/3870112724rsegmnoittet-es.files/1710</text:p>
      <text:p text:style-name="Standard">home/dina/.mozilla/firefox/2r5aslpp.default-release/storage/permanent/chrome/idb/3870112724rsegmnoittet-es.files/1738</text:p>
      <text:p text:style-name="Standard">home/dina/.mozilla/firefox/2r5aslpp.default-release/storage/permanent/chrome/idb/3870112724rsegmnoittet-es.files/1249</text:p>
      <text:p text:style-name="Standard">home/dina/.mozilla/firefox/2r5aslpp.default-release/storage/permanent/chrome/idb/3870112724rsegmnoittet-es.files/1183</text:p>
      <text:p text:style-name="Standard">home/dina/.mozilla/firefox/2r5aslpp.default-release/storage/permanent/chrome/idb/3870112724rsegmnoittet-es.files/978</text:p>
      <text:p text:style-name="Standard">home/dina/.mozilla/firefox/2r5aslpp.default-release/storage/permanent/chrome/idb/3870112724rsegmnoittet-es.files/852</text:p>
      <text:p text:style-name="Standard">home/dina/.mozilla/firefox/2r5aslpp.default-release/storage/permanent/chrome/idb/3870112724rsegmnoittet-es.files/1048</text:p>
      <text:p text:style-name="Standard">home/dina/.mozilla/firefox/2r5aslpp.default-release/storage/permanent/chrome/idb/3870112724rsegmnoittet-es.files/314</text:p>
      <text:p text:style-name="Standard">home/dina/.mozilla/firefox/2r5aslpp.default-release/storage/permanent/chrome/idb/3870112724rsegmnoittet-es.files/1695</text:p>
      <text:p text:style-name="Standard">home/dina/.mozilla/firefox/2r5aslpp.default-release/storage/permanent/chrome/idb/3870112724rsegmnoittet-es.files/1300</text:p>
      <text:p text:style-name="Standard">home/dina/.mozilla/firefox/2r5aslpp.default-release/storage/permanent/chrome/idb/3870112724rsegmnoittet-es.files/1514</text:p>
      <text:p text:style-name="Standard">home/dina/.mozilla/firefox/2r5aslpp.default-release/storage/permanent/chrome/idb/3870112724rsegmnoittet-es.files/157</text:p>
      <text:p text:style-name="Standard">home/dina/.mozilla/firefox/2r5aslpp.default-release/storage/permanent/chrome/idb/3870112724rsegmnoittet-es.files/1457</text:p>
      <text:p text:style-name="Standard">home/dina/.mozilla/firefox/2r5aslpp.default-release/storage/permanent/chrome/idb/3870112724rsegmnoittet-es.files/959</text:p>
      <text:p text:style-name="Standard">home/dina/.mozilla/firefox/2r5aslpp.default-release/storage/permanent/chrome/idb/3870112724rsegmnoittet-es.files/1554</text:p>
      <text:p text:style-name="Standard">home/dina/.mozilla/firefox/2r5aslpp.default-release/storage/permanent/chrome/idb/3870112724rsegmnoittet-es.files/801</text:p>
      <text:p text:style-name="Standard">home/dina/.mozilla/firefox/2r5aslpp.default-release/storage/permanent/chrome/idb/3870112724rsegmnoittet-es.files/1152</text:p>
      <text:p text:style-name="Standard">home/dina/.mozilla/firefox/2r5aslpp.default-release/storage/permanent/chrome/idb/3870112724rsegmnoittet-es.files/307</text:p>
      <text:p text:style-name="Standard">home/dina/.mozilla/firefox/2r5aslpp.default-release/storage/permanent/chrome/idb/3870112724rsegmnoittet-es.files/349</text:p>
      <text:p text:style-name="Standard">home/dina/.mozilla/firefox/2r5aslpp.default-release/storage/permanent/chrome/idb/3870112724rsegmnoittet-es.files/1371</text:p>
      <text:p text:style-name="Standard">home/dina/.mozilla/firefox/2r5aslpp.default-release/storage/permanent/chrome/idb/3870112724rsegmnoittet-es.files/1463</text:p>
      <text:p text:style-name="Standard">home/dina/.mozilla/firefox/2r5aslpp.default-release/storage/permanent/chrome/idb/3870112724rsegmnoittet-es.files/1168</text:p>
      <text:p text:style-name="Standard">home/dina/.mozilla/firefox/2r5aslpp.default-release/storage/permanent/chrome/idb/3870112724rsegmnoittet-es.files/1600</text:p>
      <text:p text:style-name="Standard">home/dina/.mozilla/firefox/2r5aslpp.default-release/storage/permanent/chrome/idb/3870112724rsegmnoittet-es.files/1756</text:p>
      <text:p text:style-name="Standard"><text:soft-page-break/>home/dina/.mozilla/firefox/2r5aslpp.default-release/storage/permanent/chrome/idb/3870112724rsegmnoittet-es.files/515</text:p>
      <text:p text:style-name="Standard">home/dina/.mozilla/firefox/2r5aslpp.default-release/storage/permanent/chrome/idb/3870112724rsegmnoittet-es.files/983</text:p>
      <text:p text:style-name="Standard">home/dina/.mozilla/firefox/2r5aslpp.default-release/storage/permanent/chrome/idb/3870112724rsegmnoittet-es.files/386</text:p>
      <text:p text:style-name="Standard">home/dina/.mozilla/firefox/2r5aslpp.default-release/storage/permanent/chrome/idb/3870112724rsegmnoittet-es.files/1316</text:p>
      <text:p text:style-name="Standard">home/dina/.mozilla/firefox/2r5aslpp.default-release/storage/permanent/chrome/idb/3870112724rsegmnoittet-es.files/897</text:p>
      <text:p text:style-name="Standard">home/dina/.mozilla/firefox/2r5aslpp.default-release/storage/permanent/chrome/idb/3870112724rsegmnoittet-es.files/1305</text:p>
      <text:p text:style-name="Standard">home/dina/.mozilla/firefox/2r5aslpp.default-release/storage/permanent/chrome/idb/3870112724rsegmnoittet-es.files/163</text:p>
      <text:p text:style-name="Standard">home/dina/.mozilla/firefox/2r5aslpp.default-release/storage/permanent/chrome/idb/3870112724rsegmnoittet-es.files/562</text:p>
      <text:p text:style-name="Standard">home/dina/.mozilla/firefox/2r5aslpp.default-release/storage/permanent/chrome/idb/3870112724rsegmnoittet-es.files/131</text:p>
      <text:p text:style-name="Standard">home/dina/.mozilla/firefox/2r5aslpp.default-release/storage/permanent/chrome/idb/3870112724rsegmnoittet-es.files/1685</text:p>
      <text:p text:style-name="Standard">home/dina/.mozilla/firefox/2r5aslpp.default-release/storage/permanent/chrome/idb/3870112724rsegmnoittet-es.files/1397</text:p>
      <text:p text:style-name="Standard">home/dina/.mozilla/firefox/2r5aslpp.default-release/storage/permanent/chrome/idb/3870112724rsegmnoittet-es.files/1532</text:p>
      <text:p text:style-name="Standard">home/dina/.mozilla/firefox/2r5aslpp.default-release/storage/permanent/chrome/idb/3870112724rsegmnoittet-es.files/1256</text:p>
      <text:p text:style-name="Standard">home/dina/.mozilla/firefox/2r5aslpp.default-release/storage/permanent/chrome/idb/3870112724rsegmnoittet-es.files/914</text:p>
      <text:p text:style-name="Standard">home/dina/.mozilla/firefox/2r5aslpp.default-release/storage/permanent/chrome/idb/3870112724rsegmnoittet-es.files/97</text:p>
      <text:p text:style-name="Standard">home/dina/.mozilla/firefox/2r5aslpp.default-release/storage/permanent/chrome/idb/3870112724rsegmnoittet-es.files/1497</text:p>
      <text:p text:style-name="Standard">home/dina/.mozilla/firefox/2r5aslpp.default-release/storage/permanent/chrome/idb/3870112724rsegmnoittet-es.files/685</text:p>
      <text:p text:style-name="Standard">home/dina/.mozilla/firefox/2r5aslpp.default-release/storage/permanent/chrome/idb/3870112724rsegmnoittet-es.files/483</text:p>
      <text:p text:style-name="Standard">home/dina/.mozilla/firefox/2r5aslpp.default-release/storage/permanent/chrome/idb/3870112724rsegmnoittet-es.files/613</text:p>
      <text:p text:style-name="Standard">home/dina/.mozilla/firefox/2r5aslpp.default-release/storage/permanent/chrome/idb/3870112724rsegmnoittet-es.files/1586</text:p>
      <text:p text:style-name="Standard">home/dina/.mozilla/firefox/2r5aslpp.default-release/storage/permanent/chrome/idb/3870112724rsegmnoittet-es.files/1175</text:p>
      <text:p text:style-name="Standard">home/dina/.mozilla/firefox/2r5aslpp.default-release/storage/permanent/chrome/idb/3870112724rsegmnoittet-es.files/1446</text:p>
      <text:p text:style-name="Standard">home/dina/.mozilla/firefox/2r5aslpp.default-release/storage/permanent/chrome/idb/3870112724rsegmnoittet-es.files/189</text:p>
      <text:p text:style-name="Standard">home/dina/.mozilla/firefox/2r5aslpp.default-release/storage/permanent/chrome/idb/3870112724rsegmnoittet-es.files/784</text:p>
      <text:p text:style-name="Standard"><text:soft-page-break/>home/dina/.mozilla/firefox/2r5aslpp.default-release/storage/permanent/chrome/idb/3870112724rsegmnoittet-es.files/783</text:p>
      <text:p text:style-name="Standard">home/dina/.mozilla/firefox/2r5aslpp.default-release/storage/permanent/chrome/idb/3870112724rsegmnoittet-es.files/1002</text:p>
      <text:p text:style-name="Standard">home/dina/.mozilla/firefox/2r5aslpp.default-release/storage/permanent/chrome/idb/3870112724rsegmnoittet-es.files/732</text:p>
      <text:p text:style-name="Standard">home/dina/.mozilla/firefox/2r5aslpp.default-release/storage/permanent/chrome/idb/3870112724rsegmnoittet-es.files/1148</text:p>
      <text:p text:style-name="Standard">home/dina/.mozilla/firefox/2r5aslpp.default-release/storage/permanent/chrome/idb/3870112724rsegmnoittet-es.files/838</text:p>
      <text:p text:style-name="Standard">home/dina/.mozilla/firefox/2r5aslpp.default-release/storage/permanent/chrome/idb/3870112724rsegmnoittet-es.files/1393</text:p>
      <text:p text:style-name="Standard">home/dina/.mozilla/firefox/2r5aslpp.default-release/storage/permanent/chrome/idb/3870112724rsegmnoittet-es.files/722</text:p>
      <text:p text:style-name="Standard">home/dina/.mozilla/firefox/2r5aslpp.default-release/storage/permanent/chrome/idb/3870112724rsegmnoittet-es.files/1182</text:p>
      <text:p text:style-name="Standard">home/dina/.mozilla/firefox/2r5aslpp.default-release/storage/permanent/chrome/idb/3870112724rsegmnoittet-es.files/53</text:p>
      <text:p text:style-name="Standard">home/dina/.mozilla/firefox/2r5aslpp.default-release/storage/permanent/chrome/idb/3870112724rsegmnoittet-es.files/588</text:p>
      <text:p text:style-name="Standard">home/dina/.mozilla/firefox/2r5aslpp.default-release/storage/permanent/chrome/idb/3870112724rsegmnoittet-es.files/859</text:p>
      <text:p text:style-name="Standard">home/dina/.mozilla/firefox/2r5aslpp.default-release/storage/permanent/chrome/idb/3870112724rsegmnoittet-es.files/1521</text:p>
      <text:p text:style-name="Standard">home/dina/.mozilla/firefox/2r5aslpp.default-release/storage/permanent/chrome/idb/3870112724rsegmnoittet-es.files/1405</text:p>
      <text:p text:style-name="Standard">home/dina/.mozilla/firefox/2r5aslpp.default-release/storage/permanent/chrome/idb/3870112724rsegmnoittet-es.files/555</text:p>
      <text:p text:style-name="Standard">home/dina/.mozilla/firefox/2r5aslpp.default-release/storage/permanent/chrome/idb/3870112724rsegmnoittet-es.files/583</text:p>
      <text:p text:style-name="Standard">home/dina/.mozilla/firefox/2r5aslpp.default-release/storage/permanent/chrome/idb/3870112724rsegmnoittet-es.files/1382</text:p>
      <text:p text:style-name="Standard">home/dina/.mozilla/firefox/2r5aslpp.default-release/storage/permanent/chrome/idb/3870112724rsegmnoittet-es.files/863</text:p>
      <text:p text:style-name="Standard">home/dina/.mozilla/firefox/2r5aslpp.default-release/storage/permanent/chrome/idb/3870112724rsegmnoittet-es.files/355</text:p>
      <text:p text:style-name="Standard">home/dina/.mozilla/firefox/2r5aslpp.default-release/storage/permanent/chrome/idb/3870112724rsegmnoittet-es.files/742</text:p>
      <text:p text:style-name="Standard">home/dina/.mozilla/firefox/2r5aslpp.default-release/storage/permanent/chrome/idb/3870112724rsegmnoittet-es.files/1663</text:p>
      <text:p text:style-name="Standard">home/dina/.mozilla/firefox/2r5aslpp.default-release/storage/permanent/chrome/idb/3870112724rsegmnoittet-es.files/1239</text:p>
      <text:p text:style-name="Standard">home/dina/.mozilla/firefox/2r5aslpp.default-release/storage/permanent/chrome/idb/3870112724rsegmnoittet-es.files/1660</text:p>
      <text:p text:style-name="Standard">home/dina/.mozilla/firefox/2r5aslpp.default-release/storage/permanent/chrome/idb/3870112724rsegmnoittet-es.files/447</text:p>
      <text:p text:style-name="Standard">home/dina/.mozilla/firefox/2r5aslpp.default-release/storage/permanent/chrome/idb/3870112724rsegmnoittet-es.files/77</text:p>
      <text:p text:style-name="Standard"><text:soft-page-break/>home/dina/.mozilla/firefox/2r5aslpp.default-release/storage/permanent/chrome/idb/3870112724rsegmnoittet-es.files/1070</text:p>
      <text:p text:style-name="Standard">home/dina/.mozilla/firefox/2r5aslpp.default-release/storage/permanent/chrome/idb/3870112724rsegmnoittet-es.files/236</text:p>
      <text:p text:style-name="Standard">home/dina/.mozilla/firefox/2r5aslpp.default-release/storage/permanent/chrome/idb/3870112724rsegmnoittet-es.files/1417</text:p>
      <text:p text:style-name="Standard">home/dina/.mozilla/firefox/2r5aslpp.default-release/storage/permanent/chrome/idb/3870112724rsegmnoittet-es.files/1030</text:p>
      <text:p text:style-name="Standard">home/dina/.mozilla/firefox/2r5aslpp.default-release/storage/permanent/chrome/idb/3870112724rsegmnoittet-es.files/1569</text:p>
      <text:p text:style-name="Standard">home/dina/.mozilla/firefox/2r5aslpp.default-release/storage/permanent/chrome/idb/3870112724rsegmnoittet-es.files/1020</text:p>
      <text:p text:style-name="Standard">home/dina/.mozilla/firefox/2r5aslpp.default-release/storage/permanent/chrome/idb/3870112724rsegmnoittet-es.files/1675</text:p>
      <text:p text:style-name="Standard">home/dina/.mozilla/firefox/2r5aslpp.default-release/storage/permanent/chrome/idb/3870112724rsegmnoittet-es.files/1013</text:p>
      <text:p text:style-name="Standard">home/dina/.mozilla/firefox/2r5aslpp.default-release/storage/permanent/chrome/idb/3870112724rsegmnoittet-es.files/1454</text:p>
      <text:p text:style-name="Standard">home/dina/.mozilla/firefox/2r5aslpp.default-release/storage/permanent/chrome/idb/3870112724rsegmnoittet-es.files/785</text:p>
      <text:p text:style-name="Standard">home/dina/.mozilla/firefox/2r5aslpp.default-release/storage/permanent/chrome/idb/3870112724rsegmnoittet-es.files/878</text:p>
      <text:p text:style-name="Standard">home/dina/.mozilla/firefox/2r5aslpp.default-release/storage/permanent/chrome/idb/3870112724rsegmnoittet-es.files/537</text:p>
      <text:p text:style-name="Standard">home/dina/.mozilla/firefox/2r5aslpp.default-release/storage/permanent/chrome/idb/3870112724rsegmnoittet-es.files/395</text:p>
      <text:p text:style-name="Standard">home/dina/.mozilla/firefox/2r5aslpp.default-release/storage/permanent/chrome/idb/3870112724rsegmnoittet-es.files/1065</text:p>
      <text:p text:style-name="Standard">home/dina/.mozilla/firefox/2r5aslpp.default-release/storage/permanent/chrome/idb/3870112724rsegmnoittet-es.files/1654</text:p>
      <text:p text:style-name="Standard">home/dina/.mozilla/firefox/2r5aslpp.default-release/storage/permanent/chrome/idb/3870112724rsegmnoittet-es.files/430</text:p>
      <text:p text:style-name="Standard">home/dina/.mozilla/firefox/2r5aslpp.default-release/storage/permanent/chrome/idb/3870112724rsegmnoittet-es.files/1310</text:p>
      <text:p text:style-name="Standard">home/dina/.mozilla/firefox/2r5aslpp.default-release/storage/permanent/chrome/idb/3870112724rsegmnoittet-es.files/767</text:p>
      <text:p text:style-name="Standard">home/dina/.mozilla/firefox/2r5aslpp.default-release/storage/permanent/chrome/idb/3870112724rsegmnoittet-es.files/1008</text:p>
      <text:p text:style-name="Standard">home/dina/.mozilla/firefox/2r5aslpp.default-release/storage/permanent/chrome/idb/3870112724rsegmnoittet-es.files/939</text:p>
      <text:p text:style-name="Standard">home/dina/.mozilla/firefox/2r5aslpp.default-release/storage/permanent/chrome/idb/3870112724rsegmnoittet-es.files/1047</text:p>
      <text:p text:style-name="Standard">home/dina/.mozilla/firefox/2r5aslpp.default-release/storage/permanent/chrome/idb/3870112724rsegmnoittet-es.files/1099</text:p>
      <text:p text:style-name="Standard">home/dina/.mozilla/firefox/2r5aslpp.default-release/storage/permanent/chrome/idb/3870112724rsegmnoittet-es.files/1489</text:p>
      <text:p text:style-name="Standard">home/dina/.mozilla/firefox/2r5aslpp.default-release/storage/permanent/chrome/idb/3870112724rsegmnoittet-es.files/1181</text:p>
      <text:p text:style-name="Standard"><text:soft-page-break/>home/dina/.mozilla/firefox/2r5aslpp.default-release/storage/permanent/chrome/idb/3870112724rsegmnoittet-es.files/421</text:p>
      <text:p text:style-name="Standard">home/dina/.mozilla/firefox/2r5aslpp.default-release/storage/permanent/chrome/idb/3870112724rsegmnoittet-es.files/1564</text:p>
      <text:p text:style-name="Standard">home/dina/.mozilla/firefox/2r5aslpp.default-release/storage/permanent/chrome/idb/3870112724rsegmnoittet-es.files/995</text:p>
      <text:p text:style-name="Standard">home/dina/.mozilla/firefox/2r5aslpp.default-release/storage/permanent/chrome/idb/3870112724rsegmnoittet-es.files/1652</text:p>
      <text:p text:style-name="Standard">home/dina/.mozilla/firefox/2r5aslpp.default-release/storage/permanent/chrome/idb/3870112724rsegmnoittet-es.files/825</text:p>
      <text:p text:style-name="Standard">home/dina/.mozilla/firefox/2r5aslpp.default-release/storage/permanent/chrome/idb/3870112724rsegmnoittet-es.files/1018</text:p>
      <text:p text:style-name="Standard">home/dina/.mozilla/firefox/2r5aslpp.default-release/storage/permanent/chrome/idb/3870112724rsegmnoittet-es.files/934</text:p>
      <text:p text:style-name="Standard">home/dina/.mozilla/firefox/2r5aslpp.default-release/storage/permanent/chrome/idb/3870112724rsegmnoittet-es.files/374</text:p>
      <text:p text:style-name="Standard">home/dina/.mozilla/firefox/2r5aslpp.default-release/storage/permanent/chrome/idb/3870112724rsegmnoittet-es.files/542</text:p>
      <text:p text:style-name="Standard">home/dina/.mozilla/firefox/2r5aslpp.default-release/storage/permanent/chrome/idb/3870112724rsegmnoittet-es.files/1424</text:p>
      <text:p text:style-name="Standard">home/dina/.mozilla/firefox/2r5aslpp.default-release/storage/permanent/chrome/idb/3870112724rsegmnoittet-es.files/573</text:p>
      <text:p text:style-name="Standard">home/dina/.mozilla/firefox/2r5aslpp.default-release/storage/permanent/chrome/idb/3870112724rsegmnoittet-es.files/713</text:p>
      <text:p text:style-name="Standard">home/dina/.mozilla/firefox/2r5aslpp.default-release/storage/permanent/chrome/idb/3870112724rsegmnoittet-es.files/1687</text:p>
      <text:p text:style-name="Standard">home/dina/.mozilla/firefox/2r5aslpp.default-release/storage/permanent/chrome/idb/3870112724rsegmnoittet-es.files/1700</text:p>
      <text:p text:style-name="Standard">home/dina/.mozilla/firefox/2r5aslpp.default-release/storage/permanent/chrome/idb/3870112724rsegmnoittet-es.files/846</text:p>
      <text:p text:style-name="Standard">home/dina/.mozilla/firefox/2r5aslpp.default-release/storage/permanent/chrome/idb/3870112724rsegmnoittet-es.files/1193</text:p>
      <text:p text:style-name="Standard">home/dina/.mozilla/firefox/2r5aslpp.default-release/storage/permanent/chrome/idb/3870112724rsegmnoittet-es.files/1304</text:p>
      <text:p text:style-name="Standard">home/dina/.mozilla/firefox/2r5aslpp.default-release/storage/permanent/chrome/idb/3870112724rsegmnoittet-es.files/1126</text:p>
      <text:p text:style-name="Standard">home/dina/.mozilla/firefox/2r5aslpp.default-release/storage/permanent/chrome/idb/3870112724rsegmnoittet-es.files/1520</text:p>
      <text:p text:style-name="Standard">home/dina/.mozilla/firefox/2r5aslpp.default-release/storage/permanent/chrome/idb/3870112724rsegmnoittet-es.files/332</text:p>
      <text:p text:style-name="Standard">home/dina/.mozilla/firefox/2r5aslpp.default-release/storage/permanent/chrome/idb/3870112724rsegmnoittet-es.files/945</text:p>
      <text:p text:style-name="Standard">home/dina/.mozilla/firefox/2r5aslpp.default-release/storage/permanent/chrome/idb/3870112724rsegmnoittet-es.files/771</text:p>
      <text:p text:style-name="Standard">home/dina/.mozilla/firefox/2r5aslpp.default-release/storage/permanent/chrome/idb/3870112724rsegmnoittet-es.files/1437</text:p>
      <text:p text:style-name="Standard">home/dina/.mozilla/firefox/2r5aslpp.default-release/storage/permanent/chrome/idb/3870112724rsegmnoittet-es.files/1351</text:p>
      <text:p text:style-name="Standard"><text:soft-page-break/>home/dina/.mozilla/firefox/2r5aslpp.default-release/storage/permanent/chrome/idb/3870112724rsegmnoittet-es.files/1721</text:p>
      <text:p text:style-name="Standard">home/dina/.mozilla/firefox/2r5aslpp.default-release/storage/permanent/chrome/idb/3870112724rsegmnoittet-es.files/1216</text:p>
      <text:p text:style-name="Standard">home/dina/.mozilla/firefox/2r5aslpp.default-release/storage/permanent/chrome/idb/3870112724rsegmnoittet-es.files/448</text:p>
      <text:p text:style-name="Standard">home/dina/.mozilla/firefox/2r5aslpp.default-release/storage/permanent/chrome/idb/3870112724rsegmnoittet-es.files/620</text:p>
      <text:p text:style-name="Standard">home/dina/.mozilla/firefox/2r5aslpp.default-release/storage/permanent/chrome/idb/3870112724rsegmnoittet-es.files/1567</text:p>
      <text:p text:style-name="Standard">home/dina/.mozilla/firefox/2r5aslpp.default-release/storage/permanent/chrome/idb/3870112724rsegmnoittet-es.files/1360</text:p>
      <text:p text:style-name="Standard">home/dina/.mozilla/firefox/2r5aslpp.default-release/storage/permanent/chrome/idb/3870112724rsegmnoittet-es.files/1361</text:p>
      <text:p text:style-name="Standard">home/dina/.mozilla/firefox/2r5aslpp.default-release/storage/permanent/chrome/idb/3870112724rsegmnoittet-es.files/137</text:p>
      <text:p text:style-name="Standard">home/dina/.mozilla/firefox/2r5aslpp.default-release/storage/permanent/chrome/idb/3870112724rsegmnoittet-es.files/839</text:p>
      <text:p text:style-name="Standard">home/dina/.mozilla/firefox/2r5aslpp.default-release/storage/permanent/chrome/idb/3870112724rsegmnoittet-es.files/1701</text:p>
      <text:p text:style-name="Standard">home/dina/.mozilla/firefox/2r5aslpp.default-release/storage/permanent/chrome/idb/2823318777ntouromlalnodry--naod.sqlite</text:p>
      <text:p text:style-name="Standard">home/dina/.mozilla/firefox/2r5aslpp.default-release/storage/permanent/chrome/idb/1657114595AmcateirvtiSty.sqlite-wal</text:p>
      <text:p text:style-name="Standard">home/dina/.mozilla/firefox/2r5aslpp.default-release/storage/permanent/chrome/idb/3561288849sdhlie.sqlite</text:p>
      <text:p text:style-name="Standard">home/dina/.mozilla/firefox/2r5aslpp.default-release/storage/permanent/chrome/idb/2918063365piupsah.sqlite-wal</text:p>
      <text:p text:style-name="Standard">home/dina/.mozilla/firefox/2r5aslpp.default-release/storage/permanent/chrome/idb/3870112724rsegmnoittet-es.sqlite-wal</text:p>
      <text:p text:style-name="Standard">home/dina/.mozilla/firefox/2r5aslpp.default-release/storage/permanent/chrome/idb/2918063365piupsah.sqlite</text:p>
      <text:p text:style-name="Standard">home/dina/.mozilla/firefox/2r5aslpp.default-release/storage/permanent/chrome/idb/3561288849sdhlie.sqlite-wal</text:p>
      <text:p text:style-name="Standard">home/dina/.mozilla/firefox/2r5aslpp.default-release/storage/permanent/chrome/idb/2918063365piupsah.files/</text:p>
      <text:p text:style-name="Standard">home/dina/.mozilla/firefox/2r5aslpp.default-release/storage/permanent/chrome/idb/3561288849sdhlie.files/</text:p>
      <text:p text:style-name="Standard">home/dina/.mozilla/firefox/2r5aslpp.default-release/storage/permanent/chrome/idb/2823318777ntouromlalnodry--naod.files/</text:p>
      <text:p text:style-name="Standard">home/dina/.mozilla/firefox/2r5aslpp.default-release/storage/permanent/chrome/idb/1657114595AmcateirvtiSty.sqlite</text:p>
      <text:p text:style-name="Standard">home/dina/.mozilla/firefox/2r5aslpp.default-release/storage/permanent/chrome/idb/1451318868ntouromlalnodry--epcr.sqlite</text:p>
      <text:p text:style-name="Standard">home/dina/.mozilla/firefox/2r5aslpp.default-release/storage/permanent/chrome/idb/3870112724rsegmnoittet-es.sqlite</text:p>
      <text:p text:style-name="Standard">home/dina/.mozilla/firefox/2r5aslpp.default-release/storage/permanent/chrome/idb/1657114595AmcateirvtiSty.files/</text:p>
      <text:p text:style-name="Standard"><text:soft-page-break/>home/dina/.mozilla/firefox/2r5aslpp.default-release/storage/permanent/chrome/idb/1451318868ntouromlalnodry--epcr.sqlite-wal</text:p>
      <text:p text:style-name="Standard">home/dina/.mozilla/firefox/2r5aslpp.default-release/storage/permanent/chrome/idb/2823318777ntouromlalnodry--naod.sqlite-wal</text:p>
      <text:p text:style-name="Standard">home/dina/.mozilla/firefox/2r5aslpp.default-release/storage/default/</text:p>
      <text:p text:style-name="Standard">home/dina/.mozilla/firefox/2r5aslpp.default-release/storage/default/moz-extension+++db0cdef1-a835-464a-917b-9265b64589a0^userContextId=4294967295/</text:p>
      <text:p text:style-name="Standard">home/dina/.mozilla/firefox/2r5aslpp.default-release/storage/default/moz-extension+++db0cdef1-a835-464a-917b-9265b64589a0^userContextId=4294967295/.metadata-v2</text:p>
      <text:p text:style-name="Standard">home/dina/.mozilla/firefox/2r5aslpp.default-release/storage/default/moz-extension+++db0cdef1-a835-464a-917b-9265b64589a0^userContextId=4294967295/idb/</text:p>
      <text:p text:style-name="Standard">home/dina/.mozilla/firefox/2r5aslpp.default-release/storage/default/moz-extension+++db0cdef1-a835-464a-917b-9265b64589a0^userContextId=4294967295/idb/3647222921wleabcEoxlt-eengsairo.sqlite-wal</text:p>
      <text:p text:style-name="Standard">home/dina/.mozilla/firefox/2r5aslpp.default-release/storage/default/moz-extension+++db0cdef1-a835-464a-917b-9265b64589a0^userContextId=4294967295/idb/3647222921wleabcEoxlt-eengsairo.files/</text:p>
      <text:p text:style-name="Standard">home/dina/.mozilla/firefox/2r5aslpp.default-release/storage/default/moz-extension+++db0cdef1-a835-464a-917b-9265b64589a0^userContextId=4294967295/idb/3647222921wleabcEoxlt-eengsairo.files/39</text:p>
      <text:p text:style-name="Standard">home/dina/.mozilla/firefox/2r5aslpp.default-release/storage/default/moz-extension+++db0cdef1-a835-464a-917b-9265b64589a0^userContextId=4294967295/idb/3647222921wleabcEoxlt-eengsairo.files/33</text:p>
      <text:p text:style-name="Standard">home/dina/.mozilla/firefox/2r5aslpp.default-release/storage/default/moz-extension+++db0cdef1-a835-464a-917b-9265b64589a0^userContextId=4294967295/idb/3647222921wleabcEoxlt-eengsairo.files/38</text:p>
      <text:p text:style-name="Standard">home/dina/.mozilla/firefox/2r5aslpp.default-release/storage/default/moz-extension+++db0cdef1-a835-464a-917b-9265b64589a0^userContextId=4294967295/idb/3647222921wleabcEoxlt-eengsairo.files/37</text:p>
      <text:p text:style-name="Standard">home/dina/.mozilla/firefox/2r5aslpp.default-release/storage/default/moz-extension+++db0cdef1-a835-464a-917b-9265b64589a0^userContextId=4294967295/idb/3647222921wleabcEoxlt-eengsairo.files/41</text:p>
      <text:p text:style-name="Standard">home/dina/.mozilla/firefox/2r5aslpp.default-release/storage/default/moz-extension+++db0cdef1-a835-464a-917b-9265b64589a0^userContextId=4294967295/idb/3647222921wleabcEoxlt-eengsairo.files/journals/</text:p>
      <text:p text:style-name="Standard">home/dina/.mozilla/firefox/2r5aslpp.default-release/storage/default/moz-extension+++db0cdef1-a835-464a-917b-9265b64589a0^userContextId=4294967295/idb/3647222921wleabcEoxlt-eengsairo.files/42</text:p>
      <text:p text:style-name="Standard">home/dina/.mozilla/firefox/2r5aslpp.default-release/storage/default/moz-extension+++db0cdef1-a835-464a-917b-9265b64589a0^userContextId=4294967295/idb/3647222921wleabcEoxlt-eengsairo.files/34</text:p>
      <text:p text:style-name="Standard">home/dina/.mozilla/firefox/2r5aslpp.default-release/storage/default/moz-extension+++db0cdef1-a835-464a-917b-9265b64589a0^userContextId=4294967295/idb/3647222921wleabcEoxlt-eengsairo.files/40</text:p>
      <text:p text:style-name="Standard">home/dina/.mozilla/firefox/2r5aslpp.default-release/storage/default/moz-extension+++db0cdef1-a835-464a-917b-9265b64589a0^userContextId=4294967295/idb/3647222921wleabcEoxlt-eengsairo.sqlite</text:p>
      <text:p text:style-name="Standard">home/dina/.mozilla/firefox/2r5aslpp.default-release/storage/default/moz-extension+++4f8542cf-d0bc-4485-a37e-bf533beefcd4^userContextId=4294967295/</text:p>
      <text:p text:style-name="Standard">home/dina/.mozilla/firefox/2r5aslpp.default-release/storage/default/moz-extension+++4f8542cf-d0bc-4485-a37e-bf533beefcd4^userContextId=4294967295/.metadata-v2</text:p>
      <text:p text:style-name="Standard">home/dina/.mozilla/firefox/2r5aslpp.default-release/storage/default/moz-extension+++4f8542cf-d0bc-4485-a37e-bf533beefcd4^userContextId=4294967295/idb/</text:p>
      <text:p text:style-name="Standard">home/dina/.mozilla/firefox/2r5aslpp.default-release/storage/default/moz-extension+++4f8542cf-d0bc-4485-a37e-bf533beefcd4^userContextId=4294967295/idb/3647222921wleabcEoxlt-eengsairo.sqlite-wal</text:p>
      <text:p text:style-name="Standard">home/dina/.mozilla/firefox/2r5aslpp.default-release/storage/default/moz-extension+++4f8542cf-d0bc-4485-a37e-bf533beefcd4^userContextId=4294967295/idb/3647222921wleabcEoxlt-eengsairo.files/</text:p>
      <text:p text:style-name="Standard"><text:soft-page-break/>home/dina/.mozilla/firefox/2r5aslpp.default-release/storage/default/moz-extension+++4f8542cf-d0bc-4485-a37e-bf533beefcd4^userContextId=4294967295/idb/3647222921wleabcEoxlt-eengsairo.sqlite</text:p>
      <text:p text:style-name="Standard">home/dina/.mozilla/firefox/2r5aslpp.default-release/storage/default/https+++chatgpt.com/</text:p>
      <text:p text:style-name="Standard">home/dina/.mozilla/firefox/2r5aslpp.default-release/storage/default/https+++chatgpt.com/.metadata-v2</text:p>
      <text:p text:style-name="Standard">home/dina/.mozilla/firefox/2r5aslpp.default-release/storage/default/https+++chatgpt.com/ls/</text:p>
      <text:p text:style-name="Standard">home/dina/.mozilla/firefox/2r5aslpp.default-release/storage/default/https+++chatgpt.com/ls/data.sqlite</text:p>
      <text:p text:style-name="Standard">home/dina/.mozilla/firefox/2r5aslpp.default-release/storage/default/https+++chatgpt.com/ls/usage</text:p>
      <text:p text:style-name="Standard">home/dina/.mozilla/firefox/2r5aslpp.default-release/storage/default/https+++gist.github.com/</text:p>
      <text:p text:style-name="Standard">home/dina/.mozilla/firefox/2r5aslpp.default-release/storage/default/https+++gist.github.com/.metadata-v2</text:p>
      <text:p text:style-name="Standard">home/dina/.mozilla/firefox/2r5aslpp.default-release/storage/default/https+++gist.github.com/ls/</text:p>
      <text:p text:style-name="Standard">home/dina/.mozilla/firefox/2r5aslpp.default-release/storage/default/https+++gist.github.com/ls/data.sqlite</text:p>
      <text:p text:style-name="Standard">home/dina/.mozilla/firefox/2r5aslpp.default-release/storage/default/https+++gist.github.com/ls/usage</text:p>
      <text:p text:style-name="Standard">home/dina/.mozilla/firefox/2r5aslpp.default-release/storage/default/https+++www.youtube.com^partitionKey=%28https%2Cgoogle.com%29/</text:p>
      <text:p text:style-name="Standard">home/dina/.mozilla/firefox/2r5aslpp.default-release/storage/default/https+++www.youtube.com^partitionKey=%28https%2Cgoogle.com%29/.metadata-v2</text:p>
      <text:p text:style-name="Standard">home/dina/.mozilla/firefox/2r5aslpp.default-release/storage/default/https+++www.youtube.com^partitionKey=%28https%2Cgoogle.com%29/idb/</text:p>
      <text:p text:style-name="Standard">home/dina/.mozilla/firefox/2r5aslpp.default-release/storage/default/https+++www.youtube.com^partitionKey=%28https%2Cgoogle.com%29/idb/2171031483YattIedMb.files/</text:p>
      <text:p text:style-name="Standard">home/dina/.mozilla/firefox/2r5aslpp.default-release/storage/default/https+++www.youtube.com^partitionKey=%28https%2Cgoogle.com%29/idb/2171031483YattIedMb.sqlite-wal</text:p>
      <text:p text:style-name="Standard">home/dina/.mozilla/firefox/2r5aslpp.default-release/storage/default/https+++www.youtube.com^partitionKey=%28https%2Cgoogle.com%29/idb/2171031483YattIedMb.sqlite</text:p>
      <text:p text:style-name="Standard">home/dina/.mozilla/firefox/2r5aslpp.default-release/storage/default/https+++www.youtube.com^partitionKey=%28https%2Cgoogle.com%29/idb/357379255LCo7g%sCD7a%t2a6b1a6s.sqlite-wal</text:p>
      <text:p text:style-name="Standard">home/dina/.mozilla/firefox/2r5aslpp.default-release/storage/default/https+++www.youtube.com^partitionKey=%28https%2Cgoogle.com%29/idb/357379255LCo7g%sCD7a%t2a6b1a6s.files/</text:p>
      <text:p text:style-name="Standard">home/dina/.mozilla/firefox/2r5aslpp.default-release/storage/default/https+++www.youtube.com^partitionKey=%28https%2Cgoogle.com%29/idb/357379255LCo7g%sCD7a%t2a6b1a6s.sqlite</text:p>
      <text:p text:style-name="Standard">home/dina/.mozilla/firefox/2r5aslpp.default-release/storage/default/https+++www.google.com/</text:p>
      <text:p text:style-name="Standard">home/dina/.mozilla/firefox/2r5aslpp.default-release/storage/default/https+++www.google.com/.metadata-v2</text:p>
      <text:p text:style-name="Standard">home/dina/.mozilla/firefox/2r5aslpp.default-release/storage/default/https+++www.google.com/ls/</text:p>
      <text:p text:style-name="Standard">home/dina/.mozilla/firefox/2r5aslpp.default-release/storage/default/https+++www.google.com/ls/data.sqlite</text:p>
      <text:p text:style-name="Standard">home/dina/.mozilla/firefox/2r5aslpp.default-release/storage/default/https+++www.google.com/ls/usage</text:p>
      <text:p text:style-name="Standard">home/dina/.mozilla/firefox/2r5aslpp.default-release/storage/default/https+++sdsu.instructure.com/</text:p>
      <text:p text:style-name="Standard">home/dina/.mozilla/firefox/2r5aslpp.default-release/storage/default/https+++sdsu.instructure.com/.metadata-v2</text:p>
      <text:p text:style-name="Standard">home/dina/.mozilla/firefox/2r5aslpp.default-release/storage/default/https+++sdsu.instructure.com/ls/</text:p>
      <text:p text:style-name="Standard">home/dina/.mozilla/firefox/2r5aslpp.default-release/storage/default/https+++sdsu.instructure.com/ls/data.sqlite</text:p>
      <text:p text:style-name="Standard"><text:soft-page-break/>home/dina/.mozilla/firefox/2r5aslpp.default-release/storage/default/https+++sdsu.instructure.com/ls/usage</text:p>
      <text:p text:style-name="Standard">home/dina/.mozilla/firefox/2r5aslpp.default-release/storage/default/moz-extension+++6bb024b3-4e45-437e-9359-eed2ba2d9f1d^userContextId=4294967295/</text:p>
      <text:p text:style-name="Standard">home/dina/.mozilla/firefox/2r5aslpp.default-release/storage/default/moz-extension+++6bb024b3-4e45-437e-9359-eed2ba2d9f1d^userContextId=4294967295/.metadata-v2</text:p>
      <text:p text:style-name="Standard">home/dina/.mozilla/firefox/2r5aslpp.default-release/storage/default/moz-extension+++6bb024b3-4e45-437e-9359-eed2ba2d9f1d^userContextId=4294967295/idb/</text:p>
      <text:p text:style-name="Standard">home/dina/.mozilla/firefox/2r5aslpp.default-release/storage/default/moz-extension+++6bb024b3-4e45-437e-9359-eed2ba2d9f1d^userContextId=4294967295/idb/3647222921wleabcEoxlt-eengsairo.sqlite-wal</text:p>
      <text:p text:style-name="Standard">home/dina/.mozilla/firefox/2r5aslpp.default-release/storage/default/moz-extension+++6bb024b3-4e45-437e-9359-eed2ba2d9f1d^userContextId=4294967295/idb/3647222921wleabcEoxlt-eengsairo.files/</text:p>
      <text:p text:style-name="Standard">home/dina/.mozilla/firefox/2r5aslpp.default-release/storage/default/moz-extension+++6bb024b3-4e45-437e-9359-eed2ba2d9f1d^userContextId=4294967295/idb/3647222921wleabcEoxlt-eengsairo.sqlite</text:p>
      <text:p text:style-name="Standard">home/dina/.mozilla/firefox/2r5aslpp.default-release/storage/default/https+++openai.com/</text:p>
      <text:p text:style-name="Standard">home/dina/.mozilla/firefox/2r5aslpp.default-release/storage/default/https+++openai.com/.metadata-v2</text:p>
      <text:p text:style-name="Standard">home/dina/.mozilla/firefox/2r5aslpp.default-release/storage/default/https+++openai.com/ls/</text:p>
      <text:p text:style-name="Standard">home/dina/.mozilla/firefox/2r5aslpp.default-release/storage/default/https+++openai.com/ls/data.sqlite</text:p>
      <text:p text:style-name="Standard">home/dina/.mozilla/firefox/2r5aslpp.default-release/storage/default/https+++openai.com/ls/usage</text:p>
      <text:p text:style-name="Standard">home/dina/.mozilla/firefox/2r5aslpp.default-release/storage/default/https+++api-97453cc2.duosecurity.com/</text:p>
      <text:p text:style-name="Standard">home/dina/.mozilla/firefox/2r5aslpp.default-release/storage/default/https+++api-97453cc2.duosecurity.com/.metadata-v2</text:p>
      <text:p text:style-name="Standard">home/dina/.mozilla/firefox/2r5aslpp.default-release/storage/default/https+++api-97453cc2.duosecurity.com/ls/</text:p>
      <text:p text:style-name="Standard">home/dina/.mozilla/firefox/2r5aslpp.default-release/storage/default/https+++api-97453cc2.duosecurity.com/ls/data.sqlite</text:p>
      <text:p text:style-name="Standard">home/dina/.mozilla/firefox/2r5aslpp.default-release/storage/default/https+++api-97453cc2.duosecurity.com/ls/usage</text:p>
      <text:p text:style-name="Standard">home/dina/.mozilla/firefox/2r5aslpp.default-release/storage/default/moz-extension+++db0cdef1-a835-464a-917b-9265b64589a0/</text:p>
      <text:p text:style-name="Standard">home/dina/.mozilla/firefox/2r5aslpp.default-release/storage/default/moz-extension+++db0cdef1-a835-464a-917b-9265b64589a0/.metadata-v2</text:p>
      <text:p text:style-name="Standard">home/dina/.mozilla/firefox/2r5aslpp.default-release/storage/default/moz-extension+++db0cdef1-a835-464a-917b-9265b64589a0/idb/</text:p>
      <text:p text:style-name="Standard">home/dina/.mozilla/firefox/2r5aslpp.default-release/storage/default/moz-extension+++db0cdef1-a835-464a-917b-9265b64589a0/idb/1671402671ueBglaorcokt0SCeahc.sqlite-wal</text:p>
      <text:p text:style-name="Standard">home/dina/.mozilla/firefox/2r5aslpp.default-release/storage/default/moz-extension+++db0cdef1-a835-464a-917b-9265b64589a0/idb/1671402671ueBglaorcokt0SCeahc.sqlite</text:p>
      <text:p text:style-name="Standard">home/dina/.mozilla/firefox/2r5aslpp.default-release/storage/default/moz-extension+++db0cdef1-a835-464a-917b-9265b64589a0/idb/1671402671ueBglaorcokt0SCeahc.files/</text:p>
      <text:p text:style-name="Standard">home/dina/.mozilla/firefox/2r5aslpp.default-release/storage/default/moz-extension+++db0cdef1-a835-464a-917b-9265b64589a0/idb/1671402671ueBglaorcokt0SCeahc.files/33</text:p>
      <text:p text:style-name="Standard">home/dina/.mozilla/firefox/2r5aslpp.default-release/storage/default/moz-extension+++db0cdef1-a835-464a-917b-9265b64589a0/idb/1671402671ueBglaorcokt0SCeahc.files/38</text:p>
      <text:p text:style-name="Standard">home/dina/.mozilla/firefox/2r5aslpp.default-release/storage/default/moz-extension+++db0cdef1-a835-464a-917b-9265b64589a0/idb/1671402671ueBglaorcokt0SCeahc.files/30</text:p>
      <text:p text:style-name="Standard"><text:soft-page-break/>home/dina/.mozilla/firefox/2r5aslpp.default-release/storage/default/moz-extension+++db0cdef1-a835-464a-917b-9265b64589a0/idb/1671402671ueBglaorcokt0SCeahc.files/37</text:p>
      <text:p text:style-name="Standard">home/dina/.mozilla/firefox/2r5aslpp.default-release/storage/default/moz-extension+++db0cdef1-a835-464a-917b-9265b64589a0/idb/1671402671ueBglaorcokt0SCeahc.files/journals/</text:p>
      <text:p text:style-name="Standard">home/dina/.mozilla/firefox/2r5aslpp.default-release/storage/default/moz-extension+++db0cdef1-a835-464a-917b-9265b64589a0/idb/1671402671ueBglaorcokt0SCeahc.files/36</text:p>
      <text:p text:style-name="Standard">home/dina/.mozilla/firefox/2r5aslpp.default-release/storage/default/moz-extension+++db0cdef1-a835-464a-917b-9265b64589a0/idb/1671402671ueBglaorcokt0SCeahc.files/34</text:p>
      <text:p text:style-name="Standard">home/dina/.mozilla/firefox/2r5aslpp.default-release/storage/default/moz-extension+++db0cdef1-a835-464a-917b-9265b64589a0/idb/1671402671ueBglaorcokt0SCeahc.files/35</text:p>
      <text:p text:style-name="Standard">home/dina/.mozilla/firefox/2r5aslpp.default-release/storage/default/moz-extension+++e7b7d10c-b562-475b-9982-4a9c856755a5^userContextId=4294967295/</text:p>
      <text:p text:style-name="Standard">home/dina/.mozilla/firefox/2r5aslpp.default-release/storage/default/moz-extension+++e7b7d10c-b562-475b-9982-4a9c856755a5^userContextId=4294967295/.metadata-v2</text:p>
      <text:p text:style-name="Standard">home/dina/.mozilla/firefox/2r5aslpp.default-release/storage/default/moz-extension+++e7b7d10c-b562-475b-9982-4a9c856755a5^userContextId=4294967295/idb/</text:p>
      <text:p text:style-name="Standard">home/dina/.mozilla/firefox/2r5aslpp.default-release/storage/default/moz-extension+++e7b7d10c-b562-475b-9982-4a9c856755a5^userContextId=4294967295/idb/3647222921wleabcEoxlt-eengsairo.sqlite-wal</text:p>
      <text:p text:style-name="Standard">home/dina/.mozilla/firefox/2r5aslpp.default-release/storage/default/moz-extension+++e7b7d10c-b562-475b-9982-4a9c856755a5^userContextId=4294967295/idb/3647222921wleabcEoxlt-eengsairo.files/</text:p>
      <text:p text:style-name="Standard">home/dina/.mozilla/firefox/2r5aslpp.default-release/storage/default/moz-extension+++e7b7d10c-b562-475b-9982-4a9c856755a5^userContextId=4294967295/idb/3647222921wleabcEoxlt-eengsairo.files/journals/</text:p>
      <text:p text:style-name="Standard">home/dina/.mozilla/firefox/2r5aslpp.default-release/storage/default/moz-extension+++e7b7d10c-b562-475b-9982-4a9c856755a5^userContextId=4294967295/idb/3647222921wleabcEoxlt-eengsairo.files/10</text:p>
      <text:p text:style-name="Standard">home/dina/.mozilla/firefox/2r5aslpp.default-release/storage/default/moz-extension+++e7b7d10c-b562-475b-9982-4a9c856755a5^userContextId=4294967295/idb/3647222921wleabcEoxlt-eengsairo.sqlite</text:p>
      <text:p text:style-name="Standard">home/dina/.mozilla/firefox/2r5aslpp.default-release/storage/temporary/</text:p>
      <text:p text:style-name="Standard">home/dina/.mozilla/firefox/2r5aslpp.default-release/bookmarkbackups/</text:p>
      <text:p text:style-name="Standard">home/dina/.mozilla/firefox/2r5aslpp.default-release/bookmarkbackups/bookmarks-2025-02-13_10_PjDj0xUUAOQlg5oto0eOI7X1YpYhFFlv5f0WPeFghxg=.jsonlz4</text:p>
      <text:p text:style-name="Standard">home/dina/.mozilla/firefox/2r5aslpp.default-release/domain_to_categories.sqlite</text:p>
      <text:p text:style-name="Standard">home/dina/.mozilla/firefox/2r5aslpp.default-release/sessionstore-backups/</text:p>
      <text:p text:style-name="Standard">home/dina/.mozilla/firefox/2r5aslpp.default-release/sessionstore-backups/previous.jsonlz4</text:p>
      <text:p text:style-name="Standard">home/dina/.mozilla/firefox/2r5aslpp.default-release/sessionstore-backups/recovery.baklz4</text:p>
      <text:p text:style-name="Standard">home/dina/.mozilla/firefox/2r5aslpp.default-release/sessionstore-backups/upgrade.jsonlz4-20250120135430</text:p>
      <text:p text:style-name="Standard">home/dina/.mozilla/firefox/2r5aslpp.default-release/sessionstore-backups/recovery.jsonlz4</text:p>
      <text:p text:style-name="Standard">home/dina/.mozilla/firefox/2r5aslpp.default-release/prefs.js</text:p>
      <text:p text:style-name="Standard">home/dina/.mozilla/firefox/2r5aslpp.default-release/permissions.sqlite</text:p>
      <text:p text:style-name="Standard">home/dina/.mozilla/firefox/2r5aslpp.default-release/protections.sqlite</text:p>
      <text:p text:style-name="Standard">home/dina/.mozilla/firefox/2r5aslpp.default-release/suggest.sqlite-wal</text:p>
      <text:p text:style-name="Standard">home/dina/.mozilla/firefox/2r5aslpp.default-release/SiteSecurityServiceState.bin</text:p>
      <text:p text:style-name="Standard">home/dina/.mozilla/firefox/2r5aslpp.default-release/favicons.sqlite-wal</text:p>
      <text:p text:style-name="Standard">home/dina/.mozilla/firefox/2r5aslpp.default-release/cookies.sqlite</text:p>
      <text:p text:style-name="Standard">home/dina/.mozilla/firefox/2r5aslpp.default-release/crashes/</text:p>
      <text:p text:style-name="Standard">home/dina/.mozilla/firefox/2r5aslpp.default-release/crashes/events/</text:p>
      <text:p text:style-name="Standard">home/dina/.mozilla/firefox/2r5aslpp.default-release/crashes/store.json.mozlz4</text:p>
      <text:p text:style-name="Standard"><text:soft-page-break/>home/dina/.mozilla/firefox/2r5aslpp.default-release/domain_to_categories.sqlite-journal</text:p>
      <text:p text:style-name="Standard">home/dina/.mozilla/firefox/2r5aslpp.default-release/.parentlock</text:p>
      <text:p text:style-name="Standard">home/dina/.mozilla/firefox/2r5aslpp.default-release/webappsstore.sqlite-wal</text:p>
      <text:p text:style-name="Standard">home/dina/.mozilla/firefox/2r5aslpp.default-release/places.sqlite</text:p>
      <text:p text:style-name="Standard">home/dina/.mozilla/firefox/2r5aslpp.default-release/extension-store/</text:p>
      <text:p text:style-name="Standard">home/dina/.mozilla/firefox/2r5aslpp.default-release/settings/</text:p>
      <text:p text:style-name="Standard">home/dina/.mozilla/firefox/2r5aslpp.default-release/settings/data.safe.bin</text:p>
      <text:p text:style-name="Standard">home/dina/.mozilla/firefox/2r5aslpp.default-release/places.sqlite-wal</text:p>
      <text:p text:style-name="Standard">home/dina/.mozilla/firefox/2r5aslpp.default-release/containers.json</text:p>
      <text:p text:style-name="Standard">home/dina/.mozilla/firefox/2r5aslpp.default-release/extensions/</text:p>
      <text:p text:style-name="Standard">home/dina/.mozilla/firefox/2r5aslpp.default-release/extensions/jid1-MnnxcxisBPnSXQ@jetpack.xpi</text:p>
      <text:p text:style-name="Standard">home/dina/.mozilla/firefox/2r5aslpp.default-release/extensions/{74145f27-f039-47ce-a470-a662b129930a}.xpi</text:p>
      <text:p text:style-name="Standard">home/dina/.mozilla/firefox/2r5aslpp.default-release/extensions/langpack-en-GB@firefox.mozilla.org.xpi</text:p>
      <text:p text:style-name="Standard">home/dina/.mozilla/firefox/2r5aslpp.default-release/extensions/@contain-facebook.xpi</text:p>
      <text:p text:style-name="Standard">home/dina/.mozilla/firefox/2r5aslpp.default-release/extensions/langpack-en-CA@firefox.mozilla.org.xpi</text:p>
      <text:p text:style-name="Standard">home/dina/.mozilla/firefox/2r5aslpp.default-release/extensions/uBlock0@raymondhill.net.xpi</text:p>
      <text:p text:style-name="Standard">home/dina/.mozilla/firefox/2r5aslpp.default-release/lock</text:p>
      <text:p text:style-name="Standard">home/dina/.mozilla/firefox/2r5aslpp.default-release/formhistory.sqlite</text:p>
      <text:p text:style-name="Standard">home/dina/.mozilla/firefox/2r5aslpp.default-release/extensions.json</text:p>
      <text:p text:style-name="Standard">home/dina/.mozilla/firefox/2r5aslpp.default-release/extension-store-menus/</text:p>
      <text:p text:style-name="Standard">home/dina/.mozilla/firefox/2r5aslpp.default-release/cookies.sqlite-wal</text:p>
      <text:p text:style-name="Standard">home/dina/.mozilla/firefox/2r5aslpp.default-release/favicons.sqlite</text:p>
      <text:p text:style-name="Standard">home/dina/.mozilla/firefox/2r5aslpp.default-release/sessionCheckpoints.json</text:p>
      <text:p text:style-name="Standard">home/dina/.mozilla/firefox/2r5aslpp.default-release/extension-preferences.json</text:p>
      <text:p text:style-name="Standard">home/dina/.mozilla/firefox/2r5aslpp.default-release/xulstore.json</text:p>
      <text:p text:style-name="Standard">home/dina/.mozilla/firefox/2r5aslpp.default-release/cert9.db</text:p>
      <text:p text:style-name="Standard">home/dina/.mozilla/firefox/2r5aslpp.default-release/handlers.json</text:p>
      <text:p text:style-name="Standard">home/dina/.mozilla/firefox/q8gxpopr.default/</text:p>
      <text:p text:style-name="Standard">home/dina/.mozilla/firefox/q8gxpopr.default/times.json</text:p>
      <text:p text:style-name="Standard">home/dina/.mozilla/firefox/profiles.ini</text:p>
      <text:p text:style-name="Standard">home/dina/.mozilla/firefox/installs.ini</text:p>
      <text:p text:style-name="Standard">home/dina/.mozilla/extensions/</text:p>
      <text:p text:style-name="Standard">home/dina/Public/</text:p>
      <text:p text:style-name="Standard">home/dina/.Xauthority</text:p>
      <text:p text:style-name="Standard">home/dina/.dmrc</text:p>
      <text:p text:style-name="Standard">home/dina/Downloads/</text:p>
      <text:p text:style-name="Standard">home/dina/Downloads/UnixLab2.3.pdf</text:p>
      <text:p text:style-name="Standard">home/dina/Downloads/UnixLab2.5_bash_profile.txt</text:p>
      <text:p text:style-name="Standard">home/dina/.profile</text:p>
      <text:p text:style-name="Standard">home/dina/.bash_history</text:p>
      <text:p text:style-name="Standard">home/dina/Exercise5.html</text:p>
      <text:p text:style-name="Standard">home/dina/Music/</text:p>
      <text:p text:style-name="Standard">home/dina/.local/</text:p>
      <text:p text:style-name="Standard">home/dina/.local/state/</text:p>
      <text:p text:style-name="Standard">home/dina/.local/state/cinnamon/</text:p>
      <text:p text:style-name="Standard">home/dina/.local/state/wireplumber/</text:p>
      <text:p text:style-name="Standard"><text:soft-page-break/>home/dina/.local/state/wireplumber/default-routes</text:p>
      <text:p text:style-name="Standard">home/dina/.local/state/wireplumber/restore-stream</text:p>
      <text:p text:style-name="Standard">home/dina/.local/share/</text:p>
      <text:p text:style-name="Standard">home/dina/.local/share/cinnamon/</text:p>
      <text:p text:style-name="Standard">home/dina/.local/share/cinnamon/search_providers/</text:p>
      <text:p text:style-name="Standard">home/dina/.local/share/cinnamon/desklets/</text:p>
      <text:p text:style-name="Standard">home/dina/.local/share/cinnamon/extensions/</text:p>
      <text:p text:style-name="Standard">home/dina/.local/share/cinnamon/applets/</text:p>
      <text:p text:style-name="Standard">home/dina/.local/share/keyrings/</text:p>
      <text:p text:style-name="Standard">home/dina/.local/share/keyrings/login.keyring</text:p>
      <text:p text:style-name="Standard">home/dina/.local/share/keyrings/user.keystore</text:p>
      <text:p text:style-name="Standard">home/dina/.local/share/inxi/</text:p>
      <text:p text:style-name="Standard">home/dina/.local/share/flatpak/</text:p>
      <text:p text:style-name="Standard">home/dina/.local/share/flatpak/.changed</text:p>
      <text:p text:style-name="Standard">home/dina/.local/share/flatpak/repo/</text:p>
      <text:p text:style-name="Standard">home/dina/.local/share/flatpak/repo/tmp/</text:p>
      <text:p text:style-name="Standard">home/dina/.local/share/flatpak/repo/tmp/cache/</text:p>
      <text:p text:style-name="Standard">home/dina/.local/share/flatpak/repo/state/</text:p>
      <text:p text:style-name="Standard">home/dina/.local/share/flatpak/repo/refs/</text:p>
      <text:p text:style-name="Standard">home/dina/.local/share/flatpak/repo/refs/mirrors/</text:p>
      <text:p text:style-name="Standard">home/dina/.local/share/flatpak/repo/refs/remotes/</text:p>
      <text:p text:style-name="Standard">home/dina/.local/share/flatpak/repo/refs/heads/</text:p>
      <text:p text:style-name="Standard">home/dina/.local/share/flatpak/repo/config</text:p>
      <text:p text:style-name="Standard">home/dina/.local/share/flatpak/repo/objects/</text:p>
      <text:p text:style-name="Standard">home/dina/.local/share/flatpak/repo/extensions/</text:p>
      <text:p text:style-name="Standard">home/dina/.local/share/flatpak/db/</text:p>
      <text:p text:style-name="Standard">home/dina/.local/share/evolution/</text:p>
      <text:p text:style-name="Standard">home/dina/.local/share/evolution/mail/</text:p>
      <text:p text:style-name="Standard">home/dina/.local/share/evolution/mail/trash/</text:p>
      <text:p text:style-name="Standard">home/dina/.local/share/evolution/calendar/</text:p>
      <text:p text:style-name="Standard">home/dina/.local/share/evolution/calendar/system/</text:p>
      <text:p text:style-name="Standard">home/dina/.local/share/evolution/calendar/system/calendar.ics</text:p>
      <text:p text:style-name="Standard">home/dina/.local/share/evolution/calendar/trash/</text:p>
      <text:p text:style-name="Standard">home/dina/.local/share/evolution/tasks/</text:p>
      <text:p text:style-name="Standard">home/dina/.local/share/evolution/tasks/system/</text:p>
      <text:p text:style-name="Standard">home/dina/.local/share/evolution/tasks/system/tasks.ics</text:p>
      <text:p text:style-name="Standard">home/dina/.local/share/evolution/tasks/trash/</text:p>
      <text:p text:style-name="Standard">home/dina/.local/share/evolution/addressbook/</text:p>
      <text:p text:style-name="Standard">home/dina/.local/share/evolution/addressbook/system/</text:p>
      <text:p text:style-name="Standard">home/dina/.local/share/evolution/addressbook/system/photos/</text:p>
      <text:p text:style-name="Standard">home/dina/.local/share/evolution/addressbook/system/contacts.db</text:p>
      <text:p text:style-name="Standard">home/dina/.local/share/evolution/addressbook/trash/</text:p>
      <text:p text:style-name="Standard">home/dina/.local/share/evolution/memos/</text:p>
      <text:p text:style-name="Standard">home/dina/.local/share/evolution/memos/trash/</text:p>
      <text:p text:style-name="Standard">home/dina/.local/share/icc/</text:p>
      <text:p text:style-name="Standard">home/dina/.local/share/icc/edid-265f574863a813eda1db0df9ea4f6d29.icc</text:p>
      <text:p text:style-name="Standard">home/dina/.local/share/nano/</text:p>
      <text:p text:style-name="Standard">home/dina/.local/share/recently-used.xbel</text:p>
      <text:p text:style-name="Standard">home/dina/.local/share/applications/</text:p>
      <text:p text:style-name="Standard"><text:soft-page-break/>home/dina/.local/share/applications/webapp-OnlineChat4519.desktop</text:p>
      <text:p text:style-name="Standard">home/dina/.local/share/gvfs-metadata/</text:p>
      <text:p text:style-name="Standard">home/dina/.local/share/gvfs-metadata/uuid-BAC9-28CB</text:p>
      <text:p text:style-name="Standard">home/dina/.local/share/gvfs-metadata/home-2b4291d0.log</text:p>
      <text:p text:style-name="Standard">home/dina/.local/share/gvfs-metadata/home</text:p>
      <text:p text:style-name="Standard">home/dina/.local/share/gvfs-metadata/uuid-BAC9-28CB-0174f33f.log</text:p>
      <text:p text:style-name="Standard">home/dina/.local/share/nemo/</text:p>
      <text:p text:style-name="Standard">home/dina/.local/share/nemo/scripts/</text:p>
      <text:p text:style-name="Standard">home/dina/.local/share/nemo/actions/</text:p>
      <text:p text:style-name="Standard">home/dina/.local/share/session_migration-cinnamon</text:p>
      <text:p text:style-name="Standard">home/dina/.local/share/ice/</text:p>
      <text:p text:style-name="Standard">home/dina/.local/share/ice/firefox/</text:p>
      <text:p text:style-name="Standard">home/dina/.local/share/ice/firefox/OnlineChat4519/</text:p>
      <text:p text:style-name="Standard">home/dina/.local/share/ice/firefox/OnlineChat4519/chrome/</text:p>
      <text:p text:style-name="Standard">home/dina/.local/share/ice/firefox/OnlineChat4519/chrome/userChrome.css</text:p>
      <text:p text:style-name="Standard">home/dina/.local/share/ice/firefox/OnlineChat4519/prefs.js</text:p>
      <text:p text:style-name="Standard">home/dina/.local/share/ice/firefox/OnlineChat4519/permissions.sqlite</text:p>
      <text:p text:style-name="Standard">home/dina/.local/share/ice/firefox/OnlineChat4519/user.js</text:p>
      <text:p text:style-name="Standard">home/dina/.bash_logout</text:p>
      <text:p text:style-name="Standard">home/dina/hello.c</text:p>
      <text:p text:style-name="Standard">dina@Dina:~$ find / -type d &gt; diretories.txt 2&gt; errors.txt</text:p>
      <text:p text:style-name="Standard">sleep 5 &amp;</text:p>
      <text:p text:style-name="Standard">dina@Dina:~$ sleep 5 &amp;</text:p>
      <text:p text:style-name="Standard">[1] 11916</text:p>
      <text:p text:style-name="Standard">dina@Dina:~$ sleep 15</text:p>
      <text:p text:style-name="Standard">bg</text:p>
      <text:p text:style-name="Standard">jobs</text:p>
      <text:p text:style-name="Standard">ps</text:p>
      <text:p text:style-name="Standard">fg[1]+ <text:s/>Done <text:s text:c="19"/>sleep 5</text:p>
      <text:p text:style-name="Standard">dina@Dina:~$ bg</text:p>
      <text:p text:style-name="Standard">bash: bg: current: no such job</text:p>
      <text:p text:style-name="Standard">dina@Dina:~$ jobs</text:p>
      <text:p text:style-name="Standard">dina@Dina:~$ ps</text:p>
      <text:p text:style-name="Standard"><text:s text:c="4"/>PID TTY <text:s text:c="9"/>TIME CMD</text:p>
      <text:p text:style-name="Standard"><text:s text:c="3"/>9647 pts/1 <text:s text:c="3"/>00:00:06 bash</text:p>
      <text:p text:style-name="Standard"><text:s text:c="2"/>11933 pts/1 <text:s text:c="3"/>00:00:00 ps</text:p>
      <text:p text:style-name="Standard">dina@Dina:~$ sleep 15 $</text:p>
      <text:p text:style-name="Standard">sleep: invalid time interval ‘$’</text:p>
      <text:p text:style-name="Standard">Try 'sleep --help' for more information.</text:p>
      <text:p text:style-name="Standard">dina@Dina:~$ sleep 15 &amp;</text:p>
      <text:p text:style-name="Standard">[1] 11937</text:p>
      <text:p text:style-name="Standard">dina@Dina:~$ kill %&lt;job_number&gt;</text:p>
      <text:p text:style-name="Standard">bash: syntax error near unexpected token `newline'</text:p>
      <text:p text:style-name="Standard">dina@Dina:~$ ps aux | grep sleep</text:p>
      <text:p text:style-name="Standard">dina <text:s text:c="6"/>11950 <text:s/>0.0 <text:s/>0.0 <text:s text:c="2"/>9152 <text:s/>2176 pts/1 <text:s text:c="3"/>S+ <text:s text:c="2"/>23:12 <text:s text:c="2"/>0:00 grep --color=auto sleep</text:p>
      <text:p text:style-name="Standard">[1]+ <text:s/>Done <text:s text:c="19"/>sleep 15</text:p>
      <text:p text:style-name="Standard">dina@Dina:~$ kill &lt;PID&gt;</text:p>
      <text:p text:style-name="Standard">bash: syntax error near unexpected token `newline'</text:p>
      <text:p text:style-name="Standard">dina@Dina:~$ sleep 15 &amp;</text:p>
      <text:p text:style-name="Standard"><text:soft-page-break/>[1] 11951</text:p>
      <text:p text:style-name="Standard">dina@Dina:~$ kill -SIGSTOP %1</text:p>
      <text:p text:style-name="Standard">bash: kill: (11951) - No such process</text:p>
      <text:p text:style-name="Standard">[1]+ <text:s/>Done <text:s text:c="19"/>sleep 15</text:p>
      <text:p text:style-name="Standard">dina@Dina:~$ bg %1</text:p>
      <text:p text:style-name="Standard">bash: bg: %1: no such job</text:p>
      <text:p text:style-name="Standard">dina@Dina:~$ sleep 60 &amp;</text:p>
      <text:p text:style-name="Standard">[1] 11965</text:p>
      <text:p text:style-name="Standard">dina@Dina:~$ pkill sleep</text:p>
      <text:p text:style-name="Standard">[1]+ <text:s/>Terminated <text:s text:c="13"/>sleep 60</text:p>
      <text:p text:style-name="Standard">dina@Dina:~$ ps aux</text:p>
      <text:p text:style-name="Standard">USER <text:s text:c="8"/>PID %CPU %MEM <text:s text:c="3"/>VSZ <text:s text:c="2"/>RSS TTY <text:s text:c="5"/>STAT START <text:s text:c="2"/>TIME COMMAND</text:p>
      <text:p text:style-name="Standard">root <text:s text:c="10"/>1 <text:s/>0.4 <text:s/>0.3 <text:s/>22648 13424 ? <text:s text:c="7"/>Ss <text:s text:c="2"/>23:05 <text:s text:c="2"/>0:02 /sbin/init splash</text:p>
      <text:p text:style-name="Standard">root <text:s text:c="10"/>2 <text:s/>0.0 <text:s/>0.0 <text:s text:c="5"/>0 <text:s text:c="4"/>0 ? <text:s text:c="7"/>S <text:s text:c="3"/>23:05 <text:s text:c="2"/>0:00 [kthreadd]</text:p>
      <text:p text:style-name="Standard">root <text:s text:c="10"/>3 <text:s/>0.0 <text:s/>0.0 <text:s text:c="5"/>0 <text:s text:c="4"/>0 ? <text:s text:c="7"/>S <text:s text:c="3"/>23:05 <text:s text:c="2"/>0:00 [pool_workqueue_releas</text:p>
      <text:p text:style-name="Standard">root <text:s text:c="10"/>4 <text:s/>0.0 <text:s/>0.0 <text:s text:c="5"/>0 <text:s text:c="4"/>0 ? <text:s text:c="7"/>I&lt; <text:s text:c="2"/>23:05 <text:s text:c="2"/>0:00 [kworker/R-rcu_g]</text:p>
      <text:p text:style-name="Standard">root <text:s text:c="10"/>5 <text:s/>0.0 <text:s/>0.0 <text:s text:c="5"/>0 <text:s text:c="4"/>0 ? <text:s text:c="7"/>I&lt; <text:s text:c="2"/>23:05 <text:s text:c="2"/>0:00 [kworker/R-rcu_p]</text:p>
      <text:p text:style-name="Standard">root <text:s text:c="10"/>6 <text:s/>0.0 <text:s/>0.0 <text:s text:c="5"/>0 <text:s text:c="4"/>0 ? <text:s text:c="7"/>I&lt; <text:s text:c="2"/>23:05 <text:s text:c="2"/>0:00 [kworker/R-slub_]</text:p>
      <text:p text:style-name="Standard">root <text:s text:c="10"/>7 <text:s/>0.0 <text:s/>0.0 <text:s text:c="5"/>0 <text:s text:c="4"/>0 ? <text:s text:c="7"/>I&lt; <text:s text:c="2"/>23:05 <text:s text:c="2"/>0:00 [kworker/R-netns]</text:p>
      <text:p text:style-name="Standard">root <text:s text:c="9"/>10 <text:s/>0.0 <text:s/>0.0 <text:s text:c="5"/>0 <text:s text:c="4"/>0 ? <text:s text:c="7"/>I <text:s text:c="3"/>23:05 <text:s text:c="2"/>0:00 [kworker/0:1-i915-unor</text:p>
      <text:p text:style-name="Standard">root <text:s text:c="9"/>12 <text:s/>0.0 <text:s/>0.0 <text:s text:c="5"/>0 <text:s text:c="4"/>0 ? <text:s text:c="7"/>I&lt; <text:s text:c="2"/>23:05 <text:s text:c="2"/>0:00 [kworker/R-mm_pe]</text:p>
      <text:p text:style-name="Standard">root <text:s text:c="9"/>13 <text:s/>0.0 <text:s/>0.0 <text:s text:c="5"/>0 <text:s text:c="4"/>0 ? <text:s text:c="7"/>I <text:s text:c="3"/>23:05 <text:s text:c="2"/>0:00 [rcu_tasks_kthread]</text:p>
      <text:p text:style-name="Standard">root <text:s text:c="9"/>14 <text:s/>0.0 <text:s/>0.0 <text:s text:c="5"/>0 <text:s text:c="4"/>0 ? <text:s text:c="7"/>I <text:s text:c="3"/>23:05 <text:s text:c="2"/>0:00 [rcu_tasks_rude_kthrea</text:p>
      <text:p text:style-name="Standard">root <text:s text:c="9"/>15 <text:s/>0.0 <text:s/>0.0 <text:s text:c="5"/>0 <text:s text:c="4"/>0 ? <text:s text:c="7"/>I <text:s text:c="3"/>23:05 <text:s text:c="2"/>0:00 [rcu_tasks_trace_kthre</text:p>
      <text:p text:style-name="Standard">root <text:s text:c="9"/>16 <text:s/>0.0 <text:s/>0.0 <text:s text:c="5"/>0 <text:s text:c="4"/>0 ? <text:s text:c="7"/>S <text:s text:c="3"/>23:05 <text:s text:c="2"/>0:00 [ksoftirqd/0]</text:p>
      <text:p text:style-name="Standard">root <text:s text:c="9"/>17 <text:s/>0.1 <text:s/>0.0 <text:s text:c="5"/>0 <text:s text:c="4"/>0 ? <text:s text:c="7"/>I <text:s text:c="3"/>23:05 <text:s text:c="2"/>0:00 [rcu_preempt]</text:p>
      <text:p text:style-name="Standard">root <text:s text:c="9"/>18 <text:s/>0.0 <text:s/>0.0 <text:s text:c="5"/>0 <text:s text:c="4"/>0 ? <text:s text:c="7"/>S <text:s text:c="3"/>23:05 <text:s text:c="2"/>0:00 [migration/0]</text:p>
      <text:p text:style-name="Standard">root <text:s text:c="9"/>19 <text:s/>0.0 <text:s/>0.0 <text:s text:c="5"/>0 <text:s text:c="4"/>0 ? <text:s text:c="7"/>S <text:s text:c="3"/>23:05 <text:s text:c="2"/>0:00 [idle_inject/0]</text:p>
      <text:p text:style-name="Standard">root <text:s text:c="9"/>20 <text:s/>0.0 <text:s/>0.0 <text:s text:c="5"/>0 <text:s text:c="4"/>0 ? <text:s text:c="7"/>S <text:s text:c="3"/>23:05 <text:s text:c="2"/>0:00 [cpuhp/0]</text:p>
      <text:p text:style-name="Standard">root <text:s text:c="9"/>21 <text:s/>0.0 <text:s/>0.0 <text:s text:c="5"/>0 <text:s text:c="4"/>0 ? <text:s text:c="7"/>S <text:s text:c="3"/>23:05 <text:s text:c="2"/>0:00 [cpuhp/1]</text:p>
      <text:p text:style-name="Standard">root <text:s text:c="9"/>22 <text:s/>0.0 <text:s/>0.0 <text:s text:c="5"/>0 <text:s text:c="4"/>0 ? <text:s text:c="7"/>S <text:s text:c="3"/>23:05 <text:s text:c="2"/>0:00 [idle_inject/1]</text:p>
      <text:p text:style-name="Standard">root <text:s text:c="9"/>23 <text:s/>0.0 <text:s/>0.0 <text:s text:c="5"/>0 <text:s text:c="4"/>0 ? <text:s text:c="7"/>S <text:s text:c="3"/>23:05 <text:s text:c="2"/>0:00 [migration/1]</text:p>
      <text:p text:style-name="Standard">root <text:s text:c="9"/>24 <text:s/>0.0 <text:s/>0.0 <text:s text:c="5"/>0 <text:s text:c="4"/>0 ? <text:s text:c="7"/>S <text:s text:c="3"/>23:05 <text:s text:c="2"/>0:00 [ksoftirqd/1]</text:p>
      <text:p text:style-name="Standard">root <text:s text:c="9"/>26 <text:s/>0.0 <text:s/>0.0 <text:s text:c="5"/>0 <text:s text:c="4"/>0 ? <text:s text:c="7"/>I&lt; <text:s text:c="2"/>23:05 <text:s text:c="2"/>0:00 [kworker/1:0H-events_h</text:p>
      <text:p text:style-name="Standard">root <text:s text:c="9"/>27 <text:s/>0.0 <text:s/>0.0 <text:s text:c="5"/>0 <text:s text:c="4"/>0 ? <text:s text:c="7"/>S <text:s text:c="3"/>23:05 <text:s text:c="2"/>0:00 [cpuhp/2]</text:p>
      <text:p text:style-name="Standard">root <text:s text:c="9"/>28 <text:s/>0.0 <text:s/>0.0 <text:s text:c="5"/>0 <text:s text:c="4"/>0 ? <text:s text:c="7"/>S <text:s text:c="3"/>23:05 <text:s text:c="2"/>0:00 [idle_inject/2]</text:p>
      <text:p text:style-name="Standard">root <text:s text:c="9"/>29 <text:s/>0.0 <text:s/>0.0 <text:s text:c="5"/>0 <text:s text:c="4"/>0 ? <text:s text:c="7"/>S <text:s text:c="3"/>23:05 <text:s text:c="2"/>0:00 [migration/2]</text:p>
      <text:p text:style-name="Standard">root <text:s text:c="9"/>30 <text:s/>0.0 <text:s/>0.0 <text:s text:c="5"/>0 <text:s text:c="4"/>0 ? <text:s text:c="7"/>S <text:s text:c="3"/>23:05 <text:s text:c="2"/>0:00 [ksoftirqd/2]</text:p>
      <text:p text:style-name="Standard">root <text:s text:c="9"/>32 <text:s/>0.0 <text:s/>0.0 <text:s text:c="5"/>0 <text:s text:c="4"/>0 ? <text:s text:c="7"/>I&lt; <text:s text:c="2"/>23:05 <text:s text:c="2"/>0:00 [kworker/2:0H-events_h</text:p>
      <text:p text:style-name="Standard">root <text:s text:c="9"/>33 <text:s/>0.0 <text:s/>0.0 <text:s text:c="5"/>0 <text:s text:c="4"/>0 ? <text:s text:c="7"/>S <text:s text:c="3"/>23:05 <text:s text:c="2"/>0:00 [cpuhp/3]</text:p>
      <text:p text:style-name="Standard">root <text:s text:c="9"/>34 <text:s/>0.0 <text:s/>0.0 <text:s text:c="5"/>0 <text:s text:c="4"/>0 ? <text:s text:c="7"/>S <text:s text:c="3"/>23:05 <text:s text:c="2"/>0:00 [idle_inject/3]</text:p>
      <text:p text:style-name="Standard">root <text:s text:c="9"/>35 <text:s/>0.0 <text:s/>0.0 <text:s text:c="5"/>0 <text:s text:c="4"/>0 ? <text:s text:c="7"/>S <text:s text:c="3"/>23:05 <text:s text:c="2"/>0:00 [migration/3]</text:p>
      <text:p text:style-name="Standard">root <text:s text:c="9"/>36 <text:s/>0.0 <text:s/>0.0 <text:s text:c="5"/>0 <text:s text:c="4"/>0 ? <text:s text:c="7"/>S <text:s text:c="3"/>23:05 <text:s text:c="2"/>0:00 [ksoftirqd/3]</text:p>
      <text:p text:style-name="Standard">root <text:s text:c="9"/>38 <text:s/>0.0 <text:s/>0.0 <text:s text:c="5"/>0 <text:s text:c="4"/>0 ? <text:s text:c="7"/>I&lt; <text:s text:c="2"/>23:05 <text:s text:c="2"/>0:00 [kworker/3:0H-events_h</text:p>
      <text:p text:style-name="Standard">root <text:s text:c="9"/>39 <text:s/>0.0 <text:s/>0.0 <text:s text:c="5"/>0 <text:s text:c="4"/>0 ? <text:s text:c="7"/>S <text:s text:c="3"/>23:05 <text:s text:c="2"/>0:00 [kdevtmpfs]</text:p>
      <text:p text:style-name="Standard">root <text:s text:c="9"/>40 <text:s/>0.0 <text:s/>0.0 <text:s text:c="5"/>0 <text:s text:c="4"/>0 ? <text:s text:c="7"/>I&lt; <text:s text:c="2"/>23:05 <text:s text:c="2"/>0:00 [kworker/R-inet_]</text:p>
      <text:p text:style-name="Standard">root <text:s text:c="9"/>41 <text:s/>0.1 <text:s/>0.0 <text:s text:c="5"/>0 <text:s text:c="4"/>0 ? <text:s text:c="7"/>I <text:s text:c="3"/>23:05 <text:s text:c="2"/>0:00 [kworker/u8:1-events_p</text:p>
      <text:p text:style-name="Standard">root <text:s text:c="9"/>42 <text:s/>0.0 <text:s/>0.0 <text:s text:c="5"/>0 <text:s text:c="4"/>0 ? <text:s text:c="7"/>S <text:s text:c="3"/>23:05 <text:s text:c="2"/>0:00 [kauditd]</text:p>
      <text:p text:style-name="Standard">root <text:s text:c="9"/>43 <text:s/>0.0 <text:s/>0.0 <text:s text:c="5"/>0 <text:s text:c="4"/>0 ? <text:s text:c="7"/>S <text:s text:c="3"/>23:05 <text:s text:c="2"/>0:00 [khungtaskd]</text:p>
      <text:p text:style-name="Standard"><text:soft-page-break/>root <text:s text:c="9"/>44 <text:s/>0.0 <text:s/>0.0 <text:s text:c="5"/>0 <text:s text:c="4"/>0 ? <text:s text:c="7"/>S <text:s text:c="3"/>23:05 <text:s text:c="2"/>0:00 [oom_reaper]</text:p>
      <text:p text:style-name="Standard">root <text:s text:c="9"/>45 <text:s/>0.0 <text:s/>0.0 <text:s text:c="5"/>0 <text:s text:c="4"/>0 ? <text:s text:c="7"/>I <text:s text:c="3"/>23:05 <text:s text:c="2"/>0:00 [kworker/u8:2-events_p</text:p>
      <text:p text:style-name="Standard">root <text:s text:c="9"/>46 <text:s/>0.0 <text:s/>0.0 <text:s text:c="5"/>0 <text:s text:c="4"/>0 ? <text:s text:c="7"/>I&lt; <text:s text:c="2"/>23:05 <text:s text:c="2"/>0:00 [kworker/R-write]</text:p>
      <text:p text:style-name="Standard">root <text:s text:c="9"/>47 <text:s/>0.0 <text:s/>0.0 <text:s text:c="5"/>0 <text:s text:c="4"/>0 ? <text:s text:c="7"/>S <text:s text:c="3"/>23:05 <text:s text:c="2"/>0:00 [kcompactd0]</text:p>
      <text:p text:style-name="Standard">root <text:s text:c="9"/>48 <text:s/>0.0 <text:s/>0.0 <text:s text:c="5"/>0 <text:s text:c="4"/>0 ? <text:s text:c="7"/>SN <text:s text:c="2"/>23:05 <text:s text:c="2"/>0:00 [ksmd]</text:p>
      <text:p text:style-name="Standard">root <text:s text:c="9"/>49 <text:s/>0.0 <text:s/>0.0 <text:s text:c="5"/>0 <text:s text:c="4"/>0 ? <text:s text:c="7"/>SN <text:s text:c="2"/>23:05 <text:s text:c="2"/>0:00 [khugepaged]</text:p>
      <text:p text:style-name="Standard">root <text:s text:c="9"/>50 <text:s/>0.0 <text:s/>0.0 <text:s text:c="5"/>0 <text:s text:c="4"/>0 ? <text:s text:c="7"/>I&lt; <text:s text:c="2"/>23:05 <text:s text:c="2"/>0:00 [kworker/R-kinte]</text:p>
      <text:p text:style-name="Standard">root <text:s text:c="9"/>51 <text:s/>0.0 <text:s/>0.0 <text:s text:c="5"/>0 <text:s text:c="4"/>0 ? <text:s text:c="7"/>I&lt; <text:s text:c="2"/>23:05 <text:s text:c="2"/>0:00 [kworker/R-kbloc]</text:p>
      <text:p text:style-name="Standard">root <text:s text:c="9"/>52 <text:s/>0.0 <text:s/>0.0 <text:s text:c="5"/>0 <text:s text:c="4"/>0 ? <text:s text:c="7"/>I&lt; <text:s text:c="2"/>23:05 <text:s text:c="2"/>0:00 [kworker/R-blkcg]</text:p>
      <text:p text:style-name="Standard">root <text:s text:c="9"/>53 <text:s/>0.0 <text:s/>0.0 <text:s text:c="5"/>0 <text:s text:c="4"/>0 ? <text:s text:c="7"/>S <text:s text:c="3"/>23:05 <text:s text:c="2"/>0:00 [irq/9-acpi]</text:p>
      <text:p text:style-name="Standard">root <text:s text:c="9"/>54 <text:s/>0.0 <text:s/>0.0 <text:s text:c="5"/>0 <text:s text:c="4"/>0 ? <text:s text:c="7"/>I <text:s text:c="3"/>23:05 <text:s text:c="2"/>0:00 [kworker/2:1-i915-unor</text:p>
      <text:p text:style-name="Standard">root <text:s text:c="9"/>55 <text:s/>0.0 <text:s/>0.0 <text:s text:c="5"/>0 <text:s text:c="4"/>0 ? <text:s text:c="7"/>I&lt; <text:s text:c="2"/>23:05 <text:s text:c="2"/>0:00 [kworker/R-tpm_d]</text:p>
      <text:p text:style-name="Standard">root <text:s text:c="9"/>56 <text:s/>0.0 <text:s/>0.0 <text:s text:c="5"/>0 <text:s text:c="4"/>0 ? <text:s text:c="7"/>I&lt; <text:s text:c="2"/>23:05 <text:s text:c="2"/>0:00 [kworker/R-ata_s]</text:p>
      <text:p text:style-name="Standard">root <text:s text:c="9"/>57 <text:s/>0.0 <text:s/>0.0 <text:s text:c="5"/>0 <text:s text:c="4"/>0 ? <text:s text:c="7"/>I&lt; <text:s text:c="2"/>23:05 <text:s text:c="2"/>0:00 [kworker/R-md]</text:p>
      <text:p text:style-name="Standard">root <text:s text:c="9"/>58 <text:s/>0.0 <text:s/>0.0 <text:s text:c="5"/>0 <text:s text:c="4"/>0 ? <text:s text:c="7"/>I&lt; <text:s text:c="2"/>23:05 <text:s text:c="2"/>0:00 [kworker/R-md_bi]</text:p>
      <text:p text:style-name="Standard">root <text:s text:c="9"/>59 <text:s/>0.0 <text:s/>0.0 <text:s text:c="5"/>0 <text:s text:c="4"/>0 ? <text:s text:c="7"/>I&lt; <text:s text:c="2"/>23:05 <text:s text:c="2"/>0:00 [kworker/R-edac-]</text:p>
      <text:p text:style-name="Standard">root <text:s text:c="9"/>60 <text:s/>0.0 <text:s/>0.0 <text:s text:c="5"/>0 <text:s text:c="4"/>0 ? <text:s text:c="7"/>I&lt; <text:s text:c="2"/>23:05 <text:s text:c="2"/>0:00 [kworker/R-devfr]</text:p>
      <text:p text:style-name="Standard">root <text:s text:c="9"/>61 <text:s/>0.0 <text:s/>0.0 <text:s text:c="5"/>0 <text:s text:c="4"/>0 ? <text:s text:c="7"/>S <text:s text:c="3"/>23:05 <text:s text:c="2"/>0:00 [watchdogd]</text:p>
      <text:p text:style-name="Standard">root <text:s text:c="9"/>63 <text:s/>0.0 <text:s/>0.0 <text:s text:c="5"/>0 <text:s text:c="4"/>0 ? <text:s text:c="7"/>I&lt; <text:s text:c="2"/>23:05 <text:s text:c="2"/>0:00 [kworker/1:1H-events_h</text:p>
      <text:p text:style-name="Standard">root <text:s text:c="9"/>65 <text:s/>0.0 <text:s/>0.0 <text:s text:c="5"/>0 <text:s text:c="4"/>0 ? <text:s text:c="7"/>S <text:s text:c="3"/>23:05 <text:s text:c="2"/>0:00 [kswapd0]</text:p>
      <text:p text:style-name="Standard">root <text:s text:c="9"/>66 <text:s/>0.0 <text:s/>0.0 <text:s text:c="5"/>0 <text:s text:c="4"/>0 ? <text:s text:c="7"/>S <text:s text:c="3"/>23:05 <text:s text:c="2"/>0:00 [ecryptfs-kthread]</text:p>
      <text:p text:style-name="Standard">root <text:s text:c="9"/>67 <text:s/>0.0 <text:s/>0.0 <text:s text:c="5"/>0 <text:s text:c="4"/>0 ? <text:s text:c="7"/>I&lt; <text:s text:c="2"/>23:05 <text:s text:c="2"/>0:00 [kworker/R-kthro]</text:p>
      <text:p text:style-name="Standard">root <text:s text:c="9"/>68 <text:s/>0.0 <text:s/>0.0 <text:s text:c="5"/>0 <text:s text:c="4"/>0 ? <text:s text:c="7"/>I&lt; <text:s text:c="2"/>23:05 <text:s text:c="2"/>0:00 [kworker/R-acpi_]</text:p>
      <text:p text:style-name="Standard">root <text:s text:c="9"/>69 <text:s/>0.0 <text:s/>0.0 <text:s text:c="5"/>0 <text:s text:c="4"/>0 ? <text:s text:c="7"/>S <text:s text:c="3"/>23:05 <text:s text:c="2"/>0:00 [hwrng]</text:p>
      <text:p text:style-name="Standard">root <text:s text:c="9"/>70 <text:s/>0.2 <text:s/>0.0 <text:s text:c="5"/>0 <text:s text:c="4"/>0 ? <text:s text:c="7"/>I <text:s text:c="3"/>23:05 <text:s text:c="2"/>0:01 [kworker/1:2-i915-unor</text:p>
      <text:p text:style-name="Standard">root <text:s text:c="9"/>71 <text:s/>0.0 <text:s/>0.0 <text:s text:c="5"/>0 <text:s text:c="4"/>0 ? <text:s text:c="7"/>I&lt; <text:s text:c="2"/>23:05 <text:s text:c="2"/>0:00 [kworker/R-mld]</text:p>
      <text:p text:style-name="Standard">root <text:s text:c="9"/>72 <text:s/>0.0 <text:s/>0.0 <text:s text:c="5"/>0 <text:s text:c="4"/>0 ? <text:s text:c="7"/>I&lt; <text:s text:c="2"/>23:05 <text:s text:c="2"/>0:00 [kworker/R-ipv6_]</text:p>
      <text:p text:style-name="Standard">root <text:s text:c="9"/>79 <text:s/>0.0 <text:s/>0.0 <text:s text:c="5"/>0 <text:s text:c="4"/>0 ? <text:s text:c="7"/>I&lt; <text:s text:c="2"/>23:05 <text:s text:c="2"/>0:00 [kworker/R-kstrp]</text:p>
      <text:p text:style-name="Standard">root <text:s text:c="9"/>81 <text:s/>0.1 <text:s/>0.0 <text:s text:c="5"/>0 <text:s text:c="4"/>0 ? <text:s text:c="7"/>I&lt; <text:s text:c="2"/>23:05 <text:s text:c="2"/>0:00 [kworker/u9:0-i915_fli</text:p>
      <text:p text:style-name="Standard">root <text:s text:c="9"/>86 <text:s/>0.0 <text:s/>0.0 <text:s text:c="5"/>0 <text:s text:c="4"/>0 ? <text:s text:c="7"/>I&lt; <text:s text:c="2"/>23:05 <text:s text:c="2"/>0:00 [kworker/R-crypt]</text:p>
      <text:p text:style-name="Standard">root <text:s text:c="9"/>87 <text:s/>0.0 <text:s/>0.0 <text:s text:c="5"/>0 <text:s text:c="4"/>0 ? <text:s text:c="7"/>I <text:s text:c="3"/>23:05 <text:s text:c="2"/>0:00 [kworker/3:2-i915-unor</text:p>
      <text:p text:style-name="Standard">root <text:s text:c="9"/>97 <text:s/>0.0 <text:s/>0.0 <text:s text:c="5"/>0 <text:s text:c="4"/>0 ? <text:s text:c="7"/>I&lt; <text:s text:c="2"/>23:05 <text:s text:c="2"/>0:00 [kworker/R-charg]</text:p>
      <text:p text:style-name="Standard">root <text:s text:c="8"/>122 <text:s/>0.0 <text:s/>0.0 <text:s text:c="5"/>0 <text:s text:c="4"/>0 ? <text:s text:c="7"/>I&lt; <text:s text:c="2"/>23:05 <text:s text:c="2"/>0:00 [kworker/3:1H-events_h</text:p>
      <text:p text:style-name="Standard">root <text:s text:c="8"/>126 <text:s/>0.0 <text:s/>0.0 <text:s text:c="5"/>0 <text:s text:c="4"/>0 ? <text:s text:c="7"/>I&lt; <text:s text:c="2"/>23:05 <text:s text:c="2"/>0:00 [kworker/2:1H-events_h</text:p>
      <text:p text:style-name="Standard">root <text:s text:c="8"/>137 <text:s/>0.0 <text:s/>0.0 <text:s text:c="5"/>0 <text:s text:c="4"/>0 ? <text:s text:c="7"/>I&lt; <text:s text:c="2"/>23:05 <text:s text:c="2"/>0:00 [kworker/0:1H-events_h</text:p>
      <text:p text:style-name="Standard">root <text:s text:c="8"/>154 <text:s/>0.0 <text:s/>0.0 <text:s text:c="5"/>0 <text:s text:c="4"/>0 ? <text:s text:c="7"/>I&lt; <text:s text:c="2"/>23:05 <text:s text:c="2"/>0:00 [kworker/R-sdhci]</text:p>
      <text:p text:style-name="Standard">root <text:s text:c="8"/>155 <text:s/>0.0 <text:s/>0.0 <text:s text:c="5"/>0 <text:s text:c="4"/>0 ? <text:s text:c="7"/>S <text:s text:c="3"/>23:05 <text:s text:c="2"/>0:00 [irq/39-mmc0]</text:p>
      <text:p text:style-name="Standard">root <text:s text:c="8"/>156 <text:s/>0.0 <text:s/>0.0 <text:s text:c="5"/>0 <text:s text:c="4"/>0 ? <text:s text:c="7"/>S <text:s text:c="3"/>23:05 <text:s text:c="2"/>0:00 [scsi_eh_0]</text:p>
      <text:p text:style-name="Standard">root <text:s text:c="8"/>157 <text:s/>0.0 <text:s/>0.0 <text:s text:c="5"/>0 <text:s text:c="4"/>0 ? <text:s text:c="7"/>I&lt; <text:s text:c="2"/>23:05 <text:s text:c="2"/>0:00 [kworker/R-scsi_]</text:p>
      <text:p text:style-name="Standard">root <text:s text:c="8"/>158 <text:s/>0.1 <text:s/>0.0 <text:s text:c="5"/>0 <text:s text:c="4"/>0 ? <text:s text:c="7"/>I <text:s text:c="3"/>23:05 <text:s text:c="2"/>0:00 [kworker/u8:3-i915]</text:p>
      <text:p text:style-name="Standard">root <text:s text:c="8"/>159 <text:s/>0.3 <text:s/>0.0 <text:s text:c="5"/>0 <text:s text:c="4"/>0 ? <text:s text:c="7"/>S <text:s text:c="3"/>23:05 <text:s text:c="2"/>0:01 [irq/129-SYN1B7F:00]</text:p>
      <text:p text:style-name="Standard">root <text:s text:c="8"/>160 <text:s/>0.0 <text:s/>0.0 <text:s text:c="5"/>0 <text:s text:c="4"/>0 ? <text:s text:c="7"/>I&lt; <text:s text:c="2"/>23:05 <text:s text:c="2"/>0:00 [kworker/R-mmc_c]</text:p>
      <text:p text:style-name="Standard">root <text:s text:c="8"/>176 <text:s/>0.0 <text:s/>0.0 <text:s text:c="5"/>0 <text:s text:c="4"/>0 ? <text:s text:c="7"/>I <text:s text:c="3"/>23:05 <text:s text:c="2"/>0:00 [kworker/0:2-kacpi_not</text:p>
      <text:p text:style-name="Standard">root <text:s text:c="8"/>187 <text:s/>0.0 <text:s/>0.0 <text:s text:c="5"/>0 <text:s text:c="4"/>0 ? <text:s text:c="7"/>I&lt; <text:s text:c="2"/>23:05 <text:s text:c="2"/>0:00 [kworker/R-raid5]</text:p>
      <text:p text:style-name="Standard">root <text:s text:c="8"/>200 <text:s/>0.0 <text:s/>0.0 <text:s text:c="5"/>0 <text:s text:c="4"/>0 ? <text:s text:c="7"/>I <text:s text:c="3"/>23:05 <text:s text:c="2"/>0:00 [kworker/2:2-mm_percpu</text:p>
      <text:p text:style-name="Standard">root <text:s text:c="8"/>235 <text:s/>0.0 <text:s/>0.0 <text:s text:c="5"/>0 <text:s text:c="4"/>0 ? <text:s text:c="7"/>S <text:s text:c="3"/>23:05 <text:s text:c="2"/>0:00 [jbd2/sda5-8]</text:p>
      <text:p text:style-name="Standard">root <text:s text:c="8"/>236 <text:s/>0.0 <text:s/>0.0 <text:s text:c="5"/>0 <text:s text:c="4"/>0 ? <text:s text:c="7"/>I&lt; <text:s text:c="2"/>23:05 <text:s text:c="2"/>0:00 [kworker/R-ext4-]</text:p>
      <text:p text:style-name="Standard">root <text:s text:c="8"/>286 <text:s/>0.1 <text:s/>0.5 <text:s/>66964 19312 ? <text:s text:c="7"/>S&lt;s <text:s/>23:05 <text:s text:c="2"/>0:00 /usr/lib/systemd/syste</text:p>
      <text:p text:style-name="Standard">root <text:s text:c="8"/>303 <text:s/>0.0 <text:s/>0.0 <text:s text:c="5"/>0 <text:s text:c="4"/>0 ? <text:s text:c="7"/>I&lt; <text:s text:c="2"/>23:05 <text:s text:c="2"/>0:00 [kworker/0:2H-kblockd]</text:p>
      <text:p text:style-name="Standard"><text:soft-page-break/>root <text:s text:c="8"/>345 <text:s/>0.1 <text:s/>0.2 <text:s/>29812 <text:s/>7748 ? <text:s text:c="7"/>Ss <text:s text:c="2"/>23:06 <text:s text:c="2"/>0:00 /usr/lib/systemd/syste</text:p>
      <text:p text:style-name="Standard">root <text:s text:c="8"/>351 <text:s/>0.0 <text:s/>0.0 <text:s text:c="5"/>0 <text:s text:c="4"/>0 ? <text:s text:c="7"/>S <text:s text:c="3"/>23:06 <text:s text:c="2"/>0:00 [psimon]</text:p>
      <text:p text:style-name="Standard">root <text:s text:c="8"/>377 <text:s/>0.0 <text:s/>0.0 <text:s text:c="5"/>0 <text:s text:c="4"/>0 ? <text:s text:c="7"/>I <text:s text:c="3"/>23:06 <text:s text:c="2"/>0:00 [kworker/3:3-events]</text:p>
      <text:p text:style-name="Standard">root <text:s text:c="8"/>449 <text:s/>0.0 <text:s/>0.0 <text:s text:c="5"/>0 <text:s text:c="4"/>0 ? <text:s text:c="7"/>S <text:s text:c="3"/>23:06 <text:s text:c="2"/>0:00 [irq/130-mei_me]</text:p>
      <text:p text:style-name="Standard">root <text:s text:c="8"/>452 <text:s/>0.0 <text:s/>0.0 <text:s text:c="5"/>0 <text:s text:c="4"/>0 ? <text:s text:c="7"/>I&lt; <text:s text:c="2"/>23:06 <text:s text:c="2"/>0:00 [kworker/R-cfg80]</text:p>
      <text:p text:style-name="Standard">root <text:s text:c="8"/>458 <text:s/>0.0 <text:s/>0.0 <text:s text:c="5"/>0 <text:s text:c="4"/>0 ? <text:s text:c="7"/>S <text:s text:c="3"/>23:06 <text:s text:c="2"/>0:00 [irq/131-iwlwifi]</text:p>
      <text:p text:style-name="Standard">root <text:s text:c="8"/>575 <text:s/>0.0 <text:s/>0.0 <text:s text:c="5"/>0 <text:s text:c="4"/>0 ? <text:s text:c="7"/>I <text:s text:c="3"/>23:06 <text:s text:c="2"/>0:00 [kworker/1:4-i915-unor</text:p>
      <text:p text:style-name="Standard">systemd+ <text:s text:c="4"/>597 <text:s/>0.0 <text:s/>0.3 <text:s/>21712 12928 ? <text:s text:c="7"/>Ss <text:s text:c="2"/>23:06 <text:s text:c="2"/>0:00 /usr/lib/systemd/syste</text:p>
      <text:p text:style-name="Standard">systemd+ <text:s text:c="4"/>604 <text:s/>0.0 <text:s/>0.2 <text:s/>91212 <text:s/>7808 ? <text:s text:c="7"/>Ssl <text:s/>23:06 <text:s text:c="2"/>0:00 /usr/lib/systemd/syste</text:p>
      <text:p text:style-name="Standard">root <text:s text:c="8"/>619 <text:s/>0.0 <text:s/>0.0 <text:s text:c="5"/>0 <text:s text:c="4"/>0 ? <text:s text:c="7"/>I&lt; <text:s text:c="2"/>23:06 <text:s text:c="2"/>0:00 [kworker/R-ttm]</text:p>
      <text:p text:style-name="Standard">root <text:s text:c="8"/>621 <text:s/>0.0 <text:s/>0.0 <text:s text:c="5"/>0 <text:s text:c="4"/>0 ? <text:s text:c="7"/>S <text:s text:c="3"/>23:06 <text:s text:c="2"/>0:00 [card1-crtc0]</text:p>
      <text:p text:style-name="Standard">root <text:s text:c="8"/>622 <text:s/>0.0 <text:s/>0.0 <text:s text:c="5"/>0 <text:s text:c="4"/>0 ? <text:s text:c="7"/>S <text:s text:c="3"/>23:06 <text:s text:c="2"/>0:00 [card1-crtc1]</text:p>
      <text:p text:style-name="Standard">root <text:s text:c="8"/>623 <text:s/>0.0 <text:s/>0.0 <text:s text:c="5"/>0 <text:s text:c="4"/>0 ? <text:s text:c="7"/>S <text:s text:c="3"/>23:06 <text:s text:c="2"/>0:00 [card1-crtc2]</text:p>
      <text:p text:style-name="Standard">root <text:s text:c="8"/>629 <text:s/>0.0 <text:s/>0.0 <text:s text:c="5"/>0 <text:s text:c="4"/>0 ? <text:s text:c="7"/>I&lt; <text:s text:c="2"/>23:06 <text:s text:c="2"/>0:00 [kworker/u9:2-rb_alloc</text:p>
      <text:p text:style-name="Standard">root <text:s text:c="8"/>644 <text:s/>0.0 <text:s/>0.2 313292 <text:s/>7692 ? <text:s text:c="7"/>Ssl <text:s/>23:06 <text:s text:c="2"/>0:00 /usr/libexec/accounts-</text:p>
      <text:p text:style-name="Standard">avahi <text:s text:c="7"/>647 <text:s/>0.0 <text:s/>0.1 <text:s text:c="2"/>8608 <text:s/>4224 ? <text:s text:c="7"/>Ss <text:s text:c="2"/>23:06 <text:s text:c="2"/>0:00 avahi-daemon: running </text:p>
      <text:p text:style-name="Standard">root <text:s text:c="8"/>649 <text:s/>0.0 <text:s/>0.1 <text:s/>13660 <text:s/>6144 ? <text:s text:c="7"/>Ss <text:s text:c="2"/>23:06 <text:s text:c="2"/>0:00 /usr/libexec/bluetooth</text:p>
      <text:p text:style-name="Standard">root <text:s text:c="8"/>650 <text:s/>0.0 <text:s/>0.0 <text:s text:c="2"/>9424 <text:s/>2560 ? <text:s text:c="7"/>Ss <text:s text:c="2"/>23:06 <text:s text:c="2"/>0:00 /usr/sbin/cron -f -P</text:p>
      <text:p text:style-name="Standard">message+ <text:s text:c="4"/>651 <text:s/>0.1 <text:s/>0.1 <text:s/>11128 <text:s/>6528 ? <text:s text:c="7"/>Ss <text:s text:c="2"/>23:06 <text:s text:c="2"/>0:00 @dbus-daemon --system </text:p>
      <text:p text:style-name="Standard">root <text:s text:c="8"/>656 <text:s/>0.0 <text:s/>0.1 <text:s/>82920 <text:s/>3968 ? <text:s text:c="7"/>Ssl <text:s/>23:06 <text:s text:c="2"/>0:00 /usr/sbin/irqbalance</text:p>
      <text:p text:style-name="Standard">polkitd <text:s text:c="5"/>675 <text:s/>0.0 <text:s/>0.2 385232 11124 ? <text:s text:c="7"/>Ssl <text:s/>23:06 <text:s text:c="2"/>0:00 /usr/lib/polkit-1/polk</text:p>
      <text:p text:style-name="Standard">root <text:s text:c="8"/>677 <text:s/>0.0 <text:s/>0.1 313504 <text:s/>6912 ? <text:s text:c="7"/>Ssl <text:s/>23:06 <text:s text:c="2"/>0:00 /usr/libexec/power-pro</text:p>
      <text:p text:style-name="Standard">root <text:s text:c="8"/>682 <text:s/>0.0 <text:s/>0.1 309720 <text:s/>6528 ? <text:s text:c="7"/>Ssl <text:s/>23:06 <text:s text:c="2"/>0:00 /usr/libexec/switchero</text:p>
      <text:p text:style-name="Standard">root <text:s text:c="8"/>684 <text:s/>0.0 <text:s/>0.2 <text:s/>18124 <text:s/>9076 ? <text:s text:c="7"/>Ss <text:s text:c="2"/>23:06 <text:s text:c="2"/>0:00 /usr/lib/systemd/syste</text:p>
      <text:p text:style-name="Standard">root <text:s text:c="8"/>688 <text:s/>0.0 <text:s/>0.2 424868 10880 ? <text:s text:c="7"/>Ssl <text:s/>23:06 <text:s text:c="2"/>0:00 /usr/sbin/thermald --s</text:p>
      <text:p text:style-name="Standard">root <text:s text:c="8"/>692 <text:s/>0.1 <text:s/>0.3 258524 14208 ? <text:s text:c="7"/>Ssl <text:s/>23:06 <text:s text:c="2"/>0:00 /usr/bin/touchegg --da</text:p>
      <text:p text:style-name="Standard">root <text:s text:c="8"/>707 <text:s/>0.0 <text:s/>0.3 469864 14832 ? <text:s text:c="7"/>Ssl <text:s/>23:06 <text:s text:c="2"/>0:00 /usr/libexec/udisks2/u</text:p>
      <text:p text:style-name="Standard">syslog <text:s text:c="6"/>724 <text:s/>0.0 <text:s/>0.1 222508 <text:s/>6144 ? <text:s text:c="7"/>Ssl <text:s/>23:06 <text:s text:c="2"/>0:00 /usr/sbin/rsyslogd -n </text:p>
      <text:p text:style-name="Standard">avahi <text:s text:c="7"/>762 <text:s/>0.0 <text:s/>0.0 <text:s text:c="2"/>8420 <text:s/>1408 ? <text:s text:c="7"/>S <text:s text:c="3"/>23:06 <text:s text:c="2"/>0:00 avahi-daemon: chroot h</text:p>
      <text:p text:style-name="Standard">root <text:s text:c="8"/>771 <text:s/>0.0 <text:s/>0.5 336832 19968 ? <text:s text:c="7"/>Ssl <text:s/>23:06 <text:s text:c="2"/>0:00 /usr/sbin/NetworkManag</text:p>
      <text:p text:style-name="Standard">root <text:s text:c="8"/>779 <text:s/>0.0 <text:s/>0.2 <text:s/>18152 11136 ? <text:s text:c="7"/>Ss <text:s text:c="2"/>23:06 <text:s text:c="2"/>0:00 /usr/sbin/wpa_supplica</text:p>
      <text:p text:style-name="Standard">root <text:s text:c="8"/>817 <text:s/>0.0 <text:s/>0.3 392472 12800 ? <text:s text:c="7"/>Ssl <text:s/>23:06 <text:s text:c="2"/>0:00 /usr/sbin/ModemManager</text:p>
      <text:p text:style-name="Standard">root <text:s text:c="8"/>865 <text:s/>0.0 <text:s/>0.0 <text:s text:c="5"/>0 <text:s text:c="4"/>0 ? <text:s text:c="7"/>I <text:s text:c="3"/>23:06 <text:s text:c="2"/>0:00 [kworker/u8:4-flush-8:</text:p>
      <text:p text:style-name="Standard">root <text:s text:c="8"/>899 <text:s/>0.0 <text:s/>0.3 <text:s/>38240 11776 ? <text:s text:c="7"/>Ss <text:s text:c="2"/>23:06 <text:s text:c="2"/>0:00 /usr/sbin/cupsd -l</text:p>
      <text:p text:style-name="Standard">root <text:s text:c="8"/>914 <text:s/>0.0 <text:s/>0.2 380460 <text:s/>7672 ? <text:s text:c="7"/>SLsl 23:06 <text:s text:c="2"/>0:00 /usr/sbin/lightdm</text:p>
      <text:p text:style-name="Standard">root <text:s text:c="8"/>924 <text:s/>2.8 <text:s/>2.8 824684 108208 tty7 <text:s text:c="3"/>Ssl+ 23:06 <text:s text:c="2"/>0:14 /usr/lib/xorg/Xorg -co</text:p>
      <text:p text:style-name="Standard">root <text:s text:c="8"/>928 <text:s/>0.0 <text:s/>0.0 <text:s text:c="2"/>8704 <text:s/>1920 tty1 <text:s text:c="4"/>Ss+ <text:s/>23:06 <text:s text:c="2"/>0:00 /sbin/agetty -o -p -- </text:p>
      <text:p text:style-name="Standard">root <text:s text:c="8"/>949 <text:s/>0.0 <text:s/>0.0 <text:s text:c="5"/>0 <text:s text:c="4"/>0 ? <text:s text:c="7"/>S <text:s text:c="3"/>23:06 <text:s text:c="2"/>0:00 [psimon]</text:p>
      <text:p text:style-name="Standard">rtkit <text:s text:c="7"/>978 <text:s/>0.0 <text:s/>0.0 <text:s/>22940 <text:s/>3328 ? <text:s text:c="7"/>SNsl 23:06 <text:s text:c="2"/>0:00 /usr/libexec/rtkit-dae</text:p>
      <text:p text:style-name="Standard">root <text:s text:c="7"/>1032 <text:s/>0.0 <text:s/>0.0 <text:s text:c="5"/>0 <text:s text:c="4"/>0 ? <text:s text:c="7"/>S&lt; <text:s text:c="2"/>23:06 <text:s text:c="2"/>0:00 [krfcommd]</text:p>
      <text:p text:style-name="Standard">root <text:s text:c="7"/>1056 <text:s/>0.0 <text:s/>0.2 316948 <text:s/>8960 ? <text:s text:c="7"/>Ssl <text:s/>23:06 <text:s text:c="2"/>0:00 /usr/libexec/upowerd</text:p>
      <text:p text:style-name="Standard">root <text:s text:c="7"/>1088 <text:s/>0.0 <text:s/>0.2 236472 <text:s/>8888 ? <text:s text:c="7"/>Sl <text:s text:c="2"/>23:06 <text:s text:c="2"/>0:00 lightdm --session-chil</text:p>
      <text:p text:style-name="Standard">cups-br+ <text:s text:c="3"/>1109 <text:s/>0.0 <text:s/>0.5 268384 19840 ? <text:s text:c="7"/>Ssl <text:s/>23:06 <text:s text:c="2"/>0:00 /usr/sbin/cups-browsed</text:p>
      <text:p text:style-name="Standard">kernoops <text:s text:c="3"/>1111 <text:s/>0.0 <text:s/>0.0 <text:s/>12744 <text:s/>2056 ? <text:s text:c="7"/>Ss <text:s text:c="2"/>23:06 <text:s text:c="2"/>0:00 /usr/sbin/kerneloops -</text:p>
      <text:p text:style-name="Standard">kernoops <text:s text:c="3"/>1114 <text:s/>0.0 <text:s/>0.0 <text:s/>12744 <text:s/>2196 ? <text:s text:c="7"/>Ss <text:s text:c="2"/>23:06 <text:s text:c="2"/>0:00 /usr/sbin/kerneloops</text:p>
      <text:p text:style-name="Standard">dina <text:s text:c="7"/>1133 <text:s/>0.0 <text:s/>0.3 <text:s/>20560 11648 ? <text:s text:c="7"/>Ss <text:s text:c="2"/>23:06 <text:s text:c="2"/>0:00 /usr/lib/systemd/syste</text:p>
      <text:p text:style-name="Standard">dina <text:s text:c="7"/>1134 <text:s/>0.0 <text:s/>0.0 <text:s/>23148 <text:s/>3724 ? <text:s text:c="7"/>S <text:s text:c="3"/>23:06 <text:s text:c="2"/>0:00 (sd-pam)</text:p>
      <text:p text:style-name="Standard">dina <text:s text:c="7"/>1144 <text:s/>0.0 <text:s/>0.3 116140 14552 ? <text:s text:c="7"/>S&lt;sl 23:06 <text:s text:c="2"/>0:00 /usr/bin/pipewire</text:p>
      <text:p text:style-name="Standard">dina <text:s text:c="7"/>1145 <text:s/>0.0 <text:s/>0.1 <text:s/>97736 <text:s/>5760 ? <text:s text:c="7"/>Ssl <text:s/>23:06 <text:s text:c="2"/>0:00 /usr/bin/pipewire -c f</text:p>
      <text:p text:style-name="Standard"><text:soft-page-break/>dina <text:s text:c="7"/>1147 <text:s/>0.0 <text:s/>0.4 407100 18816 ? <text:s text:c="7"/>S&lt;sl 23:06 <text:s text:c="2"/>0:00 /usr/bin/wireplumber</text:p>
      <text:p text:style-name="Standard">dina <text:s text:c="7"/>1148 <text:s/>0.0 <text:s/>0.4 116612 17584 ? <text:s text:c="7"/>S&lt;Lsl 23:06 <text:s text:c="2"/>0:00 /usr/bin/pipewire-pul</text:p>
      <text:p text:style-name="Standard">dina <text:s text:c="7"/>1149 <text:s/>0.0 <text:s/>0.2 316508 <text:s/>9728 ? <text:s text:c="7"/>SLsl 23:06 <text:s text:c="2"/>0:00 /usr/bin/gnome-keyring</text:p>
      <text:p text:style-name="Standard">dina <text:s text:c="7"/>1150 <text:s/>0.1 <text:s/>0.1 <text:s/>10396 <text:s/>5888 ? <text:s text:c="7"/>Ss <text:s text:c="2"/>23:06 <text:s text:c="2"/>0:00 /usr/bin/dbus-daemon -</text:p>
      <text:p text:style-name="Standard">dina <text:s text:c="7"/>1170 <text:s/>0.0 <text:s/>0.2 314160 <text:s/>7680 ? <text:s text:c="7"/>Ssl <text:s/>23:06 <text:s text:c="2"/>0:00 /usr/libexec/gvfsd</text:p>
      <text:p text:style-name="Standard">dina <text:s text:c="7"/>1171 <text:s/>0.0 <text:s/>0.4 625968 15616 ? <text:s text:c="7"/>Ssl <text:s/>23:06 <text:s text:c="2"/>0:00 /usr/lib/x86_64-linux-</text:p>
      <text:p text:style-name="Standard">dina <text:s text:c="7"/>1187 <text:s/>0.0 <text:s/>0.1 459828 <text:s/>7040 ? <text:s text:c="7"/>Sl <text:s text:c="2"/>23:06 <text:s text:c="2"/>0:00 /usr/libexec/gvfsd-fus</text:p>
      <text:p text:style-name="Standard">dina <text:s text:c="7"/>1274 <text:s/>0.0 <text:s/>0.1 309308 <text:s/>5888 ? <text:s text:c="7"/>Ssl <text:s/>23:06 <text:s text:c="2"/>0:00 /usr/libexec/xdg-permi</text:p>
      <text:p text:style-name="Standard">dina <text:s text:c="7"/>1411 <text:s/>0.0 <text:s/>0.6 301824 24044 ? <text:s text:c="7"/>Sl <text:s text:c="2"/>23:06 <text:s text:c="2"/>0:00 /usr/bin/csd-clipboard</text:p>
      <text:p text:style-name="Standard">dina <text:s text:c="7"/>1412 <text:s/>0.0 <text:s/>0.2 383812 <text:s/>8576 ? <text:s text:c="7"/>Sl <text:s text:c="2"/>23:06 <text:s text:c="2"/>0:00 /usr/libexec/at-spi-bu</text:p>
      <text:p text:style-name="Standard">dina <text:s text:c="7"/>1413 <text:s/>0.0 <text:s/>0.6 524796 26156 ? <text:s text:c="7"/>Sl <text:s text:c="2"/>23:06 <text:s text:c="2"/>0:00 /usr/bin/csd-power</text:p>
      <text:p text:style-name="Standard">dina <text:s text:c="7"/>1414 <text:s/>0.0 <text:s/>0.6 375800 25208 ? <text:s text:c="7"/>Sl <text:s text:c="2"/>23:06 <text:s text:c="2"/>0:00 /usr/bin/csd-keyboard</text:p>
      <text:p text:style-name="Standard">dina <text:s text:c="7"/>1415 <text:s/>0.0 <text:s/>0.1 305780 <text:s/>6912 ? <text:s text:c="7"/>Sl <text:s text:c="2"/>23:06 <text:s text:c="2"/>0:00 /usr/bin/csd-a11y-sett</text:p>
      <text:p text:style-name="Standard">dina <text:s text:c="7"/>1416 <text:s/>0.0 <text:s/>0.6 376500 25124 ? <text:s text:c="7"/>Sl <text:s text:c="2"/>23:06 <text:s text:c="2"/>0:00 /usr/bin/csd-wacom</text:p>
      <text:p text:style-name="Standard">dina <text:s text:c="7"/>1420 <text:s/>0.0 <text:s/>0.6 449820 24768 ? <text:s text:c="7"/>Sl <text:s text:c="2"/>23:06 <text:s text:c="2"/>0:00 /usr/bin/csd-automount</text:p>
      <text:p text:style-name="Standard">dina <text:s text:c="7"/>1425 <text:s/>0.0 <text:s/>0.7 593976 27612 ? <text:s text:c="7"/>Sl <text:s text:c="2"/>23:06 <text:s text:c="2"/>0:00 /usr/bin/csd-media-key</text:p>
      <text:p text:style-name="Standard">dina <text:s text:c="7"/>1427 <text:s/>0.0 <text:s/>0.8 443020 34288 ? <text:s text:c="7"/>Sl <text:s text:c="2"/>23:06 <text:s text:c="2"/>0:00 /usr/bin/csd-backgroun</text:p>
      <text:p text:style-name="Standard">dina <text:s text:c="7"/>1428 <text:s/>0.0 <text:s/>0.1 <text:s text:c="2"/>9552 <text:s/>4864 ? <text:s text:c="7"/>S <text:s text:c="3"/>23:06 <text:s text:c="2"/>0:00 /usr/bin/dbus-daemon -</text:p>
      <text:p text:style-name="Standard">dina <text:s text:c="7"/>1429 <text:s/>0.0 <text:s/>0.1 304784 <text:s/>6656 ? <text:s text:c="7"/>Sl <text:s text:c="2"/>23:06 <text:s text:c="2"/>0:00 /usr/bin/csd-settings-</text:p>
      <text:p text:style-name="Standard">dina <text:s text:c="7"/>1435 <text:s/>0.0 <text:s/>0.1 303820 <text:s/>5760 ? <text:s text:c="7"/>Sl <text:s text:c="2"/>23:06 <text:s text:c="2"/>0:00 /usr/bin/csd-screensav</text:p>
      <text:p text:style-name="Standard">dina <text:s text:c="7"/>1438 <text:s/>0.0 <text:s/>0.6 376024 24404 ? <text:s text:c="7"/>Sl <text:s text:c="2"/>23:06 <text:s text:c="2"/>0:00 /usr/bin/csd-housekeep</text:p>
      <text:p text:style-name="Standard">dina <text:s text:c="7"/>1446 <text:s/>0.0 <text:s/>0.6 377740 26468 ? <text:s text:c="7"/>Sl <text:s text:c="2"/>23:06 <text:s text:c="2"/>0:00 /usr/bin/csd-xsettings</text:p>
      <text:p text:style-name="Standard">dina <text:s text:c="7"/>1450 <text:s/>0.0 <text:s/>0.2 317900 11008 ? <text:s text:c="7"/>Sl <text:s text:c="2"/>23:06 <text:s text:c="2"/>0:00 /usr/bin/csd-print-not</text:p>
      <text:p text:style-name="Standard">dina <text:s text:c="7"/>1452 <text:s/>0.0 <text:s/>0.7 611976 26904 ? <text:s text:c="7"/>Sl <text:s text:c="2"/>23:06 <text:s text:c="2"/>0:00 /usr/bin/csd-color</text:p>
      <text:p text:style-name="Standard">dina <text:s text:c="7"/>1462 <text:s/>0.0 <text:s/>0.1 230232 <text:s/>5888 ? <text:s text:c="7"/>Ssl <text:s/>23:06 <text:s text:c="2"/>0:00 /usr/libexec/dconf-ser</text:p>
      <text:p text:style-name="Standard">dina <text:s text:c="7"/>1472 <text:s/>0.0 <text:s/>0.2 236168 <text:s/>7808 ? <text:s text:c="7"/>Sl <text:s text:c="2"/>23:06 <text:s text:c="2"/>0:00 /usr/libexec/at-spi2-r</text:p>
      <text:p text:style-name="Standard">dina <text:s text:c="7"/>1492 <text:s/>0.0 <text:s/>0.3 416200 14592 ? <text:s text:c="7"/>Sl <text:s text:c="2"/>23:06 <text:s text:c="2"/>0:00 /usr/libexec/csd-print</text:p>
      <text:p text:style-name="Standard">dina <text:s text:c="7"/>1504 <text:s/>0.0 <text:s/>0.2 389344 10096 ? <text:s text:c="7"/>Ssl <text:s/>23:06 <text:s text:c="2"/>0:00 /usr/libexec/gvfs-udis</text:p>
      <text:p text:style-name="Standard">colord <text:s text:c="5"/>1515 <text:s/>0.0 <text:s/>0.3 320464 14736 ? <text:s text:c="7"/>Ssl <text:s/>23:06 <text:s text:c="2"/>0:00 /usr/libexec/colord</text:p>
      <text:p text:style-name="Standard">dina <text:s text:c="7"/>1534 <text:s/>0.0 <text:s/>1.0 541760 39040 ? <text:s text:c="7"/>Sl <text:s text:c="2"/>23:06 <text:s text:c="2"/>0:00 cinnamon-launcher</text:p>
      <text:p text:style-name="Standard">dina <text:s text:c="7"/>1535 <text:s/>0.0 <text:s/>0.1 310760 <text:s/>6912 ? <text:s text:c="7"/>Ssl <text:s/>23:06 <text:s text:c="2"/>0:00 /usr/libexec/gvfs-gpho</text:p>
      <text:p text:style-name="Standard">dina <text:s text:c="7"/>1540 <text:s/>0.0 <text:s/>0.2 389376 <text:s/>8064 ? <text:s text:c="7"/>Ssl <text:s/>23:06 <text:s text:c="2"/>0:00 /usr/libexec/gvfs-afc-</text:p>
      <text:p text:style-name="Standard">dina <text:s text:c="7"/>1546 <text:s/>0.0 <text:s/>0.1 309792 <text:s/>6400 ? <text:s text:c="7"/>Ssl <text:s/>23:06 <text:s text:c="2"/>0:00 /usr/libexec/gvfs-mtp-</text:p>
      <text:p text:style-name="Standard">dina <text:s text:c="7"/>1553 <text:s/>0.0 <text:s/>0.1 309772 <text:s/>6528 ? <text:s text:c="7"/>Ssl <text:s/>23:06 <text:s text:c="2"/>0:00 /usr/libexec/gvfs-goa-</text:p>
      <text:p text:style-name="Standard">dina <text:s text:c="7"/>1562 <text:s/>0.0 <text:s/>0.6 546916 24064 ? <text:s text:c="7"/>Sl <text:s text:c="2"/>23:06 <text:s text:c="2"/>0:00 /usr/libexec/goa-daemo</text:p>
      <text:p text:style-name="Standard">dina <text:s text:c="7"/>1571 <text:s/>0.0 <text:s/>0.2 389244 <text:s/>9216 ? <text:s text:c="7"/>Sl <text:s text:c="2"/>23:06 <text:s text:c="2"/>0:00 /usr/libexec/goa-ident</text:p>
      <text:p text:style-name="Standard">dina <text:s text:c="7"/>1581 <text:s/>4.1 <text:s/>4.8 4268332 186660 ? <text:s text:c="5"/>Sl <text:s text:c="2"/>23:06 <text:s text:c="2"/>0:20 cinnamon --replace</text:p>
      <text:p text:style-name="Standard">dina <text:s text:c="7"/>1605 <text:s/>0.0 <text:s/>0.7 450108 28672 ? <text:s text:c="7"/>Sl <text:s text:c="2"/>23:06 <text:s text:c="2"/>0:00 /usr/lib/x86_64-linux-</text:p>
      <text:p text:style-name="Standard">dina <text:s text:c="7"/>1632 <text:s/>0.2 <text:s/>1.5 1171816 60972 ? <text:s text:c="6"/>Sl <text:s text:c="2"/>23:06 <text:s text:c="2"/>0:01 /usr/bin/nemo-desktop</text:p>
      <text:p text:style-name="Standard">dina <text:s text:c="7"/>1633 <text:s/>0.0 <text:s/>0.1 310260 <text:s/>6272 ? <text:s text:c="7"/>Sl <text:s text:c="2"/>23:06 <text:s text:c="2"/>0:00 /usr/libexec/geoclue-2</text:p>
      <text:p text:style-name="Standard">dina <text:s text:c="7"/>1635 <text:s/>0.0 <text:s/>0.9 392456 37620 ? <text:s text:c="7"/>Sl <text:s text:c="2"/>23:06 <text:s text:c="2"/>0:00 cinnamon-killer-daemon</text:p>
      <text:p text:style-name="Standard">dina <text:s text:c="7"/>1643 <text:s/>0.1 <text:s/>1.4 626644 54412 ? <text:s text:c="7"/>Sl <text:s text:c="2"/>23:06 <text:s text:c="2"/>0:00 /usr/bin/python3 /usr/</text:p>
      <text:p text:style-name="Standard">dina <text:s text:c="7"/>1644 <text:s/>0.0 <text:s/>2.8 979088 108000 ? <text:s text:c="6"/>Sl <text:s text:c="2"/>23:06 <text:s text:c="2"/>0:00 /usr/libexec/evolution</text:p>
      <text:p text:style-name="Standard">dina <text:s text:c="7"/>1698 <text:s/>0.0 <text:s/>2.3 751716 88448 ? <text:s text:c="7"/>Ssl <text:s/>23:06 <text:s text:c="2"/>0:00 /usr/libexec/evolution</text:p>
      <text:p text:style-name="Standard">dina <text:s text:c="7"/>1728 <text:s/>0.0 <text:s/>0.2 <text:s/>49072 <text:s/>8192 ? <text:s text:c="7"/>Ss <text:s text:c="2"/>23:06 <text:s text:c="2"/>0:00 /usr/libexec/bluetooth</text:p>
      <text:p text:style-name="Standard">dina <text:s text:c="7"/>1735 <text:s/>0.0 <text:s/>0.6 891016 24320 ? <text:s text:c="7"/>Ssl <text:s/>23:06 <text:s text:c="2"/>0:00 /usr/libexec/evolution</text:p>
      <text:p text:style-name="Standard">dina <text:s text:c="7"/>1738 <text:s/>0.2 <text:s/>1.0 394172 40192 ? <text:s text:c="7"/>Sl <text:s text:c="2"/>23:06 <text:s text:c="2"/>0:01 /usr/bin/python3 /usr/</text:p>
      <text:p text:style-name="Standard">dina <text:s text:c="7"/>1769 <text:s/>0.0 <text:s/>0.7 751824 29952 ? <text:s text:c="7"/>Ssl <text:s/>23:06 <text:s text:c="2"/>0:00 /usr/libexec/evolution</text:p>
      <text:p text:style-name="Standard">dina <text:s text:c="7"/>1820 <text:s/>0.0 <text:s/>0.2 535828 <text:s/>8576 ? <text:s text:c="7"/>Sl <text:s text:c="2"/>23:06 <text:s text:c="2"/>0:00 /usr/libexec/gvfsd-tra</text:p>
      <text:p text:style-name="Standard"><text:soft-page-break/>dina <text:s text:c="7"/>1832 <text:s/>0.0 <text:s/>0.1 236308 <text:s/>6272 ? <text:s text:c="7"/>Ssl <text:s/>23:06 <text:s text:c="2"/>0:00 /usr/libexec/gvfsd-met</text:p>
      <text:p text:style-name="Standard">dina <text:s text:c="7"/>1871 <text:s/>8.8 10.7 11784092 411684 ? <text:s text:c="4"/>Sl <text:s text:c="2"/>23:06 <text:s text:c="2"/>0:42 /usr/lib/firefox/firef</text:p>
      <text:p text:style-name="Standard">dina <text:s text:c="7"/>1936 <text:s/>0.0 <text:s/>0.8 220016 31360 ? <text:s text:c="7"/>Sl <text:s text:c="2"/>23:06 <text:s text:c="2"/>0:00 /usr/lib/firefox/firef</text:p>
      <text:p text:style-name="Standard">dina <text:s text:c="7"/>1939 <text:s/>0.0 <text:s/>0.4 563996 17748 ? <text:s text:c="7"/>Ssl <text:s/>23:06 <text:s text:c="2"/>0:00 /usr/libexec/xdg-deskt</text:p>
      <text:p text:style-name="Standard">dina <text:s text:c="7"/>1952 <text:s/>0.0 <text:s/>0.1 536560 <text:s/>7424 ? <text:s text:c="7"/>Ssl <text:s/>23:06 <text:s text:c="2"/>0:00 /usr/libexec/xdg-docum</text:p>
      <text:p text:style-name="Standard">root <text:s text:c="7"/>1961 <text:s/>0.0 <text:s/>0.0 <text:s text:c="2"/>2704 <text:s/>1920 ? <text:s text:c="7"/>Ss <text:s text:c="2"/>23:06 <text:s text:c="2"/>0:00 fusermount3 -o rw,nosu</text:p>
      <text:p text:style-name="Standard">dina <text:s text:c="7"/>1964 <text:s/>0.0 <text:s/>0.1 384368 <text:s/>7168 ? <text:s text:c="7"/>Ssl <text:s/>23:06 <text:s text:c="2"/>0:00 /usr/libexec/xdg-deskt</text:p>
      <text:p text:style-name="Standard">dina <text:s text:c="7"/>1975 <text:s/>0.0 <text:s/>0.6 450796 26432 ? <text:s text:c="7"/>Ssl <text:s/>23:06 <text:s text:c="2"/>0:00 /usr/libexec/xdg-deskt</text:p>
      <text:p text:style-name="Standard">dina <text:s text:c="7"/>1988 <text:s/>0.7 <text:s/>3.6 2496368 140040 ? <text:s text:c="5"/>Sl <text:s text:c="2"/>23:06 <text:s text:c="2"/>0:03 /usr/lib/firefox/firef</text:p>
      <text:p text:style-name="Standard">dina <text:s text:c="7"/>1994 <text:s/>0.0 <text:s/>1.0 388112 41088 ? <text:s text:c="7"/>Sl <text:s text:c="2"/>23:06 <text:s text:c="2"/>0:00 /usr/lib/firefox/firef</text:p>
      <text:p text:style-name="Standard">dina <text:s text:c="7"/>2064 <text:s/>2.8 <text:s/>4.2 19616268 161000 ? <text:s text:c="4"/>Sl <text:s text:c="2"/>23:06 <text:s text:c="2"/>0:13 /usr/lib/firefox/firef</text:p>
      <text:p text:style-name="Standard">dina <text:s text:c="7"/>2121 <text:s/>0.0 <text:s/>1.0 389396 41856 ? <text:s text:c="7"/>Sl <text:s text:c="2"/>23:06 <text:s text:c="2"/>0:00 /usr/lib/firefox/firef</text:p>
      <text:p text:style-name="Standard">dina <text:s text:c="7"/>2129 <text:s/>5.0 <text:s/>5.8 2681880 223924 ? <text:s text:c="5"/>Sl <text:s text:c="2"/>23:06 <text:s text:c="2"/>0:23 /usr/lib/firefox/firef</text:p>
      <text:p text:style-name="Standard">dina <text:s text:c="7"/>2131 <text:s/>3.7 <text:s/>6.4 2648208 246676 ? <text:s text:c="5"/>Sl <text:s text:c="2"/>23:06 <text:s text:c="2"/>0:17 /usr/lib/firefox/firef</text:p>
      <text:p text:style-name="Standard">dina <text:s text:c="7"/>2136 <text:s/>0.1 <text:s/>2.4 2443364 92172 ? <text:s text:c="6"/>Sl <text:s text:c="2"/>23:06 <text:s text:c="2"/>0:00 /usr/lib/firefox/firef</text:p>
      <text:p text:style-name="Standard">dina <text:s text:c="7"/>2213 <text:s/>0.0 <text:s/>1.3 2418468 53036 ? <text:s text:c="6"/>Sl <text:s text:c="2"/>23:06 <text:s text:c="2"/>0:00 /usr/lib/firefox/firef</text:p>
      <text:p text:style-name="Standard">dina <text:s text:c="7"/>2257 <text:s/>0.1 <text:s/>2.4 898496 93012 ? <text:s text:c="7"/>Sl <text:s text:c="2"/>23:06 <text:s text:c="2"/>0:00 mintUpdate</text:p>
      <text:p text:style-name="Standard">dina <text:s text:c="7"/>2313 <text:s/>0.0 <text:s/>1.3 2418468 52832 ? <text:s text:c="6"/>Sl <text:s text:c="2"/>23:06 <text:s text:c="2"/>0:00 /usr/lib/firefox/firef</text:p>
      <text:p text:style-name="Standard">dina <text:s text:c="7"/>2353 <text:s/>0.0 <text:s/>1.3 2418468 52984 ? <text:s text:c="6"/>Sl <text:s text:c="2"/>23:06 <text:s text:c="2"/>0:00 /usr/lib/firefox/firef</text:p>
      <text:p text:style-name="Standard">dina <text:s text:c="7"/>2392 <text:s/>0.0 <text:s/>0.9 <text:s/>63384 36352 ? <text:s text:c="7"/>S <text:s text:c="3"/>23:06 <text:s text:c="2"/>0:00 /usr/bin/python3 /usr/</text:p>
      <text:p text:style-name="Standard">dina <text:s text:c="7"/>2396 <text:s/>0.8 <text:s/>0.2 119888 <text:s/>9212 ? <text:s text:c="7"/>Ssl <text:s/>23:06 <text:s text:c="2"/>0:04 /usr/bin/speech-dispat</text:p>
      <text:p text:style-name="Standard">dina <text:s text:c="7"/>2408 <text:s/>0.0 <text:s/>0.0 <text:s text:c="5"/>0 <text:s text:c="4"/>0 ? <text:s text:c="7"/>Z <text:s text:c="3"/>23:06 <text:s text:c="2"/>0:00 [sd_espeak-ng-mb] &lt;def</text:p>
      <text:p text:style-name="Standard">dina <text:s text:c="7"/>2412 <text:s/>0.2 <text:s/>0.2 107376 <text:s/>9856 ? <text:s text:c="7"/>Sl <text:s text:c="2"/>23:06 <text:s text:c="2"/>0:01 /usr/lib/speech-dispat</text:p>
      <text:p text:style-name="Standard">dina <text:s text:c="7"/>2420 <text:s/>0.0 <text:s/>0.1 162692 <text:s/>6144 ? <text:s text:c="7"/>Sl <text:s text:c="2"/>23:06 <text:s text:c="2"/>0:00 /usr/lib/speech-dispat</text:p>
      <text:p text:style-name="Standard">dina <text:s text:c="7"/>2423 <text:s/>0.0 <text:s/>0.0 <text:s text:c="2"/>5668 <text:s/>2560 ? <text:s text:c="7"/>S <text:s text:c="3"/>23:06 <text:s text:c="2"/>0:00 /usr/lib/speech-dispat</text:p>
      <text:p text:style-name="Standard">dina <text:s text:c="7"/>2433 <text:s/>1.2 <text:s/>1.5 492928 59016 ? <text:s text:c="7"/>Sl <text:s text:c="2"/>23:07 <text:s text:c="2"/>0:05 mintreport-tray</text:p>
      <text:p text:style-name="Standard">dina <text:s text:c="7"/>9633 <text:s/>1.0 <text:s/>1.1 616204 42832 ? <text:s text:c="7"/>Ssl <text:s/>23:08 <text:s text:c="2"/>0:03 /usr/libexec/gnome-ter</text:p>
      <text:p text:style-name="Standard">dina <text:s text:c="7"/>9647 <text:s/>1.9 <text:s/>0.2 <text:s/>14096 <text:s/>8064 pts/1 <text:s text:c="3"/>Ss <text:s text:c="2"/>23:08 <text:s text:c="2"/>0:06 bash</text:p>
      <text:p text:style-name="Standard">root <text:s text:c="6"/>11917 <text:s/>0.0 <text:s/>0.0 <text:s text:c="5"/>0 <text:s text:c="4"/>0 ? <text:s text:c="7"/>I <text:s text:c="3"/>23:11 <text:s text:c="2"/>0:00 [kworker/1:0-events]</text:p>
      <text:p text:style-name="Standard">root <text:s text:c="6"/>11934 <text:s/>0.0 <text:s/>0.0 <text:s text:c="5"/>0 <text:s text:c="4"/>0 ? <text:s text:c="7"/>I <text:s text:c="3"/>23:12 <text:s text:c="2"/>0:00 [kworker/0:0-mm_percpu</text:p>
      <text:p text:style-name="Standard">root <text:s text:c="6"/>11945 <text:s/>0.0 <text:s/>0.0 <text:s text:c="5"/>0 <text:s text:c="4"/>0 ? <text:s text:c="7"/>R <text:s text:c="3"/>23:12 <text:s text:c="2"/>0:00 [kworker/2:0-events]</text:p>
      <text:p text:style-name="Standard">root <text:s text:c="6"/>11953 <text:s/>0.0 <text:s/>0.0 <text:s text:c="5"/>0 <text:s text:c="4"/>0 ? <text:s text:c="7"/>I <text:s text:c="3"/>23:13 <text:s text:c="2"/>0:00 [kworker/3:0-mm_percpu</text:p>
      <text:p text:style-name="Standard">dina <text:s text:c="6"/>11967 <text:s/>0.0 <text:s/>0.1 <text:s/>13624 <text:s/>4480 pts/1 <text:s text:c="3"/>R+ <text:s text:c="2"/>23:14 <text:s text:c="2"/>0:00 ps aux</text:p>
      <text:p text:style-name="Standard">dina@Dina:~$ w</text:p>
      <text:p text:style-name="Standard"><text:s/>23:14:38 up 8 min, <text:s/>1 user, <text:s/>load average: 0.47, 0.61, 0.45</text:p>
      <text:p text:style-name="Standard">USER <text:s text:c="4"/>TTY <text:s text:c="5"/>FROM <text:s text:c="12"/>LOGIN@ <text:s text:c="2"/>IDLE <text:s text:c="2"/>JCPU <text:s text:c="2"/>PCPU <text:s/>WHAT</text:p>
      <text:p text:style-name="Standard">dina <text:s text:c="13"/>- <text:s text:c="15"/>23:06 <text:s text:c="3"/>8:04 <text:s text:c="2"/>0.00s <text:s/>0.12s lightdm --session-child </text:p>
      <text:p text:style-name="Standard">dina@Dina:~$ top</text:p>
      <text:p text:style-name="Standard"/>
      <text:p text:style-name="Standard">top - 23:15:01 up 9 min, <text:s/>1 user, <text:s/>load average: 0.41, 0.59, 0.45</text:p>
      <text:p text:style-name="Standard">Tasks: 217 total, <text:s text:c="2"/>1 running, 215 sleeping, <text:s text:c="2"/>0 stopped, <text:s text:c="2"/>1 zombie</text:p>
      <text:p text:style-name="Standard">%Cpu(s): <text:s/>7.5 us, <text:s/>3.0 sy, <text:s/>0.0 ni, 88.4 id, <text:s/>1.0 wa, <text:s/>0.0 hi, <text:s/>0.1 si, <text:s/>0.0 st </text:p>
      <text:p text:style-name="Standard">MiB Mem : <text:s text:c="2"/>3737.5 total, <text:s text:c="3"/>197.5 free, <text:s text:c="2"/>2014.4 used, <text:s text:c="2"/>2152.1 buff/cache <text:s text:c="4"/></text:p>
      <text:p text:style-name="Standard">MiB Swap: <text:s text:c="2"/>4082.0 total, <text:s text:c="2"/>4081.7 free, <text:s text:c="5"/>0.2 used. <text:s text:c="2"/>1723.2 avail Mem </text:p>
      <text:p text:style-name="Standard"/>
      <text:p text:style-name="Standard"><text:s text:c="4"/>PID USER <text:s text:c="5"/>PR <text:s/>NI <text:s text:c="3"/>VIRT <text:s text:c="3"/>RES <text:s text:c="3"/>SHR S <text:s/>%CPU <text:s/>%MEM <text:s text:c="4"/>TIME+ COMMAND <text:s text:c="10"/></text:p>
      <text:p text:style-name="Standard"><text:s text:c="3"/>1871 dina <text:s text:c="5"/>20 <text:s text:c="2"/>0 <text:s text:c="2"/>11.2g 411684 222696 S <text:s/>12.5 <text:s/>10.8 <text:s text:c="2"/>0:44.80 firefox-bin <text:s text:c="6"/></text:p>
      <text:p text:style-name="Standard"><text:s text:c="3"/>2129 dina <text:s text:c="5"/>20 <text:s text:c="2"/>0 2681896 225624 106820 S <text:s text:c="2"/>8.9 <text:s text:c="2"/>5.9 <text:s text:c="2"/>0:25.19 Isolated Web Co <text:s text:c="2"/></text:p>
      <text:p text:style-name="Standard"><text:s text:c="3"/>1581 dina <text:s text:c="5"/>20 <text:s text:c="2"/>0 4268352 186660 117032 S <text:s text:c="2"/>6.9 <text:s text:c="2"/>4.9 <text:s text:c="2"/>0:21.49 cinnamon <text:s text:c="9"/></text:p>
      <text:p text:style-name="Standard"><text:soft-page-break/><text:s text:c="4"/>924 root <text:s text:c="5"/>20 <text:s text:c="2"/>0 <text:s/>808360 108208 <text:s/>71824 S <text:s text:c="2"/>5.0 <text:s text:c="2"/>2.8 <text:s text:c="2"/>0:15.26 Xorg <text:s text:c="13"/></text:p>
      <text:p text:style-name="Standard"><text:s text:c="3"/>2433 dina <text:s text:c="5"/>20 <text:s text:c="2"/>0 <text:s/>492928 <text:s/>59016 <text:s/>36152 S <text:s text:c="2"/>2.6 <text:s text:c="2"/>1.5 <text:s text:c="2"/>0:05.77 mintreport-tray <text:s text:c="2"/></text:p>
      <text:p text:style-name="Standard"><text:s text:c="3"/>9633 dina <text:s text:c="5"/>20 <text:s text:c="2"/>0 <text:s/>616204 <text:s/>42832 <text:s/>33904 S <text:s text:c="2"/>2.6 <text:s text:c="2"/>1.1 <text:s text:c="2"/>0:03.57 gnome-terminal- <text:s text:c="2"/></text:p>
      <text:p text:style-name="Standard"><text:s text:c="4"/>159 root <text:s text:c="4"/>-51 <text:s text:c="2"/>0 <text:s text:c="6"/>0 <text:s text:c="5"/>0 <text:s text:c="5"/>0 S <text:s text:c="2"/>1.3 <text:s text:c="2"/>0.0 <text:s text:c="2"/>0:01.76 irq/129-SYN1B7F:+ </text:p>
      <text:p text:style-name="Standard"><text:s text:c="2"/>11978 dina <text:s text:c="5"/>20 <text:s text:c="2"/>0 <text:s text:c="2"/>14548 <text:s text:c="2"/>5760 <text:s text:c="2"/>3584 R <text:s text:c="2"/>1.0 <text:s text:c="2"/>0.2 <text:s text:c="2"/>0:00.13 top <text:s text:c="14"/></text:p>
      <text:p text:style-name="Standard"><text:s text:c="5"/>70 root <text:s text:c="5"/>20 <text:s text:c="2"/>0 <text:s text:c="6"/>0 <text:s text:c="5"/>0 <text:s text:c="5"/>0 I <text:s text:c="2"/>0.7 <text:s text:c="2"/>0.0 <text:s text:c="2"/>0:01.55 kworker/1:2-even+ </text:p>
      <text:p text:style-name="Standard"><text:s text:c="5"/>53 root <text:s text:c="4"/>-51 <text:s text:c="2"/>0 <text:s text:c="6"/>0 <text:s text:c="5"/>0 <text:s text:c="5"/>0 S <text:s text:c="2"/>0.3 <text:s text:c="2"/>0.0 <text:s text:c="2"/>0:00.54 irq/9-acpi <text:s text:c="7"/></text:p>
      <text:p text:style-name="Standard"><text:s text:c="5"/>81 root <text:s text:c="6"/>0 -20 <text:s text:c="6"/>0 <text:s text:c="5"/>0 <text:s text:c="5"/>0 I <text:s text:c="2"/>0.3 <text:s text:c="2"/>0.0 <text:s text:c="2"/>0:00.67 kworker/u9:0-i91+ </text:p>
      <text:p text:style-name="Standard"><text:s text:c="4"/>675 polkitd <text:s text:c="2"/>20 <text:s text:c="2"/>0 <text:s/>385232 <text:s/>11124 <text:s text:c="2"/>7936 S <text:s text:c="2"/>0.3 <text:s text:c="2"/>0.3 <text:s text:c="2"/>0:00.38 polkitd <text:s text:c="10"/></text:p>
      <text:p text:style-name="Standard"><text:s text:c="4"/>692 root <text:s text:c="5"/>20 <text:s text:c="2"/>0 <text:s/>258524 <text:s/>14208 <text:s/>12288 S <text:s text:c="2"/>0.3 <text:s text:c="2"/>0.4 <text:s text:c="2"/>0:00.90 touchegg <text:s text:c="9"/></text:p>
      <text:p text:style-name="Standard"><text:s text:c="3"/>1428 dina <text:s text:c="5"/>20 <text:s text:c="2"/>0 <text:s text:c="3"/>9552 <text:s text:c="2"/>4864 <text:s text:c="2"/>4480 S <text:s text:c="2"/>0.3 <text:s text:c="2"/>0.1 <text:s text:c="2"/>0:00.06 dbus-daemon <text:s text:c="6"/></text:p>
      <text:p text:style-name="Standard"><text:s text:c="3"/>1738 dina <text:s text:c="5"/>20 <text:s text:c="2"/>0 <text:s/>394172 <text:s/>40192 <text:s/>26368 S <text:s text:c="2"/>0.3 <text:s text:c="2"/>1.1 <text:s text:c="2"/>0:01.13 blueman-tray <text:s text:c="5"/></text:p>
      <text:p text:style-name="Standard"><text:s text:c="3"/>2131 dina <text:s text:c="5"/>20 <text:s text:c="2"/>0 2648224 246932 104824 S <text:s text:c="2"/>0.3 <text:s text:c="2"/>6.5 <text:s text:c="2"/>0:17.84 Isolated Web Co <text:s text:c="2"/></text:p>
      <text:p text:style-name="Standard"><text:s text:c="2"/>11945 root <text:s text:c="5"/>20 <text:s text:c="2"/>0 <text:s text:c="6"/>0 <text:s text:c="5"/>0 <text:s text:c="5"/>0 I <text:s text:c="2"/>0.3 <text:s text:c="2"/>0.0 <text:s text:c="2"/>0:00.02 kworker/2:0-even+ </text:p>
      <text:p text:style-name="Standard"><text:s text:c="6"/>1 root <text:s text:c="5"/>20 <text:s text:c="2"/>0 <text:s text:c="2"/>22648 <text:s/>13424 <text:s text:c="2"/>9328 S <text:s text:c="2"/>0.0 <text:s text:c="2"/>0.4 <text:s text:c="2"/>0:02.07 systemd <text:s text:c="10"/></text:p>
      <text:p text:style-name="Standard"><text:s text:c="6"/>2 root <text:s text:c="5"/>20 <text:s text:c="2"/>0 <text:s text:c="6"/>0 <text:s text:c="5"/>0 <text:s text:c="5"/>0 S <text:s text:c="2"/>0.0 <text:s text:c="2"/>0.0 <text:s text:c="2"/>0:00.00 kthreadd <text:s text:c="9"/></text:p>
      <text:p text:style-name="Standard"><text:s text:c="6"/>3 root <text:s text:c="5"/>20 <text:s text:c="2"/>0 <text:s text:c="6"/>0 <text:s text:c="5"/>0 <text:s text:c="5"/>0 S <text:s text:c="2"/>0.0 <text:s text:c="2"/>0.0 <text:s text:c="2"/>0:00.00 pool_workqueue_r+ </text:p>
      <text:p text:style-name="Standard"><text:s text:c="6"/>4 root <text:s text:c="6"/>0 -20 <text:s text:c="6"/>0 <text:s text:c="5"/>0 <text:s text:c="5"/>0 I <text:s text:c="2"/>0.0 <text:s text:c="2"/>0.0 <text:s text:c="2"/>0:00.00 kworker/R-rcu_g <text:s text:c="2"/></text:p>
      <text:p text:style-name="Standard"><text:s text:c="6"/>5 root <text:s text:c="6"/>0 -20 <text:s text:c="6"/>0 <text:s text:c="5"/>0 <text:s text:c="5"/>0 I <text:s text:c="2"/>0.0 <text:s text:c="2"/>0.0 <text:s text:c="2"/>0:00.00 kworker/R-rcu_p <text:s text:c="2"/></text:p>
      <text:p text:style-name="Standard"><text:s text:c="6"/>6 root <text:s text:c="6"/>0 -20 <text:s text:c="6"/>0 <text:s text:c="5"/>0 <text:s text:c="5"/>0 I <text:s text:c="2"/>0.0 <text:s text:c="2"/>0.0 <text:s text:c="2"/>0:00.00 kworker/R-slub_ <text:s text:c="2"/></text:p>
      <text:p text:style-name="Standard"><text:s text:c="6"/>7 root <text:s text:c="6"/>0 -20 <text:s text:c="6"/>0 <text:s text:c="5"/>0 <text:s text:c="5"/>0 I <text:s text:c="2"/>0.0 <text:s text:c="2"/>0.0 <text:s text:c="2"/>0:00.00 kworker/R-netns <text:s text:c="2"/></text:p>
      <text:p text:style-name="Standard"><text:s text:c="5"/>10 root <text:s text:c="5"/>20 <text:s text:c="2"/>0 <text:s text:c="6"/>0 <text:s text:c="5"/>0 <text:s text:c="5"/>0 I <text:s text:c="2"/>0.0 <text:s text:c="2"/>0.0 <text:s text:c="2"/>0:00.34 kworker/0:1-kacp+ </text:p>
      <text:p text:style-name="Standard"><text:s text:c="5"/>12 root <text:s text:c="6"/>0 -20 <text:s text:c="6"/>0 <text:s text:c="5"/>0 <text:s text:c="5"/>0 I <text:s text:c="2"/>0.0 <text:s text:c="2"/>0.0 <text:s text:c="2"/>0:00.00 kworker/R-mm_pe <text:s text:c="2"/></text:p>
      <text:p text:style-name="Standard"><text:s text:c="5"/>13 root <text:s text:c="5"/>20 <text:s text:c="2"/>0 <text:s text:c="6"/>0 <text:s text:c="5"/>0 <text:s text:c="5"/>0 I <text:s text:c="2"/>0.0 <text:s text:c="2"/>0.0 <text:s text:c="2"/>0:00.00 rcu_tasks_kthread </text:p>
      <text:p text:style-name="Standard"><text:s text:c="5"/>14 root <text:s text:c="5"/>20 <text:s text:c="2"/>0 <text:s text:c="6"/>0 <text:s text:c="5"/>0 <text:s text:c="5"/>0 I <text:s text:c="2"/>0.0 <text:s text:c="2"/>0.0 <text:s text:c="2"/>0:00.00 rcu_tasks_rude_k+ </text:p>
      <text:p text:style-name="Standard"><text:s text:c="5"/>15 root <text:s text:c="5"/>20 <text:s text:c="2"/>0 <text:s text:c="6"/>0 <text:s text:c="5"/>0 <text:s text:c="5"/>0 I <text:s text:c="2"/>0.0 <text:s text:c="2"/>0.0 <text:s text:c="2"/>0:00.00 rcu_tasks_trace_+ </text:p>
      <text:p text:style-name="Standard"><text:s text:c="5"/>16 root <text:s text:c="5"/>20 <text:s text:c="2"/>0 <text:s text:c="6"/>0 <text:s text:c="5"/>0 <text:s text:c="5"/>0 S <text:s text:c="2"/>0.0 <text:s text:c="2"/>0.0 <text:s text:c="2"/>0:00.03 ksoftirqd/0 <text:s text:c="6"/></text:p>
      <text:p text:style-name="Standard"><text:s text:c="5"/>17 root <text:s text:c="5"/>20 <text:s text:c="2"/>0 <text:s text:c="6"/>0 <text:s text:c="5"/>0 <text:s text:c="5"/>0 I <text:s text:c="2"/>0.0 <text:s text:c="2"/>0.0 <text:s text:c="2"/>0:00.52 rcu_preempt <text:s text:c="6"/></text:p>
      <text:p text:style-name="Standard"><text:s text:c="5"/>18 root <text:s text:c="5"/>rt <text:s text:c="2"/>0 <text:s text:c="6"/>0 <text:s text:c="5"/>0 <text:s text:c="5"/>0 S <text:s text:c="2"/>0.0 <text:s text:c="2"/>0.0 <text:s text:c="2"/>0:00.00 migration/0 <text:s text:c="6"/></text:p>
      <text:p text:style-name="Standard"><text:s text:c="5"/>19 root <text:s text:c="4"/>-51 <text:s text:c="2"/>0 <text:s text:c="6"/>0 <text:s text:c="5"/>0 <text:s text:c="5"/>0 S <text:s text:c="2"/>0.0 <text:s text:c="2"/>0.0 <text:s text:c="2"/>0:00.00 idle_inject/0 <text:s text:c="4"/></text:p>
      <text:p text:style-name="Standard"><text:s text:c="5"/>20 root <text:s text:c="5"/>20 <text:s text:c="2"/>0 <text:s text:c="6"/>0 <text:s text:c="5"/>0 <text:s text:c="5"/>0 S <text:s text:c="2"/>0.0 <text:s text:c="2"/>0.0 <text:s text:c="2"/>0:00.00 cpuhp/0 <text:s text:c="10"/></text:p>
      <text:p text:style-name="Standard"><text:s text:c="5"/>21 root <text:s text:c="5"/>20 <text:s text:c="2"/>0 <text:s text:c="6"/>0 <text:s text:c="5"/>0 <text:s text:c="5"/>0 S <text:s text:c="2"/>0.0 <text:s text:c="2"/>0.0 <text:s text:c="2"/>0:00.00 cpuhp/1 <text:s text:c="10"/></text:p>
      <text:p text:style-name="Standard"><text:s text:c="5"/>22 root <text:s text:c="4"/>-51 <text:s text:c="2"/>0 <text:s text:c="6"/>0 <text:s text:c="5"/>0 <text:s text:c="5"/>0 S <text:s text:c="2"/>0.0 <text:s text:c="2"/>0.0 <text:s text:c="2"/>0:00.00 idle_inject/1 <text:s text:c="4"/></text:p>
      <text:p text:style-name="Standard"><text:s text:c="5"/>23 root <text:s text:c="5"/>rt <text:s text:c="2"/>0 <text:s text:c="6"/>0 <text:s text:c="5"/>0 <text:s text:c="5"/>0 S <text:s text:c="2"/>0.0 <text:s text:c="2"/>0.0 <text:s text:c="2"/>0:00.29 migration/1 <text:s text:c="6"/></text:p>
      <text:p text:style-name="Standard"><text:s text:c="5"/>24 root <text:s text:c="5"/>20 <text:s text:c="2"/>0 <text:s text:c="6"/>0 <text:s text:c="5"/>0 <text:s text:c="5"/>0 S <text:s text:c="2"/>0.0 <text:s text:c="2"/>0.0 <text:s text:c="2"/>0:00.51 ksoftirqd/1 <text:s text:c="6"/></text:p>
      <text:p text:style-name="Standard">dina@Dina:~$ ps -aeH</text:p>
      <text:p text:style-name="Standard"><text:s text:c="4"/>PID TTY <text:s text:c="9"/>TIME CMD</text:p>
      <text:p text:style-name="Standard"><text:s text:c="6"/>2 ? <text:s text:c="7"/>00:00:00 kthreadd</text:p>
      <text:p text:style-name="Standard"><text:s text:c="6"/>3 ? <text:s text:c="7"/>00:00:00 <text:s text:c="2"/>pool_workqueue_release</text:p>
      <text:p text:style-name="Standard"><text:s text:c="6"/>4 ? <text:s text:c="7"/>00:00:00 <text:s text:c="2"/>kworker/R-rcu_g</text:p>
      <text:p text:style-name="Standard"><text:s text:c="6"/>5 ? <text:s text:c="7"/>00:00:00 <text:s text:c="2"/>kworker/R-rcu_p</text:p>
      <text:p text:style-name="Standard"><text:s text:c="6"/>6 ? <text:s text:c="7"/>00:00:00 <text:s text:c="2"/>kworker/R-slub_</text:p>
      <text:p text:style-name="Standard"><text:s text:c="6"/>7 ? <text:s text:c="7"/>00:00:00 <text:s text:c="2"/>kworker/R-netns</text:p>
      <text:p text:style-name="Standard"><text:s text:c="5"/>10 ? <text:s text:c="7"/>00:00:00 <text:s text:c="2"/>kworker/0:1-events</text:p>
      <text:p text:style-name="Standard"><text:s text:c="5"/>12 ? <text:s text:c="7"/>00:00:00 <text:s text:c="2"/>kworker/R-mm_pe</text:p>
      <text:p text:style-name="Standard"><text:s text:c="5"/>13 ? <text:s text:c="7"/>00:00:00 <text:s text:c="2"/>rcu_tasks_kthread</text:p>
      <text:p text:style-name="Standard"><text:s text:c="5"/>14 ? <text:s text:c="7"/>00:00:00 <text:s text:c="2"/>rcu_tasks_rude_kthread</text:p>
      <text:p text:style-name="Standard"><text:s text:c="5"/>15 ? <text:s text:c="7"/>00:00:00 <text:s text:c="2"/>rcu_tasks_trace_kthread</text:p>
      <text:p text:style-name="Standard"><text:s text:c="5"/>16 ? <text:s text:c="7"/>00:00:00 <text:s text:c="2"/>ksoftirqd/0</text:p>
      <text:p text:style-name="Standard"><text:soft-page-break/><text:s text:c="5"/>17 ? <text:s text:c="7"/>00:00:00 <text:s text:c="2"/>rcu_preempt</text:p>
      <text:p text:style-name="Standard"><text:s text:c="5"/>18 ? <text:s text:c="7"/>00:00:00 <text:s text:c="2"/>migration/0</text:p>
      <text:p text:style-name="Standard"><text:s text:c="5"/>19 ? <text:s text:c="7"/>00:00:00 <text:s text:c="2"/>idle_inject/0</text:p>
      <text:p text:style-name="Standard"><text:s text:c="5"/>20 ? <text:s text:c="7"/>00:00:00 <text:s text:c="2"/>cpuhp/0</text:p>
      <text:p text:style-name="Standard"><text:s text:c="5"/>21 ? <text:s text:c="7"/>00:00:00 <text:s text:c="2"/>cpuhp/1</text:p>
      <text:p text:style-name="Standard"><text:s text:c="5"/>22 ? <text:s text:c="7"/>00:00:00 <text:s text:c="2"/>idle_inject/1</text:p>
      <text:p text:style-name="Standard"><text:s text:c="5"/>23 ? <text:s text:c="7"/>00:00:00 <text:s text:c="2"/>migration/1</text:p>
      <text:p text:style-name="Standard"><text:s text:c="5"/>24 ? <text:s text:c="7"/>00:00:00 <text:s text:c="2"/>ksoftirqd/1</text:p>
      <text:p text:style-name="Standard"><text:s text:c="5"/>26 ? <text:s text:c="7"/>00:00:00 <text:s text:c="2"/>kworker/1:0H-events_highpri</text:p>
      <text:p text:style-name="Standard"><text:s text:c="5"/>27 ? <text:s text:c="7"/>00:00:00 <text:s text:c="2"/>cpuhp/2</text:p>
      <text:p text:style-name="Standard"><text:s text:c="5"/>28 ? <text:s text:c="7"/>00:00:00 <text:s text:c="2"/>idle_inject/2</text:p>
      <text:p text:style-name="Standard"><text:s text:c="5"/>29 ? <text:s text:c="7"/>00:00:00 <text:s text:c="2"/>migration/2</text:p>
      <text:p text:style-name="Standard"><text:s text:c="5"/>30 ? <text:s text:c="7"/>00:00:00 <text:s text:c="2"/>ksoftirqd/2</text:p>
      <text:p text:style-name="Standard"><text:s text:c="5"/>32 ? <text:s text:c="7"/>00:00:00 <text:s text:c="2"/>kworker/2:0H-events_highpri</text:p>
      <text:p text:style-name="Standard"><text:s text:c="5"/>33 ? <text:s text:c="7"/>00:00:00 <text:s text:c="2"/>cpuhp/3</text:p>
      <text:p text:style-name="Standard"><text:s text:c="5"/>34 ? <text:s text:c="7"/>00:00:00 <text:s text:c="2"/>idle_inject/3</text:p>
      <text:p text:style-name="Standard"><text:s text:c="5"/>35 ? <text:s text:c="7"/>00:00:00 <text:s text:c="2"/>migration/3</text:p>
      <text:p text:style-name="Standard"><text:s text:c="5"/>36 ? <text:s text:c="7"/>00:00:00 <text:s text:c="2"/>ksoftirqd/3</text:p>
      <text:p text:style-name="Standard"><text:s text:c="5"/>38 ? <text:s text:c="7"/>00:00:00 <text:s text:c="2"/>kworker/3:0H-events_highpri</text:p>
      <text:p text:style-name="Standard"><text:s text:c="5"/>39 ? <text:s text:c="7"/>00:00:00 <text:s text:c="2"/>kdevtmpfs</text:p>
      <text:p text:style-name="Standard"><text:s text:c="5"/>40 ? <text:s text:c="7"/>00:00:00 <text:s text:c="2"/>kworker/R-inet_</text:p>
      <text:p text:style-name="Standard"><text:s text:c="5"/>41 ? <text:s text:c="7"/>00:00:00 <text:s text:c="2"/>kworker/u8:1-events_power_efficient</text:p>
      <text:p text:style-name="Standard"><text:s text:c="5"/>42 ? <text:s text:c="7"/>00:00:00 <text:s text:c="2"/>kauditd</text:p>
      <text:p text:style-name="Standard"><text:s text:c="5"/>43 ? <text:s text:c="7"/>00:00:00 <text:s text:c="2"/>khungtaskd</text:p>
      <text:p text:style-name="Standard"><text:s text:c="5"/>44 ? <text:s text:c="7"/>00:00:00 <text:s text:c="2"/>oom_reaper</text:p>
      <text:p text:style-name="Standard"><text:s text:c="5"/>45 ? <text:s text:c="7"/>00:00:00 <text:s text:c="2"/>kworker/u8:2-events_power_efficient</text:p>
      <text:p text:style-name="Standard"><text:s text:c="5"/>46 ? <text:s text:c="7"/>00:00:00 <text:s text:c="2"/>kworker/R-write</text:p>
      <text:p text:style-name="Standard"><text:s text:c="5"/>47 ? <text:s text:c="7"/>00:00:00 <text:s text:c="2"/>kcompactd0</text:p>
      <text:p text:style-name="Standard"><text:s text:c="5"/>48 ? <text:s text:c="7"/>00:00:00 <text:s text:c="2"/>ksmd</text:p>
      <text:p text:style-name="Standard"><text:s text:c="5"/>49 ? <text:s text:c="7"/>00:00:00 <text:s text:c="2"/>khugepaged</text:p>
      <text:p text:style-name="Standard"><text:s text:c="5"/>50 ? <text:s text:c="7"/>00:00:00 <text:s text:c="2"/>kworker/R-kinte</text:p>
      <text:p text:style-name="Standard"><text:s text:c="5"/>51 ? <text:s text:c="7"/>00:00:00 <text:s text:c="2"/>kworker/R-kbloc</text:p>
      <text:p text:style-name="Standard"><text:s text:c="5"/>52 ? <text:s text:c="7"/>00:00:00 <text:s text:c="2"/>kworker/R-blkcg</text:p>
      <text:p text:style-name="Standard"><text:s text:c="5"/>53 ? <text:s text:c="7"/>00:00:00 <text:s text:c="2"/>irq/9-acpi</text:p>
      <text:p text:style-name="Standard"><text:s text:c="5"/>54 ? <text:s text:c="7"/>00:00:00 <text:s text:c="2"/>kworker/2:1-i915-unordered</text:p>
      <text:p text:style-name="Standard"><text:s text:c="5"/>55 ? <text:s text:c="7"/>00:00:00 <text:s text:c="2"/>kworker/R-tpm_d</text:p>
      <text:p text:style-name="Standard"><text:s text:c="5"/>56 ? <text:s text:c="7"/>00:00:00 <text:s text:c="2"/>kworker/R-ata_s</text:p>
      <text:p text:style-name="Standard"><text:s text:c="5"/>57 ? <text:s text:c="7"/>00:00:00 <text:s text:c="2"/>kworker/R-md</text:p>
      <text:p text:style-name="Standard"><text:s text:c="5"/>58 ? <text:s text:c="7"/>00:00:00 <text:s text:c="2"/>kworker/R-md_bi</text:p>
      <text:p text:style-name="Standard"><text:s text:c="5"/>59 ? <text:s text:c="7"/>00:00:00 <text:s text:c="2"/>kworker/R-edac-</text:p>
      <text:p text:style-name="Standard"><text:s text:c="5"/>60 ? <text:s text:c="7"/>00:00:00 <text:s text:c="2"/>kworker/R-devfr</text:p>
      <text:p text:style-name="Standard"><text:s text:c="5"/>61 ? <text:s text:c="7"/>00:00:00 <text:s text:c="2"/>watchdogd</text:p>
      <text:p text:style-name="Standard"><text:s text:c="5"/>63 ? <text:s text:c="7"/>00:00:00 <text:s text:c="2"/>kworker/1:1H-events_highpri</text:p>
      <text:p text:style-name="Standard"><text:s text:c="5"/>65 ? <text:s text:c="7"/>00:00:00 <text:s text:c="2"/>kswapd0</text:p>
      <text:p text:style-name="Standard"><text:s text:c="5"/>66 ? <text:s text:c="7"/>00:00:00 <text:s text:c="2"/>ecryptfs-kthread</text:p>
      <text:p text:style-name="Standard"><text:s text:c="5"/>67 ? <text:s text:c="7"/>00:00:00 <text:s text:c="2"/>kworker/R-kthro</text:p>
      <text:p text:style-name="Standard"><text:s text:c="5"/>68 ? <text:s text:c="7"/>00:00:00 <text:s text:c="2"/>kworker/R-acpi_</text:p>
      <text:p text:style-name="Standard"><text:s text:c="5"/>69 ? <text:s text:c="7"/>00:00:00 <text:s text:c="2"/>hwrng</text:p>
      <text:p text:style-name="Standard"><text:s text:c="5"/>70 ? <text:s text:c="7"/>00:00:01 <text:s text:c="2"/>kworker/1:2-i915-unordered</text:p>
      <text:p text:style-name="Standard"><text:soft-page-break/><text:s text:c="5"/>71 ? <text:s text:c="7"/>00:00:00 <text:s text:c="2"/>kworker/R-mld</text:p>
      <text:p text:style-name="Standard"><text:s text:c="5"/>72 ? <text:s text:c="7"/>00:00:00 <text:s text:c="2"/>kworker/R-ipv6_</text:p>
      <text:p text:style-name="Standard"><text:s text:c="5"/>79 ? <text:s text:c="7"/>00:00:00 <text:s text:c="2"/>kworker/R-kstrp</text:p>
      <text:p text:style-name="Standard"><text:s text:c="5"/>81 ? <text:s text:c="7"/>00:00:00 <text:s text:c="2"/>kworker/u9:0+i915_flip</text:p>
      <text:p text:style-name="Standard"><text:s text:c="5"/>86 ? <text:s text:c="7"/>00:00:00 <text:s text:c="2"/>kworker/R-crypt</text:p>
      <text:p text:style-name="Standard"><text:s text:c="5"/>87 ? <text:s text:c="7"/>00:00:00 <text:s text:c="2"/>kworker/3:2-i915-unordered</text:p>
      <text:p text:style-name="Standard"><text:s text:c="5"/>97 ? <text:s text:c="7"/>00:00:00 <text:s text:c="2"/>kworker/R-charg</text:p>
      <text:p text:style-name="Standard"><text:s text:c="4"/>122 ? <text:s text:c="7"/>00:00:00 <text:s text:c="2"/>kworker/3:1H-events_highpri</text:p>
      <text:p text:style-name="Standard"><text:s text:c="4"/>126 ? <text:s text:c="7"/>00:00:00 <text:s text:c="2"/>kworker/2:1H-kblockd</text:p>
      <text:p text:style-name="Standard"><text:s text:c="4"/>137 ? <text:s text:c="7"/>00:00:00 <text:s text:c="2"/>kworker/0:1H-events_highpri</text:p>
      <text:p text:style-name="Standard"><text:s text:c="4"/>154 ? <text:s text:c="7"/>00:00:00 <text:s text:c="2"/>kworker/R-sdhci</text:p>
      <text:p text:style-name="Standard"><text:s text:c="4"/>155 ? <text:s text:c="7"/>00:00:00 <text:s text:c="2"/>irq/39-mmc0</text:p>
      <text:p text:style-name="Standard"><text:s text:c="4"/>156 ? <text:s text:c="7"/>00:00:00 <text:s text:c="2"/>scsi_eh_0</text:p>
      <text:p text:style-name="Standard"><text:s text:c="4"/>157 ? <text:s text:c="7"/>00:00:00 <text:s text:c="2"/>kworker/R-scsi_</text:p>
      <text:p text:style-name="Standard"><text:s text:c="4"/>158 ? <text:s text:c="7"/>00:00:00 <text:s text:c="2"/>kworker/u8:3-i915</text:p>
      <text:p text:style-name="Standard"><text:s text:c="4"/>159 ? <text:s text:c="7"/>00:00:01 <text:s text:c="2"/>irq/129-SYN1B7F:00</text:p>
      <text:p text:style-name="Standard"><text:s text:c="4"/>160 ? <text:s text:c="7"/>00:00:00 <text:s text:c="2"/>kworker/R-mmc_c</text:p>
      <text:p text:style-name="Standard"><text:s text:c="4"/>176 ? <text:s text:c="7"/>00:00:00 <text:s text:c="2"/>kworker/0:2-kacpi_notify</text:p>
      <text:p text:style-name="Standard"><text:s text:c="4"/>187 ? <text:s text:c="7"/>00:00:00 <text:s text:c="2"/>kworker/R-raid5</text:p>
      <text:p text:style-name="Standard"><text:s text:c="4"/>200 ? <text:s text:c="7"/>00:00:00 <text:s text:c="2"/>kworker/2:2-mm_percpu_wq</text:p>
      <text:p text:style-name="Standard"><text:s text:c="4"/>235 ? <text:s text:c="7"/>00:00:00 <text:s text:c="2"/>jbd2/sda5-8</text:p>
      <text:p text:style-name="Standard"><text:s text:c="4"/>236 ? <text:s text:c="7"/>00:00:00 <text:s text:c="2"/>kworker/R-ext4-</text:p>
      <text:p text:style-name="Standard"><text:s text:c="4"/>303 ? <text:s text:c="7"/>00:00:00 <text:s text:c="2"/>kworker/0:2H-kblockd</text:p>
      <text:p text:style-name="Standard"><text:s text:c="4"/>351 ? <text:s text:c="7"/>00:00:00 <text:s text:c="2"/>psimon</text:p>
      <text:p text:style-name="Standard"><text:s text:c="4"/>377 ? <text:s text:c="7"/>00:00:00 <text:s text:c="2"/>kworker/3:3-events</text:p>
      <text:p text:style-name="Standard"><text:s text:c="4"/>449 ? <text:s text:c="7"/>00:00:00 <text:s text:c="2"/>irq/130-mei_me</text:p>
      <text:p text:style-name="Standard"><text:s text:c="4"/>452 ? <text:s text:c="7"/>00:00:00 <text:s text:c="2"/>kworker/R-cfg80</text:p>
      <text:p text:style-name="Standard"><text:s text:c="4"/>458 ? <text:s text:c="7"/>00:00:00 <text:s text:c="2"/>irq/131-iwlwifi</text:p>
      <text:p text:style-name="Standard"><text:s text:c="4"/>575 ? <text:s text:c="7"/>00:00:00 <text:s text:c="2"/>kworker/1:4-i915-unordered</text:p>
      <text:p text:style-name="Standard"><text:s text:c="4"/>619 ? <text:s text:c="7"/>00:00:00 <text:s text:c="2"/>kworker/R-ttm</text:p>
      <text:p text:style-name="Standard"><text:s text:c="4"/>621 ? <text:s text:c="7"/>00:00:00 <text:s text:c="2"/>card1-crtc0</text:p>
      <text:p text:style-name="Standard"><text:s text:c="4"/>622 ? <text:s text:c="7"/>00:00:00 <text:s text:c="2"/>card1-crtc1</text:p>
      <text:p text:style-name="Standard"><text:s text:c="4"/>623 ? <text:s text:c="7"/>00:00:00 <text:s text:c="2"/>card1-crtc2</text:p>
      <text:p text:style-name="Standard"><text:s text:c="4"/>629 ? <text:s text:c="7"/>00:00:00 <text:s text:c="2"/>kworker/u9:2-rb_allocator</text:p>
      <text:p text:style-name="Standard"><text:s text:c="4"/>865 ? <text:s text:c="7"/>00:00:00 <text:s text:c="2"/>kworker/u8:4-flush-8:0</text:p>
      <text:p text:style-name="Standard"><text:s text:c="4"/>949 ? <text:s text:c="7"/>00:00:00 <text:s text:c="2"/>psimon</text:p>
      <text:p text:style-name="Standard"><text:s text:c="3"/>1032 ? <text:s text:c="7"/>00:00:00 <text:s text:c="2"/>krfcommd</text:p>
      <text:p text:style-name="Standard"><text:s text:c="2"/>11917 ? <text:s text:c="7"/>00:00:00 <text:s text:c="2"/>kworker/1:0-events</text:p>
      <text:p text:style-name="Standard"><text:s text:c="2"/>11934 ? <text:s text:c="7"/>00:00:00 <text:s text:c="2"/>kworker/0:0-kacpi_notify</text:p>
      <text:p text:style-name="Standard"><text:s text:c="2"/>11945 ? <text:s text:c="7"/>00:00:00 <text:s text:c="2"/>kworker/2:0-events</text:p>
      <text:p text:style-name="Standard"><text:s text:c="2"/>11953 ? <text:s text:c="7"/>00:00:00 <text:s text:c="2"/>kworker/3:0-mm_percpu_wq</text:p>
      <text:p text:style-name="Standard"><text:s text:c="6"/>1 ? <text:s text:c="7"/>00:00:02 systemd</text:p>
      <text:p text:style-name="Standard"><text:s text:c="4"/>286 ? <text:s text:c="7"/>00:00:00 <text:s text:c="2"/>systemd-journal</text:p>
      <text:p text:style-name="Standard"><text:s text:c="4"/>345 ? <text:s text:c="7"/>00:00:00 <text:s text:c="2"/>systemd-udevd</text:p>
      <text:p text:style-name="Standard"><text:s text:c="4"/>597 ? <text:s text:c="7"/>00:00:00 <text:s text:c="2"/>systemd-resolve</text:p>
      <text:p text:style-name="Standard"><text:s text:c="4"/>604 ? <text:s text:c="7"/>00:00:00 <text:s text:c="2"/>systemd-timesyn</text:p>
      <text:p text:style-name="Standard"><text:s text:c="4"/>644 ? <text:s text:c="7"/>00:00:00 <text:s text:c="2"/>accounts-daemon</text:p>
      <text:p text:style-name="Standard"><text:s text:c="4"/>647 ? <text:s text:c="7"/>00:00:00 <text:s text:c="2"/>avahi-daemon</text:p>
      <text:p text:style-name="Standard"><text:s text:c="4"/>762 ? <text:s text:c="7"/>00:00:00 <text:s text:c="4"/>avahi-daemon</text:p>
      <text:p text:style-name="Standard"><text:soft-page-break/><text:s text:c="4"/>649 ? <text:s text:c="7"/>00:00:00 <text:s text:c="2"/>bluetoothd</text:p>
      <text:p text:style-name="Standard"><text:s text:c="4"/>650 ? <text:s text:c="7"/>00:00:00 <text:s text:c="2"/>cron</text:p>
      <text:p text:style-name="Standard"><text:s text:c="4"/>651 ? <text:s text:c="7"/>00:00:00 <text:s text:c="2"/>dbus-daemon</text:p>
      <text:p text:style-name="Standard"><text:s text:c="4"/>656 ? <text:s text:c="7"/>00:00:00 <text:s text:c="2"/>irqbalance</text:p>
      <text:p text:style-name="Standard"><text:s text:c="4"/>675 ? <text:s text:c="7"/>00:00:00 <text:s text:c="2"/>polkitd</text:p>
      <text:p text:style-name="Standard"><text:s text:c="4"/>677 ? <text:s text:c="7"/>00:00:00 <text:s text:c="2"/>power-profiles-</text:p>
      <text:p text:style-name="Standard"><text:s text:c="4"/>682 ? <text:s text:c="7"/>00:00:00 <text:s text:c="2"/>switcheroo-cont</text:p>
      <text:p text:style-name="Standard"><text:s text:c="4"/>684 ? <text:s text:c="7"/>00:00:00 <text:s text:c="2"/>systemd-logind</text:p>
      <text:p text:style-name="Standard"><text:s text:c="4"/>688 ? <text:s text:c="7"/>00:00:00 <text:s text:c="2"/>thermald</text:p>
      <text:p text:style-name="Standard"><text:s text:c="4"/>692 ? <text:s text:c="7"/>00:00:00 <text:s text:c="2"/>touchegg</text:p>
      <text:p text:style-name="Standard"><text:s text:c="4"/>707 ? <text:s text:c="7"/>00:00:00 <text:s text:c="2"/>udisksd</text:p>
      <text:p text:style-name="Standard"><text:s text:c="4"/>724 ? <text:s text:c="7"/>00:00:00 <text:s text:c="2"/>rsyslogd</text:p>
      <text:p text:style-name="Standard"><text:s text:c="4"/>771 ? <text:s text:c="7"/>00:00:00 <text:s text:c="2"/>NetworkManager</text:p>
      <text:p text:style-name="Standard"><text:s text:c="4"/>779 ? <text:s text:c="7"/>00:00:00 <text:s text:c="2"/>wpa_supplicant</text:p>
      <text:p text:style-name="Standard"><text:s text:c="4"/>817 ? <text:s text:c="7"/>00:00:00 <text:s text:c="2"/>ModemManager</text:p>
      <text:p text:style-name="Standard"><text:s text:c="4"/>899 ? <text:s text:c="7"/>00:00:00 <text:s text:c="2"/>cupsd</text:p>
      <text:p text:style-name="Standard"><text:s text:c="4"/>914 ? <text:s text:c="7"/>00:00:00 <text:s text:c="2"/>lightdm</text:p>
      <text:p text:style-name="Standard"><text:s text:c="4"/>924 tty7 <text:s text:c="4"/>00:00:15 <text:s text:c="4"/>Xorg</text:p>
      <text:p text:style-name="Standard"><text:s text:c="3"/>1088 ? <text:s text:c="7"/>00:00:00 <text:s text:c="4"/>lightdm</text:p>
      <text:p text:style-name="Standard"><text:s text:c="3"/>1171 ? <text:s text:c="7"/>00:00:00 <text:s text:c="6"/>cinnamon-sessio</text:p>
      <text:p text:style-name="Standard"><text:s text:c="3"/>1411 ? <text:s text:c="7"/>00:00:00 <text:s text:c="8"/>csd-clipboard</text:p>
      <text:p text:style-name="Standard"><text:s text:c="3"/>1412 ? <text:s text:c="7"/>00:00:00 <text:s text:c="8"/>at-spi-bus-laun</text:p>
      <text:p text:style-name="Standard"><text:s text:c="3"/>1428 ? <text:s text:c="7"/>00:00:00 <text:s text:c="10"/>dbus-daemon</text:p>
      <text:p text:style-name="Standard"><text:s text:c="3"/>1413 ? <text:s text:c="7"/>00:00:00 <text:s text:c="8"/>csd-power</text:p>
      <text:p text:style-name="Standard"><text:s text:c="3"/>1414 ? <text:s text:c="7"/>00:00:00 <text:s text:c="8"/>csd-keyboard</text:p>
      <text:p text:style-name="Standard"><text:s text:c="3"/>1415 ? <text:s text:c="7"/>00:00:00 <text:s text:c="8"/>csd-a11y-settin</text:p>
      <text:p text:style-name="Standard"><text:s text:c="3"/>1416 ? <text:s text:c="7"/>00:00:00 <text:s text:c="8"/>csd-wacom</text:p>
      <text:p text:style-name="Standard"><text:s text:c="3"/>1420 ? <text:s text:c="7"/>00:00:00 <text:s text:c="8"/>csd-automount</text:p>
      <text:p text:style-name="Standard"><text:s text:c="3"/>1425 ? <text:s text:c="7"/>00:00:00 <text:s text:c="8"/>csd-media-keys</text:p>
      <text:p text:style-name="Standard"><text:s text:c="3"/>1427 ? <text:s text:c="7"/>00:00:00 <text:s text:c="8"/>csd-background</text:p>
      <text:p text:style-name="Standard"><text:s text:c="3"/>1429 ? <text:s text:c="7"/>00:00:00 <text:s text:c="8"/>csd-settings-re</text:p>
      <text:p text:style-name="Standard"><text:s text:c="3"/>1435 ? <text:s text:c="7"/>00:00:00 <text:s text:c="8"/>csd-screensaver</text:p>
      <text:p text:style-name="Standard"><text:s text:c="3"/>1438 ? <text:s text:c="7"/>00:00:00 <text:s text:c="8"/>csd-housekeepin</text:p>
      <text:p text:style-name="Standard"><text:s text:c="3"/>1446 ? <text:s text:c="7"/>00:00:00 <text:s text:c="8"/>csd-xsettings</text:p>
      <text:p text:style-name="Standard"><text:s text:c="3"/>1450 ? <text:s text:c="7"/>00:00:00 <text:s text:c="8"/>csd-print-notif</text:p>
      <text:p text:style-name="Standard"><text:s text:c="3"/>1452 ? <text:s text:c="7"/>00:00:00 <text:s text:c="8"/>csd-color</text:p>
      <text:p text:style-name="Standard"><text:s text:c="3"/>1534 ? <text:s text:c="7"/>00:00:00 <text:s text:c="8"/>cinnamon-launch</text:p>
      <text:p text:style-name="Standard"><text:s text:c="3"/>1581 ? <text:s text:c="7"/>00:00:21 <text:s text:c="10"/>cinnamon</text:p>
      <text:p text:style-name="Standard"><text:s text:c="3"/>1871 ? <text:s text:c="7"/>00:00:44 <text:s text:c="12"/>firefox-bin</text:p>
      <text:p text:style-name="Standard"><text:s text:c="3"/>1936 ? <text:s text:c="7"/>00:00:00 <text:s text:c="14"/>Socket Process</text:p>
      <text:p text:style-name="Standard"><text:s text:c="3"/>1988 ? <text:s text:c="7"/>00:00:03 <text:s text:c="14"/>Privileged Cont</text:p>
      <text:p text:style-name="Standard"><text:s text:c="3"/>1994 ? <text:s text:c="7"/>00:00:00 <text:s text:c="14"/>RDD Process</text:p>
      <text:p text:style-name="Standard"><text:s text:c="3"/>2064 ? <text:s text:c="7"/>00:00:13 <text:s text:c="14"/>WebExtensions</text:p>
      <text:p text:style-name="Standard"><text:s text:c="3"/>2121 ? <text:s text:c="7"/>00:00:00 <text:s text:c="14"/>Utility Process</text:p>
      <text:p text:style-name="Standard"><text:s text:c="3"/>2129 ? <text:s text:c="7"/>00:00:25 <text:s text:c="14"/>Isolated Web Co</text:p>
      <text:p text:style-name="Standard"><text:s text:c="3"/>2131 ? <text:s text:c="7"/>00:00:17 <text:s text:c="14"/>Isolated Web Co</text:p>
      <text:p text:style-name="Standard"><text:s text:c="3"/>2136 ? <text:s text:c="7"/>00:00:00 <text:s text:c="14"/>Isolated Web Co</text:p>
      <text:p text:style-name="Standard"><text:s text:c="3"/>2213 ? <text:s text:c="7"/>00:00:00 <text:s text:c="14"/>Web Content</text:p>
      <text:p text:style-name="Standard"><text:s text:c="3"/>2313 ? <text:s text:c="7"/>00:00:00 <text:s text:c="14"/>Web Content</text:p>
      <text:p text:style-name="Standard"><text:soft-page-break/><text:s text:c="3"/>2353 ? <text:s text:c="7"/>00:00:00 <text:s text:c="14"/>Web Content</text:p>
      <text:p text:style-name="Standard"><text:s text:c="3"/>1605 ? <text:s text:c="7"/>00:00:00 <text:s text:c="8"/>xapp-sn-watcher</text:p>
      <text:p text:style-name="Standard"><text:s text:c="3"/>1632 ? <text:s text:c="7"/>00:00:01 <text:s text:c="8"/>nemo-desktop</text:p>
      <text:p text:style-name="Standard"><text:s text:c="3"/>1633 ? <text:s text:c="7"/>00:00:00 <text:s text:c="8"/>agent</text:p>
      <text:p text:style-name="Standard"><text:s text:c="3"/>1635 ? <text:s text:c="7"/>00:00:00 <text:s text:c="8"/>cinnamon-killer</text:p>
      <text:p text:style-name="Standard"><text:s text:c="3"/>1643 ? <text:s text:c="7"/>00:00:00 <text:s text:c="8"/>blueman-applet</text:p>
      <text:p text:style-name="Standard"><text:s text:c="3"/>1644 ? <text:s text:c="7"/>00:00:00 <text:s text:c="8"/>evolution-alarm</text:p>
      <text:p text:style-name="Standard"><text:s text:c="3"/>2392 ? <text:s text:c="7"/>00:00:00 <text:s text:c="8"/>applet.py</text:p>
      <text:p text:style-name="Standard"><text:s text:c="4"/>928 tty1 <text:s text:c="4"/>00:00:00 <text:s text:c="2"/>agetty</text:p>
      <text:p text:style-name="Standard"><text:s text:c="4"/>978 ? <text:s text:c="7"/>00:00:00 <text:s text:c="2"/>rtkit-daemon</text:p>
      <text:p text:style-name="Standard"><text:s text:c="3"/>1056 ? <text:s text:c="7"/>00:00:00 <text:s text:c="2"/>upowerd</text:p>
      <text:p text:style-name="Standard"><text:s text:c="3"/>1109 ? <text:s text:c="7"/>00:00:00 <text:s text:c="2"/>cups-browsed</text:p>
      <text:p text:style-name="Standard"><text:s text:c="3"/>1111 ? <text:s text:c="7"/>00:00:00 <text:s text:c="2"/>kerneloops</text:p>
      <text:p text:style-name="Standard"><text:s text:c="3"/>1114 ? <text:s text:c="7"/>00:00:00 <text:s text:c="2"/>kerneloops</text:p>
      <text:p text:style-name="Standard"><text:s text:c="3"/>1133 ? <text:s text:c="7"/>00:00:00 <text:s text:c="2"/>systemd</text:p>
      <text:p text:style-name="Standard"><text:s text:c="3"/>1134 ? <text:s text:c="7"/>00:00:00 <text:s text:c="4"/>(sd-pam)</text:p>
      <text:p text:style-name="Standard"><text:s text:c="3"/>1144 ? <text:s text:c="7"/>00:00:00 <text:s text:c="4"/>pipewire</text:p>
      <text:p text:style-name="Standard"><text:s text:c="3"/>1145 ? <text:s text:c="7"/>00:00:00 <text:s text:c="4"/>pipewire</text:p>
      <text:p text:style-name="Standard"><text:s text:c="3"/>1147 ? <text:s text:c="7"/>00:00:00 <text:s text:c="4"/>wireplumber</text:p>
      <text:p text:style-name="Standard"><text:s text:c="3"/>1148 ? <text:s text:c="7"/>00:00:00 <text:s text:c="4"/>pipewire-pulse</text:p>
      <text:p text:style-name="Standard"><text:s text:c="3"/>1149 ? <text:s text:c="7"/>00:00:00 <text:s text:c="4"/>gnome-keyring-d</text:p>
      <text:p text:style-name="Standard"><text:s text:c="3"/>1150 ? <text:s text:c="7"/>00:00:00 <text:s text:c="4"/>dbus-daemon</text:p>
      <text:p text:style-name="Standard"><text:s text:c="3"/>1170 ? <text:s text:c="7"/>00:00:00 <text:s text:c="4"/>gvfsd</text:p>
      <text:p text:style-name="Standard"><text:s text:c="3"/>1820 ? <text:s text:c="7"/>00:00:00 <text:s text:c="6"/>gvfsd-trash</text:p>
      <text:p text:style-name="Standard"><text:s text:c="3"/>1187 ? <text:s text:c="7"/>00:00:00 <text:s text:c="4"/>gvfsd-fuse</text:p>
      <text:p text:style-name="Standard"><text:s text:c="3"/>1274 ? <text:s text:c="7"/>00:00:00 <text:s text:c="4"/>xdg-permission-</text:p>
      <text:p text:style-name="Standard"><text:s text:c="3"/>1462 ? <text:s text:c="7"/>00:00:00 <text:s text:c="4"/>dconf-service</text:p>
      <text:p text:style-name="Standard"><text:s text:c="3"/>1504 ? <text:s text:c="7"/>00:00:00 <text:s text:c="4"/>gvfs-udisks2-vo</text:p>
      <text:p text:style-name="Standard"><text:s text:c="3"/>1535 ? <text:s text:c="7"/>00:00:00 <text:s text:c="4"/>gvfs-gphoto2-vo</text:p>
      <text:p text:style-name="Standard"><text:s text:c="3"/>1540 ? <text:s text:c="7"/>00:00:00 <text:s text:c="4"/>gvfs-afc-volume</text:p>
      <text:p text:style-name="Standard"><text:s text:c="3"/>1546 ? <text:s text:c="7"/>00:00:00 <text:s text:c="4"/>gvfs-mtp-volume</text:p>
      <text:p text:style-name="Standard"><text:s text:c="3"/>1553 ? <text:s text:c="7"/>00:00:00 <text:s text:c="4"/>gvfs-goa-volume</text:p>
      <text:p text:style-name="Standard"><text:s text:c="3"/>1562 ? <text:s text:c="7"/>00:00:00 <text:s text:c="4"/>goa-daemon</text:p>
      <text:p text:style-name="Standard"><text:s text:c="3"/>1571 ? <text:s text:c="7"/>00:00:00 <text:s text:c="4"/>goa-identity-se</text:p>
      <text:p text:style-name="Standard"><text:s text:c="3"/>1698 ? <text:s text:c="7"/>00:00:00 <text:s text:c="4"/>evolution-sourc</text:p>
      <text:p text:style-name="Standard"><text:s text:c="3"/>1728 ? <text:s text:c="7"/>00:00:00 <text:s text:c="4"/>obexd</text:p>
      <text:p text:style-name="Standard"><text:s text:c="3"/>1735 ? <text:s text:c="7"/>00:00:00 <text:s text:c="4"/>evolution-calen</text:p>
      <text:p text:style-name="Standard"><text:s text:c="3"/>1769 ? <text:s text:c="7"/>00:00:00 <text:s text:c="4"/>evolution-addre</text:p>
      <text:p text:style-name="Standard"><text:s text:c="3"/>1832 ? <text:s text:c="7"/>00:00:00 <text:s text:c="4"/>gvfsd-metadata</text:p>
      <text:p text:style-name="Standard"><text:s text:c="3"/>1939 ? <text:s text:c="7"/>00:00:00 <text:s text:c="4"/>xdg-desktop-por</text:p>
      <text:p text:style-name="Standard"><text:s text:c="3"/>1952 ? <text:s text:c="7"/>00:00:00 <text:s text:c="4"/>xdg-document-po</text:p>
      <text:p text:style-name="Standard"><text:s text:c="3"/>1961 ? <text:s text:c="7"/>00:00:00 <text:s text:c="6"/>fusermount3</text:p>
      <text:p text:style-name="Standard"><text:s text:c="3"/>1964 ? <text:s text:c="7"/>00:00:00 <text:s text:c="4"/>xdg-desktop-por</text:p>
      <text:p text:style-name="Standard"><text:s text:c="3"/>1975 ? <text:s text:c="7"/>00:00:00 <text:s text:c="4"/>xdg-desktop-por</text:p>
      <text:p text:style-name="Standard"><text:s text:c="3"/>2396 ? <text:s text:c="7"/>00:00:04 <text:s text:c="4"/>speech-dispatch</text:p>
      <text:p text:style-name="Standard"><text:s text:c="3"/>2408 ? <text:s text:c="7"/>00:00:00 <text:s text:c="6"/>sd_espeak-ng-mb</text:p>
      <text:p text:style-name="Standard"><text:s text:c="3"/>2412 ? <text:s text:c="7"/>00:00:01 <text:s text:c="6"/>sd_espeak-ng</text:p>
      <text:p text:style-name="Standard"><text:s text:c="3"/>2420 ? <text:s text:c="7"/>00:00:00 <text:s text:c="6"/>sd_dummy</text:p>
      <text:p text:style-name="Standard"><text:s text:c="3"/>2423 ? <text:s text:c="7"/>00:00:00 <text:s text:c="6"/>sd_openjtalk</text:p>
      <text:p text:style-name="Standard"><text:soft-page-break/><text:s text:c="3"/>9633 ? <text:s text:c="7"/>00:00:03 <text:s text:c="4"/>gnome-terminal-</text:p>
      <text:p text:style-name="Standard"><text:s text:c="3"/>9647 pts/1 <text:s text:c="3"/>00:00:06 <text:s text:c="6"/>bash</text:p>
      <text:p text:style-name="Standard"><text:s text:c="2"/>11980 pts/1 <text:s text:c="3"/>00:00:00 <text:s text:c="8"/>ps</text:p>
      <text:p text:style-name="Standard"><text:s text:c="3"/>1472 ? <text:s text:c="7"/>00:00:00 <text:s text:c="2"/>at-spi2-registr</text:p>
      <text:p text:style-name="Standard"><text:s text:c="3"/>1492 ? <text:s text:c="7"/>00:00:00 <text:s text:c="2"/>csd-printer</text:p>
      <text:p text:style-name="Standard"><text:s text:c="3"/>1515 ? <text:s text:c="7"/>00:00:00 <text:s text:c="2"/>colord</text:p>
      <text:p text:style-name="Standard"><text:s text:c="3"/>1738 ? <text:s text:c="7"/>00:00:01 <text:s text:c="2"/>blueman-tray</text:p>
      <text:p text:style-name="Standard"><text:s text:c="3"/>2257 ? <text:s text:c="7"/>00:00:00 <text:s text:c="2"/>mintUpdate</text:p>
      <text:p text:style-name="Standard"><text:s text:c="3"/>2433 ? <text:s text:c="7"/>00:00:05 <text:s text:c="2"/>mintreport-tray</text:p>
      <text:p text:style-name="Standard">dina@Dina:~$ ps -fae | grep -v 'ps -fae' | grep -v 'grep'</text:p>
      <text:p text:style-name="Standard">UID <text:s text:c="9"/>PID <text:s text:c="3"/>PPID <text:s/>C STIME TTY <text:s text:c="9"/>TIME CMD</text:p>
      <text:p text:style-name="Standard">root <text:s text:c="10"/>1 <text:s text:c="6"/>0 <text:s/>0 23:05 ? <text:s text:c="7"/>00:00:02 /sbin/init splash</text:p>
      <text:p text:style-name="Standard">root <text:s text:c="10"/>2 <text:s text:c="6"/>0 <text:s/>0 23:05 ? <text:s text:c="7"/>00:00:00 [kthreadd]</text:p>
      <text:p text:style-name="Standard">root <text:s text:c="10"/>3 <text:s text:c="6"/>2 <text:s/>0 23:05 ? <text:s text:c="7"/>00:00:00 [pool_workqueue_release]</text:p>
      <text:p text:style-name="Standard">root <text:s text:c="10"/>4 <text:s text:c="6"/>2 <text:s/>0 23:05 ? <text:s text:c="7"/>00:00:00 [kworker/R-rcu_g]</text:p>
      <text:p text:style-name="Standard">root <text:s text:c="10"/>5 <text:s text:c="6"/>2 <text:s/>0 23:05 ? <text:s text:c="7"/>00:00:00 [kworker/R-rcu_p]</text:p>
      <text:p text:style-name="Standard">root <text:s text:c="10"/>6 <text:s text:c="6"/>2 <text:s/>0 23:05 ? <text:s text:c="7"/>00:00:00 [kworker/R-slub_]</text:p>
      <text:p text:style-name="Standard">root <text:s text:c="10"/>7 <text:s text:c="6"/>2 <text:s/>0 23:05 ? <text:s text:c="7"/>00:00:00 [kworker/R-netns]</text:p>
      <text:p text:style-name="Standard">root <text:s text:c="9"/>10 <text:s text:c="6"/>2 <text:s/>0 23:05 ? <text:s text:c="7"/>00:00:00 [kworker/0:1-i915-unordered]</text:p>
      <text:p text:style-name="Standard">root <text:s text:c="9"/>12 <text:s text:c="6"/>2 <text:s/>0 23:05 ? <text:s text:c="7"/>00:00:00 [kworker/R-mm_pe]</text:p>
      <text:p text:style-name="Standard">root <text:s text:c="9"/>13 <text:s text:c="6"/>2 <text:s/>0 23:05 ? <text:s text:c="7"/>00:00:00 [rcu_tasks_kthread]</text:p>
      <text:p text:style-name="Standard">root <text:s text:c="9"/>14 <text:s text:c="6"/>2 <text:s/>0 23:05 ? <text:s text:c="7"/>00:00:00 [rcu_tasks_rude_kthread]</text:p>
      <text:p text:style-name="Standard">root <text:s text:c="9"/>15 <text:s text:c="6"/>2 <text:s/>0 23:05 ? <text:s text:c="7"/>00:00:00 [rcu_tasks_trace_kthread]</text:p>
      <text:p text:style-name="Standard">root <text:s text:c="9"/>16 <text:s text:c="6"/>2 <text:s/>0 23:05 ? <text:s text:c="7"/>00:00:00 [ksoftirqd/0]</text:p>
      <text:p text:style-name="Standard">root <text:s text:c="9"/>17 <text:s text:c="6"/>2 <text:s/>0 23:05 ? <text:s text:c="7"/>00:00:00 [rcu_preempt]</text:p>
      <text:p text:style-name="Standard">root <text:s text:c="9"/>18 <text:s text:c="6"/>2 <text:s/>0 23:05 ? <text:s text:c="7"/>00:00:00 [migration/0]</text:p>
      <text:p text:style-name="Standard">root <text:s text:c="9"/>19 <text:s text:c="6"/>2 <text:s/>0 23:05 ? <text:s text:c="7"/>00:00:00 [idle_inject/0]</text:p>
      <text:p text:style-name="Standard">root <text:s text:c="9"/>20 <text:s text:c="6"/>2 <text:s/>0 23:05 ? <text:s text:c="7"/>00:00:00 [cpuhp/0]</text:p>
      <text:p text:style-name="Standard">root <text:s text:c="9"/>21 <text:s text:c="6"/>2 <text:s/>0 23:05 ? <text:s text:c="7"/>00:00:00 [cpuhp/1]</text:p>
      <text:p text:style-name="Standard">root <text:s text:c="9"/>22 <text:s text:c="6"/>2 <text:s/>0 23:05 ? <text:s text:c="7"/>00:00:00 [idle_inject/1]</text:p>
      <text:p text:style-name="Standard">root <text:s text:c="9"/>23 <text:s text:c="6"/>2 <text:s/>0 23:05 ? <text:s text:c="7"/>00:00:00 [migration/1]</text:p>
      <text:p text:style-name="Standard">root <text:s text:c="9"/>24 <text:s text:c="6"/>2 <text:s/>0 23:05 ? <text:s text:c="7"/>00:00:00 [ksoftirqd/1]</text:p>
      <text:p text:style-name="Standard">root <text:s text:c="9"/>26 <text:s text:c="6"/>2 <text:s/>0 23:05 ? <text:s text:c="7"/>00:00:00 [kworker/1:0H-events_highpri]</text:p>
      <text:p text:style-name="Standard">root <text:s text:c="9"/>27 <text:s text:c="6"/>2 <text:s/>0 23:05 ? <text:s text:c="7"/>00:00:00 [cpuhp/2]</text:p>
      <text:p text:style-name="Standard">root <text:s text:c="9"/>28 <text:s text:c="6"/>2 <text:s/>0 23:05 ? <text:s text:c="7"/>00:00:00 [idle_inject/2]</text:p>
      <text:p text:style-name="Standard">root <text:s text:c="9"/>29 <text:s text:c="6"/>2 <text:s/>0 23:05 ? <text:s text:c="7"/>00:00:00 [migration/2]</text:p>
      <text:p text:style-name="Standard">root <text:s text:c="9"/>30 <text:s text:c="6"/>2 <text:s/>0 23:05 ? <text:s text:c="7"/>00:00:00 [ksoftirqd/2]</text:p>
      <text:p text:style-name="Standard">root <text:s text:c="9"/>32 <text:s text:c="6"/>2 <text:s/>0 23:05 ? <text:s text:c="7"/>00:00:00 [kworker/2:0H-events_highpri]</text:p>
      <text:p text:style-name="Standard">root <text:s text:c="9"/>33 <text:s text:c="6"/>2 <text:s/>0 23:05 ? <text:s text:c="7"/>00:00:00 [cpuhp/3]</text:p>
      <text:p text:style-name="Standard">root <text:s text:c="9"/>34 <text:s text:c="6"/>2 <text:s/>0 23:05 ? <text:s text:c="7"/>00:00:00 [idle_inject/3]</text:p>
      <text:p text:style-name="Standard">root <text:s text:c="9"/>35 <text:s text:c="6"/>2 <text:s/>0 23:05 ? <text:s text:c="7"/>00:00:00 [migration/3]</text:p>
      <text:p text:style-name="Standard">root <text:s text:c="9"/>36 <text:s text:c="6"/>2 <text:s/>0 23:05 ? <text:s text:c="7"/>00:00:00 [ksoftirqd/3]</text:p>
      <text:p text:style-name="Standard">root <text:s text:c="9"/>38 <text:s text:c="6"/>2 <text:s/>0 23:05 ? <text:s text:c="7"/>00:00:00 [kworker/3:0H-events_highpri]</text:p>
      <text:p text:style-name="Standard">root <text:s text:c="9"/>39 <text:s text:c="6"/>2 <text:s/>0 23:05 ? <text:s text:c="7"/>00:00:00 [kdevtmpfs]</text:p>
      <text:p text:style-name="Standard">root <text:s text:c="9"/>40 <text:s text:c="6"/>2 <text:s/>0 23:05 ? <text:s text:c="7"/>00:00:00 [kworker/R-inet_]</text:p>
      <text:p text:style-name="Standard">root <text:s text:c="9"/>41 <text:s text:c="6"/>2 <text:s/>0 23:05 ? <text:s text:c="7"/>00:00:00 [kworker/u8:1-events_power_efficient]</text:p>
      <text:p text:style-name="Standard">root <text:s text:c="9"/>42 <text:s text:c="6"/>2 <text:s/>0 23:05 ? <text:s text:c="7"/>00:00:00 [kauditd]</text:p>
      <text:p text:style-name="Standard">root <text:s text:c="9"/>43 <text:s text:c="6"/>2 <text:s/>0 23:05 ? <text:s text:c="7"/>00:00:00 [khungtaskd]</text:p>
      <text:p text:style-name="Standard">root <text:s text:c="9"/>44 <text:s text:c="6"/>2 <text:s/>0 23:05 ? <text:s text:c="7"/>00:00:00 [oom_reaper]</text:p>
      <text:p text:style-name="Standard"><text:soft-page-break/>root <text:s text:c="9"/>45 <text:s text:c="6"/>2 <text:s/>0 23:05 ? <text:s text:c="7"/>00:00:00 [kworker/u8:2-events_power_efficient]</text:p>
      <text:p text:style-name="Standard">root <text:s text:c="9"/>46 <text:s text:c="6"/>2 <text:s/>0 23:05 ? <text:s text:c="7"/>00:00:00 [kworker/R-write]</text:p>
      <text:p text:style-name="Standard">root <text:s text:c="9"/>47 <text:s text:c="6"/>2 <text:s/>0 23:05 ? <text:s text:c="7"/>00:00:00 [kcompactd0]</text:p>
      <text:p text:style-name="Standard">root <text:s text:c="9"/>48 <text:s text:c="6"/>2 <text:s/>0 23:05 ? <text:s text:c="7"/>00:00:00 [ksmd]</text:p>
      <text:p text:style-name="Standard">root <text:s text:c="9"/>49 <text:s text:c="6"/>2 <text:s/>0 23:05 ? <text:s text:c="7"/>00:00:00 [khugepaged]</text:p>
      <text:p text:style-name="Standard">root <text:s text:c="9"/>50 <text:s text:c="6"/>2 <text:s/>0 23:05 ? <text:s text:c="7"/>00:00:00 [kworker/R-kinte]</text:p>
      <text:p text:style-name="Standard">root <text:s text:c="9"/>51 <text:s text:c="6"/>2 <text:s/>0 23:05 ? <text:s text:c="7"/>00:00:00 [kworker/R-kbloc]</text:p>
      <text:p text:style-name="Standard">root <text:s text:c="9"/>52 <text:s text:c="6"/>2 <text:s/>0 23:05 ? <text:s text:c="7"/>00:00:00 [kworker/R-blkcg]</text:p>
      <text:p text:style-name="Standard">root <text:s text:c="9"/>53 <text:s text:c="6"/>2 <text:s/>0 23:05 ? <text:s text:c="7"/>00:00:00 [irq/9-acpi]</text:p>
      <text:p text:style-name="Standard">root <text:s text:c="9"/>54 <text:s text:c="6"/>2 <text:s/>0 23:05 ? <text:s text:c="7"/>00:00:00 [kworker/2:1-events]</text:p>
      <text:p text:style-name="Standard">root <text:s text:c="9"/>55 <text:s text:c="6"/>2 <text:s/>0 23:05 ? <text:s text:c="7"/>00:00:00 [kworker/R-tpm_d]</text:p>
      <text:p text:style-name="Standard">root <text:s text:c="9"/>56 <text:s text:c="6"/>2 <text:s/>0 23:05 ? <text:s text:c="7"/>00:00:00 [kworker/R-ata_s]</text:p>
      <text:p text:style-name="Standard">root <text:s text:c="9"/>57 <text:s text:c="6"/>2 <text:s/>0 23:05 ? <text:s text:c="7"/>00:00:00 [kworker/R-md]</text:p>
      <text:p text:style-name="Standard">root <text:s text:c="9"/>58 <text:s text:c="6"/>2 <text:s/>0 23:05 ? <text:s text:c="7"/>00:00:00 [kworker/R-md_bi]</text:p>
      <text:p text:style-name="Standard">root <text:s text:c="9"/>59 <text:s text:c="6"/>2 <text:s/>0 23:05 ? <text:s text:c="7"/>00:00:00 [kworker/R-edac-]</text:p>
      <text:p text:style-name="Standard">root <text:s text:c="9"/>60 <text:s text:c="6"/>2 <text:s/>0 23:05 ? <text:s text:c="7"/>00:00:00 [kworker/R-devfr]</text:p>
      <text:p text:style-name="Standard">root <text:s text:c="9"/>61 <text:s text:c="6"/>2 <text:s/>0 23:05 ? <text:s text:c="7"/>00:00:00 [watchdogd]</text:p>
      <text:p text:style-name="Standard">root <text:s text:c="9"/>63 <text:s text:c="6"/>2 <text:s/>0 23:05 ? <text:s text:c="7"/>00:00:00 [kworker/1:1H-events_highpri]</text:p>
      <text:p text:style-name="Standard">root <text:s text:c="9"/>65 <text:s text:c="6"/>2 <text:s/>0 23:05 ? <text:s text:c="7"/>00:00:00 [kswapd0]</text:p>
      <text:p text:style-name="Standard">root <text:s text:c="9"/>66 <text:s text:c="6"/>2 <text:s/>0 23:05 ? <text:s text:c="7"/>00:00:00 [ecryptfs-kthread]</text:p>
      <text:p text:style-name="Standard">root <text:s text:c="9"/>67 <text:s text:c="6"/>2 <text:s/>0 23:05 ? <text:s text:c="7"/>00:00:00 [kworker/R-kthro]</text:p>
      <text:p text:style-name="Standard">root <text:s text:c="9"/>68 <text:s text:c="6"/>2 <text:s/>0 23:05 ? <text:s text:c="7"/>00:00:00 [kworker/R-acpi_]</text:p>
      <text:p text:style-name="Standard">root <text:s text:c="9"/>69 <text:s text:c="6"/>2 <text:s/>0 23:05 ? <text:s text:c="7"/>00:00:00 [hwrng]</text:p>
      <text:p text:style-name="Standard">root <text:s text:c="9"/>70 <text:s text:c="6"/>2 <text:s/>0 23:05 ? <text:s text:c="7"/>00:00:01 [kworker/1:2-i915-unordered]</text:p>
      <text:p text:style-name="Standard">root <text:s text:c="9"/>71 <text:s text:c="6"/>2 <text:s/>0 23:05 ? <text:s text:c="7"/>00:00:00 [kworker/R-mld]</text:p>
      <text:p text:style-name="Standard">root <text:s text:c="9"/>72 <text:s text:c="6"/>2 <text:s/>0 23:05 ? <text:s text:c="7"/>00:00:00 [kworker/R-ipv6_]</text:p>
      <text:p text:style-name="Standard">root <text:s text:c="9"/>79 <text:s text:c="6"/>2 <text:s/>0 23:05 ? <text:s text:c="7"/>00:00:00 [kworker/R-kstrp]</text:p>
      <text:p text:style-name="Standard">root <text:s text:c="9"/>81 <text:s text:c="6"/>2 <text:s/>0 23:05 ? <text:s text:c="7"/>00:00:00 [kworker/u9:0+i915_flip]</text:p>
      <text:p text:style-name="Standard">root <text:s text:c="9"/>86 <text:s text:c="6"/>2 <text:s/>0 23:05 ? <text:s text:c="7"/>00:00:00 [kworker/R-crypt]</text:p>
      <text:p text:style-name="Standard">root <text:s text:c="9"/>87 <text:s text:c="6"/>2 <text:s/>0 23:05 ? <text:s text:c="7"/>00:00:00 [kworker/3:2-i915-unordered]</text:p>
      <text:p text:style-name="Standard">root <text:s text:c="9"/>97 <text:s text:c="6"/>2 <text:s/>0 23:05 ? <text:s text:c="7"/>00:00:00 [kworker/R-charg]</text:p>
      <text:p text:style-name="Standard">root <text:s text:c="8"/>122 <text:s text:c="6"/>2 <text:s/>0 23:05 ? <text:s text:c="7"/>00:00:00 [kworker/3:1H-events_highpri]</text:p>
      <text:p text:style-name="Standard">root <text:s text:c="8"/>126 <text:s text:c="6"/>2 <text:s/>0 23:05 ? <text:s text:c="7"/>00:00:00 [kworker/2:1H-kblockd]</text:p>
      <text:p text:style-name="Standard">root <text:s text:c="8"/>137 <text:s text:c="6"/>2 <text:s/>0 23:05 ? <text:s text:c="7"/>00:00:00 [kworker/0:1H-kblockd]</text:p>
      <text:p text:style-name="Standard">root <text:s text:c="8"/>154 <text:s text:c="6"/>2 <text:s/>0 23:05 ? <text:s text:c="7"/>00:00:00 [kworker/R-sdhci]</text:p>
      <text:p text:style-name="Standard">root <text:s text:c="8"/>155 <text:s text:c="6"/>2 <text:s/>0 23:05 ? <text:s text:c="7"/>00:00:00 [irq/39-mmc0]</text:p>
      <text:p text:style-name="Standard">root <text:s text:c="8"/>156 <text:s text:c="6"/>2 <text:s/>0 23:05 ? <text:s text:c="7"/>00:00:00 [scsi_eh_0]</text:p>
      <text:p text:style-name="Standard">root <text:s text:c="8"/>157 <text:s text:c="6"/>2 <text:s/>0 23:05 ? <text:s text:c="7"/>00:00:00 [kworker/R-scsi_]</text:p>
      <text:p text:style-name="Standard">root <text:s text:c="8"/>158 <text:s text:c="6"/>2 <text:s/>0 23:05 ? <text:s text:c="7"/>00:00:00 [kworker/u8:3-i915]</text:p>
      <text:p text:style-name="Standard">root <text:s text:c="8"/>159 <text:s text:c="6"/>2 <text:s/>0 23:05 ? <text:s text:c="7"/>00:00:01 [irq/129-SYN1B7F:00]</text:p>
      <text:p text:style-name="Standard">root <text:s text:c="8"/>160 <text:s text:c="6"/>2 <text:s/>0 23:05 ? <text:s text:c="7"/>00:00:00 [kworker/R-mmc_c]</text:p>
      <text:p text:style-name="Standard">root <text:s text:c="8"/>176 <text:s text:c="6"/>2 <text:s/>0 23:05 ? <text:s text:c="7"/>00:00:00 [kworker/0:2-kacpi_notify]</text:p>
      <text:p text:style-name="Standard">root <text:s text:c="8"/>187 <text:s text:c="6"/>2 <text:s/>0 23:05 ? <text:s text:c="7"/>00:00:00 [kworker/R-raid5]</text:p>
      <text:p text:style-name="Standard">root <text:s text:c="8"/>200 <text:s text:c="6"/>2 <text:s/>0 23:05 ? <text:s text:c="7"/>00:00:00 [kworker/2:2-mm_percpu_wq]</text:p>
      <text:p text:style-name="Standard">root <text:s text:c="8"/>235 <text:s text:c="6"/>2 <text:s/>0 23:05 ? <text:s text:c="7"/>00:00:00 [jbd2/sda5-8]</text:p>
      <text:p text:style-name="Standard">root <text:s text:c="8"/>236 <text:s text:c="6"/>2 <text:s/>0 23:05 ? <text:s text:c="7"/>00:00:00 [kworker/R-ext4-]</text:p>
      <text:p text:style-name="Standard">root <text:s text:c="8"/>286 <text:s text:c="6"/>1 <text:s/>0 23:05 ? <text:s text:c="7"/>00:00:00 /usr/lib/systemd/systemd-journald</text:p>
      <text:p text:style-name="Standard">root <text:s text:c="8"/>303 <text:s text:c="6"/>2 <text:s/>0 23:05 ? <text:s text:c="7"/>00:00:00 [kworker/0:2H-kblockd]</text:p>
      <text:p text:style-name="Standard">root <text:s text:c="8"/>345 <text:s text:c="6"/>1 <text:s/>0 23:06 ? <text:s text:c="7"/>00:00:00 /usr/lib/systemd/systemd-udevd</text:p>
      <text:p text:style-name="Standard"><text:soft-page-break/>root <text:s text:c="8"/>351 <text:s text:c="6"/>2 <text:s/>0 23:06 ? <text:s text:c="7"/>00:00:00 [psimon]</text:p>
      <text:p text:style-name="Standard">root <text:s text:c="8"/>377 <text:s text:c="6"/>2 <text:s/>0 23:06 ? <text:s text:c="7"/>00:00:00 [kworker/3:3-events]</text:p>
      <text:p text:style-name="Standard">root <text:s text:c="8"/>449 <text:s text:c="6"/>2 <text:s/>0 23:06 ? <text:s text:c="7"/>00:00:00 [irq/130-mei_me]</text:p>
      <text:p text:style-name="Standard">root <text:s text:c="8"/>452 <text:s text:c="6"/>2 <text:s/>0 23:06 ? <text:s text:c="7"/>00:00:00 [kworker/R-cfg80]</text:p>
      <text:p text:style-name="Standard">root <text:s text:c="8"/>458 <text:s text:c="6"/>2 <text:s/>0 23:06 ? <text:s text:c="7"/>00:00:00 [irq/131-iwlwifi]</text:p>
      <text:p text:style-name="Standard">root <text:s text:c="8"/>575 <text:s text:c="6"/>2 <text:s/>0 23:06 ? <text:s text:c="7"/>00:00:00 [kworker/1:4-i915-unordered]</text:p>
      <text:p text:style-name="Standard">systemd+ <text:s text:c="4"/>597 <text:s text:c="6"/>1 <text:s/>0 23:06 ? <text:s text:c="7"/>00:00:00 /usr/lib/systemd/systemd-resolved</text:p>
      <text:p text:style-name="Standard">systemd+ <text:s text:c="4"/>604 <text:s text:c="6"/>1 <text:s/>0 23:06 ? <text:s text:c="7"/>00:00:00 /usr/lib/systemd/systemd-timesyncd</text:p>
      <text:p text:style-name="Standard">root <text:s text:c="8"/>619 <text:s text:c="6"/>2 <text:s/>0 23:06 ? <text:s text:c="7"/>00:00:00 [kworker/R-ttm]</text:p>
      <text:p text:style-name="Standard">root <text:s text:c="8"/>621 <text:s text:c="6"/>2 <text:s/>0 23:06 ? <text:s text:c="7"/>00:00:00 [card1-crtc0]</text:p>
      <text:p text:style-name="Standard">root <text:s text:c="8"/>622 <text:s text:c="6"/>2 <text:s/>0 23:06 ? <text:s text:c="7"/>00:00:00 [card1-crtc1]</text:p>
      <text:p text:style-name="Standard">root <text:s text:c="8"/>623 <text:s text:c="6"/>2 <text:s/>0 23:06 ? <text:s text:c="7"/>00:00:00 [card1-crtc2]</text:p>
      <text:p text:style-name="Standard">root <text:s text:c="8"/>629 <text:s text:c="6"/>2 <text:s/>0 23:06 ? <text:s text:c="7"/>00:00:00 [kworker/u9:2-rb_allocator]</text:p>
      <text:p text:style-name="Standard">root <text:s text:c="8"/>644 <text:s text:c="6"/>1 <text:s/>0 23:06 ? <text:s text:c="7"/>00:00:00 /usr/libexec/accounts-daemon</text:p>
      <text:p text:style-name="Standard">avahi <text:s text:c="7"/>647 <text:s text:c="6"/>1 <text:s/>0 23:06 ? <text:s text:c="7"/>00:00:00 avahi-daemon: running [Dina.local]</text:p>
      <text:p text:style-name="Standard">root <text:s text:c="8"/>649 <text:s text:c="6"/>1 <text:s/>0 23:06 ? <text:s text:c="7"/>00:00:00 /usr/libexec/bluetooth/bluetoothd</text:p>
      <text:p text:style-name="Standard">root <text:s text:c="8"/>650 <text:s text:c="6"/>1 <text:s/>0 23:06 ? <text:s text:c="7"/>00:00:00 /usr/sbin/cron -f -P</text:p>
      <text:p text:style-name="Standard">message+ <text:s text:c="4"/>651 <text:s text:c="6"/>1 <text:s/>0 23:06 ? <text:s text:c="7"/>00:00:00 @dbus-daemon --system --address=systemd: --nofork --nopidfile --systemd-activation --syslog-only</text:p>
      <text:p text:style-name="Standard">root <text:s text:c="8"/>656 <text:s text:c="6"/>1 <text:s/>0 23:06 ? <text:s text:c="7"/>00:00:00 /usr/sbin/irqbalance</text:p>
      <text:p text:style-name="Standard">polkitd <text:s text:c="5"/>675 <text:s text:c="6"/>1 <text:s/>0 23:06 ? <text:s text:c="7"/>00:00:00 /usr/lib/polkit-1/polkitd --no-debug</text:p>
      <text:p text:style-name="Standard">root <text:s text:c="8"/>677 <text:s text:c="6"/>1 <text:s/>0 23:06 ? <text:s text:c="7"/>00:00:00 /usr/libexec/power-profiles-daemon</text:p>
      <text:p text:style-name="Standard">root <text:s text:c="8"/>682 <text:s text:c="6"/>1 <text:s/>0 23:06 ? <text:s text:c="7"/>00:00:00 /usr/libexec/switcheroo-control</text:p>
      <text:p text:style-name="Standard">root <text:s text:c="8"/>684 <text:s text:c="6"/>1 <text:s/>0 23:06 ? <text:s text:c="7"/>00:00:00 /usr/lib/systemd/systemd-logind</text:p>
      <text:p text:style-name="Standard">root <text:s text:c="8"/>688 <text:s text:c="6"/>1 <text:s/>0 23:06 ? <text:s text:c="7"/>00:00:00 /usr/sbin/thermald --systemd --dbus-enable --adaptive</text:p>
      <text:p text:style-name="Standard">root <text:s text:c="8"/>692 <text:s text:c="6"/>1 <text:s/>0 23:06 ? <text:s text:c="7"/>00:00:00 /usr/bin/touchegg --daemon</text:p>
      <text:p text:style-name="Standard">root <text:s text:c="8"/>707 <text:s text:c="6"/>1 <text:s/>0 23:06 ? <text:s text:c="7"/>00:00:00 /usr/libexec/udisks2/udisksd</text:p>
      <text:p text:style-name="Standard">syslog <text:s text:c="6"/>724 <text:s text:c="6"/>1 <text:s/>0 23:06 ? <text:s text:c="7"/>00:00:00 /usr/sbin/rsyslogd -n -iNONE</text:p>
      <text:p text:style-name="Standard">avahi <text:s text:c="7"/>762 <text:s text:c="4"/>647 <text:s/>0 23:06 ? <text:s text:c="7"/>00:00:00 avahi-daemon: chroot helper</text:p>
      <text:p text:style-name="Standard">root <text:s text:c="8"/>771 <text:s text:c="6"/>1 <text:s/>0 23:06 ? <text:s text:c="7"/>00:00:00 /usr/sbin/NetworkManager --no-daemon</text:p>
      <text:p text:style-name="Standard">root <text:s text:c="8"/>779 <text:s text:c="6"/>1 <text:s/>0 23:06 ? <text:s text:c="7"/>00:00:00 /usr/sbin/wpa_supplicant -u -s -O DIR=/run/wpa_supplicant GROUP=netdev</text:p>
      <text:p text:style-name="Standard">root <text:s text:c="8"/>817 <text:s text:c="6"/>1 <text:s/>0 23:06 ? <text:s text:c="7"/>00:00:00 /usr/sbin/ModemManager</text:p>
      <text:p text:style-name="Standard">root <text:s text:c="8"/>865 <text:s text:c="6"/>2 <text:s/>0 23:06 ? <text:s text:c="7"/>00:00:00 [kworker/u8:4-flush-8:0]</text:p>
      <text:p text:style-name="Standard">root <text:s text:c="8"/>899 <text:s text:c="6"/>1 <text:s/>0 23:06 ? <text:s text:c="7"/>00:00:00 /usr/sbin/cupsd -l</text:p>
      <text:p text:style-name="Standard">root <text:s text:c="8"/>914 <text:s text:c="6"/>1 <text:s/>0 23:06 ? <text:s text:c="7"/>00:00:00 /usr/sbin/lightdm</text:p>
      <text:p text:style-name="Standard">root <text:s text:c="8"/>924 <text:s text:c="4"/>914 <text:s/>2 23:06 tty7 <text:s text:c="4"/>00:00:16 /usr/lib/xorg/Xorg -core :0 -seat seat0 -auth /var/run/lightdm/root/:0 -nolisten tcp vt7 -novtswitch</text:p>
      <text:p text:style-name="Standard">root <text:s text:c="8"/>928 <text:s text:c="6"/>1 <text:s/>0 23:06 tty1 <text:s text:c="4"/>00:00:00 /sbin/agetty -o -p -- \u --noclear - linux</text:p>
      <text:p text:style-name="Standard">root <text:s text:c="8"/>949 <text:s text:c="6"/>2 <text:s/>0 23:06 ? <text:s text:c="7"/>00:00:00 [psimon]</text:p>
      <text:p text:style-name="Standard">rtkit <text:s text:c="7"/>978 <text:s text:c="6"/>1 <text:s/>0 23:06 ? <text:s text:c="7"/>00:00:00 /usr/libexec/rtkit-daemon</text:p>
      <text:p text:style-name="Standard">root <text:s text:c="7"/>1032 <text:s text:c="6"/>2 <text:s/>0 23:06 ? <text:s text:c="7"/>00:00:00 [krfcommd]</text:p>
      <text:p text:style-name="Standard">root <text:s text:c="7"/>1056 <text:s text:c="6"/>1 <text:s/>0 23:06 ? <text:s text:c="7"/>00:00:00 /usr/libexec/upowerd</text:p>
      <text:p text:style-name="Standard">root <text:s text:c="7"/>1088 <text:s text:c="4"/>914 <text:s/>0 23:06 ? <text:s text:c="7"/>00:00:00 lightdm --session-child 13 20</text:p>
      <text:p text:style-name="Standard">cups-br+ <text:s text:c="3"/>1109 <text:s text:c="6"/>1 <text:s/>0 23:06 ? <text:s text:c="7"/>00:00:00 /usr/sbin/cups-browsed</text:p>
      <text:p text:style-name="Standard">kernoops <text:s text:c="3"/>1111 <text:s text:c="6"/>1 <text:s/>0 23:06 ? <text:s text:c="7"/>00:00:00 /usr/sbin/kerneloops --test</text:p>
      <text:p text:style-name="Standard">kernoops <text:s text:c="3"/>1114 <text:s text:c="6"/>1 <text:s/>0 23:06 ? <text:s text:c="7"/>00:00:00 /usr/sbin/kerneloops</text:p>
      <text:p text:style-name="Standard">dina <text:s text:c="7"/>1133 <text:s text:c="6"/>1 <text:s/>0 23:06 ? <text:s text:c="7"/>00:00:00 /usr/lib/systemd/systemd --user</text:p>
      <text:p text:style-name="Standard">dina <text:s text:c="7"/>1134 <text:s text:c="3"/>1133 <text:s/>0 23:06 ? <text:s text:c="7"/>00:00:00 (sd-pam)</text:p>
      <text:p text:style-name="Standard"><text:soft-page-break/>dina <text:s text:c="7"/>1144 <text:s text:c="3"/>1133 <text:s/>0 23:06 ? <text:s text:c="7"/>00:00:00 /usr/bin/pipewire</text:p>
      <text:p text:style-name="Standard">dina <text:s text:c="7"/>1145 <text:s text:c="3"/>1133 <text:s/>0 23:06 ? <text:s text:c="7"/>00:00:00 /usr/bin/pipewire -c filter-chain.conf</text:p>
      <text:p text:style-name="Standard">dina <text:s text:c="7"/>1147 <text:s text:c="3"/>1133 <text:s/>0 23:06 ? <text:s text:c="7"/>00:00:00 /usr/bin/wireplumber</text:p>
      <text:p text:style-name="Standard">dina <text:s text:c="7"/>1148 <text:s text:c="3"/>1133 <text:s/>0 23:06 ? <text:s text:c="7"/>00:00:00 /usr/bin/pipewire-pulse</text:p>
      <text:p text:style-name="Standard">dina <text:s text:c="7"/>1149 <text:s text:c="3"/>1133 <text:s/>0 23:06 ? <text:s text:c="7"/>00:00:00 /usr/bin/gnome-keyring-daemon --foreground --components=pkcs11,secrets --control-directory=/run/user/1000/keyring</text:p>
      <text:p text:style-name="Standard">dina <text:s text:c="7"/>1150 <text:s text:c="3"/>1133 <text:s/>0 23:06 ? <text:s text:c="7"/>00:00:00 /usr/bin/dbus-daemon --session --address=systemd: --nofork --nopidfile --systemd-activation --syslog-only</text:p>
      <text:p text:style-name="Standard">dina <text:s text:c="7"/>1170 <text:s text:c="3"/>1133 <text:s/>0 23:06 ? <text:s text:c="7"/>00:00:00 /usr/libexec/gvfsd</text:p>
      <text:p text:style-name="Standard">dina <text:s text:c="7"/>1171 <text:s text:c="3"/>1088 <text:s/>0 23:06 ? <text:s text:c="7"/>00:00:00 /usr/lib/x86_64-linux-gnu/cinnamon-session-binary --session cinnamon</text:p>
      <text:p text:style-name="Standard">dina <text:s text:c="7"/>1187 <text:s text:c="3"/>1133 <text:s/>0 23:06 ? <text:s text:c="7"/>00:00:00 /usr/libexec/gvfsd-fuse /run/user/1000/gvfs -f</text:p>
      <text:p text:style-name="Standard">dina <text:s text:c="7"/>1274 <text:s text:c="3"/>1133 <text:s/>0 23:06 ? <text:s text:c="7"/>00:00:00 /usr/libexec/xdg-permission-store</text:p>
      <text:p text:style-name="Standard">dina <text:s text:c="7"/>1411 <text:s text:c="3"/>1171 <text:s/>0 23:06 ? <text:s text:c="7"/>00:00:00 /usr/bin/csd-clipboard</text:p>
      <text:p text:style-name="Standard">dina <text:s text:c="7"/>1412 <text:s text:c="3"/>1171 <text:s/>0 23:06 ? <text:s text:c="7"/>00:00:00 /usr/libexec/at-spi-bus-launcher --launch-immediately</text:p>
      <text:p text:style-name="Standard">dina <text:s text:c="7"/>1413 <text:s text:c="3"/>1171 <text:s/>0 23:06 ? <text:s text:c="7"/>00:00:00 /usr/bin/csd-power</text:p>
      <text:p text:style-name="Standard">dina <text:s text:c="7"/>1414 <text:s text:c="3"/>1171 <text:s/>0 23:06 ? <text:s text:c="7"/>00:00:00 /usr/bin/csd-keyboard</text:p>
      <text:p text:style-name="Standard">dina <text:s text:c="7"/>1415 <text:s text:c="3"/>1171 <text:s/>0 23:06 ? <text:s text:c="7"/>00:00:00 /usr/bin/csd-a11y-settings</text:p>
      <text:p text:style-name="Standard">dina <text:s text:c="7"/>1416 <text:s text:c="3"/>1171 <text:s/>0 23:06 ? <text:s text:c="7"/>00:00:00 /usr/bin/csd-wacom</text:p>
      <text:p text:style-name="Standard">dina <text:s text:c="7"/>1420 <text:s text:c="3"/>1171 <text:s/>0 23:06 ? <text:s text:c="7"/>00:00:00 /usr/bin/csd-automount</text:p>
      <text:p text:style-name="Standard">dina <text:s text:c="7"/>1425 <text:s text:c="3"/>1171 <text:s/>0 23:06 ? <text:s text:c="7"/>00:00:00 /usr/bin/csd-media-keys</text:p>
      <text:p text:style-name="Standard">dina <text:s text:c="7"/>1427 <text:s text:c="3"/>1171 <text:s/>0 23:06 ? <text:s text:c="7"/>00:00:00 /usr/bin/csd-background</text:p>
      <text:p text:style-name="Standard">dina <text:s text:c="7"/>1428 <text:s text:c="3"/>1412 <text:s/>0 23:06 ? <text:s text:c="7"/>00:00:00 /usr/bin/dbus-daemon --config-file=/usr/share/defaults/at-spi2/accessibility.conf --nofork --print-address 11 --address=unix:path=/run/user/1000/at-spi/bus_0</text:p>
      <text:p text:style-name="Standard">dina <text:s text:c="7"/>1429 <text:s text:c="3"/>1171 <text:s/>0 23:06 ? <text:s text:c="7"/>00:00:00 /usr/bin/csd-settings-remap</text:p>
      <text:p text:style-name="Standard">dina <text:s text:c="7"/>1435 <text:s text:c="3"/>1171 <text:s/>0 23:06 ? <text:s text:c="7"/>00:00:00 /usr/bin/csd-screensaver-proxy</text:p>
      <text:p text:style-name="Standard">dina <text:s text:c="7"/>1438 <text:s text:c="3"/>1171 <text:s/>0 23:06 ? <text:s text:c="7"/>00:00:00 /usr/bin/csd-housekeeping</text:p>
      <text:p text:style-name="Standard">dina <text:s text:c="7"/>1446 <text:s text:c="3"/>1171 <text:s/>0 23:06 ? <text:s text:c="7"/>00:00:00 /usr/bin/csd-xsettings</text:p>
      <text:p text:style-name="Standard">dina <text:s text:c="7"/>1450 <text:s text:c="3"/>1171 <text:s/>0 23:06 ? <text:s text:c="7"/>00:00:00 /usr/bin/csd-print-notifications</text:p>
      <text:p text:style-name="Standard">dina <text:s text:c="7"/>1452 <text:s text:c="3"/>1171 <text:s/>0 23:06 ? <text:s text:c="7"/>00:00:00 /usr/bin/csd-color</text:p>
      <text:p text:style-name="Standard">dina <text:s text:c="7"/>1462 <text:s text:c="3"/>1133 <text:s/>0 23:06 ? <text:s text:c="7"/>00:00:00 /usr/libexec/dconf-service</text:p>
      <text:p text:style-name="Standard">dina <text:s text:c="7"/>1472 <text:s text:c="6"/>1 <text:s/>0 23:06 ? <text:s text:c="7"/>00:00:00 /usr/libexec/at-spi2-registryd --use-gnome-session</text:p>
      <text:p text:style-name="Standard">dina <text:s text:c="7"/>1492 <text:s text:c="6"/>1 <text:s/>0 23:06 ? <text:s text:c="7"/>00:00:00 /usr/libexec/csd-printer</text:p>
      <text:p text:style-name="Standard">dina <text:s text:c="7"/>1504 <text:s text:c="3"/>1133 <text:s/>0 23:06 ? <text:s text:c="7"/>00:00:00 /usr/libexec/gvfs-udisks2-volume-monitor</text:p>
      <text:p text:style-name="Standard">colord <text:s text:c="5"/>1515 <text:s text:c="6"/>1 <text:s/>0 23:06 ? <text:s text:c="7"/>00:00:00 /usr/libexec/colord</text:p>
      <text:p text:style-name="Standard">dina <text:s text:c="7"/>1534 <text:s text:c="3"/>1171 <text:s/>0 23:06 ? <text:s text:c="7"/>00:00:00 cinnamon-launcher</text:p>
      <text:p text:style-name="Standard">dina <text:s text:c="7"/>1535 <text:s text:c="3"/>1133 <text:s/>0 23:06 ? <text:s text:c="7"/>00:00:00 /usr/libexec/gvfs-gphoto2-volume-monitor</text:p>
      <text:p text:style-name="Standard">dina <text:s text:c="7"/>1540 <text:s text:c="3"/>1133 <text:s/>0 23:06 ? <text:s text:c="7"/>00:00:00 /usr/libexec/gvfs-afc-volume-monitor</text:p>
      <text:p text:style-name="Standard">dina <text:s text:c="7"/>1546 <text:s text:c="3"/>1133 <text:s/>0 23:06 ? <text:s text:c="7"/>00:00:00 /usr/libexec/gvfs-mtp-volume-monitor</text:p>
      <text:p text:style-name="Standard">dina <text:s text:c="7"/>1553 <text:s text:c="3"/>1133 <text:s/>0 23:06 ? <text:s text:c="7"/>00:00:00 /usr/libexec/gvfs-goa-volume-monitor</text:p>
      <text:p text:style-name="Standard">dina <text:s text:c="7"/>1562 <text:s text:c="3"/>1133 <text:s/>0 23:06 ? <text:s text:c="7"/>00:00:00 /usr/libexec/goa-daemon</text:p>
      <text:p text:style-name="Standard">dina <text:s text:c="7"/>1571 <text:s text:c="3"/>1133 <text:s/>0 23:06 ? <text:s text:c="7"/>00:00:00 /usr/libexec/goa-identity-service</text:p>
      <text:p text:style-name="Standard">dina <text:s text:c="7"/>1581 <text:s text:c="3"/>1534 <text:s/>3 23:06 ? <text:s text:c="7"/>00:00:22 cinnamon --replace</text:p>
      <text:p text:style-name="Standard">dina <text:s text:c="7"/>1605 <text:s text:c="3"/>1171 <text:s/>0 23:06 ? <text:s text:c="7"/>00:00:00 /usr/lib/x86_64-linux-gnu/xapps/xapp-sn-watcher</text:p>
      <text:p text:style-name="Standard">dina <text:s text:c="7"/>1632 <text:s text:c="3"/>1171 <text:s/>0 23:06 ? <text:s text:c="7"/>00:00:01 /usr/bin/nemo-desktop</text:p>
      <text:p text:style-name="Standard">dina <text:s text:c="7"/>1633 <text:s text:c="3"/>1171 <text:s/>0 23:06 ? <text:s text:c="7"/>00:00:00 /usr/libexec/geoclue-2.0/demos/agent</text:p>
      <text:p text:style-name="Standard">dina <text:s text:c="7"/>1635 <text:s text:c="3"/>1171 <text:s/>0 23:06 ? <text:s text:c="7"/>00:00:00 cinnamon-killer-daemon</text:p>
      <text:p text:style-name="Standard">dina <text:s text:c="7"/>1643 <text:s text:c="3"/>1171 <text:s/>0 23:06 ? <text:s text:c="7"/>00:00:00 /usr/bin/python3 /usr/bin/blueman-applet</text:p>
      <text:p text:style-name="Standard"><text:soft-page-break/>dina <text:s text:c="7"/>1644 <text:s text:c="3"/>1171 <text:s/>0 23:06 ? <text:s text:c="7"/>00:00:00 /usr/libexec/evolution-data-server/evolution-alarm-notify</text:p>
      <text:p text:style-name="Standard">dina <text:s text:c="7"/>1698 <text:s text:c="3"/>1133 <text:s/>0 23:06 ? <text:s text:c="7"/>00:00:00 /usr/libexec/evolution-source-registry</text:p>
      <text:p text:style-name="Standard">dina <text:s text:c="7"/>1728 <text:s text:c="3"/>1133 <text:s/>0 23:06 ? <text:s text:c="7"/>00:00:00 /usr/libexec/bluetooth/obexd</text:p>
      <text:p text:style-name="Standard">dina <text:s text:c="7"/>1735 <text:s text:c="3"/>1133 <text:s/>0 23:06 ? <text:s text:c="7"/>00:00:00 /usr/libexec/evolution-calendar-factory</text:p>
      <text:p text:style-name="Standard">dina <text:s text:c="7"/>1738 <text:s text:c="6"/>1 <text:s/>0 23:06 ? <text:s text:c="7"/>00:00:01 /usr/bin/python3 /usr/bin/blueman-tray</text:p>
      <text:p text:style-name="Standard">dina <text:s text:c="7"/>1769 <text:s text:c="3"/>1133 <text:s/>0 23:06 ? <text:s text:c="7"/>00:00:00 /usr/libexec/evolution-addressbook-factory</text:p>
      <text:p text:style-name="Standard">dina <text:s text:c="7"/>1820 <text:s text:c="3"/>1170 <text:s/>0 23:06 ? <text:s text:c="7"/>00:00:00 /usr/libexec/gvfsd-trash --spawner :1.10 /org/gtk/gvfs/exec_spaw/0</text:p>
      <text:p text:style-name="Standard">dina <text:s text:c="7"/>1832 <text:s text:c="3"/>1133 <text:s/>0 23:06 ? <text:s text:c="7"/>00:00:00 /usr/libexec/gvfsd-metadata</text:p>
      <text:p text:style-name="Standard">dina <text:s text:c="7"/>1871 <text:s text:c="3"/>1581 <text:s/>8 23:06 ? <text:s text:c="7"/>00:00:45 /usr/lib/firefox/firefox</text:p>
      <text:p text:style-name="Standard">dina <text:s text:c="7"/>1936 <text:s text:c="3"/>1871 <text:s/>0 23:06 ? <text:s text:c="7"/>00:00:00 /usr/lib/firefox/firefox-bin -contentproc -parentBuildID 20250120135430 -prefsHandle 0 -prefsLen 34190 -prefMapHandle 1 -prefMapSize 261001 -sandboxReporter 2 -chrootClient 3 -ipcHandle 4 -initialChannelId {f943375b-c00c-4bd3-ad87-a7b841acaa4e} -parentPid 1871 -crashReporter 5 -appDir /usr/lib/firefox/browser 1 socket</text:p>
      <text:p text:style-name="Standard">dina <text:s text:c="7"/>1939 <text:s text:c="3"/>1133 <text:s/>0 23:06 ? <text:s text:c="7"/>00:00:00 /usr/libexec/xdg-desktop-portal</text:p>
      <text:p text:style-name="Standard">dina <text:s text:c="7"/>1952 <text:s text:c="3"/>1133 <text:s/>0 23:06 ? <text:s text:c="7"/>00:00:00 /usr/libexec/xdg-document-portal</text:p>
      <text:p text:style-name="Standard">root <text:s text:c="7"/>1961 <text:s text:c="3"/>1952 <text:s/>0 23:06 ? <text:s text:c="7"/>00:00:00 fusermount3 -o rw,nosuid,nodev,fsname=portal,auto_unmount,subtype=portal -- /run/user/1000/doc</text:p>
      <text:p text:style-name="Standard">dina <text:s text:c="7"/>1964 <text:s text:c="3"/>1133 <text:s/>0 23:06 ? <text:s text:c="7"/>00:00:00 /usr/libexec/xdg-desktop-portal-xapp</text:p>
      <text:p text:style-name="Standard">dina <text:s text:c="7"/>1975 <text:s text:c="3"/>1133 <text:s/>0 23:06 ? <text:s text:c="7"/>00:00:00 /usr/libexec/xdg-desktop-portal-gtk</text:p>
      <text:p text:style-name="Standard">dina <text:s text:c="7"/>1988 <text:s text:c="3"/>1871 <text:s/>0 23:06 ? <text:s text:c="7"/>00:00:03 /usr/lib/firefox/firefox-bin -contentproc -isForBrowser -prefsHandle 0 -prefsLen 34331 -prefMapHandle 1 -prefMapSize 261001 -jsInitHandle 2 -jsInitLen 254356 -parentBuildID 20250120135430 -sandboxReporter 3 -chrootClient 4 -ipcHandle 5 -initialChannelId {b50daa53-3006-4dc9-9361-39ebc9923a11} -parentPid 1871 -crashReporter 6 -greomni /usr/lib/firefox/omni.ja -appomni /usr/lib/firefox/browser/omni.ja -appDir /usr/lib/firefox/browser 2 tab</text:p>
      <text:p text:style-name="Standard">dina <text:s text:c="7"/>1994 <text:s text:c="3"/>1871 <text:s/>0 23:06 ? <text:s text:c="7"/>00:00:00 /usr/lib/firefox/firefox-bin -contentproc -parentBuildID 20250120135430 -prefsHandle 0 -prefsLen 34331 -prefMapHandle 1 -prefMapSize 261001 -sandboxReporter 2 -chrootClient 3 -ipcHandle 4 -initialChannelId {d97d6ffb-3dee-4114-89c4-8e8249c9f494} -parentPid 1871 -crashReporter 5 -appDir /usr/lib/firefox/browser 3 rdd</text:p>
      <text:p text:style-name="Standard">dina <text:s text:c="7"/>2064 <text:s text:c="3"/>1871 <text:s/>2 23:06 ? <text:s text:c="7"/>00:00:13 /usr/lib/firefox/firefox-bin -contentproc -isForBrowser -prefsHandle 0 -prefsLen 41876 -prefMapHandle 1 -prefMapSize 261001 -jsInitHandle 2 -jsInitLen 254356 -parentBuildID 20250120135430 -sandboxReporter 3 -chrootClient 4 -ipcHandle 5 -initialChannelId {8ff0b3c0-98b7-42af-828f-3172b11338ff} -parentPid 1871 -crashReporter 6 -greomni /usr/lib/firefox/omni.ja -appomni /usr/lib/firefox/browser/omni.ja -appDir /usr/lib/firefox/browser 4 tab</text:p>
      <text:p text:style-name="Standard">dina <text:s text:c="7"/>2121 <text:s text:c="3"/>1871 <text:s/>0 23:06 ? <text:s text:c="7"/>00:00:00 /usr/lib/firefox/firefox-bin -contentproc -parentBuildID 20250120135430 -sandboxingKind 0 -prefsHandle 0 -prefsLen 41991 -prefMapHandle 1 -prefMapSize 261001 -sandboxReporter 2 -chrootClient 3 -ipcHandle 4 -initialChannelId {bf71e11f-7312-4bf2-ba2a-1bbcd837a345} -parentPid 1871 -crashReporter 5 -appDir /usr/lib/firefox/browser 5 utility</text:p>
      <text:p text:style-name="Standard">dina <text:s text:c="7"/>2129 <text:s text:c="3"/>1871 <text:s/>4 23:06 ? <text:s text:c="7"/>00:00:25 /usr/lib/firefox/firefox-bin -contentproc -isForBrowser -prefsHandle 0 -prefsLen 37153 -prefMapHandle 1 -prefMapSize 261001 -jsInitHandle 2 -jsInitLen 254356 -parentBuildID 20250120135430 -sandboxReporter 3 -chrootClient 4 -ipcHandle 5 -initialChannelId {90f9b325-f832-4f9d-b13e-3ff1d878a4eb} -parentPid 1871 -crashReporter 6 -greomni /usr/lib/firefox/omni.ja -appomni /usr/lib/firefox/browser/omni.ja -appDir /usr/lib/firefox/browser 6 tab</text:p>
      <text:p text:style-name="Standard">dina <text:s text:c="7"/>2131 <text:s text:c="3"/>1871 <text:s/>3 23:06 ? <text:s text:c="7"/>00:00:18 /usr/lib/firefox/firefox-bin -contentproc -isForBrowser -prefsHandle 0 -prefsLen 37153 -prefMapHandle 1 -prefMapSize 261001 -jsInitHandle 2 -jsInitLen 254356 -parentBuildID 20250120135430 -sandboxReporter 3 -chrootClient 4 -ipcHandle 5 -initialChannelId {dfe74f80-54b1-4771-b766-dbca8e12ac7f} -parentPid 1871 -crashReporter 6 -<text:soft-page-break/>greomni /usr/lib/firefox/omni.ja -appomni /usr/lib/firefox/browser/omni.ja -appDir /usr/lib/firefox/browser 7 tab</text:p>
      <text:p text:style-name="Standard">dina <text:s text:c="7"/>2136 <text:s text:c="3"/>1871 <text:s/>0 23:06 ? <text:s text:c="7"/>00:00:00 /usr/lib/firefox/firefox-bin -contentproc -isForBrowser -prefsHandle 0 -prefsLen 37153 -prefMapHandle 1 -prefMapSize 261001 -jsInitHandle 2 -jsInitLen 254356 -parentBuildID 20250120135430 -sandboxReporter 3 -chrootClient 4 -ipcHandle 5 -initialChannelId {4cd653a7-b35d-447f-b7f7-b8c79b9b8664} -parentPid 1871 -crashReporter 6 -greomni /usr/lib/firefox/omni.ja -appomni /usr/lib/firefox/browser/omni.ja -appDir /usr/lib/firefox/browser 8 tab</text:p>
      <text:p text:style-name="Standard">dina <text:s text:c="7"/>2213 <text:s text:c="3"/>1871 <text:s/>0 23:06 ? <text:s text:c="7"/>00:00:00 /usr/lib/firefox/firefox-bin -contentproc -isForBrowser -prefsHandle 0 -prefsLen 37153 -prefMapHandle 1 -prefMapSize 261001 -jsInitHandle 2 -jsInitLen 254356 -parentBuildID 20250120135430 -sandboxReporter 3 -chrootClient 4 -ipcHandle 5 -initialChannelId {e2f6d407-3479-4340-9afc-40735341ecb6} -parentPid 1871 -crashReporter 6 -greomni /usr/lib/firefox/omni.ja -appomni /usr/lib/firefox/browser/omni.ja -appDir /usr/lib/firefox/browser 9 tab</text:p>
      <text:p text:style-name="Standard">dina <text:s text:c="7"/>2257 <text:s text:c="6"/>1 <text:s/>0 23:06 ? <text:s text:c="7"/>00:00:00 mintUpdate</text:p>
      <text:p text:style-name="Standard">dina <text:s text:c="7"/>2313 <text:s text:c="3"/>1871 <text:s/>0 23:06 ? <text:s text:c="7"/>00:00:00 /usr/lib/firefox/firefox-bin -contentproc -isForBrowser -prefsHandle 0 -prefsLen 37153 -prefMapHandle 1 -prefMapSize 261001 -jsInitHandle 2 -jsInitLen 254356 -parentBuildID 20250120135430 -sandboxReporter 3 -chrootClient 4 -ipcHandle 5 -initialChannelId {d93aa6e9-8f93-4942-a42a-9e0251493329} -parentPid 1871 -crashReporter 6 -greomni /usr/lib/firefox/omni.ja -appomni /usr/lib/firefox/browser/omni.ja -appDir /usr/lib/firefox/browser 10 tab</text:p>
      <text:p text:style-name="Standard">dina <text:s text:c="7"/>2353 <text:s text:c="3"/>1871 <text:s/>0 23:06 ? <text:s text:c="7"/>00:00:00 /usr/lib/firefox/firefox-bin -contentproc -isForBrowser -prefsHandle 0 -prefsLen 37153 -prefMapHandle 1 -prefMapSize 261001 -jsInitHandle 2 -jsInitLen 254356 -parentBuildID 20250120135430 -sandboxReporter 3 -chrootClient 4 -ipcHandle 5 -initialChannelId {5cc36986-1527-410b-ae34-bef2b786c1e7} -parentPid 1871 -crashReporter 6 -greomni /usr/lib/firefox/omni.ja -appomni /usr/lib/firefox/browser/omni.ja -appDir /usr/lib/firefox/browser 11 tab</text:p>
      <text:p text:style-name="Standard">dina <text:s text:c="7"/>2392 <text:s text:c="3"/>1171 <text:s/>0 23:06 ? <text:s text:c="7"/>00:00:00 /usr/bin/python3 /usr/share/system-config-printer/applet.py</text:p>
      <text:p text:style-name="Standard">dina <text:s text:c="7"/>2396 <text:s text:c="3"/>1133 <text:s/>0 23:06 ? <text:s text:c="7"/>00:00:04 /usr/bin/speech-dispatcher -s -t 0</text:p>
      <text:p text:style-name="Standard">dina <text:s text:c="7"/>2408 <text:s text:c="3"/>2396 <text:s/>0 23:06 ? <text:s text:c="7"/>00:00:00 [sd_espeak-ng-mb] &lt;defunct&gt;</text:p>
      <text:p text:style-name="Standard">dina <text:s text:c="7"/>2412 <text:s text:c="3"/>2396 <text:s/>0 23:06 ? <text:s text:c="7"/>00:00:01 /usr/lib/speech-dispatcher-modules/sd_espeak-ng /etc/speech-dispatcher/modules/espeak-ng.conf</text:p>
      <text:p text:style-name="Standard">dina <text:s text:c="7"/>2420 <text:s text:c="3"/>2396 <text:s/>0 23:06 ? <text:s text:c="7"/>00:00:00 /usr/lib/speech-dispatcher-modules/sd_dummy /etc/speech-dispatcher/modules/dummy.conf</text:p>
      <text:p text:style-name="Standard">dina <text:s text:c="7"/>2423 <text:s text:c="3"/>2396 <text:s/>0 23:06 ? <text:s text:c="7"/>00:00:00 /usr/lib/speech-dispatcher-modules/sd_openjtalk /etc/speech-dispatcher/modules/openjtalk.conf</text:p>
      <text:p text:style-name="Standard">dina <text:s text:c="7"/>2433 <text:s text:c="6"/>1 <text:s/>1 23:07 ? <text:s text:c="7"/>00:00:06 mintreport-tray</text:p>
      <text:p text:style-name="Standard">dina <text:s text:c="7"/>9633 <text:s text:c="3"/>1133 <text:s/>0 23:08 ? <text:s text:c="7"/>00:00:04 /usr/libexec/gnome-terminal-server</text:p>
      <text:p text:style-name="Standard">dina <text:s text:c="7"/>9647 <text:s text:c="3"/>9633 <text:s/>1 23:08 pts/1 <text:s text:c="3"/>00:00:06 bash</text:p>
      <text:p text:style-name="Standard">root <text:s text:c="6"/>11917 <text:s text:c="6"/>2 <text:s/>0 23:11 ? <text:s text:c="7"/>00:00:00 [kworker/1:0-events]</text:p>
      <text:p text:style-name="Standard">root <text:s text:c="6"/>11934 <text:s text:c="6"/>2 <text:s/>0 23:12 ? <text:s text:c="7"/>00:00:00 [kworker/0:0-kacpi_notify]</text:p>
      <text:p text:style-name="Standard">root <text:s text:c="6"/>11945 <text:s text:c="6"/>2 <text:s/>0 23:12 ? <text:s text:c="7"/>00:00:00 [kworker/2:0-events]</text:p>
      <text:p text:style-name="Standard">root <text:s text:c="6"/>11953 <text:s text:c="6"/>2 <text:s/>0 23:13 ? <text:s text:c="7"/>00:00:00 [kworker/3:0-mm_percpu_wq]</text:p>
      <text:p text:style-name="Standard">dina@Dina:~$ sleep 300 &amp;</text:p>
      <text:p text:style-name="Standard">[1] 11996</text:p>
      <text:p text:style-name="Standard">dina@Dina:~$ nohup sleep 300 &amp;</text:p>
      <text:p text:style-name="Standard">[2] 11997</text:p>
      <text:p text:style-name="Standard">dina@Dina:~$ nohup: ignoring input and appending output to 'nohup.out'</text:p>
      <text:p text:style-name="Standard"><text:soft-page-break/>cat nonexistent; echo hello </text:p>
      <text:p text:style-name="Standard">cat: nonexistent: No such file or directory</text:p>
      <text:p text:style-name="Standard">hello</text:p>
      <text:p text:style-name="Standard">dina@Dina:~$ cat nonexistent &amp;&amp; <text:s/>echo hello </text:p>
      <text:p text:style-name="Standard">cat: nonexistent: No such file or directory</text:p>
      <text:p text:style-name="Standard">dina@Dina:~$ cat nonexistent || <text:s/>echo hello </text:p>
      <text:p text:style-name="Standard">cat: nonexistent: No such file or directory</text:p>
      <text:p text:style-name="Standard">hello</text:p>
      <text:p text:style-name="Standard">dina@Dina:~$ find /home -type f | xargs grep -l 'hello'</text:p>
      <text:p text:style-name="Standard">/home/dina/.cache/mozilla/firefox/2r5aslpp.default-release/cache2/entries/D00ACD1B53B5FA5113948894E71C999C95276D94</text:p>
      <text:p text:style-name="Standard">/home/dina/.cache/mozilla/firefox/2r5aslpp.default-release/cache2/entries/9C5B0C9FAC15414FCB9275F0523A15B9406E612B</text:p>
      <text:p text:style-name="Standard">/home/dina/.cache/mozilla/firefox/2r5aslpp.default-release/cache2/entries/BD49317CCD04BDC0340CF68833E7F13A212D4241</text:p>
      <text:p text:style-name="Standard">/home/dina/.cache/mozilla/firefox/2r5aslpp.default-release/startupCache/startupCache.8.little</text:p>
      <text:p text:style-name="Standard">/home/dina/.cache/mozilla/firefox/2r5aslpp.default-release/startupCache/scriptCache-child-current.bin</text:p>
      <text:p text:style-name="Standard">/home/dina/.cache/mozilla/firefox/2r5aslpp.default-release/startupCache/scriptCache-current.bin</text:p>
      <text:p text:style-name="Standard">/home/dina/.cache/mintinstall/reviews.json</text:p>
      <text:p text:style-name="Standard">/home/dina/.cache/mintinstall/pkginfo.json</text:p>
      <text:p text:style-name="Standard">grep: /home/dina/Desktop/2.3: No such file or directory</text:p>
      <text:p text:style-name="Standard">grep: lab.odt: No such file or directory</text:p>
      <text:p text:style-name="Standard">grep: /home/dina/Desktop/2.5: No such file or directory</text:p>
      <text:p text:style-name="Standard">grep: Lab.odt: No such file or directory</text:p>
      <text:p text:style-name="Standard">/home/dina/Desktop/hello.c</text:p>
      <text:p text:style-name="Standard">/home/dina/home/dina/.cache/mozilla/firefox/2r5aslpp.default-release/cache2/entries/D00ACD1B53B5FA5113948894E71C999C95276D94</text:p>
      <text:p text:style-name="Standard">/home/dina/home/dina/.cache/mozilla/firefox/2r5aslpp.default-release/cache2/entries/9C5B0C9FAC15414FCB9275F0523A15B9406E612B</text:p>
      <text:p text:style-name="Standard">/home/dina/home/dina/.cache/mozilla/firefox/2r5aslpp.default-release/cache2/entries/BD49317CCD04BDC0340CF68833E7F13A212D4241</text:p>
      <text:p text:style-name="Standard">/home/dina/home/dina/.cache/mozilla/firefox/2r5aslpp.default-release/startupCache/startupCache.8.little</text:p>
      <text:p text:style-name="Standard">/home/dina/home/dina/.cache/mozilla/firefox/2r5aslpp.default-release/startupCache/scriptCache-child-current.bin</text:p>
      <text:p text:style-name="Standard">/home/dina/home/dina/.cache/mozilla/firefox/2r5aslpp.default-release/startupCache/scriptCache-current.bin</text:p>
      <text:p text:style-name="Standard">/home/dina/home/dina/.cache/mintinstall/reviews.json</text:p>
      <text:p text:style-name="Standard">/home/dina/home/dina/.cache/mintinstall/pkginfo.json</text:p>
      <text:p text:style-name="Standard">grep: /home/dina/home/dina/Desktop/2.3: No such file or directory</text:p>
      <text:p text:style-name="Standard">grep: lab.odt: No such file or directory</text:p>
      <text:p text:style-name="Standard">grep: /home/dina/home/dina/Desktop/2.5: No such file or directory</text:p>
      <text:p text:style-name="Standard">grep: Lab.odt: No such file or directory</text:p>
      <text:p text:style-name="Standard">/home/dina/home/dina/Desktop/hello.c</text:p>
      <text:p text:style-name="Standard">grep: /home/dina/home/dina/.mozilla/firefox/Crash: No such file or directory</text:p>
      <text:p text:style-name="Standard">grep: Reports/InstallTime20250120135430: No such file or directory</text:p>
      <text:p text:style-name="Standard">/home/dina/home/dina/.mozilla/firefox/2r5aslpp.default-release/ExperimentStoreData.json</text:p>
      <text:p text:style-name="Standard">/home/dina/home/dina/.mozilla/firefox/2r5aslpp.default-release/datareporting/archived/2025-02/1739515061249.0958a6fe-5fec-4741-aab2-915abbe88799.main.jsonlz4</text:p>
      <text:p text:style-name="Standard"><text:soft-page-break/>/home/dina/home/dina/.mozilla/firefox/2r5aslpp.default-release/datareporting/archived/2025-02/1739428208248.ba49560b-bac9-4b1b-8190-06f45b8721e2.event.jsonlz4</text:p>
      <text:p text:style-name="Standard">/home/dina/home/dina/.mozilla/firefox/2r5aslpp.default-release/datareporting/archived/2025-02/1739470940085.bc3876e6-f26d-4b87-8261-1fc4fe3f2d9a.event.jsonlz4</text:p>
      <text:p text:style-name="Standard">/home/dina/home/dina/.mozilla/firefox/2r5aslpp.default-release/datareporting/archived/2025-02/1739513853809.7055b671-8a0f-4558-81f0-29da4390ff2b.event.jsonlz4</text:p>
      <text:p text:style-name="Standard">/home/dina/home/dina/.mozilla/firefox/2r5aslpp.default-release/datareporting/archived/2025-02/1739338390534.13f0b66a-cc2d-4c78-85d0-a79355de59fc.new-profile.jsonlz4</text:p>
      <text:p text:style-name="Standard">/home/dina/home/dina/.mozilla/firefox/2r5aslpp.default-release/datareporting/archived/2025-02/1739470909212.586a601e-622e-4146-afff-de53582ff1a0.main.jsonlz4</text:p>
      <text:p text:style-name="Standard">/home/dina/home/dina/.mozilla/firefox/2r5aslpp.default-release/datareporting/archived/2025-02/1739474897338.768ac324-d710-41a7-adc4-b0078bed7328.main.jsonlz4</text:p>
      <text:p text:style-name="Standard">/home/dina/home/dina/.mozilla/firefox/2r5aslpp.default-release/datareporting/archived/2025-02/1739338697246.f647a299-fc1c-4e2d-93dc-61d8c16316e7.event.jsonlz4</text:p>
      <text:p text:style-name="Standard">/home/dina/home/dina/.mozilla/firefox/2r5aslpp.default-release/datareporting/archived/2025-02/1739338872782.b8d59c69-295c-4d6f-ae87-49807ac21cff.main.jsonlz4</text:p>
      <text:p text:style-name="Standard">/home/dina/home/dina/.mozilla/firefox/2r5aslpp.default-release/datareporting/archived/2025-02/1739338872773.9d5d0e25-04f7-4803-877a-9e38fdc5c25d.event.jsonlz4</text:p>
      <text:p text:style-name="Standard">/home/dina/home/dina/.mozilla/firefox/2r5aslpp.default-release/datareporting/archived/2025-02/1739338391173.9276d7a3-b4a4-40e9-8599-6d68fa95b8c1.event.jsonlz4</text:p>
      <text:p text:style-name="Standard">/home/dina/home/dina/.mozilla/firefox/2r5aslpp.default-release/datareporting/archived/2025-02/1739338391192.9e232bd8-6c52-49c4-8e2b-7b50ac3d201c.main.jsonlz4</text:p>
      <text:p text:style-name="Standard">/home/dina/home/dina/.mozilla/firefox/2r5aslpp.default-release/datareporting/archived/2025-02/1739469467452.23b3db15-7a27-405c-bfae-498b64e6dfd5.main.jsonlz4</text:p>
      <text:p text:style-name="Standard">/home/dina/home/dina/.mozilla/firefox/2r5aslpp.default-release/datareporting/archived/2025-02/1739338391199.4b48c3cd-808f-454d-850c-9a7de7b1f51c.first-shutdown.jsonlz4</text:p>
      <text:p text:style-name="Standard">/home/dina/home/dina/.mozilla/firefox/2r5aslpp.default-release/datareporting/archived/2025-02/1739338697258.bcec1fcd-6999-48fe-b836-3ddc1f79e084.main.jsonlz4</text:p>
      <text:p text:style-name="Standard">/home/dina/home/dina/.mozilla/firefox/2r5aslpp.default-release/datareporting/glean/db/data.safe.bin</text:p>
      <text:p text:style-name="Standard">/home/dina/home/dina/.mozilla/firefox/2r5aslpp.default-release/datareporting/aborted-session-ping</text:p>
      <text:p text:style-name="Standard">/home/dina/home/dina/.mozilla/firefox/2r5aslpp.default-release/saved-telemetry-pings/0958a6fe-5fec-4741-aab2-915abbe88799</text:p>
      <text:p text:style-name="Standard">/home/dina/home/dina/.mozilla/firefox/2r5aslpp.default-release/storage/permanent/chrome/idb/3870112724rsegmnoittet-es.sqlite</text:p>
      <text:p text:style-name="Standard">/home/dina/home/dina/.mozilla/firefox/2r5aslpp.default-release/storage/default/moz-extension+++db0cdef1-a835-464a-917b-9265b64589a0/idb/1671402671ueBglaorcokt0SCeahc.files/38</text:p>
      <text:p text:style-name="Standard">/home/dina/home/dina/.mozilla/firefox/2r5aslpp.default-release/storage/default/moz-extension+++db0cdef1-a835-464a-917b-9265b64589a0/idb/1671402671ueBglaorcokt0SCeahc.files/37</text:p>
      <text:p text:style-name="Standard">/home/dina/home/dina/.mozilla/firefox/2r5aslpp.default-release/storage/default/moz-extension+++e7b7d10c-b562-475b-9982-4a9c856755a5^userContextId=4294967295/idb/3647222921wleabcEoxlt-eengsairo.sqlite</text:p>
      <text:p text:style-name="Standard">/home/dina/home/dina/.mozilla/firefox/2r5aslpp.default-release/suggest.sqlite-wal</text:p>
      <text:p text:style-name="Standard">/home/dina/home/dina/.bash_history</text:p>
      <text:p text:style-name="Standard">/home/dina/home/dina/Exercise5.html</text:p>
      <text:p text:style-name="Standard">/home/dina/home/dina/.local/share/recently-used.xbel</text:p>
      <text:p text:style-name="Standard">/home/dina/home/dina/.local/share/gvfs-metadata/home</text:p>
      <text:p text:style-name="Standard">/home/dina/home/dina/hello.c</text:p>
      <text:p text:style-name="Standard">grep: /home/dina/.mozilla/firefox/Crash: No such file or directory</text:p>
      <text:p text:style-name="Standard">grep: Reports/InstallTime20250120135430: No such file or directory</text:p>
      <text:p text:style-name="Standard"><text:soft-page-break/>/home/dina/.mozilla/firefox/2r5aslpp.default-release/ExperimentStoreData.json</text:p>
      <text:p text:style-name="Standard">/home/dina/.mozilla/firefox/2r5aslpp.default-release/datareporting/archived/2025-02/1739515061249.0958a6fe-5fec-4741-aab2-915abbe88799.main.jsonlz4</text:p>
      <text:p text:style-name="Standard">/home/dina/.mozilla/firefox/2r5aslpp.default-release/datareporting/archived/2025-02/1739428208248.ba49560b-bac9-4b1b-8190-06f45b8721e2.event.jsonlz4</text:p>
      <text:p text:style-name="Standard">/home/dina/.mozilla/firefox/2r5aslpp.default-release/datareporting/archived/2025-02/1739470940085.bc3876e6-f26d-4b87-8261-1fc4fe3f2d9a.event.jsonlz4</text:p>
      <text:p text:style-name="Standard">/home/dina/.mozilla/firefox/2r5aslpp.default-release/datareporting/archived/2025-02/1739513853809.7055b671-8a0f-4558-81f0-29da4390ff2b.event.jsonlz4</text:p>
      <text:p text:style-name="Standard">/home/dina/.mozilla/firefox/2r5aslpp.default-release/datareporting/archived/2025-02/1739338390534.13f0b66a-cc2d-4c78-85d0-a79355de59fc.new-profile.jsonlz4</text:p>
      <text:p text:style-name="Standard">/home/dina/.mozilla/firefox/2r5aslpp.default-release/datareporting/archived/2025-02/1739470909212.586a601e-622e-4146-afff-de53582ff1a0.main.jsonlz4</text:p>
      <text:p text:style-name="Standard">/home/dina/.mozilla/firefox/2r5aslpp.default-release/datareporting/archived/2025-02/1739474897338.768ac324-d710-41a7-adc4-b0078bed7328.main.jsonlz4</text:p>
      <text:p text:style-name="Standard">/home/dina/.mozilla/firefox/2r5aslpp.default-release/datareporting/archived/2025-02/1739338697246.f647a299-fc1c-4e2d-93dc-61d8c16316e7.event.jsonlz4</text:p>
      <text:p text:style-name="Standard">/home/dina/.mozilla/firefox/2r5aslpp.default-release/datareporting/archived/2025-02/1739338872782.b8d59c69-295c-4d6f-ae87-49807ac21cff.main.jsonlz4</text:p>
      <text:p text:style-name="Standard">/home/dina/.mozilla/firefox/2r5aslpp.default-release/datareporting/archived/2025-02/1739338872773.9d5d0e25-04f7-4803-877a-9e38fdc5c25d.event.jsonlz4</text:p>
      <text:p text:style-name="Standard">/home/dina/.mozilla/firefox/2r5aslpp.default-release/datareporting/archived/2025-02/1739338391173.9276d7a3-b4a4-40e9-8599-6d68fa95b8c1.event.jsonlz4</text:p>
      <text:p text:style-name="Standard">/home/dina/.mozilla/firefox/2r5aslpp.default-release/datareporting/archived/2025-02/1739338391192.9e232bd8-6c52-49c4-8e2b-7b50ac3d201c.main.jsonlz4</text:p>
      <text:p text:style-name="Standard">/home/dina/.mozilla/firefox/2r5aslpp.default-release/datareporting/archived/2025-02/1739469467452.23b3db15-7a27-405c-bfae-498b64e6dfd5.main.jsonlz4</text:p>
      <text:p text:style-name="Standard">/home/dina/.mozilla/firefox/2r5aslpp.default-release/datareporting/archived/2025-02/1739338391199.4b48c3cd-808f-454d-850c-9a7de7b1f51c.first-shutdown.jsonlz4</text:p>
      <text:p text:style-name="Standard">/home/dina/.mozilla/firefox/2r5aslpp.default-release/datareporting/archived/2025-02/1739338697258.bcec1fcd-6999-48fe-b836-3ddc1f79e084.main.jsonlz4</text:p>
      <text:p text:style-name="Standard">/home/dina/.mozilla/firefox/2r5aslpp.default-release/datareporting/glean/db/data.safe.bin</text:p>
      <text:p text:style-name="Standard">/home/dina/.mozilla/firefox/2r5aslpp.default-release/datareporting/aborted-session-ping</text:p>
      <text:p text:style-name="Standard">/home/dina/.mozilla/firefox/2r5aslpp.default-release/saved-telemetry-pings/0958a6fe-5fec-4741-aab2-915abbe88799</text:p>
      <text:p text:style-name="Standard">/home/dina/.mozilla/firefox/2r5aslpp.default-release/storage/permanent/chrome/idb/3870112724rsegmnoittet-es.sqlite</text:p>
      <text:p text:style-name="Standard">/home/dina/.mozilla/firefox/2r5aslpp.default-release/storage/default/moz-extension+++db0cdef1-a835-464a-917b-9265b64589a0/idb/1671402671ueBglaorcokt0SCeahc.files/38</text:p>
      <text:p text:style-name="Standard">/home/dina/.mozilla/firefox/2r5aslpp.default-release/storage/default/moz-extension+++db0cdef1-a835-464a-917b-9265b64589a0/idb/1671402671ueBglaorcokt0SCeahc.files/37</text:p>
      <text:p text:style-name="Standard">/home/dina/.mozilla/firefox/2r5aslpp.default-release/storage/default/moz-extension+++e7b7d10c-b562-475b-9982-4a9c856755a5^userContextId=4294967295/idb/3647222921wleabcEoxlt-eengsairo.sqlite</text:p>
      <text:p text:style-name="Standard">/home/dina/.mozilla/firefox/2r5aslpp.default-release/suggest.sqlite-wal</text:p>
      <text:p text:style-name="Standard">/home/dina/.bash_history</text:p>
      <text:p text:style-name="Standard">/home/dina/Exercise5.html</text:p>
      <text:p text:style-name="Standard">/home/dina/.local/share/recently-used.xbel</text:p>
      <text:p text:style-name="Standard">/home/dina/.local/share/gvfs-metadata/home</text:p>
      <text:p text:style-name="Standard">/home/dina/hello.c</text:p>
      <text:p text:style-name="Standard"><text:soft-page-break/>/home/dina/diretories.txt</text:p>
      <text:p text:style-name="Standard">dina@Dina:~$ w -o | cut -d ' ' -f 1,9 | sort -k2 -n | tail -n 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23:24:22.695977090</meta:creation-date>
    <dc:date>2025-02-13T23:25:17.103338585</dc:date>
    <meta:editing-duration>PT55S</meta:editing-duration>
    <meta:editing-cycles>1</meta:editing-cycles>
    <meta:document-statistic meta:table-count="0" meta:image-count="0" meta:object-count="0" meta:page-count="200" meta:paragraph-count="5690" meta:word-count="11434" meta:character-count="569106" meta:non-whitespace-character-count="548636"/>
    <meta:generator>LibreOffice/24.2.7.2$Linux_X86_64 LibreOffice_project/420$Build-2</meta:generator>
  </office:meta>
</office:document-meta>
</file>